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8cm"/>
    </style:style>
    <style:style style:name="co2" style:family="table-column">
      <style:table-column-properties fo:break-before="auto" style:column-width="4.861cm"/>
    </style:style>
    <style:style style:name="co3" style:family="table-column">
      <style:table-column-properties fo:break-before="auto" style:column-width="3.029cm"/>
    </style:style>
    <style:style style:name="co4" style:family="table-column">
      <style:table-column-properties fo:break-before="auto" style:column-width="7.163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3.274cm"/>
    </style:style>
    <style:style style:name="co7" style:family="table-column">
      <style:table-column-properties fo:break-before="auto" style:column-width="2.66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bydel</text:p>
          </table:table-cell>
          <table:table-cell office:value-type="string">
            <text:p>vejid</text:p>
          </table:table-cell>
          <table:table-cell office:value-type="string">
            <text:p>vejnavn</text:p>
          </table:table-cell>
          <table:table-cell office:value-type="string">
            <text:p>frastation</text:p>
          </table:table-cell>
          <table:table-cell office:value-type="string">
            <text:p>tilstation</text:p>
          </table:table-cell>
          <table:table-cell office:value-type="string">
            <text:p>hastighed</text:p>
          </table:table-cell>
          <table:table-cell office:value-type="string">
            <text:p>anb_hastig</text:p>
          </table:table-cell>
        </table:table-row>
        <table:table-row table:style-name="ro2">
          <table:table-cell office:value-type="float" office:value="7376">
            <text:p>7376</text:p>
          </table:table-cell>
          <table:table-cell office:value-type="string">
            <text:p>Vanløse</text:p>
          </table:table-cell>
          <table:table-cell office:value-type="string">
            <text:p>1016100000000</text:p>
          </table:table-cell>
          <table:table-cell office:value-type="string">
            <text:p>Rødkildevej</text:p>
          </table:table-cell>
          <table:table-cell office:value-type="float" office:value="187">
            <text:p>187</text:p>
          </table:table-cell>
          <table:table-cell office:value-type="float" office:value="478">
            <text:p>47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77">
            <text:p>7377</text:p>
          </table:table-cell>
          <table:table-cell office:value-type="string">
            <text:p>Indre By</text:p>
          </table:table-cell>
          <table:table-cell office:value-type="string">
            <text:p>1016676000000</text:p>
          </table:table-cell>
          <table:table-cell office:value-type="string">
            <text:p>Sofiegade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78">
            <text:p>7378</text:p>
          </table:table-cell>
          <table:table-cell office:value-type="string">
            <text:p>Vanløse</text:p>
          </table:table-cell>
          <table:table-cell office:value-type="string">
            <text:p>1011824000000</text:p>
          </table:table-cell>
          <table:table-cell office:value-type="string">
            <text:p>Flinterupvej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80">
            <text:p>7380</text:p>
          </table:table-cell>
          <table:table-cell office:value-type="string">
            <text:p>Nørrebro</text:p>
          </table:table-cell>
          <table:table-cell office:value-type="string">
            <text:p>1012814000000</text:p>
          </table:table-cell>
          <table:table-cell office:value-type="string">
            <text:p>Henrik Pontoppidans Vej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81">
            <text:p>7381</text:p>
          </table:table-cell>
          <table:table-cell office:value-type="string">
            <text:p>Vesterbro-Kongens Enghave</text:p>
          </table:table-cell>
          <table:table-cell office:value-type="string">
            <text:p>1017888800000</text:p>
          </table:table-cell>
          <table:table-cell office:value-type="string">
            <text:p>Wagnersvej</text:p>
          </table:table-cell>
          <table:table-cell office:value-type="float" office:value="278">
            <text:p>278</text:p>
          </table:table-cell>
          <table:table-cell office:value-type="float" office:value="518">
            <text:p>51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82">
            <text:p>7382</text:p>
          </table:table-cell>
          <table:table-cell office:value-type="string">
            <text:p>Vanløse</text:p>
          </table:table-cell>
          <table:table-cell office:value-type="string">
            <text:p>1014480000000</text:p>
          </table:table-cell>
          <table:table-cell office:value-type="string">
            <text:p>Lyngholmvej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83">
            <text:p>7383</text:p>
          </table:table-cell>
          <table:table-cell office:value-type="string">
            <text:p>Brønshøj-Husum</text:p>
          </table:table-cell>
          <table:table-cell office:value-type="string">
            <text:p>1017792000000</text:p>
          </table:table-cell>
          <table:table-cell office:value-type="string">
            <text:p>Tårnholmsvej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85">
            <text:p>7385</text:p>
          </table:table-cell>
          <table:table-cell office:value-type="string">
            <text:p>Nørrebro</text:p>
          </table:table-cell>
          <table:table-cell office:value-type="string">
            <text:p>1016580020000</text:p>
          </table:table-cell>
          <table:table-cell office:value-type="string">
            <text:p>Slejpnersgade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86">
            <text:p>7386</text:p>
          </table:table-cell>
          <table:table-cell office:value-type="string">
            <text:p>Amager Vest</text:p>
          </table:table-cell>
          <table:table-cell office:value-type="string">
            <text:p>1014902000000</text:p>
          </table:table-cell>
          <table:table-cell office:value-type="string">
            <text:p>C.F. Møllers Allé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87">
            <text:p>7387</text:p>
          </table:table-cell>
          <table:table-cell office:value-type="string">
            <text:p>Amager Vest</text:p>
          </table:table-cell>
          <table:table-cell office:value-type="string">
            <text:p>1010237000000</text:p>
          </table:table-cell>
          <table:table-cell office:value-type="string">
            <text:p>Asger Jorns Allé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88">
            <text:p>7388</text:p>
          </table:table-cell>
          <table:table-cell office:value-type="string">
            <text:p>Vesterbro-Kongens Enghave</text:p>
          </table:table-cell>
          <table:table-cell office:value-type="string">
            <text:p>1010776000000</text:p>
          </table:table-cell>
          <table:table-cell office:value-type="string">
            <text:p>Boyesgade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89">
            <text:p>7389</text:p>
          </table:table-cell>
          <table:table-cell office:value-type="string">
            <text:p>Valby</text:p>
          </table:table-cell>
          <table:table-cell office:value-type="string">
            <text:p>1013708000000</text:p>
          </table:table-cell>
          <table:table-cell office:value-type="string">
            <text:p>Kirstinedalsvej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7390">
            <text:p>7390</text:p>
          </table:table-cell>
          <table:table-cell office:value-type="string">
            <text:p>Vanløse</text:p>
          </table:table-cell>
          <table:table-cell office:value-type="string">
            <text:p>1016192000000</text:p>
          </table:table-cell>
          <table:table-cell office:value-type="string">
            <text:p>Saltøvej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91">
            <text:p>7391</text:p>
          </table:table-cell>
          <table:table-cell office:value-type="string">
            <text:p>Østerbro</text:p>
          </table:table-cell>
          <table:table-cell office:value-type="string">
            <text:p>1015088000000</text:p>
          </table:table-cell>
          <table:table-cell office:value-type="string">
            <text:p>Nyborggade</text:p>
          </table:table-cell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92">
            <text:p>7392</text:p>
          </table:table-cell>
          <table:table-cell office:value-type="string">
            <text:p>Nørrebro</text:p>
          </table:table-cell>
          <table:table-cell office:value-type="string">
            <text:p>1012588000000</text:p>
          </table:table-cell>
          <table:table-cell office:value-type="string">
            <text:p>Hans Egedes Gade</text:p>
          </table:table-cell>
          <table:table-cell office:value-type="float" office:value="0">
            <text:p>0</text:p>
          </table:table-cell>
          <table:table-cell office:value-type="float" office:value="467">
            <text:p>46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94">
            <text:p>7394</text:p>
          </table:table-cell>
          <table:table-cell office:value-type="string">
            <text:p>Vanløse</text:p>
          </table:table-cell>
          <table:table-cell office:value-type="string">
            <text:p>1012396000000</text:p>
          </table:table-cell>
          <table:table-cell office:value-type="string">
            <text:p>Gudenåvej</text:p>
          </table:table-cell>
          <table:table-cell office:value-type="float" office:value="0">
            <text:p>0</text:p>
          </table:table-cell>
          <table:table-cell office:value-type="float" office:value="344">
            <text:p>34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95">
            <text:p>7395</text:p>
          </table:table-cell>
          <table:table-cell office:value-type="string">
            <text:p>Indre By</text:p>
          </table:table-cell>
          <table:table-cell office:value-type="string">
            <text:p>1012074000000</text:p>
          </table:table-cell>
          <table:table-cell office:value-type="string">
            <text:p>Galionsvej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96">
            <text:p>7396</text:p>
          </table:table-cell>
          <table:table-cell office:value-type="string">
            <text:p>Østerbro</text:p>
          </table:table-cell>
          <table:table-cell office:value-type="string">
            <text:p>1015332000000</text:p>
          </table:table-cell>
          <table:table-cell office:value-type="string">
            <text:p>Otto Mallings Gade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97">
            <text:p>7397</text:p>
          </table:table-cell>
          <table:table-cell office:value-type="string">
            <text:p>Bispebjerg</text:p>
          </table:table-cell>
          <table:table-cell office:value-type="string">
            <text:p>1017144000000</text:p>
          </table:table-cell>
          <table:table-cell office:value-type="string">
            <text:p>Svanevej</text:p>
          </table:table-cell>
          <table:table-cell office:value-type="float" office:value="0">
            <text:p>0</text:p>
          </table:table-cell>
          <table:table-cell office:value-type="float" office:value="428">
            <text:p>42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98">
            <text:p>7398</text:p>
          </table:table-cell>
          <table:table-cell office:value-type="string">
            <text:p>Vanløse</text:p>
          </table:table-cell>
          <table:table-cell office:value-type="string">
            <text:p>1012308000000</text:p>
          </table:table-cell>
          <table:table-cell office:value-type="string">
            <text:p>Grysgårdsvej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99">
            <text:p>7399</text:p>
          </table:table-cell>
          <table:table-cell office:value-type="string">
            <text:p>Vanløse</text:p>
          </table:table-cell>
          <table:table-cell office:value-type="string">
            <text:p>1017752000000</text:p>
          </table:table-cell>
          <table:table-cell office:value-type="string">
            <text:p>Tyttebærvej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401">
            <text:p>7401</text:p>
          </table:table-cell>
          <table:table-cell office:value-type="string">
            <text:p>Amager Øst</text:p>
          </table:table-cell>
          <table:table-cell office:value-type="string">
            <text:p>1018104000000</text:p>
          </table:table-cell>
          <table:table-cell office:value-type="string">
            <text:p>Ved Sønderport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02">
            <text:p>7402</text:p>
          </table:table-cell>
          <table:table-cell office:value-type="string">
            <text:p>Østerbro</text:p>
          </table:table-cell>
          <table:table-cell office:value-type="string">
            <text:p>1016388300000</text:p>
          </table:table-cell>
          <table:table-cell office:value-type="string">
            <text:p>Silkeborg Plads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55">
            <text:p>6755</text:p>
          </table:table-cell>
          <table:table-cell office:value-type="string">
            <text:p>Amager Øst</text:p>
          </table:table-cell>
          <table:table-cell office:value-type="string">
            <text:p>1017604000000</text:p>
          </table:table-cell>
          <table:table-cell office:value-type="string">
            <text:p>Tovelillevej</text:p>
          </table:table-cell>
          <table:table-cell office:value-type="float" office:value="545">
            <text:p>545</text:p>
          </table:table-cell>
          <table:table-cell office:value-type="float" office:value="625">
            <text:p>62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03">
            <text:p>7403</text:p>
          </table:table-cell>
          <table:table-cell office:value-type="string">
            <text:p>Amager Vest</text:p>
          </table:table-cell>
          <table:table-cell office:value-type="string">
            <text:p>1010848000000</text:p>
          </table:table-cell>
          <table:table-cell office:value-type="string">
            <text:p>Bristol Allé</text:p>
          </table:table-cell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04">
            <text:p>7404</text:p>
          </table:table-cell>
          <table:table-cell office:value-type="string">
            <text:p>Vanløse</text:p>
          </table:table-cell>
          <table:table-cell office:value-type="string">
            <text:p>1011398020000</text:p>
          </table:table-cell>
          <table:table-cell office:value-type="string">
            <text:p>Dysseager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06">
            <text:p>7406</text:p>
          </table:table-cell>
          <table:table-cell office:value-type="string">
            <text:p>Valby</text:p>
          </table:table-cell>
          <table:table-cell office:value-type="string">
            <text:p>1011864000000</text:p>
          </table:table-cell>
          <table:table-cell office:value-type="string">
            <text:p>Folehaven</text:p>
          </table:table-cell>
          <table:table-cell office:value-type="float" office:value="0">
            <text:p>0</text:p>
          </table:table-cell>
          <table:table-cell office:value-type="float" office:value="1468">
            <text:p>146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07">
            <text:p>7407</text:p>
          </table:table-cell>
          <table:table-cell office:value-type="string">
            <text:p>Vesterbro-Kongens Enghave</text:p>
          </table:table-cell>
          <table:table-cell office:value-type="string">
            <text:p>1015240000000</text:p>
          </table:table-cell>
          <table:table-cell office:value-type="string">
            <text:p>Oehlenschlægersgade</text:p>
          </table:table-cell>
          <table:table-cell office:value-type="float" office:value="341">
            <text:p>341</text:p>
          </table:table-cell>
          <table:table-cell office:value-type="float" office:value="497">
            <text:p>49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08">
            <text:p>7408</text:p>
          </table:table-cell>
          <table:table-cell office:value-type="string">
            <text:p>Vesterbro-Kongens Enghave</text:p>
          </table:table-cell>
          <table:table-cell office:value-type="string">
            <text:p>1015240000000</text:p>
          </table:table-cell>
          <table:table-cell office:value-type="string">
            <text:p>Oehlenschlægersgade</text:p>
          </table:table-cell>
          <table:table-cell office:value-type="float" office:value="497">
            <text:p>497</text:p>
          </table:table-cell>
          <table:table-cell office:value-type="float" office:value="640">
            <text:p>64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409">
            <text:p>7409</text:p>
          </table:table-cell>
          <table:table-cell office:value-type="string">
            <text:p>Vesterbro-Kongens Enghave</text:p>
          </table:table-cell>
          <table:table-cell office:value-type="string">
            <text:p>1015240000000</text:p>
          </table:table-cell>
          <table:table-cell office:value-type="string">
            <text:p>Oehlenschlægersgade</text:p>
          </table:table-cell>
          <table:table-cell office:value-type="float" office:value="640">
            <text:p>640</text:p>
          </table:table-cell>
          <table:table-cell office:value-type="float" office:value="763">
            <text:p>76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72">
            <text:p>7472</text:p>
          </table:table-cell>
          <table:table-cell office:value-type="string">
            <text:p>Brønshøj-Husum</text:p>
          </table:table-cell>
          <table:table-cell office:value-type="string">
            <text:p>1015632000000</text:p>
          </table:table-cell>
          <table:table-cell office:value-type="string">
            <text:p>Præstegårds Allé</text:p>
          </table:table-cell>
          <table:table-cell office:value-type="float" office:value="425">
            <text:p>425</text:p>
          </table:table-cell>
          <table:table-cell office:value-type="float" office:value="771">
            <text:p>77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473">
            <text:p>7473</text:p>
          </table:table-cell>
          <table:table-cell office:value-type="string">
            <text:p>Brønshøj-Husum</text:p>
          </table:table-cell>
          <table:table-cell office:value-type="string">
            <text:p>1013108000000</text:p>
          </table:table-cell>
          <table:table-cell office:value-type="string">
            <text:p>Hvedevej</text:p>
          </table:table-cell>
          <table:table-cell office:value-type="float" office:value="435">
            <text:p>435</text:p>
          </table:table-cell>
          <table:table-cell office:value-type="float" office:value="677">
            <text:p>67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474">
            <text:p>7474</text:p>
          </table:table-cell>
          <table:table-cell office:value-type="string">
            <text:p>Brønshøj-Husum</text:p>
          </table:table-cell>
          <table:table-cell office:value-type="string">
            <text:p>1012504000000</text:p>
          </table:table-cell>
          <table:table-cell office:value-type="string">
            <text:p>Gåseurtvej</text:p>
          </table:table-cell>
          <table:table-cell office:value-type="float" office:value="181">
            <text:p>181</text:p>
          </table:table-cell>
          <table:table-cell office:value-type="float" office:value="292">
            <text:p>29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475">
            <text:p>7475</text:p>
          </table:table-cell>
          <table:table-cell office:value-type="string">
            <text:p>Brønshøj-Husum</text:p>
          </table:table-cell>
          <table:table-cell office:value-type="string">
            <text:p>1010940000000</text:p>
          </table:table-cell>
          <table:table-cell office:value-type="string">
            <text:p>Brønshøj Kirkevej</text:p>
          </table:table-cell>
          <table:table-cell office:value-type="float" office:value="128">
            <text:p>128</text:p>
          </table:table-cell>
          <table:table-cell office:value-type="float" office:value="778">
            <text:p>77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476">
            <text:p>7476</text:p>
          </table:table-cell>
          <table:table-cell office:value-type="string">
            <text:p>Bispebjerg</text:p>
          </table:table-cell>
          <table:table-cell office:value-type="string">
            <text:p>1014836000000</text:p>
          </table:table-cell>
          <table:table-cell office:value-type="string">
            <text:p>Mosesvinget</text:p>
          </table:table-cell>
          <table:table-cell office:value-type="float" office:value="50">
            <text:p>50</text:p>
          </table:table-cell>
          <table:table-cell office:value-type="float" office:value="845">
            <text:p>845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477">
            <text:p>7477</text:p>
          </table:table-cell>
          <table:table-cell office:value-type="string">
            <text:p>Bispebjerg</text:p>
          </table:table-cell>
          <table:table-cell office:value-type="string">
            <text:p>1014836000000</text:p>
          </table:table-cell>
          <table:table-cell office:value-type="string">
            <text:p>Mosesvinget</text:p>
          </table:table-cell>
          <table:table-cell office:value-type="float" office:value="845">
            <text:p>845</text:p>
          </table:table-cell>
          <table:table-cell office:value-type="float" office:value="1219">
            <text:p>121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78">
            <text:p>7478</text:p>
          </table:table-cell>
          <table:table-cell office:value-type="string">
            <text:p>Bispebjerg</text:p>
          </table:table-cell>
          <table:table-cell office:value-type="string">
            <text:p>1014836000000</text:p>
          </table:table-cell>
          <table:table-cell office:value-type="string">
            <text:p>Mosesvinget</text:p>
          </table:table-cell>
          <table:table-cell office:value-type="float" office:value="1219">
            <text:p>1219</text:p>
          </table:table-cell>
          <table:table-cell office:value-type="float" office:value="1406">
            <text:p>140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79">
            <text:p>7479</text:p>
          </table:table-cell>
          <table:table-cell office:value-type="string">
            <text:p>Brønshøj-Husum</text:p>
          </table:table-cell>
          <table:table-cell office:value-type="string">
            <text:p>1014524000000</text:p>
          </table:table-cell>
          <table:table-cell office:value-type="string">
            <text:p>Lærkebakken</text:p>
          </table:table-cell>
          <table:table-cell office:value-type="float" office:value="95">
            <text:p>95</text:p>
          </table:table-cell>
          <table:table-cell office:value-type="float" office:value="172">
            <text:p>172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480">
            <text:p>7480</text:p>
          </table:table-cell>
          <table:table-cell office:value-type="string">
            <text:p>Bispebjerg</text:p>
          </table:table-cell>
          <table:table-cell office:value-type="string">
            <text:p>1013024000000</text:p>
          </table:table-cell>
          <table:table-cell office:value-type="string">
            <text:p>Horsebakken</text:p>
          </table:table-cell>
          <table:table-cell office:value-type="float" office:value="855">
            <text:p>855</text:p>
          </table:table-cell>
          <table:table-cell office:value-type="float" office:value="1093">
            <text:p>109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81">
            <text:p>7481</text:p>
          </table:table-cell>
          <table:table-cell office:value-type="string">
            <text:p>Bispebjerg</text:p>
          </table:table-cell>
          <table:table-cell office:value-type="string">
            <text:p>1011328000000</text:p>
          </table:table-cell>
          <table:table-cell office:value-type="string">
            <text:p>Drejervej</text:p>
          </table:table-cell>
          <table:table-cell office:value-type="float" office:value="74">
            <text:p>74</text:p>
          </table:table-cell>
          <table:table-cell office:value-type="float" office:value="112">
            <text:p>112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7482">
            <text:p>7482</text:p>
          </table:table-cell>
          <table:table-cell office:value-type="string">
            <text:p>Bispebjerg</text:p>
          </table:table-cell>
          <table:table-cell office:value-type="string">
            <text:p>1011328000000</text:p>
          </table:table-cell>
          <table:table-cell office:value-type="string">
            <text:p>Drejervej</text:p>
          </table:table-cell>
          <table:table-cell office:value-type="float" office:value="112">
            <text:p>112</text:p>
          </table:table-cell>
          <table:table-cell office:value-type="float" office:value="275">
            <text:p>27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83">
            <text:p>7483</text:p>
          </table:table-cell>
          <table:table-cell office:value-type="string">
            <text:p>Valby</text:p>
          </table:table-cell>
          <table:table-cell office:value-type="string">
            <text:p>1013216000000</text:p>
          </table:table-cell>
          <table:table-cell office:value-type="string">
            <text:p>Højsagervej</text:p>
          </table:table-cell>
          <table:table-cell office:value-type="float" office:value="138">
            <text:p>138</text:p>
          </table:table-cell>
          <table:table-cell office:value-type="float" office:value="313">
            <text:p>313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7484">
            <text:p>7484</text:p>
          </table:table-cell>
          <table:table-cell office:value-type="string">
            <text:p>Valby</text:p>
          </table:table-cell>
          <table:table-cell office:value-type="string">
            <text:p>1013216000000</text:p>
          </table:table-cell>
          <table:table-cell office:value-type="string">
            <text:p>Højsagervej</text:p>
          </table:table-cell>
          <table:table-cell office:value-type="float" office:value="313">
            <text:p>313</text:p>
          </table:table-cell>
          <table:table-cell office:value-type="float" office:value="408">
            <text:p>40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85">
            <text:p>7485</text:p>
          </table:table-cell>
          <table:table-cell office:value-type="string">
            <text:p>Valby</text:p>
          </table:table-cell>
          <table:table-cell office:value-type="string">
            <text:p>1013180000000</text:p>
          </table:table-cell>
          <table:table-cell office:value-type="string">
            <text:p>Højbovej</text:p>
          </table:table-cell>
          <table:table-cell office:value-type="float" office:value="250">
            <text:p>250</text:p>
          </table:table-cell>
          <table:table-cell office:value-type="float" office:value="301">
            <text:p>301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7486">
            <text:p>7486</text:p>
          </table:table-cell>
          <table:table-cell office:value-type="string">
            <text:p>Valby</text:p>
          </table:table-cell>
          <table:table-cell office:value-type="string">
            <text:p>1013180000000</text:p>
          </table:table-cell>
          <table:table-cell office:value-type="string">
            <text:p>Højbovej</text:p>
          </table:table-cell>
          <table:table-cell office:value-type="float" office:value="301">
            <text:p>301</text:p>
          </table:table-cell>
          <table:table-cell office:value-type="float" office:value="466">
            <text:p>46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87">
            <text:p>7487</text:p>
          </table:table-cell>
          <table:table-cell office:value-type="string">
            <text:p>Vesterbro-Kongens Enghave</text:p>
          </table:table-cell>
          <table:table-cell office:value-type="string">
            <text:p>1014036000000</text:p>
          </table:table-cell>
          <table:table-cell office:value-type="string">
            <text:p>Kvægtorvsgade</text:p>
          </table:table-cell>
          <table:table-cell office:value-type="float" office:value="146">
            <text:p>146</text:p>
          </table:table-cell>
          <table:table-cell office:value-type="float" office:value="190">
            <text:p>19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88">
            <text:p>7488</text:p>
          </table:table-cell>
          <table:table-cell office:value-type="string">
            <text:p>Vesterbro-Kongens Enghave</text:p>
          </table:table-cell>
          <table:table-cell office:value-type="string">
            <text:p>1012544320H00</text:p>
          </table:table-cell>
          <table:table-cell office:value-type="string">
            <text:p>Halmtorvet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89">
            <text:p>7489</text:p>
          </table:table-cell>
          <table:table-cell office:value-type="string">
            <text:p>Vesterbro-Kongens Enghave</text:p>
          </table:table-cell>
          <table:table-cell office:value-type="string">
            <text:p>1012544000V00</text:p>
          </table:table-cell>
          <table:table-cell office:value-type="string">
            <text:p>Halmtorvet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490">
            <text:p>7490</text:p>
          </table:table-cell>
          <table:table-cell office:value-type="string">
            <text:p>Vesterbro-Kongens Enghave</text:p>
          </table:table-cell>
          <table:table-cell office:value-type="string">
            <text:p>1012544300000</text:p>
          </table:table-cell>
          <table:table-cell office:value-type="string">
            <text:p>Halmtorvet</text:p>
          </table:table-cell>
          <table:table-cell office:value-type="float" office:value="81">
            <text:p>81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91">
            <text:p>7491</text:p>
          </table:table-cell>
          <table:table-cell office:value-type="string">
            <text:p>Vesterbro-Kongens Enghave</text:p>
          </table:table-cell>
          <table:table-cell office:value-type="string">
            <text:p>1012544300H00</text:p>
          </table:table-cell>
          <table:table-cell office:value-type="string">
            <text:p>Halmtorvet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92">
            <text:p>7492</text:p>
          </table:table-cell>
          <table:table-cell office:value-type="string">
            <text:p>Vesterbro-Kongens Enghave</text:p>
          </table:table-cell>
          <table:table-cell office:value-type="string">
            <text:p>1012544300V00</text:p>
          </table:table-cell>
          <table:table-cell office:value-type="string">
            <text:p>Halmtorvet</text:p>
          </table:table-cell>
          <table:table-cell office:value-type="float" office:value="0">
            <text:p>0</text:p>
          </table:table-cell>
          <table:table-cell office:value-type="float" office:value="261">
            <text:p>26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93">
            <text:p>7493</text:p>
          </table:table-cell>
          <table:table-cell office:value-type="string">
            <text:p>Vesterbro-Kongens Enghave</text:p>
          </table:table-cell>
          <table:table-cell office:value-type="string">
            <text:p>1017288000V00</text:p>
          </table:table-cell>
          <table:table-cell office:value-type="string">
            <text:p>Sønder Boulevard</text:p>
          </table:table-cell>
          <table:table-cell office:value-type="float" office:value="0">
            <text:p>0</text:p>
          </table:table-cell>
          <table:table-cell office:value-type="float" office:value="1005">
            <text:p>100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7494">
            <text:p>7494</text:p>
          </table:table-cell>
          <table:table-cell office:value-type="string">
            <text:p>Vesterbro-Kongens Enghave</text:p>
          </table:table-cell>
          <table:table-cell office:value-type="string">
            <text:p>1012544300V00</text:p>
          </table:table-cell>
          <table:table-cell office:value-type="string">
            <text:p>Halmtorvet</text:p>
          </table:table-cell>
          <table:table-cell office:value-type="float" office:value="261">
            <text:p>261</text:p>
          </table:table-cell>
          <table:table-cell office:value-type="float" office:value="569">
            <text:p>569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7495">
            <text:p>7495</text:p>
          </table:table-cell>
          <table:table-cell office:value-type="string">
            <text:p>Vesterbro-Kongens Enghave</text:p>
          </table:table-cell>
          <table:table-cell office:value-type="string">
            <text:p>1012544300H00</text:p>
          </table:table-cell>
          <table:table-cell office:value-type="string">
            <text:p>Halmtorvet</text:p>
          </table:table-cell>
          <table:table-cell office:value-type="float" office:value="229">
            <text:p>229</text:p>
          </table:table-cell>
          <table:table-cell office:value-type="float" office:value="439">
            <text:p>43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96">
            <text:p>7496</text:p>
          </table:table-cell>
          <table:table-cell office:value-type="string">
            <text:p>Vesterbro-Kongens Enghave</text:p>
          </table:table-cell>
          <table:table-cell office:value-type="string">
            <text:p>1017288000H00</text:p>
          </table:table-cell>
          <table:table-cell office:value-type="string">
            <text:p>Sønder Boulevard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97">
            <text:p>7497</text:p>
          </table:table-cell>
          <table:table-cell office:value-type="string">
            <text:p>Vesterbro-Kongens Enghave</text:p>
          </table:table-cell>
          <table:table-cell office:value-type="string">
            <text:p>1017288000H00</text:p>
          </table:table-cell>
          <table:table-cell office:value-type="string">
            <text:p>Sønder Boulevard</text:p>
          </table:table-cell>
          <table:table-cell office:value-type="float" office:value="24">
            <text:p>24</text:p>
          </table:table-cell>
          <table:table-cell office:value-type="float" office:value="220">
            <text:p>2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98">
            <text:p>7498</text:p>
          </table:table-cell>
          <table:table-cell office:value-type="string">
            <text:p>Vesterbro-Kongens Enghave</text:p>
          </table:table-cell>
          <table:table-cell office:value-type="string">
            <text:p>1017288000H00</text:p>
          </table:table-cell>
          <table:table-cell office:value-type="string">
            <text:p>Sønder Boulevard</text:p>
          </table:table-cell>
          <table:table-cell office:value-type="float" office:value="220">
            <text:p>220</text:p>
          </table:table-cell>
          <table:table-cell office:value-type="float" office:value="996">
            <text:p>996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7499">
            <text:p>7499</text:p>
          </table:table-cell>
          <table:table-cell office:value-type="string">
            <text:p>Vesterbro-Kongens Enghave</text:p>
          </table:table-cell>
          <table:table-cell office:value-type="string">
            <text:p>1017288000V00</text:p>
          </table:table-cell>
          <table:table-cell office:value-type="string">
            <text:p>Sønder Boulevard</text:p>
          </table:table-cell>
          <table:table-cell office:value-type="float" office:value="1011">
            <text:p>1011</text:p>
          </table:table-cell>
          <table:table-cell office:value-type="float" office:value="1267">
            <text:p>126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00">
            <text:p>7500</text:p>
          </table:table-cell>
          <table:table-cell office:value-type="string">
            <text:p>Vesterbro-Kongens Enghave</text:p>
          </table:table-cell>
          <table:table-cell office:value-type="string">
            <text:p>1017288000H00</text:p>
          </table:table-cell>
          <table:table-cell office:value-type="string">
            <text:p>Sønder Boulevard</text:p>
          </table:table-cell>
          <table:table-cell office:value-type="float" office:value="1002">
            <text:p>1002</text:p>
          </table:table-cell>
          <table:table-cell office:value-type="float" office:value="1248">
            <text:p>124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41">
            <text:p>7541</text:p>
          </table:table-cell>
          <table:table-cell office:value-type="string">
            <text:p>Amager Øst</text:p>
          </table:table-cell>
          <table:table-cell office:value-type="string">
            <text:p>1016196000000</text:p>
          </table:table-cell>
          <table:table-cell office:value-type="string">
            <text:p>Samosvej</text:p>
          </table:table-cell>
          <table:table-cell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504">
            <text:p>7504</text:p>
          </table:table-cell>
          <table:table-cell office:value-type="string">
            <text:p>Amager Vest</text:p>
          </table:table-cell>
          <table:table-cell office:value-type="string">
            <text:p>1013300000000</text:p>
          </table:table-cell>
          <table:table-cell office:value-type="string">
            <text:p>Islands Brygge</text:p>
          </table:table-cell>
          <table:table-cell office:value-type="float" office:value="0">
            <text:p>0</text:p>
          </table:table-cell>
          <table:table-cell office:value-type="float" office:value="820">
            <text:p>8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822">
            <text:p>7822</text:p>
          </table:table-cell>
          <table:table-cell office:value-type="string">
            <text:p>Amager Øst</text:p>
          </table:table-cell>
          <table:table-cell office:value-type="string">
            <text:p>1016996000000</text:p>
          </table:table-cell>
          <table:table-cell office:value-type="string">
            <text:p>Strandlodsvej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7505">
            <text:p>7505</text:p>
          </table:table-cell>
          <table:table-cell office:value-type="string">
            <text:p>Amager Vest</text:p>
          </table:table-cell>
          <table:table-cell office:value-type="string">
            <text:p>1013300000000</text:p>
          </table:table-cell>
          <table:table-cell office:value-type="string">
            <text:p>Islands Brygge</text:p>
          </table:table-cell>
          <table:table-cell office:value-type="float" office:value="0">
            <text:p>0</text:p>
          </table:table-cell>
          <table:table-cell office:value-type="float" office:value="820">
            <text:p>8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29">
            <text:p>5929</text:p>
          </table:table-cell>
          <table:table-cell office:value-type="string">
            <text:p>Amager Øst</text:p>
          </table:table-cell>
          <table:table-cell office:value-type="string">
            <text:p>1018370000000</text:p>
          </table:table-cell>
          <table:table-cell office:value-type="string">
            <text:p>Vindmøllevej</text:p>
          </table:table-cell>
          <table:table-cell office:value-type="float" office:value="0">
            <text:p>0</text:p>
          </table:table-cell>
          <table:table-cell office:value-type="float" office:value="1041">
            <text:p>10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42">
            <text:p>7542</text:p>
          </table:table-cell>
          <table:table-cell office:value-type="string">
            <text:p>Amager Øst</text:p>
          </table:table-cell>
          <table:table-cell office:value-type="string">
            <text:p>1016196000000</text:p>
          </table:table-cell>
          <table:table-cell office:value-type="string">
            <text:p>Samosvej</text:p>
          </table:table-cell>
          <table:table-cell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601">
            <text:p>4601</text:p>
          </table:table-cell>
          <table:table-cell office:value-type="string">
            <text:p>Indre By</text:p>
          </table:table-cell>
          <table:table-cell office:value-type="string">
            <text:p>1013418000000</text:p>
          </table:table-cell>
          <table:table-cell office:value-type="string">
            <text:p>Johan Semps Gade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43">
            <text:p>7543</text:p>
          </table:table-cell>
          <table:table-cell office:value-type="string">
            <text:p>Vesterbro-Kongens Enghave</text:p>
          </table:table-cell>
          <table:table-cell office:value-type="string">
            <text:p>1017212000000</text:p>
          </table:table-cell>
          <table:table-cell office:value-type="string">
            <text:p>Sydhavnsgade</text:p>
          </table:table-cell>
          <table:table-cell office:value-type="float" office:value="0">
            <text:p>0</text:p>
          </table:table-cell>
          <table:table-cell office:value-type="float" office:value="773">
            <text:p>773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823">
            <text:p>7823</text:p>
          </table:table-cell>
          <table:table-cell office:value-type="string">
            <text:p>Amager Øst</text:p>
          </table:table-cell>
          <table:table-cell office:value-type="string">
            <text:p>1016996000000</text:p>
          </table:table-cell>
          <table:table-cell office:value-type="string">
            <text:p>Strandlodsvej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44">
            <text:p>7544</text:p>
          </table:table-cell>
          <table:table-cell office:value-type="string">
            <text:p>Vesterbro-Kongens Enghave</text:p>
          </table:table-cell>
          <table:table-cell office:value-type="string">
            <text:p>1017212000000</text:p>
          </table:table-cell>
          <table:table-cell office:value-type="string">
            <text:p>Sydhavnsgade</text:p>
          </table:table-cell>
          <table:table-cell office:value-type="float" office:value="0">
            <text:p>0</text:p>
          </table:table-cell>
          <table:table-cell office:value-type="float" office:value="773">
            <text:p>773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48">
            <text:p>7548</text:p>
          </table:table-cell>
          <table:table-cell office:value-type="string">
            <text:p>Nørrebro</text:p>
          </table:table-cell>
          <table:table-cell office:value-type="string">
            <text:p>1016740000000</text:p>
          </table:table-cell>
          <table:table-cell office:value-type="string">
            <text:p>Sortedam Dossering</text:p>
          </table:table-cell>
          <table:table-cell office:value-type="float" office:value="498">
            <text:p>498</text:p>
          </table:table-cell>
          <table:table-cell office:value-type="float" office:value="1585">
            <text:p>158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50">
            <text:p>7550</text:p>
          </table:table-cell>
          <table:table-cell office:value-type="string">
            <text:p>Valby</text:p>
          </table:table-cell>
          <table:table-cell office:value-type="string">
            <text:p>1011634000000</text:p>
          </table:table-cell>
          <table:table-cell office:value-type="string">
            <text:p>Erik Ballings Vej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51">
            <text:p>7551</text:p>
          </table:table-cell>
          <table:table-cell office:value-type="string">
            <text:p>Valby</text:p>
          </table:table-cell>
          <table:table-cell office:value-type="string">
            <text:p>1011634000000</text:p>
          </table:table-cell>
          <table:table-cell office:value-type="string">
            <text:p>Erik Ballings Vej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52">
            <text:p>7552</text:p>
          </table:table-cell>
          <table:table-cell office:value-type="string">
            <text:p>Indre By</text:p>
          </table:table-cell>
          <table:table-cell office:value-type="string">
            <text:p>1011936000000</text:p>
          </table:table-cell>
          <table:table-cell office:value-type="string">
            <text:p>Frederiksborggade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53">
            <text:p>7553</text:p>
          </table:table-cell>
          <table:table-cell office:value-type="string">
            <text:p>Indre By</text:p>
          </table:table-cell>
          <table:table-cell office:value-type="string">
            <text:p>1011936000000</text:p>
          </table:table-cell>
          <table:table-cell office:value-type="string">
            <text:p>Frederiksborggade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10">
            <text:p>7410</text:p>
          </table:table-cell>
          <table:table-cell office:value-type="string">
            <text:p>Vesterbro-Kongens Enghave</text:p>
          </table:table-cell>
          <table:table-cell office:value-type="string">
            <text:p>1017924000000</text:p>
          </table:table-cell>
          <table:table-cell office:value-type="string">
            <text:p>Valdemarsgade</text:p>
          </table:table-cell>
          <table:table-cell office:value-type="float" office:value="374">
            <text:p>374</text:p>
          </table:table-cell>
          <table:table-cell office:value-type="float" office:value="759">
            <text:p>75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13">
            <text:p>7413</text:p>
          </table:table-cell>
          <table:table-cell office:value-type="string">
            <text:p>Vesterbro-Kongens Enghave</text:p>
          </table:table-cell>
          <table:table-cell office:value-type="string">
            <text:p>1015100000000</text:p>
          </table:table-cell>
          <table:table-cell office:value-type="string">
            <text:p>Ny Carlsberg Vej</text:p>
          </table:table-cell>
          <table:table-cell office:value-type="float" office:value="970">
            <text:p>970</text:p>
          </table:table-cell>
          <table:table-cell office:value-type="float" office:value="1100">
            <text:p>11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414">
            <text:p>7414</text:p>
          </table:table-cell>
          <table:table-cell office:value-type="string">
            <text:p>Vesterbro-Kongens Enghave</text:p>
          </table:table-cell>
          <table:table-cell office:value-type="string">
            <text:p>1015100000000</text:p>
          </table:table-cell>
          <table:table-cell office:value-type="string">
            <text:p>Ny Carlsberg Vej</text:p>
          </table:table-cell>
          <table:table-cell office:value-type="float" office:value="1100">
            <text:p>1100</text:p>
          </table:table-cell>
          <table:table-cell office:value-type="float" office:value="1190">
            <text:p>119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15">
            <text:p>7415</text:p>
          </table:table-cell>
          <table:table-cell office:value-type="string">
            <text:p>Vesterbro-Kongens Enghave</text:p>
          </table:table-cell>
          <table:table-cell office:value-type="string">
            <text:p>1011592000000</text:p>
          </table:table-cell>
          <table:table-cell office:value-type="string">
            <text:p>Enghavevej</text:p>
          </table:table-cell>
          <table:table-cell office:value-type="float" office:value="1046">
            <text:p>1046</text:p>
          </table:table-cell>
          <table:table-cell office:value-type="float" office:value="2189">
            <text:p>218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16">
            <text:p>7416</text:p>
          </table:table-cell>
          <table:table-cell office:value-type="string">
            <text:p>Vesterbro-Kongens Enghave</text:p>
          </table:table-cell>
          <table:table-cell office:value-type="string">
            <text:p>1011476000000</text:p>
          </table:table-cell>
          <table:table-cell office:value-type="string">
            <text:p>Ejderstedgade</text:p>
          </table:table-cell>
          <table:table-cell office:value-type="float" office:value="222">
            <text:p>222</text:p>
          </table:table-cell>
          <table:table-cell office:value-type="float" office:value="362">
            <text:p>362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7417">
            <text:p>7417</text:p>
          </table:table-cell>
          <table:table-cell office:value-type="string">
            <text:p>Vesterbro-Kongens Enghave</text:p>
          </table:table-cell>
          <table:table-cell office:value-type="string">
            <text:p>1016584000000</text:p>
          </table:table-cell>
          <table:table-cell office:value-type="string">
            <text:p>Slesvigsgade</text:p>
          </table:table-cell>
          <table:table-cell office:value-type="float" office:value="135">
            <text:p>135</text:p>
          </table:table-cell>
          <table:table-cell office:value-type="float" office:value="305">
            <text:p>30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7419">
            <text:p>7419</text:p>
          </table:table-cell>
          <table:table-cell office:value-type="string">
            <text:p>Vesterbro-Kongens Enghave</text:p>
          </table:table-cell>
          <table:table-cell office:value-type="string">
            <text:p>1015244000000</text:p>
          </table:table-cell>
          <table:table-cell office:value-type="string">
            <text:p>Offenbachsvej</text:p>
          </table:table-cell>
          <table:table-cell office:value-type="float" office:value="147">
            <text:p>147</text:p>
          </table:table-cell>
          <table:table-cell office:value-type="float" office:value="306">
            <text:p>306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420">
            <text:p>7420</text:p>
          </table:table-cell>
          <table:table-cell office:value-type="string">
            <text:p>Vesterbro-Kongens Enghave</text:p>
          </table:table-cell>
          <table:table-cell office:value-type="string">
            <text:p>1017060000000</text:p>
          </table:table-cell>
          <table:table-cell office:value-type="string">
            <text:p>Stubmøllevej</text:p>
          </table:table-cell>
          <table:table-cell office:value-type="float" office:value="357">
            <text:p>357</text:p>
          </table:table-cell>
          <table:table-cell office:value-type="float" office:value="440">
            <text:p>44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58">
            <text:p>7358</text:p>
          </table:table-cell>
          <table:table-cell office:value-type="string">
            <text:p>Vesterbro-Kongens Enghave</text:p>
          </table:table-cell>
          <table:table-cell office:value-type="string">
            <text:p>1011260000000</text:p>
          </table:table-cell>
          <table:table-cell office:value-type="string">
            <text:p>Dannebrogsgade</text:p>
          </table:table-cell>
          <table:table-cell office:value-type="float" office:value="521">
            <text:p>521</text:p>
          </table:table-cell>
          <table:table-cell office:value-type="float" office:value="569">
            <text:p>56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34">
            <text:p>7034</text:p>
          </table:table-cell>
          <table:table-cell office:value-type="string">
            <text:p>Nørrebro</text:p>
          </table:table-cell>
          <table:table-cell office:value-type="string">
            <text:p>1012128000000</text:p>
          </table:table-cell>
          <table:table-cell office:value-type="string">
            <text:p>Gartnergade</text:p>
          </table:table-cell>
          <table:table-cell office:value-type="float" office:value="97">
            <text:p>97</text:p>
          </table:table-cell>
          <table:table-cell office:value-type="float" office:value="162">
            <text:p>16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11">
            <text:p>7411</text:p>
          </table:table-cell>
          <table:table-cell office:value-type="string">
            <text:p>Vesterbro-Kongens Enghave</text:p>
          </table:table-cell>
          <table:table-cell office:value-type="string">
            <text:p>1011588310000</text:p>
          </table:table-cell>
          <table:table-cell office:value-type="string">
            <text:p>Enghave Plads</text:p>
          </table:table-cell>
          <table:table-cell office:value-type="float" office:value="181">
            <text:p>181</text:p>
          </table:table-cell>
          <table:table-cell office:value-type="float" office:value="273">
            <text:p>2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421">
            <text:p>7421</text:p>
          </table:table-cell>
          <table:table-cell office:value-type="string">
            <text:p>Vesterbro-Kongens Enghave</text:p>
          </table:table-cell>
          <table:table-cell office:value-type="string">
            <text:p>1010728000000</text:p>
          </table:table-cell>
          <table:table-cell office:value-type="string">
            <text:p>Borgmester Christiansens Gade</text:p>
          </table:table-cell>
          <table:table-cell office:value-type="float" office:value="82">
            <text:p>82</text:p>
          </table:table-cell>
          <table:table-cell office:value-type="float" office:value="518">
            <text:p>51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22">
            <text:p>7422</text:p>
          </table:table-cell>
          <table:table-cell office:value-type="string">
            <text:p>Vanløse</text:p>
          </table:table-cell>
          <table:table-cell office:value-type="string">
            <text:p>1012160310000</text:p>
          </table:table-cell>
          <table:table-cell office:value-type="string">
            <text:p>Genforeningspladsen</text:p>
          </table:table-cell>
          <table:table-cell office:value-type="float" office:value="105">
            <text:p>105</text:p>
          </table:table-cell>
          <table:table-cell office:value-type="float" office:value="444">
            <text:p>44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23">
            <text:p>7423</text:p>
          </table:table-cell>
          <table:table-cell office:value-type="string">
            <text:p>Brønshøj-Husum</text:p>
          </table:table-cell>
          <table:table-cell office:value-type="string">
            <text:p>1010408000000</text:p>
          </table:table-cell>
          <table:table-cell office:value-type="string">
            <text:p>Bavnevangen</text:p>
          </table:table-cell>
          <table:table-cell office:value-type="float" office:value="295">
            <text:p>295</text:p>
          </table:table-cell>
          <table:table-cell office:value-type="float" office:value="364">
            <text:p>36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80">
            <text:p>5980</text:p>
          </table:table-cell>
          <table:table-cell office:value-type="string">
            <text:p>Amager Vest</text:p>
          </table:table-cell>
          <table:table-cell office:value-type="string">
            <text:p>1010232000000</text:p>
          </table:table-cell>
          <table:table-cell office:value-type="string">
            <text:p>Artillerivej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04">
            <text:p>7304</text:p>
          </table:table-cell>
          <table:table-cell office:value-type="string">
            <text:p>Østerbro</text:p>
          </table:table-cell>
          <table:table-cell office:value-type="string">
            <text:p>1015716000000</text:p>
          </table:table-cell>
          <table:table-cell office:value-type="string">
            <text:p>Randersgade</text:p>
          </table:table-cell>
          <table:table-cell office:value-type="float" office:value="69">
            <text:p>69</text:p>
          </table:table-cell>
          <table:table-cell office:value-type="float" office:value="426">
            <text:p>42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424">
            <text:p>7424</text:p>
          </table:table-cell>
          <table:table-cell office:value-type="string">
            <text:p>Brønshøj-Husum</text:p>
          </table:table-cell>
          <table:table-cell office:value-type="string">
            <text:p>1011624000000</text:p>
          </table:table-cell>
          <table:table-cell office:value-type="string">
            <text:p>Enigheds Allé</text:p>
          </table:table-cell>
          <table:table-cell office:value-type="float" office:value="41">
            <text:p>41</text:p>
          </table:table-cell>
          <table:table-cell office:value-type="float" office:value="216">
            <text:p>21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425">
            <text:p>7425</text:p>
          </table:table-cell>
          <table:table-cell office:value-type="string">
            <text:p>Brønshøj-Husum</text:p>
          </table:table-cell>
          <table:table-cell office:value-type="string">
            <text:p>1015892000000</text:p>
          </table:table-cell>
          <table:table-cell office:value-type="string">
            <text:p>Risvangen</text:p>
          </table:table-cell>
          <table:table-cell office:value-type="float" office:value="36">
            <text:p>36</text:p>
          </table:table-cell>
          <table:table-cell office:value-type="float" office:value="313">
            <text:p>31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426">
            <text:p>7426</text:p>
          </table:table-cell>
          <table:table-cell office:value-type="string">
            <text:p>Brønshøj-Husum</text:p>
          </table:table-cell>
          <table:table-cell office:value-type="string">
            <text:p>1010936000000</text:p>
          </table:table-cell>
          <table:table-cell office:value-type="string">
            <text:p>Brønshøjholms Allé</text:p>
          </table:table-cell>
          <table:table-cell office:value-type="float" office:value="57">
            <text:p>57</text:p>
          </table:table-cell>
          <table:table-cell office:value-type="float" office:value="381">
            <text:p>38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427">
            <text:p>7427</text:p>
          </table:table-cell>
          <table:table-cell office:value-type="string">
            <text:p>Brønshøj-Husum</text:p>
          </table:table-cell>
          <table:table-cell office:value-type="string">
            <text:p>1017056000000</text:p>
          </table:table-cell>
          <table:table-cell office:value-type="string">
            <text:p>Stubbevangen</text:p>
          </table:table-cell>
          <table:table-cell office:value-type="float" office:value="183">
            <text:p>183</text:p>
          </table:table-cell>
          <table:table-cell office:value-type="float" office:value="272">
            <text:p>2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28">
            <text:p>7428</text:p>
          </table:table-cell>
          <table:table-cell office:value-type="string">
            <text:p>Brønshøj-Husum</text:p>
          </table:table-cell>
          <table:table-cell office:value-type="string">
            <text:p>1011236000000</text:p>
          </table:table-cell>
          <table:table-cell office:value-type="string">
            <text:p>Dalvangen</text:p>
          </table:table-cell>
          <table:table-cell office:value-type="float" office:value="57">
            <text:p>57</text:p>
          </table:table-cell>
          <table:table-cell office:value-type="float" office:value="354">
            <text:p>35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29">
            <text:p>7429</text:p>
          </table:table-cell>
          <table:table-cell office:value-type="string">
            <text:p>Brønshøj-Husum</text:p>
          </table:table-cell>
          <table:table-cell office:value-type="string">
            <text:p>1015528000000</text:p>
          </table:table-cell>
          <table:table-cell office:value-type="string">
            <text:p>Pilesvinget</text:p>
          </table:table-cell>
          <table:table-cell office:value-type="float" office:value="1432">
            <text:p>1432</text:p>
          </table:table-cell>
          <table:table-cell office:value-type="float" office:value="1603">
            <text:p>160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30">
            <text:p>7430</text:p>
          </table:table-cell>
          <table:table-cell office:value-type="string">
            <text:p>Brønshøj-Husum</text:p>
          </table:table-cell>
          <table:table-cell office:value-type="string">
            <text:p>1013744000000</text:p>
          </table:table-cell>
          <table:table-cell office:value-type="string">
            <text:p>Klintevej</text:p>
          </table:table-cell>
          <table:table-cell office:value-type="float" office:value="33">
            <text:p>33</text:p>
          </table:table-cell>
          <table:table-cell office:value-type="float" office:value="696">
            <text:p>69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31">
            <text:p>7431</text:p>
          </table:table-cell>
          <table:table-cell office:value-type="string">
            <text:p>Brønshøj-Husum</text:p>
          </table:table-cell>
          <table:table-cell office:value-type="string">
            <text:p>1012388000000</text:p>
          </table:table-cell>
          <table:table-cell office:value-type="string">
            <text:p>Gråbynkevej</text:p>
          </table:table-cell>
          <table:table-cell office:value-type="float" office:value="109">
            <text:p>109</text:p>
          </table:table-cell>
          <table:table-cell office:value-type="float" office:value="214">
            <text:p>21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432">
            <text:p>7432</text:p>
          </table:table-cell>
          <table:table-cell office:value-type="string">
            <text:p>Brønshøj-Husum</text:p>
          </table:table-cell>
          <table:table-cell office:value-type="string">
            <text:p>1012388000000</text:p>
          </table:table-cell>
          <table:table-cell office:value-type="string">
            <text:p>Gråbynkevej</text:p>
          </table:table-cell>
          <table:table-cell office:value-type="float" office:value="214">
            <text:p>214</text:p>
          </table:table-cell>
          <table:table-cell office:value-type="float" office:value="381">
            <text:p>38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33">
            <text:p>7433</text:p>
          </table:table-cell>
          <table:table-cell office:value-type="string">
            <text:p>Brønshøj-Husum</text:p>
          </table:table-cell>
          <table:table-cell office:value-type="string">
            <text:p>1012388000000</text:p>
          </table:table-cell>
          <table:table-cell office:value-type="string">
            <text:p>Gråbynkevej</text:p>
          </table:table-cell>
          <table:table-cell office:value-type="float" office:value="381">
            <text:p>381</text:p>
          </table:table-cell>
          <table:table-cell office:value-type="float" office:value="458">
            <text:p>45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434">
            <text:p>7434</text:p>
          </table:table-cell>
          <table:table-cell office:value-type="string">
            <text:p>Østerbro</text:p>
          </table:table-cell>
          <table:table-cell office:value-type="string">
            <text:p>1016792000000</text:p>
          </table:table-cell>
          <table:table-cell office:value-type="string">
            <text:p>Stadens Vænge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35">
            <text:p>7435</text:p>
          </table:table-cell>
          <table:table-cell office:value-type="string">
            <text:p>Indre By</text:p>
          </table:table-cell>
          <table:table-cell office:value-type="string">
            <text:p>1011120000000</text:p>
          </table:table-cell>
          <table:table-cell office:value-type="string">
            <text:p>Christiansborggade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36">
            <text:p>7436</text:p>
          </table:table-cell>
          <table:table-cell office:value-type="string">
            <text:p>Amager Vest</text:p>
          </table:table-cell>
          <table:table-cell office:value-type="string">
            <text:p>1013064000000</text:p>
          </table:table-cell>
          <table:table-cell office:value-type="string">
            <text:p>Hovmålvej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37">
            <text:p>7437</text:p>
          </table:table-cell>
          <table:table-cell office:value-type="string">
            <text:p>Indre By</text:p>
          </table:table-cell>
          <table:table-cell office:value-type="string">
            <text:p>1016276320000</text:p>
          </table:table-cell>
          <table:table-cell office:value-type="string">
            <text:p>Sankt Pauls Plads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38">
            <text:p>7438</text:p>
          </table:table-cell>
          <table:table-cell office:value-type="string">
            <text:p>Vanløse</text:p>
          </table:table-cell>
          <table:table-cell office:value-type="string">
            <text:p>1016112000000</text:p>
          </table:table-cell>
          <table:table-cell office:value-type="string">
            <text:p>Rødtjørnevej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124">
            <text:p>7124</text:p>
          </table:table-cell>
          <table:table-cell office:value-type="string">
            <text:p>Amager Vest</text:p>
          </table:table-cell>
          <table:table-cell office:value-type="string">
            <text:p>1010119010000</text:p>
          </table:table-cell>
          <table:table-cell office:value-type="string">
            <text:p>Amagermotorvejen</text:p>
          </table:table-cell>
          <table:table-cell office:value-type="float" office:value="63121">
            <text:p>63121</text:p>
          </table:table-cell>
          <table:table-cell office:value-type="float" office:value="63433">
            <text:p>63433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60">
            <text:p>7460</text:p>
          </table:table-cell>
          <table:table-cell office:value-type="string">
            <text:p>Vesterbro-Kongens Enghave</text:p>
          </table:table-cell>
          <table:table-cell office:value-type="string">
            <text:p>1010728000000</text:p>
          </table:table-cell>
          <table:table-cell office:value-type="string">
            <text:p>Borgmester Christiansens Gade</text:p>
          </table:table-cell>
          <table:table-cell office:value-type="float" office:value="518">
            <text:p>518</text:p>
          </table:table-cell>
          <table:table-cell office:value-type="float" office:value="1002">
            <text:p>100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32">
            <text:p>6432</text:p>
          </table:table-cell>
          <table:table-cell office:value-type="string">
            <text:p>Amager Vest</text:p>
          </table:table-cell>
          <table:table-cell office:value-type="string">
            <text:p>1013232000000</text:p>
          </table:table-cell>
          <table:table-cell office:value-type="string">
            <text:p>Hørhusvej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62">
            <text:p>7462</text:p>
          </table:table-cell>
          <table:table-cell office:value-type="string">
            <text:p>Valby</text:p>
          </table:table-cell>
          <table:table-cell office:value-type="string">
            <text:p>1017900000000</text:p>
          </table:table-cell>
          <table:table-cell office:value-type="string">
            <text:p>Valbygårdsvej</text:p>
          </table:table-cell>
          <table:table-cell office:value-type="float" office:value="567">
            <text:p>567</text:p>
          </table:table-cell>
          <table:table-cell office:value-type="float" office:value="743">
            <text:p>74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231">
            <text:p>7231</text:p>
          </table:table-cell>
          <table:table-cell office:value-type="string">
            <text:p>Indre By</text:p>
          </table:table-cell>
          <table:table-cell office:value-type="string">
            <text:p>1015368000000</text:p>
          </table:table-cell>
          <table:table-cell office:value-type="string">
            <text:p>Overgaden Oven Vandet</text:p>
          </table:table-cell>
          <table:table-cell office:value-type="float" office:value="795">
            <text:p>795</text:p>
          </table:table-cell>
          <table:table-cell office:value-type="float" office:value="1018">
            <text:p>1018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439">
            <text:p>7439</text:p>
          </table:table-cell>
          <table:table-cell office:value-type="string">
            <text:p>Vesterbro-Kongens Enghave</text:p>
          </table:table-cell>
          <table:table-cell office:value-type="string">
            <text:p>1013272000000</text:p>
          </table:table-cell>
          <table:table-cell office:value-type="string">
            <text:p>Ingerslevsgade</text:p>
          </table:table-cell>
          <table:table-cell office:value-type="float" office:value="0">
            <text:p>0</text:p>
          </table:table-cell>
          <table:table-cell office:value-type="float" office:value="1863">
            <text:p>186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40">
            <text:p>7440</text:p>
          </table:table-cell>
          <table:table-cell office:value-type="string">
            <text:p>Valby</text:p>
          </table:table-cell>
          <table:table-cell office:value-type="string">
            <text:p>1012636000000</text:p>
          </table:table-cell>
          <table:table-cell office:value-type="string">
            <text:p>Hardenbergvej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442">
            <text:p>7442</text:p>
          </table:table-cell>
          <table:table-cell office:value-type="string">
            <text:p>Bispebjerg</text:p>
          </table:table-cell>
          <table:table-cell office:value-type="string">
            <text:p>1012034010000</text:p>
          </table:table-cell>
          <table:table-cell office:value-type="string">
            <text:p>Fyrbødervej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44">
            <text:p>7444</text:p>
          </table:table-cell>
          <table:table-cell office:value-type="string">
            <text:p>Valby</text:p>
          </table:table-cell>
          <table:table-cell office:value-type="string">
            <text:p>1011256000000</text:p>
          </table:table-cell>
          <table:table-cell office:value-type="string">
            <text:p>Danhaven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45">
            <text:p>7445</text:p>
          </table:table-cell>
          <table:table-cell office:value-type="string">
            <text:p>Nørrebro</text:p>
          </table:table-cell>
          <table:table-cell office:value-type="string">
            <text:p>1013920000000</text:p>
          </table:table-cell>
          <table:table-cell office:value-type="string">
            <text:p>Korsgade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48">
            <text:p>7448</text:p>
          </table:table-cell>
          <table:table-cell office:value-type="string">
            <text:p>Brønshøj-Husum</text:p>
          </table:table-cell>
          <table:table-cell office:value-type="string">
            <text:p>1013200000000</text:p>
          </table:table-cell>
          <table:table-cell office:value-type="string">
            <text:p>Højenhald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450">
            <text:p>7450</text:p>
          </table:table-cell>
          <table:table-cell office:value-type="string">
            <text:p>Amager Øst</text:p>
          </table:table-cell>
          <table:table-cell office:value-type="string">
            <text:p>1010952000000</text:p>
          </table:table-cell>
          <table:table-cell office:value-type="string">
            <text:p>Bulgariensgade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51">
            <text:p>7451</text:p>
          </table:table-cell>
          <table:table-cell office:value-type="string">
            <text:p>Bispebjerg</text:p>
          </table:table-cell>
          <table:table-cell office:value-type="string">
            <text:p>1016140000000</text:p>
          </table:table-cell>
          <table:table-cell office:value-type="string">
            <text:p>Rørmosevej</text:p>
          </table:table-cell>
          <table:table-cell office:value-type="float" office:value="0">
            <text:p>0</text:p>
          </table:table-cell>
          <table:table-cell office:value-type="float" office:value="262">
            <text:p>26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52">
            <text:p>7452</text:p>
          </table:table-cell>
          <table:table-cell office:value-type="string">
            <text:p>Indre By</text:p>
          </table:table-cell>
          <table:table-cell office:value-type="string">
            <text:p>1012364000000</text:p>
          </table:table-cell>
          <table:table-cell office:value-type="string">
            <text:p>Grønningen</text:p>
          </table:table-cell>
          <table:table-cell office:value-type="float" office:value="0">
            <text:p>0</text:p>
          </table:table-cell>
          <table:table-cell office:value-type="float" office:value="506">
            <text:p>50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53">
            <text:p>7453</text:p>
          </table:table-cell>
          <table:table-cell office:value-type="string">
            <text:p>Amager Vest</text:p>
          </table:table-cell>
          <table:table-cell office:value-type="string">
            <text:p>1017196010000</text:p>
          </table:table-cell>
          <table:table-cell office:value-type="string">
            <text:p>Svinget</text:p>
          </table:table-cell>
          <table:table-cell office:value-type="float" office:value="0">
            <text:p>0</text:p>
          </table:table-cell>
          <table:table-cell office:value-type="float" office:value="263">
            <text:p>26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55">
            <text:p>7455</text:p>
          </table:table-cell>
          <table:table-cell office:value-type="string">
            <text:p>Østerbro</text:p>
          </table:table-cell>
          <table:table-cell office:value-type="string">
            <text:p>1016984000000</text:p>
          </table:table-cell>
          <table:table-cell office:value-type="string">
            <text:p>Strandagervej</text:p>
          </table:table-cell>
          <table:table-cell office:value-type="float" office:value="0">
            <text:p>0</text:p>
          </table:table-cell>
          <table:table-cell office:value-type="float" office:value="398">
            <text:p>39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56">
            <text:p>7456</text:p>
          </table:table-cell>
          <table:table-cell office:value-type="string">
            <text:p>Amager Vest</text:p>
          </table:table-cell>
          <table:table-cell office:value-type="string">
            <text:p>1015585000000</text:p>
          </table:table-cell>
          <table:table-cell office:value-type="string">
            <text:p>Poul Hartlings Gade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57">
            <text:p>7457</text:p>
          </table:table-cell>
          <table:table-cell office:value-type="string">
            <text:p>Amager Øst</text:p>
          </table:table-cell>
          <table:table-cell office:value-type="string">
            <text:p>1015278000000</text:p>
          </table:table-cell>
          <table:table-cell office:value-type="string">
            <text:p>Oldenborggade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54">
            <text:p>7454</text:p>
          </table:table-cell>
          <table:table-cell office:value-type="string">
            <text:p>Vanløse</text:p>
          </table:table-cell>
          <table:table-cell office:value-type="string">
            <text:p>1018512000000</text:p>
          </table:table-cell>
          <table:table-cell office:value-type="string">
            <text:p>Æblevej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449">
            <text:p>7449</text:p>
          </table:table-cell>
          <table:table-cell office:value-type="string">
            <text:p>Valby</text:p>
          </table:table-cell>
          <table:table-cell office:value-type="string">
            <text:p>1014072070000</text:p>
          </table:table-cell>
          <table:table-cell office:value-type="string">
            <text:p>Kærskiftevej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114">
            <text:p>7114</text:p>
          </table:table-cell>
          <table:table-cell office:value-type="string">
            <text:p>Vanløse</text:p>
          </table:table-cell>
          <table:table-cell office:value-type="string">
            <text:p>1017536010000</text:p>
          </table:table-cell>
          <table:table-cell office:value-type="string">
            <text:p>Toftøjevej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458">
            <text:p>7458</text:p>
          </table:table-cell>
          <table:table-cell office:value-type="string">
            <text:p>Østerbro</text:p>
          </table:table-cell>
          <table:table-cell office:value-type="string">
            <text:p>1018160000000</text:p>
          </table:table-cell>
          <table:table-cell office:value-type="string">
            <text:p>Vennemindevej</text:p>
          </table:table-cell>
          <table:table-cell office:value-type="float" office:value="0">
            <text:p>0</text:p>
          </table:table-cell>
          <table:table-cell office:value-type="float" office:value="689">
            <text:p>68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18">
            <text:p>7218</text:p>
          </table:table-cell>
          <table:table-cell office:value-type="string">
            <text:p>Bispebjerg</text:p>
          </table:table-cell>
          <table:table-cell office:value-type="string">
            <text:p>1016660000000</text:p>
          </table:table-cell>
          <table:table-cell office:value-type="string">
            <text:p>Sneppevej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82">
            <text:p>4682</text:p>
          </table:table-cell>
          <table:table-cell office:value-type="string">
            <text:p>Valby</text:p>
          </table:table-cell>
          <table:table-cell office:value-type="string">
            <text:p>1018596000000</text:p>
          </table:table-cell>
          <table:table-cell office:value-type="string">
            <text:p>Østergårds Allé</text:p>
          </table:table-cell>
          <table:table-cell office:value-type="float" office:value="0">
            <text:p>0</text:p>
          </table:table-cell>
          <table:table-cell office:value-type="float" office:value="380">
            <text:p>38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465">
            <text:p>7465</text:p>
          </table:table-cell>
          <table:table-cell office:value-type="string">
            <text:p>Valby</text:p>
          </table:table-cell>
          <table:table-cell office:value-type="string">
            <text:p>1018308000000</text:p>
          </table:table-cell>
          <table:table-cell office:value-type="string">
            <text:p>Vigerslev Allé</text:p>
          </table:table-cell>
          <table:table-cell office:value-type="float" office:value="1033">
            <text:p>1033</text:p>
          </table:table-cell>
          <table:table-cell office:value-type="float" office:value="4047">
            <text:p>404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66">
            <text:p>7466</text:p>
          </table:table-cell>
          <table:table-cell office:value-type="string">
            <text:p>Valby</text:p>
          </table:table-cell>
          <table:table-cell office:value-type="string">
            <text:p>1016516000000</text:p>
          </table:table-cell>
          <table:table-cell office:value-type="string">
            <text:p>Skovbogårds Allé</text:p>
          </table:table-cell>
          <table:table-cell office:value-type="float" office:value="64">
            <text:p>64</text:p>
          </table:table-cell>
          <table:table-cell office:value-type="float" office:value="276">
            <text:p>27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467">
            <text:p>7467</text:p>
          </table:table-cell>
          <table:table-cell office:value-type="string">
            <text:p>Valby</text:p>
          </table:table-cell>
          <table:table-cell office:value-type="string">
            <text:p>1017912000000</text:p>
          </table:table-cell>
          <table:table-cell office:value-type="string">
            <text:p>Valby Langgade</text:p>
          </table:table-cell>
          <table:table-cell office:value-type="float" office:value="465">
            <text:p>465</text:p>
          </table:table-cell>
          <table:table-cell office:value-type="float" office:value="1243">
            <text:p>1243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7468">
            <text:p>7468</text:p>
          </table:table-cell>
          <table:table-cell office:value-type="string">
            <text:p>Valby</text:p>
          </table:table-cell>
          <table:table-cell office:value-type="string">
            <text:p>1014824000000</text:p>
          </table:table-cell>
          <table:table-cell office:value-type="string">
            <text:p>Mosedalvej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7469">
            <text:p>7469</text:p>
          </table:table-cell>
          <table:table-cell office:value-type="string">
            <text:p>Brønshøj-Husum</text:p>
          </table:table-cell>
          <table:table-cell office:value-type="string">
            <text:p>1014560000000</text:p>
          </table:table-cell>
          <table:table-cell office:value-type="string">
            <text:p>Løvetandsvej</text:p>
          </table:table-cell>
          <table:table-cell office:value-type="float" office:value="316">
            <text:p>316</text:p>
          </table:table-cell>
          <table:table-cell office:value-type="float" office:value="550">
            <text:p>5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70">
            <text:p>7470</text:p>
          </table:table-cell>
          <table:table-cell office:value-type="string">
            <text:p>Brønshøj-Husum</text:p>
          </table:table-cell>
          <table:table-cell office:value-type="string">
            <text:p>1013480000000</text:p>
          </table:table-cell>
          <table:table-cell office:value-type="string">
            <text:p>Kabbelejevej</text:p>
          </table:table-cell>
          <table:table-cell office:value-type="float" office:value="287">
            <text:p>287</text:p>
          </table:table-cell>
          <table:table-cell office:value-type="float" office:value="606">
            <text:p>60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471">
            <text:p>7471</text:p>
          </table:table-cell>
          <table:table-cell office:value-type="string">
            <text:p>Brønshøj-Husum</text:p>
          </table:table-cell>
          <table:table-cell office:value-type="string">
            <text:p>1015632000000</text:p>
          </table:table-cell>
          <table:table-cell office:value-type="string">
            <text:p>Præstegårds Allé</text:p>
          </table:table-cell>
          <table:table-cell office:value-type="float" office:value="290">
            <text:p>290</text:p>
          </table:table-cell>
          <table:table-cell office:value-type="float" office:value="425">
            <text:p>4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76">
            <text:p>4776</text:p>
          </table:table-cell>
          <table:table-cell office:value-type="string">
            <text:p>Østerbro</text:p>
          </table:table-cell>
          <table:table-cell office:value-type="string">
            <text:p>1012124000000</text:p>
          </table:table-cell>
          <table:table-cell office:value-type="string">
            <text:p>Gammel Vartov Vej</text:p>
          </table:table-cell>
          <table:table-cell office:value-type="float" office:value="0">
            <text:p>0</text:p>
          </table:table-cell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63">
            <text:p>7463</text:p>
          </table:table-cell>
          <table:table-cell office:value-type="string">
            <text:p>Valby</text:p>
          </table:table-cell>
          <table:table-cell office:value-type="string">
            <text:p>1017636000000</text:p>
          </table:table-cell>
          <table:table-cell office:value-type="string">
            <text:p>Trekronergade</text:p>
          </table:table-cell>
          <table:table-cell office:value-type="float" office:value="448">
            <text:p>448</text:p>
          </table:table-cell>
          <table:table-cell office:value-type="float" office:value="764">
            <text:p>76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56">
            <text:p>7356</text:p>
          </table:table-cell>
          <table:table-cell office:value-type="string">
            <text:p>Vesterbro-Kongens Enghave</text:p>
          </table:table-cell>
          <table:table-cell office:value-type="string">
            <text:p>1010004000000</text:p>
          </table:table-cell>
          <table:table-cell office:value-type="string">
            <text:p>Abel Cathrines Gade</text:p>
          </table:table-cell>
          <table:table-cell office:value-type="float" office:value="152">
            <text:p>152</text:p>
          </table:table-cell>
          <table:table-cell office:value-type="float" office:value="262">
            <text:p>26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733">
            <text:p>5733</text:p>
          </table:table-cell>
          <table:table-cell office:value-type="string">
            <text:p>Nørrebro</text:p>
          </table:table-cell>
          <table:table-cell office:value-type="string">
            <text:p>1018636000000</text:p>
          </table:table-cell>
          <table:table-cell office:value-type="string">
            <text:p>Åboulevard</text:p>
          </table:table-cell>
          <table:table-cell office:value-type="float" office:value="0">
            <text:p>0</text:p>
          </table:table-cell>
          <table:table-cell office:value-type="float" office:value="961">
            <text:p>96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58">
            <text:p>6658</text:p>
          </table:table-cell>
          <table:table-cell office:value-type="string">
            <text:p>Amager Vest</text:p>
          </table:table-cell>
          <table:table-cell office:value-type="string">
            <text:p>1013296000000</text:p>
          </table:table-cell>
          <table:table-cell office:value-type="string">
            <text:p>Isafjordsgade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99">
            <text:p>7299</text:p>
          </table:table-cell>
          <table:table-cell office:value-type="string">
            <text:p>Østerbro</text:p>
          </table:table-cell>
          <table:table-cell office:value-type="string">
            <text:p>1013008000000</text:p>
          </table:table-cell>
          <table:table-cell office:value-type="string">
            <text:p>Holsteinsgade</text:p>
          </table:table-cell>
          <table:table-cell office:value-type="float" office:value="431">
            <text:p>431</text:p>
          </table:table-cell>
          <table:table-cell office:value-type="float" office:value="568">
            <text:p>56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88">
            <text:p>6888</text:p>
          </table:table-cell>
          <table:table-cell office:value-type="string">
            <text:p>Vanløse</text:p>
          </table:table-cell>
          <table:table-cell office:value-type="string">
            <text:p>1017664000000</text:p>
          </table:table-cell>
          <table:table-cell office:value-type="string">
            <text:p>Tryggevældevej</text:p>
          </table:table-cell>
          <table:table-cell office:value-type="float" office:value="950">
            <text:p>950</text:p>
          </table:table-cell>
          <table:table-cell office:value-type="float" office:value="1570">
            <text:p>157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20">
            <text:p>7120</text:p>
          </table:table-cell>
          <table:table-cell office:value-type="string">
            <text:p>Amager Vest</text:p>
          </table:table-cell>
          <table:table-cell office:value-type="string">
            <text:p>1016096000000</text:p>
          </table:table-cell>
          <table:table-cell office:value-type="string">
            <text:p>Røde Mellemvej</text:p>
          </table:table-cell>
          <table:table-cell office:value-type="float" office:value="1580">
            <text:p>1580</text:p>
          </table:table-cell>
          <table:table-cell office:value-type="float" office:value="1784">
            <text:p>178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342">
            <text:p>7342</text:p>
          </table:table-cell>
          <table:table-cell office:value-type="string">
            <text:p>Amager Vest</text:p>
          </table:table-cell>
          <table:table-cell office:value-type="string">
            <text:p>1014084000000</text:p>
          </table:table-cell>
          <table:table-cell office:value-type="string">
            <text:p>Kålagervej</text:p>
          </table:table-cell>
          <table:table-cell office:value-type="float" office:value="0">
            <text:p>0</text:p>
          </table:table-cell>
          <table:table-cell office:value-type="float" office:value="481">
            <text:p>48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343">
            <text:p>7343</text:p>
          </table:table-cell>
          <table:table-cell office:value-type="string">
            <text:p>Indre By</text:p>
          </table:table-cell>
          <table:table-cell office:value-type="string">
            <text:p>1013724000000</text:p>
          </table:table-cell>
          <table:table-cell office:value-type="string">
            <text:p>Klareboderne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44">
            <text:p>7344</text:p>
          </table:table-cell>
          <table:table-cell office:value-type="string">
            <text:p>Østerbro</text:p>
          </table:table-cell>
          <table:table-cell office:value-type="string">
            <text:p>1017008000000</text:p>
          </table:table-cell>
          <table:table-cell office:value-type="string">
            <text:p>Strandvænget</text:p>
          </table:table-cell>
          <table:table-cell office:value-type="float" office:value="0">
            <text:p>0</text:p>
          </table:table-cell>
          <table:table-cell office:value-type="float" office:value="891">
            <text:p>89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45">
            <text:p>7345</text:p>
          </table:table-cell>
          <table:table-cell office:value-type="string">
            <text:p>Amager Øst</text:p>
          </table:table-cell>
          <table:table-cell office:value-type="string">
            <text:p>1017236000000</text:p>
          </table:table-cell>
          <table:table-cell office:value-type="string">
            <text:p>Syriensvej</text:p>
          </table:table-cell>
          <table:table-cell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46">
            <text:p>7346</text:p>
          </table:table-cell>
          <table:table-cell office:value-type="string">
            <text:p>Amager Øst</text:p>
          </table:table-cell>
          <table:table-cell office:value-type="string">
            <text:p>1015828000000</text:p>
          </table:table-cell>
          <table:table-cell office:value-type="string">
            <text:p>Rialtovej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47">
            <text:p>7347</text:p>
          </table:table-cell>
          <table:table-cell office:value-type="string">
            <text:p>Vanløse</text:p>
          </table:table-cell>
          <table:table-cell office:value-type="string">
            <text:p>1011020000000</text:p>
          </table:table-cell>
          <table:table-cell office:value-type="string">
            <text:p>Bækkeskovvej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48">
            <text:p>7348</text:p>
          </table:table-cell>
          <table:table-cell office:value-type="string">
            <text:p>Østerbro</text:p>
          </table:table-cell>
          <table:table-cell office:value-type="string">
            <text:p>1013292000000</text:p>
          </table:table-cell>
          <table:table-cell office:value-type="string">
            <text:p>Irmingersgade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349">
            <text:p>7349</text:p>
          </table:table-cell>
          <table:table-cell office:value-type="string">
            <text:p>Brønshøj-Husum</text:p>
          </table:table-cell>
          <table:table-cell office:value-type="string">
            <text:p>1016968000000</text:p>
          </table:table-cell>
          <table:table-cell office:value-type="string">
            <text:p>Storkebakken</text:p>
          </table:table-cell>
          <table:table-cell office:value-type="float" office:value="0">
            <text:p>0</text:p>
          </table:table-cell>
          <table:table-cell office:value-type="float" office:value="338">
            <text:p>33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51">
            <text:p>7351</text:p>
          </table:table-cell>
          <table:table-cell office:value-type="string">
            <text:p>Østerbro</text:p>
          </table:table-cell>
          <table:table-cell office:value-type="string">
            <text:p>1018228000000</text:p>
          </table:table-cell>
          <table:table-cell office:value-type="string">
            <text:p>Vesterled</text:p>
          </table:table-cell>
          <table:table-cell office:value-type="float" office:value="77">
            <text:p>77</text:p>
          </table:table-cell>
          <table:table-cell office:value-type="float" office:value="465">
            <text:p>46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352">
            <text:p>7352</text:p>
          </table:table-cell>
          <table:table-cell office:value-type="string">
            <text:p>Østerbro</text:p>
          </table:table-cell>
          <table:table-cell office:value-type="string">
            <text:p>1017148000000</text:p>
          </table:table-cell>
          <table:table-cell office:value-type="string">
            <text:p>Svanevænget</text:p>
          </table:table-cell>
          <table:table-cell office:value-type="float" office:value="254">
            <text:p>254</text:p>
          </table:table-cell>
          <table:table-cell office:value-type="float" office:value="387">
            <text:p>38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53">
            <text:p>7353</text:p>
          </table:table-cell>
          <table:table-cell office:value-type="string">
            <text:p>Østerbro</text:p>
          </table:table-cell>
          <table:table-cell office:value-type="string">
            <text:p>1018600000000</text:p>
          </table:table-cell>
          <table:table-cell office:value-type="string">
            <text:p>Østerled</text:p>
          </table:table-cell>
          <table:table-cell office:value-type="float" office:value="248">
            <text:p>248</text:p>
          </table:table-cell>
          <table:table-cell office:value-type="float" office:value="383">
            <text:p>38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54">
            <text:p>7354</text:p>
          </table:table-cell>
          <table:table-cell office:value-type="string">
            <text:p>Østerbro</text:p>
          </table:table-cell>
          <table:table-cell office:value-type="string">
            <text:p>1016720000000</text:p>
          </table:table-cell>
          <table:table-cell office:value-type="string">
            <text:p>Solvænget</text:p>
          </table:table-cell>
          <table:table-cell office:value-type="float" office:value="240">
            <text:p>240</text:p>
          </table:table-cell>
          <table:table-cell office:value-type="float" office:value="364">
            <text:p>36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57">
            <text:p>7357</text:p>
          </table:table-cell>
          <table:table-cell office:value-type="string">
            <text:p>Vesterbro-Kongens Enghave</text:p>
          </table:table-cell>
          <table:table-cell office:value-type="string">
            <text:p>1014080000000</text:p>
          </table:table-cell>
          <table:table-cell office:value-type="string">
            <text:p>Kødboderne</text:p>
          </table:table-cell>
          <table:table-cell office:value-type="float" office:value="66">
            <text:p>66</text:p>
          </table:table-cell>
          <table:table-cell office:value-type="float" office:value="145">
            <text:p>1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59">
            <text:p>7359</text:p>
          </table:table-cell>
          <table:table-cell office:value-type="string">
            <text:p>Vesterbro-Kongens Enghave</text:p>
          </table:table-cell>
          <table:table-cell office:value-type="string">
            <text:p>1011260000000</text:p>
          </table:table-cell>
          <table:table-cell office:value-type="string">
            <text:p>Dannebrogsgade</text:p>
          </table:table-cell>
          <table:table-cell office:value-type="float" office:value="569">
            <text:p>569</text:p>
          </table:table-cell>
          <table:table-cell office:value-type="float" office:value="629">
            <text:p>62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360">
            <text:p>7360</text:p>
          </table:table-cell>
          <table:table-cell office:value-type="string">
            <text:p>Vesterbro-Kongens Enghave</text:p>
          </table:table-cell>
          <table:table-cell office:value-type="string">
            <text:p>1018204020000</text:p>
          </table:table-cell>
          <table:table-cell office:value-type="string">
            <text:p>Vesterbrogade</text:p>
          </table:table-cell>
          <table:table-cell office:value-type="float" office:value="45">
            <text:p>45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361">
            <text:p>7361</text:p>
          </table:table-cell>
          <table:table-cell office:value-type="string">
            <text:p>Vesterbro-Kongens Enghave</text:p>
          </table:table-cell>
          <table:table-cell office:value-type="string">
            <text:p>1018204020000</text:p>
          </table:table-cell>
          <table:table-cell office:value-type="string">
            <text:p>Vesterbrogade</text:p>
          </table:table-cell>
          <table:table-cell office:value-type="float" office:value="72">
            <text:p>72</text:p>
          </table:table-cell>
          <table:table-cell office:value-type="float" office:value="108">
            <text:p>10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62">
            <text:p>7362</text:p>
          </table:table-cell>
          <table:table-cell office:value-type="string">
            <text:p>Vesterbro-Kongens Enghave</text:p>
          </table:table-cell>
          <table:table-cell office:value-type="string">
            <text:p>1014684000000</text:p>
          </table:table-cell>
          <table:table-cell office:value-type="string">
            <text:p>Matthæusgade</text:p>
          </table:table-cell>
          <table:table-cell office:value-type="float" office:value="115">
            <text:p>115</text:p>
          </table:table-cell>
          <table:table-cell office:value-type="float" office:value="464">
            <text:p>46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364">
            <text:p>7364</text:p>
          </table:table-cell>
          <table:table-cell office:value-type="string">
            <text:p>Vesterbro-Kongens Enghave</text:p>
          </table:table-cell>
          <table:table-cell office:value-type="string">
            <text:p>1011960000000</text:p>
          </table:table-cell>
          <table:table-cell office:value-type="string">
            <text:p>Frederiksstadsgade</text:p>
          </table:table-cell>
          <table:table-cell office:value-type="float" office:value="193">
            <text:p>193</text:p>
          </table:table-cell>
          <table:table-cell office:value-type="float" office:value="232">
            <text:p>23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65">
            <text:p>7365</text:p>
          </table:table-cell>
          <table:table-cell office:value-type="string">
            <text:p>Vesterbro-Kongens Enghave</text:p>
          </table:table-cell>
          <table:table-cell office:value-type="string">
            <text:p>1015240000000</text:p>
          </table:table-cell>
          <table:table-cell office:value-type="string">
            <text:p>Oehlenschlægersgade</text:p>
          </table:table-cell>
          <table:table-cell office:value-type="float" office:value="287">
            <text:p>287</text:p>
          </table:table-cell>
          <table:table-cell office:value-type="float" office:value="341">
            <text:p>34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366">
            <text:p>7366</text:p>
          </table:table-cell>
          <table:table-cell office:value-type="string">
            <text:p>Brønshøj-Husum</text:p>
          </table:table-cell>
          <table:table-cell office:value-type="string">
            <text:p>1013824000000</text:p>
          </table:table-cell>
          <table:table-cell office:value-type="string">
            <text:p>Kobbelvænget</text:p>
          </table:table-cell>
          <table:table-cell office:value-type="float" office:value="428">
            <text:p>428</text:p>
          </table:table-cell>
          <table:table-cell office:value-type="float" office:value="635">
            <text:p>63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367">
            <text:p>7367</text:p>
          </table:table-cell>
          <table:table-cell office:value-type="string">
            <text:p>Brønshøj-Husum</text:p>
          </table:table-cell>
          <table:table-cell office:value-type="string">
            <text:p>1013824000000</text:p>
          </table:table-cell>
          <table:table-cell office:value-type="string">
            <text:p>Kobbelvænget</text:p>
          </table:table-cell>
          <table:table-cell office:value-type="float" office:value="635">
            <text:p>635</text:p>
          </table:table-cell>
          <table:table-cell office:value-type="float" office:value="1013">
            <text:p>101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68">
            <text:p>7368</text:p>
          </table:table-cell>
          <table:table-cell office:value-type="string">
            <text:p>Brønshøj-Husum</text:p>
          </table:table-cell>
          <table:table-cell office:value-type="string">
            <text:p>1016028000000</text:p>
          </table:table-cell>
          <table:table-cell office:value-type="string">
            <text:p>Ruten</text:p>
          </table:table-cell>
          <table:table-cell office:value-type="float" office:value="521">
            <text:p>521</text:p>
          </table:table-cell>
          <table:table-cell office:value-type="float" office:value="1248">
            <text:p>124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69">
            <text:p>7369</text:p>
          </table:table-cell>
          <table:table-cell office:value-type="string">
            <text:p>Brønshøj-Husum</text:p>
          </table:table-cell>
          <table:table-cell office:value-type="string">
            <text:p>1016028000000</text:p>
          </table:table-cell>
          <table:table-cell office:value-type="string">
            <text:p>Ruten</text:p>
          </table:table-cell>
          <table:table-cell office:value-type="float" office:value="1248">
            <text:p>1248</text:p>
          </table:table-cell>
          <table:table-cell office:value-type="float" office:value="1698">
            <text:p>169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370">
            <text:p>7370</text:p>
          </table:table-cell>
          <table:table-cell office:value-type="string">
            <text:p>Brønshøj-Husum</text:p>
          </table:table-cell>
          <table:table-cell office:value-type="string">
            <text:p>1012890000000</text:p>
          </table:table-cell>
          <table:table-cell office:value-type="string">
            <text:p>Hillerødmotorvejen</text:p>
          </table:table-cell>
          <table:table-cell office:value-type="float" office:value="6206">
            <text:p>6206</text:p>
          </table:table-cell>
          <table:table-cell office:value-type="float" office:value="7135">
            <text:p>713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71">
            <text:p>7371</text:p>
          </table:table-cell>
          <table:table-cell office:value-type="string">
            <text:p>Bispebjerg</text:p>
          </table:table-cell>
          <table:table-cell office:value-type="string">
            <text:p>1010760020000</text:p>
          </table:table-cell>
          <table:table-cell office:value-type="string">
            <text:p>Borups Allé</text:p>
          </table:table-cell>
          <table:table-cell office:value-type="float" office:value="406">
            <text:p>406</text:p>
          </table:table-cell>
          <table:table-cell office:value-type="float" office:value="554">
            <text:p>554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72">
            <text:p>7372</text:p>
          </table:table-cell>
          <table:table-cell office:value-type="string">
            <text:p>Vanløse</text:p>
          </table:table-cell>
          <table:table-cell office:value-type="string">
            <text:p>1010760070000</text:p>
          </table:table-cell>
          <table:table-cell office:value-type="string">
            <text:p>Borups Allé</text:p>
          </table:table-cell>
          <table:table-cell office:value-type="float" office:value="435">
            <text:p>435</text:p>
          </table:table-cell>
          <table:table-cell office:value-type="float" office:value="581">
            <text:p>58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73">
            <text:p>7373</text:p>
          </table:table-cell>
          <table:table-cell office:value-type="string">
            <text:p>Bispebjerg</text:p>
          </table:table-cell>
          <table:table-cell office:value-type="string">
            <text:p>1014920000000</text:p>
          </table:table-cell>
          <table:table-cell office:value-type="string">
            <text:p>Mågevej</text:p>
          </table:table-cell>
          <table:table-cell office:value-type="float" office:value="267">
            <text:p>267</text:p>
          </table:table-cell>
          <table:table-cell office:value-type="float" office:value="903">
            <text:p>90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74">
            <text:p>7374</text:p>
          </table:table-cell>
          <table:table-cell office:value-type="string">
            <text:p>Vanløse</text:p>
          </table:table-cell>
          <table:table-cell office:value-type="string">
            <text:p>1013120000000</text:p>
          </table:table-cell>
          <table:table-cell office:value-type="string">
            <text:p>Hvidkildevej</text:p>
          </table:table-cell>
          <table:table-cell office:value-type="float" office:value="156">
            <text:p>156</text:p>
          </table:table-cell>
          <table:table-cell office:value-type="float" office:value="574">
            <text:p>57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375">
            <text:p>7375</text:p>
          </table:table-cell>
          <table:table-cell office:value-type="string">
            <text:p>Vanløse</text:p>
          </table:table-cell>
          <table:table-cell office:value-type="string">
            <text:p>1013120000000</text:p>
          </table:table-cell>
          <table:table-cell office:value-type="string">
            <text:p>Hvidkildevej</text:p>
          </table:table-cell>
          <table:table-cell office:value-type="float" office:value="574">
            <text:p>574</text:p>
          </table:table-cell>
          <table:table-cell office:value-type="float" office:value="1001">
            <text:p>100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34">
            <text:p>7134</text:p>
          </table:table-cell>
          <table:table-cell office:value-type="string">
            <text:p>Brønshøj-Husum</text:p>
          </table:table-cell>
          <table:table-cell office:value-type="string">
            <text:p>1016892000000</text:p>
          </table:table-cell>
          <table:table-cell office:value-type="string">
            <text:p>Stenmaglevej</text:p>
          </table:table-cell>
          <table:table-cell office:value-type="float" office:value="342">
            <text:p>342</text:p>
          </table:table-cell>
          <table:table-cell office:value-type="float" office:value="585">
            <text:p>58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980">
            <text:p>6980</text:p>
          </table:table-cell>
          <table:table-cell office:value-type="string">
            <text:p>Indre By</text:p>
          </table:table-cell>
          <table:table-cell office:value-type="string">
            <text:p>1018436000000</text:p>
          </table:table-cell>
          <table:table-cell office:value-type="string">
            <text:p>Voldmestergade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135">
            <text:p>7135</text:p>
          </table:table-cell>
          <table:table-cell office:value-type="string">
            <text:p>Brønshøj-Husum</text:p>
          </table:table-cell>
          <table:table-cell office:value-type="string">
            <text:p>1016892000000</text:p>
          </table:table-cell>
          <table:table-cell office:value-type="string">
            <text:p>Stenmaglevej</text:p>
          </table:table-cell>
          <table:table-cell office:value-type="float" office:value="585">
            <text:p>585</text:p>
          </table:table-cell>
          <table:table-cell office:value-type="float" office:value="730">
            <text:p>7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36">
            <text:p>7136</text:p>
          </table:table-cell>
          <table:table-cell office:value-type="string">
            <text:p>Brønshøj-Husum</text:p>
          </table:table-cell>
          <table:table-cell office:value-type="string">
            <text:p>1012208000000</text:p>
          </table:table-cell>
          <table:table-cell office:value-type="string">
            <text:p>Gislingevej</text:p>
          </table:table-cell>
          <table:table-cell office:value-type="float" office:value="100">
            <text:p>100</text:p>
          </table:table-cell>
          <table:table-cell office:value-type="float" office:value="411">
            <text:p>41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137">
            <text:p>7137</text:p>
          </table:table-cell>
          <table:table-cell office:value-type="string">
            <text:p>Brønshøj-Husum</text:p>
          </table:table-cell>
          <table:table-cell office:value-type="string">
            <text:p>1013220800000</text:p>
          </table:table-cell>
          <table:table-cell office:value-type="string">
            <text:p>Højstrupvej</text:p>
          </table:table-cell>
          <table:table-cell office:value-type="float" office:value="951">
            <text:p>951</text:p>
          </table:table-cell>
          <table:table-cell office:value-type="float" office:value="1940">
            <text:p>194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19">
            <text:p>7219</text:p>
          </table:table-cell>
          <table:table-cell office:value-type="string">
            <text:p>Amager Øst</text:p>
          </table:table-cell>
          <table:table-cell office:value-type="string">
            <text:p>1015284000000</text:p>
          </table:table-cell>
          <table:table-cell office:value-type="string">
            <text:p>Oliebladsgade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38">
            <text:p>7138</text:p>
          </table:table-cell>
          <table:table-cell office:value-type="string">
            <text:p>Brønshøj-Husum</text:p>
          </table:table-cell>
          <table:table-cell office:value-type="string">
            <text:p>1014348000000</text:p>
          </table:table-cell>
          <table:table-cell office:value-type="string">
            <text:p>Lindholmsvej</text:p>
          </table:table-cell>
          <table:table-cell office:value-type="float" office:value="299">
            <text:p>299</text:p>
          </table:table-cell>
          <table:table-cell office:value-type="float" office:value="596">
            <text:p>59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139">
            <text:p>7139</text:p>
          </table:table-cell>
          <table:table-cell office:value-type="string">
            <text:p>Brønshøj-Husum</text:p>
          </table:table-cell>
          <table:table-cell office:value-type="string">
            <text:p>1014348000000</text:p>
          </table:table-cell>
          <table:table-cell office:value-type="string">
            <text:p>Lindholmsvej</text:p>
          </table:table-cell>
          <table:table-cell office:value-type="float" office:value="596">
            <text:p>596</text:p>
          </table:table-cell>
          <table:table-cell office:value-type="float" office:value="612">
            <text:p>61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40">
            <text:p>7140</text:p>
          </table:table-cell>
          <table:table-cell office:value-type="string">
            <text:p>Brønshøj-Husum</text:p>
          </table:table-cell>
          <table:table-cell office:value-type="string">
            <text:p>1016728000000</text:p>
          </table:table-cell>
          <table:table-cell office:value-type="string">
            <text:p>Sonnerupvej</text:p>
          </table:table-cell>
          <table:table-cell office:value-type="float" office:value="228">
            <text:p>228</text:p>
          </table:table-cell>
          <table:table-cell office:value-type="float" office:value="499">
            <text:p>49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300">
            <text:p>7300</text:p>
          </table:table-cell>
          <table:table-cell office:value-type="string">
            <text:p>Østerbro</text:p>
          </table:table-cell>
          <table:table-cell office:value-type="string">
            <text:p>1015956000000</text:p>
          </table:table-cell>
          <table:table-cell office:value-type="string">
            <text:p>Rosenvængets Sideallé</text:p>
          </table:table-cell>
          <table:table-cell office:value-type="float" office:value="101">
            <text:p>101</text:p>
          </table:table-cell>
          <table:table-cell office:value-type="float" office:value="116">
            <text:p>11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142">
            <text:p>7142</text:p>
          </table:table-cell>
          <table:table-cell office:value-type="string">
            <text:p>Amager Vest</text:p>
          </table:table-cell>
          <table:table-cell office:value-type="string">
            <text:p>1010232000000</text:p>
          </table:table-cell>
          <table:table-cell office:value-type="string">
            <text:p>Artillerivej</text:p>
          </table:table-cell>
          <table:table-cell office:value-type="float" office:value="362">
            <text:p>362</text:p>
          </table:table-cell>
          <table:table-cell office:value-type="float" office:value="1776">
            <text:p>177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43">
            <text:p>7143</text:p>
          </table:table-cell>
          <table:table-cell office:value-type="string">
            <text:p>Amager Vest</text:p>
          </table:table-cell>
          <table:table-cell office:value-type="string">
            <text:p>1010232000000</text:p>
          </table:table-cell>
          <table:table-cell office:value-type="string">
            <text:p>Artillerivej</text:p>
          </table:table-cell>
          <table:table-cell office:value-type="float" office:value="1776">
            <text:p>1776</text:p>
          </table:table-cell>
          <table:table-cell office:value-type="float" office:value="3086">
            <text:p>308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77">
            <text:p>7177</text:p>
          </table:table-cell>
          <table:table-cell office:value-type="string">
            <text:p>Amager Vest</text:p>
          </table:table-cell>
          <table:table-cell office:value-type="string">
            <text:p>1013300000000</text:p>
          </table:table-cell>
          <table:table-cell office:value-type="string">
            <text:p>Islands Brygge</text:p>
          </table:table-cell>
          <table:table-cell office:value-type="float" office:value="821">
            <text:p>821</text:p>
          </table:table-cell>
          <table:table-cell office:value-type="float" office:value="1545">
            <text:p>154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7178">
            <text:p>7178</text:p>
          </table:table-cell>
          <table:table-cell office:value-type="string">
            <text:p>Indre By</text:p>
          </table:table-cell>
          <table:table-cell office:value-type="string">
            <text:p>1015772000000</text:p>
          </table:table-cell>
          <table:table-cell office:value-type="string">
            <text:p>Refshalevej</text:p>
          </table:table-cell>
          <table:table-cell office:value-type="float" office:value="1343">
            <text:p>1343</text:p>
          </table:table-cell>
          <table:table-cell office:value-type="float" office:value="2169">
            <text:p>216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79">
            <text:p>7179</text:p>
          </table:table-cell>
          <table:table-cell office:value-type="string">
            <text:p>Indre By</text:p>
          </table:table-cell>
          <table:table-cell office:value-type="string">
            <text:p>1015772000000</text:p>
          </table:table-cell>
          <table:table-cell office:value-type="string">
            <text:p>Refshalevej</text:p>
          </table:table-cell>
          <table:table-cell office:value-type="float" office:value="2169">
            <text:p>2169</text:p>
          </table:table-cell>
          <table:table-cell office:value-type="float" office:value="4067">
            <text:p>406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80">
            <text:p>7180</text:p>
          </table:table-cell>
          <table:table-cell office:value-type="string">
            <text:p>Indre By</text:p>
          </table:table-cell>
          <table:table-cell office:value-type="string">
            <text:p>1011478000000</text:p>
          </table:table-cell>
          <table:table-cell office:value-type="string">
            <text:p>Ekvipagemestervej</text:p>
          </table:table-cell>
          <table:table-cell office:value-type="float" office:value="248">
            <text:p>248</text:p>
          </table:table-cell>
          <table:table-cell office:value-type="float" office:value="330">
            <text:p>33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6615">
            <text:p>6615</text:p>
          </table:table-cell>
          <table:table-cell office:value-type="string">
            <text:p>Valby</text:p>
          </table:table-cell>
          <table:table-cell office:value-type="string">
            <text:p>1017520000000</text:p>
          </table:table-cell>
          <table:table-cell office:value-type="string">
            <text:p>Toftebakkevej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83">
            <text:p>7183</text:p>
          </table:table-cell>
          <table:table-cell office:value-type="string">
            <text:p>Brønshøj-Husum</text:p>
          </table:table-cell>
          <table:table-cell office:value-type="string">
            <text:p>1016728000000</text:p>
          </table:table-cell>
          <table:table-cell office:value-type="string">
            <text:p>Sonnerupvej</text:p>
          </table:table-cell>
          <table:table-cell office:value-type="float" office:value="499">
            <text:p>499</text:p>
          </table:table-cell>
          <table:table-cell office:value-type="float" office:value="1309">
            <text:p>130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84">
            <text:p>7184</text:p>
          </table:table-cell>
          <table:table-cell office:value-type="string">
            <text:p>Brønshøj-Husum</text:p>
          </table:table-cell>
          <table:table-cell office:value-type="string">
            <text:p>1013104000000</text:p>
          </table:table-cell>
          <table:table-cell office:value-type="string">
            <text:p>Hvalsøvej</text:p>
          </table:table-cell>
          <table:table-cell office:value-type="float" office:value="261">
            <text:p>261</text:p>
          </table:table-cell>
          <table:table-cell office:value-type="float" office:value="676">
            <text:p>6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85">
            <text:p>7185</text:p>
          </table:table-cell>
          <table:table-cell office:value-type="string">
            <text:p>Brønshøj-Husum</text:p>
          </table:table-cell>
          <table:table-cell office:value-type="string">
            <text:p>1012684000000</text:p>
          </table:table-cell>
          <table:table-cell office:value-type="string">
            <text:p>Havdrupvej</text:p>
          </table:table-cell>
          <table:table-cell office:value-type="float" office:value="419">
            <text:p>419</text:p>
          </table:table-cell>
          <table:table-cell office:value-type="float" office:value="632">
            <text:p>63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186">
            <text:p>7186</text:p>
          </table:table-cell>
          <table:table-cell office:value-type="string">
            <text:p>Brønshøj-Husum</text:p>
          </table:table-cell>
          <table:table-cell office:value-type="string">
            <text:p>1012684000000</text:p>
          </table:table-cell>
          <table:table-cell office:value-type="string">
            <text:p>Havdrupvej</text:p>
          </table:table-cell>
          <table:table-cell office:value-type="float" office:value="632">
            <text:p>632</text:p>
          </table:table-cell>
          <table:table-cell office:value-type="float" office:value="803">
            <text:p>80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87">
            <text:p>7187</text:p>
          </table:table-cell>
          <table:table-cell office:value-type="string">
            <text:p>Brønshøj-Husum</text:p>
          </table:table-cell>
          <table:table-cell office:value-type="string">
            <text:p>1012684000000</text:p>
          </table:table-cell>
          <table:table-cell office:value-type="string">
            <text:p>Havdrupvej</text:p>
          </table:table-cell>
          <table:table-cell office:value-type="float" office:value="803">
            <text:p>803</text:p>
          </table:table-cell>
          <table:table-cell office:value-type="float" office:value="1122">
            <text:p>112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188">
            <text:p>7188</text:p>
          </table:table-cell>
          <table:table-cell office:value-type="string">
            <text:p>Brønshøj-Husum</text:p>
          </table:table-cell>
          <table:table-cell office:value-type="string">
            <text:p>1011800000000</text:p>
          </table:table-cell>
          <table:table-cell office:value-type="string">
            <text:p>Fjenneslevvej</text:p>
          </table:table-cell>
          <table:table-cell office:value-type="float" office:value="228">
            <text:p>228</text:p>
          </table:table-cell>
          <table:table-cell office:value-type="float" office:value="286">
            <text:p>28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301">
            <text:p>7301</text:p>
          </table:table-cell>
          <table:table-cell office:value-type="string">
            <text:p>Østerbro</text:p>
          </table:table-cell>
          <table:table-cell office:value-type="string">
            <text:p>1015956000000</text:p>
          </table:table-cell>
          <table:table-cell office:value-type="string">
            <text:p>Rosenvængets Sideallé</text:p>
          </table:table-cell>
          <table:table-cell office:value-type="float" office:value="116">
            <text:p>116</text:p>
          </table:table-cell>
          <table:table-cell office:value-type="float" office:value="145">
            <text:p>14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02">
            <text:p>7302</text:p>
          </table:table-cell>
          <table:table-cell office:value-type="string">
            <text:p>Østerbro</text:p>
          </table:table-cell>
          <table:table-cell office:value-type="string">
            <text:p>1012092800000</text:p>
          </table:table-cell>
          <table:table-cell office:value-type="string">
            <text:p>Gammel Kalkbrænderi Vej</text:p>
          </table:table-cell>
          <table:table-cell office:value-type="float" office:value="482">
            <text:p>482</text:p>
          </table:table-cell>
          <table:table-cell office:value-type="float" office:value="546">
            <text:p>54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03">
            <text:p>7303</text:p>
          </table:table-cell>
          <table:table-cell office:value-type="string">
            <text:p>Østerbro</text:p>
          </table:table-cell>
          <table:table-cell office:value-type="string">
            <text:p>1012092800000</text:p>
          </table:table-cell>
          <table:table-cell office:value-type="string">
            <text:p>Gammel Kalkbrænderi Vej</text:p>
          </table:table-cell>
          <table:table-cell office:value-type="float" office:value="546">
            <text:p>546</text:p>
          </table:table-cell>
          <table:table-cell office:value-type="float" office:value="604">
            <text:p>60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189">
            <text:p>7189</text:p>
          </table:table-cell>
          <table:table-cell office:value-type="string">
            <text:p>Brønshøj-Husum</text:p>
          </table:table-cell>
          <table:table-cell office:value-type="string">
            <text:p>1010260000000</text:p>
          </table:table-cell>
          <table:table-cell office:value-type="string">
            <text:p>Astrupvej</text:p>
          </table:table-cell>
          <table:table-cell office:value-type="float" office:value="130">
            <text:p>130</text:p>
          </table:table-cell>
          <table:table-cell office:value-type="float" office:value="647">
            <text:p>64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190">
            <text:p>7190</text:p>
          </table:table-cell>
          <table:table-cell office:value-type="string">
            <text:p>Brønshøj-Husum</text:p>
          </table:table-cell>
          <table:table-cell office:value-type="string">
            <text:p>1010260000000</text:p>
          </table:table-cell>
          <table:table-cell office:value-type="string">
            <text:p>Astrupvej</text:p>
          </table:table-cell>
          <table:table-cell office:value-type="float" office:value="647">
            <text:p>647</text:p>
          </table:table-cell>
          <table:table-cell office:value-type="float" office:value="902">
            <text:p>90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91">
            <text:p>7191</text:p>
          </table:table-cell>
          <table:table-cell office:value-type="string">
            <text:p>Vanløse</text:p>
          </table:table-cell>
          <table:table-cell office:value-type="string">
            <text:p>1011020000000</text:p>
          </table:table-cell>
          <table:table-cell office:value-type="string">
            <text:p>Bækkeskovvej</text:p>
          </table:table-cell>
          <table:table-cell office:value-type="float" office:value="39">
            <text:p>39</text:p>
          </table:table-cell>
          <table:table-cell office:value-type="float" office:value="390">
            <text:p>39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192">
            <text:p>7192</text:p>
          </table:table-cell>
          <table:table-cell office:value-type="string">
            <text:p>Vanløse</text:p>
          </table:table-cell>
          <table:table-cell office:value-type="string">
            <text:p>1011020000000</text:p>
          </table:table-cell>
          <table:table-cell office:value-type="string">
            <text:p>Bækkeskovvej</text:p>
          </table:table-cell>
          <table:table-cell office:value-type="float" office:value="390">
            <text:p>390</text:p>
          </table:table-cell>
          <table:table-cell office:value-type="float" office:value="642">
            <text:p>64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93">
            <text:p>7193</text:p>
          </table:table-cell>
          <table:table-cell office:value-type="string">
            <text:p>Vanløse</text:p>
          </table:table-cell>
          <table:table-cell office:value-type="string">
            <text:p>1011020000000</text:p>
          </table:table-cell>
          <table:table-cell office:value-type="string">
            <text:p>Bækkeskovvej</text:p>
          </table:table-cell>
          <table:table-cell office:value-type="float" office:value="642">
            <text:p>642</text:p>
          </table:table-cell>
          <table:table-cell office:value-type="float" office:value="738">
            <text:p>73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195">
            <text:p>7195</text:p>
          </table:table-cell>
          <table:table-cell office:value-type="string">
            <text:p>Østerbro</text:p>
          </table:table-cell>
          <table:table-cell office:value-type="string">
            <text:p>1014984000000</text:p>
          </table:table-cell>
          <table:table-cell office:value-type="string">
            <text:p>Niels W. Gades Gade</text:p>
          </table:table-cell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98">
            <text:p>7198</text:p>
          </table:table-cell>
          <table:table-cell office:value-type="string">
            <text:p>Østerbro</text:p>
          </table:table-cell>
          <table:table-cell office:value-type="string">
            <text:p>1014020000000</text:p>
          </table:table-cell>
          <table:table-cell office:value-type="string">
            <text:p>Kuhlausgade</text:p>
          </table:table-cell>
          <table:table-cell office:value-type="float" office:value="51">
            <text:p>51</text:p>
          </table:table-cell>
          <table:table-cell office:value-type="float" office:value="75">
            <text:p>7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01">
            <text:p>7201</text:p>
          </table:table-cell>
          <table:table-cell office:value-type="string">
            <text:p>Østerbro</text:p>
          </table:table-cell>
          <table:table-cell office:value-type="string">
            <text:p>1018272000000</text:p>
          </table:table-cell>
          <table:table-cell office:value-type="string">
            <text:p>Weysesgade</text:p>
          </table:table-cell>
          <table:table-cell office:value-type="float" office:value="57">
            <text:p>57</text:p>
          </table:table-cell>
          <table:table-cell office:value-type="float" office:value="81">
            <text:p>8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15">
            <text:p>5915</text:p>
          </table:table-cell>
          <table:table-cell office:value-type="string">
            <text:p>Vesterbro-Kongens Enghave</text:p>
          </table:table-cell>
          <table:table-cell office:value-type="string">
            <text:p>1017352020000</text:p>
          </table:table-cell>
          <table:table-cell office:value-type="string">
            <text:p>Teglholmsgade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99">
            <text:p>7199</text:p>
          </table:table-cell>
          <table:table-cell office:value-type="string">
            <text:p>Østerbro</text:p>
          </table:table-cell>
          <table:table-cell office:value-type="string">
            <text:p>1014020000000</text:p>
          </table:table-cell>
          <table:table-cell office:value-type="string">
            <text:p>Kuhlausgade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00">
            <text:p>7200</text:p>
          </table:table-cell>
          <table:table-cell office:value-type="string">
            <text:p>Østerbro</text:p>
          </table:table-cell>
          <table:table-cell office:value-type="string">
            <text:p>1014020000000</text:p>
          </table:table-cell>
          <table:table-cell office:value-type="string">
            <text:p>Kuhlausgade</text:p>
          </table:table-cell>
          <table:table-cell office:value-type="float" office:value="148">
            <text:p>148</text:p>
          </table:table-cell>
          <table:table-cell office:value-type="float" office:value="228">
            <text:p>228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194">
            <text:p>7194</text:p>
          </table:table-cell>
          <table:table-cell office:value-type="string">
            <text:p>Østerbro</text:p>
          </table:table-cell>
          <table:table-cell office:value-type="string">
            <text:p>1012752000000</text:p>
          </table:table-cell>
          <table:table-cell office:value-type="string">
            <text:p>Heisesgade</text:p>
          </table:table-cell>
          <table:table-cell office:value-type="float" office:value="143">
            <text:p>143</text:p>
          </table:table-cell>
          <table:table-cell office:value-type="float" office:value="229">
            <text:p>229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202">
            <text:p>7202</text:p>
          </table:table-cell>
          <table:table-cell office:value-type="string">
            <text:p>Østerbro</text:p>
          </table:table-cell>
          <table:table-cell office:value-type="string">
            <text:p>1018272000000</text:p>
          </table:table-cell>
          <table:table-cell office:value-type="string">
            <text:p>Weysesgade</text:p>
          </table:table-cell>
          <table:table-cell office:value-type="float" office:value="81">
            <text:p>81</text:p>
          </table:table-cell>
          <table:table-cell office:value-type="float" office:value="143">
            <text:p>14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03">
            <text:p>7203</text:p>
          </table:table-cell>
          <table:table-cell office:value-type="string">
            <text:p>Østerbro</text:p>
          </table:table-cell>
          <table:table-cell office:value-type="string">
            <text:p>1018272000000</text:p>
          </table:table-cell>
          <table:table-cell office:value-type="string">
            <text:p>Weysesgade</text:p>
          </table:table-cell>
          <table:table-cell office:value-type="float" office:value="143">
            <text:p>143</text:p>
          </table:table-cell>
          <table:table-cell office:value-type="float" office:value="228">
            <text:p>228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205">
            <text:p>7205</text:p>
          </table:table-cell>
          <table:table-cell office:value-type="string">
            <text:p>Østerbro</text:p>
          </table:table-cell>
          <table:table-cell office:value-type="string">
            <text:p>1010468000000</text:p>
          </table:table-cell>
          <table:table-cell office:value-type="string">
            <text:p>Berggreensgade</text:p>
          </table:table-cell>
          <table:table-cell office:value-type="float" office:value="84">
            <text:p>84</text:p>
          </table:table-cell>
          <table:table-cell office:value-type="float" office:value="120">
            <text:p>1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07">
            <text:p>7207</text:p>
          </table:table-cell>
          <table:table-cell office:value-type="string">
            <text:p>Østerbro</text:p>
          </table:table-cell>
          <table:table-cell office:value-type="string">
            <text:p>1010468000000</text:p>
          </table:table-cell>
          <table:table-cell office:value-type="string">
            <text:p>Berggreensgade</text:p>
          </table:table-cell>
          <table:table-cell office:value-type="float" office:value="170">
            <text:p>170</text:p>
          </table:table-cell>
          <table:table-cell office:value-type="float" office:value="208">
            <text:p>20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08">
            <text:p>7208</text:p>
          </table:table-cell>
          <table:table-cell office:value-type="string">
            <text:p>Østerbro</text:p>
          </table:table-cell>
          <table:table-cell office:value-type="string">
            <text:p>1018160000000</text:p>
          </table:table-cell>
          <table:table-cell office:value-type="string">
            <text:p>Vennemindevej</text:p>
          </table:table-cell>
          <table:table-cell office:value-type="float" office:value="689">
            <text:p>689</text:p>
          </table:table-cell>
          <table:table-cell office:value-type="float" office:value="736">
            <text:p>73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10">
            <text:p>7210</text:p>
          </table:table-cell>
          <table:table-cell office:value-type="string">
            <text:p>Østerbro</text:p>
          </table:table-cell>
          <table:table-cell office:value-type="string">
            <text:p>1015108000000</text:p>
          </table:table-cell>
          <table:table-cell office:value-type="string">
            <text:p>Nygårdsvej</text:p>
          </table:table-cell>
          <table:table-cell office:value-type="float" office:value="553">
            <text:p>553</text:p>
          </table:table-cell>
          <table:table-cell office:value-type="float" office:value="753">
            <text:p>75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11">
            <text:p>7211</text:p>
          </table:table-cell>
          <table:table-cell office:value-type="string">
            <text:p>Østerbro</text:p>
          </table:table-cell>
          <table:table-cell office:value-type="string">
            <text:p>1011720000000</text:p>
          </table:table-cell>
          <table:table-cell office:value-type="string">
            <text:p>Fanøgade</text:p>
          </table:table-cell>
          <table:table-cell office:value-type="float" office:value="176">
            <text:p>176</text:p>
          </table:table-cell>
          <table:table-cell office:value-type="float" office:value="373">
            <text:p>37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23">
            <text:p>7223</text:p>
          </table:table-cell>
          <table:table-cell office:value-type="string">
            <text:p>Amager Vest</text:p>
          </table:table-cell>
          <table:table-cell office:value-type="string">
            <text:p>1011212000000</text:p>
          </table:table-cell>
          <table:table-cell office:value-type="string">
            <text:p>Dagøgade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12">
            <text:p>7212</text:p>
          </table:table-cell>
          <table:table-cell office:value-type="string">
            <text:p>Indre By</text:p>
          </table:table-cell>
          <table:table-cell office:value-type="string">
            <text:p>1011776000000</text:p>
          </table:table-cell>
          <table:table-cell office:value-type="string">
            <text:p>Fiolstræde</text:p>
          </table:table-cell>
          <table:table-cell office:value-type="float" office:value="0">
            <text:p>0</text:p>
          </table:table-cell>
          <table:table-cell office:value-type="float" office:value="447">
            <text:p>44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13">
            <text:p>7213</text:p>
          </table:table-cell>
          <table:table-cell office:value-type="string">
            <text:p>Amager Vest</text:p>
          </table:table-cell>
          <table:table-cell office:value-type="string">
            <text:p>1018541130000</text:p>
          </table:table-cell>
          <table:table-cell office:value-type="string">
            <text:p>Ørestads Boulevard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14">
            <text:p>7214</text:p>
          </table:table-cell>
          <table:table-cell office:value-type="string">
            <text:p>Amager Øst</text:p>
          </table:table-cell>
          <table:table-cell office:value-type="string">
            <text:p>1015588820000</text:p>
          </table:table-cell>
          <table:table-cell office:value-type="string">
            <text:p>Prags Boulevard</text:p>
          </table:table-cell>
          <table:table-cell office:value-type="float" office:value="1050">
            <text:p>1050</text:p>
          </table:table-cell>
          <table:table-cell office:value-type="float" office:value="1513">
            <text:p>151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16">
            <text:p>7216</text:p>
          </table:table-cell>
          <table:table-cell office:value-type="string">
            <text:p>Indre By</text:p>
          </table:table-cell>
          <table:table-cell office:value-type="string">
            <text:p>1011356020000</text:p>
          </table:table-cell>
          <table:table-cell office:value-type="string">
            <text:p>Dronningens Tværgade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17">
            <text:p>7217</text:p>
          </table:table-cell>
          <table:table-cell office:value-type="string">
            <text:p>Valby</text:p>
          </table:table-cell>
          <table:table-cell office:value-type="string">
            <text:p>1014132020000</text:p>
          </table:table-cell>
          <table:table-cell office:value-type="string">
            <text:p>Langagervej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05">
            <text:p>7305</text:p>
          </table:table-cell>
          <table:table-cell office:value-type="string">
            <text:p>Østerbro</text:p>
          </table:table-cell>
          <table:table-cell office:value-type="string">
            <text:p>1015716000000</text:p>
          </table:table-cell>
          <table:table-cell office:value-type="string">
            <text:p>Randersgade</text:p>
          </table:table-cell>
          <table:table-cell office:value-type="float" office:value="426">
            <text:p>426</text:p>
          </table:table-cell>
          <table:table-cell office:value-type="float" office:value="674">
            <text:p>67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06">
            <text:p>7306</text:p>
          </table:table-cell>
          <table:table-cell office:value-type="string">
            <text:p>Østerbro</text:p>
          </table:table-cell>
          <table:table-cell office:value-type="string">
            <text:p>1015716000000</text:p>
          </table:table-cell>
          <table:table-cell office:value-type="string">
            <text:p>Randersgade</text:p>
          </table:table-cell>
          <table:table-cell office:value-type="float" office:value="674">
            <text:p>674</text:p>
          </table:table-cell>
          <table:table-cell office:value-type="float" office:value="805">
            <text:p>80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307">
            <text:p>7307</text:p>
          </table:table-cell>
          <table:table-cell office:value-type="string">
            <text:p>Østerbro</text:p>
          </table:table-cell>
          <table:table-cell office:value-type="string">
            <text:p>1015716000000</text:p>
          </table:table-cell>
          <table:table-cell office:value-type="string">
            <text:p>Randersgade</text:p>
          </table:table-cell>
          <table:table-cell office:value-type="float" office:value="805">
            <text:p>805</text:p>
          </table:table-cell>
          <table:table-cell office:value-type="float" office:value="882">
            <text:p>88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20">
            <text:p>6920</text:p>
          </table:table-cell>
          <table:table-cell office:value-type="string">
            <text:p>Amager Vest</text:p>
          </table:table-cell>
          <table:table-cell office:value-type="string">
            <text:p>1010824000000</text:p>
          </table:table-cell>
          <table:table-cell office:value-type="string">
            <text:p>Breidablik Allé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209">
            <text:p>7209</text:p>
          </table:table-cell>
          <table:table-cell office:value-type="string">
            <text:p>Østerbro</text:p>
          </table:table-cell>
          <table:table-cell office:value-type="string">
            <text:p>1015108000000</text:p>
          </table:table-cell>
          <table:table-cell office:value-type="string">
            <text:p>Nygårdsvej</text:p>
          </table:table-cell>
          <table:table-cell office:value-type="float" office:value="273">
            <text:p>273</text:p>
          </table:table-cell>
          <table:table-cell office:value-type="float" office:value="553">
            <text:p>55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08">
            <text:p>7308</text:p>
          </table:table-cell>
          <table:table-cell office:value-type="string">
            <text:p>Østerbro</text:p>
          </table:table-cell>
          <table:table-cell office:value-type="string">
            <text:p>1017000000000</text:p>
          </table:table-cell>
          <table:table-cell office:value-type="string">
            <text:p>Strandpromenaden</text:p>
          </table:table-cell>
          <table:table-cell office:value-type="float" office:value="129">
            <text:p>129</text:p>
          </table:table-cell>
          <table:table-cell office:value-type="float" office:value="412">
            <text:p>41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09">
            <text:p>7309</text:p>
          </table:table-cell>
          <table:table-cell office:value-type="string">
            <text:p>Østerbro</text:p>
          </table:table-cell>
          <table:table-cell office:value-type="string">
            <text:p>1017000000000</text:p>
          </table:table-cell>
          <table:table-cell office:value-type="string">
            <text:p>Strandpromenaden</text:p>
          </table:table-cell>
          <table:table-cell office:value-type="float" office:value="412">
            <text:p>412</text:p>
          </table:table-cell>
          <table:table-cell office:value-type="float" office:value="648">
            <text:p>64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10">
            <text:p>7310</text:p>
          </table:table-cell>
          <table:table-cell office:value-type="string">
            <text:p>Brønshøj-Husum</text:p>
          </table:table-cell>
          <table:table-cell office:value-type="string">
            <text:p>1015980000000</text:p>
          </table:table-cell>
          <table:table-cell office:value-type="string">
            <text:p>Rostgaardsvej</text:p>
          </table:table-cell>
          <table:table-cell office:value-type="float" office:value="210">
            <text:p>210</text:p>
          </table:table-cell>
          <table:table-cell office:value-type="float" office:value="278">
            <text:p>27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11">
            <text:p>7311</text:p>
          </table:table-cell>
          <table:table-cell office:value-type="string">
            <text:p>Brønshøj-Husum</text:p>
          </table:table-cell>
          <table:table-cell office:value-type="string">
            <text:p>1011280000000</text:p>
          </table:table-cell>
          <table:table-cell office:value-type="string">
            <text:p>Degnemose Allé</text:p>
          </table:table-cell>
          <table:table-cell office:value-type="float" office:value="141">
            <text:p>141</text:p>
          </table:table-cell>
          <table:table-cell office:value-type="float" office:value="814">
            <text:p>81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312">
            <text:p>7312</text:p>
          </table:table-cell>
          <table:table-cell office:value-type="string">
            <text:p>Brønshøj-Husum</text:p>
          </table:table-cell>
          <table:table-cell office:value-type="string">
            <text:p>1013252000000</text:p>
          </table:table-cell>
          <table:table-cell office:value-type="string">
            <text:p>Håbets Allé</text:p>
          </table:table-cell>
          <table:table-cell office:value-type="float" office:value="235">
            <text:p>235</text:p>
          </table:table-cell>
          <table:table-cell office:value-type="float" office:value="681">
            <text:p>68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313">
            <text:p>7313</text:p>
          </table:table-cell>
          <table:table-cell office:value-type="string">
            <text:p>Brønshøj-Husum</text:p>
          </table:table-cell>
          <table:table-cell office:value-type="string">
            <text:p>1010224000000</text:p>
          </table:table-cell>
          <table:table-cell office:value-type="string">
            <text:p>Arnesvej</text:p>
          </table:table-cell>
          <table:table-cell office:value-type="float" office:value="258">
            <text:p>258</text:p>
          </table:table-cell>
          <table:table-cell office:value-type="float" office:value="483">
            <text:p>48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314">
            <text:p>7314</text:p>
          </table:table-cell>
          <table:table-cell office:value-type="string">
            <text:p>Brønshøj-Husum</text:p>
          </table:table-cell>
          <table:table-cell office:value-type="string">
            <text:p>1017716000000</text:p>
          </table:table-cell>
          <table:table-cell office:value-type="string">
            <text:p>Tuxensvej</text:p>
          </table:table-cell>
          <table:table-cell office:value-type="float" office:value="110">
            <text:p>110</text:p>
          </table:table-cell>
          <table:table-cell office:value-type="float" office:value="405">
            <text:p>40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315">
            <text:p>7315</text:p>
          </table:table-cell>
          <table:table-cell office:value-type="string">
            <text:p>Bispebjerg</text:p>
          </table:table-cell>
          <table:table-cell office:value-type="string">
            <text:p>1011964000000</text:p>
          </table:table-cell>
          <table:table-cell office:value-type="string">
            <text:p>Frederikssundsvej</text:p>
          </table:table-cell>
          <table:table-cell office:value-type="float" office:value="4870">
            <text:p>4870</text:p>
          </table:table-cell>
          <table:table-cell office:value-type="float" office:value="5474">
            <text:p>547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20">
            <text:p>7220</text:p>
          </table:table-cell>
          <table:table-cell office:value-type="string">
            <text:p>Amager Vest</text:p>
          </table:table-cell>
          <table:table-cell office:value-type="string">
            <text:p>1015833000000</text:p>
          </table:table-cell>
          <table:table-cell office:value-type="string">
            <text:p>Richard Mortensens Vej</text:p>
          </table:table-cell>
          <table:table-cell office:value-type="float" office:value="0">
            <text:p>0</text:p>
          </table:table-cell>
          <table:table-cell office:value-type="float" office:value="810">
            <text:p>8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22">
            <text:p>7222</text:p>
          </table:table-cell>
          <table:table-cell office:value-type="string">
            <text:p>Brønshøj-Husum</text:p>
          </table:table-cell>
          <table:table-cell office:value-type="string">
            <text:p>1015868000000</text:p>
          </table:table-cell>
          <table:table-cell office:value-type="string">
            <text:p>Ringholmvej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16">
            <text:p>7316</text:p>
          </table:table-cell>
          <table:table-cell office:value-type="string">
            <text:p>Brønshøj-Husum</text:p>
          </table:table-cell>
          <table:table-cell office:value-type="string">
            <text:p>1018644000000</text:p>
          </table:table-cell>
          <table:table-cell office:value-type="string">
            <text:p>Åfløjen</text:p>
          </table:table-cell>
          <table:table-cell office:value-type="float" office:value="85">
            <text:p>85</text:p>
          </table:table-cell>
          <table:table-cell office:value-type="float" office:value="307">
            <text:p>30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17">
            <text:p>7317</text:p>
          </table:table-cell>
          <table:table-cell office:value-type="string">
            <text:p>Brønshøj-Husum</text:p>
          </table:table-cell>
          <table:table-cell office:value-type="string">
            <text:p>1017532000000</text:p>
          </table:table-cell>
          <table:table-cell office:value-type="string">
            <text:p>Toften</text:p>
          </table:table-cell>
          <table:table-cell office:value-type="float" office:value="78">
            <text:p>78</text:p>
          </table:table-cell>
          <table:table-cell office:value-type="float" office:value="185">
            <text:p>18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18">
            <text:p>7318</text:p>
          </table:table-cell>
          <table:table-cell office:value-type="string">
            <text:p>Brønshøj-Husum</text:p>
          </table:table-cell>
          <table:table-cell office:value-type="string">
            <text:p>1013824000000</text:p>
          </table:table-cell>
          <table:table-cell office:value-type="string">
            <text:p>Kobbelvænget</text:p>
          </table:table-cell>
          <table:table-cell office:value-type="float" office:value="38">
            <text:p>38</text:p>
          </table:table-cell>
          <table:table-cell office:value-type="float" office:value="208">
            <text:p>20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319">
            <text:p>7319</text:p>
          </table:table-cell>
          <table:table-cell office:value-type="string">
            <text:p>Brønshøj-Husum</text:p>
          </table:table-cell>
          <table:table-cell office:value-type="string">
            <text:p>1013824000000</text:p>
          </table:table-cell>
          <table:table-cell office:value-type="string">
            <text:p>Kobbelvænget</text:p>
          </table:table-cell>
          <table:table-cell office:value-type="float" office:value="208">
            <text:p>208</text:p>
          </table:table-cell>
          <table:table-cell office:value-type="float" office:value="428">
            <text:p>42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58">
            <text:p>6858</text:p>
          </table:table-cell>
          <table:table-cell office:value-type="string">
            <text:p>Østerbro</text:p>
          </table:table-cell>
          <table:table-cell office:value-type="string">
            <text:p>1011246020000</text:p>
          </table:table-cell>
          <table:table-cell office:value-type="string">
            <text:p>Dampfærgevej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20">
            <text:p>7320</text:p>
          </table:table-cell>
          <table:table-cell office:value-type="string">
            <text:p>Brønshøj-Husum</text:p>
          </table:table-cell>
          <table:table-cell office:value-type="string">
            <text:p>1011800000000</text:p>
          </table:table-cell>
          <table:table-cell office:value-type="string">
            <text:p>Fjenneslevvej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22">
            <text:p>7322</text:p>
          </table:table-cell>
          <table:table-cell office:value-type="string">
            <text:p>Amager Øst</text:p>
          </table:table-cell>
          <table:table-cell office:value-type="string">
            <text:p>1014468000000</text:p>
          </table:table-cell>
          <table:table-cell office:value-type="string">
            <text:p>Lyneborggade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23">
            <text:p>7323</text:p>
          </table:table-cell>
          <table:table-cell office:value-type="string">
            <text:p>Vanløse</text:p>
          </table:table-cell>
          <table:table-cell office:value-type="string">
            <text:p>1010052000000</text:p>
          </table:table-cell>
          <table:table-cell office:value-type="string">
            <text:p>Aggervej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324">
            <text:p>7324</text:p>
          </table:table-cell>
          <table:table-cell office:value-type="string">
            <text:p>Valby</text:p>
          </table:table-cell>
          <table:table-cell office:value-type="string">
            <text:p>1013084800000</text:p>
          </table:table-cell>
          <table:table-cell office:value-type="string">
            <text:p>Humlehaven</text:p>
          </table:table-cell>
          <table:table-cell office:value-type="float" office:value="91">
            <text:p>91</text:p>
          </table:table-cell>
          <table:table-cell office:value-type="float" office:value="129">
            <text:p>12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25">
            <text:p>7325</text:p>
          </table:table-cell>
          <table:table-cell office:value-type="string">
            <text:p>Indre By</text:p>
          </table:table-cell>
          <table:table-cell office:value-type="string">
            <text:p>1012736000000</text:p>
          </table:table-cell>
          <table:table-cell office:value-type="string">
            <text:p>Heibergsgade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28">
            <text:p>7328</text:p>
          </table:table-cell>
          <table:table-cell office:value-type="string">
            <text:p>Vesterbro-Kongens Enghave</text:p>
          </table:table-cell>
          <table:table-cell office:value-type="string">
            <text:p>1011648000000</text:p>
          </table:table-cell>
          <table:table-cell office:value-type="string">
            <text:p>Ernst Kapers Vej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329">
            <text:p>7329</text:p>
          </table:table-cell>
          <table:table-cell office:value-type="string">
            <text:p>Valby</text:p>
          </table:table-cell>
          <table:table-cell office:value-type="string">
            <text:p>1012220000000</text:p>
          </table:table-cell>
          <table:table-cell office:value-type="string">
            <text:p>Gladbovej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30">
            <text:p>7330</text:p>
          </table:table-cell>
          <table:table-cell office:value-type="string">
            <text:p>Indre By</text:p>
          </table:table-cell>
          <table:table-cell office:value-type="string">
            <text:p>1015096000000</text:p>
          </table:table-cell>
          <table:table-cell office:value-type="string">
            <text:p>Nybrogade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31">
            <text:p>7331</text:p>
          </table:table-cell>
          <table:table-cell office:value-type="string">
            <text:p>Østerbro</text:p>
          </table:table-cell>
          <table:table-cell office:value-type="string">
            <text:p>1014236020000</text:p>
          </table:table-cell>
          <table:table-cell office:value-type="string">
            <text:p>Lersø Parkallé</text:p>
          </table:table-cell>
          <table:table-cell office:value-type="float" office:value="0">
            <text:p>0</text:p>
          </table:table-cell>
          <table:table-cell office:value-type="float" office:value="498">
            <text:p>49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32">
            <text:p>7332</text:p>
          </table:table-cell>
          <table:table-cell office:value-type="string">
            <text:p>Amager Vest</text:p>
          </table:table-cell>
          <table:table-cell office:value-type="string">
            <text:p>1011083000000</text:p>
          </table:table-cell>
          <table:table-cell office:value-type="string">
            <text:p>Carl Th. Zahlesgade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33">
            <text:p>7333</text:p>
          </table:table-cell>
          <table:table-cell office:value-type="string">
            <text:p>Valby</text:p>
          </table:table-cell>
          <table:table-cell office:value-type="string">
            <text:p>1010804000000</text:p>
          </table:table-cell>
          <table:table-cell office:value-type="string">
            <text:p>Bredahlsvej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34">
            <text:p>7334</text:p>
          </table:table-cell>
          <table:table-cell office:value-type="string">
            <text:p>Amager Øst</text:p>
          </table:table-cell>
          <table:table-cell office:value-type="string">
            <text:p>1010300000000</text:p>
          </table:table-cell>
          <table:table-cell office:value-type="string">
            <text:p>Badensgade</text:p>
          </table:table-cell>
          <table:table-cell office:value-type="float" office:value="0">
            <text:p>0</text:p>
          </table:table-cell>
          <table:table-cell office:value-type="float" office:value="333">
            <text:p>33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35">
            <text:p>7335</text:p>
          </table:table-cell>
          <table:table-cell office:value-type="string">
            <text:p>Bispebjerg</text:p>
          </table:table-cell>
          <table:table-cell office:value-type="string">
            <text:p>1011760000000</text:p>
          </table:table-cell>
          <table:table-cell office:value-type="string">
            <text:p>Filosofgangen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36">
            <text:p>7336</text:p>
          </table:table-cell>
          <table:table-cell office:value-type="string">
            <text:p>Indre By</text:p>
          </table:table-cell>
          <table:table-cell office:value-type="string">
            <text:p>1011420000000</text:p>
          </table:table-cell>
          <table:table-cell office:value-type="string">
            <text:p>Eckersbergsgade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338">
            <text:p>7338</text:p>
          </table:table-cell>
          <table:table-cell office:value-type="string">
            <text:p>Vesterbro-Kongens Enghave</text:p>
          </table:table-cell>
          <table:table-cell office:value-type="string">
            <text:p>1015996000000</text:p>
          </table:table-cell>
          <table:table-cell office:value-type="string">
            <text:p>Rubinsteinsvej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39">
            <text:p>7339</text:p>
          </table:table-cell>
          <table:table-cell office:value-type="string">
            <text:p>Indre By</text:p>
          </table:table-cell>
          <table:table-cell office:value-type="string">
            <text:p>1011698000000</text:p>
          </table:table-cell>
          <table:table-cell office:value-type="string">
            <text:p>Fabrikmestervej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41">
            <text:p>7341</text:p>
          </table:table-cell>
          <table:table-cell office:value-type="string">
            <text:p>Nørrebro</text:p>
          </table:table-cell>
          <table:table-cell office:value-type="string">
            <text:p>1016248300000</text:p>
          </table:table-cell>
          <table:table-cell office:value-type="string">
            <text:p>Sankt Hans Torv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17">
            <text:p>7117</text:p>
          </table:table-cell>
          <table:table-cell office:value-type="string">
            <text:p>Amager Vest</text:p>
          </table:table-cell>
          <table:table-cell office:value-type="string">
            <text:p>1018236000000</text:p>
          </table:table-cell>
          <table:table-cell office:value-type="string">
            <text:p>Vestermarksvej</text:p>
          </table:table-cell>
          <table:table-cell office:value-type="float" office:value="155">
            <text:p>155</text:p>
          </table:table-cell>
          <table:table-cell office:value-type="float" office:value="176">
            <text:p>1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25">
            <text:p>7225</text:p>
          </table:table-cell>
          <table:table-cell office:value-type="string">
            <text:p>Nørrebro</text:p>
          </table:table-cell>
          <table:table-cell office:value-type="string">
            <text:p>1013408000000</text:p>
          </table:table-cell>
          <table:table-cell office:value-type="string">
            <text:p>Jesper Brochmands Gade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228">
            <text:p>7228</text:p>
          </table:table-cell>
          <table:table-cell office:value-type="string">
            <text:p>Indre By</text:p>
          </table:table-cell>
          <table:table-cell office:value-type="string">
            <text:p>1014976000000</text:p>
          </table:table-cell>
          <table:table-cell office:value-type="string">
            <text:p>Niels Hemmingsens Gade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29">
            <text:p>7229</text:p>
          </table:table-cell>
          <table:table-cell office:value-type="string">
            <text:p>Vesterbro-Kongens Enghave</text:p>
          </table:table-cell>
          <table:table-cell office:value-type="string">
            <text:p>1017351000000</text:p>
          </table:table-cell>
          <table:table-cell office:value-type="string">
            <text:p>Teglholm Allé</text:p>
          </table:table-cell>
          <table:table-cell office:value-type="float" office:value="0">
            <text:p>0</text:p>
          </table:table-cell>
          <table:table-cell office:value-type="float" office:value="337">
            <text:p>33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30">
            <text:p>7230</text:p>
          </table:table-cell>
          <table:table-cell office:value-type="string">
            <text:p>Amager Vest</text:p>
          </table:table-cell>
          <table:table-cell office:value-type="string">
            <text:p>1012052020000</text:p>
          </table:table-cell>
          <table:table-cell office:value-type="string">
            <text:p>Følfodvej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32">
            <text:p>7232</text:p>
          </table:table-cell>
          <table:table-cell office:value-type="string">
            <text:p>Indre By</text:p>
          </table:table-cell>
          <table:table-cell office:value-type="string">
            <text:p>1011352000000</text:p>
          </table:table-cell>
          <table:table-cell office:value-type="string">
            <text:p>Dronningensgade</text:p>
          </table:table-cell>
          <table:table-cell office:value-type="float" office:value="454">
            <text:p>454</text:p>
          </table:table-cell>
          <table:table-cell office:value-type="float" office:value="594">
            <text:p>594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221">
            <text:p>7221</text:p>
          </table:table-cell>
          <table:table-cell office:value-type="string">
            <text:p>Valby</text:p>
          </table:table-cell>
          <table:table-cell office:value-type="string">
            <text:p>1011864060000</text:p>
          </table:table-cell>
          <table:table-cell office:value-type="string">
            <text:p>Folehaven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33">
            <text:p>7233</text:p>
          </table:table-cell>
          <table:table-cell office:value-type="string">
            <text:p>Indre By</text:p>
          </table:table-cell>
          <table:table-cell office:value-type="string">
            <text:p>1013520000000</text:p>
          </table:table-cell>
          <table:table-cell office:value-type="string">
            <text:p>Kalvebod Brygge</text:p>
          </table:table-cell>
          <table:table-cell office:value-type="float" office:value="603">
            <text:p>603</text:p>
          </table:table-cell>
          <table:table-cell office:value-type="float" office:value="1555">
            <text:p>155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35">
            <text:p>7235</text:p>
          </table:table-cell>
          <table:table-cell office:value-type="string">
            <text:p>Indre By</text:p>
          </table:table-cell>
          <table:table-cell office:value-type="string">
            <text:p>1011728000000</text:p>
          </table:table-cell>
          <table:table-cell office:value-type="string">
            <text:p>Farvergade</text:p>
          </table:table-cell>
          <table:table-cell office:value-type="float" office:value="118">
            <text:p>118</text:p>
          </table:table-cell>
          <table:table-cell office:value-type="float" office:value="166">
            <text:p>16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36">
            <text:p>7236</text:p>
          </table:table-cell>
          <table:table-cell office:value-type="string">
            <text:p>Indre By</text:p>
          </table:table-cell>
          <table:table-cell office:value-type="string">
            <text:p>1011112000000</text:p>
          </table:table-cell>
          <table:table-cell office:value-type="string">
            <text:p>Christian IX's Gade</text:p>
          </table:table-cell>
          <table:table-cell office:value-type="float" office:value="125">
            <text:p>125</text:p>
          </table:table-cell>
          <table:table-cell office:value-type="float" office:value="145">
            <text:p>14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37">
            <text:p>7237</text:p>
          </table:table-cell>
          <table:table-cell office:value-type="string">
            <text:p>Indre By</text:p>
          </table:table-cell>
          <table:table-cell office:value-type="string">
            <text:p>1012272000000</text:p>
          </table:table-cell>
          <table:table-cell office:value-type="string">
            <text:p>Gothersgade</text:p>
          </table:table-cell>
          <table:table-cell office:value-type="float" office:value="303">
            <text:p>303</text:p>
          </table:table-cell>
          <table:table-cell office:value-type="float" office:value="1353">
            <text:p>135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39">
            <text:p>7239</text:p>
          </table:table-cell>
          <table:table-cell office:value-type="string">
            <text:p>Indre By</text:p>
          </table:table-cell>
          <table:table-cell office:value-type="string">
            <text:p>1011936000000</text:p>
          </table:table-cell>
          <table:table-cell office:value-type="string">
            <text:p>Frederiksborggade</text:p>
          </table:table-cell>
          <table:table-cell office:value-type="float" office:value="163">
            <text:p>163</text:p>
          </table:table-cell>
          <table:table-cell office:value-type="float" office:value="628">
            <text:p>62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40">
            <text:p>7240</text:p>
          </table:table-cell>
          <table:table-cell office:value-type="string">
            <text:p>Indre By</text:p>
          </table:table-cell>
          <table:table-cell office:value-type="string">
            <text:p>1010060000000</text:p>
          </table:table-cell>
          <table:table-cell office:value-type="string">
            <text:p>Ahlefeldtsgade</text:p>
          </table:table-cell>
          <table:table-cell office:value-type="float" office:value="96">
            <text:p>96</text:p>
          </table:table-cell>
          <table:table-cell office:value-type="float" office:value="165">
            <text:p>16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41">
            <text:p>7241</text:p>
          </table:table-cell>
          <table:table-cell office:value-type="string">
            <text:p>Indre By</text:p>
          </table:table-cell>
          <table:table-cell office:value-type="string">
            <text:p>1014940000000</text:p>
          </table:table-cell>
          <table:table-cell office:value-type="string">
            <text:p>Nansensgade</text:p>
          </table:table-cell>
          <table:table-cell office:value-type="float" office:value="628">
            <text:p>628</text:p>
          </table:table-cell>
          <table:table-cell office:value-type="float" office:value="739">
            <text:p>7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42">
            <text:p>7242</text:p>
          </table:table-cell>
          <table:table-cell office:value-type="string">
            <text:p>Indre By</text:p>
          </table:table-cell>
          <table:table-cell office:value-type="string">
            <text:p>1014940000000</text:p>
          </table:table-cell>
          <table:table-cell office:value-type="string">
            <text:p>Nansensgade</text:p>
          </table:table-cell>
          <table:table-cell office:value-type="float" office:value="739">
            <text:p>739</text:p>
          </table:table-cell>
          <table:table-cell office:value-type="float" office:value="770">
            <text:p>7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44">
            <text:p>7244</text:p>
          </table:table-cell>
          <table:table-cell office:value-type="string">
            <text:p>Vanløse</text:p>
          </table:table-cell>
          <table:table-cell office:value-type="string">
            <text:p>1011020000000</text:p>
          </table:table-cell>
          <table:table-cell office:value-type="string">
            <text:p>Bækkeskovvej</text:p>
          </table:table-cell>
          <table:table-cell office:value-type="float" office:value="738">
            <text:p>738</text:p>
          </table:table-cell>
          <table:table-cell office:value-type="float" office:value="1060">
            <text:p>106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45">
            <text:p>7245</text:p>
          </table:table-cell>
          <table:table-cell office:value-type="string">
            <text:p>Brønshøj-Husum</text:p>
          </table:table-cell>
          <table:table-cell office:value-type="string">
            <text:p>1017956000000</text:p>
          </table:table-cell>
          <table:table-cell office:value-type="string">
            <text:p>Valløvej</text:p>
          </table:table-cell>
          <table:table-cell office:value-type="float" office:value="231">
            <text:p>231</text:p>
          </table:table-cell>
          <table:table-cell office:value-type="float" office:value="460">
            <text:p>46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246">
            <text:p>7246</text:p>
          </table:table-cell>
          <table:table-cell office:value-type="string">
            <text:p>Brønshøj-Husum</text:p>
          </table:table-cell>
          <table:table-cell office:value-type="string">
            <text:p>1017956000000</text:p>
          </table:table-cell>
          <table:table-cell office:value-type="string">
            <text:p>Valløvej</text:p>
          </table:table-cell>
          <table:table-cell office:value-type="float" office:value="460">
            <text:p>460</text:p>
          </table:table-cell>
          <table:table-cell office:value-type="float" office:value="610">
            <text:p>61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47">
            <text:p>7247</text:p>
          </table:table-cell>
          <table:table-cell office:value-type="string">
            <text:p>Vanløse</text:p>
          </table:table-cell>
          <table:table-cell office:value-type="string">
            <text:p>1012020000000</text:p>
          </table:table-cell>
          <table:table-cell office:value-type="string">
            <text:p>Fuglsang Allé</text:p>
          </table:table-cell>
          <table:table-cell office:value-type="float" office:value="147">
            <text:p>147</text:p>
          </table:table-cell>
          <table:table-cell office:value-type="float" office:value="976">
            <text:p>97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248">
            <text:p>7248</text:p>
          </table:table-cell>
          <table:table-cell office:value-type="string">
            <text:p>Vanløse</text:p>
          </table:table-cell>
          <table:table-cell office:value-type="string">
            <text:p>1010752000000</text:p>
          </table:table-cell>
          <table:table-cell office:value-type="string">
            <text:p>Borrebyvej</text:p>
          </table:table-cell>
          <table:table-cell office:value-type="float" office:value="422">
            <text:p>422</text:p>
          </table:table-cell>
          <table:table-cell office:value-type="float" office:value="721">
            <text:p>72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49">
            <text:p>7249</text:p>
          </table:table-cell>
          <table:table-cell office:value-type="string">
            <text:p>Brønshøj-Husum</text:p>
          </table:table-cell>
          <table:table-cell office:value-type="string">
            <text:p>1010392000000</text:p>
          </table:table-cell>
          <table:table-cell office:value-type="string">
            <text:p>Basnæsvej</text:p>
          </table:table-cell>
          <table:table-cell office:value-type="float" office:value="187">
            <text:p>187</text:p>
          </table:table-cell>
          <table:table-cell office:value-type="float" office:value="231">
            <text:p>23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250">
            <text:p>7250</text:p>
          </table:table-cell>
          <table:table-cell office:value-type="string">
            <text:p>Brønshøj-Husum</text:p>
          </table:table-cell>
          <table:table-cell office:value-type="string">
            <text:p>1016748000000</text:p>
          </table:table-cell>
          <table:table-cell office:value-type="string">
            <text:p>Spanagervej</text:p>
          </table:table-cell>
          <table:table-cell office:value-type="float" office:value="53">
            <text:p>53</text:p>
          </table:table-cell>
          <table:table-cell office:value-type="float" office:value="248">
            <text:p>24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53">
            <text:p>7153</text:p>
          </table:table-cell>
          <table:table-cell office:value-type="string">
            <text:p>Østerbro</text:p>
          </table:table-cell>
          <table:table-cell office:value-type="string">
            <text:p>1012752000000</text:p>
          </table:table-cell>
          <table:table-cell office:value-type="string">
            <text:p>Heisesgade</text:p>
          </table:table-cell>
          <table:table-cell office:value-type="float" office:value="55">
            <text:p>55</text:p>
          </table:table-cell>
          <table:table-cell office:value-type="float" office:value="83">
            <text:p>8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51">
            <text:p>7251</text:p>
          </table:table-cell>
          <table:table-cell office:value-type="string">
            <text:p>Brønshøj-Husum</text:p>
          </table:table-cell>
          <table:table-cell office:value-type="string">
            <text:p>1012140000000</text:p>
          </table:table-cell>
          <table:table-cell office:value-type="string">
            <text:p>Gaunøvej</text:p>
          </table:table-cell>
          <table:table-cell office:value-type="float" office:value="310">
            <text:p>310</text:p>
          </table:table-cell>
          <table:table-cell office:value-type="float" office:value="380">
            <text:p>38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238">
            <text:p>7238</text:p>
          </table:table-cell>
          <table:table-cell office:value-type="string">
            <text:p>Indre By</text:p>
          </table:table-cell>
          <table:table-cell office:value-type="string">
            <text:p>1010716000000</text:p>
          </table:table-cell>
          <table:table-cell office:value-type="string">
            <text:p>Borgergade</text:p>
          </table:table-cell>
          <table:table-cell office:value-type="float" office:value="277">
            <text:p>277</text:p>
          </table:table-cell>
          <table:table-cell office:value-type="float" office:value="865">
            <text:p>86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52">
            <text:p>7252</text:p>
          </table:table-cell>
          <table:table-cell office:value-type="string">
            <text:p>Brønshøj-Husum</text:p>
          </table:table-cell>
          <table:table-cell office:value-type="string">
            <text:p>1012140000000</text:p>
          </table:table-cell>
          <table:table-cell office:value-type="string">
            <text:p>Gaunøvej</text:p>
          </table:table-cell>
          <table:table-cell office:value-type="float" office:value="380">
            <text:p>380</text:p>
          </table:table-cell>
          <table:table-cell office:value-type="float" office:value="552">
            <text:p>55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53">
            <text:p>7253</text:p>
          </table:table-cell>
          <table:table-cell office:value-type="string">
            <text:p>Brønshøj-Husum</text:p>
          </table:table-cell>
          <table:table-cell office:value-type="string">
            <text:p>1010944000000</text:p>
          </table:table-cell>
          <table:table-cell office:value-type="string">
            <text:p>Brønshøjvej</text:p>
          </table:table-cell>
          <table:table-cell office:value-type="float" office:value="612">
            <text:p>612</text:p>
          </table:table-cell>
          <table:table-cell office:value-type="float" office:value="982">
            <text:p>98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254">
            <text:p>7254</text:p>
          </table:table-cell>
          <table:table-cell office:value-type="string">
            <text:p>Brønshøj-Husum</text:p>
          </table:table-cell>
          <table:table-cell office:value-type="string">
            <text:p>1010944000000</text:p>
          </table:table-cell>
          <table:table-cell office:value-type="string">
            <text:p>Brønshøjvej</text:p>
          </table:table-cell>
          <table:table-cell office:value-type="float" office:value="982">
            <text:p>982</text:p>
          </table:table-cell>
          <table:table-cell office:value-type="float" office:value="1070">
            <text:p>107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55">
            <text:p>7255</text:p>
          </table:table-cell>
          <table:table-cell office:value-type="string">
            <text:p>Vanløse</text:p>
          </table:table-cell>
          <table:table-cell office:value-type="string">
            <text:p>1010048000000</text:p>
          </table:table-cell>
          <table:table-cell office:value-type="string">
            <text:p>Aggersvoldvej</text:p>
          </table:table-cell>
          <table:table-cell office:value-type="float" office:value="175">
            <text:p>175</text:p>
          </table:table-cell>
          <table:table-cell office:value-type="float" office:value="289">
            <text:p>28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256">
            <text:p>7256</text:p>
          </table:table-cell>
          <table:table-cell office:value-type="string">
            <text:p>Brønshøj-Husum</text:p>
          </table:table-cell>
          <table:table-cell office:value-type="string">
            <text:p>1016764000000</text:p>
          </table:table-cell>
          <table:table-cell office:value-type="string">
            <text:p>Sparresholmvej</text:p>
          </table:table-cell>
          <table:table-cell office:value-type="float" office:value="188">
            <text:p>188</text:p>
          </table:table-cell>
          <table:table-cell office:value-type="float" office:value="579">
            <text:p>57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57">
            <text:p>7257</text:p>
          </table:table-cell>
          <table:table-cell office:value-type="string">
            <text:p>Brønshøj-Husum</text:p>
          </table:table-cell>
          <table:table-cell office:value-type="string">
            <text:p>1017168000000</text:p>
          </table:table-cell>
          <table:table-cell office:value-type="string">
            <text:p>Svend Gønges Vej</text:p>
          </table:table-cell>
          <table:table-cell office:value-type="float" office:value="239">
            <text:p>239</text:p>
          </table:table-cell>
          <table:table-cell office:value-type="float" office:value="420">
            <text:p>4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58">
            <text:p>7258</text:p>
          </table:table-cell>
          <table:table-cell office:value-type="string">
            <text:p>Bispebjerg</text:p>
          </table:table-cell>
          <table:table-cell office:value-type="string">
            <text:p>1011560000000</text:p>
          </table:table-cell>
          <table:table-cell office:value-type="string">
            <text:p>Engblommevej</text:p>
          </table:table-cell>
          <table:table-cell office:value-type="float" office:value="0">
            <text:p>0</text:p>
          </table:table-cell>
          <table:table-cell office:value-type="float" office:value="392">
            <text:p>39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259">
            <text:p>7259</text:p>
          </table:table-cell>
          <table:table-cell office:value-type="string">
            <text:p>Valby</text:p>
          </table:table-cell>
          <table:table-cell office:value-type="string">
            <text:p>1012688000000</text:p>
          </table:table-cell>
          <table:table-cell office:value-type="string">
            <text:p>Havebo</text:p>
          </table:table-cell>
          <table:table-cell office:value-type="float" office:value="0">
            <text:p>0</text:p>
          </table:table-cell>
          <table:table-cell office:value-type="float" office:value="211">
            <text:p>21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260">
            <text:p>7260</text:p>
          </table:table-cell>
          <table:table-cell office:value-type="string">
            <text:p>Amager Vest</text:p>
          </table:table-cell>
          <table:table-cell office:value-type="string">
            <text:p>1017404000000</text:p>
          </table:table-cell>
          <table:table-cell office:value-type="string">
            <text:p>Thorshavnsgade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62">
            <text:p>7262</text:p>
          </table:table-cell>
          <table:table-cell office:value-type="string">
            <text:p>Vanløse</text:p>
          </table:table-cell>
          <table:table-cell office:value-type="string">
            <text:p>1014224000000</text:p>
          </table:table-cell>
          <table:table-cell office:value-type="string">
            <text:p>Lerchenborgvej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63">
            <text:p>7263</text:p>
          </table:table-cell>
          <table:table-cell office:value-type="string">
            <text:p>Østerbro</text:p>
          </table:table-cell>
          <table:table-cell office:value-type="string">
            <text:p>1011684010000</text:p>
          </table:table-cell>
          <table:table-cell office:value-type="string">
            <text:p>Esthersvej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64">
            <text:p>7264</text:p>
          </table:table-cell>
          <table:table-cell office:value-type="string">
            <text:p>Amager Øst</text:p>
          </table:table-cell>
          <table:table-cell office:value-type="string">
            <text:p>1017160000000</text:p>
          </table:table-cell>
          <table:table-cell office:value-type="string">
            <text:p>Svend Dyrings Vej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66">
            <text:p>7266</text:p>
          </table:table-cell>
          <table:table-cell office:value-type="string">
            <text:p>Indre By</text:p>
          </table:table-cell>
          <table:table-cell office:value-type="string">
            <text:p>1011043000000</text:p>
          </table:table-cell>
          <table:table-cell office:value-type="string">
            <text:p>Børsbroen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67">
            <text:p>7267</text:p>
          </table:table-cell>
          <table:table-cell office:value-type="string">
            <text:p>Nørrebro</text:p>
          </table:table-cell>
          <table:table-cell office:value-type="string">
            <text:p>1016576000000</text:p>
          </table:table-cell>
          <table:table-cell office:value-type="string">
            <text:p>Slangerupgade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70">
            <text:p>7270</text:p>
          </table:table-cell>
          <table:table-cell office:value-type="string">
            <text:p>Valby</text:p>
          </table:table-cell>
          <table:table-cell office:value-type="string">
            <text:p>1016632000000</text:p>
          </table:table-cell>
          <table:table-cell office:value-type="string">
            <text:p>Smedestræde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7271">
            <text:p>7271</text:p>
          </table:table-cell>
          <table:table-cell office:value-type="string">
            <text:p>Østerbro</text:p>
          </table:table-cell>
          <table:table-cell office:value-type="string">
            <text:p>1010720050000</text:p>
          </table:table-cell>
          <table:table-cell office:value-type="string">
            <text:p>Borgervænget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272">
            <text:p>7272</text:p>
          </table:table-cell>
          <table:table-cell office:value-type="string">
            <text:p>Amager Øst</text:p>
          </table:table-cell>
          <table:table-cell office:value-type="string">
            <text:p>1011620070000</text:p>
          </table:table-cell>
          <table:table-cell office:value-type="string">
            <text:p>Engvej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73">
            <text:p>7273</text:p>
          </table:table-cell>
          <table:table-cell office:value-type="string">
            <text:p>Bispebjerg</text:p>
          </table:table-cell>
          <table:table-cell office:value-type="string">
            <text:p>1014906300000</text:p>
          </table:table-cell>
          <table:table-cell office:value-type="string">
            <text:p>Møntmester Plads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75">
            <text:p>7275</text:p>
          </table:table-cell>
          <table:table-cell office:value-type="string">
            <text:p>Brønshøj-Husum</text:p>
          </table:table-cell>
          <table:table-cell office:value-type="string">
            <text:p>1015528010000</text:p>
          </table:table-cell>
          <table:table-cell office:value-type="string">
            <text:p>Pilesvinget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276">
            <text:p>7276</text:p>
          </table:table-cell>
          <table:table-cell office:value-type="string">
            <text:p>Østerbro</text:p>
          </table:table-cell>
          <table:table-cell office:value-type="string">
            <text:p>1015160020000</text:p>
          </table:table-cell>
          <table:table-cell office:value-type="string">
            <text:p>Næstvedgade 18-20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77">
            <text:p>7277</text:p>
          </table:table-cell>
          <table:table-cell office:value-type="string">
            <text:p>Brønshøj-Husum</text:p>
          </table:table-cell>
          <table:table-cell office:value-type="string">
            <text:p>1018604000000</text:p>
          </table:table-cell>
          <table:table-cell office:value-type="string">
            <text:p>Østerlågen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78">
            <text:p>7278</text:p>
          </table:table-cell>
          <table:table-cell office:value-type="string">
            <text:p>Bispebjerg</text:p>
          </table:table-cell>
          <table:table-cell office:value-type="string">
            <text:p>1012360010000</text:p>
          </table:table-cell>
          <table:table-cell office:value-type="string">
            <text:p>Grønnemose Allé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55">
            <text:p>7155</text:p>
          </table:table-cell>
          <table:table-cell office:value-type="string">
            <text:p>Amager Vest</text:p>
          </table:table-cell>
          <table:table-cell office:value-type="string">
            <text:p>1018016000000</text:p>
          </table:table-cell>
          <table:table-cell office:value-type="string">
            <text:p>Vatnavej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18">
            <text:p>7118</text:p>
          </table:table-cell>
          <table:table-cell office:value-type="string">
            <text:p>Amager Vest</text:p>
          </table:table-cell>
          <table:table-cell office:value-type="string">
            <text:p>1018236000000</text:p>
          </table:table-cell>
          <table:table-cell office:value-type="string">
            <text:p>Vestermarksvej</text:p>
          </table:table-cell>
          <table:table-cell office:value-type="float" office:value="176">
            <text:p>176</text:p>
          </table:table-cell>
          <table:table-cell office:value-type="float" office:value="411">
            <text:p>41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279">
            <text:p>7279</text:p>
          </table:table-cell>
          <table:table-cell office:value-type="string">
            <text:p>Nørrebro</text:p>
          </table:table-cell>
          <table:table-cell office:value-type="string">
            <text:p>1018180000000</text:p>
          </table:table-cell>
          <table:table-cell office:value-type="string">
            <text:p>Vermundsgade</text:p>
          </table:table-cell>
          <table:table-cell office:value-type="float" office:value="0">
            <text:p>0</text:p>
          </table:table-cell>
          <table:table-cell office:value-type="float" office:value="675">
            <text:p>67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80">
            <text:p>7280</text:p>
          </table:table-cell>
          <table:table-cell office:value-type="string">
            <text:p>Vanløse</text:p>
          </table:table-cell>
          <table:table-cell office:value-type="string">
            <text:p>1012400000000</text:p>
          </table:table-cell>
          <table:table-cell office:value-type="string">
            <text:p>Guldagervej</text:p>
          </table:table-cell>
          <table:table-cell office:value-type="float" office:value="0">
            <text:p>0</text:p>
          </table:table-cell>
          <table:table-cell office:value-type="float" office:value="429">
            <text:p>42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81">
            <text:p>7281</text:p>
          </table:table-cell>
          <table:table-cell office:value-type="string">
            <text:p>Valby</text:p>
          </table:table-cell>
          <table:table-cell office:value-type="string">
            <text:p>1013416000000</text:p>
          </table:table-cell>
          <table:table-cell office:value-type="string">
            <text:p>Johan Krohns Vej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85">
            <text:p>7285</text:p>
          </table:table-cell>
          <table:table-cell office:value-type="string">
            <text:p>Valby</text:p>
          </table:table-cell>
          <table:table-cell office:value-type="string">
            <text:p>1015356000000</text:p>
          </table:table-cell>
          <table:table-cell office:value-type="string">
            <text:p>Overbys Allé</text:p>
          </table:table-cell>
          <table:table-cell office:value-type="float" office:value="0">
            <text:p>0</text:p>
          </table:table-cell>
          <table:table-cell office:value-type="float" office:value="417">
            <text:p>41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290">
            <text:p>7290</text:p>
          </table:table-cell>
          <table:table-cell office:value-type="string">
            <text:p>Amager Øst</text:p>
          </table:table-cell>
          <table:table-cell office:value-type="string">
            <text:p>1015708000000</text:p>
          </table:table-cell>
          <table:table-cell office:value-type="string">
            <text:p>Ramundsvej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91">
            <text:p>7291</text:p>
          </table:table-cell>
          <table:table-cell office:value-type="string">
            <text:p>Indre By</text:p>
          </table:table-cell>
          <table:table-cell office:value-type="string">
            <text:p>1017348000000</text:p>
          </table:table-cell>
          <table:table-cell office:value-type="string">
            <text:p>Teglgårdstræde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92">
            <text:p>7292</text:p>
          </table:table-cell>
          <table:table-cell office:value-type="string">
            <text:p>Amager Vest</text:p>
          </table:table-cell>
          <table:table-cell office:value-type="string">
            <text:p>1010112020000</text:p>
          </table:table-cell>
          <table:table-cell office:value-type="string">
            <text:p>Amagerfælledvej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93">
            <text:p>7293</text:p>
          </table:table-cell>
          <table:table-cell office:value-type="string">
            <text:p>Østerbro</text:p>
          </table:table-cell>
          <table:table-cell office:value-type="string">
            <text:p>1015904000000</text:p>
          </table:table-cell>
          <table:table-cell office:value-type="string">
            <text:p>Romsøgade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94">
            <text:p>7294</text:p>
          </table:table-cell>
          <table:table-cell office:value-type="string">
            <text:p>Amager Vest</text:p>
          </table:table-cell>
          <table:table-cell office:value-type="string">
            <text:p>1017105000000</text:p>
          </table:table-cell>
          <table:table-cell office:value-type="string">
            <text:p>Sundbygårdsvej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95">
            <text:p>7295</text:p>
          </table:table-cell>
          <table:table-cell office:value-type="string">
            <text:p>Østerbro</text:p>
          </table:table-cell>
          <table:table-cell office:value-type="string">
            <text:p>1013516000000</text:p>
          </table:table-cell>
          <table:table-cell office:value-type="string">
            <text:p>Kalkbrænderihavnsgade</text:p>
          </table:table-cell>
          <table:table-cell office:value-type="float" office:value="118">
            <text:p>118</text:p>
          </table:table-cell>
          <table:table-cell office:value-type="float" office:value="1945">
            <text:p>194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96">
            <text:p>7296</text:p>
          </table:table-cell>
          <table:table-cell office:value-type="string">
            <text:p>Indre By</text:p>
          </table:table-cell>
          <table:table-cell office:value-type="string">
            <text:p>1014364000000</text:p>
          </table:table-cell>
          <table:table-cell office:value-type="string">
            <text:p>Livjægergade</text:p>
          </table:table-cell>
          <table:table-cell office:value-type="float" office:value="310">
            <text:p>310</text:p>
          </table:table-cell>
          <table:table-cell office:value-type="float" office:value="425">
            <text:p>42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297">
            <text:p>7297</text:p>
          </table:table-cell>
          <table:table-cell office:value-type="string">
            <text:p>Indre By</text:p>
          </table:table-cell>
          <table:table-cell office:value-type="string">
            <text:p>1014364000000</text:p>
          </table:table-cell>
          <table:table-cell office:value-type="string">
            <text:p>Livjægergade</text:p>
          </table:table-cell>
          <table:table-cell office:value-type="float" office:value="425">
            <text:p>425</text:p>
          </table:table-cell>
          <table:table-cell office:value-type="float" office:value="454">
            <text:p>45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98">
            <text:p>7298</text:p>
          </table:table-cell>
          <table:table-cell office:value-type="string">
            <text:p>Østerbro</text:p>
          </table:table-cell>
          <table:table-cell office:value-type="string">
            <text:p>1013008000000</text:p>
          </table:table-cell>
          <table:table-cell office:value-type="string">
            <text:p>Holsteinsgade</text:p>
          </table:table-cell>
          <table:table-cell office:value-type="float" office:value="48">
            <text:p>48</text:p>
          </table:table-cell>
          <table:table-cell office:value-type="float" office:value="431">
            <text:p>43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144">
            <text:p>7144</text:p>
          </table:table-cell>
          <table:table-cell office:value-type="string">
            <text:p>Amager Vest</text:p>
          </table:table-cell>
          <table:table-cell office:value-type="string">
            <text:p>1013300000000</text:p>
          </table:table-cell>
          <table:table-cell office:value-type="string">
            <text:p>Islands Brygge</text:p>
          </table:table-cell>
          <table:table-cell office:value-type="float" office:value="1545">
            <text:p>1545</text:p>
          </table:table-cell>
          <table:table-cell office:value-type="float" office:value="2026">
            <text:p>202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45">
            <text:p>7145</text:p>
          </table:table-cell>
          <table:table-cell office:value-type="string">
            <text:p>Østerbro</text:p>
          </table:table-cell>
          <table:table-cell office:value-type="string">
            <text:p>1010908800000</text:p>
          </table:table-cell>
          <table:table-cell office:value-type="string">
            <text:p>Bryggervangen</text:p>
          </table:table-cell>
          <table:table-cell office:value-type="float" office:value="522">
            <text:p>522</text:p>
          </table:table-cell>
          <table:table-cell office:value-type="float" office:value="627">
            <text:p>627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146">
            <text:p>7146</text:p>
          </table:table-cell>
          <table:table-cell office:value-type="string">
            <text:p>Østerbro</text:p>
          </table:table-cell>
          <table:table-cell office:value-type="string">
            <text:p>1018416000000</text:p>
          </table:table-cell>
          <table:table-cell office:value-type="string">
            <text:p>Vognmandsmarken</text:p>
          </table:table-cell>
          <table:table-cell office:value-type="float" office:value="48">
            <text:p>48</text:p>
          </table:table-cell>
          <table:table-cell office:value-type="float" office:value="484">
            <text:p>48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47">
            <text:p>7147</text:p>
          </table:table-cell>
          <table:table-cell office:value-type="string">
            <text:p>Østerbro</text:p>
          </table:table-cell>
          <table:table-cell office:value-type="string">
            <text:p>1010720800000</text:p>
          </table:table-cell>
          <table:table-cell office:value-type="string">
            <text:p>Borgervænget</text:p>
          </table:table-cell>
          <table:table-cell office:value-type="float" office:value="308">
            <text:p>308</text:p>
          </table:table-cell>
          <table:table-cell office:value-type="float" office:value="721">
            <text:p>72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48">
            <text:p>7148</text:p>
          </table:table-cell>
          <table:table-cell office:value-type="string">
            <text:p>Østerbro</text:p>
          </table:table-cell>
          <table:table-cell office:value-type="string">
            <text:p>1013020000000</text:p>
          </table:table-cell>
          <table:table-cell office:value-type="string">
            <text:p>Hornemansgade</text:p>
          </table:table-cell>
          <table:table-cell office:value-type="float" office:value="131">
            <text:p>131</text:p>
          </table:table-cell>
          <table:table-cell office:value-type="float" office:value="239">
            <text:p>239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149">
            <text:p>7149</text:p>
          </table:table-cell>
          <table:table-cell office:value-type="string">
            <text:p>Østerbro</text:p>
          </table:table-cell>
          <table:table-cell office:value-type="string">
            <text:p>1013020000000</text:p>
          </table:table-cell>
          <table:table-cell office:value-type="string">
            <text:p>Hornemansgade</text:p>
          </table:table-cell>
          <table:table-cell office:value-type="float" office:value="239">
            <text:p>239</text:p>
          </table:table-cell>
          <table:table-cell office:value-type="float" office:value="268">
            <text:p>26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50">
            <text:p>7150</text:p>
          </table:table-cell>
          <table:table-cell office:value-type="string">
            <text:p>Østerbro</text:p>
          </table:table-cell>
          <table:table-cell office:value-type="string">
            <text:p>1014404000000</text:p>
          </table:table-cell>
          <table:table-cell office:value-type="string">
            <text:p>H.C. Lumbyes Gade</text:p>
          </table:table-cell>
          <table:table-cell office:value-type="float" office:value="55">
            <text:p>55</text:p>
          </table:table-cell>
          <table:table-cell office:value-type="float" office:value="81">
            <text:p>8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51">
            <text:p>7151</text:p>
          </table:table-cell>
          <table:table-cell office:value-type="string">
            <text:p>Østerbro</text:p>
          </table:table-cell>
          <table:table-cell office:value-type="string">
            <text:p>1014404000000</text:p>
          </table:table-cell>
          <table:table-cell office:value-type="string">
            <text:p>H.C. Lumbyes Gade</text:p>
          </table:table-cell>
          <table:table-cell office:value-type="float" office:value="81">
            <text:p>81</text:p>
          </table:table-cell>
          <table:table-cell office:value-type="float" office:value="143">
            <text:p>14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52">
            <text:p>7152</text:p>
          </table:table-cell>
          <table:table-cell office:value-type="string">
            <text:p>Østerbro</text:p>
          </table:table-cell>
          <table:table-cell office:value-type="string">
            <text:p>1014404000000</text:p>
          </table:table-cell>
          <table:table-cell office:value-type="string">
            <text:p>H.C. Lumbyes Gade</text:p>
          </table:table-cell>
          <table:table-cell office:value-type="float" office:value="143">
            <text:p>143</text:p>
          </table:table-cell>
          <table:table-cell office:value-type="float" office:value="281">
            <text:p>281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156">
            <text:p>7156</text:p>
          </table:table-cell>
          <table:table-cell office:value-type="string">
            <text:p>Valby</text:p>
          </table:table-cell>
          <table:table-cell office:value-type="string">
            <text:p>1014072000000</text:p>
          </table:table-cell>
          <table:table-cell office:value-type="string">
            <text:p>Kærskiftevej</text:p>
          </table:table-cell>
          <table:table-cell office:value-type="float" office:value="0">
            <text:p>0</text:p>
          </table:table-cell>
          <table:table-cell office:value-type="float" office:value="323">
            <text:p>32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157">
            <text:p>7157</text:p>
          </table:table-cell>
          <table:table-cell office:value-type="string">
            <text:p>Indre By</text:p>
          </table:table-cell>
          <table:table-cell office:value-type="string">
            <text:p>1015584000000</text:p>
          </table:table-cell>
          <table:table-cell office:value-type="string">
            <text:p>Poul Ankers Gade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58">
            <text:p>7158</text:p>
          </table:table-cell>
          <table:table-cell office:value-type="string">
            <text:p>Østerbro</text:p>
          </table:table-cell>
          <table:table-cell office:value-type="string">
            <text:p>1014372000000</text:p>
          </table:table-cell>
          <table:table-cell office:value-type="string">
            <text:p>Livøgade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59">
            <text:p>7159</text:p>
          </table:table-cell>
          <table:table-cell office:value-type="string">
            <text:p>Indre By</text:p>
          </table:table-cell>
          <table:table-cell office:value-type="string">
            <text:p>1018466000000</text:p>
          </table:table-cell>
          <table:table-cell office:value-type="string">
            <text:p>Værftbroen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60">
            <text:p>7160</text:p>
          </table:table-cell>
          <table:table-cell office:value-type="string">
            <text:p>Østerbro</text:p>
          </table:table-cell>
          <table:table-cell office:value-type="string">
            <text:p>1013700000000</text:p>
          </table:table-cell>
          <table:table-cell office:value-type="string">
            <text:p>Kirsteinsgade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85">
            <text:p>4685</text:p>
          </table:table-cell>
          <table:table-cell office:value-type="string">
            <text:p>Brønshøj-Husum</text:p>
          </table:table-cell>
          <table:table-cell office:value-type="string">
            <text:p>1011004000000</text:p>
          </table:table-cell>
          <table:table-cell office:value-type="string">
            <text:p>Byporten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62">
            <text:p>7162</text:p>
          </table:table-cell>
          <table:table-cell office:value-type="string">
            <text:p>Nørrebro</text:p>
          </table:table-cell>
          <table:table-cell office:value-type="string">
            <text:p>1010068000000</text:p>
          </table:table-cell>
          <table:table-cell office:value-type="string">
            <text:p>Ahornsgade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63">
            <text:p>7163</text:p>
          </table:table-cell>
          <table:table-cell office:value-type="string">
            <text:p>Brønshøj-Husum</text:p>
          </table:table-cell>
          <table:table-cell office:value-type="string">
            <text:p>1013164000000</text:p>
          </table:table-cell>
          <table:table-cell office:value-type="string">
            <text:p>Hækkevold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164">
            <text:p>7164</text:p>
          </table:table-cell>
          <table:table-cell office:value-type="string">
            <text:p>Nørrebro</text:p>
          </table:table-cell>
          <table:table-cell office:value-type="string">
            <text:p>1018382000000</text:p>
          </table:table-cell>
          <table:table-cell office:value-type="string">
            <text:p>Vingelodden</text:p>
          </table:table-cell>
          <table:table-cell office:value-type="float" office:value="0">
            <text:p>0</text:p>
          </table:table-cell>
          <table:table-cell office:value-type="float" office:value="490">
            <text:p>49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65">
            <text:p>7165</text:p>
          </table:table-cell>
          <table:table-cell office:value-type="string">
            <text:p>Amager Vest</text:p>
          </table:table-cell>
          <table:table-cell office:value-type="string">
            <text:p>1018343000000</text:p>
          </table:table-cell>
          <table:table-cell office:value-type="string">
            <text:p>Vilhelm Buhls Gade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66">
            <text:p>7166</text:p>
          </table:table-cell>
          <table:table-cell office:value-type="string">
            <text:p>Østerbro</text:p>
          </table:table-cell>
          <table:table-cell office:value-type="string">
            <text:p>1015648800000</text:p>
          </table:table-cell>
          <table:table-cell office:value-type="string">
            <text:p>Præstøgade</text:p>
          </table:table-cell>
          <table:table-cell office:value-type="float" office:value="153">
            <text:p>153</text:p>
          </table:table-cell>
          <table:table-cell office:value-type="float" office:value="272">
            <text:p>27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167">
            <text:p>7167</text:p>
          </table:table-cell>
          <table:table-cell office:value-type="string">
            <text:p>Nørrebro</text:p>
          </table:table-cell>
          <table:table-cell office:value-type="string">
            <text:p>1010916000000</text:p>
          </table:table-cell>
          <table:table-cell office:value-type="string">
            <text:p>Brynhildegade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68">
            <text:p>7168</text:p>
          </table:table-cell>
          <table:table-cell office:value-type="string">
            <text:p>Bispebjerg</text:p>
          </table:table-cell>
          <table:table-cell office:value-type="string">
            <text:p>1014872000000</text:p>
          </table:table-cell>
          <table:table-cell office:value-type="string">
            <text:p>Musvågevej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69">
            <text:p>7169</text:p>
          </table:table-cell>
          <table:table-cell office:value-type="string">
            <text:p>Østerbro</text:p>
          </table:table-cell>
          <table:table-cell office:value-type="string">
            <text:p>1017156800000</text:p>
          </table:table-cell>
          <table:table-cell office:value-type="string">
            <text:p>Svendborggade</text:p>
          </table:table-cell>
          <table:table-cell office:value-type="float" office:value="127">
            <text:p>127</text:p>
          </table:table-cell>
          <table:table-cell office:value-type="float" office:value="175">
            <text:p>17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71">
            <text:p>7171</text:p>
          </table:table-cell>
          <table:table-cell office:value-type="string">
            <text:p>Vanløse</text:p>
          </table:table-cell>
          <table:table-cell office:value-type="string">
            <text:p>1012996000000</text:p>
          </table:table-cell>
          <table:table-cell office:value-type="string">
            <text:p>Holmestien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72">
            <text:p>7172</text:p>
          </table:table-cell>
          <table:table-cell office:value-type="string">
            <text:p>Amager Vest</text:p>
          </table:table-cell>
          <table:table-cell office:value-type="string">
            <text:p>1018543020000</text:p>
          </table:table-cell>
          <table:table-cell office:value-type="string">
            <text:p>Øresundsmotorvejen</text:p>
          </table:table-cell>
          <table:table-cell office:value-type="float" office:value="62566">
            <text:p>62566</text:p>
          </table:table-cell>
          <table:table-cell office:value-type="float" office:value="63360">
            <text:p>6336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73">
            <text:p>7173</text:p>
          </table:table-cell>
          <table:table-cell office:value-type="string">
            <text:p>Amager Vest</text:p>
          </table:table-cell>
          <table:table-cell office:value-type="string">
            <text:p>1018543030000</text:p>
          </table:table-cell>
          <table:table-cell office:value-type="string">
            <text:p>Øresundsmotorvejen</text:p>
          </table:table-cell>
          <table:table-cell office:value-type="float" office:value="63977">
            <text:p>63977</text:p>
          </table:table-cell>
          <table:table-cell office:value-type="float" office:value="64250">
            <text:p>64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74">
            <text:p>7174</text:p>
          </table:table-cell>
          <table:table-cell office:value-type="string">
            <text:p>Amager Vest</text:p>
          </table:table-cell>
          <table:table-cell office:value-type="string">
            <text:p>1018543040000</text:p>
          </table:table-cell>
          <table:table-cell office:value-type="string">
            <text:p>Øresundsmotorvejen</text:p>
          </table:table-cell>
          <table:table-cell office:value-type="float" office:value="63982">
            <text:p>63982</text:p>
          </table:table-cell>
          <table:table-cell office:value-type="float" office:value="64246">
            <text:p>6424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75">
            <text:p>7175</text:p>
          </table:table-cell>
          <table:table-cell office:value-type="string">
            <text:p>Amager Vest</text:p>
          </table:table-cell>
          <table:table-cell office:value-type="string">
            <text:p>1014208000000</text:p>
          </table:table-cell>
          <table:table-cell office:value-type="string">
            <text:p>Leifsgade</text:p>
          </table:table-cell>
          <table:table-cell office:value-type="float" office:value="228">
            <text:p>228</text:p>
          </table:table-cell>
          <table:table-cell office:value-type="float" office:value="418">
            <text:p>41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76">
            <text:p>7176</text:p>
          </table:table-cell>
          <table:table-cell office:value-type="string">
            <text:p>Amager Vest</text:p>
          </table:table-cell>
          <table:table-cell office:value-type="string">
            <text:p>1012528000000</text:p>
          </table:table-cell>
          <table:table-cell office:value-type="string">
            <text:p>Halfdansgade</text:p>
          </table:table-cell>
          <table:table-cell office:value-type="float" office:value="336">
            <text:p>336</text:p>
          </table:table-cell>
          <table:table-cell office:value-type="float" office:value="491">
            <text:p>49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121">
            <text:p>7121</text:p>
          </table:table-cell>
          <table:table-cell office:value-type="string">
            <text:p>Amager Vest</text:p>
          </table:table-cell>
          <table:table-cell office:value-type="string">
            <text:p>1016096000000</text:p>
          </table:table-cell>
          <table:table-cell office:value-type="string">
            <text:p>Røde Mellemvej</text:p>
          </table:table-cell>
          <table:table-cell office:value-type="float" office:value="1784">
            <text:p>1784</text:p>
          </table:table-cell>
          <table:table-cell office:value-type="float" office:value="1924">
            <text:p>192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22">
            <text:p>7122</text:p>
          </table:table-cell>
          <table:table-cell office:value-type="string">
            <text:p>Amager Vest</text:p>
          </table:table-cell>
          <table:table-cell office:value-type="string">
            <text:p>1011442000000</text:p>
          </table:table-cell>
          <table:table-cell office:value-type="string">
            <text:p>Edvard Thomsens Vej</text:p>
          </table:table-cell>
          <table:table-cell office:value-type="float" office:value="0">
            <text:p>0</text:p>
          </table:table-cell>
          <table:table-cell office:value-type="float" office:value="444">
            <text:p>44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23">
            <text:p>7123</text:p>
          </table:table-cell>
          <table:table-cell office:value-type="string">
            <text:p>Amager Vest</text:p>
          </table:table-cell>
          <table:table-cell office:value-type="string">
            <text:p>1010119020000</text:p>
          </table:table-cell>
          <table:table-cell office:value-type="string">
            <text:p>Amagermotorvejen</text:p>
          </table:table-cell>
          <table:table-cell office:value-type="float" office:value="63210">
            <text:p>63210</text:p>
          </table:table-cell>
          <table:table-cell office:value-type="float" office:value="63522">
            <text:p>6352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85">
            <text:p>7085</text:p>
          </table:table-cell>
          <table:table-cell office:value-type="string">
            <text:p>Nørrebro</text:p>
          </table:table-cell>
          <table:table-cell office:value-type="string">
            <text:p>1012304000000</text:p>
          </table:table-cell>
          <table:table-cell office:value-type="string">
            <text:p>Griffenfeldsgade</text:p>
          </table:table-cell>
          <table:table-cell office:value-type="float" office:value="330">
            <text:p>330</text:p>
          </table:table-cell>
          <table:table-cell office:value-type="float" office:value="364">
            <text:p>36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25">
            <text:p>7125</text:p>
          </table:table-cell>
          <table:table-cell office:value-type="string">
            <text:p>Amager Vest</text:p>
          </table:table-cell>
          <table:table-cell office:value-type="string">
            <text:p>1018543000000</text:p>
          </table:table-cell>
          <table:table-cell office:value-type="string">
            <text:p>Øresundsmotorvejen</text:p>
          </table:table-cell>
          <table:table-cell office:value-type="float" office:value="61921">
            <text:p>61921</text:p>
          </table:table-cell>
          <table:table-cell office:value-type="float" office:value="64271">
            <text:p>6427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26">
            <text:p>7126</text:p>
          </table:table-cell>
          <table:table-cell office:value-type="string">
            <text:p>Amager Vest</text:p>
          </table:table-cell>
          <table:table-cell office:value-type="string">
            <text:p>1018543000000</text:p>
          </table:table-cell>
          <table:table-cell office:value-type="string">
            <text:p>Øresundsmotorvejen</text:p>
          </table:table-cell>
          <table:table-cell office:value-type="float" office:value="64271">
            <text:p>64271</text:p>
          </table:table-cell>
          <table:table-cell office:value-type="float" office:value="65598">
            <text:p>65598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65">
            <text:p>6965</text:p>
          </table:table-cell>
          <table:table-cell office:value-type="string">
            <text:p>Østerbro</text:p>
          </table:table-cell>
          <table:table-cell office:value-type="string">
            <text:p>1016040000000</text:p>
          </table:table-cell>
          <table:table-cell office:value-type="string">
            <text:p>Ryesgade</text:p>
          </table:table-cell>
          <table:table-cell office:value-type="float" office:value="135">
            <text:p>135</text:p>
          </table:table-cell>
          <table:table-cell office:value-type="float" office:value="433">
            <text:p>433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968">
            <text:p>6968</text:p>
          </table:table-cell>
          <table:table-cell office:value-type="string">
            <text:p>Østerbro</text:p>
          </table:table-cell>
          <table:table-cell office:value-type="string">
            <text:p>1013332000000</text:p>
          </table:table-cell>
          <table:table-cell office:value-type="string">
            <text:p>Jagtvej</text:p>
          </table:table-cell>
          <table:table-cell office:value-type="float" office:value="833">
            <text:p>833</text:p>
          </table:table-cell>
          <table:table-cell office:value-type="float" office:value="901">
            <text:p>90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53">
            <text:p>6953</text:p>
          </table:table-cell>
          <table:table-cell office:value-type="string">
            <text:p>Vanløse</text:p>
          </table:table-cell>
          <table:table-cell office:value-type="string">
            <text:p>1011384000000</text:p>
          </table:table-cell>
          <table:table-cell office:value-type="string">
            <text:p>Dybendalsvej</text:p>
          </table:table-cell>
          <table:table-cell office:value-type="float" office:value="484">
            <text:p>484</text:p>
          </table:table-cell>
          <table:table-cell office:value-type="float" office:value="787">
            <text:p>78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127">
            <text:p>7127</text:p>
          </table:table-cell>
          <table:table-cell office:value-type="string">
            <text:p>Amager Vest</text:p>
          </table:table-cell>
          <table:table-cell office:value-type="string">
            <text:p>1018543010000</text:p>
          </table:table-cell>
          <table:table-cell office:value-type="string">
            <text:p>Øresundsmotorvejen</text:p>
          </table:table-cell>
          <table:table-cell office:value-type="float" office:value="62086">
            <text:p>62086</text:p>
          </table:table-cell>
          <table:table-cell office:value-type="float" office:value="63619">
            <text:p>6361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28">
            <text:p>7128</text:p>
          </table:table-cell>
          <table:table-cell office:value-type="string">
            <text:p>Amager Vest</text:p>
          </table:table-cell>
          <table:table-cell office:value-type="string">
            <text:p>1018543020000</text:p>
          </table:table-cell>
          <table:table-cell office:value-type="string">
            <text:p>Øresundsmotorvejen</text:p>
          </table:table-cell>
          <table:table-cell office:value-type="float" office:value="62416">
            <text:p>62416</text:p>
          </table:table-cell>
          <table:table-cell office:value-type="float" office:value="62566">
            <text:p>6256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29">
            <text:p>7129</text:p>
          </table:table-cell>
          <table:table-cell office:value-type="string">
            <text:p>Brønshøj-Husum</text:p>
          </table:table-cell>
          <table:table-cell office:value-type="string">
            <text:p>1013648000000</text:p>
          </table:table-cell>
          <table:table-cell office:value-type="string">
            <text:p>Kildebrøndevej</text:p>
          </table:table-cell>
          <table:table-cell office:value-type="float" office:value="460">
            <text:p>460</text:p>
          </table:table-cell>
          <table:table-cell office:value-type="float" office:value="682">
            <text:p>68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30">
            <text:p>7130</text:p>
          </table:table-cell>
          <table:table-cell office:value-type="string">
            <text:p>Brønshøj-Husum</text:p>
          </table:table-cell>
          <table:table-cell office:value-type="string">
            <text:p>1010884000000</text:p>
          </table:table-cell>
          <table:table-cell office:value-type="string">
            <text:p>Brovænget</text:p>
          </table:table-cell>
          <table:table-cell office:value-type="float" office:value="170">
            <text:p>170</text:p>
          </table:table-cell>
          <table:table-cell office:value-type="float" office:value="531">
            <text:p>53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31">
            <text:p>7131</text:p>
          </table:table-cell>
          <table:table-cell office:value-type="string">
            <text:p>Brønshøj-Husum</text:p>
          </table:table-cell>
          <table:table-cell office:value-type="string">
            <text:p>1018368000000</text:p>
          </table:table-cell>
          <table:table-cell office:value-type="string">
            <text:p>Vindingevej</text:p>
          </table:table-cell>
          <table:table-cell office:value-type="float" office:value="274">
            <text:p>274</text:p>
          </table:table-cell>
          <table:table-cell office:value-type="float" office:value="562">
            <text:p>56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32">
            <text:p>7132</text:p>
          </table:table-cell>
          <table:table-cell office:value-type="string">
            <text:p>Brønshøj-Husum</text:p>
          </table:table-cell>
          <table:table-cell office:value-type="string">
            <text:p>1017372000000</text:p>
          </table:table-cell>
          <table:table-cell office:value-type="string">
            <text:p>Tersløsevej</text:p>
          </table:table-cell>
          <table:table-cell office:value-type="float" office:value="276">
            <text:p>276</text:p>
          </table:table-cell>
          <table:table-cell office:value-type="float" office:value="453">
            <text:p>45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133">
            <text:p>7133</text:p>
          </table:table-cell>
          <table:table-cell office:value-type="string">
            <text:p>Brønshøj-Husum</text:p>
          </table:table-cell>
          <table:table-cell office:value-type="string">
            <text:p>1017372000000</text:p>
          </table:table-cell>
          <table:table-cell office:value-type="string">
            <text:p>Tersløsevej</text:p>
          </table:table-cell>
          <table:table-cell office:value-type="float" office:value="453">
            <text:p>453</text:p>
          </table:table-cell>
          <table:table-cell office:value-type="float" office:value="591">
            <text:p>59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05">
            <text:p>6905</text:p>
          </table:table-cell>
          <table:table-cell office:value-type="string">
            <text:p>Østerbro</text:p>
          </table:table-cell>
          <table:table-cell office:value-type="string">
            <text:p>1015188000000</text:p>
          </table:table-cell>
          <table:table-cell office:value-type="string">
            <text:p>Nørre Allè</text:p>
          </table:table-cell>
          <table:table-cell office:value-type="float" office:value="105">
            <text:p>105</text:p>
          </table:table-cell>
          <table:table-cell office:value-type="float" office:value="636">
            <text:p>6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06">
            <text:p>6906</text:p>
          </table:table-cell>
          <table:table-cell office:value-type="string">
            <text:p>Østerbro</text:p>
          </table:table-cell>
          <table:table-cell office:value-type="string">
            <text:p>1015188000000</text:p>
          </table:table-cell>
          <table:table-cell office:value-type="string">
            <text:p>Nørre Allè</text:p>
          </table:table-cell>
          <table:table-cell office:value-type="float" office:value="636">
            <text:p>636</text:p>
          </table:table-cell>
          <table:table-cell office:value-type="float" office:value="1739">
            <text:p>173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08">
            <text:p>6908</text:p>
          </table:table-cell>
          <table:table-cell office:value-type="string">
            <text:p>Østerbro</text:p>
          </table:table-cell>
          <table:table-cell office:value-type="string">
            <text:p>1015296000000</text:p>
          </table:table-cell>
          <table:table-cell office:value-type="string">
            <text:p>Olufsvej</text:p>
          </table:table-cell>
          <table:table-cell office:value-type="float" office:value="52">
            <text:p>52</text:p>
          </table:table-cell>
          <table:table-cell office:value-type="float" office:value="89">
            <text:p>8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09">
            <text:p>6909</text:p>
          </table:table-cell>
          <table:table-cell office:value-type="string">
            <text:p>Østerbro</text:p>
          </table:table-cell>
          <table:table-cell office:value-type="string">
            <text:p>1015296000000</text:p>
          </table:table-cell>
          <table:table-cell office:value-type="string">
            <text:p>Olufsvej</text:p>
          </table:table-cell>
          <table:table-cell office:value-type="float" office:value="89">
            <text:p>89</text:p>
          </table:table-cell>
          <table:table-cell office:value-type="float" office:value="211">
            <text:p>21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912">
            <text:p>6912</text:p>
          </table:table-cell>
          <table:table-cell office:value-type="string">
            <text:p>Vesterbro-Kongens Enghave</text:p>
          </table:table-cell>
          <table:table-cell office:value-type="string">
            <text:p>1014080000000</text:p>
          </table:table-cell>
          <table:table-cell office:value-type="string">
            <text:p>Kødboderne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14">
            <text:p>6914</text:p>
          </table:table-cell>
          <table:table-cell office:value-type="string">
            <text:p>Østerbro</text:p>
          </table:table-cell>
          <table:table-cell office:value-type="string">
            <text:p>1014143800000</text:p>
          </table:table-cell>
          <table:table-cell office:value-type="string">
            <text:p>Langelinie Allé</text:p>
          </table:table-cell>
          <table:table-cell office:value-type="float" office:value="229">
            <text:p>229</text:p>
          </table:table-cell>
          <table:table-cell office:value-type="float" office:value="1033">
            <text:p>103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15">
            <text:p>6915</text:p>
          </table:table-cell>
          <table:table-cell office:value-type="string">
            <text:p>Indre By</text:p>
          </table:table-cell>
          <table:table-cell office:value-type="string">
            <text:p>1011970000000</text:p>
          </table:table-cell>
          <table:table-cell office:value-type="string">
            <text:p>Luftmarinegade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16">
            <text:p>6916</text:p>
          </table:table-cell>
          <table:table-cell office:value-type="string">
            <text:p>Vesterbro-Kongens Enghave</text:p>
          </table:table-cell>
          <table:table-cell office:value-type="string">
            <text:p>1018820000000</text:p>
          </table:table-cell>
          <table:table-cell office:value-type="string">
            <text:p>Thad Jones Vej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17">
            <text:p>6917</text:p>
          </table:table-cell>
          <table:table-cell office:value-type="string">
            <text:p>Indre By</text:p>
          </table:table-cell>
          <table:table-cell office:value-type="string">
            <text:p>1012384320000</text:p>
          </table:table-cell>
          <table:table-cell office:value-type="string">
            <text:p>Gråbrødretorv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24">
            <text:p>6924</text:p>
          </table:table-cell>
          <table:table-cell office:value-type="string">
            <text:p>Bispebjerg</text:p>
          </table:table-cell>
          <table:table-cell office:value-type="string">
            <text:p>1017632000000</text:p>
          </table:table-cell>
          <table:table-cell office:value-type="string">
            <text:p>Trekløvervej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918">
            <text:p>6918</text:p>
          </table:table-cell>
          <table:table-cell office:value-type="string">
            <text:p>Brønshøj-Husum</text:p>
          </table:table-cell>
          <table:table-cell office:value-type="string">
            <text:p>1017624000000</text:p>
          </table:table-cell>
          <table:table-cell office:value-type="string">
            <text:p>Trappehøjen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56">
            <text:p>6956</text:p>
          </table:table-cell>
          <table:table-cell office:value-type="string">
            <text:p>Vanløse</text:p>
          </table:table-cell>
          <table:table-cell office:value-type="string">
            <text:p>1014312000000</text:p>
          </table:table-cell>
          <table:table-cell office:value-type="string">
            <text:p>Limfjordsvej</text:p>
          </table:table-cell>
          <table:table-cell office:value-type="float" office:value="349">
            <text:p>349</text:p>
          </table:table-cell>
          <table:table-cell office:value-type="float" office:value="573">
            <text:p>57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57">
            <text:p>6957</text:p>
          </table:table-cell>
          <table:table-cell office:value-type="string">
            <text:p>Vanløse</text:p>
          </table:table-cell>
          <table:table-cell office:value-type="string">
            <text:p>1014312000000</text:p>
          </table:table-cell>
          <table:table-cell office:value-type="string">
            <text:p>Limfjordsvej</text:p>
          </table:table-cell>
          <table:table-cell office:value-type="float" office:value="573">
            <text:p>573</text:p>
          </table:table-cell>
          <table:table-cell office:value-type="float" office:value="673">
            <text:p>67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958">
            <text:p>6958</text:p>
          </table:table-cell>
          <table:table-cell office:value-type="string">
            <text:p>Vanløse</text:p>
          </table:table-cell>
          <table:table-cell office:value-type="string">
            <text:p>1014312000000</text:p>
          </table:table-cell>
          <table:table-cell office:value-type="string">
            <text:p>Limfjordsvej</text:p>
          </table:table-cell>
          <table:table-cell office:value-type="float" office:value="673">
            <text:p>673</text:p>
          </table:table-cell>
          <table:table-cell office:value-type="float" office:value="839">
            <text:p>8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59">
            <text:p>6959</text:p>
          </table:table-cell>
          <table:table-cell office:value-type="string">
            <text:p>Vanløse</text:p>
          </table:table-cell>
          <table:table-cell office:value-type="string">
            <text:p>1017696000000</text:p>
          </table:table-cell>
          <table:table-cell office:value-type="string">
            <text:p>Tulipanvej</text:p>
          </table:table-cell>
          <table:table-cell office:value-type="float" office:value="213">
            <text:p>213</text:p>
          </table:table-cell>
          <table:table-cell office:value-type="float" office:value="293">
            <text:p>29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60">
            <text:p>6960</text:p>
          </table:table-cell>
          <table:table-cell office:value-type="string">
            <text:p>Vanløse</text:p>
          </table:table-cell>
          <table:table-cell office:value-type="string">
            <text:p>1017696000000</text:p>
          </table:table-cell>
          <table:table-cell office:value-type="string">
            <text:p>Tulipanvej</text:p>
          </table:table-cell>
          <table:table-cell office:value-type="float" office:value="293">
            <text:p>293</text:p>
          </table:table-cell>
          <table:table-cell office:value-type="float" office:value="340">
            <text:p>34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961">
            <text:p>6961</text:p>
          </table:table-cell>
          <table:table-cell office:value-type="string">
            <text:p>Vanløse</text:p>
          </table:table-cell>
          <table:table-cell office:value-type="string">
            <text:p>1017696000000</text:p>
          </table:table-cell>
          <table:table-cell office:value-type="string">
            <text:p>Tulipanvej</text:p>
          </table:table-cell>
          <table:table-cell office:value-type="float" office:value="340">
            <text:p>340</text:p>
          </table:table-cell>
          <table:table-cell office:value-type="float" office:value="415">
            <text:p>4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63">
            <text:p>6963</text:p>
          </table:table-cell>
          <table:table-cell office:value-type="string">
            <text:p>Østerbro</text:p>
          </table:table-cell>
          <table:table-cell office:value-type="string">
            <text:p>1012768000000</text:p>
          </table:table-cell>
          <table:table-cell office:value-type="string">
            <text:p>Helgesensgade</text:p>
          </table:table-cell>
          <table:table-cell office:value-type="float" office:value="96">
            <text:p>96</text:p>
          </table:table-cell>
          <table:table-cell office:value-type="float" office:value="196">
            <text:p>19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64">
            <text:p>6964</text:p>
          </table:table-cell>
          <table:table-cell office:value-type="string">
            <text:p>Østerbro</text:p>
          </table:table-cell>
          <table:table-cell office:value-type="string">
            <text:p>1013292000000</text:p>
          </table:table-cell>
          <table:table-cell office:value-type="string">
            <text:p>Irmingersgade</text:p>
          </table:table-cell>
          <table:table-cell office:value-type="float" office:value="89">
            <text:p>89</text:p>
          </table:table-cell>
          <table:table-cell office:value-type="float" office:value="176">
            <text:p>1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69">
            <text:p>6969</text:p>
          </table:table-cell>
          <table:table-cell office:value-type="string">
            <text:p>Østerbro</text:p>
          </table:table-cell>
          <table:table-cell office:value-type="string">
            <text:p>1013332000000</text:p>
          </table:table-cell>
          <table:table-cell office:value-type="string">
            <text:p>Jagtvej</text:p>
          </table:table-cell>
          <table:table-cell office:value-type="float" office:value="901">
            <text:p>901</text:p>
          </table:table-cell>
          <table:table-cell office:value-type="float" office:value="3450">
            <text:p>34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70">
            <text:p>6970</text:p>
          </table:table-cell>
          <table:table-cell office:value-type="string">
            <text:p>Nørrebro</text:p>
          </table:table-cell>
          <table:table-cell office:value-type="string">
            <text:p>1015780000000</text:p>
          </table:table-cell>
          <table:table-cell office:value-type="string">
            <text:p>Refsnæsgade</text:p>
          </table:table-cell>
          <table:table-cell office:value-type="float" office:value="70">
            <text:p>70</text:p>
          </table:table-cell>
          <table:table-cell office:value-type="float" office:value="111">
            <text:p>11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971">
            <text:p>6971</text:p>
          </table:table-cell>
          <table:table-cell office:value-type="string">
            <text:p>Nørrebro</text:p>
          </table:table-cell>
          <table:table-cell office:value-type="string">
            <text:p>1015780000000</text:p>
          </table:table-cell>
          <table:table-cell office:value-type="string">
            <text:p>Refsnæsgade</text:p>
          </table:table-cell>
          <table:table-cell office:value-type="float" office:value="111">
            <text:p>111</text:p>
          </table:table-cell>
          <table:table-cell office:value-type="float" office:value="354">
            <text:p>35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72">
            <text:p>6972</text:p>
          </table:table-cell>
          <table:table-cell office:value-type="string">
            <text:p>Nørrebro</text:p>
          </table:table-cell>
          <table:table-cell office:value-type="string">
            <text:p>1015164000000</text:p>
          </table:table-cell>
          <table:table-cell office:value-type="string">
            <text:p>Nøddebogade</text:p>
          </table:table-cell>
          <table:table-cell office:value-type="float" office:value="48">
            <text:p>48</text:p>
          </table:table-cell>
          <table:table-cell office:value-type="float" office:value="87">
            <text:p>8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973">
            <text:p>6973</text:p>
          </table:table-cell>
          <table:table-cell office:value-type="string">
            <text:p>Nørrebro</text:p>
          </table:table-cell>
          <table:table-cell office:value-type="string">
            <text:p>1015164000000</text:p>
          </table:table-cell>
          <table:table-cell office:value-type="string">
            <text:p>Nøddebogade</text:p>
          </table:table-cell>
          <table:table-cell office:value-type="float" office:value="87">
            <text:p>87</text:p>
          </table:table-cell>
          <table:table-cell office:value-type="float" office:value="157">
            <text:p>15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74">
            <text:p>6974</text:p>
          </table:table-cell>
          <table:table-cell office:value-type="string">
            <text:p>Nørrebro</text:p>
          </table:table-cell>
          <table:table-cell office:value-type="string">
            <text:p>1012412300000</text:p>
          </table:table-cell>
          <table:table-cell office:value-type="string">
            <text:p>Guldbergs Plads</text:p>
          </table:table-cell>
          <table:table-cell office:value-type="float" office:value="68">
            <text:p>68</text:p>
          </table:table-cell>
          <table:table-cell office:value-type="float" office:value="146">
            <text:p>14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75">
            <text:p>6975</text:p>
          </table:table-cell>
          <table:table-cell office:value-type="string">
            <text:p>Nørrebro</text:p>
          </table:table-cell>
          <table:table-cell office:value-type="string">
            <text:p>1012412300000</text:p>
          </table:table-cell>
          <table:table-cell office:value-type="string">
            <text:p>Guldbergs Plads</text:p>
          </table:table-cell>
          <table:table-cell office:value-type="float" office:value="146">
            <text:p>146</text:p>
          </table:table-cell>
          <table:table-cell office:value-type="float" office:value="226">
            <text:p>22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976">
            <text:p>6976</text:p>
          </table:table-cell>
          <table:table-cell office:value-type="string">
            <text:p>Valby</text:p>
          </table:table-cell>
          <table:table-cell office:value-type="string">
            <text:p>1010788000000</text:p>
          </table:table-cell>
          <table:table-cell office:value-type="string">
            <text:p>Bramslykkevej</text:p>
          </table:table-cell>
          <table:table-cell office:value-type="float" office:value="0">
            <text:p>0</text:p>
          </table:table-cell>
          <table:table-cell office:value-type="float" office:value="452">
            <text:p>45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77">
            <text:p>6977</text:p>
          </table:table-cell>
          <table:table-cell office:value-type="string">
            <text:p>Bispebjerg</text:p>
          </table:table-cell>
          <table:table-cell office:value-type="string">
            <text:p>1015888000000</text:p>
          </table:table-cell>
          <table:table-cell office:value-type="string">
            <text:p>Rismosevej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78">
            <text:p>6978</text:p>
          </table:table-cell>
          <table:table-cell office:value-type="string">
            <text:p>Indre By</text:p>
          </table:table-cell>
          <table:table-cell office:value-type="string">
            <text:p>1016824310000</text:p>
          </table:table-cell>
          <table:table-cell office:value-type="string">
            <text:p>Staunings Plads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79">
            <text:p>6979</text:p>
          </table:table-cell>
          <table:table-cell office:value-type="string">
            <text:p>Vanløse</text:p>
          </table:table-cell>
          <table:table-cell office:value-type="string">
            <text:p>1015852000000</text:p>
          </table:table-cell>
          <table:table-cell office:value-type="string">
            <text:p>Rindbyvej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67">
            <text:p>6967</text:p>
          </table:table-cell>
          <table:table-cell office:value-type="string">
            <text:p>Nørrebro</text:p>
          </table:table-cell>
          <table:table-cell office:value-type="string">
            <text:p>1016240000000</text:p>
          </table:table-cell>
          <table:table-cell office:value-type="string">
            <text:p>Sankt Hans Gade</text:p>
          </table:table-cell>
          <table:table-cell office:value-type="float" office:value="128">
            <text:p>128</text:p>
          </table:table-cell>
          <table:table-cell office:value-type="float" office:value="312">
            <text:p>31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82">
            <text:p>6982</text:p>
          </table:table-cell>
          <table:table-cell office:value-type="string">
            <text:p>Indre By</text:p>
          </table:table-cell>
          <table:table-cell office:value-type="string">
            <text:p>1016276310000</text:p>
          </table:table-cell>
          <table:table-cell office:value-type="string">
            <text:p>Sankt Pauls Plads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86">
            <text:p>7086</text:p>
          </table:table-cell>
          <table:table-cell office:value-type="string">
            <text:p>Nørrebro</text:p>
          </table:table-cell>
          <table:table-cell office:value-type="string">
            <text:p>1012304000000</text:p>
          </table:table-cell>
          <table:table-cell office:value-type="string">
            <text:p>Griffenfeldsgade</text:p>
          </table:table-cell>
          <table:table-cell office:value-type="float" office:value="364">
            <text:p>364</text:p>
          </table:table-cell>
          <table:table-cell office:value-type="float" office:value="578">
            <text:p>57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84">
            <text:p>6984</text:p>
          </table:table-cell>
          <table:table-cell office:value-type="string">
            <text:p>Vesterbro-Kongens Enghave</text:p>
          </table:table-cell>
          <table:table-cell office:value-type="string">
            <text:p>1012596000000</text:p>
          </table:table-cell>
          <table:table-cell office:value-type="string">
            <text:p>Hans Olriks Vej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985">
            <text:p>6985</text:p>
          </table:table-cell>
          <table:table-cell office:value-type="string">
            <text:p>Valby</text:p>
          </table:table-cell>
          <table:table-cell office:value-type="string">
            <text:p>1013436000000</text:p>
          </table:table-cell>
          <table:table-cell office:value-type="string">
            <text:p>Julius andersens vej</text:p>
          </table:table-cell>
          <table:table-cell office:value-type="float" office:value="0">
            <text:p>0</text:p>
          </table:table-cell>
          <table:table-cell office:value-type="float" office:value="380">
            <text:p>3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86">
            <text:p>6986</text:p>
          </table:table-cell>
          <table:table-cell office:value-type="string">
            <text:p>Brønshøj-Husum</text:p>
          </table:table-cell>
          <table:table-cell office:value-type="string">
            <text:p>1010328000000</text:p>
          </table:table-cell>
          <table:table-cell office:value-type="string">
            <text:p>Bakkeledet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88">
            <text:p>6988</text:p>
          </table:table-cell>
          <table:table-cell office:value-type="string">
            <text:p>Valby</text:p>
          </table:table-cell>
          <table:table-cell office:value-type="string">
            <text:p>1013022010000</text:p>
          </table:table-cell>
          <table:table-cell office:value-type="string">
            <text:p>Hornemanns Vænge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991">
            <text:p>6991</text:p>
          </table:table-cell>
          <table:table-cell office:value-type="string">
            <text:p>Brønshøj-Husum</text:p>
          </table:table-cell>
          <table:table-cell office:value-type="string">
            <text:p>1013800000000</text:p>
          </table:table-cell>
          <table:table-cell office:value-type="string">
            <text:p>Knabstrupvej</text:p>
          </table:table-cell>
          <table:table-cell office:value-type="float" office:value="0">
            <text:p>0</text:p>
          </table:table-cell>
          <table:table-cell office:value-type="float" office:value="522">
            <text:p>52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92">
            <text:p>6992</text:p>
          </table:table-cell>
          <table:table-cell office:value-type="string">
            <text:p>Østerbro</text:p>
          </table:table-cell>
          <table:table-cell office:value-type="string">
            <text:p>1010452800000</text:p>
          </table:table-cell>
          <table:table-cell office:value-type="string">
            <text:p>Bellmansgade</text:p>
          </table:table-cell>
          <table:table-cell office:value-type="float" office:value="219">
            <text:p>219</text:p>
          </table:table-cell>
          <table:table-cell office:value-type="float" office:value="306">
            <text:p>30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95">
            <text:p>6995</text:p>
          </table:table-cell>
          <table:table-cell office:value-type="string">
            <text:p>Amager Vest</text:p>
          </table:table-cell>
          <table:table-cell office:value-type="string">
            <text:p>1018128000000</text:p>
          </table:table-cell>
          <table:table-cell office:value-type="string">
            <text:p>Vejlands Allé</text:p>
          </table:table-cell>
          <table:table-cell office:value-type="float" office:value="1156">
            <text:p>1156</text:p>
          </table:table-cell>
          <table:table-cell office:value-type="float" office:value="1949">
            <text:p>194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96">
            <text:p>6996</text:p>
          </table:table-cell>
          <table:table-cell office:value-type="string">
            <text:p>Amager Vest</text:p>
          </table:table-cell>
          <table:table-cell office:value-type="string">
            <text:p>1018128000000</text:p>
          </table:table-cell>
          <table:table-cell office:value-type="string">
            <text:p>Vejlands Allé</text:p>
          </table:table-cell>
          <table:table-cell office:value-type="float" office:value="1949">
            <text:p>1949</text:p>
          </table:table-cell>
          <table:table-cell office:value-type="float" office:value="4106">
            <text:p>4106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77">
            <text:p>7077</text:p>
          </table:table-cell>
          <table:table-cell office:value-type="string">
            <text:p>Brønshøj-Husum</text:p>
          </table:table-cell>
          <table:table-cell office:value-type="string">
            <text:p>1018140000000</text:p>
          </table:table-cell>
          <table:table-cell office:value-type="string">
            <text:p>Veksøvej</text:p>
          </table:table-cell>
          <table:table-cell office:value-type="float" office:value="137">
            <text:p>137</text:p>
          </table:table-cell>
          <table:table-cell office:value-type="float" office:value="536">
            <text:p>5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78">
            <text:p>7078</text:p>
          </table:table-cell>
          <table:table-cell office:value-type="string">
            <text:p>Brønshøj-Husum</text:p>
          </table:table-cell>
          <table:table-cell office:value-type="string">
            <text:p>1018140000000</text:p>
          </table:table-cell>
          <table:table-cell office:value-type="string">
            <text:p>Veksøvej</text:p>
          </table:table-cell>
          <table:table-cell office:value-type="float" office:value="536">
            <text:p>536</text:p>
          </table:table-cell>
          <table:table-cell office:value-type="float" office:value="705">
            <text:p>70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079">
            <text:p>7079</text:p>
          </table:table-cell>
          <table:table-cell office:value-type="string">
            <text:p>Brønshøj-Husum</text:p>
          </table:table-cell>
          <table:table-cell office:value-type="string">
            <text:p>1018140000000</text:p>
          </table:table-cell>
          <table:table-cell office:value-type="string">
            <text:p>Veksøvej</text:p>
          </table:table-cell>
          <table:table-cell office:value-type="float" office:value="705">
            <text:p>705</text:p>
          </table:table-cell>
          <table:table-cell office:value-type="float" office:value="1358">
            <text:p>135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80">
            <text:p>7080</text:p>
          </table:table-cell>
          <table:table-cell office:value-type="string">
            <text:p>Brønshøj-Husum</text:p>
          </table:table-cell>
          <table:table-cell office:value-type="string">
            <text:p>1013576000000</text:p>
          </table:table-cell>
          <table:table-cell office:value-type="string">
            <text:p>Karlslundevej</text:p>
          </table:table-cell>
          <table:table-cell office:value-type="float" office:value="223">
            <text:p>223</text:p>
          </table:table-cell>
          <table:table-cell office:value-type="float" office:value="349">
            <text:p>34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076">
            <text:p>7076</text:p>
          </table:table-cell>
          <table:table-cell office:value-type="string">
            <text:p>Brønshøj-Husum</text:p>
          </table:table-cell>
          <table:table-cell office:value-type="string">
            <text:p>1013916000000</text:p>
          </table:table-cell>
          <table:table-cell office:value-type="string">
            <text:p>Korsager Allé</text:p>
          </table:table-cell>
          <table:table-cell office:value-type="float" office:value="142">
            <text:p>142</text:p>
          </table:table-cell>
          <table:table-cell office:value-type="float" office:value="888">
            <text:p>88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87">
            <text:p>6987</text:p>
          </table:table-cell>
          <table:table-cell office:value-type="string">
            <text:p>Indre By</text:p>
          </table:table-cell>
          <table:table-cell office:value-type="string">
            <text:p>1012272000000</text:p>
          </table:table-cell>
          <table:table-cell office:value-type="string">
            <text:p>Gothersgade</text:p>
          </table:table-cell>
          <table:table-cell office:value-type="float" office:value="0">
            <text:p>0</text:p>
          </table:table-cell>
          <table:table-cell office:value-type="float" office:value="303">
            <text:p>30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81">
            <text:p>7081</text:p>
          </table:table-cell>
          <table:table-cell office:value-type="string">
            <text:p>Brønshøj-Husum</text:p>
          </table:table-cell>
          <table:table-cell office:value-type="string">
            <text:p>1013576000000</text:p>
          </table:table-cell>
          <table:table-cell office:value-type="string">
            <text:p>Karlslundevej</text:p>
          </table:table-cell>
          <table:table-cell office:value-type="float" office:value="349">
            <text:p>349</text:p>
          </table:table-cell>
          <table:table-cell office:value-type="float" office:value="412">
            <text:p>41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82">
            <text:p>7082</text:p>
          </table:table-cell>
          <table:table-cell office:value-type="string">
            <text:p>Brønshøj-Husum</text:p>
          </table:table-cell>
          <table:table-cell office:value-type="string">
            <text:p>1013648000000</text:p>
          </table:table-cell>
          <table:table-cell office:value-type="string">
            <text:p>Kildebrøndevej</text:p>
          </table:table-cell>
          <table:table-cell office:value-type="float" office:value="22">
            <text:p>22</text:p>
          </table:table-cell>
          <table:table-cell office:value-type="float" office:value="102">
            <text:p>10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083">
            <text:p>7083</text:p>
          </table:table-cell>
          <table:table-cell office:value-type="string">
            <text:p>Brønshøj-Husum</text:p>
          </table:table-cell>
          <table:table-cell office:value-type="string">
            <text:p>1013648000000</text:p>
          </table:table-cell>
          <table:table-cell office:value-type="string">
            <text:p>Kildebrøndevej</text:p>
          </table:table-cell>
          <table:table-cell office:value-type="float" office:value="102">
            <text:p>102</text:p>
          </table:table-cell>
          <table:table-cell office:value-type="float" office:value="295">
            <text:p>29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84">
            <text:p>7084</text:p>
          </table:table-cell>
          <table:table-cell office:value-type="string">
            <text:p>Brønshøj-Husum</text:p>
          </table:table-cell>
          <table:table-cell office:value-type="string">
            <text:p>1013648000000</text:p>
          </table:table-cell>
          <table:table-cell office:value-type="string">
            <text:p>Kildebrøndevej</text:p>
          </table:table-cell>
          <table:table-cell office:value-type="float" office:value="295">
            <text:p>295</text:p>
          </table:table-cell>
          <table:table-cell office:value-type="float" office:value="460">
            <text:p>46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087">
            <text:p>7087</text:p>
          </table:table-cell>
          <table:table-cell office:value-type="string">
            <text:p>Nørrebro</text:p>
          </table:table-cell>
          <table:table-cell office:value-type="string">
            <text:p>1013564000000</text:p>
          </table:table-cell>
          <table:table-cell office:value-type="string">
            <text:p>Kapelvej</text:p>
          </table:table-cell>
          <table:table-cell office:value-type="float" office:value="104">
            <text:p>104</text:p>
          </table:table-cell>
          <table:table-cell office:value-type="float" office:value="262">
            <text:p>26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088">
            <text:p>7088</text:p>
          </table:table-cell>
          <table:table-cell office:value-type="string">
            <text:p>Nørrebro</text:p>
          </table:table-cell>
          <table:table-cell office:value-type="string">
            <text:p>1013564000000</text:p>
          </table:table-cell>
          <table:table-cell office:value-type="string">
            <text:p>Kapelvej</text:p>
          </table:table-cell>
          <table:table-cell office:value-type="float" office:value="262">
            <text:p>262</text:p>
          </table:table-cell>
          <table:table-cell office:value-type="float" office:value="439">
            <text:p>43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89">
            <text:p>7089</text:p>
          </table:table-cell>
          <table:table-cell office:value-type="string">
            <text:p>Nørrebro</text:p>
          </table:table-cell>
          <table:table-cell office:value-type="string">
            <text:p>1013564000000</text:p>
          </table:table-cell>
          <table:table-cell office:value-type="string">
            <text:p>Kapelvej</text:p>
          </table:table-cell>
          <table:table-cell office:value-type="float" office:value="439">
            <text:p>439</text:p>
          </table:table-cell>
          <table:table-cell office:value-type="float" office:value="665">
            <text:p>66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090">
            <text:p>7090</text:p>
          </table:table-cell>
          <table:table-cell office:value-type="string">
            <text:p>Nørrebro</text:p>
          </table:table-cell>
          <table:table-cell office:value-type="string">
            <text:p>1013468000000</text:p>
          </table:table-cell>
          <table:table-cell office:value-type="string">
            <text:p>Jægergade</text:p>
          </table:table-cell>
          <table:table-cell office:value-type="float" office:value="53">
            <text:p>53</text:p>
          </table:table-cell>
          <table:table-cell office:value-type="float" office:value="90">
            <text:p>9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91">
            <text:p>7091</text:p>
          </table:table-cell>
          <table:table-cell office:value-type="string">
            <text:p>Nørrebro</text:p>
          </table:table-cell>
          <table:table-cell office:value-type="string">
            <text:p>1013468000000</text:p>
          </table:table-cell>
          <table:table-cell office:value-type="string">
            <text:p>Jægergade</text:p>
          </table:table-cell>
          <table:table-cell office:value-type="float" office:value="90">
            <text:p>90</text:p>
          </table:table-cell>
          <table:table-cell office:value-type="float" office:value="146">
            <text:p>14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092">
            <text:p>7092</text:p>
          </table:table-cell>
          <table:table-cell office:value-type="string">
            <text:p>Nørrebro</text:p>
          </table:table-cell>
          <table:table-cell office:value-type="string">
            <text:p>1017032000000</text:p>
          </table:table-cell>
          <table:table-cell office:value-type="string">
            <text:p>Struenseegade</text:p>
          </table:table-cell>
          <table:table-cell office:value-type="float" office:value="50">
            <text:p>50</text:p>
          </table:table-cell>
          <table:table-cell office:value-type="float" office:value="507">
            <text:p>50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002">
            <text:p>7002</text:p>
          </table:table-cell>
          <table:table-cell office:value-type="string">
            <text:p>Amager Vest</text:p>
          </table:table-cell>
          <table:table-cell office:value-type="string">
            <text:p>1015384000000</text:p>
          </table:table-cell>
          <table:table-cell office:value-type="string">
            <text:p>Oxford Allé</text:p>
          </table:table-cell>
          <table:table-cell office:value-type="float" office:value="562">
            <text:p>562</text:p>
          </table:table-cell>
          <table:table-cell office:value-type="float" office:value="756">
            <text:p>75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870">
            <text:p>4870</text:p>
          </table:table-cell>
          <table:table-cell office:value-type="string">
            <text:p>Østerbro</text:p>
          </table:table-cell>
          <table:table-cell office:value-type="string">
            <text:p>1018700300000</text:p>
          </table:table-cell>
          <table:table-cell office:value-type="string">
            <text:p>Århus Plads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93">
            <text:p>7093</text:p>
          </table:table-cell>
          <table:table-cell office:value-type="string">
            <text:p>Nørrebro</text:p>
          </table:table-cell>
          <table:table-cell office:value-type="string">
            <text:p>1012604000000</text:p>
          </table:table-cell>
          <table:table-cell office:value-type="string">
            <text:p>Hans Tavsens Gade</text:p>
          </table:table-cell>
          <table:table-cell office:value-type="float" office:value="197">
            <text:p>197</text:p>
          </table:table-cell>
          <table:table-cell office:value-type="float" office:value="555">
            <text:p>55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94">
            <text:p>7094</text:p>
          </table:table-cell>
          <table:table-cell office:value-type="string">
            <text:p>Nørrebro</text:p>
          </table:table-cell>
          <table:table-cell office:value-type="string">
            <text:p>1016864000000</text:p>
          </table:table-cell>
          <table:table-cell office:value-type="string">
            <text:p>Stengade</text:p>
          </table:table-cell>
          <table:table-cell office:value-type="float" office:value="119">
            <text:p>119</text:p>
          </table:table-cell>
          <table:table-cell office:value-type="float" office:value="345">
            <text:p>34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95">
            <text:p>7095</text:p>
          </table:table-cell>
          <table:table-cell office:value-type="string">
            <text:p>Nørrebro</text:p>
          </table:table-cell>
          <table:table-cell office:value-type="string">
            <text:p>1014188000000</text:p>
          </table:table-cell>
          <table:table-cell office:value-type="string">
            <text:p>Laurids Skaus Gade</text:p>
          </table:table-cell>
          <table:table-cell office:value-type="float" office:value="66">
            <text:p>66</text:p>
          </table:table-cell>
          <table:table-cell office:value-type="float" office:value="210">
            <text:p>21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96">
            <text:p>7096</text:p>
          </table:table-cell>
          <table:table-cell office:value-type="string">
            <text:p>Nørrebro</text:p>
          </table:table-cell>
          <table:table-cell office:value-type="string">
            <text:p>1018648000000</text:p>
          </table:table-cell>
          <table:table-cell office:value-type="string">
            <text:p>Ågade</text:p>
          </table:table-cell>
          <table:table-cell office:value-type="float" office:value="302">
            <text:p>302</text:p>
          </table:table-cell>
          <table:table-cell office:value-type="float" office:value="695">
            <text:p>69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97">
            <text:p>7097</text:p>
          </table:table-cell>
          <table:table-cell office:value-type="string">
            <text:p>Nørrebro</text:p>
          </table:table-cell>
          <table:table-cell office:value-type="string">
            <text:p>1018648000000</text:p>
          </table:table-cell>
          <table:table-cell office:value-type="string">
            <text:p>Ågade</text:p>
          </table:table-cell>
          <table:table-cell office:value-type="float" office:value="695">
            <text:p>695</text:p>
          </table:table-cell>
          <table:table-cell office:value-type="float" office:value="1217">
            <text:p>12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98">
            <text:p>7098</text:p>
          </table:table-cell>
          <table:table-cell office:value-type="string">
            <text:p>Valby</text:p>
          </table:table-cell>
          <table:table-cell office:value-type="string">
            <text:p>1012688020000</text:p>
          </table:table-cell>
          <table:table-cell office:value-type="string">
            <text:p>Havebo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099">
            <text:p>7099</text:p>
          </table:table-cell>
          <table:table-cell office:value-type="string">
            <text:p>Nørrebro</text:p>
          </table:table-cell>
          <table:table-cell office:value-type="string">
            <text:p>1010340320000</text:p>
          </table:table-cell>
          <table:table-cell office:value-type="string">
            <text:p>Balders Plads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02">
            <text:p>7102</text:p>
          </table:table-cell>
          <table:table-cell office:value-type="string">
            <text:p>Amager Øst</text:p>
          </table:table-cell>
          <table:table-cell office:value-type="string">
            <text:p>1015708010000</text:p>
          </table:table-cell>
          <table:table-cell office:value-type="string">
            <text:p>Ramundsvej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03">
            <text:p>7103</text:p>
          </table:table-cell>
          <table:table-cell office:value-type="string">
            <text:p>Indre By</text:p>
          </table:table-cell>
          <table:table-cell office:value-type="string">
            <text:p>1014178300000</text:p>
          </table:table-cell>
          <table:table-cell office:value-type="string">
            <text:p>Larsens Plads</text:p>
          </table:table-cell>
          <table:table-cell office:value-type="float" office:value="0">
            <text:p>0</text:p>
          </table:table-cell>
          <table:table-cell office:value-type="float" office:value="873">
            <text:p>87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04">
            <text:p>7104</text:p>
          </table:table-cell>
          <table:table-cell office:value-type="string">
            <text:p>Brønshøj-Husum</text:p>
          </table:table-cell>
          <table:table-cell office:value-type="string">
            <text:p>1012890000000</text:p>
          </table:table-cell>
          <table:table-cell office:value-type="string">
            <text:p>Hillerødmotorvejen</text:p>
          </table:table-cell>
          <table:table-cell office:value-type="float" office:value="5429">
            <text:p>5429</text:p>
          </table:table-cell>
          <table:table-cell office:value-type="float" office:value="6206">
            <text:p>6206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05">
            <text:p>7105</text:p>
          </table:table-cell>
          <table:table-cell office:value-type="string">
            <text:p>Brønshøj-Husum</text:p>
          </table:table-cell>
          <table:table-cell office:value-type="string">
            <text:p>1013748000000</text:p>
          </table:table-cell>
          <table:table-cell office:value-type="string">
            <text:p>Klintholmvej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07">
            <text:p>7107</text:p>
          </table:table-cell>
          <table:table-cell office:value-type="string">
            <text:p>Amager Vest</text:p>
          </table:table-cell>
          <table:table-cell office:value-type="string">
            <text:p>1010218010000</text:p>
          </table:table-cell>
          <table:table-cell office:value-type="string">
            <text:p>Arne Jacobsens Allé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08">
            <text:p>7108</text:p>
          </table:table-cell>
          <table:table-cell office:value-type="string">
            <text:p>Brønshøj-Husum</text:p>
          </table:table-cell>
          <table:table-cell office:value-type="string">
            <text:p>1014240000000</text:p>
          </table:table-cell>
          <table:table-cell office:value-type="string">
            <text:p>Lidemarksvej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109">
            <text:p>7109</text:p>
          </table:table-cell>
          <table:table-cell office:value-type="string">
            <text:p>Østerbro</text:p>
          </table:table-cell>
          <table:table-cell office:value-type="string">
            <text:p>1010720000000</text:p>
          </table:table-cell>
          <table:table-cell office:value-type="string">
            <text:p>Borgervænget</text:p>
          </table:table-cell>
          <table:table-cell office:value-type="float" office:value="0">
            <text:p>0</text:p>
          </table:table-cell>
          <table:table-cell office:value-type="float" office:value="307">
            <text:p>30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10">
            <text:p>7110</text:p>
          </table:table-cell>
          <table:table-cell office:value-type="string">
            <text:p>Brønshøj-Husum</text:p>
          </table:table-cell>
          <table:table-cell office:value-type="string">
            <text:p>1013484000000</text:p>
          </table:table-cell>
          <table:table-cell office:value-type="string">
            <text:p>Kagsbro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13">
            <text:p>7113</text:p>
          </table:table-cell>
          <table:table-cell office:value-type="string">
            <text:p>Bispebjerg</text:p>
          </table:table-cell>
          <table:table-cell office:value-type="string">
            <text:p>1012476000000</text:p>
          </table:table-cell>
          <table:table-cell office:value-type="string">
            <text:p>Gørtlervej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19">
            <text:p>7119</text:p>
          </table:table-cell>
          <table:table-cell office:value-type="string">
            <text:p>Amager Vest</text:p>
          </table:table-cell>
          <table:table-cell office:value-type="string">
            <text:p>1018236000000</text:p>
          </table:table-cell>
          <table:table-cell office:value-type="string">
            <text:p>Vestermarksvej</text:p>
          </table:table-cell>
          <table:table-cell office:value-type="float" office:value="411">
            <text:p>411</text:p>
          </table:table-cell>
          <table:table-cell office:value-type="float" office:value="731">
            <text:p>73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97">
            <text:p>6997</text:p>
          </table:table-cell>
          <table:table-cell office:value-type="string">
            <text:p>Amager Vest</text:p>
          </table:table-cell>
          <table:table-cell office:value-type="string">
            <text:p>1017112000000</text:p>
          </table:table-cell>
          <table:table-cell office:value-type="string">
            <text:p>Sundbyvestervej</text:p>
          </table:table-cell>
          <table:table-cell office:value-type="float" office:value="426">
            <text:p>426</text:p>
          </table:table-cell>
          <table:table-cell office:value-type="float" office:value="798">
            <text:p>79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999">
            <text:p>6999</text:p>
          </table:table-cell>
          <table:table-cell office:value-type="string">
            <text:p>Amager Vest</text:p>
          </table:table-cell>
          <table:table-cell office:value-type="string">
            <text:p>1014376000000</text:p>
          </table:table-cell>
          <table:table-cell office:value-type="string">
            <text:p>Lobeliavej</text:p>
          </table:table-cell>
          <table:table-cell office:value-type="float" office:value="82">
            <text:p>82</text:p>
          </table:table-cell>
          <table:table-cell office:value-type="float" office:value="148">
            <text:p>14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000">
            <text:p>7000</text:p>
          </table:table-cell>
          <table:table-cell office:value-type="string">
            <text:p>Amager Vest</text:p>
          </table:table-cell>
          <table:table-cell office:value-type="string">
            <text:p>1014376000000</text:p>
          </table:table-cell>
          <table:table-cell office:value-type="string">
            <text:p>Lobeliavej</text:p>
          </table:table-cell>
          <table:table-cell office:value-type="float" office:value="148">
            <text:p>148</text:p>
          </table:table-cell>
          <table:table-cell office:value-type="float" office:value="335">
            <text:p>3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37">
            <text:p>4237</text:p>
          </table:table-cell>
          <table:table-cell office:value-type="string">
            <text:p>Bispebjerg</text:p>
          </table:table-cell>
          <table:table-cell office:value-type="string">
            <text:p>101442001B000</text:p>
          </table:table-cell>
          <table:table-cell office:value-type="string">
            <text:p>Lundedalsvej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03">
            <text:p>7003</text:p>
          </table:table-cell>
          <table:table-cell office:value-type="string">
            <text:p>Amager Vest</text:p>
          </table:table-cell>
          <table:table-cell office:value-type="string">
            <text:p>1015384000000</text:p>
          </table:table-cell>
          <table:table-cell office:value-type="string">
            <text:p>Oxford Allé</text:p>
          </table:table-cell>
          <table:table-cell office:value-type="float" office:value="756">
            <text:p>756</text:p>
          </table:table-cell>
          <table:table-cell office:value-type="float" office:value="990">
            <text:p>99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04">
            <text:p>7004</text:p>
          </table:table-cell>
          <table:table-cell office:value-type="string">
            <text:p>Amager Vest</text:p>
          </table:table-cell>
          <table:table-cell office:value-type="string">
            <text:p>1015572000000</text:p>
          </table:table-cell>
          <table:table-cell office:value-type="string">
            <text:p>Portlandsvej</text:p>
          </table:table-cell>
          <table:table-cell office:value-type="float" office:value="227">
            <text:p>227</text:p>
          </table:table-cell>
          <table:table-cell office:value-type="float" office:value="357">
            <text:p>35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005">
            <text:p>7005</text:p>
          </table:table-cell>
          <table:table-cell office:value-type="string">
            <text:p>Amager Vest</text:p>
          </table:table-cell>
          <table:table-cell office:value-type="string">
            <text:p>1012672000000</text:p>
          </table:table-cell>
          <table:table-cell office:value-type="string">
            <text:p>Hastingsvej</text:p>
          </table:table-cell>
          <table:table-cell office:value-type="float" office:value="43">
            <text:p>43</text:p>
          </table:table-cell>
          <table:table-cell office:value-type="float" office:value="157">
            <text:p>15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06">
            <text:p>7006</text:p>
          </table:table-cell>
          <table:table-cell office:value-type="string">
            <text:p>Amager Vest</text:p>
          </table:table-cell>
          <table:table-cell office:value-type="string">
            <text:p>1013132000000</text:p>
          </table:table-cell>
          <table:table-cell office:value-type="string">
            <text:p>Hyacintvej</text:p>
          </table:table-cell>
          <table:table-cell office:value-type="float" office:value="101">
            <text:p>101</text:p>
          </table:table-cell>
          <table:table-cell office:value-type="float" office:value="157">
            <text:p>15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07">
            <text:p>7007</text:p>
          </table:table-cell>
          <table:table-cell office:value-type="string">
            <text:p>Vanløse</text:p>
          </table:table-cell>
          <table:table-cell office:value-type="string">
            <text:p>1018148000000</text:p>
          </table:table-cell>
          <table:table-cell office:value-type="string">
            <text:p>Vendsysselvej</text:p>
          </table:table-cell>
          <table:table-cell office:value-type="float" office:value="383">
            <text:p>383</text:p>
          </table:table-cell>
          <table:table-cell office:value-type="float" office:value="480">
            <text:p>48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008">
            <text:p>7008</text:p>
          </table:table-cell>
          <table:table-cell office:value-type="string">
            <text:p>Vanløse</text:p>
          </table:table-cell>
          <table:table-cell office:value-type="string">
            <text:p>1018148000000</text:p>
          </table:table-cell>
          <table:table-cell office:value-type="string">
            <text:p>Vendsysselvej</text:p>
          </table:table-cell>
          <table:table-cell office:value-type="float" office:value="480">
            <text:p>480</text:p>
          </table:table-cell>
          <table:table-cell office:value-type="float" office:value="531">
            <text:p>53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09">
            <text:p>7009</text:p>
          </table:table-cell>
          <table:table-cell office:value-type="string">
            <text:p>Vanløse</text:p>
          </table:table-cell>
          <table:table-cell office:value-type="string">
            <text:p>1012468000000</text:p>
          </table:table-cell>
          <table:table-cell office:value-type="string">
            <text:p>Gyvelvej</text:p>
          </table:table-cell>
          <table:table-cell office:value-type="float" office:value="82">
            <text:p>82</text:p>
          </table:table-cell>
          <table:table-cell office:value-type="float" office:value="156">
            <text:p>15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010">
            <text:p>7010</text:p>
          </table:table-cell>
          <table:table-cell office:value-type="string">
            <text:p>Vanløse</text:p>
          </table:table-cell>
          <table:table-cell office:value-type="string">
            <text:p>1014452000000</text:p>
          </table:table-cell>
          <table:table-cell office:value-type="string">
            <text:p>Lupinvej</text:p>
          </table:table-cell>
          <table:table-cell office:value-type="float" office:value="81">
            <text:p>81</text:p>
          </table:table-cell>
          <table:table-cell office:value-type="float" office:value="183">
            <text:p>18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011">
            <text:p>7011</text:p>
          </table:table-cell>
          <table:table-cell office:value-type="string">
            <text:p>Vanløse</text:p>
          </table:table-cell>
          <table:table-cell office:value-type="string">
            <text:p>1018512000000</text:p>
          </table:table-cell>
          <table:table-cell office:value-type="string">
            <text:p>Æblevej</text:p>
          </table:table-cell>
          <table:table-cell office:value-type="float" office:value="89">
            <text:p>89</text:p>
          </table:table-cell>
          <table:table-cell office:value-type="float" office:value="485">
            <text:p>48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033">
            <text:p>7033</text:p>
          </table:table-cell>
          <table:table-cell office:value-type="string">
            <text:p>Nørrebro</text:p>
          </table:table-cell>
          <table:table-cell office:value-type="string">
            <text:p>1013920000000</text:p>
          </table:table-cell>
          <table:table-cell office:value-type="string">
            <text:p>Korsgade</text:p>
          </table:table-cell>
          <table:table-cell office:value-type="float" office:value="311">
            <text:p>311</text:p>
          </table:table-cell>
          <table:table-cell office:value-type="float" office:value="485">
            <text:p>48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998">
            <text:p>6998</text:p>
          </table:table-cell>
          <table:table-cell office:value-type="string">
            <text:p>Amager Vest</text:p>
          </table:table-cell>
          <table:table-cell office:value-type="string">
            <text:p>1017112000000</text:p>
          </table:table-cell>
          <table:table-cell office:value-type="string">
            <text:p>Sundbyvestervej</text:p>
          </table:table-cell>
          <table:table-cell office:value-type="float" office:value="798">
            <text:p>798</text:p>
          </table:table-cell>
          <table:table-cell office:value-type="float" office:value="1270">
            <text:p>127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13">
            <text:p>7013</text:p>
          </table:table-cell>
          <table:table-cell office:value-type="string">
            <text:p>Vanløse</text:p>
          </table:table-cell>
          <table:table-cell office:value-type="string">
            <text:p>1012888800000</text:p>
          </table:table-cell>
          <table:table-cell office:value-type="string">
            <text:p>Hillerødgade</text:p>
          </table:table-cell>
          <table:table-cell office:value-type="float" office:value="748">
            <text:p>748</text:p>
          </table:table-cell>
          <table:table-cell office:value-type="float" office:value="1761">
            <text:p>176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14">
            <text:p>7014</text:p>
          </table:table-cell>
          <table:table-cell office:value-type="string">
            <text:p>Brønshøj-Husum</text:p>
          </table:table-cell>
          <table:table-cell office:value-type="string">
            <text:p>1017764000000</text:p>
          </table:table-cell>
          <table:table-cell office:value-type="string">
            <text:p>Tølløsevej</text:p>
          </table:table-cell>
          <table:table-cell office:value-type="float" office:value="705">
            <text:p>705</text:p>
          </table:table-cell>
          <table:table-cell office:value-type="float" office:value="1014">
            <text:p>101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015">
            <text:p>7015</text:p>
          </table:table-cell>
          <table:table-cell office:value-type="string">
            <text:p>Brønshøj-Husum</text:p>
          </table:table-cell>
          <table:table-cell office:value-type="string">
            <text:p>1017764000000</text:p>
          </table:table-cell>
          <table:table-cell office:value-type="string">
            <text:p>Tølløsevej</text:p>
          </table:table-cell>
          <table:table-cell office:value-type="float" office:value="1014">
            <text:p>1014</text:p>
          </table:table-cell>
          <table:table-cell office:value-type="float" office:value="1200">
            <text:p>12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16">
            <text:p>7016</text:p>
          </table:table-cell>
          <table:table-cell office:value-type="string">
            <text:p>Brønshøj-Husum</text:p>
          </table:table-cell>
          <table:table-cell office:value-type="string">
            <text:p>1011220000000</text:p>
          </table:table-cell>
          <table:table-cell office:value-type="string">
            <text:p>Dalbyvej</text:p>
          </table:table-cell>
          <table:table-cell office:value-type="float" office:value="28">
            <text:p>28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017">
            <text:p>7017</text:p>
          </table:table-cell>
          <table:table-cell office:value-type="string">
            <text:p>Brønshøj-Husum</text:p>
          </table:table-cell>
          <table:table-cell office:value-type="string">
            <text:p>1011220000000</text:p>
          </table:table-cell>
          <table:table-cell office:value-type="string">
            <text:p>Dalbyvej</text:p>
          </table:table-cell>
          <table:table-cell office:value-type="float" office:value="128">
            <text:p>128</text:p>
          </table:table-cell>
          <table:table-cell office:value-type="float" office:value="166">
            <text:p>16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18">
            <text:p>7018</text:p>
          </table:table-cell>
          <table:table-cell office:value-type="string">
            <text:p>Brønshøj-Husum</text:p>
          </table:table-cell>
          <table:table-cell office:value-type="string">
            <text:p>1010576000000</text:p>
          </table:table-cell>
          <table:table-cell office:value-type="string">
            <text:p>Bjernedevej</text:p>
          </table:table-cell>
          <table:table-cell office:value-type="float" office:value="175">
            <text:p>175</text:p>
          </table:table-cell>
          <table:table-cell office:value-type="float" office:value="875">
            <text:p>87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19">
            <text:p>7019</text:p>
          </table:table-cell>
          <table:table-cell office:value-type="string">
            <text:p>Brønshøj-Husum</text:p>
          </table:table-cell>
          <table:table-cell office:value-type="string">
            <text:p>1016888000000</text:p>
          </table:table-cell>
          <table:table-cell office:value-type="string">
            <text:p>Stenløsevej</text:p>
          </table:table-cell>
          <table:table-cell office:value-type="float" office:value="809">
            <text:p>809</text:p>
          </table:table-cell>
          <table:table-cell office:value-type="float" office:value="1027">
            <text:p>102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021">
            <text:p>7021</text:p>
          </table:table-cell>
          <table:table-cell office:value-type="string">
            <text:p>Nørrebro</text:p>
          </table:table-cell>
          <table:table-cell office:value-type="string">
            <text:p>1016408000000</text:p>
          </table:table-cell>
          <table:table-cell office:value-type="string">
            <text:p>Sjællandsgade</text:p>
          </table:table-cell>
          <table:table-cell office:value-type="float" office:value="100">
            <text:p>100</text:p>
          </table:table-cell>
          <table:table-cell office:value-type="float" office:value="394">
            <text:p>39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022">
            <text:p>7022</text:p>
          </table:table-cell>
          <table:table-cell office:value-type="string">
            <text:p>Nørrebro</text:p>
          </table:table-cell>
          <table:table-cell office:value-type="string">
            <text:p>1016408000000</text:p>
          </table:table-cell>
          <table:table-cell office:value-type="string">
            <text:p>Sjællandsgade</text:p>
          </table:table-cell>
          <table:table-cell office:value-type="float" office:value="394">
            <text:p>394</text:p>
          </table:table-cell>
          <table:table-cell office:value-type="float" office:value="457">
            <text:p>45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23">
            <text:p>7023</text:p>
          </table:table-cell>
          <table:table-cell office:value-type="string">
            <text:p>Nørrebro</text:p>
          </table:table-cell>
          <table:table-cell office:value-type="string">
            <text:p>1016408000000</text:p>
          </table:table-cell>
          <table:table-cell office:value-type="string">
            <text:p>Sjællandsgade</text:p>
          </table:table-cell>
          <table:table-cell office:value-type="float" office:value="457">
            <text:p>457</text:p>
          </table:table-cell>
          <table:table-cell office:value-type="float" office:value="569">
            <text:p>56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024">
            <text:p>7024</text:p>
          </table:table-cell>
          <table:table-cell office:value-type="string">
            <text:p>Nørrebro</text:p>
          </table:table-cell>
          <table:table-cell office:value-type="string">
            <text:p>1016408000000</text:p>
          </table:table-cell>
          <table:table-cell office:value-type="string">
            <text:p>Sjællandsgade</text:p>
          </table:table-cell>
          <table:table-cell office:value-type="float" office:value="569">
            <text:p>569</text:p>
          </table:table-cell>
          <table:table-cell office:value-type="float" office:value="740">
            <text:p>74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38">
            <text:p>4238</text:p>
          </table:table-cell>
          <table:table-cell office:value-type="string">
            <text:p>Amager Vest</text:p>
          </table:table-cell>
          <table:table-cell office:value-type="string">
            <text:p>1016616020000</text:p>
          </table:table-cell>
          <table:table-cell office:value-type="string">
            <text:p>Slusevej</text:p>
          </table:table-cell>
          <table:table-cell office:value-type="float" office:value="0">
            <text:p>0</text:p>
          </table:table-cell>
          <table:table-cell office:value-type="float" office:value="381">
            <text:p>38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025">
            <text:p>7025</text:p>
          </table:table-cell>
          <table:table-cell office:value-type="string">
            <text:p>Nørrebro</text:p>
          </table:table-cell>
          <table:table-cell office:value-type="string">
            <text:p>1017808000000</text:p>
          </table:table-cell>
          <table:table-cell office:value-type="string">
            <text:p>Udbygade</text:p>
          </table:table-cell>
          <table:table-cell office:value-type="float" office:value="60">
            <text:p>60</text:p>
          </table:table-cell>
          <table:table-cell office:value-type="float" office:value="182">
            <text:p>18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26">
            <text:p>7026</text:p>
          </table:table-cell>
          <table:table-cell office:value-type="string">
            <text:p>Nørrebro</text:p>
          </table:table-cell>
          <table:table-cell office:value-type="string">
            <text:p>1015604000000</text:p>
          </table:table-cell>
          <table:table-cell office:value-type="string">
            <text:p>Prinsesse Charlottes Gade</text:p>
          </table:table-cell>
          <table:table-cell office:value-type="float" office:value="59">
            <text:p>59</text:p>
          </table:table-cell>
          <table:table-cell office:value-type="float" office:value="365">
            <text:p>36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7027">
            <text:p>7027</text:p>
          </table:table-cell>
          <table:table-cell office:value-type="string">
            <text:p>Nørrebro</text:p>
          </table:table-cell>
          <table:table-cell office:value-type="string">
            <text:p>1015604000000</text:p>
          </table:table-cell>
          <table:table-cell office:value-type="string">
            <text:p>Prinsesse Charlottes Gade</text:p>
          </table:table-cell>
          <table:table-cell office:value-type="float" office:value="365">
            <text:p>365</text:p>
          </table:table-cell>
          <table:table-cell office:value-type="float" office:value="420">
            <text:p>4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28">
            <text:p>7028</text:p>
          </table:table-cell>
          <table:table-cell office:value-type="string">
            <text:p>Nørrebro</text:p>
          </table:table-cell>
          <table:table-cell office:value-type="string">
            <text:p>1017416000000</text:p>
          </table:table-cell>
          <table:table-cell office:value-type="string">
            <text:p>Thorupsgade</text:p>
          </table:table-cell>
          <table:table-cell office:value-type="float" office:value="44">
            <text:p>44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029">
            <text:p>7029</text:p>
          </table:table-cell>
          <table:table-cell office:value-type="string">
            <text:p>Nørrebro</text:p>
          </table:table-cell>
          <table:table-cell office:value-type="string">
            <text:p>1016628000000</text:p>
          </table:table-cell>
          <table:table-cell office:value-type="string">
            <text:p>Smedegade</text:p>
          </table:table-cell>
          <table:table-cell office:value-type="float" office:value="56">
            <text:p>56</text:p>
          </table:table-cell>
          <table:table-cell office:value-type="float" office:value="90">
            <text:p>9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30">
            <text:p>7030</text:p>
          </table:table-cell>
          <table:table-cell office:value-type="string">
            <text:p>Nørrebro</text:p>
          </table:table-cell>
          <table:table-cell office:value-type="string">
            <text:p>1016628000000</text:p>
          </table:table-cell>
          <table:table-cell office:value-type="string">
            <text:p>Smedegade</text:p>
          </table:table-cell>
          <table:table-cell office:value-type="float" office:value="90">
            <text:p>90</text:p>
          </table:table-cell>
          <table:table-cell office:value-type="float" office:value="181">
            <text:p>18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032">
            <text:p>7032</text:p>
          </table:table-cell>
          <table:table-cell office:value-type="string">
            <text:p>Nørrebro</text:p>
          </table:table-cell>
          <table:table-cell office:value-type="string">
            <text:p>1013920000000</text:p>
          </table:table-cell>
          <table:table-cell office:value-type="string">
            <text:p>Korsgade</text:p>
          </table:table-cell>
          <table:table-cell office:value-type="float" office:value="272">
            <text:p>272</text:p>
          </table:table-cell>
          <table:table-cell office:value-type="float" office:value="311">
            <text:p>31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31">
            <text:p>7031</text:p>
          </table:table-cell>
          <table:table-cell office:value-type="string">
            <text:p>Nørrebro</text:p>
          </table:table-cell>
          <table:table-cell office:value-type="string">
            <text:p>1013920000000</text:p>
          </table:table-cell>
          <table:table-cell office:value-type="string">
            <text:p>Korsgade</text:p>
          </table:table-cell>
          <table:table-cell office:value-type="float" office:value="38">
            <text:p>38</text:p>
          </table:table-cell>
          <table:table-cell office:value-type="float" office:value="272">
            <text:p>27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035">
            <text:p>7035</text:p>
          </table:table-cell>
          <table:table-cell office:value-type="string">
            <text:p>Nørrebro</text:p>
          </table:table-cell>
          <table:table-cell office:value-type="string">
            <text:p>1012304000000</text:p>
          </table:table-cell>
          <table:table-cell office:value-type="string">
            <text:p>Griffenfeldsgade</text:p>
          </table:table-cell>
          <table:table-cell office:value-type="float" office:value="207">
            <text:p>207</text:p>
          </table:table-cell>
          <table:table-cell office:value-type="float" office:value="254">
            <text:p>25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36">
            <text:p>7036</text:p>
          </table:table-cell>
          <table:table-cell office:value-type="string">
            <text:p>Nørrebro</text:p>
          </table:table-cell>
          <table:table-cell office:value-type="string">
            <text:p>1012304000000</text:p>
          </table:table-cell>
          <table:table-cell office:value-type="string">
            <text:p>Griffenfeldsgade</text:p>
          </table:table-cell>
          <table:table-cell office:value-type="float" office:value="254">
            <text:p>254</text:p>
          </table:table-cell>
          <table:table-cell office:value-type="float" office:value="330">
            <text:p>33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038">
            <text:p>7038</text:p>
          </table:table-cell>
          <table:table-cell office:value-type="string">
            <text:p>Valby</text:p>
          </table:table-cell>
          <table:table-cell office:value-type="string">
            <text:p>1014164000000</text:p>
          </table:table-cell>
          <table:table-cell office:value-type="string">
            <text:p>Langvaddam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039">
            <text:p>7039</text:p>
          </table:table-cell>
          <table:table-cell office:value-type="string">
            <text:p>Østerbro</text:p>
          </table:table-cell>
          <table:table-cell office:value-type="string">
            <text:p>1010660000000</text:p>
          </table:table-cell>
          <table:table-cell office:value-type="string">
            <text:p>Bogensegade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40">
            <text:p>7040</text:p>
          </table:table-cell>
          <table:table-cell office:value-type="string">
            <text:p>Østerbro</text:p>
          </table:table-cell>
          <table:table-cell office:value-type="string">
            <text:p>1015172000000</text:p>
          </table:table-cell>
          <table:table-cell office:value-type="string">
            <text:p>Nøjsomhedsvej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7041">
            <text:p>7041</text:p>
          </table:table-cell>
          <table:table-cell office:value-type="string">
            <text:p>Indre By</text:p>
          </table:table-cell>
          <table:table-cell office:value-type="string">
            <text:p>1010028000000</text:p>
          </table:table-cell>
          <table:table-cell office:value-type="string">
            <text:p>Admiralsgade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42">
            <text:p>7042</text:p>
          </table:table-cell>
          <table:table-cell office:value-type="string">
            <text:p>Nørrebro</text:p>
          </table:table-cell>
          <table:table-cell office:value-type="string">
            <text:p>1012744000000</text:p>
          </table:table-cell>
          <table:table-cell office:value-type="string">
            <text:p>Heimdalsgade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43">
            <text:p>7043</text:p>
          </table:table-cell>
          <table:table-cell office:value-type="string">
            <text:p>Nørrebro</text:p>
          </table:table-cell>
          <table:table-cell office:value-type="string">
            <text:p>1010508000000</text:p>
          </table:table-cell>
          <table:table-cell office:value-type="string">
            <text:p>Birkegade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44">
            <text:p>7044</text:p>
          </table:table-cell>
          <table:table-cell office:value-type="string">
            <text:p>Vanløse</text:p>
          </table:table-cell>
          <table:table-cell office:value-type="string">
            <text:p>1017268000000</text:p>
          </table:table-cell>
          <table:table-cell office:value-type="string">
            <text:p>Søkrogen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45">
            <text:p>7045</text:p>
          </table:table-cell>
          <table:table-cell office:value-type="string">
            <text:p>Amager Vest</text:p>
          </table:table-cell>
          <table:table-cell office:value-type="string">
            <text:p>1017364000000</text:p>
          </table:table-cell>
          <table:table-cell office:value-type="string">
            <text:p>Telemarksgade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46">
            <text:p>7046</text:p>
          </table:table-cell>
          <table:table-cell office:value-type="string">
            <text:p>Valby</text:p>
          </table:table-cell>
          <table:table-cell office:value-type="string">
            <text:p>1016332000000</text:p>
          </table:table-cell>
          <table:table-cell office:value-type="string">
            <text:p>Selveje Allé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47">
            <text:p>7047</text:p>
          </table:table-cell>
          <table:table-cell office:value-type="string">
            <text:p>Amager Vest</text:p>
          </table:table-cell>
          <table:table-cell office:value-type="string">
            <text:p>1014960000000</text:p>
          </table:table-cell>
          <table:table-cell office:value-type="string">
            <text:p>Nebraskavej</text:p>
          </table:table-cell>
          <table:table-cell office:value-type="float" office:value="0">
            <text:p>0</text:p>
          </table:table-cell>
          <table:table-cell office:value-type="float" office:value="325">
            <text:p>32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048">
            <text:p>7048</text:p>
          </table:table-cell>
          <table:table-cell office:value-type="string">
            <text:p>Vanløse</text:p>
          </table:table-cell>
          <table:table-cell office:value-type="string">
            <text:p>1010196010000</text:p>
          </table:table-cell>
          <table:table-cell office:value-type="string">
            <text:p>Apollovej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49">
            <text:p>7049</text:p>
          </table:table-cell>
          <table:table-cell office:value-type="string">
            <text:p>Østerbro</text:p>
          </table:table-cell>
          <table:table-cell office:value-type="string">
            <text:p>1014736000000</text:p>
          </table:table-cell>
          <table:table-cell office:value-type="string">
            <text:p>Middelfartgade</text:p>
          </table:table-cell>
          <table:table-cell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51">
            <text:p>7051</text:p>
          </table:table-cell>
          <table:table-cell office:value-type="string">
            <text:p>Valby</text:p>
          </table:table-cell>
          <table:table-cell office:value-type="string">
            <text:p>1013444000000</text:p>
          </table:table-cell>
          <table:table-cell office:value-type="string">
            <text:p>Julius Lassens Vej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58">
            <text:p>7058</text:p>
          </table:table-cell>
          <table:table-cell office:value-type="string">
            <text:p>Amager Vest</text:p>
          </table:table-cell>
          <table:table-cell office:value-type="string">
            <text:p>1018016000000</text:p>
          </table:table-cell>
          <table:table-cell office:value-type="string">
            <text:p>Vatnavej</text:p>
          </table:table-cell>
          <table:table-cell office:value-type="float" office:value="166">
            <text:p>166</text:p>
          </table:table-cell>
          <table:table-cell office:value-type="float" office:value="374">
            <text:p>37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052">
            <text:p>7052</text:p>
          </table:table-cell>
          <table:table-cell office:value-type="string">
            <text:p>Bispebjerg</text:p>
          </table:table-cell>
          <table:table-cell office:value-type="string">
            <text:p>1014832000000</text:p>
          </table:table-cell>
          <table:table-cell office:value-type="string">
            <text:p>Moseskellet</text:p>
          </table:table-cell>
          <table:table-cell office:value-type="float" office:value="0">
            <text:p>0</text:p>
          </table:table-cell>
          <table:table-cell office:value-type="float" office:value="404">
            <text:p>40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053">
            <text:p>7053</text:p>
          </table:table-cell>
          <table:table-cell office:value-type="string">
            <text:p>Amager Vest</text:p>
          </table:table-cell>
          <table:table-cell office:value-type="string">
            <text:p>1012028000000</text:p>
          </table:table-cell>
          <table:table-cell office:value-type="string">
            <text:p>Fussingsvej</text:p>
          </table:table-cell>
          <table:table-cell office:value-type="float" office:value="73">
            <text:p>73</text:p>
          </table:table-cell>
          <table:table-cell office:value-type="float" office:value="115">
            <text:p>1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54">
            <text:p>7054</text:p>
          </table:table-cell>
          <table:table-cell office:value-type="string">
            <text:p>Amager Vest</text:p>
          </table:table-cell>
          <table:table-cell office:value-type="string">
            <text:p>1012028000000</text:p>
          </table:table-cell>
          <table:table-cell office:value-type="string">
            <text:p>Fussingsvej</text:p>
          </table:table-cell>
          <table:table-cell office:value-type="float" office:value="115">
            <text:p>11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55">
            <text:p>7055</text:p>
          </table:table-cell>
          <table:table-cell office:value-type="string">
            <text:p>Amager Vest</text:p>
          </table:table-cell>
          <table:table-cell office:value-type="string">
            <text:p>1017568000000</text:p>
          </table:table-cell>
          <table:table-cell office:value-type="string">
            <text:p>Torfavej</text:p>
          </table:table-cell>
          <table:table-cell office:value-type="float" office:value="183">
            <text:p>183</text:p>
          </table:table-cell>
          <table:table-cell office:value-type="float" office:value="211">
            <text:p>21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56">
            <text:p>7056</text:p>
          </table:table-cell>
          <table:table-cell office:value-type="string">
            <text:p>Amager Vest</text:p>
          </table:table-cell>
          <table:table-cell office:value-type="string">
            <text:p>1010824000000</text:p>
          </table:table-cell>
          <table:table-cell office:value-type="string">
            <text:p>Breidablik Allé</text:p>
          </table:table-cell>
          <table:table-cell office:value-type="float" office:value="87">
            <text:p>87</text:p>
          </table:table-cell>
          <table:table-cell office:value-type="float" office:value="275">
            <text:p>27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057">
            <text:p>7057</text:p>
          </table:table-cell>
          <table:table-cell office:value-type="string">
            <text:p>Amager Vest</text:p>
          </table:table-cell>
          <table:table-cell office:value-type="string">
            <text:p>1017828000000</text:p>
          </table:table-cell>
          <table:table-cell office:value-type="string">
            <text:p>Ulrik Birchs Allé</text:p>
          </table:table-cell>
          <table:table-cell office:value-type="float" office:value="467">
            <text:p>467</text:p>
          </table:table-cell>
          <table:table-cell office:value-type="float" office:value="575">
            <text:p>57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16">
            <text:p>5916</text:p>
          </table:table-cell>
          <table:table-cell office:value-type="string">
            <text:p>Brønshøj-Husum</text:p>
          </table:table-cell>
          <table:table-cell office:value-type="string">
            <text:p>1018660010000</text:p>
          </table:table-cell>
          <table:table-cell office:value-type="string">
            <text:p>Sti f. Åkandev. til Kobbelvæng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037">
            <text:p>7037</text:p>
          </table:table-cell>
          <table:table-cell office:value-type="string">
            <text:p>Amager Øst</text:p>
          </table:table-cell>
          <table:table-cell office:value-type="string">
            <text:p>1014232000000</text:p>
          </table:table-cell>
          <table:table-cell office:value-type="string">
            <text:p>Lergravsvej</text:p>
          </table:table-cell>
          <table:table-cell office:value-type="float" office:value="0">
            <text:p>0</text:p>
          </table:table-cell>
          <table:table-cell office:value-type="float" office:value="1072">
            <text:p>10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59">
            <text:p>7059</text:p>
          </table:table-cell>
          <table:table-cell office:value-type="string">
            <text:p>Amager Vest</text:p>
          </table:table-cell>
          <table:table-cell office:value-type="string">
            <text:p>1015452000000</text:p>
          </table:table-cell>
          <table:table-cell office:value-type="string">
            <text:p>Peder Lykkes Vej</text:p>
          </table:table-cell>
          <table:table-cell office:value-type="float" office:value="453">
            <text:p>453</text:p>
          </table:table-cell>
          <table:table-cell office:value-type="float" office:value="1098">
            <text:p>109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60">
            <text:p>7060</text:p>
          </table:table-cell>
          <table:table-cell office:value-type="string">
            <text:p>Amager Vest</text:p>
          </table:table-cell>
          <table:table-cell office:value-type="string">
            <text:p>1012244000000</text:p>
          </table:table-cell>
          <table:table-cell office:value-type="string">
            <text:p>Glommensgade</text:p>
          </table:table-cell>
          <table:table-cell office:value-type="float" office:value="82">
            <text:p>82</text:p>
          </table:table-cell>
          <table:table-cell office:value-type="float" office:value="218">
            <text:p>21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061">
            <text:p>7061</text:p>
          </table:table-cell>
          <table:table-cell office:value-type="string">
            <text:p>Amager Vest</text:p>
          </table:table-cell>
          <table:table-cell office:value-type="string">
            <text:p>1017320000000</text:p>
          </table:table-cell>
          <table:table-cell office:value-type="string">
            <text:p>Søren Norbys Allé</text:p>
          </table:table-cell>
          <table:table-cell office:value-type="float" office:value="78">
            <text:p>78</text:p>
          </table:table-cell>
          <table:table-cell office:value-type="float" office:value="283">
            <text:p>28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062">
            <text:p>7062</text:p>
          </table:table-cell>
          <table:table-cell office:value-type="string">
            <text:p>Amager Vest</text:p>
          </table:table-cell>
          <table:table-cell office:value-type="string">
            <text:p>1011600000000</text:p>
          </table:table-cell>
          <table:table-cell office:value-type="string">
            <text:p>Englandsvej</text:p>
          </table:table-cell>
          <table:table-cell office:value-type="float" office:value="2023">
            <text:p>2023</text:p>
          </table:table-cell>
          <table:table-cell office:value-type="float" office:value="2436">
            <text:p>24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63">
            <text:p>7063</text:p>
          </table:table-cell>
          <table:table-cell office:value-type="string">
            <text:p>Amager Vest</text:p>
          </table:table-cell>
          <table:table-cell office:value-type="string">
            <text:p>1010892000000</text:p>
          </table:table-cell>
          <table:table-cell office:value-type="string">
            <text:p>Brydes Allé</text:p>
          </table:table-cell>
          <table:table-cell office:value-type="float" office:value="405">
            <text:p>405</text:p>
          </table:table-cell>
          <table:table-cell office:value-type="float" office:value="596">
            <text:p>59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064">
            <text:p>7064</text:p>
          </table:table-cell>
          <table:table-cell office:value-type="string">
            <text:p>Amager Vest</text:p>
          </table:table-cell>
          <table:table-cell office:value-type="string">
            <text:p>1016504300000</text:p>
          </table:table-cell>
          <table:table-cell office:value-type="string">
            <text:p>Skotlands Plads</text:p>
          </table:table-cell>
          <table:table-cell office:value-type="float" office:value="119">
            <text:p>119</text:p>
          </table:table-cell>
          <table:table-cell office:value-type="float" office:value="222">
            <text:p>22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66">
            <text:p>7066</text:p>
          </table:table-cell>
          <table:table-cell office:value-type="string">
            <text:p>Amager Vest</text:p>
          </table:table-cell>
          <table:table-cell office:value-type="string">
            <text:p>1015064000000</text:p>
          </table:table-cell>
          <table:table-cell office:value-type="string">
            <text:p>Norgesgade</text:p>
          </table:table-cell>
          <table:table-cell office:value-type="float" office:value="337">
            <text:p>337</text:p>
          </table:table-cell>
          <table:table-cell office:value-type="float" office:value="410">
            <text:p>41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67">
            <text:p>7067</text:p>
          </table:table-cell>
          <table:table-cell office:value-type="string">
            <text:p>Amager Vest</text:p>
          </table:table-cell>
          <table:table-cell office:value-type="string">
            <text:p>1010986000000</text:p>
          </table:table-cell>
          <table:table-cell office:value-type="string">
            <text:p>Bygrænsen</text:p>
          </table:table-cell>
          <table:table-cell office:value-type="float" office:value="242">
            <text:p>242</text:p>
          </table:table-cell>
          <table:table-cell office:value-type="float" office:value="482">
            <text:p>48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68">
            <text:p>7068</text:p>
          </table:table-cell>
          <table:table-cell office:value-type="string">
            <text:p>Amager Vest</text:p>
          </table:table-cell>
          <table:table-cell office:value-type="string">
            <text:p>1013912000000</text:p>
          </table:table-cell>
          <table:table-cell office:value-type="string">
            <text:p>Kornskyldvej</text:p>
          </table:table-cell>
          <table:table-cell office:value-type="float" office:value="254">
            <text:p>254</text:p>
          </table:table-cell>
          <table:table-cell office:value-type="float" office:value="478">
            <text:p>47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069">
            <text:p>7069</text:p>
          </table:table-cell>
          <table:table-cell office:value-type="string">
            <text:p>Amager Vest</text:p>
          </table:table-cell>
          <table:table-cell office:value-type="string">
            <text:p>1013064000000</text:p>
          </table:table-cell>
          <table:table-cell office:value-type="string">
            <text:p>Hovmålvej</text:p>
          </table:table-cell>
          <table:table-cell office:value-type="float" office:value="77">
            <text:p>77</text:p>
          </table:table-cell>
          <table:table-cell office:value-type="float" office:value="478">
            <text:p>47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070">
            <text:p>7070</text:p>
          </table:table-cell>
          <table:table-cell office:value-type="string">
            <text:p>Amager Vest</text:p>
          </table:table-cell>
          <table:table-cell office:value-type="string">
            <text:p>1014096000000</text:p>
          </table:table-cell>
          <table:table-cell office:value-type="string">
            <text:p>Landehjælpvej</text:p>
          </table:table-cell>
          <table:table-cell office:value-type="float" office:value="269">
            <text:p>269</text:p>
          </table:table-cell>
          <table:table-cell office:value-type="float" office:value="359">
            <text:p>35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071">
            <text:p>7071</text:p>
          </table:table-cell>
          <table:table-cell office:value-type="string">
            <text:p>Amager Vest</text:p>
          </table:table-cell>
          <table:table-cell office:value-type="string">
            <text:p>1017870000000</text:p>
          </table:table-cell>
          <table:table-cell office:value-type="string">
            <text:p>Urmagerstien</text:p>
          </table:table-cell>
          <table:table-cell office:value-type="float" office:value="35">
            <text:p>35</text:p>
          </table:table-cell>
          <table:table-cell office:value-type="float" office:value="144">
            <text:p>14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072">
            <text:p>7072</text:p>
          </table:table-cell>
          <table:table-cell office:value-type="string">
            <text:p>Amager Vest</text:p>
          </table:table-cell>
          <table:table-cell office:value-type="string">
            <text:p>1018236000000</text:p>
          </table:table-cell>
          <table:table-cell office:value-type="string">
            <text:p>Vestermarksvej</text:p>
          </table:table-cell>
          <table:table-cell office:value-type="float" office:value="36">
            <text:p>36</text:p>
          </table:table-cell>
          <table:table-cell office:value-type="float" office:value="155">
            <text:p>15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073">
            <text:p>7073</text:p>
          </table:table-cell>
          <table:table-cell office:value-type="string">
            <text:p>Brønshøj-Husum</text:p>
          </table:table-cell>
          <table:table-cell office:value-type="string">
            <text:p>1016888000000</text:p>
          </table:table-cell>
          <table:table-cell office:value-type="string">
            <text:p>Stenløsevej</text:p>
          </table:table-cell>
          <table:table-cell office:value-type="float" office:value="1027">
            <text:p>1027</text:p>
          </table:table-cell>
          <table:table-cell office:value-type="float" office:value="1180">
            <text:p>11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74">
            <text:p>7074</text:p>
          </table:table-cell>
          <table:table-cell office:value-type="string">
            <text:p>Brønshøj-Husum</text:p>
          </table:table-cell>
          <table:table-cell office:value-type="string">
            <text:p>1011400000000</text:p>
          </table:table-cell>
          <table:table-cell office:value-type="string">
            <text:p>Dyssevænget</text:p>
          </table:table-cell>
          <table:table-cell office:value-type="float" office:value="767">
            <text:p>767</text:p>
          </table:table-cell>
          <table:table-cell office:value-type="float" office:value="1035">
            <text:p>10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75">
            <text:p>7075</text:p>
          </table:table-cell>
          <table:table-cell office:value-type="string">
            <text:p>Brønshøj-Husum</text:p>
          </table:table-cell>
          <table:table-cell office:value-type="string">
            <text:p>1018704000000</text:p>
          </table:table-cell>
          <table:table-cell office:value-type="string">
            <text:p>Åvendingen</text:p>
          </table:table-cell>
          <table:table-cell office:value-type="float" office:value="383">
            <text:p>383</text:p>
          </table:table-cell>
          <table:table-cell office:value-type="float" office:value="720">
            <text:p>7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25">
            <text:p>6925</text:p>
          </table:table-cell>
          <table:table-cell office:value-type="string">
            <text:p>Bispebjerg</text:p>
          </table:table-cell>
          <table:table-cell office:value-type="string">
            <text:p>1011100010000</text:p>
          </table:table-cell>
          <table:table-cell office:value-type="string">
            <text:p>Charlotte Muncks Vej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26">
            <text:p>6926</text:p>
          </table:table-cell>
          <table:table-cell office:value-type="string">
            <text:p>Vesterbro-Kongens Enghave</text:p>
          </table:table-cell>
          <table:table-cell office:value-type="string">
            <text:p>1015542000000</text:p>
          </table:table-cell>
          <table:table-cell office:value-type="string">
            <text:p>Platanvej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27">
            <text:p>6927</text:p>
          </table:table-cell>
          <table:table-cell office:value-type="string">
            <text:p>Østerbro</text:p>
          </table:table-cell>
          <table:table-cell office:value-type="string">
            <text:p>1010416000000</text:p>
          </table:table-cell>
          <table:table-cell office:value-type="string">
            <text:p>Bechgaardsgade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28">
            <text:p>6928</text:p>
          </table:table-cell>
          <table:table-cell office:value-type="string">
            <text:p>Amager Øst</text:p>
          </table:table-cell>
          <table:table-cell office:value-type="string">
            <text:p>1013684000000</text:p>
          </table:table-cell>
          <table:table-cell office:value-type="string">
            <text:p>Kirkegårdsvej</text:p>
          </table:table-cell>
          <table:table-cell office:value-type="float" office:value="249">
            <text:p>249</text:p>
          </table:table-cell>
          <table:table-cell office:value-type="float" office:value="465">
            <text:p>46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6929">
            <text:p>6929</text:p>
          </table:table-cell>
          <table:table-cell office:value-type="string">
            <text:p>Amager Øst</text:p>
          </table:table-cell>
          <table:table-cell office:value-type="string">
            <text:p>1013684000000</text:p>
          </table:table-cell>
          <table:table-cell office:value-type="string">
            <text:p>Kirkegårdsvej</text:p>
          </table:table-cell>
          <table:table-cell office:value-type="float" office:value="465">
            <text:p>465</text:p>
          </table:table-cell>
          <table:table-cell office:value-type="float" office:value="579">
            <text:p>57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52">
            <text:p>6952</text:p>
          </table:table-cell>
          <table:table-cell office:value-type="string">
            <text:p>Vanløse</text:p>
          </table:table-cell>
          <table:table-cell office:value-type="string">
            <text:p>1018624000000</text:p>
          </table:table-cell>
          <table:table-cell office:value-type="string">
            <text:p>Åbakkevej</text:p>
          </table:table-cell>
          <table:table-cell office:value-type="float" office:value="194">
            <text:p>194</text:p>
          </table:table-cell>
          <table:table-cell office:value-type="float" office:value="693">
            <text:p>69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30">
            <text:p>6930</text:p>
          </table:table-cell>
          <table:table-cell office:value-type="string">
            <text:p>Amager Øst</text:p>
          </table:table-cell>
          <table:table-cell office:value-type="string">
            <text:p>1018544000000</text:p>
          </table:table-cell>
          <table:table-cell office:value-type="string">
            <text:p>Øresundsvej</text:p>
          </table:table-cell>
          <table:table-cell office:value-type="float" office:value="482">
            <text:p>482</text:p>
          </table:table-cell>
          <table:table-cell office:value-type="float" office:value="1626">
            <text:p>162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31">
            <text:p>6931</text:p>
          </table:table-cell>
          <table:table-cell office:value-type="string">
            <text:p>Amager Øst</text:p>
          </table:table-cell>
          <table:table-cell office:value-type="string">
            <text:p>1015576000000</text:p>
          </table:table-cell>
          <table:table-cell office:value-type="string">
            <text:p>Portugalsgade</text:p>
          </table:table-cell>
          <table:table-cell office:value-type="float" office:value="79">
            <text:p>79</text:p>
          </table:table-cell>
          <table:table-cell office:value-type="float" office:value="161">
            <text:p>16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32">
            <text:p>6932</text:p>
          </table:table-cell>
          <table:table-cell office:value-type="string">
            <text:p>Amager Øst</text:p>
          </table:table-cell>
          <table:table-cell office:value-type="string">
            <text:p>1014828000000</text:p>
          </table:table-cell>
          <table:table-cell office:value-type="string">
            <text:p>Moselgade</text:p>
          </table:table-cell>
          <table:table-cell office:value-type="float" office:value="262">
            <text:p>262</text:p>
          </table:table-cell>
          <table:table-cell office:value-type="float" office:value="402">
            <text:p>40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33">
            <text:p>6933</text:p>
          </table:table-cell>
          <table:table-cell office:value-type="string">
            <text:p>Amager Øst</text:p>
          </table:table-cell>
          <table:table-cell office:value-type="string">
            <text:p>1018404000000</text:p>
          </table:table-cell>
          <table:table-cell office:value-type="string">
            <text:p>Wittenberggade</text:p>
          </table:table-cell>
          <table:table-cell office:value-type="float" office:value="196">
            <text:p>196</text:p>
          </table:table-cell>
          <table:table-cell office:value-type="float" office:value="509">
            <text:p>50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34">
            <text:p>6934</text:p>
          </table:table-cell>
          <table:table-cell office:value-type="string">
            <text:p>Amager Øst</text:p>
          </table:table-cell>
          <table:table-cell office:value-type="string">
            <text:p>1016336000000</text:p>
          </table:table-cell>
          <table:table-cell office:value-type="string">
            <text:p>Serbiensgade</text:p>
          </table:table-cell>
          <table:table-cell office:value-type="float" office:value="46">
            <text:p>46</text:p>
          </table:table-cell>
          <table:table-cell office:value-type="float" office:value="171">
            <text:p>17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35">
            <text:p>6935</text:p>
          </table:table-cell>
          <table:table-cell office:value-type="string">
            <text:p>Amager Øst</text:p>
          </table:table-cell>
          <table:table-cell office:value-type="string">
            <text:p>1017848000000</text:p>
          </table:table-cell>
          <table:table-cell office:value-type="string">
            <text:p>Ungarnsgade</text:p>
          </table:table-cell>
          <table:table-cell office:value-type="float" office:value="108">
            <text:p>108</text:p>
          </table:table-cell>
          <table:table-cell office:value-type="float" office:value="293">
            <text:p>29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937">
            <text:p>6937</text:p>
          </table:table-cell>
          <table:table-cell office:value-type="string">
            <text:p>Amager Øst</text:p>
          </table:table-cell>
          <table:table-cell office:value-type="string">
            <text:p>1010828000000</text:p>
          </table:table-cell>
          <table:table-cell office:value-type="string">
            <text:p>Bremensgade</text:p>
          </table:table-cell>
          <table:table-cell office:value-type="float" office:value="53">
            <text:p>53</text:p>
          </table:table-cell>
          <table:table-cell office:value-type="float" office:value="89">
            <text:p>8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38">
            <text:p>6938</text:p>
          </table:table-cell>
          <table:table-cell office:value-type="string">
            <text:p>Amager Øst</text:p>
          </table:table-cell>
          <table:table-cell office:value-type="string">
            <text:p>1010828000000</text:p>
          </table:table-cell>
          <table:table-cell office:value-type="string">
            <text:p>Bremensgade</text:p>
          </table:table-cell>
          <table:table-cell office:value-type="float" office:value="89">
            <text:p>89</text:p>
          </table:table-cell>
          <table:table-cell office:value-type="float" office:value="490">
            <text:p>49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39">
            <text:p>6939</text:p>
          </table:table-cell>
          <table:table-cell office:value-type="string">
            <text:p>Amager Øst</text:p>
          </table:table-cell>
          <table:table-cell office:value-type="string">
            <text:p>1013368000000</text:p>
          </table:table-cell>
          <table:table-cell office:value-type="string">
            <text:p>Jenagade</text:p>
          </table:table-cell>
          <table:table-cell office:value-type="float" office:value="27">
            <text:p>27</text:p>
          </table:table-cell>
          <table:table-cell office:value-type="float" office:value="333">
            <text:p>33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40">
            <text:p>6940</text:p>
          </table:table-cell>
          <table:table-cell office:value-type="string">
            <text:p>Amager Øst</text:p>
          </table:table-cell>
          <table:table-cell office:value-type="string">
            <text:p>1011896000000</text:p>
          </table:table-cell>
          <table:table-cell office:value-type="string">
            <text:p>Frankrigsgade</text:p>
          </table:table-cell>
          <table:table-cell office:value-type="float" office:value="445">
            <text:p>445</text:p>
          </table:table-cell>
          <table:table-cell office:value-type="float" office:value="540">
            <text:p>54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941">
            <text:p>6941</text:p>
          </table:table-cell>
          <table:table-cell office:value-type="string">
            <text:p>Amager Vest</text:p>
          </table:table-cell>
          <table:table-cell office:value-type="string">
            <text:p>1015384800000</text:p>
          </table:table-cell>
          <table:table-cell office:value-type="string">
            <text:p>Oxford Allé</text:p>
          </table:table-cell>
          <table:table-cell office:value-type="float" office:value="1112">
            <text:p>1112</text:p>
          </table:table-cell>
          <table:table-cell office:value-type="float" office:value="1205">
            <text:p>120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942">
            <text:p>6942</text:p>
          </table:table-cell>
          <table:table-cell office:value-type="string">
            <text:p>Amager Vest</text:p>
          </table:table-cell>
          <table:table-cell office:value-type="string">
            <text:p>1015384800000</text:p>
          </table:table-cell>
          <table:table-cell office:value-type="string">
            <text:p>Oxford Allé</text:p>
          </table:table-cell>
          <table:table-cell office:value-type="float" office:value="1205">
            <text:p>1205</text:p>
          </table:table-cell>
          <table:table-cell office:value-type="float" office:value="1513">
            <text:p>151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43">
            <text:p>6943</text:p>
          </table:table-cell>
          <table:table-cell office:value-type="string">
            <text:p>Amager Vest</text:p>
          </table:table-cell>
          <table:table-cell office:value-type="string">
            <text:p>1011692000000</text:p>
          </table:table-cell>
          <table:table-cell office:value-type="string">
            <text:p>Etonvej</text:p>
          </table:table-cell>
          <table:table-cell office:value-type="float" office:value="98">
            <text:p>98</text:p>
          </table:table-cell>
          <table:table-cell office:value-type="float" office:value="176">
            <text:p>17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944">
            <text:p>6944</text:p>
          </table:table-cell>
          <table:table-cell office:value-type="string">
            <text:p>Amager Vest</text:p>
          </table:table-cell>
          <table:table-cell office:value-type="string">
            <text:p>1011692000000</text:p>
          </table:table-cell>
          <table:table-cell office:value-type="string">
            <text:p>Etonvej</text:p>
          </table:table-cell>
          <table:table-cell office:value-type="float" office:value="176">
            <text:p>176</text:p>
          </table:table-cell>
          <table:table-cell office:value-type="float" office:value="400">
            <text:p>4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45">
            <text:p>6945</text:p>
          </table:table-cell>
          <table:table-cell office:value-type="string">
            <text:p>Amager Vest</text:p>
          </table:table-cell>
          <table:table-cell office:value-type="string">
            <text:p>1010420000000</text:p>
          </table:table-cell>
          <table:table-cell office:value-type="string">
            <text:p>Bedfordvej</text:p>
          </table:table-cell>
          <table:table-cell office:value-type="float" office:value="97">
            <text:p>97</text:p>
          </table:table-cell>
          <table:table-cell office:value-type="float" office:value="132">
            <text:p>13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946">
            <text:p>6946</text:p>
          </table:table-cell>
          <table:table-cell office:value-type="string">
            <text:p>Vanløse</text:p>
          </table:table-cell>
          <table:table-cell office:value-type="string">
            <text:p>1010380000000</text:p>
          </table:table-cell>
          <table:table-cell office:value-type="string">
            <text:p>Bangsbovej</text:p>
          </table:table-cell>
          <table:table-cell office:value-type="float" office:value="210">
            <text:p>210</text:p>
          </table:table-cell>
          <table:table-cell office:value-type="float" office:value="247">
            <text:p>24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947">
            <text:p>6947</text:p>
          </table:table-cell>
          <table:table-cell office:value-type="string">
            <text:p>Vanløse</text:p>
          </table:table-cell>
          <table:table-cell office:value-type="string">
            <text:p>1010380000000</text:p>
          </table:table-cell>
          <table:table-cell office:value-type="string">
            <text:p>Bangsbovej</text:p>
          </table:table-cell>
          <table:table-cell office:value-type="float" office:value="247">
            <text:p>247</text:p>
          </table:table-cell>
          <table:table-cell office:value-type="float" office:value="799">
            <text:p>79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35">
            <text:p>6735</text:p>
          </table:table-cell>
          <table:table-cell office:value-type="string">
            <text:p>Vesterbro-Kongens Enghave</text:p>
          </table:table-cell>
          <table:table-cell office:value-type="string">
            <text:p>1016584000000</text:p>
          </table:table-cell>
          <table:table-cell office:value-type="string">
            <text:p>Slesvigsgade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6948">
            <text:p>6948</text:p>
          </table:table-cell>
          <table:table-cell office:value-type="string">
            <text:p>Vanløse</text:p>
          </table:table-cell>
          <table:table-cell office:value-type="string">
            <text:p>1013608000000</text:p>
          </table:table-cell>
          <table:table-cell office:value-type="string">
            <text:p>Katrinedalsvej</text:p>
          </table:table-cell>
          <table:table-cell office:value-type="float" office:value="89">
            <text:p>89</text:p>
          </table:table-cell>
          <table:table-cell office:value-type="float" office:value="211">
            <text:p>21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949">
            <text:p>6949</text:p>
          </table:table-cell>
          <table:table-cell office:value-type="string">
            <text:p>Vanløse</text:p>
          </table:table-cell>
          <table:table-cell office:value-type="string">
            <text:p>1013608000000</text:p>
          </table:table-cell>
          <table:table-cell office:value-type="string">
            <text:p>Katrinedalsvej</text:p>
          </table:table-cell>
          <table:table-cell office:value-type="float" office:value="211">
            <text:p>211</text:p>
          </table:table-cell>
          <table:table-cell office:value-type="float" office:value="821">
            <text:p>82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50">
            <text:p>6950</text:p>
          </table:table-cell>
          <table:table-cell office:value-type="string">
            <text:p>Vanløse</text:p>
          </table:table-cell>
          <table:table-cell office:value-type="string">
            <text:p>1015712000000</text:p>
          </table:table-cell>
          <table:table-cell office:value-type="string">
            <text:p>Randbølvej</text:p>
          </table:table-cell>
          <table:table-cell office:value-type="float" office:value="186">
            <text:p>186</text:p>
          </table:table-cell>
          <table:table-cell office:value-type="float" office:value="707">
            <text:p>70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951">
            <text:p>6951</text:p>
          </table:table-cell>
          <table:table-cell office:value-type="string">
            <text:p>Vanløse</text:p>
          </table:table-cell>
          <table:table-cell office:value-type="string">
            <text:p>1018640000000</text:p>
          </table:table-cell>
          <table:table-cell office:value-type="string">
            <text:p>Ådalsvej</text:p>
          </table:table-cell>
          <table:table-cell office:value-type="float" office:value="447">
            <text:p>447</text:p>
          </table:table-cell>
          <table:table-cell office:value-type="float" office:value="734">
            <text:p>73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55">
            <text:p>6955</text:p>
          </table:table-cell>
          <table:table-cell office:value-type="string">
            <text:p>Vanløse</text:p>
          </table:table-cell>
          <table:table-cell office:value-type="string">
            <text:p>1017436000000</text:p>
          </table:table-cell>
          <table:table-cell office:value-type="string">
            <text:p>Thyvej</text:p>
          </table:table-cell>
          <table:table-cell office:value-type="float" office:value="367">
            <text:p>367</text:p>
          </table:table-cell>
          <table:table-cell office:value-type="float" office:value="394">
            <text:p>39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54">
            <text:p>6954</text:p>
          </table:table-cell>
          <table:table-cell office:value-type="string">
            <text:p>Vanløse</text:p>
          </table:table-cell>
          <table:table-cell office:value-type="string">
            <text:p>1017436000000</text:p>
          </table:table-cell>
          <table:table-cell office:value-type="string">
            <text:p>Thyvej</text:p>
          </table:table-cell>
          <table:table-cell office:value-type="float" office:value="91">
            <text:p>91</text:p>
          </table:table-cell>
          <table:table-cell office:value-type="float" office:value="367">
            <text:p>36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889">
            <text:p>6889</text:p>
          </table:table-cell>
          <table:table-cell office:value-type="string">
            <text:p>Vanløse</text:p>
          </table:table-cell>
          <table:table-cell office:value-type="string">
            <text:p>1011452000000</text:p>
          </table:table-cell>
          <table:table-cell office:value-type="string">
            <text:p>Egelykkevej</text:p>
          </table:table-cell>
          <table:table-cell office:value-type="float" office:value="33">
            <text:p>33</text:p>
          </table:table-cell>
          <table:table-cell office:value-type="float" office:value="192">
            <text:p>19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890">
            <text:p>6890</text:p>
          </table:table-cell>
          <table:table-cell office:value-type="string">
            <text:p>Vanløse</text:p>
          </table:table-cell>
          <table:table-cell office:value-type="string">
            <text:p>1011452000000</text:p>
          </table:table-cell>
          <table:table-cell office:value-type="string">
            <text:p>Egelykkevej</text:p>
          </table:table-cell>
          <table:table-cell office:value-type="float" office:value="192">
            <text:p>192</text:p>
          </table:table-cell>
          <table:table-cell office:value-type="float" office:value="213">
            <text:p>21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91">
            <text:p>6891</text:p>
          </table:table-cell>
          <table:table-cell office:value-type="string">
            <text:p>Vanløse</text:p>
          </table:table-cell>
          <table:table-cell office:value-type="string">
            <text:p>1017984000000</text:p>
          </table:table-cell>
          <table:table-cell office:value-type="string">
            <text:p>Vanløse Allé</text:p>
          </table:table-cell>
          <table:table-cell office:value-type="float" office:value="575">
            <text:p>575</text:p>
          </table:table-cell>
          <table:table-cell office:value-type="float" office:value="608">
            <text:p>60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892">
            <text:p>6892</text:p>
          </table:table-cell>
          <table:table-cell office:value-type="string">
            <text:p>Vanløse</text:p>
          </table:table-cell>
          <table:table-cell office:value-type="string">
            <text:p>1017984000000</text:p>
          </table:table-cell>
          <table:table-cell office:value-type="string">
            <text:p>Vanløse Allé</text:p>
          </table:table-cell>
          <table:table-cell office:value-type="float" office:value="608">
            <text:p>608</text:p>
          </table:table-cell>
          <table:table-cell office:value-type="float" office:value="1115">
            <text:p>11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93">
            <text:p>6893</text:p>
          </table:table-cell>
          <table:table-cell office:value-type="string">
            <text:p>Vanløse</text:p>
          </table:table-cell>
          <table:table-cell office:value-type="string">
            <text:p>1013664000000</text:p>
          </table:table-cell>
          <table:table-cell office:value-type="string">
            <text:p>Kilholmvej</text:p>
          </table:table-cell>
          <table:table-cell office:value-type="float" office:value="185">
            <text:p>185</text:p>
          </table:table-cell>
          <table:table-cell office:value-type="float" office:value="322">
            <text:p>32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894">
            <text:p>6894</text:p>
          </table:table-cell>
          <table:table-cell office:value-type="string">
            <text:p>Vanløse</text:p>
          </table:table-cell>
          <table:table-cell office:value-type="string">
            <text:p>1013664000000</text:p>
          </table:table-cell>
          <table:table-cell office:value-type="string">
            <text:p>Kilholmvej</text:p>
          </table:table-cell>
          <table:table-cell office:value-type="float" office:value="322">
            <text:p>322</text:p>
          </table:table-cell>
          <table:table-cell office:value-type="float" office:value="551">
            <text:p>55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95">
            <text:p>6895</text:p>
          </table:table-cell>
          <table:table-cell office:value-type="string">
            <text:p>Nørrebro</text:p>
          </table:table-cell>
          <table:table-cell office:value-type="string">
            <text:p>1014936000000</text:p>
          </table:table-cell>
          <table:table-cell office:value-type="string">
            <text:p>Nannasgade</text:p>
          </table:table-cell>
          <table:table-cell office:value-type="float" office:value="102">
            <text:p>102</text:p>
          </table:table-cell>
          <table:table-cell office:value-type="float" office:value="383">
            <text:p>38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96">
            <text:p>6896</text:p>
          </table:table-cell>
          <table:table-cell office:value-type="string">
            <text:p>Nørrebro</text:p>
          </table:table-cell>
          <table:table-cell office:value-type="string">
            <text:p>1010780000000</text:p>
          </table:table-cell>
          <table:table-cell office:value-type="string">
            <text:p>Bragesgade</text:p>
          </table:table-cell>
          <table:table-cell office:value-type="float" office:value="238">
            <text:p>238</text:p>
          </table:table-cell>
          <table:table-cell office:value-type="float" office:value="352">
            <text:p>35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97">
            <text:p>6897</text:p>
          </table:table-cell>
          <table:table-cell office:value-type="string">
            <text:p>Nørrebro</text:p>
          </table:table-cell>
          <table:table-cell office:value-type="string">
            <text:p>1010088000000</text:p>
          </table:table-cell>
          <table:table-cell office:value-type="string">
            <text:p>Allersgade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6898">
            <text:p>6898</text:p>
          </table:table-cell>
          <table:table-cell office:value-type="string">
            <text:p>Nørrebro</text:p>
          </table:table-cell>
          <table:table-cell office:value-type="string">
            <text:p>1010088000000</text:p>
          </table:table-cell>
          <table:table-cell office:value-type="string">
            <text:p>Allersgade</text:p>
          </table:table-cell>
          <table:table-cell office:value-type="float" office:value="115">
            <text:p>115</text:p>
          </table:table-cell>
          <table:table-cell office:value-type="float" office:value="164">
            <text:p>16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899">
            <text:p>6899</text:p>
          </table:table-cell>
          <table:table-cell office:value-type="string">
            <text:p>Nørrebro</text:p>
          </table:table-cell>
          <table:table-cell office:value-type="string">
            <text:p>1016160000000</text:p>
          </table:table-cell>
          <table:table-cell office:value-type="string">
            <text:p>Rådmandsgade</text:p>
          </table:table-cell>
          <table:table-cell office:value-type="float" office:value="418">
            <text:p>418</text:p>
          </table:table-cell>
          <table:table-cell office:value-type="float" office:value="914">
            <text:p>91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01">
            <text:p>6901</text:p>
          </table:table-cell>
          <table:table-cell office:value-type="string">
            <text:p>Østerbro</text:p>
          </table:table-cell>
          <table:table-cell office:value-type="string">
            <text:p>1017360000000</text:p>
          </table:table-cell>
          <table:table-cell office:value-type="string">
            <text:p>Teglværksgade</text:p>
          </table:table-cell>
          <table:table-cell office:value-type="float" office:value="118">
            <text:p>118</text:p>
          </table:table-cell>
          <table:table-cell office:value-type="float" office:value="393">
            <text:p>39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02">
            <text:p>6902</text:p>
          </table:table-cell>
          <table:table-cell office:value-type="string">
            <text:p>Østerbro</text:p>
          </table:table-cell>
          <table:table-cell office:value-type="string">
            <text:p>1011576000000</text:p>
          </table:table-cell>
          <table:table-cell office:value-type="string">
            <text:p>Engelstedsgade</text:p>
          </table:table-cell>
          <table:table-cell office:value-type="float" office:value="249">
            <text:p>249</text:p>
          </table:table-cell>
          <table:table-cell office:value-type="float" office:value="341">
            <text:p>3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03">
            <text:p>6903</text:p>
          </table:table-cell>
          <table:table-cell office:value-type="string">
            <text:p>Østerbro</text:p>
          </table:table-cell>
          <table:table-cell office:value-type="string">
            <text:p>1016004000000</text:p>
          </table:table-cell>
          <table:table-cell office:value-type="string">
            <text:p>Rudolph Berghs Gade</text:p>
          </table:table-cell>
          <table:table-cell office:value-type="float" office:value="267">
            <text:p>267</text:p>
          </table:table-cell>
          <table:table-cell office:value-type="float" office:value="292">
            <text:p>29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04">
            <text:p>6904</text:p>
          </table:table-cell>
          <table:table-cell office:value-type="string">
            <text:p>Østerbro</text:p>
          </table:table-cell>
          <table:table-cell office:value-type="string">
            <text:p>1016004000000</text:p>
          </table:table-cell>
          <table:table-cell office:value-type="string">
            <text:p>Rudolph Berghs Gade</text:p>
          </table:table-cell>
          <table:table-cell office:value-type="float" office:value="292">
            <text:p>292</text:p>
          </table:table-cell>
          <table:table-cell office:value-type="float" office:value="311">
            <text:p>31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749">
            <text:p>5749</text:p>
          </table:table-cell>
          <table:table-cell office:value-type="string">
            <text:p>Vesterbro-Kongens Enghave</text:p>
          </table:table-cell>
          <table:table-cell office:value-type="string">
            <text:p>1011958000000</text:p>
          </table:table-cell>
          <table:table-cell office:value-type="string">
            <text:p>Frederikskaj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50">
            <text:p>5750</text:p>
          </table:table-cell>
          <table:table-cell office:value-type="string">
            <text:p>Valby</text:p>
          </table:table-cell>
          <table:table-cell office:value-type="string">
            <text:p>1016796000000</text:p>
          </table:table-cell>
          <table:table-cell office:value-type="string">
            <text:p>Stadfeldtsvej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751">
            <text:p>5751</text:p>
          </table:table-cell>
          <table:table-cell office:value-type="string">
            <text:p>Brønshøj-Husum</text:p>
          </table:table-cell>
          <table:table-cell office:value-type="string">
            <text:p>1010568000000</text:p>
          </table:table-cell>
          <table:table-cell office:value-type="string">
            <text:p>Bjergstedvej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52">
            <text:p>5752</text:p>
          </table:table-cell>
          <table:table-cell office:value-type="string">
            <text:p>Brønshøj-Husum</text:p>
          </table:table-cell>
          <table:table-cell office:value-type="string">
            <text:p>1017796000000</text:p>
          </table:table-cell>
          <table:table-cell office:value-type="string">
            <text:p>Tårnhusstræde</text:p>
          </table:table-cell>
          <table:table-cell office:value-type="float" office:value="0">
            <text:p>0</text:p>
          </table:table-cell>
          <table:table-cell office:value-type="float" office:value="538">
            <text:p>53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753">
            <text:p>5753</text:p>
          </table:table-cell>
          <table:table-cell office:value-type="string">
            <text:p>Nørrebro</text:p>
          </table:table-cell>
          <table:table-cell office:value-type="string">
            <text:p>1010372000000</text:p>
          </table:table-cell>
          <table:table-cell office:value-type="string">
            <text:p>Bangertsgade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56">
            <text:p>5756</text:p>
          </table:table-cell>
          <table:table-cell office:value-type="string">
            <text:p>Valby</text:p>
          </table:table-cell>
          <table:table-cell office:value-type="string">
            <text:p>1018260000000</text:p>
          </table:table-cell>
          <table:table-cell office:value-type="string">
            <text:p>Vestre Allé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757">
            <text:p>5757</text:p>
          </table:table-cell>
          <table:table-cell office:value-type="string">
            <text:p>Indre By</text:p>
          </table:table-cell>
          <table:table-cell office:value-type="string">
            <text:p>1017660300000</text:p>
          </table:table-cell>
          <table:table-cell office:value-type="string">
            <text:p>Trondhjems Plads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66">
            <text:p>5166</text:p>
          </table:table-cell>
          <table:table-cell office:value-type="string">
            <text:p>Valby</text:p>
          </table:table-cell>
          <table:table-cell office:value-type="string">
            <text:p>1011702000000</text:p>
          </table:table-cell>
          <table:table-cell office:value-type="string">
            <text:p>Fajancegade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58">
            <text:p>5758</text:p>
          </table:table-cell>
          <table:table-cell office:value-type="string">
            <text:p>Østerbro</text:p>
          </table:table-cell>
          <table:table-cell office:value-type="string">
            <text:p>1013428000000</text:p>
          </table:table-cell>
          <table:table-cell office:value-type="string">
            <text:p>Judithsvej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59">
            <text:p>5759</text:p>
          </table:table-cell>
          <table:table-cell office:value-type="string">
            <text:p>Amager Vest</text:p>
          </table:table-cell>
          <table:table-cell office:value-type="string">
            <text:p>1017568000000</text:p>
          </table:table-cell>
          <table:table-cell office:value-type="string">
            <text:p>Torfavej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760">
            <text:p>5760</text:p>
          </table:table-cell>
          <table:table-cell office:value-type="string">
            <text:p>Østerbro</text:p>
          </table:table-cell>
          <table:table-cell office:value-type="string">
            <text:p>1010732000000</text:p>
          </table:table-cell>
          <table:table-cell office:value-type="string">
            <text:p>Borgmester Jensens Allé</text:p>
          </table:table-cell>
          <table:table-cell office:value-type="float" office:value="0">
            <text:p>0</text:p>
          </table:table-cell>
          <table:table-cell office:value-type="float" office:value="346">
            <text:p>34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90">
            <text:p>5790</text:p>
          </table:table-cell>
          <table:table-cell office:value-type="string">
            <text:p>Vanløse</text:p>
          </table:table-cell>
          <table:table-cell office:value-type="string">
            <text:p>1013456000000</text:p>
          </table:table-cell>
          <table:table-cell office:value-type="string">
            <text:p>Jydeholmen</text:p>
          </table:table-cell>
          <table:table-cell office:value-type="float" office:value="0">
            <text:p>0</text:p>
          </table:table-cell>
          <table:table-cell office:value-type="float" office:value="536">
            <text:p>5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91">
            <text:p>5791</text:p>
          </table:table-cell>
          <table:table-cell office:value-type="string">
            <text:p>Brønshøj-Husum</text:p>
          </table:table-cell>
          <table:table-cell office:value-type="string">
            <text:p>1013480000000</text:p>
          </table:table-cell>
          <table:table-cell office:value-type="string">
            <text:p>Kabbelejevej</text:p>
          </table:table-cell>
          <table:table-cell office:value-type="float" office:value="0">
            <text:p>0</text:p>
          </table:table-cell>
          <table:table-cell office:value-type="float" office:value="287">
            <text:p>28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93">
            <text:p>5793</text:p>
          </table:table-cell>
          <table:table-cell office:value-type="string">
            <text:p>Nørrebro</text:p>
          </table:table-cell>
          <table:table-cell office:value-type="string">
            <text:p>1013144000000</text:p>
          </table:table-cell>
          <table:table-cell office:value-type="string">
            <text:p>Hyltebro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94">
            <text:p>5794</text:p>
          </table:table-cell>
          <table:table-cell office:value-type="string">
            <text:p>Valby</text:p>
          </table:table-cell>
          <table:table-cell office:value-type="string">
            <text:p>1012064000000</text:p>
          </table:table-cell>
          <table:table-cell office:value-type="string">
            <text:p>Gadekærvej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95">
            <text:p>5795</text:p>
          </table:table-cell>
          <table:table-cell office:value-type="string">
            <text:p>Vesterbro-Kongens Enghave</text:p>
          </table:table-cell>
          <table:table-cell office:value-type="string">
            <text:p>1011240000000</text:p>
          </table:table-cell>
          <table:table-cell office:value-type="string">
            <text:p>Damagervej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96">
            <text:p>5796</text:p>
          </table:table-cell>
          <table:table-cell office:value-type="string">
            <text:p>Indre By</text:p>
          </table:table-cell>
          <table:table-cell office:value-type="string">
            <text:p>1017708000000</text:p>
          </table:table-cell>
          <table:table-cell office:value-type="string">
            <text:p>Turesensgade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00">
            <text:p>5800</text:p>
          </table:table-cell>
          <table:table-cell office:value-type="string">
            <text:p>Valby</text:p>
          </table:table-cell>
          <table:table-cell office:value-type="string">
            <text:p>1014324010000</text:p>
          </table:table-cell>
          <table:table-cell office:value-type="string">
            <text:p>Lindebugten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801">
            <text:p>5801</text:p>
          </table:table-cell>
          <table:table-cell office:value-type="string">
            <text:p>Brønshøj-Husum</text:p>
          </table:table-cell>
          <table:table-cell office:value-type="string">
            <text:p>1011572800000</text:p>
          </table:table-cell>
          <table:table-cell office:value-type="string">
            <text:p>Engelholmvej</text:p>
          </table:table-cell>
          <table:table-cell office:value-type="float" office:value="89">
            <text:p>89</text:p>
          </table:table-cell>
          <table:table-cell office:value-type="float" office:value="266">
            <text:p>26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02">
            <text:p>5802</text:p>
          </table:table-cell>
          <table:table-cell office:value-type="string">
            <text:p>Indre By</text:p>
          </table:table-cell>
          <table:table-cell office:value-type="string">
            <text:p>1010128800000</text:p>
          </table:table-cell>
          <table:table-cell office:value-type="string">
            <text:p>Amaliegade</text:p>
          </table:table-cell>
          <table:table-cell office:value-type="float" office:value="261">
            <text:p>261</text:p>
          </table:table-cell>
          <table:table-cell office:value-type="float" office:value="725">
            <text:p>72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03">
            <text:p>5803</text:p>
          </table:table-cell>
          <table:table-cell office:value-type="string">
            <text:p>Indre By</text:p>
          </table:table-cell>
          <table:table-cell office:value-type="string">
            <text:p>1012880000000</text:p>
          </table:table-cell>
          <table:table-cell office:value-type="string">
            <text:p>Hestemøllestræde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04">
            <text:p>5804</text:p>
          </table:table-cell>
          <table:table-cell office:value-type="string">
            <text:p>Vanløse</text:p>
          </table:table-cell>
          <table:table-cell office:value-type="string">
            <text:p>1013588020000</text:p>
          </table:table-cell>
          <table:table-cell office:value-type="string">
            <text:p>Kastanie Allé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05">
            <text:p>5805</text:p>
          </table:table-cell>
          <table:table-cell office:value-type="string">
            <text:p>Vesterbro-Kongens Enghave</text:p>
          </table:table-cell>
          <table:table-cell office:value-type="string">
            <text:p>1012076000000</text:p>
          </table:table-cell>
          <table:table-cell office:value-type="string">
            <text:p>Gamle Carlsberg Vej</text:p>
          </table:table-cell>
          <table:table-cell office:value-type="float" office:value="0">
            <text:p>0</text:p>
          </table:table-cell>
          <table:table-cell office:value-type="float" office:value="391">
            <text:p>39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06">
            <text:p>5806</text:p>
          </table:table-cell>
          <table:table-cell office:value-type="string">
            <text:p>Østerbro</text:p>
          </table:table-cell>
          <table:table-cell office:value-type="string">
            <text:p>1015160800000</text:p>
          </table:table-cell>
          <table:table-cell office:value-type="string">
            <text:p>Næstvedgade</text:p>
          </table:table-cell>
          <table:table-cell office:value-type="float" office:value="243">
            <text:p>243</text:p>
          </table:table-cell>
          <table:table-cell office:value-type="float" office:value="348">
            <text:p>34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07">
            <text:p>5807</text:p>
          </table:table-cell>
          <table:table-cell office:value-type="string">
            <text:p>Brønshøj-Husum</text:p>
          </table:table-cell>
          <table:table-cell office:value-type="string">
            <text:p>1013908000000</text:p>
          </table:table-cell>
          <table:table-cell office:value-type="string">
            <text:p>Kornerupvej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32">
            <text:p>5832</text:p>
          </table:table-cell>
          <table:table-cell office:value-type="string">
            <text:p>Amager Vest</text:p>
          </table:table-cell>
          <table:table-cell office:value-type="string">
            <text:p>1018420000000</text:p>
          </table:table-cell>
          <table:table-cell office:value-type="string">
            <text:p>Vogtervej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33">
            <text:p>5833</text:p>
          </table:table-cell>
          <table:table-cell office:value-type="string">
            <text:p>Indre By</text:p>
          </table:table-cell>
          <table:table-cell office:value-type="string">
            <text:p>1015364010000</text:p>
          </table:table-cell>
          <table:table-cell office:value-type="string">
            <text:p>Overgaden Neden Vandet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08">
            <text:p>5808</text:p>
          </table:table-cell>
          <table:table-cell office:value-type="string">
            <text:p>Brønshøj-Husum</text:p>
          </table:table-cell>
          <table:table-cell office:value-type="string">
            <text:p>1010932000000</text:p>
          </table:table-cell>
          <table:table-cell office:value-type="string">
            <text:p>Brønshøjgårdvej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09">
            <text:p>5809</text:p>
          </table:table-cell>
          <table:table-cell office:value-type="string">
            <text:p>Østerbro</text:p>
          </table:table-cell>
          <table:table-cell office:value-type="string">
            <text:p>1018136000000</text:p>
          </table:table-cell>
          <table:table-cell office:value-type="string">
            <text:p>Vejrøgade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10">
            <text:p>5810</text:p>
          </table:table-cell>
          <table:table-cell office:value-type="string">
            <text:p>Vanløse</text:p>
          </table:table-cell>
          <table:table-cell office:value-type="string">
            <text:p>1015184000000</text:p>
          </table:table-cell>
          <table:table-cell office:value-type="string">
            <text:p>Nøragervej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11">
            <text:p>5811</text:p>
          </table:table-cell>
          <table:table-cell office:value-type="string">
            <text:p>Amager Vest</text:p>
          </table:table-cell>
          <table:table-cell office:value-type="string">
            <text:p>1010119000000</text:p>
          </table:table-cell>
          <table:table-cell office:value-type="string">
            <text:p>Amagermotorvejen</text:p>
          </table:table-cell>
          <table:table-cell office:value-type="float" office:value="60365">
            <text:p>60365</text:p>
          </table:table-cell>
          <table:table-cell office:value-type="float" office:value="61500">
            <text:p>615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12">
            <text:p>5812</text:p>
          </table:table-cell>
          <table:table-cell office:value-type="string">
            <text:p>Amager Øst</text:p>
          </table:table-cell>
          <table:table-cell office:value-type="string">
            <text:p>1017848000000</text:p>
          </table:table-cell>
          <table:table-cell office:value-type="string">
            <text:p>Ungarnsgade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17">
            <text:p>5917</text:p>
          </table:table-cell>
          <table:table-cell office:value-type="string">
            <text:p>Nørrebro</text:p>
          </table:table-cell>
          <table:table-cell office:value-type="string">
            <text:p>1012852510000</text:p>
          </table:table-cell>
          <table:table-cell office:value-type="string">
            <text:p>Herman Triers Plads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13">
            <text:p>5813</text:p>
          </table:table-cell>
          <table:table-cell office:value-type="string">
            <text:p>Amager Vest</text:p>
          </table:table-cell>
          <table:table-cell office:value-type="string">
            <text:p>1017196800000</text:p>
          </table:table-cell>
          <table:table-cell office:value-type="string">
            <text:p>Svinget</text:p>
          </table:table-cell>
          <table:table-cell office:value-type="float" office:value="121">
            <text:p>121</text:p>
          </table:table-cell>
          <table:table-cell office:value-type="float" office:value="359">
            <text:p>35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14">
            <text:p>5814</text:p>
          </table:table-cell>
          <table:table-cell office:value-type="string">
            <text:p>Østerbro</text:p>
          </table:table-cell>
          <table:table-cell office:value-type="string">
            <text:p>1010456300000</text:p>
          </table:table-cell>
          <table:table-cell office:value-type="string">
            <text:p>Bellmans Plads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15">
            <text:p>5815</text:p>
          </table:table-cell>
          <table:table-cell office:value-type="string">
            <text:p>Amager Vest</text:p>
          </table:table-cell>
          <table:table-cell office:value-type="string">
            <text:p>1010218000000</text:p>
          </table:table-cell>
          <table:table-cell office:value-type="string">
            <text:p>Arne Jacobsens Allé</text:p>
          </table:table-cell>
          <table:table-cell office:value-type="float" office:value="0">
            <text:p>0</text:p>
          </table:table-cell>
          <table:table-cell office:value-type="float" office:value="660">
            <text:p>66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16">
            <text:p>5816</text:p>
          </table:table-cell>
          <table:table-cell office:value-type="string">
            <text:p>Brønshøj-Husum</text:p>
          </table:table-cell>
          <table:table-cell office:value-type="string">
            <text:p>1012624000000</text:p>
          </table:table-cell>
          <table:table-cell office:value-type="string">
            <text:p>Haraldstedvej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18">
            <text:p>5818</text:p>
          </table:table-cell>
          <table:table-cell office:value-type="string">
            <text:p>Amager Vest</text:p>
          </table:table-cell>
          <table:table-cell office:value-type="string">
            <text:p>1013160000000</text:p>
          </table:table-cell>
          <table:table-cell office:value-type="string">
            <text:p>Hyttehusvej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20">
            <text:p>5820</text:p>
          </table:table-cell>
          <table:table-cell office:value-type="string">
            <text:p>Vesterbro-Kongens Enghave</text:p>
          </table:table-cell>
          <table:table-cell office:value-type="string">
            <text:p>1014496000000</text:p>
          </table:table-cell>
          <table:table-cell office:value-type="string">
            <text:p>Lyrskovgade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5821">
            <text:p>5821</text:p>
          </table:table-cell>
          <table:table-cell office:value-type="string">
            <text:p>Amager Øst</text:p>
          </table:table-cell>
          <table:table-cell office:value-type="string">
            <text:p>1013888000000</text:p>
          </table:table-cell>
          <table:table-cell office:value-type="string">
            <text:p>Koreavej</text:p>
          </table:table-cell>
          <table:table-cell office:value-type="float" office:value="0">
            <text:p>0</text:p>
          </table:table-cell>
          <table:table-cell office:value-type="float" office:value="410">
            <text:p>41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822">
            <text:p>5822</text:p>
          </table:table-cell>
          <table:table-cell office:value-type="string">
            <text:p>Bispebjerg</text:p>
          </table:table-cell>
          <table:table-cell office:value-type="string">
            <text:p>1013560000000</text:p>
          </table:table-cell>
          <table:table-cell office:value-type="string">
            <text:p>Kantorparken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823">
            <text:p>5823</text:p>
          </table:table-cell>
          <table:table-cell office:value-type="string">
            <text:p>Bispebjerg</text:p>
          </table:table-cell>
          <table:table-cell office:value-type="string">
            <text:p>1014580000000</text:p>
          </table:table-cell>
          <table:table-cell office:value-type="string">
            <text:p>Magistervej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824">
            <text:p>5824</text:p>
          </table:table-cell>
          <table:table-cell office:value-type="string">
            <text:p>Brønshøj-Husum</text:p>
          </table:table-cell>
          <table:table-cell office:value-type="string">
            <text:p>1014746020000</text:p>
          </table:table-cell>
          <table:table-cell office:value-type="string">
            <text:p>Midtfløjene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826">
            <text:p>5826</text:p>
          </table:table-cell>
          <table:table-cell office:value-type="string">
            <text:p>Valby</text:p>
          </table:table-cell>
          <table:table-cell office:value-type="string">
            <text:p>1014361000000</text:p>
          </table:table-cell>
          <table:table-cell office:value-type="string">
            <text:p>Lise Ringheims Vej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27">
            <text:p>5827</text:p>
          </table:table-cell>
          <table:table-cell office:value-type="string">
            <text:p>Indre By</text:p>
          </table:table-cell>
          <table:table-cell office:value-type="string">
            <text:p>1012496000000</text:p>
          </table:table-cell>
          <table:table-cell office:value-type="string">
            <text:p>Gåsegade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28">
            <text:p>5828</text:p>
          </table:table-cell>
          <table:table-cell office:value-type="string">
            <text:p>Brønshøj-Husum</text:p>
          </table:table-cell>
          <table:table-cell office:value-type="string">
            <text:p>1015980000000</text:p>
          </table:table-cell>
          <table:table-cell office:value-type="string">
            <text:p>Rostgaardsvej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830">
            <text:p>5830</text:p>
          </table:table-cell>
          <table:table-cell office:value-type="string">
            <text:p>Østerbro</text:p>
          </table:table-cell>
          <table:table-cell office:value-type="string">
            <text:p>1018356030000</text:p>
          </table:table-cell>
          <table:table-cell office:value-type="string">
            <text:p>Willemoesgade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31">
            <text:p>5831</text:p>
          </table:table-cell>
          <table:table-cell office:value-type="string">
            <text:p>Amager Øst</text:p>
          </table:table-cell>
          <table:table-cell office:value-type="string">
            <text:p>1017104000000</text:p>
          </table:table-cell>
          <table:table-cell office:value-type="string">
            <text:p>Sumatravej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67">
            <text:p>5867</text:p>
          </table:table-cell>
          <table:table-cell office:value-type="string">
            <text:p>Vanløse</text:p>
          </table:table-cell>
          <table:table-cell office:value-type="string">
            <text:p>1017092000000</text:p>
          </table:table-cell>
          <table:table-cell office:value-type="string">
            <text:p>Støvringvej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34">
            <text:p>5834</text:p>
          </table:table-cell>
          <table:table-cell office:value-type="string">
            <text:p>Amager Vest</text:p>
          </table:table-cell>
          <table:table-cell office:value-type="string">
            <text:p>1017196810000</text:p>
          </table:table-cell>
          <table:table-cell office:value-type="string">
            <text:p>Svinget</text:p>
          </table:table-cell>
          <table:table-cell office:value-type="float" office:value="264">
            <text:p>264</text:p>
          </table:table-cell>
          <table:table-cell office:value-type="float" office:value="371">
            <text:p>37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35">
            <text:p>5835</text:p>
          </table:table-cell>
          <table:table-cell office:value-type="string">
            <text:p>Indre By</text:p>
          </table:table-cell>
          <table:table-cell office:value-type="string">
            <text:p>1012380000000</text:p>
          </table:table-cell>
          <table:table-cell office:value-type="string">
            <text:p>Gråbrødrestræde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36">
            <text:p>5836</text:p>
          </table:table-cell>
          <table:table-cell office:value-type="string">
            <text:p>Amager Øst</text:p>
          </table:table-cell>
          <table:table-cell office:value-type="string">
            <text:p>1013840000000</text:p>
          </table:table-cell>
          <table:table-cell office:value-type="string">
            <text:p>Kongedybs Allé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14">
            <text:p>5914</text:p>
          </table:table-cell>
          <table:table-cell office:value-type="string">
            <text:p>Vanløse</text:p>
          </table:table-cell>
          <table:table-cell office:value-type="string">
            <text:p>1015884000000</text:p>
          </table:table-cell>
          <table:table-cell office:value-type="string">
            <text:p>Risbyholmvej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19">
            <text:p>5919</text:p>
          </table:table-cell>
          <table:table-cell office:value-type="string">
            <text:p>Amager Vest</text:p>
          </table:table-cell>
          <table:table-cell office:value-type="string">
            <text:p>1013810000000</text:p>
          </table:table-cell>
          <table:table-cell office:value-type="string">
            <text:p>Knud Kristensens Gade</text:p>
          </table:table-cell>
          <table:table-cell office:value-type="float" office:value="15">
            <text:p>15</text:p>
          </table:table-cell>
          <table:table-cell office:value-type="float" office:value="164">
            <text:p>16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20">
            <text:p>5920</text:p>
          </table:table-cell>
          <table:table-cell office:value-type="string">
            <text:p>Amager Øst</text:p>
          </table:table-cell>
          <table:table-cell office:value-type="string">
            <text:p>1014644000000</text:p>
          </table:table-cell>
          <table:table-cell office:value-type="string">
            <text:p>Markmandsgade</text:p>
          </table:table-cell>
          <table:table-cell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61">
            <text:p>4661</text:p>
          </table:table-cell>
          <table:table-cell office:value-type="string">
            <text:p>Amager Øst</text:p>
          </table:table-cell>
          <table:table-cell office:value-type="string">
            <text:p>1012720020000</text:p>
          </table:table-cell>
          <table:table-cell office:value-type="string">
            <text:p>Hedegaardsvej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21">
            <text:p>5921</text:p>
          </table:table-cell>
          <table:table-cell office:value-type="string">
            <text:p>Brønshøj-Husum</text:p>
          </table:table-cell>
          <table:table-cell office:value-type="string">
            <text:p>1012824000000</text:p>
          </table:table-cell>
          <table:table-cell office:value-type="string">
            <text:p>Herbergvejen</text:p>
          </table:table-cell>
          <table:table-cell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22">
            <text:p>5922</text:p>
          </table:table-cell>
          <table:table-cell office:value-type="string">
            <text:p>Vanløse</text:p>
          </table:table-cell>
          <table:table-cell office:value-type="string">
            <text:p>1018044000000</text:p>
          </table:table-cell>
          <table:table-cell office:value-type="string">
            <text:p>Ved Damhussøen</text:p>
          </table:table-cell>
          <table:table-cell office:value-type="float" office:value="0">
            <text:p>0</text:p>
          </table:table-cell>
          <table:table-cell office:value-type="float" office:value="287">
            <text:p>28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923">
            <text:p>5923</text:p>
          </table:table-cell>
          <table:table-cell office:value-type="string">
            <text:p>Nørrebro</text:p>
          </table:table-cell>
          <table:table-cell office:value-type="string">
            <text:p>1015268000000</text:p>
          </table:table-cell>
          <table:table-cell office:value-type="string">
            <text:p>Ole Jørgensens Gade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26">
            <text:p>5926</text:p>
          </table:table-cell>
          <table:table-cell office:value-type="string">
            <text:p>Bispebjerg</text:p>
          </table:table-cell>
          <table:table-cell office:value-type="string">
            <text:p>1010542800000</text:p>
          </table:table-cell>
          <table:table-cell office:value-type="string">
            <text:p>Bispeengbuen</text:p>
          </table:table-cell>
          <table:table-cell office:value-type="float" office:value="888">
            <text:p>888</text:p>
          </table:table-cell>
          <table:table-cell office:value-type="float" office:value="1073">
            <text:p>1073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27">
            <text:p>5927</text:p>
          </table:table-cell>
          <table:table-cell office:value-type="string">
            <text:p>Østerbro</text:p>
          </table:table-cell>
          <table:table-cell office:value-type="string">
            <text:p>1010720010000</text:p>
          </table:table-cell>
          <table:table-cell office:value-type="string">
            <text:p>Borgervænget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28">
            <text:p>5928</text:p>
          </table:table-cell>
          <table:table-cell office:value-type="string">
            <text:p>Bispebjerg</text:p>
          </table:table-cell>
          <table:table-cell office:value-type="string">
            <text:p>1011532000000</text:p>
          </table:table-cell>
          <table:table-cell office:value-type="string">
            <text:p>Emdrup Huse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31">
            <text:p>5931</text:p>
          </table:table-cell>
          <table:table-cell office:value-type="string">
            <text:p>Indre By</text:p>
          </table:table-cell>
          <table:table-cell office:value-type="string">
            <text:p>1016460000000</text:p>
          </table:table-cell>
          <table:table-cell office:value-type="string">
            <text:p>Skindergade</text:p>
          </table:table-cell>
          <table:table-cell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32">
            <text:p>5932</text:p>
          </table:table-cell>
          <table:table-cell office:value-type="string">
            <text:p>Amager Vest</text:p>
          </table:table-cell>
          <table:table-cell office:value-type="string">
            <text:p>1014108000000</text:p>
          </table:table-cell>
          <table:table-cell office:value-type="string">
            <text:p>Landgildevej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33">
            <text:p>5933</text:p>
          </table:table-cell>
          <table:table-cell office:value-type="string">
            <text:p>Valby</text:p>
          </table:table-cell>
          <table:table-cell office:value-type="string">
            <text:p>1017296000000</text:p>
          </table:table-cell>
          <table:table-cell office:value-type="string">
            <text:p>Søndermarksvej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934">
            <text:p>5934</text:p>
          </table:table-cell>
          <table:table-cell office:value-type="string">
            <text:p>Nørrebro</text:p>
          </table:table-cell>
          <table:table-cell office:value-type="string">
            <text:p>1010312000000</text:p>
          </table:table-cell>
          <table:table-cell office:value-type="string">
            <text:p>Baggesensgade</text:p>
          </table:table-cell>
          <table:table-cell office:value-type="float" office:value="0">
            <text:p>0</text:p>
          </table:table-cell>
          <table:table-cell office:value-type="float" office:value="394">
            <text:p>39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937">
            <text:p>5937</text:p>
          </table:table-cell>
          <table:table-cell office:value-type="string">
            <text:p>Amager Vest</text:p>
          </table:table-cell>
          <table:table-cell office:value-type="string">
            <text:p>1012980000000</text:p>
          </table:table-cell>
          <table:table-cell office:value-type="string">
            <text:p>Hollænderdybet</text:p>
          </table:table-cell>
          <table:table-cell office:value-type="float" office:value="0">
            <text:p>0</text:p>
          </table:table-cell>
          <table:table-cell office:value-type="float" office:value="390">
            <text:p>39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38">
            <text:p>5938</text:p>
          </table:table-cell>
          <table:table-cell office:value-type="string">
            <text:p>Valby</text:p>
          </table:table-cell>
          <table:table-cell office:value-type="string">
            <text:p>1017976000000</text:p>
          </table:table-cell>
          <table:table-cell office:value-type="string">
            <text:p>Vangs Allé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39">
            <text:p>5939</text:p>
          </table:table-cell>
          <table:table-cell office:value-type="string">
            <text:p>Vesterbro-Kongens Enghave</text:p>
          </table:table-cell>
          <table:table-cell office:value-type="string">
            <text:p>1014802000000</text:p>
          </table:table-cell>
          <table:table-cell office:value-type="string">
            <text:p>Molestien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40">
            <text:p>5940</text:p>
          </table:table-cell>
          <table:table-cell office:value-type="string">
            <text:p>Amager Øst</text:p>
          </table:table-cell>
          <table:table-cell office:value-type="string">
            <text:p>1014752000000</text:p>
          </table:table-cell>
          <table:table-cell office:value-type="string">
            <text:p>Mikkel Skovs Allé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941">
            <text:p>5941</text:p>
          </table:table-cell>
          <table:table-cell office:value-type="string">
            <text:p>Nørrebro</text:p>
          </table:table-cell>
          <table:table-cell office:value-type="string">
            <text:p>1018040000000</text:p>
          </table:table-cell>
          <table:table-cell office:value-type="string">
            <text:p>Vedbækgade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42">
            <text:p>5942</text:p>
          </table:table-cell>
          <table:table-cell office:value-type="string">
            <text:p>Bispebjerg</text:p>
          </table:table-cell>
          <table:table-cell office:value-type="string">
            <text:p>1016164000000</text:p>
          </table:table-cell>
          <table:table-cell office:value-type="string">
            <text:p>Rådvadsvej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43">
            <text:p>5843</text:p>
          </table:table-cell>
          <table:table-cell office:value-type="string">
            <text:p>Indre By</text:p>
          </table:table-cell>
          <table:table-cell office:value-type="string">
            <text:p>1012348000000</text:p>
          </table:table-cell>
          <table:table-cell office:value-type="string">
            <text:p>Grønnegade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50">
            <text:p>7650</text:p>
          </table:table-cell>
          <table:table-cell office:value-type="string">
            <text:p>Østerbro</text:p>
          </table:table-cell>
          <table:table-cell office:value-type="string">
            <text:p>1018696000000</text:p>
          </table:table-cell>
          <table:table-cell office:value-type="string">
            <text:p>Århusgade</text:p>
          </table:table-cell>
          <table:table-cell office:value-type="float" office:value="0">
            <text:p>0</text:p>
          </table:table-cell>
          <table:table-cell office:value-type="float" office:value="867">
            <text:p>86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47">
            <text:p>7547</text:p>
          </table:table-cell>
          <table:table-cell office:value-type="string">
            <text:p>Nørrebro</text:p>
          </table:table-cell>
          <table:table-cell office:value-type="string">
            <text:p>1016740000000</text:p>
          </table:table-cell>
          <table:table-cell office:value-type="string">
            <text:p>Sortedam Dossering</text:p>
          </table:table-cell>
          <table:table-cell office:value-type="float" office:value="498">
            <text:p>498</text:p>
          </table:table-cell>
          <table:table-cell office:value-type="float" office:value="1585">
            <text:p>15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5945">
            <text:p>5945</text:p>
          </table:table-cell>
          <table:table-cell office:value-type="string">
            <text:p>Indre By</text:p>
          </table:table-cell>
          <table:table-cell office:value-type="string">
            <text:p>1016920000000</text:p>
          </table:table-cell>
          <table:table-cell office:value-type="string">
            <text:p>Stockholmsgade</text:p>
          </table:table-cell>
          <table:table-cell office:value-type="float" office:value="0">
            <text:p>0</text:p>
          </table:table-cell>
          <table:table-cell office:value-type="float" office:value="769">
            <text:p>76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46">
            <text:p>5946</text:p>
          </table:table-cell>
          <table:table-cell office:value-type="string">
            <text:p>Indre By</text:p>
          </table:table-cell>
          <table:table-cell office:value-type="string">
            <text:p>1011099300000</text:p>
          </table:table-cell>
          <table:table-cell office:value-type="string">
            <text:p>Charlotte Ammundsens Plads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47">
            <text:p>5947</text:p>
          </table:table-cell>
          <table:table-cell office:value-type="string">
            <text:p>Vesterbro-Kongens Enghave</text:p>
          </table:table-cell>
          <table:table-cell office:value-type="string">
            <text:p>1012508800000</text:p>
          </table:table-cell>
          <table:table-cell office:value-type="string">
            <text:p>Haderslevsgade</text:p>
          </table:table-cell>
          <table:table-cell office:value-type="float" office:value="186">
            <text:p>186</text:p>
          </table:table-cell>
          <table:table-cell office:value-type="float" office:value="451">
            <text:p>45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48">
            <text:p>5948</text:p>
          </table:table-cell>
          <table:table-cell office:value-type="string">
            <text:p>Vanløse</text:p>
          </table:table-cell>
          <table:table-cell office:value-type="string">
            <text:p>1013740000000</text:p>
          </table:table-cell>
          <table:table-cell office:value-type="string">
            <text:p>Klingseyvej</text:p>
          </table:table-cell>
          <table:table-cell office:value-type="float" office:value="0">
            <text:p>0</text:p>
          </table:table-cell>
          <table:table-cell office:value-type="float" office:value="399">
            <text:p>39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50">
            <text:p>5950</text:p>
          </table:table-cell>
          <table:table-cell office:value-type="string">
            <text:p>Bispebjerg</text:p>
          </table:table-cell>
          <table:table-cell office:value-type="string">
            <text:p>1014476010000</text:p>
          </table:table-cell>
          <table:table-cell office:value-type="string">
            <text:p>Lyngbyvej</text:p>
          </table:table-cell>
          <table:table-cell office:value-type="float" office:value="0">
            <text:p>0</text:p>
          </table:table-cell>
          <table:table-cell office:value-type="float" office:value="1238">
            <text:p>123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52">
            <text:p>5952</text:p>
          </table:table-cell>
          <table:table-cell office:value-type="string">
            <text:p>Amager Øst</text:p>
          </table:table-cell>
          <table:table-cell office:value-type="string">
            <text:p>1018062000000</text:p>
          </table:table-cell>
          <table:table-cell office:value-type="string">
            <text:p>Ved Kastrupfortet</text:p>
          </table:table-cell>
          <table:table-cell office:value-type="float" office:value="0">
            <text:p>0</text:p>
          </table:table-cell>
          <table:table-cell office:value-type="float" office:value="381">
            <text:p>38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53">
            <text:p>5953</text:p>
          </table:table-cell>
          <table:table-cell office:value-type="string">
            <text:p>Amager Vest</text:p>
          </table:table-cell>
          <table:table-cell office:value-type="string">
            <text:p>1015452000000</text:p>
          </table:table-cell>
          <table:table-cell office:value-type="string">
            <text:p>Peder Lykkes Vej</text:p>
          </table:table-cell>
          <table:table-cell office:value-type="float" office:value="0">
            <text:p>0</text:p>
          </table:table-cell>
          <table:table-cell office:value-type="float" office:value="453">
            <text:p>45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954">
            <text:p>5954</text:p>
          </table:table-cell>
          <table:table-cell office:value-type="string">
            <text:p>Bispebjerg</text:p>
          </table:table-cell>
          <table:table-cell office:value-type="string">
            <text:p>1015592000000</text:p>
          </table:table-cell>
          <table:table-cell office:value-type="string">
            <text:p>Pragtstjernevej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955">
            <text:p>5955</text:p>
          </table:table-cell>
          <table:table-cell office:value-type="string">
            <text:p>Indre By</text:p>
          </table:table-cell>
          <table:table-cell office:value-type="string">
            <text:p>1016964000000</text:p>
          </table:table-cell>
          <table:table-cell office:value-type="string">
            <text:p>Store Søndervoldstræde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56">
            <text:p>5956</text:p>
          </table:table-cell>
          <table:table-cell office:value-type="string">
            <text:p>Vanløse</text:p>
          </table:table-cell>
          <table:table-cell office:value-type="string">
            <text:p>1017184000000</text:p>
          </table:table-cell>
          <table:table-cell office:value-type="string">
            <text:p>Svenstrupvej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545">
            <text:p>7545</text:p>
          </table:table-cell>
          <table:table-cell office:value-type="string">
            <text:p>Nørrebro</text:p>
          </table:table-cell>
          <table:table-cell office:value-type="string">
            <text:p>1016740000000</text:p>
          </table:table-cell>
          <table:table-cell office:value-type="string">
            <text:p>Sortedam Dossering</text:p>
          </table:table-cell>
          <table:table-cell office:value-type="float" office:value="0">
            <text:p>0</text:p>
          </table:table-cell>
          <table:table-cell office:value-type="float" office:value="498">
            <text:p>49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46">
            <text:p>7546</text:p>
          </table:table-cell>
          <table:table-cell office:value-type="string">
            <text:p>Nørrebro</text:p>
          </table:table-cell>
          <table:table-cell office:value-type="string">
            <text:p>1016740000000</text:p>
          </table:table-cell>
          <table:table-cell office:value-type="string">
            <text:p>Sortedam Dossering</text:p>
          </table:table-cell>
          <table:table-cell office:value-type="float" office:value="0">
            <text:p>0</text:p>
          </table:table-cell>
          <table:table-cell office:value-type="float" office:value="498">
            <text:p>4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5837">
            <text:p>5837</text:p>
          </table:table-cell>
          <table:table-cell office:value-type="string">
            <text:p>Indre By</text:p>
          </table:table-cell>
          <table:table-cell office:value-type="string">
            <text:p>1017204000000</text:p>
          </table:table-cell>
          <table:table-cell office:value-type="string">
            <text:p>Sværtegade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38">
            <text:p>5838</text:p>
          </table:table-cell>
          <table:table-cell office:value-type="string">
            <text:p>Brønshøj-Husum</text:p>
          </table:table-cell>
          <table:table-cell office:value-type="string">
            <text:p>1013824000000</text:p>
          </table:table-cell>
          <table:table-cell office:value-type="string">
            <text:p>Kobbelvænget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39">
            <text:p>5839</text:p>
          </table:table-cell>
          <table:table-cell office:value-type="string">
            <text:p>Vanløse</text:p>
          </table:table-cell>
          <table:table-cell office:value-type="string">
            <text:p>1016124000000</text:p>
          </table:table-cell>
          <table:table-cell office:value-type="string">
            <text:p>Rønnebærvej</text:p>
          </table:table-cell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840">
            <text:p>5840</text:p>
          </table:table-cell>
          <table:table-cell office:value-type="string">
            <text:p>Indre By</text:p>
          </table:table-cell>
          <table:table-cell office:value-type="string">
            <text:p>1010304000000</text:p>
          </table:table-cell>
          <table:table-cell office:value-type="string">
            <text:p>Badstuestræde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68">
            <text:p>5868</text:p>
          </table:table-cell>
          <table:table-cell office:value-type="string">
            <text:p>Brønshøj-Husum</text:p>
          </table:table-cell>
          <table:table-cell office:value-type="string">
            <text:p>1017180000000</text:p>
          </table:table-cell>
          <table:table-cell office:value-type="string">
            <text:p>Svenskelejren</text:p>
          </table:table-cell>
          <table:table-cell office:value-type="float" office:value="0">
            <text:p>0</text:p>
          </table:table-cell>
          <table:table-cell office:value-type="float" office:value="263">
            <text:p>26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841">
            <text:p>5841</text:p>
          </table:table-cell>
          <table:table-cell office:value-type="string">
            <text:p>Nørrebro</text:p>
          </table:table-cell>
          <table:table-cell office:value-type="string">
            <text:p>1011748000000</text:p>
          </table:table-cell>
          <table:table-cell office:value-type="string">
            <text:p>Fensmarkgade</text:p>
          </table:table-cell>
          <table:table-cell office:value-type="float" office:value="0">
            <text:p>0</text:p>
          </table:table-cell>
          <table:table-cell office:value-type="float" office:value="604">
            <text:p>60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842">
            <text:p>5842</text:p>
          </table:table-cell>
          <table:table-cell office:value-type="string">
            <text:p>Vanløse</text:p>
          </table:table-cell>
          <table:table-cell office:value-type="string">
            <text:p>1014484000000</text:p>
          </table:table-cell>
          <table:table-cell office:value-type="string">
            <text:p>Lyngvigvej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45">
            <text:p>5845</text:p>
          </table:table-cell>
          <table:table-cell office:value-type="string">
            <text:p>Amager Vest</text:p>
          </table:table-cell>
          <table:table-cell office:value-type="string">
            <text:p>1013640000000</text:p>
          </table:table-cell>
          <table:table-cell office:value-type="string">
            <text:p>Kigkurren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46">
            <text:p>5846</text:p>
          </table:table-cell>
          <table:table-cell office:value-type="string">
            <text:p>Vanløse</text:p>
          </table:table-cell>
          <table:table-cell office:value-type="string">
            <text:p>1012400010000</text:p>
          </table:table-cell>
          <table:table-cell office:value-type="string">
            <text:p>Guldagervej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47">
            <text:p>5847</text:p>
          </table:table-cell>
          <table:table-cell office:value-type="string">
            <text:p>Brønshøj-Husum</text:p>
          </table:table-cell>
          <table:table-cell office:value-type="string">
            <text:p>1012704000000</text:p>
          </table:table-cell>
          <table:table-cell office:value-type="string">
            <text:p>Havrevej</text:p>
          </table:table-cell>
          <table:table-cell office:value-type="float" office:value="0">
            <text:p>0</text:p>
          </table:table-cell>
          <table:table-cell office:value-type="float" office:value="424">
            <text:p>42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48">
            <text:p>5848</text:p>
          </table:table-cell>
          <table:table-cell office:value-type="string">
            <text:p>Valby</text:p>
          </table:table-cell>
          <table:table-cell office:value-type="string">
            <text:p>1015168020000</text:p>
          </table:table-cell>
          <table:table-cell office:value-type="string">
            <text:p>Nøddehaven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49">
            <text:p>5849</text:p>
          </table:table-cell>
          <table:table-cell office:value-type="string">
            <text:p>Amager Øst</text:p>
          </table:table-cell>
          <table:table-cell office:value-type="string">
            <text:p>1014828000000</text:p>
          </table:table-cell>
          <table:table-cell office:value-type="string">
            <text:p>Moselgade</text:p>
          </table:table-cell>
          <table:table-cell office:value-type="float" office:value="0">
            <text:p>0</text:p>
          </table:table-cell>
          <table:table-cell office:value-type="float" office:value="262">
            <text:p>26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850">
            <text:p>5850</text:p>
          </table:table-cell>
          <table:table-cell office:value-type="string">
            <text:p>Valby</text:p>
          </table:table-cell>
          <table:table-cell office:value-type="string">
            <text:p>1010412000000</text:p>
          </table:table-cell>
          <table:table-cell office:value-type="string">
            <text:p>Beatevej</text:p>
          </table:table-cell>
          <table:table-cell office:value-type="float" office:value="0">
            <text:p>0</text:p>
          </table:table-cell>
          <table:table-cell office:value-type="float" office:value="337">
            <text:p>33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51">
            <text:p>5851</text:p>
          </table:table-cell>
          <table:table-cell office:value-type="string">
            <text:p>Østerbro</text:p>
          </table:table-cell>
          <table:table-cell office:value-type="string">
            <text:p>1018668000000</text:p>
          </table:table-cell>
          <table:table-cell office:value-type="string">
            <text:p>Ålborggade</text:p>
          </table:table-cell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53">
            <text:p>5853</text:p>
          </table:table-cell>
          <table:table-cell office:value-type="string">
            <text:p>Amager Vest</text:p>
          </table:table-cell>
          <table:table-cell office:value-type="string">
            <text:p>1011514000000</text:p>
          </table:table-cell>
          <table:table-cell office:value-type="string">
            <text:p>Else Alfelts Vej</text:p>
          </table:table-cell>
          <table:table-cell office:value-type="float" office:value="0">
            <text:p>0</text:p>
          </table:table-cell>
          <table:table-cell office:value-type="float" office:value="861">
            <text:p>86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54">
            <text:p>5854</text:p>
          </table:table-cell>
          <table:table-cell office:value-type="string">
            <text:p>Indre By</text:p>
          </table:table-cell>
          <table:table-cell office:value-type="string">
            <text:p>1014756000000</text:p>
          </table:table-cell>
          <table:table-cell office:value-type="string">
            <text:p>Mikkel Vibes Gade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55">
            <text:p>5855</text:p>
          </table:table-cell>
          <table:table-cell office:value-type="string">
            <text:p>Valby</text:p>
          </table:table-cell>
          <table:table-cell office:value-type="string">
            <text:p>1018087000000</text:p>
          </table:table-cell>
          <table:table-cell office:value-type="string">
            <text:p>Ved Ovnhallen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5857">
            <text:p>5857</text:p>
          </table:table-cell>
          <table:table-cell office:value-type="string">
            <text:p>Vanløse</text:p>
          </table:table-cell>
          <table:table-cell office:value-type="string">
            <text:p>1012940000000</text:p>
          </table:table-cell>
          <table:table-cell office:value-type="string">
            <text:p>Hjortdalsvej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58">
            <text:p>5858</text:p>
          </table:table-cell>
          <table:table-cell office:value-type="string">
            <text:p>Bispebjerg</text:p>
          </table:table-cell>
          <table:table-cell office:value-type="string">
            <text:p>1010528000000</text:p>
          </table:table-cell>
          <table:table-cell office:value-type="string">
            <text:p>Bispebjerg Bakke</text:p>
          </table:table-cell>
          <table:table-cell office:value-type="float" office:value="0">
            <text:p>0</text:p>
          </table:table-cell>
          <table:table-cell office:value-type="float" office:value="797">
            <text:p>79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59">
            <text:p>5859</text:p>
          </table:table-cell>
          <table:table-cell office:value-type="string">
            <text:p>Amager Vest</text:p>
          </table:table-cell>
          <table:table-cell office:value-type="string">
            <text:p>1010892000000</text:p>
          </table:table-cell>
          <table:table-cell office:value-type="string">
            <text:p>Brydes Allé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60">
            <text:p>5860</text:p>
          </table:table-cell>
          <table:table-cell office:value-type="string">
            <text:p>Valby</text:p>
          </table:table-cell>
          <table:table-cell office:value-type="string">
            <text:p>1013028000000</text:p>
          </table:table-cell>
          <table:table-cell office:value-type="string">
            <text:p>Horsekildevej</text:p>
          </table:table-cell>
          <table:table-cell office:value-type="float" office:value="0">
            <text:p>0</text:p>
          </table:table-cell>
          <table:table-cell office:value-type="float" office:value="364">
            <text:p>36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61">
            <text:p>5861</text:p>
          </table:table-cell>
          <table:table-cell office:value-type="string">
            <text:p>Nørrebro</text:p>
          </table:table-cell>
          <table:table-cell office:value-type="string">
            <text:p>1017484000000</text:p>
          </table:table-cell>
          <table:table-cell office:value-type="string">
            <text:p>Titangade</text:p>
          </table:table-cell>
          <table:table-cell office:value-type="float" office:value="0">
            <text:p>0</text:p>
          </table:table-cell>
          <table:table-cell office:value-type="float" office:value="452">
            <text:p>45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62">
            <text:p>5862</text:p>
          </table:table-cell>
          <table:table-cell office:value-type="string">
            <text:p>Amager Øst</text:p>
          </table:table-cell>
          <table:table-cell office:value-type="string">
            <text:p>1015912010000</text:p>
          </table:table-cell>
          <table:table-cell office:value-type="string">
            <text:p>Roselillevej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63">
            <text:p>5863</text:p>
          </table:table-cell>
          <table:table-cell office:value-type="string">
            <text:p>Indre By</text:p>
          </table:table-cell>
          <table:table-cell office:value-type="string">
            <text:p>1011056800000</text:p>
          </table:table-cell>
          <table:table-cell office:value-type="string">
            <text:p>Bådsmandsstræde</text:p>
          </table:table-cell>
          <table:table-cell office:value-type="float" office:value="147">
            <text:p>147</text:p>
          </table:table-cell>
          <table:table-cell office:value-type="float" office:value="448">
            <text:p>44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64">
            <text:p>5864</text:p>
          </table:table-cell>
          <table:table-cell office:value-type="string">
            <text:p>Brønshøj-Husum</text:p>
          </table:table-cell>
          <table:table-cell office:value-type="string">
            <text:p>1015420000000</text:p>
          </table:table-cell>
          <table:table-cell office:value-type="string">
            <text:p>Parkstykket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501">
            <text:p>5501</text:p>
          </table:table-cell>
          <table:table-cell office:value-type="string">
            <text:p>Nørrebro</text:p>
          </table:table-cell>
          <table:table-cell office:value-type="string">
            <text:p>1018456000000</text:p>
          </table:table-cell>
          <table:table-cell office:value-type="string">
            <text:p>Vulkangade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69">
            <text:p>5869</text:p>
          </table:table-cell>
          <table:table-cell office:value-type="string">
            <text:p>Nørrebro</text:p>
          </table:table-cell>
          <table:table-cell office:value-type="string">
            <text:p>1012744800000</text:p>
          </table:table-cell>
          <table:table-cell office:value-type="string">
            <text:p>Heimdalsgade</text:p>
          </table:table-cell>
          <table:table-cell office:value-type="float" office:value="152">
            <text:p>152</text:p>
          </table:table-cell>
          <table:table-cell office:value-type="float" office:value="497">
            <text:p>49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70">
            <text:p>5870</text:p>
          </table:table-cell>
          <table:table-cell office:value-type="string">
            <text:p>Vesterbro-Kongens Enghave</text:p>
          </table:table-cell>
          <table:table-cell office:value-type="string">
            <text:p>1018264000000</text:p>
          </table:table-cell>
          <table:table-cell office:value-type="string">
            <text:p>Vestre Kirkegårds Allé</text:p>
          </table:table-cell>
          <table:table-cell office:value-type="float" office:value="0">
            <text:p>0</text:p>
          </table:table-cell>
          <table:table-cell office:value-type="float" office:value="352">
            <text:p>35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72">
            <text:p>5872</text:p>
          </table:table-cell>
          <table:table-cell office:value-type="string">
            <text:p>Nørrebro</text:p>
          </table:table-cell>
          <table:table-cell office:value-type="string">
            <text:p>1016696000000</text:p>
          </table:table-cell>
          <table:table-cell office:value-type="string">
            <text:p>Solitudevej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73">
            <text:p>5873</text:p>
          </table:table-cell>
          <table:table-cell office:value-type="string">
            <text:p>Valby</text:p>
          </table:table-cell>
          <table:table-cell office:value-type="string">
            <text:p>1016120000000</text:p>
          </table:table-cell>
          <table:table-cell office:value-type="string">
            <text:p>Rønhaven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75">
            <text:p>5875</text:p>
          </table:table-cell>
          <table:table-cell office:value-type="string">
            <text:p>Vanløse</text:p>
          </table:table-cell>
          <table:table-cell office:value-type="string">
            <text:p>1014204000000</text:p>
          </table:table-cell>
          <table:table-cell office:value-type="string">
            <text:p>Ledagervej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905">
            <text:p>5905</text:p>
          </table:table-cell>
          <table:table-cell office:value-type="string">
            <text:p>Nørrebro</text:p>
          </table:table-cell>
          <table:table-cell office:value-type="string">
            <text:p>1018648000000</text:p>
          </table:table-cell>
          <table:table-cell office:value-type="string">
            <text:p>Ågade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78">
            <text:p>5878</text:p>
          </table:table-cell>
          <table:table-cell office:value-type="string">
            <text:p>Østerbro</text:p>
          </table:table-cell>
          <table:table-cell office:value-type="string">
            <text:p>1017004000000</text:p>
          </table:table-cell>
          <table:table-cell office:value-type="string">
            <text:p>Strandvejen</text:p>
          </table:table-cell>
          <table:table-cell office:value-type="float" office:value="0">
            <text:p>0</text:p>
          </table:table-cell>
          <table:table-cell office:value-type="float" office:value="1417">
            <text:p>14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79">
            <text:p>5879</text:p>
          </table:table-cell>
          <table:table-cell office:value-type="string">
            <text:p>Østerbro</text:p>
          </table:table-cell>
          <table:table-cell office:value-type="string">
            <text:p>1015108000000</text:p>
          </table:table-cell>
          <table:table-cell office:value-type="string">
            <text:p>Nygårdsvej</text:p>
          </table:table-cell>
          <table:table-cell office:value-type="float" office:value="0">
            <text:p>0</text:p>
          </table:table-cell>
          <table:table-cell office:value-type="float" office:value="273">
            <text:p>273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880">
            <text:p>5880</text:p>
          </table:table-cell>
          <table:table-cell office:value-type="string">
            <text:p>Amager Vest</text:p>
          </table:table-cell>
          <table:table-cell office:value-type="string">
            <text:p>1011160300000</text:p>
          </table:table-cell>
          <table:table-cell office:value-type="string">
            <text:p>Christmas Møllers Plads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81">
            <text:p>5881</text:p>
          </table:table-cell>
          <table:table-cell office:value-type="string">
            <text:p>Østerbro</text:p>
          </table:table-cell>
          <table:table-cell office:value-type="string">
            <text:p>1013008020000</text:p>
          </table:table-cell>
          <table:table-cell office:value-type="string">
            <text:p>Holsteinsgade 10-16/Willemoesgade 33-35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82">
            <text:p>5882</text:p>
          </table:table-cell>
          <table:table-cell office:value-type="string">
            <text:p>Brønshøj-Husum</text:p>
          </table:table-cell>
          <table:table-cell office:value-type="string">
            <text:p>1010432000000</text:p>
          </table:table-cell>
          <table:table-cell office:value-type="string">
            <text:p>Beldringevej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83">
            <text:p>5883</text:p>
          </table:table-cell>
          <table:table-cell office:value-type="string">
            <text:p>Østerbro</text:p>
          </table:table-cell>
          <table:table-cell office:value-type="string">
            <text:p>1016564020000</text:p>
          </table:table-cell>
          <table:table-cell office:value-type="string">
            <text:p>Slagelsegade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85">
            <text:p>5885</text:p>
          </table:table-cell>
          <table:table-cell office:value-type="string">
            <text:p>Brønshøj-Husum</text:p>
          </table:table-cell>
          <table:table-cell office:value-type="string">
            <text:p>1014888000000</text:p>
          </table:table-cell>
          <table:table-cell office:value-type="string">
            <text:p>Møllebakken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86">
            <text:p>5886</text:p>
          </table:table-cell>
          <table:table-cell office:value-type="string">
            <text:p>Indre By</text:p>
          </table:table-cell>
          <table:table-cell office:value-type="string">
            <text:p>1013612000000</text:p>
          </table:table-cell>
          <table:table-cell office:value-type="string">
            <text:p>Kattesundet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87">
            <text:p>5887</text:p>
          </table:table-cell>
          <table:table-cell office:value-type="string">
            <text:p>Bispebjerg</text:p>
          </table:table-cell>
          <table:table-cell office:value-type="string">
            <text:p>1011540000000</text:p>
          </table:table-cell>
          <table:table-cell office:value-type="string">
            <text:p>Emdrup Mosevej</text:p>
          </table:table-cell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888">
            <text:p>5888</text:p>
          </table:table-cell>
          <table:table-cell office:value-type="string">
            <text:p>Bispebjerg</text:p>
          </table:table-cell>
          <table:table-cell office:value-type="string">
            <text:p>1010504000000</text:p>
          </table:table-cell>
          <table:table-cell office:value-type="string">
            <text:p>Birkedommervej</text:p>
          </table:table-cell>
          <table:table-cell office:value-type="float" office:value="0">
            <text:p>0</text:p>
          </table:table-cell>
          <table:table-cell office:value-type="float" office:value="883">
            <text:p>88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891">
            <text:p>5891</text:p>
          </table:table-cell>
          <table:table-cell office:value-type="string">
            <text:p>Indre By</text:p>
          </table:table-cell>
          <table:table-cell office:value-type="string">
            <text:p>1017448000000</text:p>
          </table:table-cell>
          <table:table-cell office:value-type="string">
            <text:p>Tigergade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65">
            <text:p>5765</text:p>
          </table:table-cell>
          <table:table-cell office:value-type="string">
            <text:p>Østerbro</text:p>
          </table:table-cell>
          <table:table-cell office:value-type="string">
            <text:p>1011608000000</text:p>
          </table:table-cell>
          <table:table-cell office:value-type="string">
            <text:p>Engskiftevej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92">
            <text:p>5892</text:p>
          </table:table-cell>
          <table:table-cell office:value-type="string">
            <text:p>Nørrebro</text:p>
          </table:table-cell>
          <table:table-cell office:value-type="string">
            <text:p>1017440000000</text:p>
          </table:table-cell>
          <table:table-cell office:value-type="string">
            <text:p>Tibirkegade</text:p>
          </table:table-cell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93">
            <text:p>5893</text:p>
          </table:table-cell>
          <table:table-cell office:value-type="string">
            <text:p>Brønshøj-Husum</text:p>
          </table:table-cell>
          <table:table-cell office:value-type="string">
            <text:p>1017488000000</text:p>
          </table:table-cell>
          <table:table-cell office:value-type="string">
            <text:p>Tjærebyvej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894">
            <text:p>5894</text:p>
          </table:table-cell>
          <table:table-cell office:value-type="string">
            <text:p>Østerbro</text:p>
          </table:table-cell>
          <table:table-cell office:value-type="string">
            <text:p>1014148000000</text:p>
          </table:table-cell>
          <table:table-cell office:value-type="string">
            <text:p>Lange - Müllers Gade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96">
            <text:p>5896</text:p>
          </table:table-cell>
          <table:table-cell office:value-type="string">
            <text:p>Amager Vest</text:p>
          </table:table-cell>
          <table:table-cell office:value-type="string">
            <text:p>1013386000000</text:p>
          </table:table-cell>
          <table:table-cell office:value-type="string">
            <text:p>Jens Otto Krags Gade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97">
            <text:p>5897</text:p>
          </table:table-cell>
          <table:table-cell office:value-type="string">
            <text:p>Vanløse</text:p>
          </table:table-cell>
          <table:table-cell office:value-type="string">
            <text:p>1011752000000</text:p>
          </table:table-cell>
          <table:table-cell office:value-type="string">
            <text:p>Ferringvej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898">
            <text:p>5898</text:p>
          </table:table-cell>
          <table:table-cell office:value-type="string">
            <text:p>Bispebjerg</text:p>
          </table:table-cell>
          <table:table-cell office:value-type="string">
            <text:p>1010860000000</text:p>
          </table:table-cell>
          <table:table-cell office:value-type="string">
            <text:p>Brofogedvej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99">
            <text:p>5899</text:p>
          </table:table-cell>
          <table:table-cell office:value-type="string">
            <text:p>Vanløse</text:p>
          </table:table-cell>
          <table:table-cell office:value-type="string">
            <text:p>1014160000000</text:p>
          </table:table-cell>
          <table:table-cell office:value-type="string">
            <text:p>Langkærvej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901">
            <text:p>5901</text:p>
          </table:table-cell>
          <table:table-cell office:value-type="string">
            <text:p>Vanløse</text:p>
          </table:table-cell>
          <table:table-cell office:value-type="string">
            <text:p>1015940000000</text:p>
          </table:table-cell>
          <table:table-cell office:value-type="string">
            <text:p>Rosenlunds Allé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02">
            <text:p>5902</text:p>
          </table:table-cell>
          <table:table-cell office:value-type="string">
            <text:p>Indre By</text:p>
          </table:table-cell>
          <table:table-cell office:value-type="string">
            <text:p>1011396000000</text:p>
          </table:table-cell>
          <table:table-cell office:value-type="string">
            <text:p>Dyrkøb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03">
            <text:p>5903</text:p>
          </table:table-cell>
          <table:table-cell office:value-type="string">
            <text:p>Valby</text:p>
          </table:table-cell>
          <table:table-cell office:value-type="string">
            <text:p>1016080000000</text:p>
          </table:table-cell>
          <table:table-cell office:value-type="string">
            <text:p>Rødbyvej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904">
            <text:p>5904</text:p>
          </table:table-cell>
          <table:table-cell office:value-type="string">
            <text:p>Vanløse</text:p>
          </table:table-cell>
          <table:table-cell office:value-type="string">
            <text:p>1010760050000</text:p>
          </table:table-cell>
          <table:table-cell office:value-type="string">
            <text:p>Borups Allé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06">
            <text:p>5906</text:p>
          </table:table-cell>
          <table:table-cell office:value-type="string">
            <text:p>Amager Vest</text:p>
          </table:table-cell>
          <table:table-cell office:value-type="string">
            <text:p>1018543040000</text:p>
          </table:table-cell>
          <table:table-cell office:value-type="string">
            <text:p>Øresundsmotorvejen</text:p>
          </table:table-cell>
          <table:table-cell office:value-type="float" office:value="63553">
            <text:p>63553</text:p>
          </table:table-cell>
          <table:table-cell office:value-type="float" office:value="63982">
            <text:p>6398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09">
            <text:p>5909</text:p>
          </table:table-cell>
          <table:table-cell office:value-type="string">
            <text:p>Brønshøj-Husum</text:p>
          </table:table-cell>
          <table:table-cell office:value-type="string">
            <text:p>1014820000000</text:p>
          </table:table-cell>
          <table:table-cell office:value-type="string">
            <text:p>Mosebakken</text:p>
          </table:table-cell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10">
            <text:p>5910</text:p>
          </table:table-cell>
          <table:table-cell office:value-type="string">
            <text:p>Vesterbro-Kongens Enghave</text:p>
          </table:table-cell>
          <table:table-cell office:value-type="string">
            <text:p>1012702000000</text:p>
          </table:table-cell>
          <table:table-cell office:value-type="string">
            <text:p>Havneholmen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11">
            <text:p>5911</text:p>
          </table:table-cell>
          <table:table-cell office:value-type="string">
            <text:p>Vanløse</text:p>
          </table:table-cell>
          <table:table-cell office:value-type="string">
            <text:p>1017664000000</text:p>
          </table:table-cell>
          <table:table-cell office:value-type="string">
            <text:p>Tryggevældevej</text:p>
          </table:table-cell>
          <table:table-cell office:value-type="float" office:value="0">
            <text:p>0</text:p>
          </table:table-cell>
          <table:table-cell office:value-type="float" office:value="950">
            <text:p>95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912">
            <text:p>5912</text:p>
          </table:table-cell>
          <table:table-cell office:value-type="string">
            <text:p>Amager Øst</text:p>
          </table:table-cell>
          <table:table-cell office:value-type="string">
            <text:p>1012532000000</text:p>
          </table:table-cell>
          <table:table-cell office:value-type="string">
            <text:p>Halgreensgade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13">
            <text:p>5913</text:p>
          </table:table-cell>
          <table:table-cell office:value-type="string">
            <text:p>Amager Øst</text:p>
          </table:table-cell>
          <table:table-cell office:value-type="string">
            <text:p>1013316810000</text:p>
          </table:table-cell>
          <table:table-cell office:value-type="string">
            <text:p>Italiensvej</text:p>
          </table:table-cell>
          <table:table-cell office:value-type="float" office:value="571">
            <text:p>571</text:p>
          </table:table-cell>
          <table:table-cell office:value-type="float" office:value="870">
            <text:p>87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61">
            <text:p>5761</text:p>
          </table:table-cell>
          <table:table-cell office:value-type="string">
            <text:p>Bispebjerg</text:p>
          </table:table-cell>
          <table:table-cell office:value-type="string">
            <text:p>1017620000000</text:p>
          </table:table-cell>
          <table:table-cell office:value-type="string">
            <text:p>Tranevej</text:p>
          </table:table-cell>
          <table:table-cell office:value-type="float" office:value="0">
            <text:p>0</text:p>
          </table:table-cell>
          <table:table-cell office:value-type="float" office:value="279">
            <text:p>27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62">
            <text:p>5762</text:p>
          </table:table-cell>
          <table:table-cell office:value-type="string">
            <text:p>Vanløse</text:p>
          </table:table-cell>
          <table:table-cell office:value-type="string">
            <text:p>1014332020000</text:p>
          </table:table-cell>
          <table:table-cell office:value-type="string">
            <text:p>Lindehøjen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63">
            <text:p>5763</text:p>
          </table:table-cell>
          <table:table-cell office:value-type="string">
            <text:p>Østerbro</text:p>
          </table:table-cell>
          <table:table-cell office:value-type="string">
            <text:p>1014868000000</text:p>
          </table:table-cell>
          <table:table-cell office:value-type="string">
            <text:p>Musholmgade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810">
            <text:p>7810</text:p>
          </table:table-cell>
          <table:table-cell office:value-type="string">
            <text:p>Amager Vest</text:p>
          </table:table-cell>
          <table:table-cell office:value-type="string">
            <text:p>1015682000000</text:p>
          </table:table-cell>
          <table:table-cell office:value-type="string">
            <text:p>Radisevej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809">
            <text:p>7809</text:p>
          </table:table-cell>
          <table:table-cell office:value-type="string">
            <text:p>Amager Vest</text:p>
          </table:table-cell>
          <table:table-cell office:value-type="string">
            <text:p>10175486000000</text:p>
          </table:table-cell>
          <table:table-cell office:value-type="string">
            <text:p>Løvstikkevej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66">
            <text:p>5766</text:p>
          </table:table-cell>
          <table:table-cell office:value-type="string">
            <text:p>Vesterbro-Kongens Enghave</text:p>
          </table:table-cell>
          <table:table-cell office:value-type="string">
            <text:p>1012556010000</text:p>
          </table:table-cell>
          <table:table-cell office:value-type="string">
            <text:p>Hammelstrupvej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67">
            <text:p>5767</text:p>
          </table:table-cell>
          <table:table-cell office:value-type="string">
            <text:p>Amager Øst</text:p>
          </table:table-cell>
          <table:table-cell office:value-type="string">
            <text:p>1015396030000</text:p>
          </table:table-cell>
          <table:table-cell office:value-type="string">
            <text:p>Pallesvej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69">
            <text:p>5769</text:p>
          </table:table-cell>
          <table:table-cell office:value-type="string">
            <text:p>Bispebjerg</text:p>
          </table:table-cell>
          <table:table-cell office:value-type="string">
            <text:p>1018560000000</text:p>
          </table:table-cell>
          <table:table-cell office:value-type="string">
            <text:p>Ørnevej</text:p>
          </table:table-cell>
          <table:table-cell office:value-type="float" office:value="0">
            <text:p>0</text:p>
          </table:table-cell>
          <table:table-cell office:value-type="float" office:value="1106">
            <text:p>110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70">
            <text:p>5770</text:p>
          </table:table-cell>
          <table:table-cell office:value-type="string">
            <text:p>Valby</text:p>
          </table:table-cell>
          <table:table-cell office:value-type="string">
            <text:p>1015408000000</text:p>
          </table:table-cell>
          <table:table-cell office:value-type="string">
            <text:p>Panumsvej</text:p>
          </table:table-cell>
          <table:table-cell office:value-type="float" office:value="0">
            <text:p>0</text:p>
          </table:table-cell>
          <table:table-cell office:value-type="float" office:value="513">
            <text:p>51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71">
            <text:p>5771</text:p>
          </table:table-cell>
          <table:table-cell office:value-type="string">
            <text:p>Bispebjerg</text:p>
          </table:table-cell>
          <table:table-cell office:value-type="string">
            <text:p>1014120000000</text:p>
          </table:table-cell>
          <table:table-cell office:value-type="string">
            <text:p>Landsdommervej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773">
            <text:p>5773</text:p>
          </table:table-cell>
          <table:table-cell office:value-type="string">
            <text:p>Brønshøj-Husum</text:p>
          </table:table-cell>
          <table:table-cell office:value-type="string">
            <text:p>1012864010000</text:p>
          </table:table-cell>
          <table:table-cell office:value-type="string">
            <text:p>Herslevvej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74">
            <text:p>5774</text:p>
          </table:table-cell>
          <table:table-cell office:value-type="string">
            <text:p>Vanløse</text:p>
          </table:table-cell>
          <table:table-cell office:value-type="string">
            <text:p>1014136000000</text:p>
          </table:table-cell>
          <table:table-cell office:value-type="string">
            <text:p>Langdraget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75">
            <text:p>5775</text:p>
          </table:table-cell>
          <table:table-cell office:value-type="string">
            <text:p>Østerbro</text:p>
          </table:table-cell>
          <table:table-cell office:value-type="string">
            <text:p>1011920000000</text:p>
          </table:table-cell>
          <table:table-cell office:value-type="string">
            <text:p>Frederik V's Vej</text:p>
          </table:table-cell>
          <table:table-cell office:value-type="float" office:value="0">
            <text:p>0</text:p>
          </table:table-cell>
          <table:table-cell office:value-type="float" office:value="565">
            <text:p>56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76">
            <text:p>5776</text:p>
          </table:table-cell>
          <table:table-cell office:value-type="string">
            <text:p>Bispebjerg</text:p>
          </table:table-cell>
          <table:table-cell office:value-type="string">
            <text:p>1013072000000</text:p>
          </table:table-cell>
          <table:table-cell office:value-type="string">
            <text:p>Hulgårdsvej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77">
            <text:p>5777</text:p>
          </table:table-cell>
          <table:table-cell office:value-type="string">
            <text:p>Vanløse</text:p>
          </table:table-cell>
          <table:table-cell office:value-type="string">
            <text:p>1012524000000</text:p>
          </table:table-cell>
          <table:table-cell office:value-type="string">
            <text:p>Haldagervej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78">
            <text:p>5778</text:p>
          </table:table-cell>
          <table:table-cell office:value-type="string">
            <text:p>Indre By</text:p>
          </table:table-cell>
          <table:table-cell office:value-type="string">
            <text:p>1015008000000</text:p>
          </table:table-cell>
          <table:table-cell office:value-type="string">
            <text:p>Nordborggade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79">
            <text:p>5779</text:p>
          </table:table-cell>
          <table:table-cell office:value-type="string">
            <text:p>Vanløse</text:p>
          </table:table-cell>
          <table:table-cell office:value-type="string">
            <text:p>1014564000000</text:p>
          </table:table-cell>
          <table:table-cell office:value-type="string">
            <text:p>Løvholmen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781">
            <text:p>5781</text:p>
          </table:table-cell>
          <table:table-cell office:value-type="string">
            <text:p>Indre By</text:p>
          </table:table-cell>
          <table:table-cell office:value-type="string">
            <text:p>1013834000000</text:p>
          </table:table-cell>
          <table:table-cell office:value-type="string">
            <text:p>Kongebrovej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84">
            <text:p>5784</text:p>
          </table:table-cell>
          <table:table-cell office:value-type="string">
            <text:p>Amager Øst</text:p>
          </table:table-cell>
          <table:table-cell office:value-type="string">
            <text:p>1013364000000</text:p>
          </table:table-cell>
          <table:table-cell office:value-type="string">
            <text:p>Jemtelandsgade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85">
            <text:p>5785</text:p>
          </table:table-cell>
          <table:table-cell office:value-type="string">
            <text:p>Amager Øst</text:p>
          </table:table-cell>
          <table:table-cell office:value-type="string">
            <text:p>1016380000000</text:p>
          </table:table-cell>
          <table:table-cell office:value-type="string">
            <text:p>Siljangade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86">
            <text:p>5786</text:p>
          </table:table-cell>
          <table:table-cell office:value-type="string">
            <text:p>Amager Øst</text:p>
          </table:table-cell>
          <table:table-cell office:value-type="string">
            <text:p>1011620040000</text:p>
          </table:table-cell>
          <table:table-cell office:value-type="string">
            <text:p>Engvej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87">
            <text:p>5787</text:p>
          </table:table-cell>
          <table:table-cell office:value-type="string">
            <text:p>Vanløse</text:p>
          </table:table-cell>
          <table:table-cell office:value-type="string">
            <text:p>1012840000000</text:p>
          </table:table-cell>
          <table:table-cell office:value-type="string">
            <text:p>Herlufsholmvej</text:p>
          </table:table-cell>
          <table:table-cell office:value-type="float" office:value="0">
            <text:p>0</text:p>
          </table:table-cell>
          <table:table-cell office:value-type="float" office:value="812">
            <text:p>81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88">
            <text:p>5788</text:p>
          </table:table-cell>
          <table:table-cell office:value-type="string">
            <text:p>Vanløse</text:p>
          </table:table-cell>
          <table:table-cell office:value-type="string">
            <text:p>1015180300000</text:p>
          </table:table-cell>
          <table:table-cell office:value-type="string">
            <text:p>Nørager Plads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89">
            <text:p>5789</text:p>
          </table:table-cell>
          <table:table-cell office:value-type="string">
            <text:p>Brønshøj-Husum</text:p>
          </table:table-cell>
          <table:table-cell office:value-type="string">
            <text:p>1017956000000</text:p>
          </table:table-cell>
          <table:table-cell office:value-type="string">
            <text:p>Valløvej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34">
            <text:p>5734</text:p>
          </table:table-cell>
          <table:table-cell office:value-type="string">
            <text:p>Indre By</text:p>
          </table:table-cell>
          <table:table-cell office:value-type="string">
            <text:p>1014112010000</text:p>
          </table:table-cell>
          <table:table-cell office:value-type="string">
            <text:p>Landgreve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35">
            <text:p>5735</text:p>
          </table:table-cell>
          <table:table-cell office:value-type="string">
            <text:p>Amager Øst</text:p>
          </table:table-cell>
          <table:table-cell office:value-type="string">
            <text:p>1011820000000</text:p>
          </table:table-cell>
          <table:table-cell office:value-type="string">
            <text:p>Flinterenden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36">
            <text:p>5736</text:p>
          </table:table-cell>
          <table:table-cell office:value-type="string">
            <text:p>Indre By</text:p>
          </table:table-cell>
          <table:table-cell office:value-type="string">
            <text:p>1013796000000</text:p>
          </table:table-cell>
          <table:table-cell office:value-type="string">
            <text:p>Knabrostræde</text:p>
          </table:table-cell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37">
            <text:p>5737</text:p>
          </table:table-cell>
          <table:table-cell office:value-type="string">
            <text:p>Amager Øst</text:p>
          </table:table-cell>
          <table:table-cell office:value-type="string">
            <text:p>1012580000000</text:p>
          </table:table-cell>
          <table:table-cell office:value-type="string">
            <text:p>Hannovergade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39">
            <text:p>5739</text:p>
          </table:table-cell>
          <table:table-cell office:value-type="string">
            <text:p>Vanløse</text:p>
          </table:table-cell>
          <table:table-cell office:value-type="string">
            <text:p>1010928000000</text:p>
          </table:table-cell>
          <table:table-cell office:value-type="string">
            <text:p>Brøndumvej</text:p>
          </table:table-cell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41">
            <text:p>5741</text:p>
          </table:table-cell>
          <table:table-cell office:value-type="string">
            <text:p>Indre By</text:p>
          </table:table-cell>
          <table:table-cell office:value-type="string">
            <text:p>1011932000000</text:p>
          </table:table-cell>
          <table:table-cell office:value-type="string">
            <text:p>Frederiksberggade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42">
            <text:p>5742</text:p>
          </table:table-cell>
          <table:table-cell office:value-type="string">
            <text:p>Østerbro</text:p>
          </table:table-cell>
          <table:table-cell office:value-type="string">
            <text:p>1015372320000</text:p>
          </table:table-cell>
          <table:table-cell office:value-type="string">
            <text:p>Ove Rodes Plads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743">
            <text:p>5743</text:p>
          </table:table-cell>
          <table:table-cell office:value-type="string">
            <text:p>Vanløse</text:p>
          </table:table-cell>
          <table:table-cell office:value-type="string">
            <text:p>1011828000000</text:p>
          </table:table-cell>
          <table:table-cell office:value-type="string">
            <text:p>Floras Allé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44">
            <text:p>5744</text:p>
          </table:table-cell>
          <table:table-cell office:value-type="string">
            <text:p>Amager Øst</text:p>
          </table:table-cell>
          <table:table-cell office:value-type="string">
            <text:p>1014800000000</text:p>
          </table:table-cell>
          <table:table-cell office:value-type="string">
            <text:p>Moldaugade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45">
            <text:p>5745</text:p>
          </table:table-cell>
          <table:table-cell office:value-type="string">
            <text:p>Østerbro</text:p>
          </table:table-cell>
          <table:table-cell office:value-type="string">
            <text:p>1010900000000</text:p>
          </table:table-cell>
          <table:table-cell office:value-type="string">
            <text:p>Bryggergade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46">
            <text:p>5746</text:p>
          </table:table-cell>
          <table:table-cell office:value-type="string">
            <text:p>Amager Øst</text:p>
          </table:table-cell>
          <table:table-cell office:value-type="string">
            <text:p>1015300000000</text:p>
          </table:table-cell>
          <table:table-cell office:value-type="string">
            <text:p>Olymposvej</text:p>
          </table:table-cell>
          <table:table-cell office:value-type="float" office:value="0">
            <text:p>0</text:p>
          </table:table-cell>
          <table:table-cell office:value-type="float" office:value="488">
            <text:p>48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747">
            <text:p>5747</text:p>
          </table:table-cell>
          <table:table-cell office:value-type="string">
            <text:p>Indre By</text:p>
          </table:table-cell>
          <table:table-cell office:value-type="string">
            <text:p>1010008000000</text:p>
          </table:table-cell>
          <table:table-cell office:value-type="string">
            <text:p>Abildgaardsgade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6749">
            <text:p>6749</text:p>
          </table:table-cell>
          <table:table-cell office:value-type="string">
            <text:p>Amager Øst</text:p>
          </table:table-cell>
          <table:table-cell office:value-type="string">
            <text:p>1017160000000</text:p>
          </table:table-cell>
          <table:table-cell office:value-type="string">
            <text:p>Svend Dyrings Vej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48">
            <text:p>5748</text:p>
          </table:table-cell>
          <table:table-cell office:value-type="string">
            <text:p>Bispebjerg</text:p>
          </table:table-cell>
          <table:table-cell office:value-type="string">
            <text:p>1011804000000</text:p>
          </table:table-cell>
          <table:table-cell office:value-type="string">
            <text:p>Fladstjernevej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671">
            <text:p>6671</text:p>
          </table:table-cell>
          <table:table-cell office:value-type="string">
            <text:p>Valby</text:p>
          </table:table-cell>
          <table:table-cell office:value-type="string">
            <text:p>1018504000000</text:p>
          </table:table-cell>
          <table:table-cell office:value-type="string">
            <text:p>Æblehaven</text:p>
          </table:table-cell>
          <table:table-cell office:value-type="float" office:value="23">
            <text:p>23</text:p>
          </table:table-cell>
          <table:table-cell office:value-type="float" office:value="245">
            <text:p>2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72">
            <text:p>6672</text:p>
          </table:table-cell>
          <table:table-cell office:value-type="string">
            <text:p>Bispebjerg</text:p>
          </table:table-cell>
          <table:table-cell office:value-type="string">
            <text:p>1015256000000</text:p>
          </table:table-cell>
          <table:table-cell office:value-type="string">
            <text:p>Oldermandsvej</text:p>
          </table:table-cell>
          <table:table-cell office:value-type="float" office:value="118">
            <text:p>118</text:p>
          </table:table-cell>
          <table:table-cell office:value-type="float" office:value="415">
            <text:p>4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73">
            <text:p>6673</text:p>
          </table:table-cell>
          <table:table-cell office:value-type="string">
            <text:p>Østerbro</text:p>
          </table:table-cell>
          <table:table-cell office:value-type="string">
            <text:p>1017036000000</text:p>
          </table:table-cell>
          <table:table-cell office:value-type="string">
            <text:p>Strynøgade</text:p>
          </table:table-cell>
          <table:table-cell office:value-type="float" office:value="103">
            <text:p>103</text:p>
          </table:table-cell>
          <table:table-cell office:value-type="float" office:value="129">
            <text:p>12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74">
            <text:p>6674</text:p>
          </table:table-cell>
          <table:table-cell office:value-type="string">
            <text:p>Amager Øst</text:p>
          </table:table-cell>
          <table:table-cell office:value-type="string">
            <text:p>1011878000000</text:p>
          </table:table-cell>
          <table:table-cell office:value-type="string">
            <text:p>Forlandet</text:p>
          </table:table-cell>
          <table:table-cell office:value-type="float" office:value="400">
            <text:p>400</text:p>
          </table:table-cell>
          <table:table-cell office:value-type="float" office:value="994">
            <text:p>99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77">
            <text:p>6677</text:p>
          </table:table-cell>
          <table:table-cell office:value-type="string">
            <text:p>Bispebjerg</text:p>
          </table:table-cell>
          <table:table-cell office:value-type="string">
            <text:p>1013072000000</text:p>
          </table:table-cell>
          <table:table-cell office:value-type="string">
            <text:p>Hulgårdsvej</text:p>
          </table:table-cell>
          <table:table-cell office:value-type="float" office:value="192">
            <text:p>192</text:p>
          </table:table-cell>
          <table:table-cell office:value-type="float" office:value="1485">
            <text:p>148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78">
            <text:p>6678</text:p>
          </table:table-cell>
          <table:table-cell office:value-type="string">
            <text:p>Indre By</text:p>
          </table:table-cell>
          <table:table-cell office:value-type="string">
            <text:p>1013520000000</text:p>
          </table:table-cell>
          <table:table-cell office:value-type="string">
            <text:p>Kalvebod Brygge</text:p>
          </table:table-cell>
          <table:table-cell office:value-type="float" office:value="1555">
            <text:p>1555</text:p>
          </table:table-cell>
          <table:table-cell office:value-type="float" office:value="1648">
            <text:p>164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79">
            <text:p>6679</text:p>
          </table:table-cell>
          <table:table-cell office:value-type="string">
            <text:p>Vesterbro-Kongens Enghave</text:p>
          </table:table-cell>
          <table:table-cell office:value-type="string">
            <text:p>1017444800000</text:p>
          </table:table-cell>
          <table:table-cell office:value-type="string">
            <text:p>Tietgensgade</text:p>
          </table:table-cell>
          <table:table-cell office:value-type="float" office:value="495">
            <text:p>495</text:p>
          </table:table-cell>
          <table:table-cell office:value-type="float" office:value="596">
            <text:p>596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6680">
            <text:p>6680</text:p>
          </table:table-cell>
          <table:table-cell office:value-type="string">
            <text:p>Vesterbro-Kongens Enghave</text:p>
          </table:table-cell>
          <table:table-cell office:value-type="string">
            <text:p>1011180000000</text:p>
          </table:table-cell>
          <table:table-cell office:value-type="string">
            <text:p>Colbjørnsensgade</text:p>
          </table:table-cell>
          <table:table-cell office:value-type="float" office:value="303">
            <text:p>303</text:p>
          </table:table-cell>
          <table:table-cell office:value-type="float" office:value="405">
            <text:p>40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6681">
            <text:p>6681</text:p>
          </table:table-cell>
          <table:table-cell office:value-type="string">
            <text:p>Vesterbro-Kongens Enghave</text:p>
          </table:table-cell>
          <table:table-cell office:value-type="string">
            <text:p>1016608000000</text:p>
          </table:table-cell>
          <table:table-cell office:value-type="string">
            <text:p>Sluseholmen</text:p>
          </table:table-cell>
          <table:table-cell office:value-type="float" office:value="443">
            <text:p>443</text:p>
          </table:table-cell>
          <table:table-cell office:value-type="float" office:value="489">
            <text:p>48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82">
            <text:p>6682</text:p>
          </table:table-cell>
          <table:table-cell office:value-type="string">
            <text:p>Vesterbro-Kongens Enghave</text:p>
          </table:table-cell>
          <table:table-cell office:value-type="string">
            <text:p>1017084000000</text:p>
          </table:table-cell>
          <table:table-cell office:value-type="string">
            <text:p>Støberigade</text:p>
          </table:table-cell>
          <table:table-cell office:value-type="float" office:value="355">
            <text:p>355</text:p>
          </table:table-cell>
          <table:table-cell office:value-type="float" office:value="416">
            <text:p>41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83">
            <text:p>6683</text:p>
          </table:table-cell>
          <table:table-cell office:value-type="string">
            <text:p>Amager Øst</text:p>
          </table:table-cell>
          <table:table-cell office:value-type="string">
            <text:p>1016088020000</text:p>
          </table:table-cell>
          <table:table-cell office:value-type="string">
            <text:p>Rødegård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84">
            <text:p>6684</text:p>
          </table:table-cell>
          <table:table-cell office:value-type="string">
            <text:p>Vesterbro-Kongens Enghave</text:p>
          </table:table-cell>
          <table:table-cell office:value-type="string">
            <text:p>1017616000000</text:p>
          </table:table-cell>
          <table:table-cell office:value-type="string">
            <text:p>Tranehavevej</text:p>
          </table:table-cell>
          <table:table-cell office:value-type="float" office:value="0">
            <text:p>0</text:p>
          </table:table-cell>
          <table:table-cell office:value-type="float" office:value="457">
            <text:p>45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685">
            <text:p>6685</text:p>
          </table:table-cell>
          <table:table-cell office:value-type="string">
            <text:p>Amager Øst</text:p>
          </table:table-cell>
          <table:table-cell office:value-type="string">
            <text:p>1011900000000</text:p>
          </table:table-cell>
          <table:table-cell office:value-type="string">
            <text:p>Frankrigshusene</text:p>
          </table:table-cell>
          <table:table-cell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86">
            <text:p>6686</text:p>
          </table:table-cell>
          <table:table-cell office:value-type="string">
            <text:p>Bispebjerg</text:p>
          </table:table-cell>
          <table:table-cell office:value-type="string">
            <text:p>1013148000000</text:p>
          </table:table-cell>
          <table:table-cell office:value-type="string">
            <text:p>Hyrdeledet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87">
            <text:p>6687</text:p>
          </table:table-cell>
          <table:table-cell office:value-type="string">
            <text:p>Brønshøj-Husum</text:p>
          </table:table-cell>
          <table:table-cell office:value-type="string">
            <text:p>1017884000000</text:p>
          </table:table-cell>
          <table:table-cell office:value-type="string">
            <text:p>Utterslevvej</text:p>
          </table:table-cell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688">
            <text:p>6688</text:p>
          </table:table-cell>
          <table:table-cell office:value-type="string">
            <text:p>Indre By</text:p>
          </table:table-cell>
          <table:table-cell office:value-type="string">
            <text:p>1012564000000</text:p>
          </table:table-cell>
          <table:table-cell office:value-type="string">
            <text:p>Hammerichsgade</text:p>
          </table:table-cell>
          <table:table-cell office:value-type="float" office:value="0">
            <text:p>0</text:p>
          </table:table-cell>
          <table:table-cell office:value-type="float" office:value="489">
            <text:p>48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18">
            <text:p>6718</text:p>
          </table:table-cell>
          <table:table-cell office:value-type="string">
            <text:p>Valby</text:p>
          </table:table-cell>
          <table:table-cell office:value-type="string">
            <text:p>1011072000000</text:p>
          </table:table-cell>
          <table:table-cell office:value-type="string">
            <text:p>Carl Langes Vej</text:p>
          </table:table-cell>
          <table:table-cell office:value-type="float" office:value="612">
            <text:p>612</text:p>
          </table:table-cell>
          <table:table-cell office:value-type="float" office:value="701">
            <text:p>70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719">
            <text:p>6719</text:p>
          </table:table-cell>
          <table:table-cell office:value-type="string">
            <text:p>Valby</text:p>
          </table:table-cell>
          <table:table-cell office:value-type="string">
            <text:p>1011992000000</text:p>
          </table:table-cell>
          <table:table-cell office:value-type="string">
            <text:p>Frilands Allé</text:p>
          </table:table-cell>
          <table:table-cell office:value-type="float" office:value="77">
            <text:p>77</text:p>
          </table:table-cell>
          <table:table-cell office:value-type="float" office:value="335">
            <text:p>33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750">
            <text:p>6750</text:p>
          </table:table-cell>
          <table:table-cell office:value-type="string">
            <text:p>Amager Øst</text:p>
          </table:table-cell>
          <table:table-cell office:value-type="string">
            <text:p>1017160800000</text:p>
          </table:table-cell>
          <table:table-cell office:value-type="string">
            <text:p>Svend Dyrings Vej</text:p>
          </table:table-cell>
          <table:table-cell office:value-type="float" office:value="127">
            <text:p>127</text:p>
          </table:table-cell>
          <table:table-cell office:value-type="float" office:value="240">
            <text:p>24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51">
            <text:p>6751</text:p>
          </table:table-cell>
          <table:table-cell office:value-type="string">
            <text:p>Amager Øst</text:p>
          </table:table-cell>
          <table:table-cell office:value-type="string">
            <text:p>1015912800000</text:p>
          </table:table-cell>
          <table:table-cell office:value-type="string">
            <text:p>Roselillevej</text:p>
          </table:table-cell>
          <table:table-cell office:value-type="float" office:value="589">
            <text:p>589</text:p>
          </table:table-cell>
          <table:table-cell office:value-type="float" office:value="614">
            <text:p>61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53">
            <text:p>6753</text:p>
          </table:table-cell>
          <table:table-cell office:value-type="string">
            <text:p>Amager Øst</text:p>
          </table:table-cell>
          <table:table-cell office:value-type="string">
            <text:p>1017604000000</text:p>
          </table:table-cell>
          <table:table-cell office:value-type="string">
            <text:p>Tovelillevej</text:p>
          </table:table-cell>
          <table:table-cell office:value-type="float" office:value="768">
            <text:p>768</text:p>
          </table:table-cell>
          <table:table-cell office:value-type="float" office:value="782">
            <text:p>782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754">
            <text:p>6754</text:p>
          </table:table-cell>
          <table:table-cell office:value-type="string">
            <text:p>Amager Øst</text:p>
          </table:table-cell>
          <table:table-cell office:value-type="string">
            <text:p>1017604000000</text:p>
          </table:table-cell>
          <table:table-cell office:value-type="string">
            <text:p>Tovelillevej</text:p>
          </table:table-cell>
          <table:table-cell office:value-type="float" office:value="625">
            <text:p>625</text:p>
          </table:table-cell>
          <table:table-cell office:value-type="float" office:value="768">
            <text:p>76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20">
            <text:p>6720</text:p>
          </table:table-cell>
          <table:table-cell office:value-type="string">
            <text:p>Valby</text:p>
          </table:table-cell>
          <table:table-cell office:value-type="string">
            <text:p>1014932000000</text:p>
          </table:table-cell>
          <table:table-cell office:value-type="string">
            <text:p>Nakskovvej</text:p>
          </table:table-cell>
          <table:table-cell office:value-type="float" office:value="302">
            <text:p>302</text:p>
          </table:table-cell>
          <table:table-cell office:value-type="float" office:value="1242">
            <text:p>124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721">
            <text:p>6721</text:p>
          </table:table-cell>
          <table:table-cell office:value-type="string">
            <text:p>Valby</text:p>
          </table:table-cell>
          <table:table-cell office:value-type="string">
            <text:p>1012600000000</text:p>
          </table:table-cell>
          <table:table-cell office:value-type="string">
            <text:p>Hansstedvej</text:p>
          </table:table-cell>
          <table:table-cell office:value-type="float" office:value="93">
            <text:p>93</text:p>
          </table:table-cell>
          <table:table-cell office:value-type="float" office:value="276">
            <text:p>2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22">
            <text:p>6722</text:p>
          </table:table-cell>
          <table:table-cell office:value-type="string">
            <text:p>Valby</text:p>
          </table:table-cell>
          <table:table-cell office:value-type="string">
            <text:p>1012600000000</text:p>
          </table:table-cell>
          <table:table-cell office:value-type="string">
            <text:p>Hansstedvej</text:p>
          </table:table-cell>
          <table:table-cell office:value-type="float" office:value="276">
            <text:p>276</text:p>
          </table:table-cell>
          <table:table-cell office:value-type="float" office:value="363">
            <text:p>36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723">
            <text:p>6723</text:p>
          </table:table-cell>
          <table:table-cell office:value-type="string">
            <text:p>Valby</text:p>
          </table:table-cell>
          <table:table-cell office:value-type="string">
            <text:p>1018244000000</text:p>
          </table:table-cell>
          <table:table-cell office:value-type="string">
            <text:p>Vestervang</text:p>
          </table:table-cell>
          <table:table-cell office:value-type="float" office:value="131">
            <text:p>131</text:p>
          </table:table-cell>
          <table:table-cell office:value-type="float" office:value="823">
            <text:p>82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725">
            <text:p>6725</text:p>
          </table:table-cell>
          <table:table-cell office:value-type="string">
            <text:p>Amager Vest</text:p>
          </table:table-cell>
          <table:table-cell office:value-type="string">
            <text:p>1015000000000</text:p>
          </table:table-cell>
          <table:table-cell office:value-type="string">
            <text:p>Njalsgade</text:p>
          </table:table-cell>
          <table:table-cell office:value-type="float" office:value="0">
            <text:p>0</text:p>
          </table:table-cell>
          <table:table-cell office:value-type="float" office:value="1179">
            <text:p>117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26">
            <text:p>6726</text:p>
          </table:table-cell>
          <table:table-cell office:value-type="string">
            <text:p>Amager Vest</text:p>
          </table:table-cell>
          <table:table-cell office:value-type="string">
            <text:p>1011098000000</text:p>
          </table:table-cell>
          <table:table-cell office:value-type="string">
            <text:p>Centrumforbindelsen</text:p>
          </table:table-cell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27">
            <text:p>6727</text:p>
          </table:table-cell>
          <table:table-cell office:value-type="string">
            <text:p>Valby</text:p>
          </table:table-cell>
          <table:table-cell office:value-type="string">
            <text:p>1015168000000</text:p>
          </table:table-cell>
          <table:table-cell office:value-type="string">
            <text:p>Nøddehaven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64">
            <text:p>6764</text:p>
          </table:table-cell>
          <table:table-cell office:value-type="string">
            <text:p>Valby</text:p>
          </table:table-cell>
          <table:table-cell office:value-type="string">
            <text:p>1016284000000</text:p>
          </table:table-cell>
          <table:table-cell office:value-type="string">
            <text:p>Saxhøjvej</text:p>
          </table:table-cell>
          <table:table-cell office:value-type="float" office:value="224">
            <text:p>224</text:p>
          </table:table-cell>
          <table:table-cell office:value-type="float" office:value="499">
            <text:p>49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29">
            <text:p>6729</text:p>
          </table:table-cell>
          <table:table-cell office:value-type="string">
            <text:p>Vanløse</text:p>
          </table:table-cell>
          <table:table-cell office:value-type="string">
            <text:p>1012216000000</text:p>
          </table:table-cell>
          <table:table-cell office:value-type="string">
            <text:p>Gjorslevvej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31">
            <text:p>6731</text:p>
          </table:table-cell>
          <table:table-cell office:value-type="string">
            <text:p>Indre By</text:p>
          </table:table-cell>
          <table:table-cell office:value-type="string">
            <text:p>1013520000000</text:p>
          </table:table-cell>
          <table:table-cell office:value-type="string">
            <text:p>Kalvebod Brygge</text:p>
          </table:table-cell>
          <table:table-cell office:value-type="float" office:value="0">
            <text:p>0</text:p>
          </table:table-cell>
          <table:table-cell office:value-type="float" office:value="603">
            <text:p>60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34">
            <text:p>6734</text:p>
          </table:table-cell>
          <table:table-cell office:value-type="string">
            <text:p>Valby</text:p>
          </table:table-cell>
          <table:table-cell office:value-type="string">
            <text:p>1015376000000</text:p>
          </table:table-cell>
          <table:table-cell office:value-type="string">
            <text:p>Overskousvej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37">
            <text:p>6737</text:p>
          </table:table-cell>
          <table:table-cell office:value-type="string">
            <text:p>Vanløse</text:p>
          </table:table-cell>
          <table:table-cell office:value-type="string">
            <text:p>1012692000000</text:p>
          </table:table-cell>
          <table:table-cell office:value-type="string">
            <text:p>Havekrogen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40">
            <text:p>6740</text:p>
          </table:table-cell>
          <table:table-cell office:value-type="string">
            <text:p>Valby</text:p>
          </table:table-cell>
          <table:table-cell office:value-type="string">
            <text:p>1018504000000</text:p>
          </table:table-cell>
          <table:table-cell office:value-type="string">
            <text:p>Æblehaven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741">
            <text:p>6741</text:p>
          </table:table-cell>
          <table:table-cell office:value-type="string">
            <text:p>Nørrebro</text:p>
          </table:table-cell>
          <table:table-cell office:value-type="string">
            <text:p>1010088000000</text:p>
          </table:table-cell>
          <table:table-cell office:value-type="string">
            <text:p>Allersgade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743">
            <text:p>6743</text:p>
          </table:table-cell>
          <table:table-cell office:value-type="string">
            <text:p>Amager Øst</text:p>
          </table:table-cell>
          <table:table-cell office:value-type="string">
            <text:p>1016348000000</text:p>
          </table:table-cell>
          <table:table-cell office:value-type="string">
            <text:p>Siamvej</text:p>
          </table:table-cell>
          <table:table-cell office:value-type="float" office:value="294">
            <text:p>294</text:p>
          </table:table-cell>
          <table:table-cell office:value-type="float" office:value="413">
            <text:p>41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44">
            <text:p>6744</text:p>
          </table:table-cell>
          <table:table-cell office:value-type="string">
            <text:p>Amager Øst</text:p>
          </table:table-cell>
          <table:table-cell office:value-type="string">
            <text:p>1013668000000</text:p>
          </table:table-cell>
          <table:table-cell office:value-type="string">
            <text:p>Kinavej</text:p>
          </table:table-cell>
          <table:table-cell office:value-type="float" office:value="70">
            <text:p>70</text:p>
          </table:table-cell>
          <table:table-cell office:value-type="float" office:value="296">
            <text:p>296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748">
            <text:p>6748</text:p>
          </table:table-cell>
          <table:table-cell office:value-type="string">
            <text:p>Amager Øst</text:p>
          </table:table-cell>
          <table:table-cell office:value-type="string">
            <text:p>1016196000000</text:p>
          </table:table-cell>
          <table:table-cell office:value-type="string">
            <text:p>Samosvej</text:p>
          </table:table-cell>
          <table:table-cell office:value-type="float" office:value="568">
            <text:p>568</text:p>
          </table:table-cell>
          <table:table-cell office:value-type="float" office:value="707">
            <text:p>70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45">
            <text:p>6745</text:p>
          </table:table-cell>
          <table:table-cell office:value-type="string">
            <text:p>Amager Øst</text:p>
          </table:table-cell>
          <table:table-cell office:value-type="string">
            <text:p>1013668000000</text:p>
          </table:table-cell>
          <table:table-cell office:value-type="string">
            <text:p>Kinavej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46">
            <text:p>6746</text:p>
          </table:table-cell>
          <table:table-cell office:value-type="string">
            <text:p>Amager Øst</text:p>
          </table:table-cell>
          <table:table-cell office:value-type="string">
            <text:p>1013344000000</text:p>
          </table:table-cell>
          <table:table-cell office:value-type="string">
            <text:p>Japanvej</text:p>
          </table:table-cell>
          <table:table-cell office:value-type="float" office:value="77">
            <text:p>77</text:p>
          </table:table-cell>
          <table:table-cell office:value-type="float" office:value="297">
            <text:p>297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747">
            <text:p>6747</text:p>
          </table:table-cell>
          <table:table-cell office:value-type="string">
            <text:p>Amager Øst</text:p>
          </table:table-cell>
          <table:table-cell office:value-type="string">
            <text:p>1013344000000</text:p>
          </table:table-cell>
          <table:table-cell office:value-type="string">
            <text:p>Japanvej</text:p>
          </table:table-cell>
          <table:table-cell office:value-type="float" office:value="297">
            <text:p>297</text:p>
          </table:table-cell>
          <table:table-cell office:value-type="float" office:value="408">
            <text:p>40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56">
            <text:p>6756</text:p>
          </table:table-cell>
          <table:table-cell office:value-type="string">
            <text:p>Amager Øst</text:p>
          </table:table-cell>
          <table:table-cell office:value-type="string">
            <text:p>1017604000000</text:p>
          </table:table-cell>
          <table:table-cell office:value-type="string">
            <text:p>Tovelillevej</text:p>
          </table:table-cell>
          <table:table-cell office:value-type="float" office:value="263">
            <text:p>263</text:p>
          </table:table-cell>
          <table:table-cell office:value-type="float" office:value="545">
            <text:p>54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57">
            <text:p>6757</text:p>
          </table:table-cell>
          <table:table-cell office:value-type="string">
            <text:p>Amager Øst</text:p>
          </table:table-cell>
          <table:table-cell office:value-type="string">
            <text:p>1017604000000</text:p>
          </table:table-cell>
          <table:table-cell office:value-type="string">
            <text:p>Tovelillevej</text:p>
          </table:table-cell>
          <table:table-cell office:value-type="float" office:value="235">
            <text:p>235</text:p>
          </table:table-cell>
          <table:table-cell office:value-type="float" office:value="263">
            <text:p>26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58">
            <text:p>6758</text:p>
          </table:table-cell>
          <table:table-cell office:value-type="string">
            <text:p>Amager Øst</text:p>
          </table:table-cell>
          <table:table-cell office:value-type="string">
            <text:p>1017604000000</text:p>
          </table:table-cell>
          <table:table-cell office:value-type="string">
            <text:p>Tovelillevej</text:p>
          </table:table-cell>
          <table:table-cell office:value-type="float" office:value="172">
            <text:p>172</text:p>
          </table:table-cell>
          <table:table-cell office:value-type="float" office:value="235">
            <text:p>2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59">
            <text:p>6759</text:p>
          </table:table-cell>
          <table:table-cell office:value-type="string">
            <text:p>Amager Øst</text:p>
          </table:table-cell>
          <table:table-cell office:value-type="string">
            <text:p>1017604000000</text:p>
          </table:table-cell>
          <table:table-cell office:value-type="string">
            <text:p>Tovelillevej</text:p>
          </table:table-cell>
          <table:table-cell office:value-type="float" office:value="134">
            <text:p>134</text:p>
          </table:table-cell>
          <table:table-cell office:value-type="float" office:value="172">
            <text:p>17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760">
            <text:p>6760</text:p>
          </table:table-cell>
          <table:table-cell office:value-type="string">
            <text:p>Amager Øst</text:p>
          </table:table-cell>
          <table:table-cell office:value-type="string">
            <text:p>1017604000000</text:p>
          </table:table-cell>
          <table:table-cell office:value-type="string">
            <text:p>Tovelillevej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61">
            <text:p>6761</text:p>
          </table:table-cell>
          <table:table-cell office:value-type="string">
            <text:p>Valby</text:p>
          </table:table-cell>
          <table:table-cell office:value-type="string">
            <text:p>1013188000000</text:p>
          </table:table-cell>
          <table:table-cell office:value-type="string">
            <text:p>Højdedraget</text:p>
          </table:table-cell>
          <table:table-cell office:value-type="float" office:value="108">
            <text:p>108</text:p>
          </table:table-cell>
          <table:table-cell office:value-type="float" office:value="354">
            <text:p>35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762">
            <text:p>6762</text:p>
          </table:table-cell>
          <table:table-cell office:value-type="string">
            <text:p>Valby</text:p>
          </table:table-cell>
          <table:table-cell office:value-type="string">
            <text:p>1014164000000</text:p>
          </table:table-cell>
          <table:table-cell office:value-type="string">
            <text:p>Langvaddam</text:p>
          </table:table-cell>
          <table:table-cell office:value-type="float" office:value="445">
            <text:p>445</text:p>
          </table:table-cell>
          <table:table-cell office:value-type="float" office:value="520">
            <text:p>5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763">
            <text:p>6763</text:p>
          </table:table-cell>
          <table:table-cell office:value-type="string">
            <text:p>Valby</text:p>
          </table:table-cell>
          <table:table-cell office:value-type="string">
            <text:p>1016284000000</text:p>
          </table:table-cell>
          <table:table-cell office:value-type="string">
            <text:p>Saxhøjvej</text:p>
          </table:table-cell>
          <table:table-cell office:value-type="float" office:value="209">
            <text:p>209</text:p>
          </table:table-cell>
          <table:table-cell office:value-type="float" office:value="224">
            <text:p>22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736">
            <text:p>6736</text:p>
          </table:table-cell>
          <table:table-cell office:value-type="string">
            <text:p>Vesterbro-Kongens Enghave</text:p>
          </table:table-cell>
          <table:table-cell office:value-type="string">
            <text:p>1014880000000</text:p>
          </table:table-cell>
          <table:table-cell office:value-type="string">
            <text:p>Møgeltøndergade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65">
            <text:p>6765</text:p>
          </table:table-cell>
          <table:table-cell office:value-type="string">
            <text:p>Valby</text:p>
          </table:table-cell>
          <table:table-cell office:value-type="string">
            <text:p>1013720000000</text:p>
          </table:table-cell>
          <table:table-cell office:value-type="string">
            <text:p>Kjærstrupvej</text:p>
          </table:table-cell>
          <table:table-cell office:value-type="float" office:value="56">
            <text:p>56</text:p>
          </table:table-cell>
          <table:table-cell office:value-type="float" office:value="554">
            <text:p>55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766">
            <text:p>6766</text:p>
          </table:table-cell>
          <table:table-cell office:value-type="string">
            <text:p>Valby</text:p>
          </table:table-cell>
          <table:table-cell office:value-type="string">
            <text:p>1018684000000</text:p>
          </table:table-cell>
          <table:table-cell office:value-type="string">
            <text:p>Ålstrupvej</text:p>
          </table:table-cell>
          <table:table-cell office:value-type="float" office:value="288">
            <text:p>288</text:p>
          </table:table-cell>
          <table:table-cell office:value-type="float" office:value="371">
            <text:p>37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67">
            <text:p>6767</text:p>
          </table:table-cell>
          <table:table-cell office:value-type="string">
            <text:p>Valby</text:p>
          </table:table-cell>
          <table:table-cell office:value-type="string">
            <text:p>1014464000000</text:p>
          </table:table-cell>
          <table:table-cell office:value-type="string">
            <text:p>Lykkebovej</text:p>
          </table:table-cell>
          <table:table-cell office:value-type="float" office:value="459">
            <text:p>459</text:p>
          </table:table-cell>
          <table:table-cell office:value-type="float" office:value="743">
            <text:p>74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768">
            <text:p>6768</text:p>
          </table:table-cell>
          <table:table-cell office:value-type="string">
            <text:p>Vanløse</text:p>
          </table:table-cell>
          <table:table-cell office:value-type="string">
            <text:p>1014320000000</text:p>
          </table:table-cell>
          <table:table-cell office:value-type="string">
            <text:p>Linde Allé</text:p>
          </table:table-cell>
          <table:table-cell office:value-type="float" office:value="290">
            <text:p>290</text:p>
          </table:table-cell>
          <table:table-cell office:value-type="float" office:value="342">
            <text:p>34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69">
            <text:p>6769</text:p>
          </table:table-cell>
          <table:table-cell office:value-type="string">
            <text:p>Vanløse</text:p>
          </table:table-cell>
          <table:table-cell office:value-type="string">
            <text:p>1014320000000</text:p>
          </table:table-cell>
          <table:table-cell office:value-type="string">
            <text:p>Linde Allé</text:p>
          </table:table-cell>
          <table:table-cell office:value-type="float" office:value="342">
            <text:p>342</text:p>
          </table:table-cell>
          <table:table-cell office:value-type="float" office:value="536">
            <text:p>5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70">
            <text:p>6770</text:p>
          </table:table-cell>
          <table:table-cell office:value-type="string">
            <text:p>Vanløse</text:p>
          </table:table-cell>
          <table:table-cell office:value-type="string">
            <text:p>1018044000000</text:p>
          </table:table-cell>
          <table:table-cell office:value-type="string">
            <text:p>Ved Damhussøen</text:p>
          </table:table-cell>
          <table:table-cell office:value-type="float" office:value="287">
            <text:p>287</text:p>
          </table:table-cell>
          <table:table-cell office:value-type="float" office:value="685">
            <text:p>68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41">
            <text:p>6841</text:p>
          </table:table-cell>
          <table:table-cell office:value-type="string">
            <text:p>Nørrebro</text:p>
          </table:table-cell>
          <table:table-cell office:value-type="string">
            <text:p>1015192000000</text:p>
          </table:table-cell>
          <table:table-cell office:value-type="string">
            <text:p>Nørrebrogade</text:p>
          </table:table-cell>
          <table:table-cell office:value-type="float" office:value="2190">
            <text:p>2190</text:p>
          </table:table-cell>
          <table:table-cell office:value-type="float" office:value="2271">
            <text:p>227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42">
            <text:p>6842</text:p>
          </table:table-cell>
          <table:table-cell office:value-type="string">
            <text:p>Nørrebro</text:p>
          </table:table-cell>
          <table:table-cell office:value-type="string">
            <text:p>1018520000000</text:p>
          </table:table-cell>
          <table:table-cell office:value-type="string">
            <text:p>Ægirsgade</text:p>
          </table:table-cell>
          <table:table-cell office:value-type="float" office:value="418">
            <text:p>418</text:p>
          </table:table-cell>
          <table:table-cell office:value-type="float" office:value="507">
            <text:p>50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843">
            <text:p>6843</text:p>
          </table:table-cell>
          <table:table-cell office:value-type="string">
            <text:p>Nørrebro</text:p>
          </table:table-cell>
          <table:table-cell office:value-type="string">
            <text:p>1018520000000</text:p>
          </table:table-cell>
          <table:table-cell office:value-type="string">
            <text:p>Ægirsgade</text:p>
          </table:table-cell>
          <table:table-cell office:value-type="float" office:value="507">
            <text:p>507</text:p>
          </table:table-cell>
          <table:table-cell office:value-type="float" office:value="543">
            <text:p>54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844">
            <text:p>6844</text:p>
          </table:table-cell>
          <table:table-cell office:value-type="string">
            <text:p>Nørrebro</text:p>
          </table:table-cell>
          <table:table-cell office:value-type="string">
            <text:p>1018520000000</text:p>
          </table:table-cell>
          <table:table-cell office:value-type="string">
            <text:p>Ægirsgade</text:p>
          </table:table-cell>
          <table:table-cell office:value-type="float" office:value="543">
            <text:p>543</text:p>
          </table:table-cell>
          <table:table-cell office:value-type="float" office:value="633">
            <text:p>63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845">
            <text:p>6845</text:p>
          </table:table-cell>
          <table:table-cell office:value-type="string">
            <text:p>Nørrebro</text:p>
          </table:table-cell>
          <table:table-cell office:value-type="string">
            <text:p>1010336000000</text:p>
          </table:table-cell>
          <table:table-cell office:value-type="string">
            <text:p>Baldersgade</text:p>
          </table:table-cell>
          <table:table-cell office:value-type="float" office:value="268">
            <text:p>268</text:p>
          </table:table-cell>
          <table:table-cell office:value-type="float" office:value="494">
            <text:p>49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46">
            <text:p>6846</text:p>
          </table:table-cell>
          <table:table-cell office:value-type="string">
            <text:p>Nørrebro</text:p>
          </table:table-cell>
          <table:table-cell office:value-type="string">
            <text:p>1010336000000</text:p>
          </table:table-cell>
          <table:table-cell office:value-type="string">
            <text:p>Baldersgade</text:p>
          </table:table-cell>
          <table:table-cell office:value-type="float" office:value="494">
            <text:p>494</text:p>
          </table:table-cell>
          <table:table-cell office:value-type="float" office:value="535">
            <text:p>5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47">
            <text:p>6847</text:p>
          </table:table-cell>
          <table:table-cell office:value-type="string">
            <text:p>Nørrebro</text:p>
          </table:table-cell>
          <table:table-cell office:value-type="string">
            <text:p>1010336000000</text:p>
          </table:table-cell>
          <table:table-cell office:value-type="string">
            <text:p>Baldersgade</text:p>
          </table:table-cell>
          <table:table-cell office:value-type="float" office:value="535">
            <text:p>535</text:p>
          </table:table-cell>
          <table:table-cell office:value-type="float" office:value="624">
            <text:p>62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49">
            <text:p>6849</text:p>
          </table:table-cell>
          <table:table-cell office:value-type="string">
            <text:p>Valby</text:p>
          </table:table-cell>
          <table:table-cell office:value-type="string">
            <text:p>1013716000000</text:p>
          </table:table-cell>
          <table:table-cell office:value-type="string">
            <text:p>Kjeldsgårdsvej</text:p>
          </table:table-cell>
          <table:table-cell office:value-type="float" office:value="0">
            <text:p>0</text:p>
          </table:table-cell>
          <table:table-cell office:value-type="float" office:value="331">
            <text:p>33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50">
            <text:p>6850</text:p>
          </table:table-cell>
          <table:table-cell office:value-type="string">
            <text:p>Vanløse</text:p>
          </table:table-cell>
          <table:table-cell office:value-type="string">
            <text:p>1012324000000</text:p>
          </table:table-cell>
          <table:table-cell office:value-type="string">
            <text:p>Grønbakken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53">
            <text:p>6853</text:p>
          </table:table-cell>
          <table:table-cell office:value-type="string">
            <text:p>Amager Vest</text:p>
          </table:table-cell>
          <table:table-cell office:value-type="string">
            <text:p>1016680000000</text:p>
          </table:table-cell>
          <table:table-cell office:value-type="string">
            <text:p>Sofienhøjvej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55">
            <text:p>6855</text:p>
          </table:table-cell>
          <table:table-cell office:value-type="string">
            <text:p>Valby</text:p>
          </table:table-cell>
          <table:table-cell office:value-type="string">
            <text:p>1014184000000</text:p>
          </table:table-cell>
          <table:table-cell office:value-type="string">
            <text:p>Lauravej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57">
            <text:p>6857</text:p>
          </table:table-cell>
          <table:table-cell office:value-type="string">
            <text:p>Vesterbro-Kongens Enghave</text:p>
          </table:table-cell>
          <table:table-cell office:value-type="string">
            <text:p>1018212000000</text:p>
          </table:table-cell>
          <table:table-cell office:value-type="string">
            <text:p>Vesterfælledvej</text:p>
          </table:table-cell>
          <table:table-cell office:value-type="float" office:value="0">
            <text:p>0</text:p>
          </table:table-cell>
          <table:table-cell office:value-type="float" office:value="833">
            <text:p>83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59">
            <text:p>6859</text:p>
          </table:table-cell>
          <table:table-cell office:value-type="string">
            <text:p>Valby</text:p>
          </table:table-cell>
          <table:table-cell office:value-type="string">
            <text:p>1014508000000</text:p>
          </table:table-cell>
          <table:table-cell office:value-type="string">
            <text:p>Lyshøjgårdsvej</text:p>
          </table:table-cell>
          <table:table-cell office:value-type="float" office:value="0">
            <text:p>0</text:p>
          </table:table-cell>
          <table:table-cell office:value-type="float" office:value="870">
            <text:p>87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60">
            <text:p>6860</text:p>
          </table:table-cell>
          <table:table-cell office:value-type="string">
            <text:p>Vanløse</text:p>
          </table:table-cell>
          <table:table-cell office:value-type="string">
            <text:p>1010220000000</text:p>
          </table:table-cell>
          <table:table-cell office:value-type="string">
            <text:p>Arnestedet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16">
            <text:p>6616</text:p>
          </table:table-cell>
          <table:table-cell office:value-type="string">
            <text:p>Valby</text:p>
          </table:table-cell>
          <table:table-cell office:value-type="string">
            <text:p>1017520000000</text:p>
          </table:table-cell>
          <table:table-cell office:value-type="string">
            <text:p>Toftebakkevej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659">
            <text:p>7659</text:p>
          </table:table-cell>
          <table:table-cell office:value-type="string">
            <text:p>Brønshøj-Husum</text:p>
          </table:table-cell>
          <table:table-cell office:value-type="string">
            <text:p>1014848000000</text:p>
          </table:table-cell>
          <table:table-cell office:value-type="string">
            <text:p>Muldager</text:p>
          </table:table-cell>
          <table:table-cell office:value-type="float" office:value="0">
            <text:p>0</text:p>
          </table:table-cell>
          <table:table-cell office:value-type="float" office:value="406">
            <text:p>40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61">
            <text:p>6861</text:p>
          </table:table-cell>
          <table:table-cell office:value-type="string">
            <text:p>Bispebjerg</text:p>
          </table:table-cell>
          <table:table-cell office:value-type="string">
            <text:p>1014420010000</text:p>
          </table:table-cell>
          <table:table-cell office:value-type="string">
            <text:p>Lundedalsvej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62">
            <text:p>6862</text:p>
          </table:table-cell>
          <table:table-cell office:value-type="string">
            <text:p>Amager Øst</text:p>
          </table:table-cell>
          <table:table-cell office:value-type="string">
            <text:p>1013340000000</text:p>
          </table:table-cell>
          <table:table-cell office:value-type="string">
            <text:p>Jansvej</text:p>
          </table:table-cell>
          <table:table-cell office:value-type="float" office:value="399">
            <text:p>399</text:p>
          </table:table-cell>
          <table:table-cell office:value-type="float" office:value="522">
            <text:p>52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863">
            <text:p>6863</text:p>
          </table:table-cell>
          <table:table-cell office:value-type="string">
            <text:p>Amager Øst</text:p>
          </table:table-cell>
          <table:table-cell office:value-type="string">
            <text:p>1013340000000</text:p>
          </table:table-cell>
          <table:table-cell office:value-type="string">
            <text:p>Jansvej</text:p>
          </table:table-cell>
          <table:table-cell office:value-type="float" office:value="522">
            <text:p>522</text:p>
          </table:table-cell>
          <table:table-cell office:value-type="float" office:value="674">
            <text:p>67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64">
            <text:p>6864</text:p>
          </table:table-cell>
          <table:table-cell office:value-type="string">
            <text:p>Amager Øst</text:p>
          </table:table-cell>
          <table:table-cell office:value-type="string">
            <text:p>1013340000000</text:p>
          </table:table-cell>
          <table:table-cell office:value-type="string">
            <text:p>Jansvej</text:p>
          </table:table-cell>
          <table:table-cell office:value-type="float" office:value="674">
            <text:p>674</text:p>
          </table:table-cell>
          <table:table-cell office:value-type="float" office:value="700">
            <text:p>7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865">
            <text:p>6865</text:p>
          </table:table-cell>
          <table:table-cell office:value-type="string">
            <text:p>Amager Øst</text:p>
          </table:table-cell>
          <table:table-cell office:value-type="string">
            <text:p>1013340000000</text:p>
          </table:table-cell>
          <table:table-cell office:value-type="string">
            <text:p>Jansvej</text:p>
          </table:table-cell>
          <table:table-cell office:value-type="float" office:value="700">
            <text:p>700</text:p>
          </table:table-cell>
          <table:table-cell office:value-type="float" office:value="798">
            <text:p>79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66">
            <text:p>6866</text:p>
          </table:table-cell>
          <table:table-cell office:value-type="string">
            <text:p>Amager Øst</text:p>
          </table:table-cell>
          <table:table-cell office:value-type="string">
            <text:p>1011304000000</text:p>
          </table:table-cell>
          <table:table-cell office:value-type="string">
            <text:p>Dirchsvej</text:p>
          </table:table-cell>
          <table:table-cell office:value-type="float" office:value="77">
            <text:p>77</text:p>
          </table:table-cell>
          <table:table-cell office:value-type="float" office:value="207">
            <text:p>20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867">
            <text:p>6867</text:p>
          </table:table-cell>
          <table:table-cell office:value-type="string">
            <text:p>Amager Øst</text:p>
          </table:table-cell>
          <table:table-cell office:value-type="string">
            <text:p>1011304000000</text:p>
          </table:table-cell>
          <table:table-cell office:value-type="string">
            <text:p>Dirchsvej</text:p>
          </table:table-cell>
          <table:table-cell office:value-type="float" office:value="207">
            <text:p>207</text:p>
          </table:table-cell>
          <table:table-cell office:value-type="float" office:value="361">
            <text:p>36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68">
            <text:p>6868</text:p>
          </table:table-cell>
          <table:table-cell office:value-type="string">
            <text:p>Amager Øst</text:p>
          </table:table-cell>
          <table:table-cell office:value-type="string">
            <text:p>1011304000000</text:p>
          </table:table-cell>
          <table:table-cell office:value-type="string">
            <text:p>Dirchsvej</text:p>
          </table:table-cell>
          <table:table-cell office:value-type="float" office:value="361">
            <text:p>361</text:p>
          </table:table-cell>
          <table:table-cell office:value-type="float" office:value="389">
            <text:p>38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869">
            <text:p>6869</text:p>
          </table:table-cell>
          <table:table-cell office:value-type="string">
            <text:p>Amager Øst</text:p>
          </table:table-cell>
          <table:table-cell office:value-type="string">
            <text:p>1011304000000</text:p>
          </table:table-cell>
          <table:table-cell office:value-type="string">
            <text:p>Dirchsvej</text:p>
          </table:table-cell>
          <table:table-cell office:value-type="float" office:value="389">
            <text:p>389</text:p>
          </table:table-cell>
          <table:table-cell office:value-type="float" office:value="480">
            <text:p>4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70">
            <text:p>6870</text:p>
          </table:table-cell>
          <table:table-cell office:value-type="string">
            <text:p>Amager Øst</text:p>
          </table:table-cell>
          <table:table-cell office:value-type="string">
            <text:p>1015432000000</text:p>
          </table:table-cell>
          <table:table-cell office:value-type="string">
            <text:p>Parosvej</text:p>
          </table:table-cell>
          <table:table-cell office:value-type="float" office:value="110">
            <text:p>110</text:p>
          </table:table-cell>
          <table:table-cell office:value-type="float" office:value="198">
            <text:p>19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71">
            <text:p>6871</text:p>
          </table:table-cell>
          <table:table-cell office:value-type="string">
            <text:p>Amager Øst</text:p>
          </table:table-cell>
          <table:table-cell office:value-type="string">
            <text:p>1015836000000</text:p>
          </table:table-cell>
          <table:table-cell office:value-type="string">
            <text:p>Ridder Stigs Vej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72">
            <text:p>6872</text:p>
          </table:table-cell>
          <table:table-cell office:value-type="string">
            <text:p>Amager Øst</text:p>
          </table:table-cell>
          <table:table-cell office:value-type="string">
            <text:p>1014760000000</text:p>
          </table:table-cell>
          <table:table-cell office:value-type="string">
            <text:p>Milanovej</text:p>
          </table:table-cell>
          <table:table-cell office:value-type="float" office:value="167">
            <text:p>167</text:p>
          </table:table-cell>
          <table:table-cell office:value-type="float" office:value="593">
            <text:p>593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873">
            <text:p>6873</text:p>
          </table:table-cell>
          <table:table-cell office:value-type="string">
            <text:p>Amager Øst</text:p>
          </table:table-cell>
          <table:table-cell office:value-type="string">
            <text:p>1014760000000</text:p>
          </table:table-cell>
          <table:table-cell office:value-type="string">
            <text:p>Milanovej</text:p>
          </table:table-cell>
          <table:table-cell office:value-type="float" office:value="593">
            <text:p>593</text:p>
          </table:table-cell>
          <table:table-cell office:value-type="float" office:value="664">
            <text:p>66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74">
            <text:p>6874</text:p>
          </table:table-cell>
          <table:table-cell office:value-type="string">
            <text:p>Amager Øst</text:p>
          </table:table-cell>
          <table:table-cell office:value-type="string">
            <text:p>1016736000000</text:p>
          </table:table-cell>
          <table:table-cell office:value-type="string">
            <text:p>Sorrentovej</text:p>
          </table:table-cell>
          <table:table-cell office:value-type="float" office:value="343">
            <text:p>343</text:p>
          </table:table-cell>
          <table:table-cell office:value-type="float" office:value="512">
            <text:p>512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875">
            <text:p>6875</text:p>
          </table:table-cell>
          <table:table-cell office:value-type="string">
            <text:p>Amager Øst</text:p>
          </table:table-cell>
          <table:table-cell office:value-type="string">
            <text:p>1016736000000</text:p>
          </table:table-cell>
          <table:table-cell office:value-type="string">
            <text:p>Sorrentovej</text:p>
          </table:table-cell>
          <table:table-cell office:value-type="float" office:value="512">
            <text:p>512</text:p>
          </table:table-cell>
          <table:table-cell office:value-type="float" office:value="670">
            <text:p>6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76">
            <text:p>6876</text:p>
          </table:table-cell>
          <table:table-cell office:value-type="string">
            <text:p>Amager Øst</text:p>
          </table:table-cell>
          <table:table-cell office:value-type="string">
            <text:p>1012168000000</text:p>
          </table:table-cell>
          <table:table-cell office:value-type="string">
            <text:p>Genuavej</text:p>
          </table:table-cell>
          <table:table-cell office:value-type="float" office:value="35">
            <text:p>35</text:p>
          </table:table-cell>
          <table:table-cell office:value-type="float" office:value="333">
            <text:p>333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877">
            <text:p>6877</text:p>
          </table:table-cell>
          <table:table-cell office:value-type="string">
            <text:p>Amager Øst</text:p>
          </table:table-cell>
          <table:table-cell office:value-type="string">
            <text:p>1012168000000</text:p>
          </table:table-cell>
          <table:table-cell office:value-type="string">
            <text:p>Genuavej</text:p>
          </table:table-cell>
          <table:table-cell office:value-type="float" office:value="333">
            <text:p>333</text:p>
          </table:table-cell>
          <table:table-cell office:value-type="float" office:value="391">
            <text:p>39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78">
            <text:p>6878</text:p>
          </table:table-cell>
          <table:table-cell office:value-type="string">
            <text:p>Amager Øst</text:p>
          </table:table-cell>
          <table:table-cell office:value-type="string">
            <text:p>1012168000000</text:p>
          </table:table-cell>
          <table:table-cell office:value-type="string">
            <text:p>Genuavej</text:p>
          </table:table-cell>
          <table:table-cell office:value-type="float" office:value="391">
            <text:p>391</text:p>
          </table:table-cell>
          <table:table-cell office:value-type="float" office:value="582">
            <text:p>582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879">
            <text:p>6879</text:p>
          </table:table-cell>
          <table:table-cell office:value-type="string">
            <text:p>Amager Øst</text:p>
          </table:table-cell>
          <table:table-cell office:value-type="string">
            <text:p>1014952000000</text:p>
          </table:table-cell>
          <table:table-cell office:value-type="string">
            <text:p>Neapelvej</text:p>
          </table:table-cell>
          <table:table-cell office:value-type="float" office:value="118">
            <text:p>118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80">
            <text:p>6880</text:p>
          </table:table-cell>
          <table:table-cell office:value-type="string">
            <text:p>Amager Øst</text:p>
          </table:table-cell>
          <table:table-cell office:value-type="string">
            <text:p>1015828000000</text:p>
          </table:table-cell>
          <table:table-cell office:value-type="string">
            <text:p>Rialtovej</text:p>
          </table:table-cell>
          <table:table-cell office:value-type="float" office:value="32">
            <text:p>32</text:p>
          </table:table-cell>
          <table:table-cell office:value-type="float" office:value="215">
            <text:p>21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881">
            <text:p>6881</text:p>
          </table:table-cell>
          <table:table-cell office:value-type="string">
            <text:p>Amager Øst</text:p>
          </table:table-cell>
          <table:table-cell office:value-type="string">
            <text:p>1015828000000</text:p>
          </table:table-cell>
          <table:table-cell office:value-type="string">
            <text:p>Rialtovej</text:p>
          </table:table-cell>
          <table:table-cell office:value-type="float" office:value="215">
            <text:p>215</text:p>
          </table:table-cell>
          <table:table-cell office:value-type="float" office:value="247">
            <text:p>24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70">
            <text:p>6070</text:p>
          </table:table-cell>
          <table:table-cell office:value-type="string">
            <text:p>Vanløse</text:p>
          </table:table-cell>
          <table:table-cell office:value-type="string">
            <text:p>1010444040000</text:p>
          </table:table-cell>
          <table:table-cell office:value-type="string">
            <text:p>Bellahøjvej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82">
            <text:p>6882</text:p>
          </table:table-cell>
          <table:table-cell office:value-type="string">
            <text:p>Vanløse</text:p>
          </table:table-cell>
          <table:table-cell office:value-type="string">
            <text:p>1013464000000</text:p>
          </table:table-cell>
          <table:table-cell office:value-type="string">
            <text:p>Jyllingevej</text:p>
          </table:table-cell>
          <table:table-cell office:value-type="float" office:value="963">
            <text:p>963</text:p>
          </table:table-cell>
          <table:table-cell office:value-type="float" office:value="1785">
            <text:p>178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83">
            <text:p>6883</text:p>
          </table:table-cell>
          <table:table-cell office:value-type="string">
            <text:p>Vanløse</text:p>
          </table:table-cell>
          <table:table-cell office:value-type="string">
            <text:p>1013604000000</text:p>
          </table:table-cell>
          <table:table-cell office:value-type="string">
            <text:p>Katholmvej</text:p>
          </table:table-cell>
          <table:table-cell office:value-type="float" office:value="122">
            <text:p>122</text:p>
          </table:table-cell>
          <table:table-cell office:value-type="float" office:value="336">
            <text:p>33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884">
            <text:p>6884</text:p>
          </table:table-cell>
          <table:table-cell office:value-type="string">
            <text:p>Vanløse</text:p>
          </table:table-cell>
          <table:table-cell office:value-type="string">
            <text:p>1017092000000</text:p>
          </table:table-cell>
          <table:table-cell office:value-type="string">
            <text:p>Støvringvej</text:p>
          </table:table-cell>
          <table:table-cell office:value-type="float" office:value="76">
            <text:p>76</text:p>
          </table:table-cell>
          <table:table-cell office:value-type="float" office:value="274">
            <text:p>27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885">
            <text:p>6885</text:p>
          </table:table-cell>
          <table:table-cell office:value-type="string">
            <text:p>Vanløse</text:p>
          </table:table-cell>
          <table:table-cell office:value-type="string">
            <text:p>1011040000000</text:p>
          </table:table-cell>
          <table:table-cell office:value-type="string">
            <text:p>Børglumvej</text:p>
          </table:table-cell>
          <table:table-cell office:value-type="float" office:value="380">
            <text:p>380</text:p>
          </table:table-cell>
          <table:table-cell office:value-type="float" office:value="744">
            <text:p>74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886">
            <text:p>6886</text:p>
          </table:table-cell>
          <table:table-cell office:value-type="string">
            <text:p>Vanløse</text:p>
          </table:table-cell>
          <table:table-cell office:value-type="string">
            <text:p>1016480000000</text:p>
          </table:table-cell>
          <table:table-cell office:value-type="string">
            <text:p>Skjulhøj Allé</text:p>
          </table:table-cell>
          <table:table-cell office:value-type="float" office:value="334">
            <text:p>334</text:p>
          </table:table-cell>
          <table:table-cell office:value-type="float" office:value="525">
            <text:p>52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887">
            <text:p>6887</text:p>
          </table:table-cell>
          <table:table-cell office:value-type="string">
            <text:p>Vanløse</text:p>
          </table:table-cell>
          <table:table-cell office:value-type="string">
            <text:p>1016480000000</text:p>
          </table:table-cell>
          <table:table-cell office:value-type="string">
            <text:p>Skjulhøj Allé</text:p>
          </table:table-cell>
          <table:table-cell office:value-type="float" office:value="525">
            <text:p>525</text:p>
          </table:table-cell>
          <table:table-cell office:value-type="float" office:value="694">
            <text:p>69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71">
            <text:p>6771</text:p>
          </table:table-cell>
          <table:table-cell office:value-type="string">
            <text:p>Vanløse</text:p>
          </table:table-cell>
          <table:table-cell office:value-type="string">
            <text:p>1016112000000</text:p>
          </table:table-cell>
          <table:table-cell office:value-type="string">
            <text:p>Rødtjørnevej</text:p>
          </table:table-cell>
          <table:table-cell office:value-type="float" office:value="435">
            <text:p>435</text:p>
          </table:table-cell>
          <table:table-cell office:value-type="float" office:value="633">
            <text:p>63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72">
            <text:p>6772</text:p>
          </table:table-cell>
          <table:table-cell office:value-type="string">
            <text:p>Vanløse</text:p>
          </table:table-cell>
          <table:table-cell office:value-type="string">
            <text:p>1017412000000</text:p>
          </table:table-cell>
          <table:table-cell office:value-type="string">
            <text:p>Thorupgård Allé</text:p>
          </table:table-cell>
          <table:table-cell office:value-type="float" office:value="234">
            <text:p>234</text:p>
          </table:table-cell>
          <table:table-cell office:value-type="float" office:value="453">
            <text:p>45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773">
            <text:p>6773</text:p>
          </table:table-cell>
          <table:table-cell office:value-type="string">
            <text:p>Vanløse</text:p>
          </table:table-cell>
          <table:table-cell office:value-type="string">
            <text:p>1017412000000</text:p>
          </table:table-cell>
          <table:table-cell office:value-type="string">
            <text:p>Thorupgård Allé</text:p>
          </table:table-cell>
          <table:table-cell office:value-type="float" office:value="453">
            <text:p>453</text:p>
          </table:table-cell>
          <table:table-cell office:value-type="float" office:value="471">
            <text:p>47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74">
            <text:p>6774</text:p>
          </table:table-cell>
          <table:table-cell office:value-type="string">
            <text:p>Vanløse</text:p>
          </table:table-cell>
          <table:table-cell office:value-type="string">
            <text:p>1018632000000</text:p>
          </table:table-cell>
          <table:table-cell office:value-type="string">
            <text:p>Åbjergvej</text:p>
          </table:table-cell>
          <table:table-cell office:value-type="float" office:value="51">
            <text:p>51</text:p>
          </table:table-cell>
          <table:table-cell office:value-type="float" office:value="453">
            <text:p>45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775">
            <text:p>6775</text:p>
          </table:table-cell>
          <table:table-cell office:value-type="string">
            <text:p>Vanløse</text:p>
          </table:table-cell>
          <table:table-cell office:value-type="string">
            <text:p>1012668000000</text:p>
          </table:table-cell>
          <table:table-cell office:value-type="string">
            <text:p>Hasselvej</text:p>
          </table:table-cell>
          <table:table-cell office:value-type="float" office:value="229">
            <text:p>229</text:p>
          </table:table-cell>
          <table:table-cell office:value-type="float" office:value="406">
            <text:p>40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776">
            <text:p>6776</text:p>
          </table:table-cell>
          <table:table-cell office:value-type="string">
            <text:p>Vanløse</text:p>
          </table:table-cell>
          <table:table-cell office:value-type="string">
            <text:p>1012668000000</text:p>
          </table:table-cell>
          <table:table-cell office:value-type="string">
            <text:p>Hasselvej</text:p>
          </table:table-cell>
          <table:table-cell office:value-type="float" office:value="406">
            <text:p>406</text:p>
          </table:table-cell>
          <table:table-cell office:value-type="float" office:value="493">
            <text:p>49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77">
            <text:p>6777</text:p>
          </table:table-cell>
          <table:table-cell office:value-type="string">
            <text:p>Vanløse</text:p>
          </table:table-cell>
          <table:table-cell office:value-type="string">
            <text:p>1014060000000</text:p>
          </table:table-cell>
          <table:table-cell office:value-type="string">
            <text:p>Kæragervej</text:p>
          </table:table-cell>
          <table:table-cell office:value-type="float" office:value="25">
            <text:p>25</text:p>
          </table:table-cell>
          <table:table-cell office:value-type="float" office:value="159">
            <text:p>15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778">
            <text:p>6778</text:p>
          </table:table-cell>
          <table:table-cell office:value-type="string">
            <text:p>Bispebjerg</text:p>
          </table:table-cell>
          <table:table-cell office:value-type="string">
            <text:p>1014068000000</text:p>
          </table:table-cell>
          <table:table-cell office:value-type="string">
            <text:p>Kærsangervej</text:p>
          </table:table-cell>
          <table:table-cell office:value-type="float" office:value="119">
            <text:p>119</text:p>
          </table:table-cell>
          <table:table-cell office:value-type="float" office:value="233">
            <text:p>233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799">
            <text:p>6799</text:p>
          </table:table-cell>
          <table:table-cell office:value-type="string">
            <text:p>Amager Øst</text:p>
          </table:table-cell>
          <table:table-cell office:value-type="string">
            <text:p>1014232020000</text:p>
          </table:table-cell>
          <table:table-cell office:value-type="string">
            <text:p>Lergravsvej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79">
            <text:p>6779</text:p>
          </table:table-cell>
          <table:table-cell office:value-type="string">
            <text:p>Bispebjerg</text:p>
          </table:table-cell>
          <table:table-cell office:value-type="string">
            <text:p>1016144000000</text:p>
          </table:table-cell>
          <table:table-cell office:value-type="string">
            <text:p>Rørsangervej</text:p>
          </table:table-cell>
          <table:table-cell office:value-type="float" office:value="191">
            <text:p>191</text:p>
          </table:table-cell>
          <table:table-cell office:value-type="float" office:value="315">
            <text:p>315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780">
            <text:p>6780</text:p>
          </table:table-cell>
          <table:table-cell office:value-type="string">
            <text:p>Bispebjerg</text:p>
          </table:table-cell>
          <table:table-cell office:value-type="string">
            <text:p>1016144000000</text:p>
          </table:table-cell>
          <table:table-cell office:value-type="string">
            <text:p>Rørsangervej</text:p>
          </table:table-cell>
          <table:table-cell office:value-type="float" office:value="315">
            <text:p>315</text:p>
          </table:table-cell>
          <table:table-cell office:value-type="float" office:value="497">
            <text:p>497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781">
            <text:p>6781</text:p>
          </table:table-cell>
          <table:table-cell office:value-type="string">
            <text:p>Bispebjerg</text:p>
          </table:table-cell>
          <table:table-cell office:value-type="string">
            <text:p>1016144000000</text:p>
          </table:table-cell>
          <table:table-cell office:value-type="string">
            <text:p>Rørsangervej</text:p>
          </table:table-cell>
          <table:table-cell office:value-type="float" office:value="497">
            <text:p>497</text:p>
          </table:table-cell>
          <table:table-cell office:value-type="float" office:value="732">
            <text:p>732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782">
            <text:p>6782</text:p>
          </table:table-cell>
          <table:table-cell office:value-type="string">
            <text:p>Bispebjerg</text:p>
          </table:table-cell>
          <table:table-cell office:value-type="string">
            <text:p>1014948000000</text:p>
          </table:table-cell>
          <table:table-cell office:value-type="string">
            <text:p>Nattergalevej</text:p>
          </table:table-cell>
          <table:table-cell office:value-type="float" office:value="607">
            <text:p>607</text:p>
          </table:table-cell>
          <table:table-cell office:value-type="float" office:value="790">
            <text:p>79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783">
            <text:p>6783</text:p>
          </table:table-cell>
          <table:table-cell office:value-type="string">
            <text:p>Bispebjerg</text:p>
          </table:table-cell>
          <table:table-cell office:value-type="string">
            <text:p>1018288000000</text:p>
          </table:table-cell>
          <table:table-cell office:value-type="string">
            <text:p>Vibevej</text:p>
          </table:table-cell>
          <table:table-cell office:value-type="float" office:value="327">
            <text:p>327</text:p>
          </table:table-cell>
          <table:table-cell office:value-type="float" office:value="621">
            <text:p>621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784">
            <text:p>6784</text:p>
          </table:table-cell>
          <table:table-cell office:value-type="string">
            <text:p>Bispebjerg</text:p>
          </table:table-cell>
          <table:table-cell office:value-type="string">
            <text:p>1018288000000</text:p>
          </table:table-cell>
          <table:table-cell office:value-type="string">
            <text:p>Vibevej</text:p>
          </table:table-cell>
          <table:table-cell office:value-type="float" office:value="621">
            <text:p>621</text:p>
          </table:table-cell>
          <table:table-cell office:value-type="float" office:value="736">
            <text:p>736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785">
            <text:p>6785</text:p>
          </table:table-cell>
          <table:table-cell office:value-type="string">
            <text:p>Bispebjerg</text:p>
          </table:table-cell>
          <table:table-cell office:value-type="string">
            <text:p>1013328000000</text:p>
          </table:table-cell>
          <table:table-cell office:value-type="string">
            <text:p>Jacob Lindbergs Vej</text:p>
          </table:table-cell>
          <table:table-cell office:value-type="float" office:value="120">
            <text:p>120</text:p>
          </table:table-cell>
          <table:table-cell office:value-type="float" office:value="254">
            <text:p>25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86">
            <text:p>6786</text:p>
          </table:table-cell>
          <table:table-cell office:value-type="string">
            <text:p>Bispebjerg</text:p>
          </table:table-cell>
          <table:table-cell office:value-type="string">
            <text:p>1016048000000</text:p>
          </table:table-cell>
          <table:table-cell office:value-type="string">
            <text:p>Rymarksvej</text:p>
          </table:table-cell>
          <table:table-cell office:value-type="float" office:value="62">
            <text:p>62</text:p>
          </table:table-cell>
          <table:table-cell office:value-type="float" office:value="121">
            <text:p>12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194">
            <text:p>6194</text:p>
          </table:table-cell>
          <table:table-cell office:value-type="string">
            <text:p>Østerbro</text:p>
          </table:table-cell>
          <table:table-cell office:value-type="string">
            <text:p>1015768800000</text:p>
          </table:table-cell>
          <table:table-cell office:value-type="string">
            <text:p>Reersøgade</text:p>
          </table:table-cell>
          <table:table-cell office:value-type="float" office:value="207">
            <text:p>207</text:p>
          </table:table-cell>
          <table:table-cell office:value-type="float" office:value="271">
            <text:p>271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787">
            <text:p>6787</text:p>
          </table:table-cell>
          <table:table-cell office:value-type="string">
            <text:p>Bispebjerg</text:p>
          </table:table-cell>
          <table:table-cell office:value-type="string">
            <text:p>1016048000000</text:p>
          </table:table-cell>
          <table:table-cell office:value-type="string">
            <text:p>Rymarksvej</text:p>
          </table:table-cell>
          <table:table-cell office:value-type="float" office:value="121">
            <text:p>121</text:p>
          </table:table-cell>
          <table:table-cell office:value-type="float" office:value="661">
            <text:p>66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788">
            <text:p>6788</text:p>
          </table:table-cell>
          <table:table-cell office:value-type="string">
            <text:p>Bispebjerg</text:p>
          </table:table-cell>
          <table:table-cell office:value-type="string">
            <text:p>1016048000000</text:p>
          </table:table-cell>
          <table:table-cell office:value-type="string">
            <text:p>Rymarksvej</text:p>
          </table:table-cell>
          <table:table-cell office:value-type="float" office:value="661">
            <text:p>661</text:p>
          </table:table-cell>
          <table:table-cell office:value-type="float" office:value="892">
            <text:p>89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89">
            <text:p>6789</text:p>
          </table:table-cell>
          <table:table-cell office:value-type="string">
            <text:p>Bispebjerg</text:p>
          </table:table-cell>
          <table:table-cell office:value-type="string">
            <text:p>1010680000000</text:p>
          </table:table-cell>
          <table:table-cell office:value-type="string">
            <text:p>Bolandsvej</text:p>
          </table:table-cell>
          <table:table-cell office:value-type="float" office:value="142">
            <text:p>142</text:p>
          </table:table-cell>
          <table:table-cell office:value-type="float" office:value="275">
            <text:p>27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826">
            <text:p>6826</text:p>
          </table:table-cell>
          <table:table-cell office:value-type="string">
            <text:p>Vanløse</text:p>
          </table:table-cell>
          <table:table-cell office:value-type="string">
            <text:p>1017536000000</text:p>
          </table:table-cell>
          <table:table-cell office:value-type="string">
            <text:p>Toftøjevej</text:p>
          </table:table-cell>
          <table:table-cell office:value-type="float" office:value="252">
            <text:p>252</text:p>
          </table:table-cell>
          <table:table-cell office:value-type="float" office:value="520">
            <text:p>5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827">
            <text:p>6827</text:p>
          </table:table-cell>
          <table:table-cell office:value-type="string">
            <text:p>Vanløse</text:p>
          </table:table-cell>
          <table:table-cell office:value-type="string">
            <text:p>1017536000000</text:p>
          </table:table-cell>
          <table:table-cell office:value-type="string">
            <text:p>Toftøjevej</text:p>
          </table:table-cell>
          <table:table-cell office:value-type="float" office:value="520">
            <text:p>520</text:p>
          </table:table-cell>
          <table:table-cell office:value-type="float" office:value="627">
            <text:p>62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90">
            <text:p>6790</text:p>
          </table:table-cell>
          <table:table-cell office:value-type="string">
            <text:p>Østerbro</text:p>
          </table:table-cell>
          <table:table-cell office:value-type="string">
            <text:p>1017136000000</text:p>
          </table:table-cell>
          <table:table-cell office:value-type="string">
            <text:p>Svanemøllevej</text:p>
          </table:table-cell>
          <table:table-cell office:value-type="float" office:value="40">
            <text:p>40</text:p>
          </table:table-cell>
          <table:table-cell office:value-type="float" office:value="1079">
            <text:p>107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91">
            <text:p>6791</text:p>
          </table:table-cell>
          <table:table-cell office:value-type="string">
            <text:p>Østerbro</text:p>
          </table:table-cell>
          <table:table-cell office:value-type="string">
            <text:p>1017136000000</text:p>
          </table:table-cell>
          <table:table-cell office:value-type="string">
            <text:p>Svanemøllevej</text:p>
          </table:table-cell>
          <table:table-cell office:value-type="float" office:value="1079">
            <text:p>1079</text:p>
          </table:table-cell>
          <table:table-cell office:value-type="float" office:value="1341">
            <text:p>134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792">
            <text:p>6792</text:p>
          </table:table-cell>
          <table:table-cell office:value-type="string">
            <text:p>Østerbro</text:p>
          </table:table-cell>
          <table:table-cell office:value-type="string">
            <text:p>1017464000000</text:p>
          </table:table-cell>
          <table:table-cell office:value-type="string">
            <text:p>Tingskiftevej</text:p>
          </table:table-cell>
          <table:table-cell office:value-type="float" office:value="114">
            <text:p>114</text:p>
          </table:table-cell>
          <table:table-cell office:value-type="float" office:value="220">
            <text:p>2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93">
            <text:p>6793</text:p>
          </table:table-cell>
          <table:table-cell office:value-type="string">
            <text:p>Brønshøj-Husum</text:p>
          </table:table-cell>
          <table:table-cell office:value-type="string">
            <text:p>1015632000000</text:p>
          </table:table-cell>
          <table:table-cell office:value-type="string">
            <text:p>Præstegårds Allé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794">
            <text:p>6794</text:p>
          </table:table-cell>
          <table:table-cell office:value-type="string">
            <text:p>Valby</text:p>
          </table:table-cell>
          <table:table-cell office:value-type="string">
            <text:p>1014268000000</text:p>
          </table:table-cell>
          <table:table-cell office:value-type="string">
            <text:p>Lillegade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95">
            <text:p>6795</text:p>
          </table:table-cell>
          <table:table-cell office:value-type="string">
            <text:p>Nørrebro</text:p>
          </table:table-cell>
          <table:table-cell office:value-type="string">
            <text:p>1016408000000</text:p>
          </table:table-cell>
          <table:table-cell office:value-type="string">
            <text:p>Sjællandsgad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96">
            <text:p>6796</text:p>
          </table:table-cell>
          <table:table-cell office:value-type="string">
            <text:p>Brønshøj-Husum</text:p>
          </table:table-cell>
          <table:table-cell office:value-type="string">
            <text:p>1013488000000</text:p>
          </table:table-cell>
          <table:table-cell office:value-type="string">
            <text:p>Kagsløkke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97">
            <text:p>6797</text:p>
          </table:table-cell>
          <table:table-cell office:value-type="string">
            <text:p>Østerbro</text:p>
          </table:table-cell>
          <table:table-cell office:value-type="string">
            <text:p>1014309300000</text:p>
          </table:table-cell>
          <table:table-cell office:value-type="string">
            <text:p>Lilly Helveg Petersens Plads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800">
            <text:p>6800</text:p>
          </table:table-cell>
          <table:table-cell office:value-type="string">
            <text:p>Indre By</text:p>
          </table:table-cell>
          <table:table-cell office:value-type="string">
            <text:p>1012188000000</text:p>
          </table:table-cell>
          <table:table-cell office:value-type="string">
            <text:p>Gernersgade</text:p>
          </table:table-cell>
          <table:table-cell office:value-type="float" office:value="0">
            <text:p>0</text:p>
          </table:table-cell>
          <table:table-cell office:value-type="float" office:value="433">
            <text:p>43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01">
            <text:p>6801</text:p>
          </table:table-cell>
          <table:table-cell office:value-type="string">
            <text:p>Valby</text:p>
          </table:table-cell>
          <table:table-cell office:value-type="string">
            <text:p>1014310000000</text:p>
          </table:table-cell>
          <table:table-cell office:value-type="string">
            <text:p>Lily Brobergs Vej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02">
            <text:p>6802</text:p>
          </table:table-cell>
          <table:table-cell office:value-type="string">
            <text:p>Amager Øst</text:p>
          </table:table-cell>
          <table:table-cell office:value-type="string">
            <text:p>1014220000000</text:p>
          </table:table-cell>
          <table:table-cell office:value-type="string">
            <text:p>Lemnosvej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803">
            <text:p>6803</text:p>
          </table:table-cell>
          <table:table-cell office:value-type="string">
            <text:p>Nørrebro</text:p>
          </table:table-cell>
          <table:table-cell office:value-type="string">
            <text:p>1011856000000</text:p>
          </table:table-cell>
          <table:table-cell office:value-type="string">
            <text:p>Fogedmarken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04">
            <text:p>6804</text:p>
          </table:table-cell>
          <table:table-cell office:value-type="string">
            <text:p>Østerbro</text:p>
          </table:table-cell>
          <table:table-cell office:value-type="string">
            <text:p>1018192000000</text:p>
          </table:table-cell>
          <table:table-cell office:value-type="string">
            <text:p>Vestagervej</text:p>
          </table:table-cell>
          <table:table-cell office:value-type="float" office:value="0">
            <text:p>0</text:p>
          </table:table-cell>
          <table:table-cell office:value-type="float" office:value="518">
            <text:p>51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05">
            <text:p>6805</text:p>
          </table:table-cell>
          <table:table-cell office:value-type="string">
            <text:p>Valby</text:p>
          </table:table-cell>
          <table:table-cell office:value-type="string">
            <text:p>1011364000000</text:p>
          </table:table-cell>
          <table:table-cell office:value-type="string">
            <text:p>Druehaven</text:p>
          </table:table-cell>
          <table:table-cell office:value-type="float" office:value="0">
            <text:p>0</text:p>
          </table:table-cell>
          <table:table-cell office:value-type="float" office:value="462">
            <text:p>46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97">
            <text:p>5997</text:p>
          </table:table-cell>
          <table:table-cell office:value-type="string">
            <text:p>Amager Vest</text:p>
          </table:table-cell>
          <table:table-cell office:value-type="string">
            <text:p>1010036000000</text:p>
          </table:table-cell>
          <table:table-cell office:value-type="string">
            <text:p>Agerbo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06">
            <text:p>6806</text:p>
          </table:table-cell>
          <table:table-cell office:value-type="string">
            <text:p>Brønshøj-Husum</text:p>
          </table:table-cell>
          <table:table-cell office:value-type="string">
            <text:p>1016892000000</text:p>
          </table:table-cell>
          <table:table-cell office:value-type="string">
            <text:p>Stenmaglevej</text:p>
          </table:table-cell>
          <table:table-cell office:value-type="float" office:value="0">
            <text:p>0</text:p>
          </table:table-cell>
          <table:table-cell office:value-type="float" office:value="342">
            <text:p>34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28">
            <text:p>6828</text:p>
          </table:table-cell>
          <table:table-cell office:value-type="string">
            <text:p>Vanløse</text:p>
          </table:table-cell>
          <table:table-cell office:value-type="string">
            <text:p>1014480000000</text:p>
          </table:table-cell>
          <table:table-cell office:value-type="string">
            <text:p>Lyngholmvej</text:p>
          </table:table-cell>
          <table:table-cell office:value-type="float" office:value="435">
            <text:p>435</text:p>
          </table:table-cell>
          <table:table-cell office:value-type="float" office:value="637">
            <text:p>63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829">
            <text:p>6829</text:p>
          </table:table-cell>
          <table:table-cell office:value-type="string">
            <text:p>Vanløse</text:p>
          </table:table-cell>
          <table:table-cell office:value-type="string">
            <text:p>1010052000000</text:p>
          </table:table-cell>
          <table:table-cell office:value-type="string">
            <text:p>Aggervej</text:p>
          </table:table-cell>
          <table:table-cell office:value-type="float" office:value="52">
            <text:p>52</text:p>
          </table:table-cell>
          <table:table-cell office:value-type="float" office:value="233">
            <text:p>23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17">
            <text:p>6617</text:p>
          </table:table-cell>
          <table:table-cell office:value-type="string">
            <text:p>Valby</text:p>
          </table:table-cell>
          <table:table-cell office:value-type="string">
            <text:p>1010608000000</text:p>
          </table:table-cell>
          <table:table-cell office:value-type="string">
            <text:p>Blommehaven</text:p>
          </table:table-cell>
          <table:table-cell office:value-type="float" office:value="59">
            <text:p>59</text:p>
          </table:table-cell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808">
            <text:p>6808</text:p>
          </table:table-cell>
          <table:table-cell office:value-type="string">
            <text:p>Amager Øst</text:p>
          </table:table-cell>
          <table:table-cell office:value-type="string">
            <text:p>1011620000000</text:p>
          </table:table-cell>
          <table:table-cell office:value-type="string">
            <text:p>Engvej</text:p>
          </table:table-cell>
          <table:table-cell office:value-type="float" office:value="1777">
            <text:p>1777</text:p>
          </table:table-cell>
          <table:table-cell office:value-type="float" office:value="1852">
            <text:p>185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09">
            <text:p>6809</text:p>
          </table:table-cell>
          <table:table-cell office:value-type="string">
            <text:p>Amager Øst</text:p>
          </table:table-cell>
          <table:table-cell office:value-type="string">
            <text:p>1017784000000</text:p>
          </table:table-cell>
          <table:table-cell office:value-type="string">
            <text:p>Tønnesvej</text:p>
          </table:table-cell>
          <table:table-cell office:value-type="float" office:value="282">
            <text:p>282</text:p>
          </table:table-cell>
          <table:table-cell office:value-type="float" office:value="427.5">
            <text:p>427,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810">
            <text:p>6810</text:p>
          </table:table-cell>
          <table:table-cell office:value-type="string">
            <text:p>Amager Øst</text:p>
          </table:table-cell>
          <table:table-cell office:value-type="string">
            <text:p>1012312000000</text:p>
          </table:table-cell>
          <table:table-cell office:value-type="string">
            <text:p>Grækenlandsvej</text:p>
          </table:table-cell>
          <table:table-cell office:value-type="float" office:value="375">
            <text:p>375</text:p>
          </table:table-cell>
          <table:table-cell office:value-type="float" office:value="1024">
            <text:p>102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811">
            <text:p>6811</text:p>
          </table:table-cell>
          <table:table-cell office:value-type="string">
            <text:p>Amager Øst</text:p>
          </table:table-cell>
          <table:table-cell office:value-type="string">
            <text:p>1012312000000</text:p>
          </table:table-cell>
          <table:table-cell office:value-type="string">
            <text:p>Grækenlandsvej</text:p>
          </table:table-cell>
          <table:table-cell office:value-type="float" office:value="1024">
            <text:p>1024</text:p>
          </table:table-cell>
          <table:table-cell office:value-type="float" office:value="1059">
            <text:p>105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12">
            <text:p>6812</text:p>
          </table:table-cell>
          <table:table-cell office:value-type="string">
            <text:p>Amager Øst</text:p>
          </table:table-cell>
          <table:table-cell office:value-type="string">
            <text:p>1012312000000</text:p>
          </table:table-cell>
          <table:table-cell office:value-type="string">
            <text:p>Grækenlandsvej</text:p>
          </table:table-cell>
          <table:table-cell office:value-type="float" office:value="1059">
            <text:p>1059</text:p>
          </table:table-cell>
          <table:table-cell office:value-type="float" office:value="1077">
            <text:p>107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813">
            <text:p>6813</text:p>
          </table:table-cell>
          <table:table-cell office:value-type="string">
            <text:p>Amager Øst</text:p>
          </table:table-cell>
          <table:table-cell office:value-type="string">
            <text:p>1012312000000</text:p>
          </table:table-cell>
          <table:table-cell office:value-type="string">
            <text:p>Grækenlandsvej</text:p>
          </table:table-cell>
          <table:table-cell office:value-type="float" office:value="1077">
            <text:p>1077</text:p>
          </table:table-cell>
          <table:table-cell office:value-type="float" office:value="1192">
            <text:p>119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14">
            <text:p>6814</text:p>
          </table:table-cell>
          <table:table-cell office:value-type="string">
            <text:p>Amager Øst</text:p>
          </table:table-cell>
          <table:table-cell office:value-type="string">
            <text:p>1012312000000</text:p>
          </table:table-cell>
          <table:table-cell office:value-type="string">
            <text:p>Grækenlandsvej</text:p>
          </table:table-cell>
          <table:table-cell office:value-type="float" office:value="1192">
            <text:p>1192</text:p>
          </table:table-cell>
          <table:table-cell office:value-type="float" office:value="1704">
            <text:p>170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15">
            <text:p>6815</text:p>
          </table:table-cell>
          <table:table-cell office:value-type="string">
            <text:p>Amager Øst</text:p>
          </table:table-cell>
          <table:table-cell office:value-type="string">
            <text:p>1017784000000</text:p>
          </table:table-cell>
          <table:table-cell office:value-type="string">
            <text:p>Tønnesvej</text:p>
          </table:table-cell>
          <table:table-cell office:value-type="float" office:value="427.5">
            <text:p>427,5</text:p>
          </table:table-cell>
          <table:table-cell office:value-type="float" office:value="559">
            <text:p>55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16">
            <text:p>6816</text:p>
          </table:table-cell>
          <table:table-cell office:value-type="string">
            <text:p>Amager Øst</text:p>
          </table:table-cell>
          <table:table-cell office:value-type="string">
            <text:p>1017784000000</text:p>
          </table:table-cell>
          <table:table-cell office:value-type="string">
            <text:p>Tønnesvej</text:p>
          </table:table-cell>
          <table:table-cell office:value-type="float" office:value="559">
            <text:p>559</text:p>
          </table:table-cell>
          <table:table-cell office:value-type="float" office:value="590">
            <text:p>59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817">
            <text:p>6817</text:p>
          </table:table-cell>
          <table:table-cell office:value-type="string">
            <text:p>Amager Øst</text:p>
          </table:table-cell>
          <table:table-cell office:value-type="string">
            <text:p>1017784000000</text:p>
          </table:table-cell>
          <table:table-cell office:value-type="string">
            <text:p>Tønnesvej</text:p>
          </table:table-cell>
          <table:table-cell office:value-type="float" office:value="590">
            <text:p>590</text:p>
          </table:table-cell>
          <table:table-cell office:value-type="float" office:value="688">
            <text:p>68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18">
            <text:p>6818</text:p>
          </table:table-cell>
          <table:table-cell office:value-type="string">
            <text:p>Amager Øst</text:p>
          </table:table-cell>
          <table:table-cell office:value-type="string">
            <text:p>1018360000000</text:p>
          </table:table-cell>
          <table:table-cell office:value-type="string">
            <text:p>Willumsvej</text:p>
          </table:table-cell>
          <table:table-cell office:value-type="float" office:value="100">
            <text:p>100</text:p>
          </table:table-cell>
          <table:table-cell office:value-type="float" office:value="349">
            <text:p>34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819">
            <text:p>6819</text:p>
          </table:table-cell>
          <table:table-cell office:value-type="string">
            <text:p>Amager Øst</text:p>
          </table:table-cell>
          <table:table-cell office:value-type="string">
            <text:p>1013340000000</text:p>
          </table:table-cell>
          <table:table-cell office:value-type="string">
            <text:p>Jansvej</text:p>
          </table:table-cell>
          <table:table-cell office:value-type="float" office:value="93">
            <text:p>93</text:p>
          </table:table-cell>
          <table:table-cell office:value-type="float" office:value="399">
            <text:p>39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20">
            <text:p>6820</text:p>
          </table:table-cell>
          <table:table-cell office:value-type="string">
            <text:p>Vanløse</text:p>
          </table:table-cell>
          <table:table-cell office:value-type="string">
            <text:p>1014556000000</text:p>
          </table:table-cell>
          <table:table-cell office:value-type="string">
            <text:p>Lønstrupvej</text:p>
          </table:table-cell>
          <table:table-cell office:value-type="float" office:value="213">
            <text:p>213</text:p>
          </table:table-cell>
          <table:table-cell office:value-type="float" office:value="622">
            <text:p>62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21">
            <text:p>6821</text:p>
          </table:table-cell>
          <table:table-cell office:value-type="string">
            <text:p>Vanløse</text:p>
          </table:table-cell>
          <table:table-cell office:value-type="string">
            <text:p>1017736000000</text:p>
          </table:table-cell>
          <table:table-cell office:value-type="string">
            <text:p>Tyborøn Allé</text:p>
          </table:table-cell>
          <table:table-cell office:value-type="float" office:value="603">
            <text:p>603</text:p>
          </table:table-cell>
          <table:table-cell office:value-type="float" office:value="929">
            <text:p>92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822">
            <text:p>6822</text:p>
          </table:table-cell>
          <table:table-cell office:value-type="string">
            <text:p>Vanløse</text:p>
          </table:table-cell>
          <table:table-cell office:value-type="string">
            <text:p>1017736000000</text:p>
          </table:table-cell>
          <table:table-cell office:value-type="string">
            <text:p>Tyborøn Allé</text:p>
          </table:table-cell>
          <table:table-cell office:value-type="float" office:value="929">
            <text:p>929</text:p>
          </table:table-cell>
          <table:table-cell office:value-type="float" office:value="1026">
            <text:p>102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23">
            <text:p>6823</text:p>
          </table:table-cell>
          <table:table-cell office:value-type="string">
            <text:p>Vanløse</text:p>
          </table:table-cell>
          <table:table-cell office:value-type="string">
            <text:p>1012608000000</text:p>
          </table:table-cell>
          <table:table-cell office:value-type="string">
            <text:p>Hanstholmvej</text:p>
          </table:table-cell>
          <table:table-cell office:value-type="float" office:value="203">
            <text:p>203</text:p>
          </table:table-cell>
          <table:table-cell office:value-type="float" office:value="614">
            <text:p>61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24">
            <text:p>6824</text:p>
          </table:table-cell>
          <table:table-cell office:value-type="string">
            <text:p>Vanløse</text:p>
          </table:table-cell>
          <table:table-cell office:value-type="string">
            <text:p>1013752000000</text:p>
          </table:table-cell>
          <table:table-cell office:value-type="string">
            <text:p>Klitmøllervej</text:p>
          </table:table-cell>
          <table:table-cell office:value-type="float" office:value="42">
            <text:p>42</text:p>
          </table:table-cell>
          <table:table-cell office:value-type="float" office:value="207">
            <text:p>20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825">
            <text:p>6825</text:p>
          </table:table-cell>
          <table:table-cell office:value-type="string">
            <text:p>Vanløse</text:p>
          </table:table-cell>
          <table:table-cell office:value-type="string">
            <text:p>1013752000000</text:p>
          </table:table-cell>
          <table:table-cell office:value-type="string">
            <text:p>Klitmøllervej</text:p>
          </table:table-cell>
          <table:table-cell office:value-type="float" office:value="207">
            <text:p>207</text:p>
          </table:table-cell>
          <table:table-cell office:value-type="float" office:value="548">
            <text:p>54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30">
            <text:p>6830</text:p>
          </table:table-cell>
          <table:table-cell office:value-type="string">
            <text:p>Vanløse</text:p>
          </table:table-cell>
          <table:table-cell office:value-type="string">
            <text:p>1017304000000</text:p>
          </table:table-cell>
          <table:table-cell office:value-type="string">
            <text:p>Søndervigvej</text:p>
          </table:table-cell>
          <table:table-cell office:value-type="float" office:value="237">
            <text:p>237</text:p>
          </table:table-cell>
          <table:table-cell office:value-type="float" office:value="1107">
            <text:p>110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31">
            <text:p>6831</text:p>
          </table:table-cell>
          <table:table-cell office:value-type="string">
            <text:p>Østerbro</text:p>
          </table:table-cell>
          <table:table-cell office:value-type="string">
            <text:p>1014428000000</text:p>
          </table:table-cell>
          <table:table-cell office:value-type="string">
            <text:p>Lundevangsvej</text:p>
          </table:table-cell>
          <table:table-cell office:value-type="float" office:value="343">
            <text:p>343</text:p>
          </table:table-cell>
          <table:table-cell office:value-type="float" office:value="405">
            <text:p>40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32">
            <text:p>6832</text:p>
          </table:table-cell>
          <table:table-cell office:value-type="string">
            <text:p>Østerbro</text:p>
          </table:table-cell>
          <table:table-cell office:value-type="string">
            <text:p>1017972000000</text:p>
          </table:table-cell>
          <table:table-cell office:value-type="string">
            <text:p>Vangehusvej</text:p>
          </table:table-cell>
          <table:table-cell office:value-type="float" office:value="286">
            <text:p>286</text:p>
          </table:table-cell>
          <table:table-cell office:value-type="float" office:value="317">
            <text:p>31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33">
            <text:p>6833</text:p>
          </table:table-cell>
          <table:table-cell office:value-type="string">
            <text:p>Østerbro</text:p>
          </table:table-cell>
          <table:table-cell office:value-type="string">
            <text:p>1017276000000</text:p>
          </table:table-cell>
          <table:table-cell office:value-type="string">
            <text:p>Sølundsvej</text:p>
          </table:table-cell>
          <table:table-cell office:value-type="float" office:value="112">
            <text:p>112</text:p>
          </table:table-cell>
          <table:table-cell office:value-type="float" office:value="139">
            <text:p>13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34">
            <text:p>6834</text:p>
          </table:table-cell>
          <table:table-cell office:value-type="string">
            <text:p>Nørrebro</text:p>
          </table:table-cell>
          <table:table-cell office:value-type="string">
            <text:p>1014448010000</text:p>
          </table:table-cell>
          <table:table-cell office:value-type="string">
            <text:p>Lundtoftegade</text:p>
          </table:table-cell>
          <table:table-cell office:value-type="float" office:value="89">
            <text:p>89</text:p>
          </table:table-cell>
          <table:table-cell office:value-type="float" office:value="532">
            <text:p>53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835">
            <text:p>6835</text:p>
          </table:table-cell>
          <table:table-cell office:value-type="string">
            <text:p>Nørrebro</text:p>
          </table:table-cell>
          <table:table-cell office:value-type="string">
            <text:p>1014448010000</text:p>
          </table:table-cell>
          <table:table-cell office:value-type="string">
            <text:p>Lundtoftegade</text:p>
          </table:table-cell>
          <table:table-cell office:value-type="float" office:value="532">
            <text:p>532</text:p>
          </table:table-cell>
          <table:table-cell office:value-type="float" office:value="591">
            <text:p>59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36">
            <text:p>6836</text:p>
          </table:table-cell>
          <table:table-cell office:value-type="string">
            <text:p>Nørrebro</text:p>
          </table:table-cell>
          <table:table-cell office:value-type="string">
            <text:p>1016204000000</text:p>
          </table:table-cell>
          <table:table-cell office:value-type="string">
            <text:p>Sandbjerggade</text:p>
          </table:table-cell>
          <table:table-cell office:value-type="float" office:value="236">
            <text:p>236</text:p>
          </table:table-cell>
          <table:table-cell office:value-type="float" office:value="375">
            <text:p>37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837">
            <text:p>6837</text:p>
          </table:table-cell>
          <table:table-cell office:value-type="string">
            <text:p>Nørrebro</text:p>
          </table:table-cell>
          <table:table-cell office:value-type="string">
            <text:p>1016844000000</text:p>
          </table:table-cell>
          <table:table-cell office:value-type="string">
            <text:p>Stefansgade</text:p>
          </table:table-cell>
          <table:table-cell office:value-type="float" office:value="201">
            <text:p>201</text:p>
          </table:table-cell>
          <table:table-cell office:value-type="float" office:value="480">
            <text:p>48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838">
            <text:p>6838</text:p>
          </table:table-cell>
          <table:table-cell office:value-type="string">
            <text:p>Nørrebro</text:p>
          </table:table-cell>
          <table:table-cell office:value-type="string">
            <text:p>1016844000000</text:p>
          </table:table-cell>
          <table:table-cell office:value-type="string">
            <text:p>Stefansgade</text:p>
          </table:table-cell>
          <table:table-cell office:value-type="float" office:value="480">
            <text:p>480</text:p>
          </table:table-cell>
          <table:table-cell office:value-type="float" office:value="582">
            <text:p>58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39">
            <text:p>6839</text:p>
          </table:table-cell>
          <table:table-cell office:value-type="string">
            <text:p>Nørrebro</text:p>
          </table:table-cell>
          <table:table-cell office:value-type="string">
            <text:p>1016844000000</text:p>
          </table:table-cell>
          <table:table-cell office:value-type="string">
            <text:p>Stefansgade</text:p>
          </table:table-cell>
          <table:table-cell office:value-type="float" office:value="582">
            <text:p>582</text:p>
          </table:table-cell>
          <table:table-cell office:value-type="float" office:value="751">
            <text:p>751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6840">
            <text:p>6840</text:p>
          </table:table-cell>
          <table:table-cell office:value-type="string">
            <text:p>Nørrebro</text:p>
          </table:table-cell>
          <table:table-cell office:value-type="string">
            <text:p>1014768000000</text:p>
          </table:table-cell>
          <table:table-cell office:value-type="string">
            <text:p>Mimersgade</text:p>
          </table:table-cell>
          <table:table-cell office:value-type="float" office:value="361">
            <text:p>361</text:p>
          </table:table-cell>
          <table:table-cell office:value-type="float" office:value="1018">
            <text:p>101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89">
            <text:p>6689</text:p>
          </table:table-cell>
          <table:table-cell office:value-type="string">
            <text:p>Indre By</text:p>
          </table:table-cell>
          <table:table-cell office:value-type="string">
            <text:p>1013182000000</text:p>
          </table:table-cell>
          <table:table-cell office:value-type="string">
            <text:p>Højbro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14">
            <text:p>6714</text:p>
          </table:table-cell>
          <table:table-cell office:value-type="string">
            <text:p>Valby</text:p>
          </table:table-cell>
          <table:table-cell office:value-type="string">
            <text:p>1012660000000</text:p>
          </table:table-cell>
          <table:table-cell office:value-type="string">
            <text:p>J. P. E. Hartmanns Allé</text:p>
          </table:table-cell>
          <table:table-cell office:value-type="float" office:value="609">
            <text:p>609</text:p>
          </table:table-cell>
          <table:table-cell office:value-type="float" office:value="666">
            <text:p>66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90">
            <text:p>6690</text:p>
          </table:table-cell>
          <table:table-cell office:value-type="string">
            <text:p>Valby</text:p>
          </table:table-cell>
          <table:table-cell office:value-type="string">
            <text:p>1016848310000</text:p>
          </table:table-cell>
          <table:table-cell office:value-type="string">
            <text:p>Steins Plads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91">
            <text:p>6691</text:p>
          </table:table-cell>
          <table:table-cell office:value-type="string">
            <text:p>Vanløse</text:p>
          </table:table-cell>
          <table:table-cell office:value-type="string">
            <text:p>1010444060000</text:p>
          </table:table-cell>
          <table:table-cell office:value-type="string">
            <text:p>Bellahøjvej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92">
            <text:p>6692</text:p>
          </table:table-cell>
          <table:table-cell office:value-type="string">
            <text:p>Brønshøj-Husum</text:p>
          </table:table-cell>
          <table:table-cell office:value-type="string">
            <text:p>1010884000000</text:p>
          </table:table-cell>
          <table:table-cell office:value-type="string">
            <text:p>Brovænget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693">
            <text:p>6693</text:p>
          </table:table-cell>
          <table:table-cell office:value-type="string">
            <text:p>Amager Vest</text:p>
          </table:table-cell>
          <table:table-cell office:value-type="string">
            <text:p>1018128000000</text:p>
          </table:table-cell>
          <table:table-cell office:value-type="string">
            <text:p>Vejlands Allé</text:p>
          </table:table-cell>
          <table:table-cell office:value-type="float" office:value="0">
            <text:p>0</text:p>
          </table:table-cell>
          <table:table-cell office:value-type="float" office:value="1156">
            <text:p>115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95">
            <text:p>6695</text:p>
          </table:table-cell>
          <table:table-cell office:value-type="string">
            <text:p>Valby</text:p>
          </table:table-cell>
          <table:table-cell office:value-type="string">
            <text:p>1012652000000</text:p>
          </table:table-cell>
          <table:table-cell office:value-type="string">
            <text:p>Harrestrup Allé</text:p>
          </table:table-cell>
          <table:table-cell office:value-type="float" office:value="0">
            <text:p>0</text:p>
          </table:table-cell>
          <table:table-cell office:value-type="float" office:value="329">
            <text:p>329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697">
            <text:p>6697</text:p>
          </table:table-cell>
          <table:table-cell office:value-type="string">
            <text:p>Amager Vest</text:p>
          </table:table-cell>
          <table:table-cell office:value-type="string">
            <text:p>1010384000000</text:p>
          </table:table-cell>
          <table:table-cell office:value-type="string">
            <text:p>Bardenflethsgade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98">
            <text:p>6698</text:p>
          </table:table-cell>
          <table:table-cell office:value-type="string">
            <text:p>Valby</text:p>
          </table:table-cell>
          <table:table-cell office:value-type="string">
            <text:p>1015571300000</text:p>
          </table:table-cell>
          <table:table-cell office:value-type="string">
            <text:p>Porcelænstorvet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99">
            <text:p>6699</text:p>
          </table:table-cell>
          <table:table-cell office:value-type="string">
            <text:p>Indre By</text:p>
          </table:table-cell>
          <table:table-cell office:value-type="string">
            <text:p>1016604010000</text:p>
          </table:table-cell>
          <table:table-cell office:value-type="string">
            <text:p>Slotsholmsgade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00">
            <text:p>6700</text:p>
          </table:table-cell>
          <table:table-cell office:value-type="string">
            <text:p>Vanløse</text:p>
          </table:table-cell>
          <table:table-cell office:value-type="string">
            <text:p>1014648000000</text:p>
          </table:table-cell>
          <table:table-cell office:value-type="string">
            <text:p>Markskellet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63">
            <text:p>6463</text:p>
          </table:table-cell>
          <table:table-cell office:value-type="string">
            <text:p>Valby</text:p>
          </table:table-cell>
          <table:table-cell office:value-type="string">
            <text:p>1017912030000</text:p>
          </table:table-cell>
          <table:table-cell office:value-type="string">
            <text:p>Valby Langgade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01">
            <text:p>6701</text:p>
          </table:table-cell>
          <table:table-cell office:value-type="string">
            <text:p>Brønshøj-Husum</text:p>
          </table:table-cell>
          <table:table-cell office:value-type="string">
            <text:p>1013580000000</text:p>
          </table:table-cell>
          <table:table-cell office:value-type="string">
            <text:p>Karlstads Allé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660">
            <text:p>7660</text:p>
          </table:table-cell>
          <table:table-cell office:value-type="string">
            <text:p>Brønshøj-Husum</text:p>
          </table:table-cell>
          <table:table-cell office:value-type="string">
            <text:p>1014848000000</text:p>
          </table:table-cell>
          <table:table-cell office:value-type="string">
            <text:p>Muldager</text:p>
          </table:table-cell>
          <table:table-cell office:value-type="float" office:value="0">
            <text:p>0</text:p>
          </table:table-cell>
          <table:table-cell office:value-type="float" office:value="406">
            <text:p>40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61">
            <text:p>7661</text:p>
          </table:table-cell>
          <table:table-cell office:value-type="string">
            <text:p>Brønshøj-Husum</text:p>
          </table:table-cell>
          <table:table-cell office:value-type="string">
            <text:p>1014848000000</text:p>
          </table:table-cell>
          <table:table-cell office:value-type="string">
            <text:p>Muldager</text:p>
          </table:table-cell>
          <table:table-cell office:value-type="float" office:value="0">
            <text:p>0</text:p>
          </table:table-cell>
          <table:table-cell office:value-type="float" office:value="406">
            <text:p>40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04">
            <text:p>6704</text:p>
          </table:table-cell>
          <table:table-cell office:value-type="string">
            <text:p>Brønshøj-Husum</text:p>
          </table:table-cell>
          <table:table-cell office:value-type="string">
            <text:p>1013108010000</text:p>
          </table:table-cell>
          <table:table-cell office:value-type="string">
            <text:p>Hvedevej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705">
            <text:p>6705</text:p>
          </table:table-cell>
          <table:table-cell office:value-type="string">
            <text:p>Indre By</text:p>
          </table:table-cell>
          <table:table-cell office:value-type="string">
            <text:p>1016152320000</text:p>
          </table:table-cell>
          <table:table-cell office:value-type="string">
            <text:p>Rådhuspladsen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06">
            <text:p>6706</text:p>
          </table:table-cell>
          <table:table-cell office:value-type="string">
            <text:p>Østerbro</text:p>
          </table:table-cell>
          <table:table-cell office:value-type="string">
            <text:p>1015188000000</text:p>
          </table:table-cell>
          <table:table-cell office:value-type="string">
            <text:p>Nørre Allè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707">
            <text:p>6707</text:p>
          </table:table-cell>
          <table:table-cell office:value-type="string">
            <text:p>Amager Øst</text:p>
          </table:table-cell>
          <table:table-cell office:value-type="string">
            <text:p>1018296000000</text:p>
          </table:table-cell>
          <table:table-cell office:value-type="string">
            <text:p>Wibrandtsvej</text:p>
          </table:table-cell>
          <table:table-cell office:value-type="float" office:value="865">
            <text:p>865</text:p>
          </table:table-cell>
          <table:table-cell office:value-type="float" office:value="1275">
            <text:p>127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08">
            <text:p>6708</text:p>
          </table:table-cell>
          <table:table-cell office:value-type="string">
            <text:p>Amager Øst</text:p>
          </table:table-cell>
          <table:table-cell office:value-type="string">
            <text:p>1011880000000</text:p>
          </table:table-cell>
          <table:table-cell office:value-type="string">
            <text:p>Formosavej</text:p>
          </table:table-cell>
          <table:table-cell office:value-type="float" office:value="87">
            <text:p>87</text:p>
          </table:table-cell>
          <table:table-cell office:value-type="float" office:value="402">
            <text:p>402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709">
            <text:p>6709</text:p>
          </table:table-cell>
          <table:table-cell office:value-type="string">
            <text:p>Amager Øst</text:p>
          </table:table-cell>
          <table:table-cell office:value-type="string">
            <text:p>1011880000000</text:p>
          </table:table-cell>
          <table:table-cell office:value-type="string">
            <text:p>Formosavej</text:p>
          </table:table-cell>
          <table:table-cell office:value-type="float" office:value="402">
            <text:p>402</text:p>
          </table:table-cell>
          <table:table-cell office:value-type="float" office:value="508">
            <text:p>50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10">
            <text:p>6710</text:p>
          </table:table-cell>
          <table:table-cell office:value-type="string">
            <text:p>Amager Øst</text:p>
          </table:table-cell>
          <table:table-cell office:value-type="string">
            <text:p>1011880000000</text:p>
          </table:table-cell>
          <table:table-cell office:value-type="string">
            <text:p>Formosavej</text:p>
          </table:table-cell>
          <table:table-cell office:value-type="float" office:value="508">
            <text:p>508</text:p>
          </table:table-cell>
          <table:table-cell office:value-type="float" office:value="530">
            <text:p>53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11">
            <text:p>6711</text:p>
          </table:table-cell>
          <table:table-cell office:value-type="string">
            <text:p>Amager Øst</text:p>
          </table:table-cell>
          <table:table-cell office:value-type="string">
            <text:p>1016348000000</text:p>
          </table:table-cell>
          <table:table-cell office:value-type="string">
            <text:p>Siamvej</text:p>
          </table:table-cell>
          <table:table-cell office:value-type="float" office:value="48">
            <text:p>48</text:p>
          </table:table-cell>
          <table:table-cell office:value-type="float" office:value="294">
            <text:p>294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712">
            <text:p>6712</text:p>
          </table:table-cell>
          <table:table-cell office:value-type="string">
            <text:p>Valby</text:p>
          </table:table-cell>
          <table:table-cell office:value-type="string">
            <text:p>1011660000000</text:p>
          </table:table-cell>
          <table:table-cell office:value-type="string">
            <text:p>Eschrichtsvej</text:p>
          </table:table-cell>
          <table:table-cell office:value-type="float" office:value="148">
            <text:p>148</text:p>
          </table:table-cell>
          <table:table-cell office:value-type="float" office:value="670">
            <text:p>67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13">
            <text:p>6713</text:p>
          </table:table-cell>
          <table:table-cell office:value-type="string">
            <text:p>Valby</text:p>
          </table:table-cell>
          <table:table-cell office:value-type="string">
            <text:p>1015356000000</text:p>
          </table:table-cell>
          <table:table-cell office:value-type="string">
            <text:p>Overbys Allé</text:p>
          </table:table-cell>
          <table:table-cell office:value-type="float" office:value="417">
            <text:p>417</text:p>
          </table:table-cell>
          <table:table-cell office:value-type="float" office:value="515">
            <text:p>5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15">
            <text:p>6715</text:p>
          </table:table-cell>
          <table:table-cell office:value-type="string">
            <text:p>Valby</text:p>
          </table:table-cell>
          <table:table-cell office:value-type="string">
            <text:p>1011740000000</text:p>
          </table:table-cell>
          <table:table-cell office:value-type="string">
            <text:p>Fengersvej</text:p>
          </table:table-cell>
          <table:table-cell office:value-type="float" office:value="70">
            <text:p>70</text:p>
          </table:table-cell>
          <table:table-cell office:value-type="float" office:value="315">
            <text:p>31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716">
            <text:p>6716</text:p>
          </table:table-cell>
          <table:table-cell office:value-type="string">
            <text:p>Valby</text:p>
          </table:table-cell>
          <table:table-cell office:value-type="string">
            <text:p>1011740000000</text:p>
          </table:table-cell>
          <table:table-cell office:value-type="string">
            <text:p>Fengersvej</text:p>
          </table:table-cell>
          <table:table-cell office:value-type="float" office:value="315">
            <text:p>315</text:p>
          </table:table-cell>
          <table:table-cell office:value-type="float" office:value="338">
            <text:p>33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17">
            <text:p>6717</text:p>
          </table:table-cell>
          <table:table-cell office:value-type="string">
            <text:p>Valby</text:p>
          </table:table-cell>
          <table:table-cell office:value-type="string">
            <text:p>1011072000000</text:p>
          </table:table-cell>
          <table:table-cell office:value-type="string">
            <text:p>Carl Langes Vej</text:p>
          </table:table-cell>
          <table:table-cell office:value-type="float" office:value="177">
            <text:p>177</text:p>
          </table:table-cell>
          <table:table-cell office:value-type="float" office:value="612">
            <text:p>61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57">
            <text:p>5957</text:p>
          </table:table-cell>
          <table:table-cell office:value-type="string">
            <text:p>Valby</text:p>
          </table:table-cell>
          <table:table-cell office:value-type="string">
            <text:p>1011064000000</text:p>
          </table:table-cell>
          <table:table-cell office:value-type="string">
            <text:p>Carl Jacobsens Vej</text:p>
          </table:table-cell>
          <table:table-cell office:value-type="float" office:value="0">
            <text:p>0</text:p>
          </table:table-cell>
          <table:table-cell office:value-type="float" office:value="1087">
            <text:p>108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90">
            <text:p>5990</text:p>
          </table:table-cell>
          <table:table-cell office:value-type="string">
            <text:p>Amager Vest</text:p>
          </table:table-cell>
          <table:table-cell office:value-type="string">
            <text:p>1012428000000</text:p>
          </table:table-cell>
          <table:table-cell office:value-type="string">
            <text:p>Gullfossgade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60">
            <text:p>6660</text:p>
          </table:table-cell>
          <table:table-cell office:value-type="string">
            <text:p>Valby</text:p>
          </table:table-cell>
          <table:table-cell office:value-type="string">
            <text:p>1013696000000</text:p>
          </table:table-cell>
          <table:table-cell office:value-type="string">
            <text:p>Kirsebærhaven</text:p>
          </table:table-cell>
          <table:table-cell office:value-type="float" office:value="476">
            <text:p>476</text:p>
          </table:table-cell>
          <table:table-cell office:value-type="float" office:value="913">
            <text:p>91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61">
            <text:p>6661</text:p>
          </table:table-cell>
          <table:table-cell office:value-type="string">
            <text:p>Valby</text:p>
          </table:table-cell>
          <table:table-cell office:value-type="string">
            <text:p>1010724800000</text:p>
          </table:table-cell>
          <table:table-cell office:value-type="string">
            <text:p>Borghaven</text:p>
          </table:table-cell>
          <table:table-cell office:value-type="float" office:value="69">
            <text:p>69</text:p>
          </table:table-cell>
          <table:table-cell office:value-type="float" office:value="178">
            <text:p>178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065">
            <text:p>6065</text:p>
          </table:table-cell>
          <table:table-cell office:value-type="string">
            <text:p>Bispebjerg</text:p>
          </table:table-cell>
          <table:table-cell office:value-type="string">
            <text:p>1015676020000</text:p>
          </table:table-cell>
          <table:table-cell office:value-type="string">
            <text:p>På Bjerget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62">
            <text:p>6662</text:p>
          </table:table-cell>
          <table:table-cell office:value-type="string">
            <text:p>Valby</text:p>
          </table:table-cell>
          <table:table-cell office:value-type="string">
            <text:p>1010724800000</text:p>
          </table:table-cell>
          <table:table-cell office:value-type="string">
            <text:p>Borghaven</text:p>
          </table:table-cell>
          <table:table-cell office:value-type="float" office:value="178">
            <text:p>178</text:p>
          </table:table-cell>
          <table:table-cell office:value-type="float" office:value="495">
            <text:p>49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63">
            <text:p>6663</text:p>
          </table:table-cell>
          <table:table-cell office:value-type="string">
            <text:p>Valby</text:p>
          </table:table-cell>
          <table:table-cell office:value-type="string">
            <text:p>1011256000000</text:p>
          </table:table-cell>
          <table:table-cell office:value-type="string">
            <text:p>Danhaven</text:p>
          </table:table-cell>
          <table:table-cell office:value-type="float" office:value="44">
            <text:p>44</text:p>
          </table:table-cell>
          <table:table-cell office:value-type="float" office:value="177">
            <text:p>177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664">
            <text:p>6664</text:p>
          </table:table-cell>
          <table:table-cell office:value-type="string">
            <text:p>Valby</text:p>
          </table:table-cell>
          <table:table-cell office:value-type="string">
            <text:p>1011256000000</text:p>
          </table:table-cell>
          <table:table-cell office:value-type="string">
            <text:p>Danhaven</text:p>
          </table:table-cell>
          <table:table-cell office:value-type="float" office:value="177">
            <text:p>177</text:p>
          </table:table-cell>
          <table:table-cell office:value-type="float" office:value="522">
            <text:p>52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65">
            <text:p>6665</text:p>
          </table:table-cell>
          <table:table-cell office:value-type="string">
            <text:p>Valby</text:p>
          </table:table-cell>
          <table:table-cell office:value-type="string">
            <text:p>1013084800000</text:p>
          </table:table-cell>
          <table:table-cell office:value-type="string">
            <text:p>Humlehaven</text:p>
          </table:table-cell>
          <table:table-cell office:value-type="float" office:value="129">
            <text:p>129</text:p>
          </table:table-cell>
          <table:table-cell office:value-type="float" office:value="307">
            <text:p>307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666">
            <text:p>6666</text:p>
          </table:table-cell>
          <table:table-cell office:value-type="string">
            <text:p>Valby</text:p>
          </table:table-cell>
          <table:table-cell office:value-type="string">
            <text:p>1013084800000</text:p>
          </table:table-cell>
          <table:table-cell office:value-type="string">
            <text:p>Humlehaven</text:p>
          </table:table-cell>
          <table:table-cell office:value-type="float" office:value="307">
            <text:p>307</text:p>
          </table:table-cell>
          <table:table-cell office:value-type="float" office:value="854">
            <text:p>85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67">
            <text:p>6667</text:p>
          </table:table-cell>
          <table:table-cell office:value-type="string">
            <text:p>Valby</text:p>
          </table:table-cell>
          <table:table-cell office:value-type="string">
            <text:p>1015168000000</text:p>
          </table:table-cell>
          <table:table-cell office:value-type="string">
            <text:p>Nøddehaven</text:p>
          </table:table-cell>
          <table:table-cell office:value-type="float" office:value="33">
            <text:p>33</text:p>
          </table:table-cell>
          <table:table-cell office:value-type="float" office:value="289">
            <text:p>289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668">
            <text:p>6668</text:p>
          </table:table-cell>
          <table:table-cell office:value-type="string">
            <text:p>Valby</text:p>
          </table:table-cell>
          <table:table-cell office:value-type="string">
            <text:p>1015168000000</text:p>
          </table:table-cell>
          <table:table-cell office:value-type="string">
            <text:p>Nøddehaven</text:p>
          </table:table-cell>
          <table:table-cell office:value-type="float" office:value="289">
            <text:p>289</text:p>
          </table:table-cell>
          <table:table-cell office:value-type="float" office:value="587">
            <text:p>58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69">
            <text:p>6669</text:p>
          </table:table-cell>
          <table:table-cell office:value-type="string">
            <text:p>Valby</text:p>
          </table:table-cell>
          <table:table-cell office:value-type="string">
            <text:p>1014328000000</text:p>
          </table:table-cell>
          <table:table-cell office:value-type="string">
            <text:p>Lindehaven</text:p>
          </table:table-cell>
          <table:table-cell office:value-type="float" office:value="175">
            <text:p>175</text:p>
          </table:table-cell>
          <table:table-cell office:value-type="float" office:value="316">
            <text:p>31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70">
            <text:p>6670</text:p>
          </table:table-cell>
          <table:table-cell office:value-type="string">
            <text:p>Valby</text:p>
          </table:table-cell>
          <table:table-cell office:value-type="string">
            <text:p>1014328000000</text:p>
          </table:table-cell>
          <table:table-cell office:value-type="string">
            <text:p>Lindehaven</text:p>
          </table:table-cell>
          <table:table-cell office:value-type="float" office:value="316">
            <text:p>316</text:p>
          </table:table-cell>
          <table:table-cell office:value-type="float" office:value="443">
            <text:p>44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76">
            <text:p>5976</text:p>
          </table:table-cell>
          <table:table-cell office:value-type="string">
            <text:p>Valby</text:p>
          </table:table-cell>
          <table:table-cell office:value-type="string">
            <text:p>1012876000000</text:p>
          </table:table-cell>
          <table:table-cell office:value-type="string">
            <text:p>Hestehaven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77">
            <text:p>5977</text:p>
          </table:table-cell>
          <table:table-cell office:value-type="string">
            <text:p>Amager Vest</text:p>
          </table:table-cell>
          <table:table-cell office:value-type="string">
            <text:p>1012589000000</text:p>
          </table:table-cell>
          <table:table-cell office:value-type="string">
            <text:p>H.C. Hansens Gade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79">
            <text:p>5979</text:p>
          </table:table-cell>
          <table:table-cell office:value-type="string">
            <text:p>Østerbro</text:p>
          </table:table-cell>
          <table:table-cell office:value-type="string">
            <text:p>1014620000000</text:p>
          </table:table-cell>
          <table:table-cell office:value-type="string">
            <text:p>Manøgade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82">
            <text:p>5982</text:p>
          </table:table-cell>
          <table:table-cell office:value-type="string">
            <text:p>Vanløse</text:p>
          </table:table-cell>
          <table:table-cell office:value-type="string">
            <text:p>1010624000000</text:p>
          </table:table-cell>
          <table:table-cell office:value-type="string">
            <text:p>Blåbærvej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983">
            <text:p>5983</text:p>
          </table:table-cell>
          <table:table-cell office:value-type="string">
            <text:p>Valby</text:p>
          </table:table-cell>
          <table:table-cell office:value-type="string">
            <text:p>1018244010000</text:p>
          </table:table-cell>
          <table:table-cell office:value-type="string">
            <text:p>Vestervang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985">
            <text:p>5985</text:p>
          </table:table-cell>
          <table:table-cell office:value-type="string">
            <text:p>Vanløse</text:p>
          </table:table-cell>
          <table:table-cell office:value-type="string">
            <text:p>1017476000000</text:p>
          </table:table-cell>
          <table:table-cell office:value-type="string">
            <text:p>Tipsagervej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86">
            <text:p>5986</text:p>
          </table:table-cell>
          <table:table-cell office:value-type="string">
            <text:p>Bispebjerg</text:p>
          </table:table-cell>
          <table:table-cell office:value-type="string">
            <text:p>1010680010000</text:p>
          </table:table-cell>
          <table:table-cell office:value-type="string">
            <text:p>Bolandsvej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88">
            <text:p>5988</text:p>
          </table:table-cell>
          <table:table-cell office:value-type="string">
            <text:p>Nørrebro</text:p>
          </table:table-cell>
          <table:table-cell office:value-type="string">
            <text:p>1018188000000</text:p>
          </table:table-cell>
          <table:table-cell office:value-type="string">
            <text:p>Wesselsgade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89">
            <text:p>5989</text:p>
          </table:table-cell>
          <table:table-cell office:value-type="string">
            <text:p>Amager Vest</text:p>
          </table:table-cell>
          <table:table-cell office:value-type="string">
            <text:p>1012472000000</text:p>
          </table:table-cell>
          <table:table-cell office:value-type="string">
            <text:p>Gærdebred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95">
            <text:p>5995</text:p>
          </table:table-cell>
          <table:table-cell office:value-type="string">
            <text:p>Amager Øst</text:p>
          </table:table-cell>
          <table:table-cell office:value-type="string">
            <text:p>1015588810000</text:p>
          </table:table-cell>
          <table:table-cell office:value-type="string">
            <text:p>Prags Boulevard</text:p>
          </table:table-cell>
          <table:table-cell office:value-type="float" office:value="609">
            <text:p>609</text:p>
          </table:table-cell>
          <table:table-cell office:value-type="float" office:value="1049">
            <text:p>104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92">
            <text:p>5992</text:p>
          </table:table-cell>
          <table:table-cell office:value-type="string">
            <text:p>Nørrebro</text:p>
          </table:table-cell>
          <table:table-cell office:value-type="string">
            <text:p>1011504000000</text:p>
          </table:table-cell>
          <table:table-cell office:value-type="string">
            <text:p>Elmegade</text:p>
          </table:table-cell>
          <table:table-cell office:value-type="float" office:value="0">
            <text:p>0</text:p>
          </table:table-cell>
          <table:table-cell office:value-type="float" office:value="258">
            <text:p>25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93">
            <text:p>5993</text:p>
          </table:table-cell>
          <table:table-cell office:value-type="string">
            <text:p>Vesterbro-Kongens Enghave</text:p>
          </table:table-cell>
          <table:table-cell office:value-type="string">
            <text:p>1018616000000</text:p>
          </table:table-cell>
          <table:table-cell office:value-type="string">
            <text:p>Østre Teglgade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66">
            <text:p>6066</text:p>
          </table:table-cell>
          <table:table-cell office:value-type="string">
            <text:p>Amager Øst</text:p>
          </table:table-cell>
          <table:table-cell office:value-type="string">
            <text:p>1014384000000</text:p>
          </table:table-cell>
          <table:table-cell office:value-type="string">
            <text:p>Lombardigade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94">
            <text:p>5994</text:p>
          </table:table-cell>
          <table:table-cell office:value-type="string">
            <text:p>Indre By</text:p>
          </table:table-cell>
          <table:table-cell office:value-type="string">
            <text:p>1014016000000</text:p>
          </table:table-cell>
          <table:table-cell office:value-type="string">
            <text:p>Krystalgade</text:p>
          </table:table-cell>
          <table:table-cell office:value-type="float" office:value="0">
            <text:p>0</text:p>
          </table:table-cell>
          <table:table-cell office:value-type="float" office:value="277">
            <text:p>27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96">
            <text:p>5996</text:p>
          </table:table-cell>
          <table:table-cell office:value-type="string">
            <text:p>Vesterbro-Kongens Enghave</text:p>
          </table:table-cell>
          <table:table-cell office:value-type="string">
            <text:p>1017172000000</text:p>
          </table:table-cell>
          <table:table-cell office:value-type="string">
            <text:p>Svendgade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27">
            <text:p>6027</text:p>
          </table:table-cell>
          <table:table-cell office:value-type="string">
            <text:p>Østerbro</text:p>
          </table:table-cell>
          <table:table-cell office:value-type="string">
            <text:p>1017136000000</text:p>
          </table:table-cell>
          <table:table-cell office:value-type="string">
            <text:p>Svanemøllevej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28">
            <text:p>6028</text:p>
          </table:table-cell>
          <table:table-cell office:value-type="string">
            <text:p>Østerbro</text:p>
          </table:table-cell>
          <table:table-cell office:value-type="string">
            <text:p>1018064000000</text:p>
          </table:table-cell>
          <table:table-cell office:value-type="string">
            <text:p>Ved Kildevældskirken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29">
            <text:p>6029</text:p>
          </table:table-cell>
          <table:table-cell office:value-type="string">
            <text:p>Østerbro</text:p>
          </table:table-cell>
          <table:table-cell office:value-type="string">
            <text:p>1010524000000</text:p>
          </table:table-cell>
          <table:table-cell office:value-type="string">
            <text:p>Biskop Krags Vænge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31">
            <text:p>6031</text:p>
          </table:table-cell>
          <table:table-cell office:value-type="string">
            <text:p>Valby</text:p>
          </table:table-cell>
          <table:table-cell office:value-type="string">
            <text:p>1013028020000</text:p>
          </table:table-cell>
          <table:table-cell office:value-type="string">
            <text:p>Horsekildevej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32">
            <text:p>6032</text:p>
          </table:table-cell>
          <table:table-cell office:value-type="string">
            <text:p>Valby</text:p>
          </table:table-cell>
          <table:table-cell office:value-type="string">
            <text:p>1018196000000</text:p>
          </table:table-cell>
          <table:table-cell office:value-type="string">
            <text:p>Vestbanevej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33">
            <text:p>6033</text:p>
          </table:table-cell>
          <table:table-cell office:value-type="string">
            <text:p>Vesterbro-Kongens Enghave</text:p>
          </table:table-cell>
          <table:table-cell office:value-type="string">
            <text:p>1013228010000</text:p>
          </table:table-cell>
          <table:table-cell office:value-type="string">
            <text:p>Hørdumsgade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034">
            <text:p>6034</text:p>
          </table:table-cell>
          <table:table-cell office:value-type="string">
            <text:p>Valby</text:p>
          </table:table-cell>
          <table:table-cell office:value-type="string">
            <text:p>1012660000000</text:p>
          </table:table-cell>
          <table:table-cell office:value-type="string">
            <text:p>J. P. E. Hartmanns Allé</text:p>
          </table:table-cell>
          <table:table-cell office:value-type="float" office:value="0">
            <text:p>0</text:p>
          </table:table-cell>
          <table:table-cell office:value-type="float" office:value="609">
            <text:p>60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035">
            <text:p>6035</text:p>
          </table:table-cell>
          <table:table-cell office:value-type="string">
            <text:p>Indre By</text:p>
          </table:table-cell>
          <table:table-cell office:value-type="string">
            <text:p>1016828000000</text:p>
          </table:table-cell>
          <table:table-cell office:value-type="string">
            <text:p>Stavangergade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36">
            <text:p>6036</text:p>
          </table:table-cell>
          <table:table-cell office:value-type="string">
            <text:p>Indre By</text:p>
          </table:table-cell>
          <table:table-cell office:value-type="string">
            <text:p>1018496000000</text:p>
          </table:table-cell>
          <table:table-cell office:value-type="string">
            <text:p>Zinnsgade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37">
            <text:p>6037</text:p>
          </table:table-cell>
          <table:table-cell office:value-type="string">
            <text:p>Østerbro</text:p>
          </table:table-cell>
          <table:table-cell office:value-type="string">
            <text:p>1018696020000</text:p>
          </table:table-cell>
          <table:table-cell office:value-type="string">
            <text:p>Århusgade 66-78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39">
            <text:p>6039</text:p>
          </table:table-cell>
          <table:table-cell office:value-type="string">
            <text:p>Amager Øst</text:p>
          </table:table-cell>
          <table:table-cell office:value-type="string">
            <text:p>1015396000000</text:p>
          </table:table-cell>
          <table:table-cell office:value-type="string">
            <text:p>Pallesvej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56">
            <text:p>6056</text:p>
          </table:table-cell>
          <table:table-cell office:value-type="string">
            <text:p>Brønshøj-Husum</text:p>
          </table:table-cell>
          <table:table-cell office:value-type="string">
            <text:p>1013644000000</text:p>
          </table:table-cell>
          <table:table-cell office:value-type="string">
            <text:p>Kildeager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57">
            <text:p>6057</text:p>
          </table:table-cell>
          <table:table-cell office:value-type="string">
            <text:p>Vesterbro-Kongens Enghave</text:p>
          </table:table-cell>
          <table:table-cell office:value-type="string">
            <text:p>1010728010000</text:p>
          </table:table-cell>
          <table:table-cell office:value-type="string">
            <text:p>Borgmester Christiansens Gade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44">
            <text:p>6044</text:p>
          </table:table-cell>
          <table:table-cell office:value-type="string">
            <text:p>Amager Vest</text:p>
          </table:table-cell>
          <table:table-cell office:value-type="string">
            <text:p>1015512000000</text:p>
          </table:table-cell>
          <table:table-cell office:value-type="string">
            <text:p>Peter Vedels Gade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47">
            <text:p>6047</text:p>
          </table:table-cell>
          <table:table-cell office:value-type="string">
            <text:p>Vanløse</text:p>
          </table:table-cell>
          <table:table-cell office:value-type="string">
            <text:p>1011808000000</text:p>
          </table:table-cell>
          <table:table-cell office:value-type="string">
            <text:p>Flakholmen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62">
            <text:p>6062</text:p>
          </table:table-cell>
          <table:table-cell office:value-type="string">
            <text:p>Brønshøj-Husum</text:p>
          </table:table-cell>
          <table:table-cell office:value-type="string">
            <text:p>1018032000000</text:p>
          </table:table-cell>
          <table:table-cell office:value-type="string">
            <text:p>Ved Bellahøj Nord</text:p>
          </table:table-cell>
          <table:table-cell office:value-type="float" office:value="0">
            <text:p>0</text:p>
          </table:table-cell>
          <table:table-cell office:value-type="float" office:value="390">
            <text:p>39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058">
            <text:p>6058</text:p>
          </table:table-cell>
          <table:table-cell office:value-type="string">
            <text:p>Indre By</text:p>
          </table:table-cell>
          <table:table-cell office:value-type="string">
            <text:p>1015140310000</text:p>
          </table:table-cell>
          <table:table-cell office:value-type="string">
            <text:p>Nytorv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59">
            <text:p>6059</text:p>
          </table:table-cell>
          <table:table-cell office:value-type="string">
            <text:p>Vanløse</text:p>
          </table:table-cell>
          <table:table-cell office:value-type="string">
            <text:p>1013808000000</text:p>
          </table:table-cell>
          <table:table-cell office:value-type="string">
            <text:p>Knivholtvej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60">
            <text:p>6060</text:p>
          </table:table-cell>
          <table:table-cell office:value-type="string">
            <text:p>Vanløse</text:p>
          </table:table-cell>
          <table:table-cell office:value-type="string">
            <text:p>1017480000000</text:p>
          </table:table-cell>
          <table:table-cell office:value-type="string">
            <text:p>Tirsbækvej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61">
            <text:p>6061</text:p>
          </table:table-cell>
          <table:table-cell office:value-type="string">
            <text:p>Indre By</text:p>
          </table:table-cell>
          <table:table-cell office:value-type="string">
            <text:p>1012680340000</text:p>
          </table:table-cell>
          <table:table-cell office:value-type="string">
            <text:p>Hauser Plads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181">
            <text:p>6181</text:p>
          </table:table-cell>
          <table:table-cell office:value-type="string">
            <text:p>Østerbro</text:p>
          </table:table-cell>
          <table:table-cell office:value-type="string">
            <text:p>1013860000000</text:p>
          </table:table-cell>
          <table:table-cell office:value-type="string">
            <text:p>Kong Oscars Gade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67">
            <text:p>6067</text:p>
          </table:table-cell>
          <table:table-cell office:value-type="string">
            <text:p>Indre By</text:p>
          </table:table-cell>
          <table:table-cell office:value-type="string">
            <text:p>1014284000000</text:p>
          </table:table-cell>
          <table:table-cell office:value-type="string">
            <text:p>Lille Kirkestræde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68">
            <text:p>6068</text:p>
          </table:table-cell>
          <table:table-cell office:value-type="string">
            <text:p>Vanløse</text:p>
          </table:table-cell>
          <table:table-cell office:value-type="string">
            <text:p>1011252000000</text:p>
          </table:table-cell>
          <table:table-cell office:value-type="string">
            <text:p>Damstien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069">
            <text:p>6069</text:p>
          </table:table-cell>
          <table:table-cell office:value-type="string">
            <text:p>Valby</text:p>
          </table:table-cell>
          <table:table-cell office:value-type="string">
            <text:p>1011604000000</text:p>
          </table:table-cell>
          <table:table-cell office:value-type="string">
            <text:p>Englodden</text:p>
          </table:table-cell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45">
            <text:p>6045</text:p>
          </table:table-cell>
          <table:table-cell office:value-type="string">
            <text:p>Bispebjerg</text:p>
          </table:table-cell>
          <table:table-cell office:value-type="string">
            <text:p>1011964000000</text:p>
          </table:table-cell>
          <table:table-cell office:value-type="string">
            <text:p>Frederikssundsvej</text:p>
          </table:table-cell>
          <table:table-cell office:value-type="float" office:value="0">
            <text:p>0</text:p>
          </table:table-cell>
          <table:table-cell office:value-type="float" office:value="4870">
            <text:p>487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40">
            <text:p>6040</text:p>
          </table:table-cell>
          <table:table-cell office:value-type="string">
            <text:p>Indre By</text:p>
          </table:table-cell>
          <table:table-cell office:value-type="string">
            <text:p>1016300000000</text:p>
          </table:table-cell>
          <table:table-cell office:value-type="string">
            <text:p>Schacksgade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41">
            <text:p>6041</text:p>
          </table:table-cell>
          <table:table-cell office:value-type="string">
            <text:p>Vesterbro-Kongens Enghave</text:p>
          </table:table-cell>
          <table:table-cell office:value-type="string">
            <text:p>1014128000000</text:p>
          </table:table-cell>
          <table:table-cell office:value-type="string">
            <text:p>Landvindingsgade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43">
            <text:p>6043</text:p>
          </table:table-cell>
          <table:table-cell office:value-type="string">
            <text:p>Vanløse</text:p>
          </table:table-cell>
          <table:table-cell office:value-type="string">
            <text:p>1012160310000</text:p>
          </table:table-cell>
          <table:table-cell office:value-type="string">
            <text:p>Genforeningspladsen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377">
            <text:p>5377</text:p>
          </table:table-cell>
          <table:table-cell office:value-type="string">
            <text:p>Amager Øst</text:p>
          </table:table-cell>
          <table:table-cell office:value-type="string">
            <text:p>1015464000000</text:p>
          </table:table-cell>
          <table:table-cell office:value-type="string">
            <text:p>Peitersvej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49">
            <text:p>6049</text:p>
          </table:table-cell>
          <table:table-cell office:value-type="string">
            <text:p>Valby</text:p>
          </table:table-cell>
          <table:table-cell office:value-type="string">
            <text:p>1014536000000</text:p>
          </table:table-cell>
          <table:table-cell office:value-type="string">
            <text:p>Læstedet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050">
            <text:p>6050</text:p>
          </table:table-cell>
          <table:table-cell office:value-type="string">
            <text:p>Amager Vest</text:p>
          </table:table-cell>
          <table:table-cell office:value-type="string">
            <text:p>1012244000000</text:p>
          </table:table-cell>
          <table:table-cell office:value-type="string">
            <text:p>Glommensgade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51">
            <text:p>6051</text:p>
          </table:table-cell>
          <table:table-cell office:value-type="string">
            <text:p>Valby</text:p>
          </table:table-cell>
          <table:table-cell office:value-type="string">
            <text:p>1016436000000</text:p>
          </table:table-cell>
          <table:table-cell office:value-type="string">
            <text:p>Skellet</text:p>
          </table:table-cell>
          <table:table-cell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052">
            <text:p>6052</text:p>
          </table:table-cell>
          <table:table-cell office:value-type="string">
            <text:p>Vanløse</text:p>
          </table:table-cell>
          <table:table-cell office:value-type="string">
            <text:p>1018148000000</text:p>
          </table:table-cell>
          <table:table-cell office:value-type="string">
            <text:p>Vendsysselvej</text:p>
          </table:table-cell>
          <table:table-cell office:value-type="float" office:value="0">
            <text:p>0</text:p>
          </table:table-cell>
          <table:table-cell office:value-type="float" office:value="383">
            <text:p>38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53">
            <text:p>6053</text:p>
          </table:table-cell>
          <table:table-cell office:value-type="string">
            <text:p>Bispebjerg</text:p>
          </table:table-cell>
          <table:table-cell office:value-type="string">
            <text:p>1018548000000</text:p>
          </table:table-cell>
          <table:table-cell office:value-type="string">
            <text:p>Ørevadsvej</text:p>
          </table:table-cell>
          <table:table-cell office:value-type="float" office:value="0">
            <text:p>0</text:p>
          </table:table-cell>
          <table:table-cell office:value-type="float" office:value="363">
            <text:p>36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54">
            <text:p>6054</text:p>
          </table:table-cell>
          <table:table-cell office:value-type="string">
            <text:p>Vesterbro-Kongens Enghave</text:p>
          </table:table-cell>
          <table:table-cell office:value-type="string">
            <text:p>101629680A000</text:p>
          </table:table-cell>
          <table:table-cell office:value-type="string">
            <text:p>Scandiagade (parallel vejbane)</text:p>
          </table:table-cell>
          <table:table-cell office:value-type="float" office:value="0">
            <text:p>0</text:p>
          </table:table-cell>
          <table:table-cell office:value-type="float" office:value="388">
            <text:p>38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055">
            <text:p>6055</text:p>
          </table:table-cell>
          <table:table-cell office:value-type="string">
            <text:p>Amager Øst</text:p>
          </table:table-cell>
          <table:table-cell office:value-type="string">
            <text:p>1014492010000</text:p>
          </table:table-cell>
          <table:table-cell office:value-type="string">
            <text:p>Lyongade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46">
            <text:p>6046</text:p>
          </table:table-cell>
          <table:table-cell office:value-type="string">
            <text:p>Amager Vest</text:p>
          </table:table-cell>
          <table:table-cell office:value-type="string">
            <text:p>1016856000000</text:p>
          </table:table-cell>
          <table:table-cell office:value-type="string">
            <text:p>Stemannsgade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63">
            <text:p>6063</text:p>
          </table:table-cell>
          <table:table-cell office:value-type="string">
            <text:p>Østerbro</text:p>
          </table:table-cell>
          <table:table-cell office:value-type="string">
            <text:p>1015304000000</text:p>
          </table:table-cell>
          <table:table-cell office:value-type="string">
            <text:p>Omøgade</text:p>
          </table:table-cell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64">
            <text:p>6064</text:p>
          </table:table-cell>
          <table:table-cell office:value-type="string">
            <text:p>Østerbro</text:p>
          </table:table-cell>
          <table:table-cell office:value-type="string">
            <text:p>1016268320000</text:p>
          </table:table-cell>
          <table:table-cell office:value-type="string">
            <text:p>Sankt Kjelds Plads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71">
            <text:p>6071</text:p>
          </table:table-cell>
          <table:table-cell office:value-type="string">
            <text:p>Indre By</text:p>
          </table:table-cell>
          <table:table-cell office:value-type="string">
            <text:p>1012680320000</text:p>
          </table:table-cell>
          <table:table-cell office:value-type="string">
            <text:p>Hauser Plads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072">
            <text:p>6072</text:p>
          </table:table-cell>
          <table:table-cell office:value-type="string">
            <text:p>Vanløse</text:p>
          </table:table-cell>
          <table:table-cell office:value-type="string">
            <text:p>1015964000000</text:p>
          </table:table-cell>
          <table:table-cell office:value-type="string">
            <text:p>Roshagevej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73">
            <text:p>6073</text:p>
          </table:table-cell>
          <table:table-cell office:value-type="string">
            <text:p>Indre By</text:p>
          </table:table-cell>
          <table:table-cell office:value-type="string">
            <text:p>1015474000000</text:p>
          </table:table-cell>
          <table:table-cell office:value-type="string">
            <text:p>Per Knutzons Vej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74">
            <text:p>6074</text:p>
          </table:table-cell>
          <table:table-cell office:value-type="string">
            <text:p>Amager Vest</text:p>
          </table:table-cell>
          <table:table-cell office:value-type="string">
            <text:p>1012040000000</text:p>
          </table:table-cell>
          <table:table-cell office:value-type="string">
            <text:p>Fælledfold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76">
            <text:p>6076</text:p>
          </table:table-cell>
          <table:table-cell office:value-type="string">
            <text:p>Amager Øst</text:p>
          </table:table-cell>
          <table:table-cell office:value-type="string">
            <text:p>1010828000000</text:p>
          </table:table-cell>
          <table:table-cell office:value-type="string">
            <text:p>Bremensgade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77">
            <text:p>6077</text:p>
          </table:table-cell>
          <table:table-cell office:value-type="string">
            <text:p>Valby</text:p>
          </table:table-cell>
          <table:table-cell office:value-type="string">
            <text:p>1016292000000</text:p>
          </table:table-cell>
          <table:table-cell office:value-type="string">
            <text:p>Saxtorphsvej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78">
            <text:p>6078</text:p>
          </table:table-cell>
          <table:table-cell office:value-type="string">
            <text:p>Vanløse</text:p>
          </table:table-cell>
          <table:table-cell office:value-type="string">
            <text:p>1012892020000</text:p>
          </table:table-cell>
          <table:table-cell office:value-type="string">
            <text:p>Himmerlandsvej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79">
            <text:p>6079</text:p>
          </table:table-cell>
          <table:table-cell office:value-type="string">
            <text:p>Amager Øst</text:p>
          </table:table-cell>
          <table:table-cell office:value-type="string">
            <text:p>1014380000000</text:p>
          </table:table-cell>
          <table:table-cell office:value-type="string">
            <text:p>Lodivej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80">
            <text:p>6080</text:p>
          </table:table-cell>
          <table:table-cell office:value-type="string">
            <text:p>Amager Vest</text:p>
          </table:table-cell>
          <table:table-cell office:value-type="string">
            <text:p>1015384800000</text:p>
          </table:table-cell>
          <table:table-cell office:value-type="string">
            <text:p>Oxford Allé</text:p>
          </table:table-cell>
          <table:table-cell office:value-type="float" office:value="991">
            <text:p>991</text:p>
          </table:table-cell>
          <table:table-cell office:value-type="float" office:value="1112">
            <text:p>111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81">
            <text:p>6081</text:p>
          </table:table-cell>
          <table:table-cell office:value-type="string">
            <text:p>Brønshøj-Husum</text:p>
          </table:table-cell>
          <table:table-cell office:value-type="string">
            <text:p>1014720000000</text:p>
          </table:table-cell>
          <table:table-cell office:value-type="string">
            <text:p>Mellemvangen</text:p>
          </table:table-cell>
          <table:table-cell office:value-type="float" office:value="0">
            <text:p>0</text:p>
          </table:table-cell>
          <table:table-cell office:value-type="float" office:value="710">
            <text:p>71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150">
            <text:p>6150</text:p>
          </table:table-cell>
          <table:table-cell office:value-type="string">
            <text:p>Indre By</text:p>
          </table:table-cell>
          <table:table-cell office:value-type="string">
            <text:p>1011388000000</text:p>
          </table:table-cell>
          <table:table-cell office:value-type="string">
            <text:p>Dybensgade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51">
            <text:p>6151</text:p>
          </table:table-cell>
          <table:table-cell office:value-type="string">
            <text:p>Østerbro</text:p>
          </table:table-cell>
          <table:table-cell office:value-type="string">
            <text:p>1017392000000</text:p>
          </table:table-cell>
          <table:table-cell office:value-type="string">
            <text:p>Thomas Laubs Gade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52">
            <text:p>6152</text:p>
          </table:table-cell>
          <table:table-cell office:value-type="string">
            <text:p>Indre By</text:p>
          </table:table-cell>
          <table:table-cell office:value-type="string">
            <text:p>1016392000000</text:p>
          </table:table-cell>
          <table:table-cell office:value-type="string">
            <text:p>Silkegade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78">
            <text:p>6178</text:p>
          </table:table-cell>
          <table:table-cell office:value-type="string">
            <text:p>Vanløse</text:p>
          </table:table-cell>
          <table:table-cell office:value-type="string">
            <text:p>1010948000000</text:p>
          </table:table-cell>
          <table:table-cell office:value-type="string">
            <text:p>Bulbjergvej</text:p>
          </table:table-cell>
          <table:table-cell office:value-type="float" office:value="0">
            <text:p>0</text:p>
          </table:table-cell>
          <table:table-cell office:value-type="float" office:value="333">
            <text:p>33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54">
            <text:p>6154</text:p>
          </table:table-cell>
          <table:table-cell office:value-type="string">
            <text:p>Østerbro</text:p>
          </table:table-cell>
          <table:table-cell office:value-type="string">
            <text:p>1017000000000</text:p>
          </table:table-cell>
          <table:table-cell office:value-type="string">
            <text:p>Strandpromenaden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55">
            <text:p>6155</text:p>
          </table:table-cell>
          <table:table-cell office:value-type="string">
            <text:p>Vesterbro-Kongens Enghave</text:p>
          </table:table-cell>
          <table:table-cell office:value-type="string">
            <text:p>1012260000000</text:p>
          </table:table-cell>
          <table:table-cell office:value-type="string">
            <text:p>Godsbanegade</text:p>
          </table:table-cell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56">
            <text:p>6156</text:p>
          </table:table-cell>
          <table:table-cell office:value-type="string">
            <text:p>Amager Vest</text:p>
          </table:table-cell>
          <table:table-cell office:value-type="string">
            <text:p>1010986000000</text:p>
          </table:table-cell>
          <table:table-cell office:value-type="string">
            <text:p>Bygrænsen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157">
            <text:p>6157</text:p>
          </table:table-cell>
          <table:table-cell office:value-type="string">
            <text:p>Vanløse</text:p>
          </table:table-cell>
          <table:table-cell office:value-type="string">
            <text:p>1012400020000</text:p>
          </table:table-cell>
          <table:table-cell office:value-type="string">
            <text:p>Guldagervej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62">
            <text:p>6162</text:p>
          </table:table-cell>
          <table:table-cell office:value-type="string">
            <text:p>Bispebjerg</text:p>
          </table:table-cell>
          <table:table-cell office:value-type="string">
            <text:p>1017356000000</text:p>
          </table:table-cell>
          <table:table-cell office:value-type="string">
            <text:p>Teglstrupvej</text:p>
          </table:table-cell>
          <table:table-cell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59">
            <text:p>6159</text:p>
          </table:table-cell>
          <table:table-cell office:value-type="string">
            <text:p>Indre By</text:p>
          </table:table-cell>
          <table:table-cell office:value-type="string">
            <text:p>1018336000000</text:p>
          </table:table-cell>
          <table:table-cell office:value-type="string">
            <text:p>Vildandegade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60">
            <text:p>6160</text:p>
          </table:table-cell>
          <table:table-cell office:value-type="string">
            <text:p>Indre By</text:p>
          </table:table-cell>
          <table:table-cell office:value-type="string">
            <text:p>1015220000000</text:p>
          </table:table-cell>
          <table:table-cell office:value-type="string">
            <text:p>Nørre Voldgade</text:p>
          </table:table-cell>
          <table:table-cell office:value-type="float" office:value="0">
            <text:p>0</text:p>
          </table:table-cell>
          <table:table-cell office:value-type="float" office:value="775">
            <text:p>77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61">
            <text:p>6161</text:p>
          </table:table-cell>
          <table:table-cell office:value-type="string">
            <text:p>Valby</text:p>
          </table:table-cell>
          <table:table-cell office:value-type="string">
            <text:p>1012688040000</text:p>
          </table:table-cell>
          <table:table-cell office:value-type="string">
            <text:p>Havebo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464">
            <text:p>6464</text:p>
          </table:table-cell>
          <table:table-cell office:value-type="string">
            <text:p>Amager Vest</text:p>
          </table:table-cell>
          <table:table-cell office:value-type="string">
            <text:p>1017016000000</text:p>
          </table:table-cell>
          <table:table-cell office:value-type="string">
            <text:p>Stratfordvej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63">
            <text:p>6163</text:p>
          </table:table-cell>
          <table:table-cell office:value-type="string">
            <text:p>Amager Øst</text:p>
          </table:table-cell>
          <table:table-cell office:value-type="string">
            <text:p>1015896000000</text:p>
          </table:table-cell>
          <table:table-cell office:value-type="string">
            <text:p>Rodosvej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164">
            <text:p>6164</text:p>
          </table:table-cell>
          <table:table-cell office:value-type="string">
            <text:p>Bispebjerg</text:p>
          </table:table-cell>
          <table:table-cell office:value-type="string">
            <text:p>1011560010000</text:p>
          </table:table-cell>
          <table:table-cell office:value-type="string">
            <text:p>Engblommevej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65">
            <text:p>6165</text:p>
          </table:table-cell>
          <table:table-cell office:value-type="string">
            <text:p>Valby</text:p>
          </table:table-cell>
          <table:table-cell office:value-type="string">
            <text:p>1010500000000</text:p>
          </table:table-cell>
          <table:table-cell office:value-type="string">
            <text:p>Birkebakken</text:p>
          </table:table-cell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166">
            <text:p>6166</text:p>
          </table:table-cell>
          <table:table-cell office:value-type="string">
            <text:p>Vesterbro-Kongens Enghave</text:p>
          </table:table-cell>
          <table:table-cell office:value-type="string">
            <text:p>1014844000000</text:p>
          </table:table-cell>
          <table:table-cell office:value-type="string">
            <text:p>Mozartsvej</text:p>
          </table:table-cell>
          <table:table-cell office:value-type="float" office:value="0">
            <text:p>0</text:p>
          </table:table-cell>
          <table:table-cell office:value-type="float" office:value="410">
            <text:p>4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67">
            <text:p>6167</text:p>
          </table:table-cell>
          <table:table-cell office:value-type="string">
            <text:p>Indre By</text:p>
          </table:table-cell>
          <table:table-cell office:value-type="string">
            <text:p>1010148800000</text:p>
          </table:table-cell>
          <table:table-cell office:value-type="string">
            <text:p>H.C. Andersens Boulevard</text:p>
          </table:table-cell>
          <table:table-cell office:value-type="float" office:value="422">
            <text:p>422</text:p>
          </table:table-cell>
          <table:table-cell office:value-type="float" office:value="1208">
            <text:p>120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68">
            <text:p>6168</text:p>
          </table:table-cell>
          <table:table-cell office:value-type="string">
            <text:p>Amager Øst</text:p>
          </table:table-cell>
          <table:table-cell office:value-type="string">
            <text:p>1010808010000</text:p>
          </table:table-cell>
          <table:table-cell office:value-type="string">
            <text:p>Bredegrund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69">
            <text:p>6169</text:p>
          </table:table-cell>
          <table:table-cell office:value-type="string">
            <text:p>Nørrebro</text:p>
          </table:table-cell>
          <table:table-cell office:value-type="string">
            <text:p>1015960010000</text:p>
          </table:table-cell>
          <table:table-cell office:value-type="string">
            <text:p>Rosenørns Allé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71">
            <text:p>6171</text:p>
          </table:table-cell>
          <table:table-cell office:value-type="string">
            <text:p>Amager Øst</text:p>
          </table:table-cell>
          <table:table-cell office:value-type="string">
            <text:p>1010604000000</text:p>
          </table:table-cell>
          <table:table-cell office:value-type="string">
            <text:p>Blekingegade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72">
            <text:p>6172</text:p>
          </table:table-cell>
          <table:table-cell office:value-type="string">
            <text:p>Valby</text:p>
          </table:table-cell>
          <table:table-cell office:value-type="string">
            <text:p>1015412000000</text:p>
          </table:table-cell>
          <table:table-cell office:value-type="string">
            <text:p>Parkbo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173">
            <text:p>6173</text:p>
          </table:table-cell>
          <table:table-cell office:value-type="string">
            <text:p>Amager Øst</text:p>
          </table:table-cell>
          <table:table-cell office:value-type="string">
            <text:p>1013864000000</text:p>
          </table:table-cell>
          <table:table-cell office:value-type="string">
            <text:p>Kongovej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74">
            <text:p>6174</text:p>
          </table:table-cell>
          <table:table-cell office:value-type="string">
            <text:p>Østerbro</text:p>
          </table:table-cell>
          <table:table-cell office:value-type="string">
            <text:p>1013656000000</text:p>
          </table:table-cell>
          <table:table-cell office:value-type="string">
            <text:p>Kildevældsgade</text:p>
          </table:table-cell>
          <table:table-cell office:value-type="float" office:value="0">
            <text:p>0</text:p>
          </table:table-cell>
          <table:table-cell office:value-type="float" office:value="608">
            <text:p>60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76">
            <text:p>6176</text:p>
          </table:table-cell>
          <table:table-cell office:value-type="string">
            <text:p>Indre By</text:p>
          </table:table-cell>
          <table:table-cell office:value-type="string">
            <text:p>1010116000000</text:p>
          </table:table-cell>
          <table:table-cell office:value-type="string">
            <text:p>Amagergade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77">
            <text:p>6177</text:p>
          </table:table-cell>
          <table:table-cell office:value-type="string">
            <text:p>Brønshøj-Husum</text:p>
          </table:table-cell>
          <table:table-cell office:value-type="string">
            <text:p>1012972320000</text:p>
          </table:table-cell>
          <table:table-cell office:value-type="string">
            <text:p>Holcks Plads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180">
            <text:p>6180</text:p>
          </table:table-cell>
          <table:table-cell office:value-type="string">
            <text:p>Bispebjerg</text:p>
          </table:table-cell>
          <table:table-cell office:value-type="string">
            <text:p>1011542400000</text:p>
          </table:table-cell>
          <table:table-cell office:value-type="string">
            <text:p>Emdrup Torv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82">
            <text:p>6182</text:p>
          </table:table-cell>
          <table:table-cell office:value-type="string">
            <text:p>Bispebjerg</text:p>
          </table:table-cell>
          <table:table-cell office:value-type="string">
            <text:p>1017684000000</text:p>
          </table:table-cell>
          <table:table-cell office:value-type="string">
            <text:p>Tuborgvej</text:p>
          </table:table-cell>
          <table:table-cell office:value-type="float" office:value="0">
            <text:p>0</text:p>
          </table:table-cell>
          <table:table-cell office:value-type="float" office:value="878">
            <text:p>87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83">
            <text:p>6183</text:p>
          </table:table-cell>
          <table:table-cell office:value-type="string">
            <text:p>Amager Vest</text:p>
          </table:table-cell>
          <table:table-cell office:value-type="string">
            <text:p>1018541150000</text:p>
          </table:table-cell>
          <table:table-cell office:value-type="string">
            <text:p>Ørestads Boulevard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85">
            <text:p>6185</text:p>
          </table:table-cell>
          <table:table-cell office:value-type="string">
            <text:p>Indre By</text:p>
          </table:table-cell>
          <table:table-cell office:value-type="string">
            <text:p>1014552000000</text:p>
          </table:table-cell>
          <table:table-cell office:value-type="string">
            <text:p>Lønporten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88">
            <text:p>6188</text:p>
          </table:table-cell>
          <table:table-cell office:value-type="string">
            <text:p>Nørrebro</text:p>
          </table:table-cell>
          <table:table-cell office:value-type="string">
            <text:p>1016580000000</text:p>
          </table:table-cell>
          <table:table-cell office:value-type="string">
            <text:p>Slejpnersgade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89">
            <text:p>6189</text:p>
          </table:table-cell>
          <table:table-cell office:value-type="string">
            <text:p>Vesterbro-Kongens Enghave</text:p>
          </table:table-cell>
          <table:table-cell office:value-type="string">
            <text:p>1012392000000</text:p>
          </table:table-cell>
          <table:table-cell office:value-type="string">
            <text:p>Gråstensgade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90">
            <text:p>6190</text:p>
          </table:table-cell>
          <table:table-cell office:value-type="string">
            <text:p>Indre By</text:p>
          </table:table-cell>
          <table:table-cell office:value-type="string">
            <text:p>1010548300000</text:p>
          </table:table-cell>
          <table:table-cell office:value-type="string">
            <text:p>Bispetorvet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91">
            <text:p>6191</text:p>
          </table:table-cell>
          <table:table-cell office:value-type="string">
            <text:p>Valby</text:p>
          </table:table-cell>
          <table:table-cell office:value-type="string">
            <text:p>1011200000000</text:p>
          </table:table-cell>
          <table:table-cell office:value-type="string">
            <text:p>Cæciliavej</text:p>
          </table:table-cell>
          <table:table-cell office:value-type="float" office:value="0">
            <text:p>0</text:p>
          </table:table-cell>
          <table:table-cell office:value-type="float" office:value="278">
            <text:p>27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92">
            <text:p>6192</text:p>
          </table:table-cell>
          <table:table-cell office:value-type="string">
            <text:p>Vanløse</text:p>
          </table:table-cell>
          <table:table-cell office:value-type="string">
            <text:p>1016328000000</text:p>
          </table:table-cell>
          <table:table-cell office:value-type="string">
            <text:p>Selsøvej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93">
            <text:p>6193</text:p>
          </table:table-cell>
          <table:table-cell office:value-type="string">
            <text:p>Amager Øst</text:p>
          </table:table-cell>
          <table:table-cell office:value-type="string">
            <text:p>1016088000000</text:p>
          </table:table-cell>
          <table:table-cell office:value-type="string">
            <text:p>Rødegård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82">
            <text:p>6082</text:p>
          </table:table-cell>
          <table:table-cell office:value-type="string">
            <text:p>Amager Øst</text:p>
          </table:table-cell>
          <table:table-cell office:value-type="string">
            <text:p>1013600000000</text:p>
          </table:table-cell>
          <table:table-cell office:value-type="string">
            <text:p>Kastrupvej</text:p>
          </table:table-cell>
          <table:table-cell office:value-type="float" office:value="0">
            <text:p>0</text:p>
          </table:table-cell>
          <table:table-cell office:value-type="float" office:value="2069">
            <text:p>206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83">
            <text:p>6083</text:p>
          </table:table-cell>
          <table:table-cell office:value-type="string">
            <text:p>Østerbro</text:p>
          </table:table-cell>
          <table:table-cell office:value-type="string">
            <text:p>1016564000000</text:p>
          </table:table-cell>
          <table:table-cell office:value-type="string">
            <text:p>Slagelsegade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94">
            <text:p>6094</text:p>
          </table:table-cell>
          <table:table-cell office:value-type="string">
            <text:p>Indre By</text:p>
          </table:table-cell>
          <table:table-cell office:value-type="string">
            <text:p>1015448000000</text:p>
          </table:table-cell>
          <table:table-cell office:value-type="string">
            <text:p>Peder Hvitfeldts Stræde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84">
            <text:p>6084</text:p>
          </table:table-cell>
          <table:table-cell office:value-type="string">
            <text:p>Vesterbro-Kongens Enghave</text:p>
          </table:table-cell>
          <table:table-cell office:value-type="string">
            <text:p>1017444000000</text:p>
          </table:table-cell>
          <table:table-cell office:value-type="string">
            <text:p>Tietgensgade</text:p>
          </table:table-cell>
          <table:table-cell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84">
            <text:p>6184</text:p>
          </table:table-cell>
          <table:table-cell office:value-type="string">
            <text:p>Amager Vest</text:p>
          </table:table-cell>
          <table:table-cell office:value-type="string">
            <text:p>1011224010000</text:p>
          </table:table-cell>
          <table:table-cell office:value-type="string">
            <text:p>Dalføret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87">
            <text:p>6187</text:p>
          </table:table-cell>
          <table:table-cell office:value-type="string">
            <text:p>Valby</text:p>
          </table:table-cell>
          <table:table-cell office:value-type="string">
            <text:p>1017028000000</text:p>
          </table:table-cell>
          <table:table-cell office:value-type="string">
            <text:p>Strindbergsvej</text:p>
          </table:table-cell>
          <table:table-cell office:value-type="float" office:value="0">
            <text:p>0</text:p>
          </table:table-cell>
          <table:table-cell office:value-type="float" office:value="999">
            <text:p>99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85">
            <text:p>6085</text:p>
          </table:table-cell>
          <table:table-cell office:value-type="string">
            <text:p>Østerbro</text:p>
          </table:table-cell>
          <table:table-cell office:value-type="string">
            <text:p>1010252000000</text:p>
          </table:table-cell>
          <table:table-cell office:value-type="string">
            <text:p>Assensgade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86">
            <text:p>6086</text:p>
          </table:table-cell>
          <table:table-cell office:value-type="string">
            <text:p>Valby</text:p>
          </table:table-cell>
          <table:table-cell office:value-type="string">
            <text:p>1012656020000</text:p>
          </table:table-cell>
          <table:table-cell office:value-type="string">
            <text:p>Harrestrupvang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087">
            <text:p>6087</text:p>
          </table:table-cell>
          <table:table-cell office:value-type="string">
            <text:p>Amager Øst</text:p>
          </table:table-cell>
          <table:table-cell office:value-type="string">
            <text:p>1018664800000</text:p>
          </table:table-cell>
          <table:table-cell office:value-type="string">
            <text:p>Ålandsgade <text:s/>43-57</text:p>
          </table:table-cell>
          <table:table-cell office:value-type="float" office:value="232">
            <text:p>232</text:p>
          </table:table-cell>
          <table:table-cell office:value-type="float" office:value="380">
            <text:p>3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88">
            <text:p>6088</text:p>
          </table:table-cell>
          <table:table-cell office:value-type="string">
            <text:p>Valby</text:p>
          </table:table-cell>
          <table:table-cell office:value-type="string">
            <text:p>1011740000000</text:p>
          </table:table-cell>
          <table:table-cell office:value-type="string">
            <text:p>Fengersvej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90">
            <text:p>6090</text:p>
          </table:table-cell>
          <table:table-cell office:value-type="string">
            <text:p>Østerbro</text:p>
          </table:table-cell>
          <table:table-cell office:value-type="string">
            <text:p>1015688000000</text:p>
          </table:table-cell>
          <table:table-cell office:value-type="string">
            <text:p>Ragnagade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91">
            <text:p>6091</text:p>
          </table:table-cell>
          <table:table-cell office:value-type="string">
            <text:p>Nørrebro</text:p>
          </table:table-cell>
          <table:table-cell office:value-type="string">
            <text:p>1010632310000</text:p>
          </table:table-cell>
          <table:table-cell office:value-type="string">
            <text:p>Blågårds Plads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92">
            <text:p>6092</text:p>
          </table:table-cell>
          <table:table-cell office:value-type="string">
            <text:p>Østerbro</text:p>
          </table:table-cell>
          <table:table-cell office:value-type="string">
            <text:p>1017868000000</text:p>
          </table:table-cell>
          <table:table-cell office:value-type="string">
            <text:p>Urbansgade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093">
            <text:p>6093</text:p>
          </table:table-cell>
          <table:table-cell office:value-type="string">
            <text:p>Vesterbro-Kongens Enghave</text:p>
          </table:table-cell>
          <table:table-cell office:value-type="string">
            <text:p>1016406000000</text:p>
          </table:table-cell>
          <table:table-cell office:value-type="string">
            <text:p>Sjællandsbroen</text:p>
          </table:table-cell>
          <table:table-cell office:value-type="float" office:value="0">
            <text:p>0</text:p>
          </table:table-cell>
          <table:table-cell office:value-type="float" office:value="787">
            <text:p>787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95">
            <text:p>6095</text:p>
          </table:table-cell>
          <table:table-cell office:value-type="string">
            <text:p>Indre By</text:p>
          </table:table-cell>
          <table:table-cell office:value-type="string">
            <text:p>1013348310000</text:p>
          </table:table-cell>
          <table:table-cell office:value-type="string">
            <text:p>Jarmers Plads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96">
            <text:p>6096</text:p>
          </table:table-cell>
          <table:table-cell office:value-type="string">
            <text:p>Østerbro</text:p>
          </table:table-cell>
          <table:table-cell office:value-type="string">
            <text:p>1010908000000</text:p>
          </table:table-cell>
          <table:table-cell office:value-type="string">
            <text:p>Bryggervangen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97">
            <text:p>6097</text:p>
          </table:table-cell>
          <table:table-cell office:value-type="string">
            <text:p>Vanløse</text:p>
          </table:table-cell>
          <table:table-cell office:value-type="string">
            <text:p>1013128000000</text:p>
          </table:table-cell>
          <table:table-cell office:value-type="string">
            <text:p>Hvidtjørnevej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98">
            <text:p>6098</text:p>
          </table:table-cell>
          <table:table-cell office:value-type="string">
            <text:p>Nørrebro</text:p>
          </table:table-cell>
          <table:table-cell office:value-type="string">
            <text:p>1014568010000</text:p>
          </table:table-cell>
          <table:table-cell office:value-type="string">
            <text:p>P. D. Løvs Allé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99">
            <text:p>6099</text:p>
          </table:table-cell>
          <table:table-cell office:value-type="string">
            <text:p>Indre By</text:p>
          </table:table-cell>
          <table:table-cell office:value-type="string">
            <text:p>1012108000000</text:p>
          </table:table-cell>
          <table:table-cell office:value-type="string">
            <text:p>Gammel Strand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01">
            <text:p>6101</text:p>
          </table:table-cell>
          <table:table-cell office:value-type="string">
            <text:p>Vesterbro-Kongens Enghave</text:p>
          </table:table-cell>
          <table:table-cell office:value-type="string">
            <text:p>1016288000000</text:p>
          </table:table-cell>
          <table:table-cell office:value-type="string">
            <text:p>Saxogade</text:p>
          </table:table-cell>
          <table:table-cell office:value-type="float" office:value="0">
            <text:p>0</text:p>
          </table:table-cell>
          <table:table-cell office:value-type="float" office:value="685">
            <text:p>68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47">
            <text:p>6447</text:p>
          </table:table-cell>
          <table:table-cell office:value-type="string">
            <text:p>Valby</text:p>
          </table:table-cell>
          <table:table-cell office:value-type="string">
            <text:p>1016852000000</text:p>
          </table:table-cell>
          <table:table-cell office:value-type="string">
            <text:p>Steinsvej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02">
            <text:p>6102</text:p>
          </table:table-cell>
          <table:table-cell office:value-type="string">
            <text:p>Brønshøj-Husum</text:p>
          </table:table-cell>
          <table:table-cell office:value-type="string">
            <text:p>1012890020000</text:p>
          </table:table-cell>
          <table:table-cell office:value-type="string">
            <text:p>Hillerødmotorvejen</text:p>
          </table:table-cell>
          <table:table-cell office:value-type="float" office:value="4661">
            <text:p>4661</text:p>
          </table:table-cell>
          <table:table-cell office:value-type="float" office:value="5125">
            <text:p>51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03">
            <text:p>6103</text:p>
          </table:table-cell>
          <table:table-cell office:value-type="string">
            <text:p>Østerbro</text:p>
          </table:table-cell>
          <table:table-cell office:value-type="string">
            <text:p>1014428000000</text:p>
          </table:table-cell>
          <table:table-cell office:value-type="string">
            <text:p>Lundevangsvej</text:p>
          </table:table-cell>
          <table:table-cell office:value-type="float" office:value="0">
            <text:p>0</text:p>
          </table:table-cell>
          <table:table-cell office:value-type="float" office:value="343">
            <text:p>34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04">
            <text:p>6104</text:p>
          </table:table-cell>
          <table:table-cell office:value-type="string">
            <text:p>Østerbro</text:p>
          </table:table-cell>
          <table:table-cell office:value-type="string">
            <text:p>1016752000000</text:p>
          </table:table-cell>
          <table:table-cell office:value-type="string">
            <text:p>Spangbergsgade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06">
            <text:p>6106</text:p>
          </table:table-cell>
          <table:table-cell office:value-type="string">
            <text:p>Amager Øst</text:p>
          </table:table-cell>
          <table:table-cell office:value-type="string">
            <text:p>1015392000000</text:p>
          </table:table-cell>
          <table:table-cell office:value-type="string">
            <text:p>Palermovej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07">
            <text:p>6107</text:p>
          </table:table-cell>
          <table:table-cell office:value-type="string">
            <text:p>Nørrebro</text:p>
          </table:table-cell>
          <table:table-cell office:value-type="string">
            <text:p>1017496000000</text:p>
          </table:table-cell>
          <table:table-cell office:value-type="string">
            <text:p>Tjørnegade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108">
            <text:p>6108</text:p>
          </table:table-cell>
          <table:table-cell office:value-type="string">
            <text:p>Bispebjerg</text:p>
          </table:table-cell>
          <table:table-cell office:value-type="string">
            <text:p>1014416000000</text:p>
          </table:table-cell>
          <table:table-cell office:value-type="string">
            <text:p>Lundeborgvej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10">
            <text:p>6110</text:p>
          </table:table-cell>
          <table:table-cell office:value-type="string">
            <text:p>Brønshøj-Husum</text:p>
          </table:table-cell>
          <table:table-cell office:value-type="string">
            <text:p>1011392000000</text:p>
          </table:table-cell>
          <table:table-cell office:value-type="string">
            <text:p>Dyblandsvangen</text:p>
          </table:table-cell>
          <table:table-cell office:value-type="float" office:value="0">
            <text:p>0</text:p>
          </table:table-cell>
          <table:table-cell office:value-type="float" office:value="287">
            <text:p>28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111">
            <text:p>6111</text:p>
          </table:table-cell>
          <table:table-cell office:value-type="string">
            <text:p>Vesterbro-Kongens Enghave</text:p>
          </table:table-cell>
          <table:table-cell office:value-type="string">
            <text:p>1017208000000</text:p>
          </table:table-cell>
          <table:table-cell office:value-type="string">
            <text:p>Sydbanestien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32">
            <text:p>6132</text:p>
          </table:table-cell>
          <table:table-cell office:value-type="string">
            <text:p>Østerbro</text:p>
          </table:table-cell>
          <table:table-cell office:value-type="string">
            <text:p>1013636000000</text:p>
          </table:table-cell>
          <table:table-cell office:value-type="string">
            <text:p>Kertemindegade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12">
            <text:p>6112</text:p>
          </table:table-cell>
          <table:table-cell office:value-type="string">
            <text:p>Indre By</text:p>
          </table:table-cell>
          <table:table-cell office:value-type="string">
            <text:p>1014988000000</text:p>
          </table:table-cell>
          <table:table-cell office:value-type="string">
            <text:p>Nikolajgade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13">
            <text:p>6113</text:p>
          </table:table-cell>
          <table:table-cell office:value-type="string">
            <text:p>Brønshøj-Husum</text:p>
          </table:table-cell>
          <table:table-cell office:value-type="string">
            <text:p>1010576000000</text:p>
          </table:table-cell>
          <table:table-cell office:value-type="string">
            <text:p>Bjernedevej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114">
            <text:p>6114</text:p>
          </table:table-cell>
          <table:table-cell office:value-type="string">
            <text:p>Nørrebro</text:p>
          </table:table-cell>
          <table:table-cell office:value-type="string">
            <text:p>1016732000000</text:p>
          </table:table-cell>
          <table:table-cell office:value-type="string">
            <text:p>Sorgenfrigade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15">
            <text:p>6115</text:p>
          </table:table-cell>
          <table:table-cell office:value-type="string">
            <text:p>Nørrebro</text:p>
          </table:table-cell>
          <table:table-cell office:value-type="string">
            <text:p>1011430000000</text:p>
          </table:table-cell>
          <table:table-cell office:value-type="string">
            <text:p>Edith Rodes Vej</text:p>
          </table:table-cell>
          <table:table-cell office:value-type="float" office:value="0">
            <text:p>0</text:p>
          </table:table-cell>
          <table:table-cell office:value-type="float" office:value="323">
            <text:p>32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16">
            <text:p>6116</text:p>
          </table:table-cell>
          <table:table-cell office:value-type="string">
            <text:p>Valby</text:p>
          </table:table-cell>
          <table:table-cell office:value-type="string">
            <text:p>1016716000000</text:p>
          </table:table-cell>
          <table:table-cell office:value-type="string">
            <text:p>Solskrænten</text:p>
          </table:table-cell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117">
            <text:p>6117</text:p>
          </table:table-cell>
          <table:table-cell office:value-type="string">
            <text:p>Brønshøj-Husum</text:p>
          </table:table-cell>
          <table:table-cell office:value-type="string">
            <text:p>1012644000000</text:p>
          </table:table-cell>
          <table:table-cell office:value-type="string">
            <text:p>Hareskovvej</text:p>
          </table:table-cell>
          <table:table-cell office:value-type="float" office:value="4829">
            <text:p>4829</text:p>
          </table:table-cell>
          <table:table-cell office:value-type="float" office:value="5428">
            <text:p>5428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18">
            <text:p>6118</text:p>
          </table:table-cell>
          <table:table-cell office:value-type="string">
            <text:p>Valby</text:p>
          </table:table-cell>
          <table:table-cell office:value-type="string">
            <text:p>1011634010000</text:p>
          </table:table-cell>
          <table:table-cell office:value-type="string">
            <text:p>Erik Ballings Vej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19">
            <text:p>6119</text:p>
          </table:table-cell>
          <table:table-cell office:value-type="string">
            <text:p>Bispebjerg</text:p>
          </table:table-cell>
          <table:table-cell office:value-type="string">
            <text:p>1012708000000</text:p>
          </table:table-cell>
          <table:table-cell office:value-type="string">
            <text:p>Havsgårdsvej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20">
            <text:p>6120</text:p>
          </table:table-cell>
          <table:table-cell office:value-type="string">
            <text:p>Valby</text:p>
          </table:table-cell>
          <table:table-cell office:value-type="string">
            <text:p>1016836000000</text:p>
          </table:table-cell>
          <table:table-cell office:value-type="string">
            <text:p>Steenbergsvej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21">
            <text:p>6121</text:p>
          </table:table-cell>
          <table:table-cell office:value-type="string">
            <text:p>Vanløse</text:p>
          </table:table-cell>
          <table:table-cell office:value-type="string">
            <text:p>1013972020000</text:p>
          </table:table-cell>
          <table:table-cell office:value-type="string">
            <text:p>Krogebjerg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22">
            <text:p>6122</text:p>
          </table:table-cell>
          <table:table-cell office:value-type="string">
            <text:p>Indre By</text:p>
          </table:table-cell>
          <table:table-cell office:value-type="string">
            <text:p>1012148000000</text:p>
          </table:table-cell>
          <table:table-cell office:value-type="string">
            <text:p>Gefionsgade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23">
            <text:p>6123</text:p>
          </table:table-cell>
          <table:table-cell office:value-type="string">
            <text:p>Nørrebro</text:p>
          </table:table-cell>
          <table:table-cell office:value-type="string">
            <text:p>1015188010000</text:p>
          </table:table-cell>
          <table:table-cell office:value-type="string">
            <text:p>Nørre Allé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24">
            <text:p>6124</text:p>
          </table:table-cell>
          <table:table-cell office:value-type="string">
            <text:p>Bispebjerg</text:p>
          </table:table-cell>
          <table:table-cell office:value-type="string">
            <text:p>1015256000000</text:p>
          </table:table-cell>
          <table:table-cell office:value-type="string">
            <text:p>Oldermandsvej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48">
            <text:p>6148</text:p>
          </table:table-cell>
          <table:table-cell office:value-type="string">
            <text:p>Bispebjerg</text:p>
          </table:table-cell>
          <table:table-cell office:value-type="string">
            <text:p>1011036000000</text:p>
          </table:table-cell>
          <table:table-cell office:value-type="string">
            <text:p>Bøllegård Allé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125">
            <text:p>6125</text:p>
          </table:table-cell>
          <table:table-cell office:value-type="string">
            <text:p>Indre By</text:p>
          </table:table-cell>
          <table:table-cell office:value-type="string">
            <text:p>1018608000000</text:p>
          </table:table-cell>
          <table:table-cell office:value-type="string">
            <text:p>Øster Søgade</text:p>
          </table:table-cell>
          <table:table-cell office:value-type="float" office:value="0">
            <text:p>0</text:p>
          </table:table-cell>
          <table:table-cell office:value-type="float" office:value="1392">
            <text:p>139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26">
            <text:p>6126</text:p>
          </table:table-cell>
          <table:table-cell office:value-type="string">
            <text:p>Bispebjerg</text:p>
          </table:table-cell>
          <table:table-cell office:value-type="string">
            <text:p>1016144000000</text:p>
          </table:table-cell>
          <table:table-cell office:value-type="string">
            <text:p>Rørsangervej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28">
            <text:p>6128</text:p>
          </table:table-cell>
          <table:table-cell office:value-type="string">
            <text:p>Bispebjerg</text:p>
          </table:table-cell>
          <table:table-cell office:value-type="string">
            <text:p>1017684010000</text:p>
          </table:table-cell>
          <table:table-cell office:value-type="string">
            <text:p>Tuborgvej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29">
            <text:p>6129</text:p>
          </table:table-cell>
          <table:table-cell office:value-type="string">
            <text:p>Bispebjerg</text:p>
          </table:table-cell>
          <table:table-cell office:value-type="string">
            <text:p>1015040000000</text:p>
          </table:table-cell>
          <table:table-cell office:value-type="string">
            <text:p>Nordre Fasanvej</text:p>
          </table:table-cell>
          <table:table-cell office:value-type="float" office:value="0">
            <text:p>0</text:p>
          </table:table-cell>
          <table:table-cell office:value-type="float" office:value="426">
            <text:p>42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30">
            <text:p>6130</text:p>
          </table:table-cell>
          <table:table-cell office:value-type="string">
            <text:p>Amager Øst</text:p>
          </table:table-cell>
          <table:table-cell office:value-type="string">
            <text:p>1017608000000</text:p>
          </table:table-cell>
          <table:table-cell office:value-type="string">
            <text:p>Tovværkgade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31">
            <text:p>6131</text:p>
          </table:table-cell>
          <table:table-cell office:value-type="string">
            <text:p>Indre By</text:p>
          </table:table-cell>
          <table:table-cell office:value-type="string">
            <text:p>1015276000000</text:p>
          </table:table-cell>
          <table:table-cell office:value-type="string">
            <text:p>Ole Suhrs Gade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33">
            <text:p>6133</text:p>
          </table:table-cell>
          <table:table-cell office:value-type="string">
            <text:p>Valby</text:p>
          </table:table-cell>
          <table:table-cell office:value-type="string">
            <text:p>1011268000000</text:p>
          </table:table-cell>
          <table:table-cell office:value-type="string">
            <text:p>Danshøjvej</text:p>
          </table:table-cell>
          <table:table-cell office:value-type="float" office:value="0">
            <text:p>0</text:p>
          </table:table-cell>
          <table:table-cell office:value-type="float" office:value="769">
            <text:p>76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34">
            <text:p>6134</text:p>
          </table:table-cell>
          <table:table-cell office:value-type="string">
            <text:p>Indre By</text:p>
          </table:table-cell>
          <table:table-cell office:value-type="string">
            <text:p>1017968000000</text:p>
          </table:table-cell>
          <table:table-cell office:value-type="string">
            <text:p>Vandkunsten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35">
            <text:p>6135</text:p>
          </table:table-cell>
          <table:table-cell office:value-type="string">
            <text:p>Indre By</text:p>
          </table:table-cell>
          <table:table-cell office:value-type="string">
            <text:p>1016944000000</text:p>
          </table:table-cell>
          <table:table-cell office:value-type="string">
            <text:p>Store Kirkestræde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38">
            <text:p>6138</text:p>
          </table:table-cell>
          <table:table-cell office:value-type="string">
            <text:p>Amager Øst</text:p>
          </table:table-cell>
          <table:table-cell office:value-type="string">
            <text:p>1018296000000</text:p>
          </table:table-cell>
          <table:table-cell office:value-type="string">
            <text:p>Wibrandtsvej</text:p>
          </table:table-cell>
          <table:table-cell office:value-type="float" office:value="0">
            <text:p>0</text:p>
          </table:table-cell>
          <table:table-cell office:value-type="float" office:value="865">
            <text:p>86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39">
            <text:p>6139</text:p>
          </table:table-cell>
          <table:table-cell office:value-type="string">
            <text:p>Vesterbro-Kongens Enghave</text:p>
          </table:table-cell>
          <table:table-cell office:value-type="string">
            <text:p>1011688000000</text:p>
          </table:table-cell>
          <table:table-cell office:value-type="string">
            <text:p>Estlandsgade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40">
            <text:p>6140</text:p>
          </table:table-cell>
          <table:table-cell office:value-type="string">
            <text:p>Brønshøj-Husum</text:p>
          </table:table-cell>
          <table:table-cell office:value-type="string">
            <text:p>1010888000000</text:p>
          </table:table-cell>
          <table:table-cell office:value-type="string">
            <text:p>Brunevang</text:p>
          </table:table-cell>
          <table:table-cell office:value-type="float" office:value="0">
            <text:p>0</text:p>
          </table:table-cell>
          <table:table-cell office:value-type="float" office:value="298">
            <text:p>29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41">
            <text:p>6141</text:p>
          </table:table-cell>
          <table:table-cell office:value-type="string">
            <text:p>Indre By</text:p>
          </table:table-cell>
          <table:table-cell office:value-type="string">
            <text:p>1015052000000</text:p>
          </table:table-cell>
          <table:table-cell office:value-type="string">
            <text:p>Nordre Toldbod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42">
            <text:p>6142</text:p>
          </table:table-cell>
          <table:table-cell office:value-type="string">
            <text:p>Bispebjerg</text:p>
          </table:table-cell>
          <table:table-cell office:value-type="string">
            <text:p>1018220000000</text:p>
          </table:table-cell>
          <table:table-cell office:value-type="string">
            <text:p>Vestergårdsporten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43">
            <text:p>6143</text:p>
          </table:table-cell>
          <table:table-cell office:value-type="string">
            <text:p>Amager Øst</text:p>
          </table:table-cell>
          <table:table-cell office:value-type="string">
            <text:p>1017848020000</text:p>
          </table:table-cell>
          <table:table-cell office:value-type="string">
            <text:p>Ungarnsgade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44">
            <text:p>6144</text:p>
          </table:table-cell>
          <table:table-cell office:value-type="string">
            <text:p>Valby</text:p>
          </table:table-cell>
          <table:table-cell office:value-type="string">
            <text:p>1011092000000</text:p>
          </table:table-cell>
          <table:table-cell office:value-type="string">
            <text:p>Castbergsvej</text:p>
          </table:table-cell>
          <table:table-cell office:value-type="float" office:value="0">
            <text:p>0</text:p>
          </table:table-cell>
          <table:table-cell office:value-type="float" office:value="324">
            <text:p>32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45">
            <text:p>6145</text:p>
          </table:table-cell>
          <table:table-cell office:value-type="string">
            <text:p>Brønshøj-Husum</text:p>
          </table:table-cell>
          <table:table-cell office:value-type="string">
            <text:p>1011712000000</text:p>
          </table:table-cell>
          <table:table-cell office:value-type="string">
            <text:p>Faksingevej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46">
            <text:p>6146</text:p>
          </table:table-cell>
          <table:table-cell office:value-type="string">
            <text:p>Indre By</text:p>
          </table:table-cell>
          <table:table-cell office:value-type="string">
            <text:p>1015916000000</text:p>
          </table:table-cell>
          <table:table-cell office:value-type="string">
            <text:p>Rosenborggade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49">
            <text:p>6149</text:p>
          </table:table-cell>
          <table:table-cell office:value-type="string">
            <text:p>Amager Øst</text:p>
          </table:table-cell>
          <table:table-cell office:value-type="string">
            <text:p>1016348000000</text:p>
          </table:table-cell>
          <table:table-cell office:value-type="string">
            <text:p>Siamvej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98">
            <text:p>5998</text:p>
          </table:table-cell>
          <table:table-cell office:value-type="string">
            <text:p>Bispebjerg</text:p>
          </table:table-cell>
          <table:table-cell office:value-type="string">
            <text:p>1011764000000</text:p>
          </table:table-cell>
          <table:table-cell office:value-type="string">
            <text:p>Filosofvænget</text:p>
          </table:table-cell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99">
            <text:p>5999</text:p>
          </table:table-cell>
          <table:table-cell office:value-type="string">
            <text:p>Indre By</text:p>
          </table:table-cell>
          <table:table-cell office:value-type="string">
            <text:p>1013992000000</text:p>
          </table:table-cell>
          <table:table-cell office:value-type="string">
            <text:p>Kronprinsensgade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00">
            <text:p>6000</text:p>
          </table:table-cell>
          <table:table-cell office:value-type="string">
            <text:p>Vanløse</text:p>
          </table:table-cell>
          <table:table-cell office:value-type="string">
            <text:p>1011398010000</text:p>
          </table:table-cell>
          <table:table-cell office:value-type="string">
            <text:p>Dysseager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02">
            <text:p>6002</text:p>
          </table:table-cell>
          <table:table-cell office:value-type="string">
            <text:p>Valby</text:p>
          </table:table-cell>
          <table:table-cell office:value-type="string">
            <text:p>1012688010000</text:p>
          </table:table-cell>
          <table:table-cell office:value-type="string">
            <text:p>Havebo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003">
            <text:p>6003</text:p>
          </table:table-cell>
          <table:table-cell office:value-type="string">
            <text:p>Bispebjerg</text:p>
          </table:table-cell>
          <table:table-cell office:value-type="string">
            <text:p>1012156000000</text:p>
          </table:table-cell>
          <table:table-cell office:value-type="string">
            <text:p>Gemmet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004">
            <text:p>6004</text:p>
          </table:table-cell>
          <table:table-cell office:value-type="string">
            <text:p>Vesterbro-Kongens Enghave</text:p>
          </table:table-cell>
          <table:table-cell office:value-type="string">
            <text:p>1015820000000</text:p>
          </table:table-cell>
          <table:table-cell office:value-type="string">
            <text:p>Reverdilsgade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05">
            <text:p>6005</text:p>
          </table:table-cell>
          <table:table-cell office:value-type="string">
            <text:p>Amager Øst</text:p>
          </table:table-cell>
          <table:table-cell office:value-type="string">
            <text:p>1015428000000</text:p>
          </table:table-cell>
          <table:table-cell office:value-type="string">
            <text:p>Parnasvej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006">
            <text:p>6006</text:p>
          </table:table-cell>
          <table:table-cell office:value-type="string">
            <text:p>Bispebjerg</text:p>
          </table:table-cell>
          <table:table-cell office:value-type="string">
            <text:p>1017684030000</text:p>
          </table:table-cell>
          <table:table-cell office:value-type="string">
            <text:p>Tuborgvej</text:p>
          </table:table-cell>
          <table:table-cell office:value-type="float" office:value="0">
            <text:p>0</text:p>
          </table:table-cell>
          <table:table-cell office:value-type="float" office:value="313">
            <text:p>31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07">
            <text:p>6007</text:p>
          </table:table-cell>
          <table:table-cell office:value-type="string">
            <text:p>Indre By</text:p>
          </table:table-cell>
          <table:table-cell office:value-type="string">
            <text:p>1018216000000</text:p>
          </table:table-cell>
          <table:table-cell office:value-type="string">
            <text:p>Vestergade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08">
            <text:p>6008</text:p>
          </table:table-cell>
          <table:table-cell office:value-type="string">
            <text:p>Indre By</text:p>
          </table:table-cell>
          <table:table-cell office:value-type="string">
            <text:p>1018366000000</text:p>
          </table:table-cell>
          <table:table-cell office:value-type="string">
            <text:p>Vindebrogade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09">
            <text:p>6009</text:p>
          </table:table-cell>
          <table:table-cell office:value-type="string">
            <text:p>Vesterbro-Kongens Enghave</text:p>
          </table:table-cell>
          <table:table-cell office:value-type="string">
            <text:p>1010968000000</text:p>
          </table:table-cell>
          <table:table-cell office:value-type="string">
            <text:p>Bustrupgade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959">
            <text:p>5959</text:p>
          </table:table-cell>
          <table:table-cell office:value-type="string">
            <text:p>Bispebjerg</text:p>
          </table:table-cell>
          <table:table-cell office:value-type="string">
            <text:p>1017088000000</text:p>
          </table:table-cell>
          <table:table-cell office:value-type="string">
            <text:p>Støvnæs Allé</text:p>
          </table:table-cell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011">
            <text:p>6011</text:p>
          </table:table-cell>
          <table:table-cell office:value-type="string">
            <text:p>Indre By</text:p>
          </table:table-cell>
          <table:table-cell office:value-type="string">
            <text:p>1015844000000</text:p>
          </table:table-cell>
          <table:table-cell office:value-type="string">
            <text:p>Rigensgade</text:p>
          </table:table-cell>
          <table:table-cell office:value-type="float" office:value="0">
            <text:p>0</text:p>
          </table:table-cell>
          <table:table-cell office:value-type="float" office:value="372">
            <text:p>37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12">
            <text:p>6012</text:p>
          </table:table-cell>
          <table:table-cell office:value-type="string">
            <text:p>Østerbro</text:p>
          </table:table-cell>
          <table:table-cell office:value-type="string">
            <text:p>1014668800000</text:p>
          </table:table-cell>
          <table:table-cell office:value-type="string">
            <text:p>Marstalsgade</text:p>
          </table:table-cell>
          <table:table-cell office:value-type="float" office:value="232">
            <text:p>232</text:p>
          </table:table-cell>
          <table:table-cell office:value-type="float" office:value="425">
            <text:p>4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14">
            <text:p>6014</text:p>
          </table:table-cell>
          <table:table-cell office:value-type="string">
            <text:p>Vesterbro-Kongens Enghave</text:p>
          </table:table-cell>
          <table:table-cell office:value-type="string">
            <text:p>1014636300000</text:p>
          </table:table-cell>
          <table:table-cell office:value-type="string">
            <text:p>Maria Kirkeplads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015">
            <text:p>6015</text:p>
          </table:table-cell>
          <table:table-cell office:value-type="string">
            <text:p>Valby</text:p>
          </table:table-cell>
          <table:table-cell office:value-type="string">
            <text:p>1016771000000</text:p>
          </table:table-cell>
          <table:table-cell office:value-type="string">
            <text:p>Spinderigade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16">
            <text:p>6016</text:p>
          </table:table-cell>
          <table:table-cell office:value-type="string">
            <text:p>Østerbro</text:p>
          </table:table-cell>
          <table:table-cell office:value-type="string">
            <text:p>1015948010000</text:p>
          </table:table-cell>
          <table:table-cell office:value-type="string">
            <text:p>Rosenvængets Allé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17">
            <text:p>6017</text:p>
          </table:table-cell>
          <table:table-cell office:value-type="string">
            <text:p>Brønshøj-Husum</text:p>
          </table:table-cell>
          <table:table-cell office:value-type="string">
            <text:p>1018368000000</text:p>
          </table:table-cell>
          <table:table-cell office:value-type="string">
            <text:p>Vindingevej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018">
            <text:p>6018</text:p>
          </table:table-cell>
          <table:table-cell office:value-type="string">
            <text:p>Bispebjerg</text:p>
          </table:table-cell>
          <table:table-cell office:value-type="string">
            <text:p>1015628000000</text:p>
          </table:table-cell>
          <table:table-cell office:value-type="string">
            <text:p>Provstevej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6020">
            <text:p>6020</text:p>
          </table:table-cell>
          <table:table-cell office:value-type="string">
            <text:p>Østerbro</text:p>
          </table:table-cell>
          <table:table-cell office:value-type="string">
            <text:p>1014540400000</text:p>
          </table:table-cell>
          <table:table-cell office:value-type="string">
            <text:p>Løgstørgade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21">
            <text:p>6021</text:p>
          </table:table-cell>
          <table:table-cell office:value-type="string">
            <text:p>Indre By</text:p>
          </table:table-cell>
          <table:table-cell office:value-type="string">
            <text:p>1015456000000</text:p>
          </table:table-cell>
          <table:table-cell office:value-type="string">
            <text:p>Peder Skrams Gade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48">
            <text:p>6448</text:p>
          </table:table-cell>
          <table:table-cell office:value-type="string">
            <text:p>Vanløse</text:p>
          </table:table-cell>
          <table:table-cell office:value-type="string">
            <text:p>1010196000000</text:p>
          </table:table-cell>
          <table:table-cell office:value-type="string">
            <text:p>Apollovej</text:p>
          </table:table-cell>
          <table:table-cell office:value-type="float" office:value="0">
            <text:p>0</text:p>
          </table:table-cell>
          <table:table-cell office:value-type="float" office:value="508">
            <text:p>50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49">
            <text:p>6449</text:p>
          </table:table-cell>
          <table:table-cell office:value-type="string">
            <text:p>Brønshøj-Husum</text:p>
          </table:table-cell>
          <table:table-cell office:value-type="string">
            <text:p>1018140010000</text:p>
          </table:table-cell>
          <table:table-cell office:value-type="string">
            <text:p>Veksøvej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50">
            <text:p>6450</text:p>
          </table:table-cell>
          <table:table-cell office:value-type="string">
            <text:p>Amager Øst</text:p>
          </table:table-cell>
          <table:table-cell office:value-type="string">
            <text:p>1015484000000</text:p>
          </table:table-cell>
          <table:table-cell office:value-type="string">
            <text:p>Persiensvej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22">
            <text:p>6022</text:p>
          </table:table-cell>
          <table:table-cell office:value-type="string">
            <text:p>Vanløse</text:p>
          </table:table-cell>
          <table:table-cell office:value-type="string">
            <text:p>1016600000000</text:p>
          </table:table-cell>
          <table:table-cell office:value-type="string">
            <text:p>Slotsherrensvej</text:p>
          </table:table-cell>
          <table:table-cell office:value-type="float" office:value="0">
            <text:p>0</text:p>
          </table:table-cell>
          <table:table-cell office:value-type="float" office:value="2084">
            <text:p>208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23">
            <text:p>6023</text:p>
          </table:table-cell>
          <table:table-cell office:value-type="string">
            <text:p>Nørrebro</text:p>
          </table:table-cell>
          <table:table-cell office:value-type="string">
            <text:p>1011424000000</text:p>
          </table:table-cell>
          <table:table-cell office:value-type="string">
            <text:p>Eddagården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24">
            <text:p>6024</text:p>
          </table:table-cell>
          <table:table-cell office:value-type="string">
            <text:p>Amager Vest</text:p>
          </table:table-cell>
          <table:table-cell office:value-type="string">
            <text:p>1018122010000</text:p>
          </table:table-cell>
          <table:table-cell office:value-type="string">
            <text:p>Weidekampsgade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25">
            <text:p>6025</text:p>
          </table:table-cell>
          <table:table-cell office:value-type="string">
            <text:p>Amager Øst</text:p>
          </table:table-cell>
          <table:table-cell office:value-type="string">
            <text:p>1015424020000</text:p>
          </table:table-cell>
          <table:table-cell office:value-type="string">
            <text:p>Parmagade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53">
            <text:p>6453</text:p>
          </table:table-cell>
          <table:table-cell office:value-type="string">
            <text:p>Vesterbro-Kongens Enghave</text:p>
          </table:table-cell>
          <table:table-cell office:value-type="string">
            <text:p>101254433A000</text:p>
          </table:table-cell>
          <table:table-cell office:value-type="string">
            <text:p>Halmtorvet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54">
            <text:p>6454</text:p>
          </table:table-cell>
          <table:table-cell office:value-type="string">
            <text:p>Indre By</text:p>
          </table:table-cell>
          <table:table-cell office:value-type="string">
            <text:p>1014548000000</text:p>
          </table:table-cell>
          <table:table-cell office:value-type="string">
            <text:p>Løngangstræde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26">
            <text:p>6026</text:p>
          </table:table-cell>
          <table:table-cell office:value-type="string">
            <text:p>Vanløse</text:p>
          </table:table-cell>
          <table:table-cell office:value-type="string">
            <text:p>1013680000000</text:p>
          </table:table-cell>
          <table:table-cell office:value-type="string">
            <text:p>Kirkebjerg Allé</text:p>
          </table:table-cell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958">
            <text:p>5958</text:p>
          </table:table-cell>
          <table:table-cell office:value-type="string">
            <text:p>Amager Vest</text:p>
          </table:table-cell>
          <table:table-cell office:value-type="string">
            <text:p>1015252000000</text:p>
          </table:table-cell>
          <table:table-cell office:value-type="string">
            <text:p>Oldensti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60">
            <text:p>5960</text:p>
          </table:table-cell>
          <table:table-cell office:value-type="string">
            <text:p>Amager Vest</text:p>
          </table:table-cell>
          <table:table-cell office:value-type="string">
            <text:p>1018528000000</text:p>
          </table:table-cell>
          <table:table-cell office:value-type="string">
            <text:p>Ærtelandsvej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961">
            <text:p>5961</text:p>
          </table:table-cell>
          <table:table-cell office:value-type="string">
            <text:p>Indre By</text:p>
          </table:table-cell>
          <table:table-cell office:value-type="string">
            <text:p>1014180000000</text:p>
          </table:table-cell>
          <table:table-cell office:value-type="string">
            <text:p>Larslejsstræde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62">
            <text:p>5962</text:p>
          </table:table-cell>
          <table:table-cell office:value-type="string">
            <text:p>Vanløse</text:p>
          </table:table-cell>
          <table:table-cell office:value-type="string">
            <text:p>1016184010000</text:p>
          </table:table-cell>
          <table:table-cell office:value-type="string">
            <text:p>Sallingvej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63">
            <text:p>5963</text:p>
          </table:table-cell>
          <table:table-cell office:value-type="string">
            <text:p>Indre By</text:p>
          </table:table-cell>
          <table:table-cell office:value-type="string">
            <text:p>1014572000000</text:p>
          </table:table-cell>
          <table:table-cell office:value-type="string">
            <text:p>Løvstræde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65">
            <text:p>5965</text:p>
          </table:table-cell>
          <table:table-cell office:value-type="string">
            <text:p>Indre By</text:p>
          </table:table-cell>
          <table:table-cell office:value-type="string">
            <text:p>1011188000000</text:p>
          </table:table-cell>
          <table:table-cell office:value-type="string">
            <text:p>Cort Adelers Gade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66">
            <text:p>5966</text:p>
          </table:table-cell>
          <table:table-cell office:value-type="string">
            <text:p>Østerbro</text:p>
          </table:table-cell>
          <table:table-cell office:value-type="string">
            <text:p>1010044000000</text:p>
          </table:table-cell>
          <table:table-cell office:value-type="string">
            <text:p>Aggersborggade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67">
            <text:p>5967</text:p>
          </table:table-cell>
          <table:table-cell office:value-type="string">
            <text:p>Amager Vest</text:p>
          </table:table-cell>
          <table:table-cell office:value-type="string">
            <text:p>1016022030000</text:p>
          </table:table-cell>
          <table:table-cell office:value-type="string">
            <text:p>Rundholtsvej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68">
            <text:p>4468</text:p>
          </table:table-cell>
          <table:table-cell office:value-type="string">
            <text:p>Valby</text:p>
          </table:table-cell>
          <table:table-cell office:value-type="string">
            <text:p>1015416000000</text:p>
          </table:table-cell>
          <table:table-cell office:value-type="string">
            <text:p>Parkstien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70">
            <text:p>5970</text:p>
          </table:table-cell>
          <table:table-cell office:value-type="string">
            <text:p>Brønshøj-Husum</text:p>
          </table:table-cell>
          <table:table-cell office:value-type="string">
            <text:p>1017716000000</text:p>
          </table:table-cell>
          <table:table-cell office:value-type="string">
            <text:p>Tuxensvej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71">
            <text:p>5971</text:p>
          </table:table-cell>
          <table:table-cell office:value-type="string">
            <text:p>Valby</text:p>
          </table:table-cell>
          <table:table-cell office:value-type="string">
            <text:p>1014328000000</text:p>
          </table:table-cell>
          <table:table-cell office:value-type="string">
            <text:p>Lindehaven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72">
            <text:p>5972</text:p>
          </table:table-cell>
          <table:table-cell office:value-type="string">
            <text:p>Valby</text:p>
          </table:table-cell>
          <table:table-cell office:value-type="string">
            <text:p>1014932000000</text:p>
          </table:table-cell>
          <table:table-cell office:value-type="string">
            <text:p>Nakskovvej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74">
            <text:p>5974</text:p>
          </table:table-cell>
          <table:table-cell office:value-type="string">
            <text:p>Østerbro</text:p>
          </table:table-cell>
          <table:table-cell office:value-type="string">
            <text:p>1011608800000</text:p>
          </table:table-cell>
          <table:table-cell office:value-type="string">
            <text:p>Engskiftevej</text:p>
          </table:table-cell>
          <table:table-cell office:value-type="float" office:value="89">
            <text:p>89</text:p>
          </table:table-cell>
          <table:table-cell office:value-type="float" office:value="176">
            <text:p>17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75">
            <text:p>5975</text:p>
          </table:table-cell>
          <table:table-cell office:value-type="string">
            <text:p>Valby</text:p>
          </table:table-cell>
          <table:table-cell office:value-type="string">
            <text:p>1017916020000</text:p>
          </table:table-cell>
          <table:table-cell office:value-type="string">
            <text:p>Valby Tingsted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452">
            <text:p>6452</text:p>
          </table:table-cell>
          <table:table-cell office:value-type="string">
            <text:p>Østerbro</text:p>
          </table:table-cell>
          <table:table-cell office:value-type="string">
            <text:p>1016988010000</text:p>
          </table:table-cell>
          <table:table-cell office:value-type="string">
            <text:p>Strandboulevarden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73">
            <text:p>5973</text:p>
          </table:table-cell>
          <table:table-cell office:value-type="string">
            <text:p>Indre By</text:p>
          </table:table-cell>
          <table:table-cell office:value-type="string">
            <text:p>1016056000000</text:p>
          </table:table-cell>
          <table:table-cell office:value-type="string">
            <text:p>Rysensteensgade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55">
            <text:p>6455</text:p>
          </table:table-cell>
          <table:table-cell office:value-type="string">
            <text:p>Østerbro</text:p>
          </table:table-cell>
          <table:table-cell office:value-type="string">
            <text:p>1016396000000</text:p>
          </table:table-cell>
          <table:table-cell office:value-type="string">
            <text:p>Sionsgade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56">
            <text:p>6456</text:p>
          </table:table-cell>
          <table:table-cell office:value-type="string">
            <text:p>Østerbro</text:p>
          </table:table-cell>
          <table:table-cell office:value-type="string">
            <text:p>1015208000000</text:p>
          </table:table-cell>
          <table:table-cell office:value-type="string">
            <text:p>Nørre Sideallé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57">
            <text:p>6457</text:p>
          </table:table-cell>
          <table:table-cell office:value-type="string">
            <text:p>Brønshøj-Husum</text:p>
          </table:table-cell>
          <table:table-cell office:value-type="string">
            <text:p>1013204000000</text:p>
          </table:table-cell>
          <table:table-cell office:value-type="string">
            <text:p>Højlandsvangen</text:p>
          </table:table-cell>
          <table:table-cell office:value-type="float" office:value="0">
            <text:p>0</text:p>
          </table:table-cell>
          <table:table-cell office:value-type="float" office:value="833">
            <text:p>83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458">
            <text:p>6458</text:p>
          </table:table-cell>
          <table:table-cell office:value-type="string">
            <text:p>Amager Øst</text:p>
          </table:table-cell>
          <table:table-cell office:value-type="string">
            <text:p>1012168000000</text:p>
          </table:table-cell>
          <table:table-cell office:value-type="string">
            <text:p>Genuavej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59">
            <text:p>6459</text:p>
          </table:table-cell>
          <table:table-cell office:value-type="string">
            <text:p>Østerbro</text:p>
          </table:table-cell>
          <table:table-cell office:value-type="string">
            <text:p>1014680000000</text:p>
          </table:table-cell>
          <table:table-cell office:value-type="string">
            <text:p>Masnedøgade</text:p>
          </table:table-cell>
          <table:table-cell office:value-type="float" office:value="0">
            <text:p>0</text:p>
          </table:table-cell>
          <table:table-cell office:value-type="float" office:value="414">
            <text:p>41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60">
            <text:p>6460</text:p>
          </table:table-cell>
          <table:table-cell office:value-type="string">
            <text:p>Østerbro</text:p>
          </table:table-cell>
          <table:table-cell office:value-type="string">
            <text:p>1018600000000</text:p>
          </table:table-cell>
          <table:table-cell office:value-type="string">
            <text:p>Østerled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461">
            <text:p>6461</text:p>
          </table:table-cell>
          <table:table-cell office:value-type="string">
            <text:p>Østerbro</text:p>
          </table:table-cell>
          <table:table-cell office:value-type="string">
            <text:p>1010452000000</text:p>
          </table:table-cell>
          <table:table-cell office:value-type="string">
            <text:p>Bellmansgade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30">
            <text:p>6530</text:p>
          </table:table-cell>
          <table:table-cell office:value-type="string">
            <text:p>Bispebjerg</text:p>
          </table:table-cell>
          <table:table-cell office:value-type="string">
            <text:p>1012803020000</text:p>
          </table:table-cell>
          <table:table-cell office:value-type="string">
            <text:p>Lyngbyvej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34">
            <text:p>6634</text:p>
          </table:table-cell>
          <table:table-cell office:value-type="string">
            <text:p>Bispebjerg</text:p>
          </table:table-cell>
          <table:table-cell office:value-type="string">
            <text:p>1010676000000</text:p>
          </table:table-cell>
          <table:table-cell office:value-type="string">
            <text:p>Bogtrykkervej</text:p>
          </table:table-cell>
          <table:table-cell office:value-type="float" office:value="331">
            <text:p>331</text:p>
          </table:table-cell>
          <table:table-cell office:value-type="float" office:value="571">
            <text:p>57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97">
            <text:p>6497</text:p>
          </table:table-cell>
          <table:table-cell office:value-type="string">
            <text:p>Nørrebro</text:p>
          </table:table-cell>
          <table:table-cell office:value-type="string">
            <text:p>1013080000000</text:p>
          </table:table-cell>
          <table:table-cell office:value-type="string">
            <text:p>Humlebækgade</text:p>
          </table:table-cell>
          <table:table-cell office:value-type="float" office:value="0">
            <text:p>0</text:p>
          </table:table-cell>
          <table:table-cell office:value-type="float" office:value="526">
            <text:p>52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99">
            <text:p>6499</text:p>
          </table:table-cell>
          <table:table-cell office:value-type="string">
            <text:p>Amager Vest</text:p>
          </table:table-cell>
          <table:table-cell office:value-type="string">
            <text:p>1015644020000</text:p>
          </table:table-cell>
          <table:table-cell office:value-type="string">
            <text:p>Præstemarksvej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500">
            <text:p>6500</text:p>
          </table:table-cell>
          <table:table-cell office:value-type="string">
            <text:p>Amager Vest</text:p>
          </table:table-cell>
          <table:table-cell office:value-type="string">
            <text:p>1015894000000</text:p>
          </table:table-cell>
          <table:table-cell office:value-type="string">
            <text:p>Robert Jacobsens Vej</text:p>
          </table:table-cell>
          <table:table-cell office:value-type="float" office:value="0">
            <text:p>0</text:p>
          </table:table-cell>
          <table:table-cell office:value-type="float" office:value="779">
            <text:p>77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01">
            <text:p>6501</text:p>
          </table:table-cell>
          <table:table-cell office:value-type="string">
            <text:p>Vesterbro-Kongens Enghave</text:p>
          </table:table-cell>
          <table:table-cell office:value-type="string">
            <text:p>1016316000000</text:p>
          </table:table-cell>
          <table:table-cell office:value-type="string">
            <text:p>Schubertsvej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03">
            <text:p>6503</text:p>
          </table:table-cell>
          <table:table-cell office:value-type="string">
            <text:p>Amager Øst</text:p>
          </table:table-cell>
          <table:table-cell office:value-type="string">
            <text:p>1014272000000</text:p>
          </table:table-cell>
          <table:table-cell office:value-type="string">
            <text:p>Lillegrund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05">
            <text:p>6505</text:p>
          </table:table-cell>
          <table:table-cell office:value-type="string">
            <text:p>Valby</text:p>
          </table:table-cell>
          <table:table-cell office:value-type="string">
            <text:p>1010701000000</text:p>
          </table:table-cell>
          <table:table-cell office:value-type="string">
            <text:p>Bomuldsgade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06">
            <text:p>6506</text:p>
          </table:table-cell>
          <table:table-cell office:value-type="string">
            <text:p>Brønshøj-Husum</text:p>
          </table:table-cell>
          <table:table-cell office:value-type="string">
            <text:p>1015892000000</text:p>
          </table:table-cell>
          <table:table-cell office:value-type="string">
            <text:p>Risvangen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07">
            <text:p>6507</text:p>
          </table:table-cell>
          <table:table-cell office:value-type="string">
            <text:p>Amager Øst</text:p>
          </table:table-cell>
          <table:table-cell office:value-type="string">
            <text:p>1012288000000</text:p>
          </table:table-cell>
          <table:table-cell office:value-type="string">
            <text:p>Greisvej</text:p>
          </table:table-cell>
          <table:table-cell office:value-type="float" office:value="0">
            <text:p>0</text:p>
          </table:table-cell>
          <table:table-cell office:value-type="float" office:value="344">
            <text:p>34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508">
            <text:p>6508</text:p>
          </table:table-cell>
          <table:table-cell office:value-type="string">
            <text:p>Bispebjerg</text:p>
          </table:table-cell>
          <table:table-cell office:value-type="string">
            <text:p>1014920000000</text:p>
          </table:table-cell>
          <table:table-cell office:value-type="string">
            <text:p>Mågevej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10">
            <text:p>6510</text:p>
          </table:table-cell>
          <table:table-cell office:value-type="string">
            <text:p>Østerbro</text:p>
          </table:table-cell>
          <table:table-cell office:value-type="string">
            <text:p>1017360000000</text:p>
          </table:table-cell>
          <table:table-cell office:value-type="string">
            <text:p>Teglværksgade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511">
            <text:p>6511</text:p>
          </table:table-cell>
          <table:table-cell office:value-type="string">
            <text:p>Nørrebro</text:p>
          </table:table-cell>
          <table:table-cell office:value-type="string">
            <text:p>1011448000000</text:p>
          </table:table-cell>
          <table:table-cell office:value-type="string">
            <text:p>Egegade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12">
            <text:p>6512</text:p>
          </table:table-cell>
          <table:table-cell office:value-type="string">
            <text:p>Østerbro</text:p>
          </table:table-cell>
          <table:table-cell office:value-type="string">
            <text:p>1012256000000</text:p>
          </table:table-cell>
          <table:table-cell office:value-type="string">
            <text:p>Glænøgade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13">
            <text:p>6513</text:p>
          </table:table-cell>
          <table:table-cell office:value-type="string">
            <text:p>Nørrebro</text:p>
          </table:table-cell>
          <table:table-cell office:value-type="string">
            <text:p>1013332010000</text:p>
          </table:table-cell>
          <table:table-cell office:value-type="string">
            <text:p>Jagtvej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514">
            <text:p>6514</text:p>
          </table:table-cell>
          <table:table-cell office:value-type="string">
            <text:p>Østerbro</text:p>
          </table:table-cell>
          <table:table-cell office:value-type="string">
            <text:p>1011246000000</text:p>
          </table:table-cell>
          <table:table-cell office:value-type="string">
            <text:p>Dampfærgevej</text:p>
          </table:table-cell>
          <table:table-cell office:value-type="float" office:value="0">
            <text:p>0</text:p>
          </table:table-cell>
          <table:table-cell office:value-type="float" office:value="734">
            <text:p>73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17">
            <text:p>6517</text:p>
          </table:table-cell>
          <table:table-cell office:value-type="string">
            <text:p>Vanløse</text:p>
          </table:table-cell>
          <table:table-cell office:value-type="string">
            <text:p>1014452000000</text:p>
          </table:table-cell>
          <table:table-cell office:value-type="string">
            <text:p>Lupinvej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19">
            <text:p>6519</text:p>
          </table:table-cell>
          <table:table-cell office:value-type="string">
            <text:p>Valby</text:p>
          </table:table-cell>
          <table:table-cell office:value-type="string">
            <text:p>1012051000000</text:p>
          </table:table-cell>
          <table:table-cell office:value-type="string">
            <text:p>Følager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20">
            <text:p>6520</text:p>
          </table:table-cell>
          <table:table-cell office:value-type="string">
            <text:p>Østerbro</text:p>
          </table:table-cell>
          <table:table-cell office:value-type="string">
            <text:p>1014168000000</text:p>
          </table:table-cell>
          <table:table-cell office:value-type="string">
            <text:p>Langøgade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21">
            <text:p>6521</text:p>
          </table:table-cell>
          <table:table-cell office:value-type="string">
            <text:p>Vanløse</text:p>
          </table:table-cell>
          <table:table-cell office:value-type="string">
            <text:p>1018248000000</text:p>
          </table:table-cell>
          <table:table-cell office:value-type="string">
            <text:p>Vestervigvej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23">
            <text:p>6523</text:p>
          </table:table-cell>
          <table:table-cell office:value-type="string">
            <text:p>Valby</text:p>
          </table:table-cell>
          <table:table-cell office:value-type="string">
            <text:p>1015624000000</text:p>
          </table:table-cell>
          <table:table-cell office:value-type="string">
            <text:p>Prisholmvej</text:p>
          </table:table-cell>
          <table:table-cell office:value-type="float" office:value="0">
            <text:p>0</text:p>
          </table:table-cell>
          <table:table-cell office:value-type="float" office:value="426">
            <text:p>42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25">
            <text:p>6525</text:p>
          </table:table-cell>
          <table:table-cell office:value-type="string">
            <text:p>Amager Øst</text:p>
          </table:table-cell>
          <table:table-cell office:value-type="string">
            <text:p>1011480000000</text:p>
          </table:table-cell>
          <table:table-cell office:value-type="string">
            <text:p>Elbagade</text:p>
          </table:table-cell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27">
            <text:p>6527</text:p>
          </table:table-cell>
          <table:table-cell office:value-type="string">
            <text:p>Nørrebro</text:p>
          </table:table-cell>
          <table:table-cell office:value-type="string">
            <text:p>1015152000000</text:p>
          </table:table-cell>
          <table:table-cell office:value-type="string">
            <text:p>Nærumgade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28">
            <text:p>6528</text:p>
          </table:table-cell>
          <table:table-cell office:value-type="string">
            <text:p>Amager Øst</text:p>
          </table:table-cell>
          <table:table-cell office:value-type="string">
            <text:p>1018176800000</text:p>
          </table:table-cell>
          <table:table-cell office:value-type="string">
            <text:p>Vermlandsgade</text:p>
          </table:table-cell>
          <table:table-cell office:value-type="float" office:value="945">
            <text:p>945</text:p>
          </table:table-cell>
          <table:table-cell office:value-type="float" office:value="1040">
            <text:p>104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29">
            <text:p>6529</text:p>
          </table:table-cell>
          <table:table-cell office:value-type="string">
            <text:p>Nørrebro</text:p>
          </table:table-cell>
          <table:table-cell office:value-type="string">
            <text:p>1015616000000</text:p>
          </table:table-cell>
          <table:table-cell office:value-type="string">
            <text:p>Prins Jørgens Gade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31">
            <text:p>6531</text:p>
          </table:table-cell>
          <table:table-cell office:value-type="string">
            <text:p>Nørrebro</text:p>
          </table:table-cell>
          <table:table-cell office:value-type="string">
            <text:p>1015960000000</text:p>
          </table:table-cell>
          <table:table-cell office:value-type="string">
            <text:p>Rosenørns Allé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32">
            <text:p>6532</text:p>
          </table:table-cell>
          <table:table-cell office:value-type="string">
            <text:p>Vanløse</text:p>
          </table:table-cell>
          <table:table-cell office:value-type="string">
            <text:p>1010876000000</text:p>
          </table:table-cell>
          <table:table-cell office:value-type="string">
            <text:p>Brombærvej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533">
            <text:p>6533</text:p>
          </table:table-cell>
          <table:table-cell office:value-type="string">
            <text:p>Nørrebro</text:p>
          </table:table-cell>
          <table:table-cell office:value-type="string">
            <text:p>1014864000000</text:p>
          </table:table-cell>
          <table:table-cell office:value-type="string">
            <text:p>Murergade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535">
            <text:p>6535</text:p>
          </table:table-cell>
          <table:table-cell office:value-type="string">
            <text:p>Valby</text:p>
          </table:table-cell>
          <table:table-cell office:value-type="string">
            <text:p>1017252000000</text:p>
          </table:table-cell>
          <table:table-cell office:value-type="string">
            <text:p>Sæbyholmsvej</text:p>
          </table:table-cell>
          <table:table-cell office:value-type="float" office:value="0">
            <text:p>0</text:p>
          </table:table-cell>
          <table:table-cell office:value-type="float" office:value="595">
            <text:p>59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536">
            <text:p>6536</text:p>
          </table:table-cell>
          <table:table-cell office:value-type="string">
            <text:p>Amager Vest</text:p>
          </table:table-cell>
          <table:table-cell office:value-type="string">
            <text:p>1014376000000</text:p>
          </table:table-cell>
          <table:table-cell office:value-type="string">
            <text:p>Lobeliavej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39">
            <text:p>6539</text:p>
          </table:table-cell>
          <table:table-cell office:value-type="string">
            <text:p>Nørrebro</text:p>
          </table:table-cell>
          <table:table-cell office:value-type="string">
            <text:p>1010542000000</text:p>
          </table:table-cell>
          <table:table-cell office:value-type="string">
            <text:p>Bispeengbuen</text:p>
          </table:table-cell>
          <table:table-cell office:value-type="float" office:value="0">
            <text:p>0</text:p>
          </table:table-cell>
          <table:table-cell office:value-type="float" office:value="516">
            <text:p>516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41">
            <text:p>6541</text:p>
          </table:table-cell>
          <table:table-cell office:value-type="string">
            <text:p>Brønshøj-Husum</text:p>
          </table:table-cell>
          <table:table-cell office:value-type="string">
            <text:p>1013304000000</text:p>
          </table:table-cell>
          <table:table-cell office:value-type="string">
            <text:p>Islevholm</text:p>
          </table:table-cell>
          <table:table-cell office:value-type="float" office:value="0">
            <text:p>0</text:p>
          </table:table-cell>
          <table:table-cell office:value-type="float" office:value="332">
            <text:p>33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44">
            <text:p>6544</text:p>
          </table:table-cell>
          <table:table-cell office:value-type="string">
            <text:p>Bispebjerg</text:p>
          </table:table-cell>
          <table:table-cell office:value-type="string">
            <text:p>1012034000000</text:p>
          </table:table-cell>
          <table:table-cell office:value-type="string">
            <text:p>Fyrbødervej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46">
            <text:p>6546</text:p>
          </table:table-cell>
          <table:table-cell office:value-type="string">
            <text:p>Brønshøj-Husum</text:p>
          </table:table-cell>
          <table:table-cell office:value-type="string">
            <text:p>1014348020000</text:p>
          </table:table-cell>
          <table:table-cell office:value-type="string">
            <text:p>Lindholmsvej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18">
            <text:p>6618</text:p>
          </table:table-cell>
          <table:table-cell office:value-type="string">
            <text:p>Valby</text:p>
          </table:table-cell>
          <table:table-cell office:value-type="string">
            <text:p>1010608000000</text:p>
          </table:table-cell>
          <table:table-cell office:value-type="string">
            <text:p>Blommehaven</text:p>
          </table:table-cell>
          <table:table-cell office:value-type="float" office:value="200">
            <text:p>200</text:p>
          </table:table-cell>
          <table:table-cell office:value-type="float" office:value="657">
            <text:p>65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19">
            <text:p>6619</text:p>
          </table:table-cell>
          <table:table-cell office:value-type="string">
            <text:p>Valby</text:p>
          </table:table-cell>
          <table:table-cell office:value-type="string">
            <text:p>1013696000000</text:p>
          </table:table-cell>
          <table:table-cell office:value-type="string">
            <text:p>Kirsebærhaven</text:p>
          </table:table-cell>
          <table:table-cell office:value-type="float" office:value="121">
            <text:p>121</text:p>
          </table:table-cell>
          <table:table-cell office:value-type="float" office:value="476">
            <text:p>476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621">
            <text:p>6621</text:p>
          </table:table-cell>
          <table:table-cell office:value-type="string">
            <text:p>Bispebjerg</text:p>
          </table:table-cell>
          <table:table-cell office:value-type="string">
            <text:p>1015480000000</text:p>
          </table:table-cell>
          <table:table-cell office:value-type="string">
            <text:p>Pernillevej</text:p>
          </table:table-cell>
          <table:table-cell office:value-type="float" office:value="274">
            <text:p>274</text:p>
          </table:table-cell>
          <table:table-cell office:value-type="float" office:value="319">
            <text:p>31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22">
            <text:p>6622</text:p>
          </table:table-cell>
          <table:table-cell office:value-type="string">
            <text:p>Bispebjerg</text:p>
          </table:table-cell>
          <table:table-cell office:value-type="string">
            <text:p>1015260000000</text:p>
          </table:table-cell>
          <table:table-cell office:value-type="string">
            <text:p>Oldfuxvej</text:p>
          </table:table-cell>
          <table:table-cell office:value-type="float" office:value="54">
            <text:p>54</text:p>
          </table:table-cell>
          <table:table-cell office:value-type="float" office:value="306">
            <text:p>30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623">
            <text:p>6623</text:p>
          </table:table-cell>
          <table:table-cell office:value-type="string">
            <text:p>Bispebjerg</text:p>
          </table:table-cell>
          <table:table-cell office:value-type="string">
            <text:p>1013392000000</text:p>
          </table:table-cell>
          <table:table-cell office:value-type="string">
            <text:p>Jeppes Allé</text:p>
          </table:table-cell>
          <table:table-cell office:value-type="float" office:value="115">
            <text:p>115</text:p>
          </table:table-cell>
          <table:table-cell office:value-type="float" office:value="277">
            <text:p>27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624">
            <text:p>6624</text:p>
          </table:table-cell>
          <table:table-cell office:value-type="string">
            <text:p>Bispebjerg</text:p>
          </table:table-cell>
          <table:table-cell office:value-type="string">
            <text:p>1013392000000</text:p>
          </table:table-cell>
          <table:table-cell office:value-type="string">
            <text:p>Jeppes Allé</text:p>
          </table:table-cell>
          <table:table-cell office:value-type="float" office:value="120">
            <text:p>120</text:p>
          </table:table-cell>
          <table:table-cell office:value-type="float" office:value="254">
            <text:p>25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25">
            <text:p>6625</text:p>
          </table:table-cell>
          <table:table-cell office:value-type="string">
            <text:p>Bispebjerg</text:p>
          </table:table-cell>
          <table:table-cell office:value-type="string">
            <text:p>1011312000000</text:p>
          </table:table-cell>
          <table:table-cell office:value-type="string">
            <text:p>Dortheavej</text:p>
          </table:table-cell>
          <table:table-cell office:value-type="float" office:value="499">
            <text:p>499</text:p>
          </table:table-cell>
          <table:table-cell office:value-type="float" office:value="1007">
            <text:p>100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626">
            <text:p>6626</text:p>
          </table:table-cell>
          <table:table-cell office:value-type="string">
            <text:p>Bispebjerg</text:p>
          </table:table-cell>
          <table:table-cell office:value-type="string">
            <text:p>1015628000000</text:p>
          </table:table-cell>
          <table:table-cell office:value-type="string">
            <text:p>Provstevej</text:p>
          </table:table-cell>
          <table:table-cell office:value-type="float" office:value="304">
            <text:p>304</text:p>
          </table:table-cell>
          <table:table-cell office:value-type="float" office:value="343">
            <text:p>34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27">
            <text:p>6627</text:p>
          </table:table-cell>
          <table:table-cell office:value-type="string">
            <text:p>Bispebjerg</text:p>
          </table:table-cell>
          <table:table-cell office:value-type="string">
            <text:p>1017396000000</text:p>
          </table:table-cell>
          <table:table-cell office:value-type="string">
            <text:p>Thoravej</text:p>
          </table:table-cell>
          <table:table-cell office:value-type="float" office:value="167">
            <text:p>167</text:p>
          </table:table-cell>
          <table:table-cell office:value-type="float" office:value="426">
            <text:p>426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6628">
            <text:p>6628</text:p>
          </table:table-cell>
          <table:table-cell office:value-type="string">
            <text:p>Bispebjerg</text:p>
          </table:table-cell>
          <table:table-cell office:value-type="string">
            <text:p>1017380000000</text:p>
          </table:table-cell>
          <table:table-cell office:value-type="string">
            <text:p>Theklavej</text:p>
          </table:table-cell>
          <table:table-cell office:value-type="float" office:value="201">
            <text:p>201</text:p>
          </table:table-cell>
          <table:table-cell office:value-type="float" office:value="275">
            <text:p>27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6629">
            <text:p>6629</text:p>
          </table:table-cell>
          <table:table-cell office:value-type="string">
            <text:p>Bispebjerg</text:p>
          </table:table-cell>
          <table:table-cell office:value-type="string">
            <text:p>1017380000000</text:p>
          </table:table-cell>
          <table:table-cell office:value-type="string">
            <text:p>Theklavej</text:p>
          </table:table-cell>
          <table:table-cell office:value-type="float" office:value="275">
            <text:p>275</text:p>
          </table:table-cell>
          <table:table-cell office:value-type="float" office:value="411">
            <text:p>41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30">
            <text:p>6630</text:p>
          </table:table-cell>
          <table:table-cell office:value-type="string">
            <text:p>Bispebjerg</text:p>
          </table:table-cell>
          <table:table-cell office:value-type="string">
            <text:p>1014580000000</text:p>
          </table:table-cell>
          <table:table-cell office:value-type="string">
            <text:p>Magistervej</text:p>
          </table:table-cell>
          <table:table-cell office:value-type="float" office:value="191">
            <text:p>191</text:p>
          </table:table-cell>
          <table:table-cell office:value-type="float" office:value="370">
            <text:p>37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31">
            <text:p>6631</text:p>
          </table:table-cell>
          <table:table-cell office:value-type="string">
            <text:p>Bispebjerg</text:p>
          </table:table-cell>
          <table:table-cell office:value-type="string">
            <text:p>1014120000000</text:p>
          </table:table-cell>
          <table:table-cell office:value-type="string">
            <text:p>Landsdommervej</text:p>
          </table:table-cell>
          <table:table-cell office:value-type="float" office:value="262">
            <text:p>262</text:p>
          </table:table-cell>
          <table:table-cell office:value-type="float" office:value="400">
            <text:p>4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632">
            <text:p>6632</text:p>
          </table:table-cell>
          <table:table-cell office:value-type="string">
            <text:p>Bispebjerg</text:p>
          </table:table-cell>
          <table:table-cell office:value-type="string">
            <text:p>1014120000000</text:p>
          </table:table-cell>
          <table:table-cell office:value-type="string">
            <text:p>Landsdommervej</text:p>
          </table:table-cell>
          <table:table-cell office:value-type="float" office:value="400">
            <text:p>400</text:p>
          </table:table-cell>
          <table:table-cell office:value-type="float" office:value="484">
            <text:p>48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33">
            <text:p>6633</text:p>
          </table:table-cell>
          <table:table-cell office:value-type="string">
            <text:p>Bispebjerg</text:p>
          </table:table-cell>
          <table:table-cell office:value-type="string">
            <text:p>1010676000000</text:p>
          </table:table-cell>
          <table:table-cell office:value-type="string">
            <text:p>Bogtrykkervej</text:p>
          </table:table-cell>
          <table:table-cell office:value-type="float" office:value="112">
            <text:p>112</text:p>
          </table:table-cell>
          <table:table-cell office:value-type="float" office:value="331">
            <text:p>33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635">
            <text:p>6635</text:p>
          </table:table-cell>
          <table:table-cell office:value-type="string">
            <text:p>Bispebjerg</text:p>
          </table:table-cell>
          <table:table-cell office:value-type="string">
            <text:p>1015256000000</text:p>
          </table:table-cell>
          <table:table-cell office:value-type="string">
            <text:p>Oldermandsvej</text:p>
          </table:table-cell>
          <table:table-cell office:value-type="float" office:value="26">
            <text:p>26</text:p>
          </table:table-cell>
          <table:table-cell office:value-type="float" office:value="118">
            <text:p>11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654">
            <text:p>6654</text:p>
          </table:table-cell>
          <table:table-cell office:value-type="string">
            <text:p>Nørrebro</text:p>
          </table:table-cell>
          <table:table-cell office:value-type="string">
            <text:p>1016552000000</text:p>
          </table:table-cell>
          <table:table-cell office:value-type="string">
            <text:p>Skyttegade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570">
            <text:p>6570</text:p>
          </table:table-cell>
          <table:table-cell office:value-type="string">
            <text:p>Bispebjerg</text:p>
          </table:table-cell>
          <table:table-cell office:value-type="string">
            <text:p>1015176000000</text:p>
          </table:table-cell>
          <table:table-cell office:value-type="string">
            <text:p>Nøkkerosevej</text:p>
          </table:table-cell>
          <table:table-cell office:value-type="float" office:value="375">
            <text:p>375</text:p>
          </table:table-cell>
          <table:table-cell office:value-type="float" office:value="716">
            <text:p>71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65">
            <text:p>6465</text:p>
          </table:table-cell>
          <table:table-cell office:value-type="string">
            <text:p>Østerbro</text:p>
          </table:table-cell>
          <table:table-cell office:value-type="string">
            <text:p>1018056000000</text:p>
          </table:table-cell>
          <table:table-cell office:value-type="string">
            <text:p>Ved Hegnet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43">
            <text:p>6543</text:p>
          </table:table-cell>
          <table:table-cell office:value-type="string">
            <text:p>Amager Øst</text:p>
          </table:table-cell>
          <table:table-cell office:value-type="string">
            <text:p>1010120020000</text:p>
          </table:table-cell>
          <table:table-cell office:value-type="string">
            <text:p>Amager Strandvej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36">
            <text:p>6636</text:p>
          </table:table-cell>
          <table:table-cell office:value-type="string">
            <text:p>Amager Vest</text:p>
          </table:table-cell>
          <table:table-cell office:value-type="string">
            <text:p>1010112000000</text:p>
          </table:table-cell>
          <table:table-cell office:value-type="string">
            <text:p>Amagerfælledvej</text:p>
          </table:table-cell>
          <table:table-cell office:value-type="float" office:value="0">
            <text:p>0</text:p>
          </table:table-cell>
          <table:table-cell office:value-type="float" office:value="1546">
            <text:p>154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37">
            <text:p>6637</text:p>
          </table:table-cell>
          <table:table-cell office:value-type="string">
            <text:p>Østerbro</text:p>
          </table:table-cell>
          <table:table-cell office:value-type="string">
            <text:p>1012092800000</text:p>
          </table:table-cell>
          <table:table-cell office:value-type="string">
            <text:p>Gammel Kalkbrænderi Vej</text:p>
          </table:table-cell>
          <table:table-cell office:value-type="float" office:value="396">
            <text:p>396</text:p>
          </table:table-cell>
          <table:table-cell office:value-type="float" office:value="482">
            <text:p>48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638">
            <text:p>6638</text:p>
          </table:table-cell>
          <table:table-cell office:value-type="string">
            <text:p>Amager Vest</text:p>
          </table:table-cell>
          <table:table-cell office:value-type="string">
            <text:p>1012052000000</text:p>
          </table:table-cell>
          <table:table-cell office:value-type="string">
            <text:p>Følfodvej</text:p>
          </table:table-cell>
          <table:table-cell office:value-type="float" office:value="0">
            <text:p>0</text:p>
          </table:table-cell>
          <table:table-cell office:value-type="float" office:value="1118">
            <text:p>111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39">
            <text:p>6639</text:p>
          </table:table-cell>
          <table:table-cell office:value-type="string">
            <text:p>Brønshøj-Husum</text:p>
          </table:table-cell>
          <table:table-cell office:value-type="string">
            <text:p>1010356000000</text:p>
          </table:table-cell>
          <table:table-cell office:value-type="string">
            <text:p>Banefløjen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40">
            <text:p>6640</text:p>
          </table:table-cell>
          <table:table-cell office:value-type="string">
            <text:p>Amager Øst</text:p>
          </table:table-cell>
          <table:table-cell office:value-type="string">
            <text:p>1018620000000</text:p>
          </table:table-cell>
          <table:table-cell office:value-type="string">
            <text:p>Østrigsgade</text:p>
          </table:table-cell>
          <table:table-cell office:value-type="float" office:value="0">
            <text:p>0</text:p>
          </table:table-cell>
          <table:table-cell office:value-type="float" office:value="681">
            <text:p>68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42">
            <text:p>6642</text:p>
          </table:table-cell>
          <table:table-cell office:value-type="string">
            <text:p>Vanløse</text:p>
          </table:table-cell>
          <table:table-cell office:value-type="string">
            <text:p>1012356000000</text:p>
          </table:table-cell>
          <table:table-cell office:value-type="string">
            <text:p>Grønnehøj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43">
            <text:p>6643</text:p>
          </table:table-cell>
          <table:table-cell office:value-type="string">
            <text:p>Amager Vest</text:p>
          </table:table-cell>
          <table:table-cell office:value-type="string">
            <text:p>1016022000000</text:p>
          </table:table-cell>
          <table:table-cell office:value-type="string">
            <text:p>Rundholtsvej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44">
            <text:p>6644</text:p>
          </table:table-cell>
          <table:table-cell office:value-type="string">
            <text:p>Valby</text:p>
          </table:table-cell>
          <table:table-cell office:value-type="string">
            <text:p>1013572000000</text:p>
          </table:table-cell>
          <table:table-cell office:value-type="string">
            <text:p>Karensgade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45">
            <text:p>6645</text:p>
          </table:table-cell>
          <table:table-cell office:value-type="string">
            <text:p>Amager Øst</text:p>
          </table:table-cell>
          <table:table-cell office:value-type="string">
            <text:p>1015028000000</text:p>
          </table:table-cell>
          <table:table-cell office:value-type="string">
            <text:p>Nordmarksvej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47">
            <text:p>6647</text:p>
          </table:table-cell>
          <table:table-cell office:value-type="string">
            <text:p>Nørrebro</text:p>
          </table:table-cell>
          <table:table-cell office:value-type="string">
            <text:p>101518801A000</text:p>
          </table:table-cell>
          <table:table-cell office:value-type="string">
            <text:p>Nørre Allè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48">
            <text:p>6648</text:p>
          </table:table-cell>
          <table:table-cell office:value-type="string">
            <text:p>Vesterbro-Kongens Enghave</text:p>
          </table:table-cell>
          <table:table-cell office:value-type="string">
            <text:p>1013930000000</text:p>
          </table:table-cell>
          <table:table-cell office:value-type="string">
            <text:p>Kortløb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49">
            <text:p>6649</text:p>
          </table:table-cell>
          <table:table-cell office:value-type="string">
            <text:p>Amager Vest</text:p>
          </table:table-cell>
          <table:table-cell office:value-type="string">
            <text:p>1015064000000</text:p>
          </table:table-cell>
          <table:table-cell office:value-type="string">
            <text:p>Norgesgade</text:p>
          </table:table-cell>
          <table:table-cell office:value-type="float" office:value="0">
            <text:p>0</text:p>
          </table:table-cell>
          <table:table-cell office:value-type="float" office:value="337">
            <text:p>33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650">
            <text:p>6650</text:p>
          </table:table-cell>
          <table:table-cell office:value-type="string">
            <text:p>Indre By</text:p>
          </table:table-cell>
          <table:table-cell office:value-type="string">
            <text:p>1011944000000</text:p>
          </table:table-cell>
          <table:table-cell office:value-type="string">
            <text:p>Frederiksgade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10">
            <text:p>6310</text:p>
          </table:table-cell>
          <table:table-cell office:value-type="string">
            <text:p>Vanløse</text:p>
          </table:table-cell>
          <table:table-cell office:value-type="string">
            <text:p>1012160300000</text:p>
          </table:table-cell>
          <table:table-cell office:value-type="string">
            <text:p>Genforeningspladsen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51">
            <text:p>6651</text:p>
          </table:table-cell>
          <table:table-cell office:value-type="string">
            <text:p>Bispebjerg</text:p>
          </table:table-cell>
          <table:table-cell office:value-type="string">
            <text:p>1011444000000</text:p>
          </table:table-cell>
          <table:table-cell office:value-type="string">
            <text:p>Egebæksvej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52">
            <text:p>6652</text:p>
          </table:table-cell>
          <table:table-cell office:value-type="string">
            <text:p>Valby</text:p>
          </table:table-cell>
          <table:table-cell office:value-type="string">
            <text:p>1012600010000</text:p>
          </table:table-cell>
          <table:table-cell office:value-type="string">
            <text:p>Hansstedvej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613">
            <text:p>6613</text:p>
          </table:table-cell>
          <table:table-cell office:value-type="string">
            <text:p>Valby</text:p>
          </table:table-cell>
          <table:table-cell office:value-type="string">
            <text:p>1016488000000</text:p>
          </table:table-cell>
          <table:table-cell office:value-type="string">
            <text:p>Skolegade</text:p>
          </table:table-cell>
          <table:table-cell office:value-type="float" office:value="113">
            <text:p>113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56">
            <text:p>6656</text:p>
          </table:table-cell>
          <table:table-cell office:value-type="string">
            <text:p>Nørrebro</text:p>
          </table:table-cell>
          <table:table-cell office:value-type="string">
            <text:p>1016908000000</text:p>
          </table:table-cell>
          <table:table-cell office:value-type="string">
            <text:p>Stevnsgade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657">
            <text:p>6657</text:p>
          </table:table-cell>
          <table:table-cell office:value-type="string">
            <text:p>Bispebjerg</text:p>
          </table:table-cell>
          <table:table-cell office:value-type="string">
            <text:p>1014300000000</text:p>
          </table:table-cell>
          <table:table-cell office:value-type="string">
            <text:p>Lille theklavej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48">
            <text:p>6548</text:p>
          </table:table-cell>
          <table:table-cell office:value-type="string">
            <text:p>Amager Øst</text:p>
          </table:table-cell>
          <table:table-cell office:value-type="string">
            <text:p>1016760000000</text:p>
          </table:table-cell>
          <table:table-cell office:value-type="string">
            <text:p>Spaniensgade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49">
            <text:p>6549</text:p>
          </table:table-cell>
          <table:table-cell office:value-type="string">
            <text:p>Brønshøj-Husum</text:p>
          </table:table-cell>
          <table:table-cell office:value-type="string">
            <text:p>1018140030000</text:p>
          </table:table-cell>
          <table:table-cell office:value-type="string">
            <text:p>Veksøvej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550">
            <text:p>6550</text:p>
          </table:table-cell>
          <table:table-cell office:value-type="string">
            <text:p>Amager Øst</text:p>
          </table:table-cell>
          <table:table-cell office:value-type="string">
            <text:p>1011896020000</text:p>
          </table:table-cell>
          <table:table-cell office:value-type="string">
            <text:p>Frankrigsgade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552">
            <text:p>6552</text:p>
          </table:table-cell>
          <table:table-cell office:value-type="string">
            <text:p>Nørrebro</text:p>
          </table:table-cell>
          <table:table-cell office:value-type="string">
            <text:p>1016844000000</text:p>
          </table:table-cell>
          <table:table-cell office:value-type="string">
            <text:p>Stefansgade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53">
            <text:p>6553</text:p>
          </table:table-cell>
          <table:table-cell office:value-type="string">
            <text:p>Brønshøj-Husum</text:p>
          </table:table-cell>
          <table:table-cell office:value-type="string">
            <text:p>1017588000000</text:p>
          </table:table-cell>
          <table:table-cell office:value-type="string">
            <text:p>Torpstien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54">
            <text:p>6554</text:p>
          </table:table-cell>
          <table:table-cell office:value-type="string">
            <text:p>Bispebjerg</text:p>
          </table:table-cell>
          <table:table-cell office:value-type="string">
            <text:p>1014576000000</text:p>
          </table:table-cell>
          <table:table-cell office:value-type="string">
            <text:p>Magdelonevej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576">
            <text:p>6576</text:p>
          </table:table-cell>
          <table:table-cell office:value-type="string">
            <text:p>Bispebjerg</text:p>
          </table:table-cell>
          <table:table-cell office:value-type="string">
            <text:p>1015804000000</text:p>
          </table:table-cell>
          <table:table-cell office:value-type="string">
            <text:p>Rentemestervej</text:p>
          </table:table-cell>
          <table:table-cell office:value-type="float" office:value="544">
            <text:p>544</text:p>
          </table:table-cell>
          <table:table-cell office:value-type="float" office:value="681">
            <text:p>681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6555">
            <text:p>6555</text:p>
          </table:table-cell>
          <table:table-cell office:value-type="string">
            <text:p>Vanløse</text:p>
          </table:table-cell>
          <table:table-cell office:value-type="string">
            <text:p>1013176000000</text:p>
          </table:table-cell>
          <table:table-cell office:value-type="string">
            <text:p>Høgholtvej</text:p>
          </table:table-cell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56">
            <text:p>6556</text:p>
          </table:table-cell>
          <table:table-cell office:value-type="string">
            <text:p>Brønshøj-Husum</text:p>
          </table:table-cell>
          <table:table-cell office:value-type="string">
            <text:p>1017764000000</text:p>
          </table:table-cell>
          <table:table-cell office:value-type="string">
            <text:p>Tølløsevej</text:p>
          </table:table-cell>
          <table:table-cell office:value-type="float" office:value="0">
            <text:p>0</text:p>
          </table:table-cell>
          <table:table-cell office:value-type="float" office:value="705">
            <text:p>70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57">
            <text:p>6557</text:p>
          </table:table-cell>
          <table:table-cell office:value-type="string">
            <text:p>Amager Vest</text:p>
          </table:table-cell>
          <table:table-cell office:value-type="string">
            <text:p>1011108010000</text:p>
          </table:table-cell>
          <table:table-cell office:value-type="string">
            <text:p>Christian ll's Allé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558">
            <text:p>6558</text:p>
          </table:table-cell>
          <table:table-cell office:value-type="string">
            <text:p>Bispebjerg</text:p>
          </table:table-cell>
          <table:table-cell office:value-type="string">
            <text:p>1010640000000</text:p>
          </table:table-cell>
          <table:table-cell office:value-type="string">
            <text:p>Blåmunkevej</text:p>
          </table:table-cell>
          <table:table-cell office:value-type="float" office:value="0">
            <text:p>0</text:p>
          </table:table-cell>
          <table:table-cell office:value-type="float" office:value="377">
            <text:p>37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559">
            <text:p>6559</text:p>
          </table:table-cell>
          <table:table-cell office:value-type="string">
            <text:p>Vesterbro-Kongens Enghave</text:p>
          </table:table-cell>
          <table:table-cell office:value-type="string">
            <text:p>1011656000000</text:p>
          </table:table-cell>
          <table:table-cell office:value-type="string">
            <text:p>Esbern Snares Gade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60">
            <text:p>6560</text:p>
          </table:table-cell>
          <table:table-cell office:value-type="string">
            <text:p>Valby</text:p>
          </table:table-cell>
          <table:table-cell office:value-type="string">
            <text:p>1015582000000</text:p>
          </table:table-cell>
          <table:table-cell office:value-type="string">
            <text:p>Poul Reichhardts Vej</text:p>
          </table:table-cell>
          <table:table-cell office:value-type="float" office:value="0">
            <text:p>0</text:p>
          </table:table-cell>
          <table:table-cell office:value-type="float" office:value="241">
            <text:p>24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61">
            <text:p>6561</text:p>
          </table:table-cell>
          <table:table-cell office:value-type="string">
            <text:p>Bispebjerg</text:p>
          </table:table-cell>
          <table:table-cell office:value-type="string">
            <text:p>1011892010000</text:p>
          </table:table-cell>
          <table:table-cell office:value-type="string">
            <text:p>C. J. Frandsens Vej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62">
            <text:p>6562</text:p>
          </table:table-cell>
          <table:table-cell office:value-type="string">
            <text:p>Brønshøj-Husum</text:p>
          </table:table-cell>
          <table:table-cell office:value-type="string">
            <text:p>1012464000000</text:p>
          </table:table-cell>
          <table:table-cell office:value-type="string">
            <text:p>Gyrstingevej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65">
            <text:p>6565</text:p>
          </table:table-cell>
          <table:table-cell office:value-type="string">
            <text:p>Valby</text:p>
          </table:table-cell>
          <table:table-cell office:value-type="string">
            <text:p>1011634000000</text:p>
          </table:table-cell>
          <table:table-cell office:value-type="string">
            <text:p>Erik Ballings Vej</text:p>
          </table:table-cell>
          <table:table-cell office:value-type="float" office:value="69">
            <text:p>69</text:p>
          </table:table-cell>
          <table:table-cell office:value-type="float" office:value="159">
            <text:p>15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66">
            <text:p>6566</text:p>
          </table:table-cell>
          <table:table-cell office:value-type="string">
            <text:p>Amager Øst</text:p>
          </table:table-cell>
          <table:table-cell office:value-type="string">
            <text:p>1012288020000</text:p>
          </table:table-cell>
          <table:table-cell office:value-type="string">
            <text:p>Greisvej</text:p>
          </table:table-cell>
          <table:table-cell office:value-type="float" office:value="0">
            <text:p>0</text:p>
          </table:table-cell>
          <table:table-cell office:value-type="float" office:value="521">
            <text:p>52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567">
            <text:p>6567</text:p>
          </table:table-cell>
          <table:table-cell office:value-type="string">
            <text:p>Brønshøj-Husum</text:p>
          </table:table-cell>
          <table:table-cell office:value-type="string">
            <text:p>1016012000000</text:p>
          </table:table-cell>
          <table:table-cell office:value-type="string">
            <text:p>Rugvej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568">
            <text:p>6568</text:p>
          </table:table-cell>
          <table:table-cell office:value-type="string">
            <text:p>Bispebjerg</text:p>
          </table:table-cell>
          <table:table-cell office:value-type="string">
            <text:p>1011560000000</text:p>
          </table:table-cell>
          <table:table-cell office:value-type="string">
            <text:p>Engblommevej</text:p>
          </table:table-cell>
          <table:table-cell office:value-type="float" office:value="392">
            <text:p>392</text:p>
          </table:table-cell>
          <table:table-cell office:value-type="float" office:value="682">
            <text:p>68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69">
            <text:p>6569</text:p>
          </table:table-cell>
          <table:table-cell office:value-type="string">
            <text:p>Bispebjerg</text:p>
          </table:table-cell>
          <table:table-cell office:value-type="string">
            <text:p>1015176000000</text:p>
          </table:table-cell>
          <table:table-cell office:value-type="string">
            <text:p>Nøkkerosevej</text:p>
          </table:table-cell>
          <table:table-cell office:value-type="float" office:value="77">
            <text:p>77</text:p>
          </table:table-cell>
          <table:table-cell office:value-type="float" office:value="375">
            <text:p>37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571">
            <text:p>6571</text:p>
          </table:table-cell>
          <table:table-cell office:value-type="string">
            <text:p>Bispebjerg</text:p>
          </table:table-cell>
          <table:table-cell office:value-type="string">
            <text:p>1016164000000</text:p>
          </table:table-cell>
          <table:table-cell office:value-type="string">
            <text:p>Rådvadsvej</text:p>
          </table:table-cell>
          <table:table-cell office:value-type="float" office:value="136">
            <text:p>136</text:p>
          </table:table-cell>
          <table:table-cell office:value-type="float" office:value="813">
            <text:p>813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6572">
            <text:p>6572</text:p>
          </table:table-cell>
          <table:table-cell office:value-type="string">
            <text:p>Bispebjerg</text:p>
          </table:table-cell>
          <table:table-cell office:value-type="string">
            <text:p>1016164000000</text:p>
          </table:table-cell>
          <table:table-cell office:value-type="string">
            <text:p>Rådvadsvej</text:p>
          </table:table-cell>
          <table:table-cell office:value-type="float" office:value="813">
            <text:p>813</text:p>
          </table:table-cell>
          <table:table-cell office:value-type="float" office:value="1594">
            <text:p>159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73">
            <text:p>6573</text:p>
          </table:table-cell>
          <table:table-cell office:value-type="string">
            <text:p>Bispebjerg</text:p>
          </table:table-cell>
          <table:table-cell office:value-type="string">
            <text:p>1017088000000</text:p>
          </table:table-cell>
          <table:table-cell office:value-type="string">
            <text:p>Støvnæs Allé</text:p>
          </table:table-cell>
          <table:table-cell office:value-type="float" office:value="269">
            <text:p>269</text:p>
          </table:table-cell>
          <table:table-cell office:value-type="float" office:value="634">
            <text:p>63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74">
            <text:p>6574</text:p>
          </table:table-cell>
          <table:table-cell office:value-type="string">
            <text:p>Bispebjerg</text:p>
          </table:table-cell>
          <table:table-cell office:value-type="string">
            <text:p>1017880300000</text:p>
          </table:table-cell>
          <table:table-cell office:value-type="string">
            <text:p>Utterslev Torv</text:p>
          </table:table-cell>
          <table:table-cell office:value-type="float" office:value="149">
            <text:p>149</text:p>
          </table:table-cell>
          <table:table-cell office:value-type="float" office:value="345">
            <text:p>34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75">
            <text:p>6575</text:p>
          </table:table-cell>
          <table:table-cell office:value-type="string">
            <text:p>Bispebjerg</text:p>
          </table:table-cell>
          <table:table-cell office:value-type="string">
            <text:p>1016688000000</text:p>
          </table:table-cell>
          <table:table-cell office:value-type="string">
            <text:p>Sokkelundsvej</text:p>
          </table:table-cell>
          <table:table-cell office:value-type="float" office:value="86">
            <text:p>86</text:p>
          </table:table-cell>
          <table:table-cell office:value-type="float" office:value="315">
            <text:p>31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491">
            <text:p>6491</text:p>
          </table:table-cell>
          <table:table-cell office:value-type="string">
            <text:p>Nørrebro</text:p>
          </table:table-cell>
          <table:table-cell office:value-type="string">
            <text:p>1010068020000</text:p>
          </table:table-cell>
          <table:table-cell office:value-type="string">
            <text:p>Ahornsgade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77">
            <text:p>6577</text:p>
          </table:table-cell>
          <table:table-cell office:value-type="string">
            <text:p>Bispebjerg</text:p>
          </table:table-cell>
          <table:table-cell office:value-type="string">
            <text:p>1015804000000</text:p>
          </table:table-cell>
          <table:table-cell office:value-type="string">
            <text:p>Rentemestervej</text:p>
          </table:table-cell>
          <table:table-cell office:value-type="float" office:value="681">
            <text:p>681</text:p>
          </table:table-cell>
          <table:table-cell office:value-type="float" office:value="1011">
            <text:p>101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79">
            <text:p>6579</text:p>
          </table:table-cell>
          <table:table-cell office:value-type="string">
            <text:p>Valby</text:p>
          </table:table-cell>
          <table:table-cell office:value-type="string">
            <text:p>1017312000000</text:p>
          </table:table-cell>
          <table:table-cell office:value-type="string">
            <text:p>Søndre Fasanvej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81">
            <text:p>6581</text:p>
          </table:table-cell>
          <table:table-cell office:value-type="string">
            <text:p>Amager Vest</text:p>
          </table:table-cell>
          <table:table-cell office:value-type="string">
            <text:p>1011638000000</text:p>
          </table:table-cell>
          <table:table-cell office:value-type="string">
            <text:p>Erik Eriksens Gade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83">
            <text:p>6583</text:p>
          </table:table-cell>
          <table:table-cell office:value-type="string">
            <text:p>Nørrebro</text:p>
          </table:table-cell>
          <table:table-cell office:value-type="string">
            <text:p>1011744000000</text:p>
          </table:table-cell>
          <table:table-cell office:value-type="string">
            <text:p>Fenrisgade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84">
            <text:p>6584</text:p>
          </table:table-cell>
          <table:table-cell office:value-type="string">
            <text:p>Vesterbro-Kongens Enghave</text:p>
          </table:table-cell>
          <table:table-cell office:value-type="string">
            <text:p>1017888000000</text:p>
          </table:table-cell>
          <table:table-cell office:value-type="string">
            <text:p>Wagnersvej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585">
            <text:p>6585</text:p>
          </table:table-cell>
          <table:table-cell office:value-type="string">
            <text:p>Valby</text:p>
          </table:table-cell>
          <table:table-cell office:value-type="string">
            <text:p>1014132000000</text:p>
          </table:table-cell>
          <table:table-cell office:value-type="string">
            <text:p>Langagervej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86">
            <text:p>6586</text:p>
          </table:table-cell>
          <table:table-cell office:value-type="string">
            <text:p>Vesterbro-Kongens Enghave</text:p>
          </table:table-cell>
          <table:table-cell office:value-type="string">
            <text:p>1017443000000</text:p>
          </table:table-cell>
          <table:table-cell office:value-type="string">
            <text:p>Tietgensbroen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87">
            <text:p>6587</text:p>
          </table:table-cell>
          <table:table-cell office:value-type="string">
            <text:p>Amager Vest</text:p>
          </table:table-cell>
          <table:table-cell office:value-type="string">
            <text:p>1015644000000</text:p>
          </table:table-cell>
          <table:table-cell office:value-type="string">
            <text:p>Præstemarksvej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589">
            <text:p>6589</text:p>
          </table:table-cell>
          <table:table-cell office:value-type="string">
            <text:p>Bispebjerg</text:p>
          </table:table-cell>
          <table:table-cell office:value-type="string">
            <text:p>1011488000000</text:p>
          </table:table-cell>
          <table:table-cell office:value-type="string">
            <text:p>Ellebakken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50">
            <text:p>6350</text:p>
          </table:table-cell>
          <table:table-cell office:value-type="string">
            <text:p>Valby</text:p>
          </table:table-cell>
          <table:table-cell office:value-type="string">
            <text:p>1011414000000</text:p>
          </table:table-cell>
          <table:table-cell office:value-type="string">
            <text:p>Ebbe Rodes Allé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91">
            <text:p>6591</text:p>
          </table:table-cell>
          <table:table-cell office:value-type="string">
            <text:p>Østerbro</text:p>
          </table:table-cell>
          <table:table-cell office:value-type="string">
            <text:p>1015920000000</text:p>
          </table:table-cell>
          <table:table-cell office:value-type="string">
            <text:p>Rosendalsgade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92">
            <text:p>6592</text:p>
          </table:table-cell>
          <table:table-cell office:value-type="string">
            <text:p>Østerbro</text:p>
          </table:table-cell>
          <table:table-cell office:value-type="string">
            <text:p>1018564000000</text:p>
          </table:table-cell>
          <table:table-cell office:value-type="string">
            <text:p>H.P. Ørums Gade</text:p>
          </table:table-cell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614">
            <text:p>6614</text:p>
          </table:table-cell>
          <table:table-cell office:value-type="string">
            <text:p>Valby</text:p>
          </table:table-cell>
          <table:table-cell office:value-type="string">
            <text:p>1010180000000</text:p>
          </table:table-cell>
          <table:table-cell office:value-type="string">
            <text:p>Annexstræde</text:p>
          </table:table-cell>
          <table:table-cell office:value-type="float" office:value="85">
            <text:p>85</text:p>
          </table:table-cell>
          <table:table-cell office:value-type="float" office:value="179">
            <text:p>17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93">
            <text:p>6593</text:p>
          </table:table-cell>
          <table:table-cell office:value-type="string">
            <text:p>Østerbro</text:p>
          </table:table-cell>
          <table:table-cell office:value-type="string">
            <text:p>1014143600000</text:p>
          </table:table-cell>
          <table:table-cell office:value-type="string">
            <text:p>Langelinie Allé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94">
            <text:p>6594</text:p>
          </table:table-cell>
          <table:table-cell office:value-type="string">
            <text:p>Brønshøj-Husum</text:p>
          </table:table-cell>
          <table:table-cell office:value-type="string">
            <text:p>1014724000000</text:p>
          </table:table-cell>
          <table:table-cell office:value-type="string">
            <text:p>Merløsevej</text:p>
          </table:table-cell>
          <table:table-cell office:value-type="float" office:value="0">
            <text:p>0</text:p>
          </table:table-cell>
          <table:table-cell office:value-type="float" office:value="598">
            <text:p>59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96">
            <text:p>6596</text:p>
          </table:table-cell>
          <table:table-cell office:value-type="string">
            <text:p>Vanløse</text:p>
          </table:table-cell>
          <table:table-cell office:value-type="string">
            <text:p>1016099520000</text:p>
          </table:table-cell>
          <table:table-cell office:value-type="string">
            <text:p>Rødkilde Plads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97">
            <text:p>6597</text:p>
          </table:table-cell>
          <table:table-cell office:value-type="string">
            <text:p>Vanløse</text:p>
          </table:table-cell>
          <table:table-cell office:value-type="string">
            <text:p>1013120060000</text:p>
          </table:table-cell>
          <table:table-cell office:value-type="string">
            <text:p>Hvidkildevej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99">
            <text:p>6599</text:p>
          </table:table-cell>
          <table:table-cell office:value-type="string">
            <text:p>Amager Øst</text:p>
          </table:table-cell>
          <table:table-cell office:value-type="string">
            <text:p>1013324000000</text:p>
          </table:table-cell>
          <table:table-cell office:value-type="string">
            <text:p>Jacob Holms Gade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00">
            <text:p>6600</text:p>
          </table:table-cell>
          <table:table-cell office:value-type="string">
            <text:p>Brønshøj-Husum</text:p>
          </table:table-cell>
          <table:table-cell office:value-type="string">
            <text:p>1010392000000</text:p>
          </table:table-cell>
          <table:table-cell office:value-type="string">
            <text:p>Basnæsvej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01">
            <text:p>6601</text:p>
          </table:table-cell>
          <table:table-cell office:value-type="string">
            <text:p>Vesterbro-Kongens Enghave</text:p>
          </table:table-cell>
          <table:table-cell office:value-type="string">
            <text:p>1012368000000</text:p>
          </table:table-cell>
          <table:table-cell office:value-type="string">
            <text:p>Grønrisvej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02">
            <text:p>6602</text:p>
          </table:table-cell>
          <table:table-cell office:value-type="string">
            <text:p>Indre By</text:p>
          </table:table-cell>
          <table:table-cell office:value-type="string">
            <text:p>1018076000000</text:p>
          </table:table-cell>
          <table:table-cell office:value-type="string">
            <text:p>Ved Langebro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03">
            <text:p>6603</text:p>
          </table:table-cell>
          <table:table-cell office:value-type="string">
            <text:p>Vanløse</text:p>
          </table:table-cell>
          <table:table-cell office:value-type="string">
            <text:p>1012608000000</text:p>
          </table:table-cell>
          <table:table-cell office:value-type="string">
            <text:p>Hanstholmvej</text:p>
          </table:table-cell>
          <table:table-cell office:value-type="float" office:value="0">
            <text:p>0</text:p>
          </table:table-cell>
          <table:table-cell office:value-type="float" office:value="203">
            <text:p>20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604">
            <text:p>6604</text:p>
          </table:table-cell>
          <table:table-cell office:value-type="string">
            <text:p>Amager Øst</text:p>
          </table:table-cell>
          <table:table-cell office:value-type="string">
            <text:p>1011232000000</text:p>
          </table:table-cell>
          <table:table-cell office:value-type="string">
            <text:p>Dalslandsgade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05">
            <text:p>6605</text:p>
          </table:table-cell>
          <table:table-cell office:value-type="string">
            <text:p>Valby</text:p>
          </table:table-cell>
          <table:table-cell office:value-type="string">
            <text:p>1017912000000</text:p>
          </table:table-cell>
          <table:table-cell office:value-type="string">
            <text:p>Valby Langgade</text:p>
          </table:table-cell>
          <table:table-cell office:value-type="float" office:value="1243">
            <text:p>1243</text:p>
          </table:table-cell>
          <table:table-cell office:value-type="float" office:value="3242">
            <text:p>324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06">
            <text:p>6606</text:p>
          </table:table-cell>
          <table:table-cell office:value-type="string">
            <text:p>Valby</text:p>
          </table:table-cell>
          <table:table-cell office:value-type="string">
            <text:p>1014824000000</text:p>
          </table:table-cell>
          <table:table-cell office:value-type="string">
            <text:p>Mosedalvej</text:p>
          </table:table-cell>
          <table:table-cell office:value-type="float" office:value="74">
            <text:p>74</text:p>
          </table:table-cell>
          <table:table-cell office:value-type="float" office:value="299">
            <text:p>29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08">
            <text:p>6608</text:p>
          </table:table-cell>
          <table:table-cell office:value-type="string">
            <text:p>Valby</text:p>
          </table:table-cell>
          <table:table-cell office:value-type="string">
            <text:p>1011200000000</text:p>
          </table:table-cell>
          <table:table-cell office:value-type="string">
            <text:p>Cæciliavej</text:p>
          </table:table-cell>
          <table:table-cell office:value-type="float" office:value="278">
            <text:p>278</text:p>
          </table:table-cell>
          <table:table-cell office:value-type="float" office:value="316">
            <text:p>316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6609">
            <text:p>6609</text:p>
          </table:table-cell>
          <table:table-cell office:value-type="string">
            <text:p>Valby</text:p>
          </table:table-cell>
          <table:table-cell office:value-type="string">
            <text:p>1011200000000</text:p>
          </table:table-cell>
          <table:table-cell office:value-type="string">
            <text:p>Cæciliavej</text:p>
          </table:table-cell>
          <table:table-cell office:value-type="float" office:value="316">
            <text:p>316</text:p>
          </table:table-cell>
          <table:table-cell office:value-type="float" office:value="413">
            <text:p>41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10">
            <text:p>6610</text:p>
          </table:table-cell>
          <table:table-cell office:value-type="string">
            <text:p>Valby</text:p>
          </table:table-cell>
          <table:table-cell office:value-type="string">
            <text:p>1010596000000</text:p>
          </table:table-cell>
          <table:table-cell office:value-type="string">
            <text:p>Blankavej</text:p>
          </table:table-cell>
          <table:table-cell office:value-type="float" office:value="309">
            <text:p>309</text:p>
          </table:table-cell>
          <table:table-cell office:value-type="float" office:value="342">
            <text:p>342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6611">
            <text:p>6611</text:p>
          </table:table-cell>
          <table:table-cell office:value-type="string">
            <text:p>Valby</text:p>
          </table:table-cell>
          <table:table-cell office:value-type="string">
            <text:p>1010596000000</text:p>
          </table:table-cell>
          <table:table-cell office:value-type="string">
            <text:p>Blankavej</text:p>
          </table:table-cell>
          <table:table-cell office:value-type="float" office:value="342">
            <text:p>342</text:p>
          </table:table-cell>
          <table:table-cell office:value-type="float" office:value="444">
            <text:p>44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66">
            <text:p>6466</text:p>
          </table:table-cell>
          <table:table-cell office:value-type="string">
            <text:p>Valby</text:p>
          </table:table-cell>
          <table:table-cell office:value-type="string">
            <text:p>1014072090000</text:p>
          </table:table-cell>
          <table:table-cell office:value-type="string">
            <text:p>Kærskiftevej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467">
            <text:p>6467</text:p>
          </table:table-cell>
          <table:table-cell office:value-type="string">
            <text:p>Valby</text:p>
          </table:table-cell>
          <table:table-cell office:value-type="string">
            <text:p>1014716000000</text:p>
          </table:table-cell>
          <table:table-cell office:value-type="string">
            <text:p>Mellemtoftevej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468">
            <text:p>6468</text:p>
          </table:table-cell>
          <table:table-cell office:value-type="string">
            <text:p>Østerbro</text:p>
          </table:table-cell>
          <table:table-cell office:value-type="string">
            <text:p>1010240000000</text:p>
          </table:table-cell>
          <table:table-cell office:value-type="string">
            <text:p>Askøgade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69">
            <text:p>6469</text:p>
          </table:table-cell>
          <table:table-cell office:value-type="string">
            <text:p>Nørrebro</text:p>
          </table:table-cell>
          <table:table-cell office:value-type="string">
            <text:p>1010064000000</text:p>
          </table:table-cell>
          <table:table-cell office:value-type="string">
            <text:p>Ahlmannsgade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471">
            <text:p>6471</text:p>
          </table:table-cell>
          <table:table-cell office:value-type="string">
            <text:p>Amager Vest</text:p>
          </table:table-cell>
          <table:table-cell office:value-type="string">
            <text:p>1015902000000</text:p>
          </table:table-cell>
          <table:table-cell office:value-type="string">
            <text:p>Romsdalsgade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73">
            <text:p>6473</text:p>
          </table:table-cell>
          <table:table-cell office:value-type="string">
            <text:p>Østerbro</text:p>
          </table:table-cell>
          <table:table-cell office:value-type="string">
            <text:p>1017850400000</text:p>
          </table:table-cell>
          <table:table-cell office:value-type="string">
            <text:p>Unicef Plads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74">
            <text:p>6474</text:p>
          </table:table-cell>
          <table:table-cell office:value-type="string">
            <text:p>Vanløse</text:p>
          </table:table-cell>
          <table:table-cell office:value-type="string">
            <text:p>1010976000000</text:p>
          </table:table-cell>
          <table:table-cell office:value-type="string">
            <text:p>Bygholmvej</text:p>
          </table:table-cell>
          <table:table-cell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492">
            <text:p>6492</text:p>
          </table:table-cell>
          <table:table-cell office:value-type="string">
            <text:p>Amager Vest</text:p>
          </table:table-cell>
          <table:table-cell office:value-type="string">
            <text:p>1012336000000</text:p>
          </table:table-cell>
          <table:table-cell office:value-type="string">
            <text:p>Grønjordsvej</text:p>
          </table:table-cell>
          <table:table-cell office:value-type="float" office:value="0">
            <text:p>0</text:p>
          </table:table-cell>
          <table:table-cell office:value-type="float" office:value="333">
            <text:p>33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93">
            <text:p>6493</text:p>
          </table:table-cell>
          <table:table-cell office:value-type="string">
            <text:p>Valby</text:p>
          </table:table-cell>
          <table:table-cell office:value-type="string">
            <text:p>1010254000000</text:p>
          </table:table-cell>
          <table:table-cell office:value-type="string">
            <text:p>Asta Nielsen Strædet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94">
            <text:p>6494</text:p>
          </table:table-cell>
          <table:table-cell office:value-type="string">
            <text:p>Nørrebro</text:p>
          </table:table-cell>
          <table:table-cell office:value-type="string">
            <text:p>1017948000000</text:p>
          </table:table-cell>
          <table:table-cell office:value-type="string">
            <text:p>Valkyriegade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96">
            <text:p>6496</text:p>
          </table:table-cell>
          <table:table-cell office:value-type="string">
            <text:p>Nørrebro</text:p>
          </table:table-cell>
          <table:table-cell office:value-type="string">
            <text:p>1017336010000</text:p>
          </table:table-cell>
          <table:table-cell office:value-type="string">
            <text:p>Tagensvej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95">
            <text:p>6195</text:p>
          </table:table-cell>
          <table:table-cell office:value-type="string">
            <text:p>Vesterbro-Kongens Enghave</text:p>
          </table:table-cell>
          <table:table-cell office:value-type="string">
            <text:p>1016412010000</text:p>
          </table:table-cell>
          <table:table-cell office:value-type="string">
            <text:p>Sjælør Boulevard</text:p>
          </table:table-cell>
          <table:table-cell office:value-type="float" office:value="0">
            <text:p>0</text:p>
          </table:table-cell>
          <table:table-cell office:value-type="float" office:value="329">
            <text:p>32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30">
            <text:p>6230</text:p>
          </table:table-cell>
          <table:table-cell office:value-type="string">
            <text:p>Østerbro</text:p>
          </table:table-cell>
          <table:table-cell office:value-type="string">
            <text:p>1017644000000</text:p>
          </table:table-cell>
          <table:table-cell office:value-type="string">
            <text:p>Trianglen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31">
            <text:p>6231</text:p>
          </table:table-cell>
          <table:table-cell office:value-type="string">
            <text:p>Indre By</text:p>
          </table:table-cell>
          <table:table-cell office:value-type="string">
            <text:p>1013348400000</text:p>
          </table:table-cell>
          <table:table-cell office:value-type="string">
            <text:p>Jarmers Plads</text:p>
          </table:table-cell>
          <table:table-cell office:value-type="float" office:value="0">
            <text:p>0</text:p>
          </table:table-cell>
          <table:table-cell office:value-type="float" office:value="95.15">
            <text:p>95,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33">
            <text:p>6433</text:p>
          </table:table-cell>
          <table:table-cell office:value-type="string">
            <text:p>Amager Vest</text:p>
          </table:table-cell>
          <table:table-cell office:value-type="string">
            <text:p>1010119010000</text:p>
          </table:table-cell>
          <table:table-cell office:value-type="string">
            <text:p>Amagermotorvejen</text:p>
          </table:table-cell>
          <table:table-cell office:value-type="float" office:value="61628">
            <text:p>61628</text:p>
          </table:table-cell>
          <table:table-cell office:value-type="float" office:value="63121">
            <text:p>63121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34">
            <text:p>6434</text:p>
          </table:table-cell>
          <table:table-cell office:value-type="string">
            <text:p>Valby</text:p>
          </table:table-cell>
          <table:table-cell office:value-type="string">
            <text:p>1015408030000</text:p>
          </table:table-cell>
          <table:table-cell office:value-type="string">
            <text:p>Panumsvej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35">
            <text:p>6435</text:p>
          </table:table-cell>
          <table:table-cell office:value-type="string">
            <text:p>Indre By</text:p>
          </table:table-cell>
          <table:table-cell office:value-type="string">
            <text:p>1014024310000</text:p>
          </table:table-cell>
          <table:table-cell office:value-type="string">
            <text:p>Kultorvet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36">
            <text:p>6436</text:p>
          </table:table-cell>
          <table:table-cell office:value-type="string">
            <text:p>Bispebjerg</text:p>
          </table:table-cell>
          <table:table-cell office:value-type="string">
            <text:p>1018112000000</text:p>
          </table:table-cell>
          <table:table-cell office:value-type="string">
            <text:p>Ved Vigen</text:p>
          </table:table-cell>
          <table:table-cell office:value-type="float" office:value="0">
            <text:p>0</text:p>
          </table:table-cell>
          <table:table-cell office:value-type="float" office:value="318">
            <text:p>31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05">
            <text:p>6405</text:p>
          </table:table-cell>
          <table:table-cell office:value-type="string">
            <text:p>Amager Vest</text:p>
          </table:table-cell>
          <table:table-cell office:value-type="string">
            <text:p>1013912000000</text:p>
          </table:table-cell>
          <table:table-cell office:value-type="string">
            <text:p>Kornskyldvej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37">
            <text:p>6437</text:p>
          </table:table-cell>
          <table:table-cell office:value-type="string">
            <text:p>Amager Vest</text:p>
          </table:table-cell>
          <table:table-cell office:value-type="string">
            <text:p>1018484000000</text:p>
          </table:table-cell>
          <table:table-cell office:value-type="string">
            <text:p>Våningsvej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39">
            <text:p>6439</text:p>
          </table:table-cell>
          <table:table-cell office:value-type="string">
            <text:p>Amager Øst</text:p>
          </table:table-cell>
          <table:table-cell office:value-type="string">
            <text:p>1012512000000</text:p>
          </table:table-cell>
          <table:table-cell office:value-type="string">
            <text:p>Hagbardvej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40">
            <text:p>6440</text:p>
          </table:table-cell>
          <table:table-cell office:value-type="string">
            <text:p>Amager Øst</text:p>
          </table:table-cell>
          <table:table-cell office:value-type="string">
            <text:p>1013196000000</text:p>
          </table:table-cell>
          <table:table-cell office:value-type="string">
            <text:p>Højdevej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75">
            <text:p>6475</text:p>
          </table:table-cell>
          <table:table-cell office:value-type="string">
            <text:p>Amager Vest</text:p>
          </table:table-cell>
          <table:table-cell office:value-type="string">
            <text:p>1010108000000</text:p>
          </table:table-cell>
          <table:table-cell office:value-type="string">
            <text:p>Amagerbrogade</text:p>
          </table:table-cell>
          <table:table-cell office:value-type="float" office:value="0">
            <text:p>0</text:p>
          </table:table-cell>
          <table:table-cell office:value-type="float" office:value="3413">
            <text:p>341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76">
            <text:p>6476</text:p>
          </table:table-cell>
          <table:table-cell office:value-type="string">
            <text:p>Brønshøj-Husum</text:p>
          </table:table-cell>
          <table:table-cell office:value-type="string">
            <text:p>1011400000000</text:p>
          </table:table-cell>
          <table:table-cell office:value-type="string">
            <text:p>Dyssevænget</text:p>
          </table:table-cell>
          <table:table-cell office:value-type="float" office:value="0">
            <text:p>0</text:p>
          </table:table-cell>
          <table:table-cell office:value-type="float" office:value="767">
            <text:p>76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477">
            <text:p>6477</text:p>
          </table:table-cell>
          <table:table-cell office:value-type="string">
            <text:p>Indre By</text:p>
          </table:table-cell>
          <table:table-cell office:value-type="string">
            <text:p>1016992000000</text:p>
          </table:table-cell>
          <table:table-cell office:value-type="string">
            <text:p>Strandgade</text:p>
          </table:table-cell>
          <table:table-cell office:value-type="float" office:value="0">
            <text:p>0</text:p>
          </table:table-cell>
          <table:table-cell office:value-type="float" office:value="451">
            <text:p>45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78">
            <text:p>6478</text:p>
          </table:table-cell>
          <table:table-cell office:value-type="string">
            <text:p>Indre By</text:p>
          </table:table-cell>
          <table:table-cell office:value-type="string">
            <text:p>1011728000000</text:p>
          </table:table-cell>
          <table:table-cell office:value-type="string">
            <text:p>Farvergade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79">
            <text:p>6479</text:p>
          </table:table-cell>
          <table:table-cell office:value-type="string">
            <text:p>Amager Øst</text:p>
          </table:table-cell>
          <table:table-cell office:value-type="string">
            <text:p>1010200000000</text:p>
          </table:table-cell>
          <table:table-cell office:value-type="string">
            <text:p>Arabiensvej</text:p>
          </table:table-cell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80">
            <text:p>6480</text:p>
          </table:table-cell>
          <table:table-cell office:value-type="string">
            <text:p>Vanløse</text:p>
          </table:table-cell>
          <table:table-cell office:value-type="string">
            <text:p>1012468000000</text:p>
          </table:table-cell>
          <table:table-cell office:value-type="string">
            <text:p>Gyvelvej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81">
            <text:p>6481</text:p>
          </table:table-cell>
          <table:table-cell office:value-type="string">
            <text:p>Indre By</text:p>
          </table:table-cell>
          <table:table-cell office:value-type="string">
            <text:p>1013348350000</text:p>
          </table:table-cell>
          <table:table-cell office:value-type="string">
            <text:p>Jarmers Plads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86">
            <text:p>6486</text:p>
          </table:table-cell>
          <table:table-cell office:value-type="string">
            <text:p>Bispebjerg</text:p>
          </table:table-cell>
          <table:table-cell office:value-type="string">
            <text:p>1010984000000</text:p>
          </table:table-cell>
          <table:table-cell office:value-type="string">
            <text:p>Bygmestervej</text:p>
          </table:table-cell>
          <table:table-cell office:value-type="float" office:value="0">
            <text:p>0</text:p>
          </table:table-cell>
          <table:table-cell office:value-type="float" office:value="298">
            <text:p>29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87">
            <text:p>6487</text:p>
          </table:table-cell>
          <table:table-cell office:value-type="string">
            <text:p>Amager Øst</text:p>
          </table:table-cell>
          <table:table-cell office:value-type="string">
            <text:p>1013112000000</text:p>
          </table:table-cell>
          <table:table-cell office:value-type="string">
            <text:p>Hveensvej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88">
            <text:p>6488</text:p>
          </table:table-cell>
          <table:table-cell office:value-type="string">
            <text:p>Amager Øst</text:p>
          </table:table-cell>
          <table:table-cell office:value-type="string">
            <text:p>1010076000000</text:p>
          </table:table-cell>
          <table:table-cell office:value-type="string">
            <text:p>Albaniensgade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90">
            <text:p>6490</text:p>
          </table:table-cell>
          <table:table-cell office:value-type="string">
            <text:p>Bispebjerg</text:p>
          </table:table-cell>
          <table:table-cell office:value-type="string">
            <text:p>1011780000000</text:p>
          </table:table-cell>
          <table:table-cell office:value-type="string">
            <text:p>Firkløvervej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441">
            <text:p>6441</text:p>
          </table:table-cell>
          <table:table-cell office:value-type="string">
            <text:p>Nørrebro</text:p>
          </table:table-cell>
          <table:table-cell office:value-type="string">
            <text:p>1012268000000</text:p>
          </table:table-cell>
          <table:table-cell office:value-type="string">
            <text:p>Gormsgade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42">
            <text:p>6442</text:p>
          </table:table-cell>
          <table:table-cell office:value-type="string">
            <text:p>Indre By</text:p>
          </table:table-cell>
          <table:table-cell office:value-type="string">
            <text:p>1018208000000</text:p>
          </table:table-cell>
          <table:table-cell office:value-type="string">
            <text:p>Vester Farimagsgade</text:p>
          </table:table-cell>
          <table:table-cell office:value-type="float" office:value="0">
            <text:p>0</text:p>
          </table:table-cell>
          <table:table-cell office:value-type="float" office:value="657">
            <text:p>65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43">
            <text:p>6443</text:p>
          </table:table-cell>
          <table:table-cell office:value-type="string">
            <text:p>Østerbro</text:p>
          </table:table-cell>
          <table:table-cell office:value-type="string">
            <text:p>1011708000000</text:p>
          </table:table-cell>
          <table:table-cell office:value-type="string">
            <text:p>Fakse Tværgade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44">
            <text:p>6444</text:p>
          </table:table-cell>
          <table:table-cell office:value-type="string">
            <text:p>Østerbro</text:p>
          </table:table-cell>
          <table:table-cell office:value-type="string">
            <text:p>1017156000000</text:p>
          </table:table-cell>
          <table:table-cell office:value-type="string">
            <text:p>Svendborggade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45">
            <text:p>6445</text:p>
          </table:table-cell>
          <table:table-cell office:value-type="string">
            <text:p>Vanløse</text:p>
          </table:table-cell>
          <table:table-cell office:value-type="string">
            <text:p>1011360000000</text:p>
          </table:table-cell>
          <table:table-cell office:value-type="string">
            <text:p>Dronninglundvej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46">
            <text:p>6446</text:p>
          </table:table-cell>
          <table:table-cell office:value-type="string">
            <text:p>Valby</text:p>
          </table:table-cell>
          <table:table-cell office:value-type="string">
            <text:p>1014796000000</text:p>
          </table:table-cell>
          <table:table-cell office:value-type="string">
            <text:p>Molbechsvej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216">
            <text:p>6216</text:p>
          </table:table-cell>
          <table:table-cell office:value-type="string">
            <text:p>Amager Øst</text:p>
          </table:table-cell>
          <table:table-cell office:value-type="string">
            <text:p>1013704000000</text:p>
          </table:table-cell>
          <table:table-cell office:value-type="string">
            <text:p>Kirsten Kimers Vej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17">
            <text:p>6217</text:p>
          </table:table-cell>
          <table:table-cell office:value-type="string">
            <text:p>Østerbro</text:p>
          </table:table-cell>
          <table:table-cell office:value-type="string">
            <text:p>1016720000000</text:p>
          </table:table-cell>
          <table:table-cell office:value-type="string">
            <text:p>Solvænget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218">
            <text:p>6218</text:p>
          </table:table-cell>
          <table:table-cell office:value-type="string">
            <text:p>Valby</text:p>
          </table:table-cell>
          <table:table-cell office:value-type="string">
            <text:p>1015587000000</text:p>
          </table:table-cell>
          <table:table-cell office:value-type="string">
            <text:p>Poul Reumerts Vej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19">
            <text:p>6219</text:p>
          </table:table-cell>
          <table:table-cell office:value-type="string">
            <text:p>Amager Vest</text:p>
          </table:table-cell>
          <table:table-cell office:value-type="string">
            <text:p>1017076000000</text:p>
          </table:table-cell>
          <table:table-cell office:value-type="string">
            <text:p>Sturlasgade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20">
            <text:p>6220</text:p>
          </table:table-cell>
          <table:table-cell office:value-type="string">
            <text:p>Nørrebro</text:p>
          </table:table-cell>
          <table:table-cell office:value-type="string">
            <text:p>1015744000000</text:p>
          </table:table-cell>
          <table:table-cell office:value-type="string">
            <text:p>Ravnsborggade</text:p>
          </table:table-cell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34">
            <text:p>6234</text:p>
          </table:table-cell>
          <table:table-cell office:value-type="string">
            <text:p>Brønshøj-Husum</text:p>
          </table:table-cell>
          <table:table-cell office:value-type="string">
            <text:p>1017952000000</text:p>
          </table:table-cell>
          <table:table-cell office:value-type="string">
            <text:p>Vallekildevej</text:p>
          </table:table-cell>
          <table:table-cell office:value-type="float" office:value="0">
            <text:p>0</text:p>
          </table:table-cell>
          <table:table-cell office:value-type="float" office:value="331">
            <text:p>33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25">
            <text:p>6225</text:p>
          </table:table-cell>
          <table:table-cell office:value-type="string">
            <text:p>Bispebjerg</text:p>
          </table:table-cell>
          <table:table-cell office:value-type="string">
            <text:p>1012420000000</text:p>
          </table:table-cell>
          <table:table-cell office:value-type="string">
            <text:p>Gulkløvervej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226">
            <text:p>6226</text:p>
          </table:table-cell>
          <table:table-cell office:value-type="string">
            <text:p>Amager Vest</text:p>
          </table:table-cell>
          <table:table-cell office:value-type="string">
            <text:p>1013504000000</text:p>
          </table:table-cell>
          <table:table-cell office:value-type="string">
            <text:p>Kaktusvej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27">
            <text:p>6227</text:p>
          </table:table-cell>
          <table:table-cell office:value-type="string">
            <text:p>Valby</text:p>
          </table:table-cell>
          <table:table-cell office:value-type="string">
            <text:p>1011166000000</text:p>
          </table:table-cell>
          <table:table-cell office:value-type="string">
            <text:p>Clara Pontoppidans Vej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70">
            <text:p>6270</text:p>
          </table:table-cell>
          <table:table-cell office:value-type="string">
            <text:p>Vesterbro-Kongens Enghave</text:p>
          </table:table-cell>
          <table:table-cell office:value-type="string">
            <text:p>1016776000000</text:p>
          </table:table-cell>
          <table:table-cell office:value-type="string">
            <text:p>Spontinisvej</text:p>
          </table:table-cell>
          <table:table-cell office:value-type="float" office:value="0">
            <text:p>0</text:p>
          </table:table-cell>
          <table:table-cell office:value-type="float" office:value="635">
            <text:p>63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71">
            <text:p>6271</text:p>
          </table:table-cell>
          <table:table-cell office:value-type="string">
            <text:p>Amager Øst</text:p>
          </table:table-cell>
          <table:table-cell office:value-type="string">
            <text:p>1018024010000</text:p>
          </table:table-cell>
          <table:table-cell office:value-type="string">
            <text:p>Ved Amagerbanen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72">
            <text:p>6272</text:p>
          </table:table-cell>
          <table:table-cell office:value-type="string">
            <text:p>Nørrebro</text:p>
          </table:table-cell>
          <table:table-cell office:value-type="string">
            <text:p>1013236020000</text:p>
          </table:table-cell>
          <table:table-cell office:value-type="string">
            <text:p>Hørsholmsgade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73">
            <text:p>6273</text:p>
          </table:table-cell>
          <table:table-cell office:value-type="string">
            <text:p>Østerbro</text:p>
          </table:table-cell>
          <table:table-cell office:value-type="string">
            <text:p>1012968000000</text:p>
          </table:table-cell>
          <table:table-cell office:value-type="string">
            <text:p>Holbækgade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74">
            <text:p>6274</text:p>
          </table:table-cell>
          <table:table-cell office:value-type="string">
            <text:p>Bispebjerg</text:p>
          </table:table-cell>
          <table:table-cell office:value-type="string">
            <text:p>1015500000000</text:p>
          </table:table-cell>
          <table:table-cell office:value-type="string">
            <text:p>Peter Rørdams Vej</text:p>
          </table:table-cell>
          <table:table-cell office:value-type="float" office:value="0">
            <text:p>0</text:p>
          </table:table-cell>
          <table:table-cell office:value-type="float" office:value="324">
            <text:p>32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75">
            <text:p>6275</text:p>
          </table:table-cell>
          <table:table-cell office:value-type="string">
            <text:p>Vesterbro-Kongens Enghave</text:p>
          </table:table-cell>
          <table:table-cell office:value-type="string">
            <text:p>1012740000000</text:p>
          </table:table-cell>
          <table:table-cell office:value-type="string">
            <text:p>Heilsgade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06">
            <text:p>6406</text:p>
          </table:table-cell>
          <table:table-cell office:value-type="string">
            <text:p>Amager Vest</text:p>
          </table:table-cell>
          <table:table-cell office:value-type="string">
            <text:p>1018256000000</text:p>
          </table:table-cell>
          <table:table-cell office:value-type="string">
            <text:p>Vestmannagade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21">
            <text:p>7521</text:p>
          </table:table-cell>
          <table:table-cell office:value-type="string">
            <text:p>Amager Vest</text:p>
          </table:table-cell>
          <table:table-cell office:value-type="string">
            <text:p>1018541000000</text:p>
          </table:table-cell>
          <table:table-cell office:value-type="string">
            <text:p>Ørestads Boulevard</text:p>
          </table:table-cell>
          <table:table-cell office:value-type="float" office:value="0">
            <text:p>0</text:p>
          </table:table-cell>
          <table:table-cell office:value-type="float" office:value="6078">
            <text:p>607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22">
            <text:p>6222</text:p>
          </table:table-cell>
          <table:table-cell office:value-type="string">
            <text:p>Nørrebro</text:p>
          </table:table-cell>
          <table:table-cell office:value-type="string">
            <text:p>1014236010000</text:p>
          </table:table-cell>
          <table:table-cell office:value-type="string">
            <text:p>Lersø Parkallé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23">
            <text:p>6223</text:p>
          </table:table-cell>
          <table:table-cell office:value-type="string">
            <text:p>Brønshøj-Husum</text:p>
          </table:table-cell>
          <table:table-cell office:value-type="string">
            <text:p>1013308000000</text:p>
          </table:table-cell>
          <table:table-cell office:value-type="string">
            <text:p>Islevhusvej</text:p>
          </table:table-cell>
          <table:table-cell office:value-type="float" office:value="0">
            <text:p>0</text:p>
          </table:table-cell>
          <table:table-cell office:value-type="float" office:value="1281">
            <text:p>128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24">
            <text:p>6224</text:p>
          </table:table-cell>
          <table:table-cell office:value-type="string">
            <text:p>Indre By</text:p>
          </table:table-cell>
          <table:table-cell office:value-type="string">
            <text:p>1010229000000</text:p>
          </table:table-cell>
          <table:table-cell office:value-type="string">
            <text:p>Arsenalvej</text:p>
          </table:table-cell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28">
            <text:p>6228</text:p>
          </table:table-cell>
          <table:table-cell office:value-type="string">
            <text:p>Østerbro</text:p>
          </table:table-cell>
          <table:table-cell office:value-type="string">
            <text:p>1016744000000</text:p>
          </table:table-cell>
          <table:table-cell office:value-type="string">
            <text:p>Sorøgade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32">
            <text:p>6232</text:p>
          </table:table-cell>
          <table:table-cell office:value-type="string">
            <text:p>Nørrebro</text:p>
          </table:table-cell>
          <table:table-cell office:value-type="string">
            <text:p>1014744000000</text:p>
          </table:table-cell>
          <table:table-cell office:value-type="string">
            <text:p>Midgårdsgade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20">
            <text:p>7520</text:p>
          </table:table-cell>
          <table:table-cell office:value-type="string">
            <text:p>Amager Vest</text:p>
          </table:table-cell>
          <table:table-cell office:value-type="string">
            <text:p>1018541000000</text:p>
          </table:table-cell>
          <table:table-cell office:value-type="string">
            <text:p>Ørestads Boulevard</text:p>
          </table:table-cell>
          <table:table-cell office:value-type="float" office:value="0">
            <text:p>0</text:p>
          </table:table-cell>
          <table:table-cell office:value-type="float" office:value="6078">
            <text:p>607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98">
            <text:p>6298</text:p>
          </table:table-cell>
          <table:table-cell office:value-type="string">
            <text:p>Valby</text:p>
          </table:table-cell>
          <table:table-cell office:value-type="string">
            <text:p>1011248000000</text:p>
          </table:table-cell>
          <table:table-cell office:value-type="string">
            <text:p>Damsbo Vænge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22">
            <text:p>7522</text:p>
          </table:table-cell>
          <table:table-cell office:value-type="string">
            <text:p>Amager Vest</text:p>
          </table:table-cell>
          <table:table-cell office:value-type="string">
            <text:p>1015384000000</text:p>
          </table:table-cell>
          <table:table-cell office:value-type="string">
            <text:p>Oxford Allé</text:p>
          </table:table-cell>
          <table:table-cell office:value-type="float" office:value="116">
            <text:p>116</text:p>
          </table:table-cell>
          <table:table-cell office:value-type="float" office:value="562">
            <text:p>56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233">
            <text:p>6233</text:p>
          </table:table-cell>
          <table:table-cell office:value-type="string">
            <text:p>Amager Vest</text:p>
          </table:table-cell>
          <table:table-cell office:value-type="string">
            <text:p>1016504300000</text:p>
          </table:table-cell>
          <table:table-cell office:value-type="string">
            <text:p>Skotlands Plads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6276">
            <text:p>6276</text:p>
          </table:table-cell>
          <table:table-cell office:value-type="string">
            <text:p>Indre By</text:p>
          </table:table-cell>
          <table:table-cell office:value-type="string">
            <text:p>1010476000000</text:p>
          </table:table-cell>
          <table:table-cell office:value-type="string">
            <text:p>Bernstorffsgade</text:p>
          </table:table-cell>
          <table:table-cell office:value-type="float" office:value="0">
            <text:p>0</text:p>
          </table:table-cell>
          <table:table-cell office:value-type="float" office:value="850">
            <text:p>8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78">
            <text:p>6278</text:p>
          </table:table-cell>
          <table:table-cell office:value-type="string">
            <text:p>Valby</text:p>
          </table:table-cell>
          <table:table-cell office:value-type="string">
            <text:p>1018680000000</text:p>
          </table:table-cell>
          <table:table-cell office:value-type="string">
            <text:p>Ålholmvej</text:p>
          </table:table-cell>
          <table:table-cell office:value-type="float" office:value="0">
            <text:p>0</text:p>
          </table:table-cell>
          <table:table-cell office:value-type="float" office:value="806">
            <text:p>80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05">
            <text:p>6305</text:p>
          </table:table-cell>
          <table:table-cell office:value-type="string">
            <text:p>Indre By</text:p>
          </table:table-cell>
          <table:table-cell office:value-type="string">
            <text:p>1018252000000</text:p>
          </table:table-cell>
          <table:table-cell office:value-type="string">
            <text:p>Vester Voldgade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79">
            <text:p>6279</text:p>
          </table:table-cell>
          <table:table-cell office:value-type="string">
            <text:p>Indre By</text:p>
          </table:table-cell>
          <table:table-cell office:value-type="string">
            <text:p>1011262000000</text:p>
          </table:table-cell>
          <table:table-cell office:value-type="string">
            <text:p>Danneskiold-Samsøes Allé</text:p>
          </table:table-cell>
          <table:table-cell office:value-type="float" office:value="0">
            <text:p>0</text:p>
          </table:table-cell>
          <table:table-cell office:value-type="float" office:value="775">
            <text:p>77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80">
            <text:p>6280</text:p>
          </table:table-cell>
          <table:table-cell office:value-type="string">
            <text:p>Valby</text:p>
          </table:table-cell>
          <table:table-cell office:value-type="string">
            <text:p>1012600000000</text:p>
          </table:table-cell>
          <table:table-cell office:value-type="string">
            <text:p>Hansstedvej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281">
            <text:p>6281</text:p>
          </table:table-cell>
          <table:table-cell office:value-type="string">
            <text:p>Indre By</text:p>
          </table:table-cell>
          <table:table-cell office:value-type="string">
            <text:p>1014296000000</text:p>
          </table:table-cell>
          <table:table-cell office:value-type="string">
            <text:p>Lille Søndervoldstræde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83">
            <text:p>6283</text:p>
          </table:table-cell>
          <table:table-cell office:value-type="string">
            <text:p>Amager Vest</text:p>
          </table:table-cell>
          <table:table-cell office:value-type="string">
            <text:p>1017828000000</text:p>
          </table:table-cell>
          <table:table-cell office:value-type="string">
            <text:p>Ulrik Birchs Allé</text:p>
          </table:table-cell>
          <table:table-cell office:value-type="float" office:value="0">
            <text:p>0</text:p>
          </table:table-cell>
          <table:table-cell office:value-type="float" office:value="467">
            <text:p>46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285">
            <text:p>6285</text:p>
          </table:table-cell>
          <table:table-cell office:value-type="string">
            <text:p>Brønshøj-Husum</text:p>
          </table:table-cell>
          <table:table-cell office:value-type="string">
            <text:p>1013648000000</text:p>
          </table:table-cell>
          <table:table-cell office:value-type="string">
            <text:p>Kildebrøndevej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86">
            <text:p>6286</text:p>
          </table:table-cell>
          <table:table-cell office:value-type="string">
            <text:p>Amager Vest</text:p>
          </table:table-cell>
          <table:table-cell office:value-type="string">
            <text:p>1011106000000</text:p>
          </table:table-cell>
          <table:table-cell office:value-type="string">
            <text:p>J.C.Christensens Gade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88">
            <text:p>6288</text:p>
          </table:table-cell>
          <table:table-cell office:value-type="string">
            <text:p>Amager Øst</text:p>
          </table:table-cell>
          <table:table-cell office:value-type="string">
            <text:p>1011308000000</text:p>
          </table:table-cell>
          <table:table-cell office:value-type="string">
            <text:p>Donaugade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89">
            <text:p>6289</text:p>
          </table:table-cell>
          <table:table-cell office:value-type="string">
            <text:p>Indre By</text:p>
          </table:table-cell>
          <table:table-cell office:value-type="string">
            <text:p>1016972000000</text:p>
          </table:table-cell>
          <table:table-cell office:value-type="string">
            <text:p>Stormgade</text:p>
          </table:table-cell>
          <table:table-cell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90">
            <text:p>6290</text:p>
          </table:table-cell>
          <table:table-cell office:value-type="string">
            <text:p>Nørrebro</text:p>
          </table:table-cell>
          <table:table-cell office:value-type="string">
            <text:p>1012412300000</text:p>
          </table:table-cell>
          <table:table-cell office:value-type="string">
            <text:p>Guldbergs Plads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291">
            <text:p>6291</text:p>
          </table:table-cell>
          <table:table-cell office:value-type="string">
            <text:p>Indre By</text:p>
          </table:table-cell>
          <table:table-cell office:value-type="string">
            <text:p>1010128000000</text:p>
          </table:table-cell>
          <table:table-cell office:value-type="string">
            <text:p>Amaliegade</text:p>
          </table:table-cell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92">
            <text:p>6292</text:p>
          </table:table-cell>
          <table:table-cell office:value-type="string">
            <text:p>Brønshøj-Husum</text:p>
          </table:table-cell>
          <table:table-cell office:value-type="string">
            <text:p>1018644000000</text:p>
          </table:table-cell>
          <table:table-cell office:value-type="string">
            <text:p>Åfløjen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93">
            <text:p>6293</text:p>
          </table:table-cell>
          <table:table-cell office:value-type="string">
            <text:p>Bispebjerg</text:p>
          </table:table-cell>
          <table:table-cell office:value-type="string">
            <text:p>1014460000000</text:p>
          </table:table-cell>
          <table:table-cell office:value-type="string">
            <text:p>Lygten</text:p>
          </table:table-cell>
          <table:table-cell office:value-type="float" office:value="0">
            <text:p>0</text:p>
          </table:table-cell>
          <table:table-cell office:value-type="float" office:value="832">
            <text:p>83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94">
            <text:p>6294</text:p>
          </table:table-cell>
          <table:table-cell office:value-type="string">
            <text:p>Amager Vest</text:p>
          </table:table-cell>
          <table:table-cell office:value-type="string">
            <text:p>1011176000000</text:p>
          </table:table-cell>
          <table:table-cell office:value-type="string">
            <text:p>Clematisvej</text:p>
          </table:table-cell>
          <table:table-cell office:value-type="float" office:value="0">
            <text:p>0</text:p>
          </table:table-cell>
          <table:table-cell office:value-type="float" office:value="308">
            <text:p>30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08">
            <text:p>6408</text:p>
          </table:table-cell>
          <table:table-cell office:value-type="string">
            <text:p>Indre By</text:p>
          </table:table-cell>
          <table:table-cell office:value-type="string">
            <text:p>1015280000000</text:p>
          </table:table-cell>
          <table:table-cell office:value-type="string">
            <text:p>Olfert Fischers Gade</text:p>
          </table:table-cell>
          <table:table-cell office:value-type="float" office:value="0">
            <text:p>0</text:p>
          </table:table-cell>
          <table:table-cell office:value-type="float" office:value="433">
            <text:p>43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95">
            <text:p>6295</text:p>
          </table:table-cell>
          <table:table-cell office:value-type="string">
            <text:p>Brønshøj-Husum</text:p>
          </table:table-cell>
          <table:table-cell office:value-type="string">
            <text:p>1018428000000</text:p>
          </table:table-cell>
          <table:table-cell office:value-type="string">
            <text:p>Voldfløjen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96">
            <text:p>6296</text:p>
          </table:table-cell>
          <table:table-cell office:value-type="string">
            <text:p>Østerbro</text:p>
          </table:table-cell>
          <table:table-cell office:value-type="string">
            <text:p>1015372310000</text:p>
          </table:table-cell>
          <table:table-cell office:value-type="string">
            <text:p>Ove Rodes Plads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297">
            <text:p>6297</text:p>
          </table:table-cell>
          <table:table-cell office:value-type="string">
            <text:p>Vanløse</text:p>
          </table:table-cell>
          <table:table-cell office:value-type="string">
            <text:p>1018632020000</text:p>
          </table:table-cell>
          <table:table-cell office:value-type="string">
            <text:p>Åbjergvej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299">
            <text:p>6299</text:p>
          </table:table-cell>
          <table:table-cell office:value-type="string">
            <text:p>Nørrebro</text:p>
          </table:table-cell>
          <table:table-cell office:value-type="string">
            <text:p>1013732000000</text:p>
          </table:table-cell>
          <table:table-cell office:value-type="string">
            <text:p>Kleinsgade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00">
            <text:p>6300</text:p>
          </table:table-cell>
          <table:table-cell office:value-type="string">
            <text:p>Brønshøj-Husum</text:p>
          </table:table-cell>
          <table:table-cell office:value-type="string">
            <text:p>1017532000000</text:p>
          </table:table-cell>
          <table:table-cell office:value-type="string">
            <text:p>Toften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301">
            <text:p>6301</text:p>
          </table:table-cell>
          <table:table-cell office:value-type="string">
            <text:p>Nørrebro</text:p>
          </table:table-cell>
          <table:table-cell office:value-type="string">
            <text:p>1011840000000</text:p>
          </table:table-cell>
          <table:table-cell office:value-type="string">
            <text:p>Florsgade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302">
            <text:p>6302</text:p>
          </table:table-cell>
          <table:table-cell office:value-type="string">
            <text:p>Indre By</text:p>
          </table:table-cell>
          <table:table-cell office:value-type="string">
            <text:p>1012540000000</text:p>
          </table:table-cell>
          <table:table-cell office:value-type="string">
            <text:p>Hallinsgade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6303">
            <text:p>6303</text:p>
          </table:table-cell>
          <table:table-cell office:value-type="string">
            <text:p>Vesterbro-Kongens Enghave</text:p>
          </table:table-cell>
          <table:table-cell office:value-type="string">
            <text:p>1016784000000</text:p>
          </table:table-cell>
          <table:table-cell office:value-type="string">
            <text:p>Olivia Nielsens Gade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07">
            <text:p>6307</text:p>
          </table:table-cell>
          <table:table-cell office:value-type="string">
            <text:p>Østerbro</text:p>
          </table:table-cell>
          <table:table-cell office:value-type="string">
            <text:p>1013420000000</text:p>
          </table:table-cell>
          <table:table-cell office:value-type="string">
            <text:p>Johan Svendsens Vej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09">
            <text:p>6309</text:p>
          </table:table-cell>
          <table:table-cell office:value-type="string">
            <text:p>Amager Vest</text:p>
          </table:table-cell>
          <table:table-cell office:value-type="string">
            <text:p>1012806000000</text:p>
          </table:table-cell>
          <table:table-cell office:value-type="string">
            <text:p>Hemsedalsgade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11">
            <text:p>6311</text:p>
          </table:table-cell>
          <table:table-cell office:value-type="string">
            <text:p>Vanløse</text:p>
          </table:table-cell>
          <table:table-cell office:value-type="string">
            <text:p>1010496000000</text:p>
          </table:table-cell>
          <table:table-cell office:value-type="string">
            <text:p>Birkagervej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12">
            <text:p>6312</text:p>
          </table:table-cell>
          <table:table-cell office:value-type="string">
            <text:p>Valby</text:p>
          </table:table-cell>
          <table:table-cell office:value-type="string">
            <text:p>1010724800000</text:p>
          </table:table-cell>
          <table:table-cell office:value-type="string">
            <text:p>Borghaven</text:p>
          </table:table-cell>
          <table:table-cell office:value-type="float" office:value="32">
            <text:p>32</text:p>
          </table:table-cell>
          <table:table-cell office:value-type="float" office:value="69">
            <text:p>6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14">
            <text:p>6314</text:p>
          </table:table-cell>
          <table:table-cell office:value-type="string">
            <text:p>Bispebjerg</text:p>
          </table:table-cell>
          <table:table-cell office:value-type="string">
            <text:p>1011272000000</text:p>
          </table:table-cell>
          <table:table-cell office:value-type="string">
            <text:p>Danstrupvej</text:p>
          </table:table-cell>
          <table:table-cell office:value-type="float" office:value="0">
            <text:p>0</text:p>
          </table:table-cell>
          <table:table-cell office:value-type="float" office:value="315">
            <text:p>3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93">
            <text:p>6393</text:p>
          </table:table-cell>
          <table:table-cell office:value-type="string">
            <text:p>Amager Vest</text:p>
          </table:table-cell>
          <table:table-cell office:value-type="string">
            <text:p>1015384020000</text:p>
          </table:table-cell>
          <table:table-cell office:value-type="string">
            <text:p>Oxford Allé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394">
            <text:p>6394</text:p>
          </table:table-cell>
          <table:table-cell office:value-type="string">
            <text:p>Vanløse</text:p>
          </table:table-cell>
          <table:table-cell office:value-type="string">
            <text:p>1016216000000</text:p>
          </table:table-cell>
          <table:table-cell office:value-type="string">
            <text:p>Sandhøjen</text:p>
          </table:table-cell>
          <table:table-cell office:value-type="float" office:value="0">
            <text:p>0</text:p>
          </table:table-cell>
          <table:table-cell office:value-type="float" office:value="278">
            <text:p>27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95">
            <text:p>6395</text:p>
          </table:table-cell>
          <table:table-cell office:value-type="string">
            <text:p>Amager Vest</text:p>
          </table:table-cell>
          <table:table-cell office:value-type="string">
            <text:p>1011442010000</text:p>
          </table:table-cell>
          <table:table-cell office:value-type="string">
            <text:p>Edvard Thomsens Vej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96">
            <text:p>6396</text:p>
          </table:table-cell>
          <table:table-cell office:value-type="string">
            <text:p>Amager Vest</text:p>
          </table:table-cell>
          <table:table-cell office:value-type="string">
            <text:p>1013192000000</text:p>
          </table:table-cell>
          <table:table-cell office:value-type="string">
            <text:p>Højdevangs Allé</text:p>
          </table:table-cell>
          <table:table-cell office:value-type="float" office:value="0">
            <text:p>0</text:p>
          </table:table-cell>
          <table:table-cell office:value-type="float" office:value="460">
            <text:p>46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98">
            <text:p>6398</text:p>
          </table:table-cell>
          <table:table-cell office:value-type="string">
            <text:p>Valby</text:p>
          </table:table-cell>
          <table:table-cell office:value-type="string">
            <text:p>1017832000000</text:p>
          </table:table-cell>
          <table:table-cell office:value-type="string">
            <text:p>Ulriksdalvej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99">
            <text:p>6399</text:p>
          </table:table-cell>
          <table:table-cell office:value-type="string">
            <text:p>Valby</text:p>
          </table:table-cell>
          <table:table-cell office:value-type="string">
            <text:p>1017528310000</text:p>
          </table:table-cell>
          <table:table-cell office:value-type="string">
            <text:p>Toftegårds Plads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02">
            <text:p>6402</text:p>
          </table:table-cell>
          <table:table-cell office:value-type="string">
            <text:p>Valby</text:p>
          </table:table-cell>
          <table:table-cell office:value-type="string">
            <text:p>1018316000000</text:p>
          </table:table-cell>
          <table:table-cell office:value-type="string">
            <text:p>Vigerslevstræde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403">
            <text:p>6403</text:p>
          </table:table-cell>
          <table:table-cell office:value-type="string">
            <text:p>Indre By</text:p>
          </table:table-cell>
          <table:table-cell office:value-type="string">
            <text:p>1014024300000</text:p>
          </table:table-cell>
          <table:table-cell office:value-type="string">
            <text:p>Kultorvet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08">
            <text:p>6308</text:p>
          </table:table-cell>
          <table:table-cell office:value-type="string">
            <text:p>Østerbro</text:p>
          </table:table-cell>
          <table:table-cell office:value-type="string">
            <text:p>1013610000000</text:p>
          </table:table-cell>
          <table:table-cell office:value-type="string">
            <text:p>Kattegatvej</text:p>
          </table:table-cell>
          <table:table-cell office:value-type="float" office:value="0">
            <text:p>0</text:p>
          </table:table-cell>
          <table:table-cell office:value-type="float" office:value="784">
            <text:p>78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04">
            <text:p>6304</text:p>
          </table:table-cell>
          <table:table-cell office:value-type="string">
            <text:p>Indre By</text:p>
          </table:table-cell>
          <table:table-cell office:value-type="string">
            <text:p>1010198300000</text:p>
          </table:table-cell>
          <table:table-cell office:value-type="string">
            <text:p>Applebys Plads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07">
            <text:p>6407</text:p>
          </table:table-cell>
          <table:table-cell office:value-type="string">
            <text:p>Valby</text:p>
          </table:table-cell>
          <table:table-cell office:value-type="string">
            <text:p>1011082000000</text:p>
          </table:table-cell>
          <table:table-cell office:value-type="string">
            <text:p>Carl Th. Dreyers Vej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409">
            <text:p>6409</text:p>
          </table:table-cell>
          <table:table-cell office:value-type="string">
            <text:p>Indre By</text:p>
          </table:table-cell>
          <table:table-cell office:value-type="string">
            <text:p>1011872000000</text:p>
          </table:table-cell>
          <table:table-cell office:value-type="string">
            <text:p>Folke Bernadottes Allé</text:p>
          </table:table-cell>
          <table:table-cell office:value-type="float" office:value="0">
            <text:p>0</text:p>
          </table:table-cell>
          <table:table-cell office:value-type="float" office:value="584">
            <text:p>58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13">
            <text:p>6413</text:p>
          </table:table-cell>
          <table:table-cell office:value-type="string">
            <text:p>Brønshøj-Husum</text:p>
          </table:table-cell>
          <table:table-cell office:value-type="string">
            <text:p>1014524000000</text:p>
          </table:table-cell>
          <table:table-cell office:value-type="string">
            <text:p>Lærkebakken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14">
            <text:p>6414</text:p>
          </table:table-cell>
          <table:table-cell office:value-type="string">
            <text:p>Vesterbro-Kongens Enghave</text:p>
          </table:table-cell>
          <table:table-cell office:value-type="string">
            <text:p>1018822000000</text:p>
          </table:table-cell>
          <table:table-cell office:value-type="string">
            <text:p>Dexter Gordons Vej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15">
            <text:p>6415</text:p>
          </table:table-cell>
          <table:table-cell office:value-type="string">
            <text:p>Amager Øst</text:p>
          </table:table-cell>
          <table:table-cell office:value-type="string">
            <text:p>1010120060000</text:p>
          </table:table-cell>
          <table:table-cell office:value-type="string">
            <text:p>Amager Strandvej</text:p>
          </table:table-cell>
          <table:table-cell office:value-type="float" office:value="92">
            <text:p>92</text:p>
          </table:table-cell>
          <table:table-cell office:value-type="float" office:value="719">
            <text:p>71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16">
            <text:p>6416</text:p>
          </table:table-cell>
          <table:table-cell office:value-type="string">
            <text:p>Nørrebro</text:p>
          </table:table-cell>
          <table:table-cell office:value-type="string">
            <text:p>1014448000000</text:p>
          </table:table-cell>
          <table:table-cell office:value-type="string">
            <text:p>Lundtoftegade</text:p>
          </table:table-cell>
          <table:table-cell office:value-type="float" office:value="0">
            <text:p>0</text:p>
          </table:table-cell>
          <table:table-cell office:value-type="float" office:value="895">
            <text:p>89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17">
            <text:p>6417</text:p>
          </table:table-cell>
          <table:table-cell office:value-type="string">
            <text:p>Valby</text:p>
          </table:table-cell>
          <table:table-cell office:value-type="string">
            <text:p>1013028010000</text:p>
          </table:table-cell>
          <table:table-cell office:value-type="string">
            <text:p>Horsekildevej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18">
            <text:p>6418</text:p>
          </table:table-cell>
          <table:table-cell office:value-type="string">
            <text:p>Østerbro</text:p>
          </table:table-cell>
          <table:table-cell office:value-type="string">
            <text:p>1015876000000</text:p>
          </table:table-cell>
          <table:table-cell office:value-type="string">
            <text:p>Ringstedgade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19">
            <text:p>6419</text:p>
          </table:table-cell>
          <table:table-cell office:value-type="string">
            <text:p>Bispebjerg</text:p>
          </table:table-cell>
          <table:table-cell office:value-type="string">
            <text:p>1011536000000</text:p>
          </table:table-cell>
          <table:table-cell office:value-type="string">
            <text:p>Emdrup Kærvej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20">
            <text:p>6420</text:p>
          </table:table-cell>
          <table:table-cell office:value-type="string">
            <text:p>Amager Øst</text:p>
          </table:table-cell>
          <table:table-cell office:value-type="string">
            <text:p>1017748000000</text:p>
          </table:table-cell>
          <table:table-cell office:value-type="string">
            <text:p>Tyrolsgade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21">
            <text:p>6421</text:p>
          </table:table-cell>
          <table:table-cell office:value-type="string">
            <text:p>Amager Øst</text:p>
          </table:table-cell>
          <table:table-cell office:value-type="string">
            <text:p>1012152000000</text:p>
          </table:table-cell>
          <table:table-cell office:value-type="string">
            <text:p>Geislersgade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22">
            <text:p>6422</text:p>
          </table:table-cell>
          <table:table-cell office:value-type="string">
            <text:p>Valby</text:p>
          </table:table-cell>
          <table:table-cell office:value-type="string">
            <text:p>1018676310000</text:p>
          </table:table-cell>
          <table:table-cell office:value-type="string">
            <text:p>Ålholm Plads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24">
            <text:p>6424</text:p>
          </table:table-cell>
          <table:table-cell office:value-type="string">
            <text:p>Brønshøj-Husum</text:p>
          </table:table-cell>
          <table:table-cell office:value-type="string">
            <text:p>1011668000000</text:p>
          </table:table-cell>
          <table:table-cell office:value-type="string">
            <text:p>Eskildstrupvej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25">
            <text:p>6425</text:p>
          </table:table-cell>
          <table:table-cell office:value-type="string">
            <text:p>Bispebjerg</text:p>
          </table:table-cell>
          <table:table-cell office:value-type="string">
            <text:p>1011868000000</text:p>
          </table:table-cell>
          <table:table-cell office:value-type="string">
            <text:p>Folevadsvej</text:p>
          </table:table-cell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53">
            <text:p>6353</text:p>
          </table:table-cell>
          <table:table-cell office:value-type="string">
            <text:p>Østerbro</text:p>
          </table:table-cell>
          <table:table-cell office:value-type="string">
            <text:p>1015832000000</text:p>
          </table:table-cell>
          <table:table-cell office:value-type="string">
            <text:p>Ribegade</text:p>
          </table:table-cell>
          <table:table-cell office:value-type="float" office:value="0">
            <text:p>0</text:p>
          </table:table-cell>
          <table:table-cell office:value-type="float" office:value="287">
            <text:p>28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54">
            <text:p>6354</text:p>
          </table:table-cell>
          <table:table-cell office:value-type="string">
            <text:p>Valby</text:p>
          </table:table-cell>
          <table:table-cell office:value-type="string">
            <text:p>1016716020000</text:p>
          </table:table-cell>
          <table:table-cell office:value-type="string">
            <text:p>Solskrænten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355">
            <text:p>6355</text:p>
          </table:table-cell>
          <table:table-cell office:value-type="string">
            <text:p>Valby</text:p>
          </table:table-cell>
          <table:table-cell office:value-type="string">
            <text:p>1015032000000</text:p>
          </table:table-cell>
          <table:table-cell office:value-type="string">
            <text:p>Nordre Allé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356">
            <text:p>6356</text:p>
          </table:table-cell>
          <table:table-cell office:value-type="string">
            <text:p>Østerbro</text:p>
          </table:table-cell>
          <table:table-cell office:value-type="string">
            <text:p>1018580040000</text:p>
          </table:table-cell>
          <table:table-cell office:value-type="string">
            <text:p>Østerbrogade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29">
            <text:p>6429</text:p>
          </table:table-cell>
          <table:table-cell office:value-type="string">
            <text:p>Bispebjerg</text:p>
          </table:table-cell>
          <table:table-cell office:value-type="string">
            <text:p>1016688000000</text:p>
          </table:table-cell>
          <table:table-cell office:value-type="string">
            <text:p>Sokkelundsvej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30">
            <text:p>6430</text:p>
          </table:table-cell>
          <table:table-cell office:value-type="string">
            <text:p>Vanløse</text:p>
          </table:table-cell>
          <table:table-cell office:value-type="string">
            <text:p>1013425000000</text:p>
          </table:table-cell>
          <table:table-cell office:value-type="string">
            <text:p>Jordbærvej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31">
            <text:p>6431</text:p>
          </table:table-cell>
          <table:table-cell office:value-type="string">
            <text:p>Østerbro</text:p>
          </table:table-cell>
          <table:table-cell office:value-type="string">
            <text:p>1018356070000</text:p>
          </table:table-cell>
          <table:table-cell office:value-type="string">
            <text:p>Willemoesgade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15">
            <text:p>6315</text:p>
          </table:table-cell>
          <table:table-cell office:value-type="string">
            <text:p>Indre By</text:p>
          </table:table-cell>
          <table:table-cell office:value-type="string">
            <text:p>1014748000000</text:p>
          </table:table-cell>
          <table:table-cell office:value-type="string">
            <text:p>Mikkel Bryggers Gade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17">
            <text:p>6317</text:p>
          </table:table-cell>
          <table:table-cell office:value-type="string">
            <text:p>Brønshøj-Husum</text:p>
          </table:table-cell>
          <table:table-cell office:value-type="string">
            <text:p>1010564000000</text:p>
          </table:table-cell>
          <table:table-cell office:value-type="string">
            <text:p>Bjergmarksvej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36">
            <text:p>6236</text:p>
          </table:table-cell>
          <table:table-cell office:value-type="string">
            <text:p>Vanløse</text:p>
          </table:table-cell>
          <table:table-cell office:value-type="string">
            <text:p>1011552000000</text:p>
          </table:table-cell>
          <table:table-cell office:value-type="string">
            <text:p>Enebærvej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318">
            <text:p>6318</text:p>
          </table:table-cell>
          <table:table-cell office:value-type="string">
            <text:p>Indre By</text:p>
          </table:table-cell>
          <table:table-cell office:value-type="string">
            <text:p>1012964000000</text:p>
          </table:table-cell>
          <table:table-cell office:value-type="string">
            <text:p>Holbergsgade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19">
            <text:p>6319</text:p>
          </table:table-cell>
          <table:table-cell office:value-type="string">
            <text:p>Amager Øst</text:p>
          </table:table-cell>
          <table:table-cell office:value-type="string">
            <text:p>1018488000000</text:p>
          </table:table-cell>
          <table:table-cell office:value-type="string">
            <text:p>Yderlandsvej</text:p>
          </table:table-cell>
          <table:table-cell office:value-type="float" office:value="0">
            <text:p>0</text:p>
          </table:table-cell>
          <table:table-cell office:value-type="float" office:value="377">
            <text:p>37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21">
            <text:p>6321</text:p>
          </table:table-cell>
          <table:table-cell office:value-type="string">
            <text:p>Amager Øst</text:p>
          </table:table-cell>
          <table:table-cell office:value-type="string">
            <text:p>1018404000000</text:p>
          </table:table-cell>
          <table:table-cell office:value-type="string">
            <text:p>Wittenberggade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322">
            <text:p>6322</text:p>
          </table:table-cell>
          <table:table-cell office:value-type="string">
            <text:p>Nørrebro</text:p>
          </table:table-cell>
          <table:table-cell office:value-type="string">
            <text:p>1012048000000</text:p>
          </table:table-cell>
          <table:table-cell office:value-type="string">
            <text:p>Fælledvejens passage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325">
            <text:p>6325</text:p>
          </table:table-cell>
          <table:table-cell office:value-type="string">
            <text:p>Indre By</text:p>
          </table:table-cell>
          <table:table-cell office:value-type="string">
            <text:p>1010856000000</text:p>
          </table:table-cell>
          <table:table-cell office:value-type="string">
            <text:p>Brobergsgade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26">
            <text:p>6326</text:p>
          </table:table-cell>
          <table:table-cell office:value-type="string">
            <text:p>Nørrebro</text:p>
          </table:table-cell>
          <table:table-cell office:value-type="string">
            <text:p>1012604000000</text:p>
          </table:table-cell>
          <table:table-cell office:value-type="string">
            <text:p>Hans Tavsens Gade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27">
            <text:p>6327</text:p>
          </table:table-cell>
          <table:table-cell office:value-type="string">
            <text:p>Amager Øst</text:p>
          </table:table-cell>
          <table:table-cell office:value-type="string">
            <text:p>1018542000000</text:p>
          </table:table-cell>
          <table:table-cell office:value-type="string">
            <text:p>Øresund Parkvej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28">
            <text:p>6328</text:p>
          </table:table-cell>
          <table:table-cell office:value-type="string">
            <text:p>Bispebjerg</text:p>
          </table:table-cell>
          <table:table-cell office:value-type="string">
            <text:p>1019801000000</text:p>
          </table:table-cell>
          <table:table-cell office:value-type="string">
            <text:p>Bro Over Lyngbyvej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60">
            <text:p>5060</text:p>
          </table:table-cell>
          <table:table-cell office:value-type="string">
            <text:p>Østerbro</text:p>
          </table:table-cell>
          <table:table-cell office:value-type="string">
            <text:p>1012724000000</text:p>
          </table:table-cell>
          <table:table-cell office:value-type="string">
            <text:p>Hedemannsgade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29">
            <text:p>6329</text:p>
          </table:table-cell>
          <table:table-cell office:value-type="string">
            <text:p>Amager Øst</text:p>
          </table:table-cell>
          <table:table-cell office:value-type="string">
            <text:p>1013340000000</text:p>
          </table:table-cell>
          <table:table-cell office:value-type="string">
            <text:p>Jansvej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331">
            <text:p>6331</text:p>
          </table:table-cell>
          <table:table-cell office:value-type="string">
            <text:p>Brønshøj-Husum</text:p>
          </table:table-cell>
          <table:table-cell office:value-type="string">
            <text:p>1017140000000</text:p>
          </table:table-cell>
          <table:table-cell office:value-type="string">
            <text:p>Svanestien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32">
            <text:p>6332</text:p>
          </table:table-cell>
          <table:table-cell office:value-type="string">
            <text:p>Bispebjerg</text:p>
          </table:table-cell>
          <table:table-cell office:value-type="string">
            <text:p>1011048000000</text:p>
          </table:table-cell>
          <table:table-cell office:value-type="string">
            <text:p>Børskovvej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81">
            <text:p>6381</text:p>
          </table:table-cell>
          <table:table-cell office:value-type="string">
            <text:p>Amager Vest</text:p>
          </table:table-cell>
          <table:table-cell office:value-type="string">
            <text:p>1016344000000</text:p>
          </table:table-cell>
          <table:table-cell office:value-type="string">
            <text:p>Shetlandsgade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34">
            <text:p>6334</text:p>
          </table:table-cell>
          <table:table-cell office:value-type="string">
            <text:p>Amager Vest</text:p>
          </table:table-cell>
          <table:table-cell office:value-type="string">
            <text:p>1010972000000</text:p>
          </table:table-cell>
          <table:table-cell office:value-type="string">
            <text:p>Byagervej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36">
            <text:p>6336</text:p>
          </table:table-cell>
          <table:table-cell office:value-type="string">
            <text:p>Vanløse</text:p>
          </table:table-cell>
          <table:table-cell office:value-type="string">
            <text:p>1012328000000</text:p>
          </table:table-cell>
          <table:table-cell office:value-type="string">
            <text:p>Grøndals Parkvej</text:p>
          </table:table-cell>
          <table:table-cell office:value-type="float" office:value="0">
            <text:p>0</text:p>
          </table:table-cell>
          <table:table-cell office:value-type="float" office:value="2540">
            <text:p>254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37">
            <text:p>6337</text:p>
          </table:table-cell>
          <table:table-cell office:value-type="string">
            <text:p>Nørrebro</text:p>
          </table:table-cell>
          <table:table-cell office:value-type="string">
            <text:p>1016248310000</text:p>
          </table:table-cell>
          <table:table-cell office:value-type="string">
            <text:p>Sankt Hans Torv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38">
            <text:p>6338</text:p>
          </table:table-cell>
          <table:table-cell office:value-type="string">
            <text:p>Valby</text:p>
          </table:table-cell>
          <table:table-cell office:value-type="string">
            <text:p>1010184010000</text:p>
          </table:table-cell>
          <table:table-cell office:value-type="string">
            <text:p>Ansgars Allé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39">
            <text:p>6339</text:p>
          </table:table-cell>
          <table:table-cell office:value-type="string">
            <text:p>Vanløse</text:p>
          </table:table-cell>
          <table:table-cell office:value-type="string">
            <text:p>1016208000000</text:p>
          </table:table-cell>
          <table:table-cell office:value-type="string">
            <text:p>Sandbygårdsvej</text:p>
          </table:table-cell>
          <table:table-cell office:value-type="float" office:value="0">
            <text:p>0</text:p>
          </table:table-cell>
          <table:table-cell office:value-type="float" office:value="278">
            <text:p>27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40">
            <text:p>6340</text:p>
          </table:table-cell>
          <table:table-cell office:value-type="string">
            <text:p>Brønshøj-Husum</text:p>
          </table:table-cell>
          <table:table-cell office:value-type="string">
            <text:p>1011012000000</text:p>
          </table:table-cell>
          <table:table-cell office:value-type="string">
            <text:p>Bytinget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263">
            <text:p>6263</text:p>
          </table:table-cell>
          <table:table-cell office:value-type="string">
            <text:p>Østerbro</text:p>
          </table:table-cell>
          <table:table-cell office:value-type="string">
            <text:p>1017640000000</text:p>
          </table:table-cell>
          <table:table-cell office:value-type="string">
            <text:p>Trepkasgade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64">
            <text:p>6264</text:p>
          </table:table-cell>
          <table:table-cell office:value-type="string">
            <text:p>Amager Øst</text:p>
          </table:table-cell>
          <table:table-cell office:value-type="string">
            <text:p>1010808020000</text:p>
          </table:table-cell>
          <table:table-cell office:value-type="string">
            <text:p>Bredegrund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41">
            <text:p>6341</text:p>
          </table:table-cell>
          <table:table-cell office:value-type="string">
            <text:p>Indre By</text:p>
          </table:table-cell>
          <table:table-cell office:value-type="string">
            <text:p>1013832000000</text:p>
          </table:table-cell>
          <table:table-cell office:value-type="string">
            <text:p>Kompagnistræde</text:p>
          </table:table-cell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43">
            <text:p>6343</text:p>
          </table:table-cell>
          <table:table-cell office:value-type="string">
            <text:p>Amager Vest</text:p>
          </table:table-cell>
          <table:table-cell office:value-type="string">
            <text:p>1016005000000</text:p>
          </table:table-cell>
          <table:table-cell office:value-type="string">
            <text:p>Rued Langgaards Vej</text:p>
          </table:table-cell>
          <table:table-cell office:value-type="float" office:value="0">
            <text:p>0</text:p>
          </table:table-cell>
          <table:table-cell office:value-type="float" office:value="342">
            <text:p>34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44">
            <text:p>6344</text:p>
          </table:table-cell>
          <table:table-cell office:value-type="string">
            <text:p>Brønshøj-Husum</text:p>
          </table:table-cell>
          <table:table-cell office:value-type="string">
            <text:p>1010772000000</text:p>
          </table:table-cell>
          <table:table-cell office:value-type="string">
            <text:p>Botoftevej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45">
            <text:p>6345</text:p>
          </table:table-cell>
          <table:table-cell office:value-type="string">
            <text:p>Østerbro</text:p>
          </table:table-cell>
          <table:table-cell office:value-type="string">
            <text:p>1012800000000</text:p>
          </table:table-cell>
          <table:table-cell office:value-type="string">
            <text:p>Helsingborggade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46">
            <text:p>6346</text:p>
          </table:table-cell>
          <table:table-cell office:value-type="string">
            <text:p>Østerbro</text:p>
          </table:table-cell>
          <table:table-cell office:value-type="string">
            <text:p>1016840000000</text:p>
          </table:table-cell>
          <table:table-cell office:value-type="string">
            <text:p>Steen Billes Gade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47">
            <text:p>6347</text:p>
          </table:table-cell>
          <table:table-cell office:value-type="string">
            <text:p>Amager Vest</text:p>
          </table:table-cell>
          <table:table-cell office:value-type="string">
            <text:p>1014228000000</text:p>
          </table:table-cell>
          <table:table-cell office:value-type="string">
            <text:p>Lerfosgade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48">
            <text:p>6348</text:p>
          </table:table-cell>
          <table:table-cell office:value-type="string">
            <text:p>Indre By</text:p>
          </table:table-cell>
          <table:table-cell office:value-type="string">
            <text:p>1015924000000</text:p>
          </table:table-cell>
          <table:table-cell office:value-type="string">
            <text:p>Rosengade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49">
            <text:p>6349</text:p>
          </table:table-cell>
          <table:table-cell office:value-type="string">
            <text:p>Amager Øst</text:p>
          </table:table-cell>
          <table:table-cell office:value-type="string">
            <text:p>1016904000000</text:p>
          </table:table-cell>
          <table:table-cell office:value-type="string">
            <text:p>Sternberggade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51">
            <text:p>6351</text:p>
          </table:table-cell>
          <table:table-cell office:value-type="string">
            <text:p>Brønshøj-Husum</text:p>
          </table:table-cell>
          <table:table-cell office:value-type="string">
            <text:p>1012504000000</text:p>
          </table:table-cell>
          <table:table-cell office:value-type="string">
            <text:p>Gåseurtvej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52">
            <text:p>6352</text:p>
          </table:table-cell>
          <table:table-cell office:value-type="string">
            <text:p>Indre By</text:p>
          </table:table-cell>
          <table:table-cell office:value-type="string">
            <text:p>1012104000000</text:p>
          </table:table-cell>
          <table:table-cell office:value-type="string">
            <text:p>Gammel Mønt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69">
            <text:p>4869</text:p>
          </table:table-cell>
          <table:table-cell office:value-type="string">
            <text:p>Nørrebro</text:p>
          </table:table-cell>
          <table:table-cell office:value-type="string">
            <text:p>1010248510000</text:p>
          </table:table-cell>
          <table:table-cell office:value-type="string">
            <text:p>Asnæsgade (nordlige)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57">
            <text:p>6357</text:p>
          </table:table-cell>
          <table:table-cell office:value-type="string">
            <text:p>Amager Vest</text:p>
          </table:table-cell>
          <table:table-cell office:value-type="string">
            <text:p>1011368000000</text:p>
          </table:table-cell>
          <table:table-cell office:value-type="string">
            <text:p>Dublinvej</text:p>
          </table:table-cell>
          <table:table-cell office:value-type="float" office:value="0">
            <text:p>0</text:p>
          </table:table-cell>
          <table:table-cell office:value-type="float" office:value="457">
            <text:p>45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58">
            <text:p>6358</text:p>
          </table:table-cell>
          <table:table-cell office:value-type="string">
            <text:p>Vesterbro-Kongens Enghave</text:p>
          </table:table-cell>
          <table:table-cell office:value-type="string">
            <text:p>1010308000000</text:p>
          </table:table-cell>
          <table:table-cell office:value-type="string">
            <text:p>Bagerstræde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59">
            <text:p>6359</text:p>
          </table:table-cell>
          <table:table-cell office:value-type="string">
            <text:p>Vesterbro-Kongens Enghave</text:p>
          </table:table-cell>
          <table:table-cell office:value-type="string">
            <text:p>1011812800000</text:p>
          </table:table-cell>
          <table:table-cell office:value-type="string">
            <text:p>Flensborggade</text:p>
          </table:table-cell>
          <table:table-cell office:value-type="float" office:value="186">
            <text:p>186</text:p>
          </table:table-cell>
          <table:table-cell office:value-type="float" office:value="386">
            <text:p>38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60">
            <text:p>6360</text:p>
          </table:table-cell>
          <table:table-cell office:value-type="string">
            <text:p>Vesterbro-Kongens Enghave</text:p>
          </table:table-cell>
          <table:table-cell office:value-type="string">
            <text:p>1011640000000</text:p>
          </table:table-cell>
          <table:table-cell office:value-type="string">
            <text:p>Eriksgade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62">
            <text:p>6362</text:p>
          </table:table-cell>
          <table:table-cell office:value-type="string">
            <text:p>Vesterbro-Kongens Enghave</text:p>
          </table:table-cell>
          <table:table-cell office:value-type="string">
            <text:p>1011792000000</text:p>
          </table:table-cell>
          <table:table-cell office:value-type="string">
            <text:p>Fiskerihavnsgade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63">
            <text:p>6363</text:p>
          </table:table-cell>
          <table:table-cell office:value-type="string">
            <text:p>Østerbro</text:p>
          </table:table-cell>
          <table:table-cell office:value-type="string">
            <text:p>1012592300000</text:p>
          </table:table-cell>
          <table:table-cell office:value-type="string">
            <text:p>Hans Knudsens Plads</text:p>
          </table:table-cell>
          <table:table-cell office:value-type="float" office:value="116">
            <text:p>116</text:p>
          </table:table-cell>
          <table:table-cell office:value-type="float" office:value="170">
            <text:p>1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64">
            <text:p>6364</text:p>
          </table:table-cell>
          <table:table-cell office:value-type="string">
            <text:p>Amager Vest</text:p>
          </table:table-cell>
          <table:table-cell office:value-type="string">
            <text:p>1014252000000</text:p>
          </table:table-cell>
          <table:table-cell office:value-type="string">
            <text:p>Liflandsgade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66">
            <text:p>6366</text:p>
          </table:table-cell>
          <table:table-cell office:value-type="string">
            <text:p>Amager Øst</text:p>
          </table:table-cell>
          <table:table-cell office:value-type="string">
            <text:p>1014244000000</text:p>
          </table:table-cell>
          <table:table-cell office:value-type="string">
            <text:p>Liden Gunvers Vej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67">
            <text:p>6367</text:p>
          </table:table-cell>
          <table:table-cell office:value-type="string">
            <text:p>Brønshøj-Husum</text:p>
          </table:table-cell>
          <table:table-cell office:value-type="string">
            <text:p>1010988000000</text:p>
          </table:table-cell>
          <table:table-cell office:value-type="string">
            <text:p>Bygårdstræde</text:p>
          </table:table-cell>
          <table:table-cell office:value-type="float" office:value="0">
            <text:p>0</text:p>
          </table:table-cell>
          <table:table-cell office:value-type="float" office:value="452">
            <text:p>45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261">
            <text:p>6261</text:p>
          </table:table-cell>
          <table:table-cell office:value-type="string">
            <text:p>Brønshøj-Husum</text:p>
          </table:table-cell>
          <table:table-cell office:value-type="string">
            <text:p>1012252000000</text:p>
          </table:table-cell>
          <table:table-cell office:value-type="string">
            <text:p>Glumsøvej</text:p>
          </table:table-cell>
          <table:table-cell office:value-type="float" office:value="0">
            <text:p>0</text:p>
          </table:table-cell>
          <table:table-cell office:value-type="float" office:value="452">
            <text:p>45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68">
            <text:p>6368</text:p>
          </table:table-cell>
          <table:table-cell office:value-type="string">
            <text:p>Vanløse</text:p>
          </table:table-cell>
          <table:table-cell office:value-type="string">
            <text:p>1017732000000</text:p>
          </table:table-cell>
          <table:table-cell office:value-type="string">
            <text:p>Tybjergvej</text:p>
          </table:table-cell>
          <table:table-cell office:value-type="float" office:value="0">
            <text:p>0</text:p>
          </table:table-cell>
          <table:table-cell office:value-type="float" office:value="1025">
            <text:p>10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69">
            <text:p>6369</text:p>
          </table:table-cell>
          <table:table-cell office:value-type="string">
            <text:p>Nørrebro</text:p>
          </table:table-cell>
          <table:table-cell office:value-type="string">
            <text:p>1015192010000</text:p>
          </table:table-cell>
          <table:table-cell office:value-type="string">
            <text:p>Nørrebrogade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70">
            <text:p>6370</text:p>
          </table:table-cell>
          <table:table-cell office:value-type="string">
            <text:p>Østerbro</text:p>
          </table:table-cell>
          <table:table-cell office:value-type="string">
            <text:p>1012568000000</text:p>
          </table:table-cell>
          <table:table-cell office:value-type="string">
            <text:p>Hammershusgade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73">
            <text:p>6373</text:p>
          </table:table-cell>
          <table:table-cell office:value-type="string">
            <text:p>Vesterbro-Kongens Enghave</text:p>
          </table:table-cell>
          <table:table-cell office:value-type="string">
            <text:p>1013520030V01</text:p>
          </table:table-cell>
          <table:table-cell office:value-type="string">
            <text:p>Kalvebod Brygge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75">
            <text:p>6375</text:p>
          </table:table-cell>
          <table:table-cell office:value-type="string">
            <text:p>Amager Øst</text:p>
          </table:table-cell>
          <table:table-cell office:value-type="string">
            <text:p>1011878000000</text:p>
          </table:table-cell>
          <table:table-cell office:value-type="string">
            <text:p>Forlandet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6376">
            <text:p>6376</text:p>
          </table:table-cell>
          <table:table-cell office:value-type="string">
            <text:p>Vanløse</text:p>
          </table:table-cell>
          <table:table-cell office:value-type="string">
            <text:p>1016420000000</text:p>
          </table:table-cell>
          <table:table-cell office:value-type="string">
            <text:p>Skalbakken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77">
            <text:p>6377</text:p>
          </table:table-cell>
          <table:table-cell office:value-type="string">
            <text:p>Bispebjerg</text:p>
          </table:table-cell>
          <table:table-cell office:value-type="string">
            <text:p>1017380000000</text:p>
          </table:table-cell>
          <table:table-cell office:value-type="string">
            <text:p>Theklavej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78">
            <text:p>6378</text:p>
          </table:table-cell>
          <table:table-cell office:value-type="string">
            <text:p>Bispebjerg</text:p>
          </table:table-cell>
          <table:table-cell office:value-type="string">
            <text:p>1010572000000</text:p>
          </table:table-cell>
          <table:table-cell office:value-type="string">
            <text:p>Bjergvænget</text:p>
          </table:table-cell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79">
            <text:p>6379</text:p>
          </table:table-cell>
          <table:table-cell office:value-type="string">
            <text:p>Bispebjerg</text:p>
          </table:table-cell>
          <table:table-cell office:value-type="string">
            <text:p>1012284000000</text:p>
          </table:table-cell>
          <table:table-cell office:value-type="string">
            <text:p>Gravervænget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80">
            <text:p>6380</text:p>
          </table:table-cell>
          <table:table-cell office:value-type="string">
            <text:p>Amager Øst</text:p>
          </table:table-cell>
          <table:table-cell office:value-type="string">
            <text:p>1013792000000</text:p>
          </table:table-cell>
          <table:table-cell office:value-type="string">
            <text:p>Kløvermarksvej</text:p>
          </table:table-cell>
          <table:table-cell office:value-type="float" office:value="0">
            <text:p>0</text:p>
          </table:table-cell>
          <table:table-cell office:value-type="float" office:value="1493">
            <text:p>149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82">
            <text:p>6382</text:p>
          </table:table-cell>
          <table:table-cell office:value-type="string">
            <text:p>Brønshøj-Husum</text:p>
          </table:table-cell>
          <table:table-cell office:value-type="string">
            <text:p>1018532000000</text:p>
          </table:table-cell>
          <table:table-cell office:value-type="string">
            <text:p>Ærtevej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83">
            <text:p>6383</text:p>
          </table:table-cell>
          <table:table-cell office:value-type="string">
            <text:p>Brønshøj-Husum</text:p>
          </table:table-cell>
          <table:table-cell office:value-type="string">
            <text:p>1011016000000</text:p>
          </table:table-cell>
          <table:table-cell office:value-type="string">
            <text:p>Byvangen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384">
            <text:p>6384</text:p>
          </table:table-cell>
          <table:table-cell office:value-type="string">
            <text:p>Vesterbro-Kongens Enghave</text:p>
          </table:table-cell>
          <table:table-cell office:value-type="string">
            <text:p>1012712000000</text:p>
          </table:table-cell>
          <table:table-cell office:value-type="string">
            <text:p>Haydnsvej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385">
            <text:p>6385</text:p>
          </table:table-cell>
          <table:table-cell office:value-type="string">
            <text:p>Indre By</text:p>
          </table:table-cell>
          <table:table-cell office:value-type="string">
            <text:p>1014140000000</text:p>
          </table:table-cell>
          <table:table-cell office:value-type="string">
            <text:p>Langebrogade</text:p>
          </table:table-cell>
          <table:table-cell office:value-type="float" office:value="0">
            <text:p>0</text:p>
          </table:table-cell>
          <table:table-cell office:value-type="float" office:value="491">
            <text:p>49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86">
            <text:p>6386</text:p>
          </table:table-cell>
          <table:table-cell office:value-type="string">
            <text:p>Amager Vest</text:p>
          </table:table-cell>
          <table:table-cell office:value-type="string">
            <text:p>1017108310000</text:p>
          </table:table-cell>
          <table:table-cell office:value-type="string">
            <text:p>Sundbyvester Plads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87">
            <text:p>6387</text:p>
          </table:table-cell>
          <table:table-cell office:value-type="string">
            <text:p>Amager Vest</text:p>
          </table:table-cell>
          <table:table-cell office:value-type="string">
            <text:p>1013628000000</text:p>
          </table:table-cell>
          <table:table-cell office:value-type="string">
            <text:p>Kentiavej</text:p>
          </table:table-cell>
          <table:table-cell office:value-type="float" office:value="0">
            <text:p>0</text:p>
          </table:table-cell>
          <table:table-cell office:value-type="float" office:value="241">
            <text:p>2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88">
            <text:p>6388</text:p>
          </table:table-cell>
          <table:table-cell office:value-type="string">
            <text:p>Valby</text:p>
          </table:table-cell>
          <table:table-cell office:value-type="string">
            <text:p>1017520000000</text:p>
          </table:table-cell>
          <table:table-cell office:value-type="string">
            <text:p>Toftebakkevej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390">
            <text:p>6390</text:p>
          </table:table-cell>
          <table:table-cell office:value-type="string">
            <text:p>Indre By</text:p>
          </table:table-cell>
          <table:table-cell office:value-type="string">
            <text:p>1016152310000</text:p>
          </table:table-cell>
          <table:table-cell office:value-type="string">
            <text:p>Rådhuspladsen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91">
            <text:p>6391</text:p>
          </table:table-cell>
          <table:table-cell office:value-type="string">
            <text:p>Vanløse</text:p>
          </table:table-cell>
          <table:table-cell office:value-type="string">
            <text:p>1018640000000</text:p>
          </table:table-cell>
          <table:table-cell office:value-type="string">
            <text:p>Ådalsvej</text:p>
          </table:table-cell>
          <table:table-cell office:value-type="float" office:value="0">
            <text:p>0</text:p>
          </table:table-cell>
          <table:table-cell office:value-type="float" office:value="447">
            <text:p>44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235">
            <text:p>6235</text:p>
          </table:table-cell>
          <table:table-cell office:value-type="string">
            <text:p>Nørrebro</text:p>
          </table:table-cell>
          <table:table-cell office:value-type="string">
            <text:p>1012856000000</text:p>
          </table:table-cell>
          <table:table-cell office:value-type="string">
            <text:p>Hermodsgade</text:p>
          </table:table-cell>
          <table:table-cell office:value-type="float" office:value="0">
            <text:p>0</text:p>
          </table:table-cell>
          <table:table-cell office:value-type="float" office:value="342">
            <text:p>34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37">
            <text:p>6237</text:p>
          </table:table-cell>
          <table:table-cell office:value-type="string">
            <text:p>Nørrebro</text:p>
          </table:table-cell>
          <table:table-cell office:value-type="string">
            <text:p>1012620000000</text:p>
          </table:table-cell>
          <table:table-cell office:value-type="string">
            <text:p>Haraldsgade</text:p>
          </table:table-cell>
          <table:table-cell office:value-type="float" office:value="0">
            <text:p>0</text:p>
          </table:table-cell>
          <table:table-cell office:value-type="float" office:value="1119">
            <text:p>111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38">
            <text:p>6238</text:p>
          </table:table-cell>
          <table:table-cell office:value-type="string">
            <text:p>Østerbro</text:p>
          </table:table-cell>
          <table:table-cell office:value-type="string">
            <text:p>1015956000000</text:p>
          </table:table-cell>
          <table:table-cell office:value-type="string">
            <text:p>Rosenvængets Sideallé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39">
            <text:p>6239</text:p>
          </table:table-cell>
          <table:table-cell office:value-type="string">
            <text:p>Amager Vest</text:p>
          </table:table-cell>
          <table:table-cell office:value-type="string">
            <text:p>1013676000000</text:p>
          </table:table-cell>
          <table:table-cell office:value-type="string">
            <text:p>Kingstonvej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40">
            <text:p>6240</text:p>
          </table:table-cell>
          <table:table-cell office:value-type="string">
            <text:p>Amager Vest</text:p>
          </table:table-cell>
          <table:table-cell office:value-type="string">
            <text:p>1015036000000</text:p>
          </table:table-cell>
          <table:table-cell office:value-type="string">
            <text:p>Nordre Digevej</text:p>
          </table:table-cell>
          <table:table-cell office:value-type="float" office:value="0">
            <text:p>0</text:p>
          </table:table-cell>
          <table:table-cell office:value-type="float" office:value="699">
            <text:p>69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41">
            <text:p>6241</text:p>
          </table:table-cell>
          <table:table-cell office:value-type="string">
            <text:p>Amager Vest</text:p>
          </table:table-cell>
          <table:table-cell office:value-type="string">
            <text:p>1015572000000</text:p>
          </table:table-cell>
          <table:table-cell office:value-type="string">
            <text:p>Portlandsvej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43">
            <text:p>6243</text:p>
          </table:table-cell>
          <table:table-cell office:value-type="string">
            <text:p>Nørrebro</text:p>
          </table:table-cell>
          <table:table-cell office:value-type="string">
            <text:p>1013040320000</text:p>
          </table:table-cell>
          <table:table-cell office:value-type="string">
            <text:p>Hothers Plads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44">
            <text:p>6244</text:p>
          </table:table-cell>
          <table:table-cell office:value-type="string">
            <text:p>Østerbro</text:p>
          </table:table-cell>
          <table:table-cell office:value-type="string">
            <text:p>1010346000000</text:p>
          </table:table-cell>
          <table:table-cell office:value-type="string">
            <text:p>Baltikavej</text:p>
          </table:table-cell>
          <table:table-cell office:value-type="float" office:value="0">
            <text:p>0</text:p>
          </table:table-cell>
          <table:table-cell office:value-type="float" office:value="490">
            <text:p>49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45">
            <text:p>6245</text:p>
          </table:table-cell>
          <table:table-cell office:value-type="string">
            <text:p>Nørrebro</text:p>
          </table:table-cell>
          <table:table-cell office:value-type="string">
            <text:p>1014236030000</text:p>
          </table:table-cell>
          <table:table-cell office:value-type="string">
            <text:p>Lersø Parkallé</text:p>
          </table:table-cell>
          <table:table-cell office:value-type="float" office:value="0">
            <text:p>0</text:p>
          </table:table-cell>
          <table:table-cell office:value-type="float" office:value="446">
            <text:p>44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246">
            <text:p>6246</text:p>
          </table:table-cell>
          <table:table-cell office:value-type="string">
            <text:p>Østerbro</text:p>
          </table:table-cell>
          <table:table-cell office:value-type="string">
            <text:p>1018580100000</text:p>
          </table:table-cell>
          <table:table-cell office:value-type="string">
            <text:p>Østerbrogade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47">
            <text:p>6247</text:p>
          </table:table-cell>
          <table:table-cell office:value-type="string">
            <text:p>Indre By</text:p>
          </table:table-cell>
          <table:table-cell office:value-type="string">
            <text:p>1012364030000</text:p>
          </table:table-cell>
          <table:table-cell office:value-type="string">
            <text:p>Grønningen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48">
            <text:p>6248</text:p>
          </table:table-cell>
          <table:table-cell office:value-type="string">
            <text:p>Indre By</text:p>
          </table:table-cell>
          <table:table-cell office:value-type="string">
            <text:p>1011884000000</text:p>
          </table:table-cell>
          <table:table-cell office:value-type="string">
            <text:p>Fortunstræde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56">
            <text:p>5256</text:p>
          </table:table-cell>
          <table:table-cell office:value-type="string">
            <text:p>Vesterbro-Kongens Enghave</text:p>
          </table:table-cell>
          <table:table-cell office:value-type="string">
            <text:p>1010236000000</text:p>
          </table:table-cell>
          <table:table-cell office:value-type="string">
            <text:p>Asger Rygs Gade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49">
            <text:p>6249</text:p>
          </table:table-cell>
          <table:table-cell office:value-type="string">
            <text:p>Amager Øst</text:p>
          </table:table-cell>
          <table:table-cell office:value-type="string">
            <text:p>1012776000000</text:p>
          </table:table-cell>
          <table:table-cell office:value-type="string">
            <text:p>Helikonsvej</text:p>
          </table:table-cell>
          <table:table-cell office:value-type="float" office:value="0">
            <text:p>0</text:p>
          </table:table-cell>
          <table:table-cell office:value-type="float" office:value="327">
            <text:p>32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250">
            <text:p>6250</text:p>
          </table:table-cell>
          <table:table-cell office:value-type="string">
            <text:p>Valby</text:p>
          </table:table-cell>
          <table:table-cell office:value-type="string">
            <text:p>1014072030000</text:p>
          </table:table-cell>
          <table:table-cell office:value-type="string">
            <text:p>Kærskiftevej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251">
            <text:p>6251</text:p>
          </table:table-cell>
          <table:table-cell office:value-type="string">
            <text:p>Amager Vest</text:p>
          </table:table-cell>
          <table:table-cell office:value-type="string">
            <text:p>1018543060000</text:p>
          </table:table-cell>
          <table:table-cell office:value-type="string">
            <text:p>Øresundsmotorvejen</text:p>
          </table:table-cell>
          <table:table-cell office:value-type="float" office:value="64198">
            <text:p>64198</text:p>
          </table:table-cell>
          <table:table-cell office:value-type="float" office:value="64778">
            <text:p>6477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52">
            <text:p>6252</text:p>
          </table:table-cell>
          <table:table-cell office:value-type="string">
            <text:p>Østerbro</text:p>
          </table:table-cell>
          <table:table-cell office:value-type="string">
            <text:p>1016256400000</text:p>
          </table:table-cell>
          <table:table-cell office:value-type="string">
            <text:p>Sankt Jakobs Plads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53">
            <text:p>6253</text:p>
          </table:table-cell>
          <table:table-cell office:value-type="string">
            <text:p>Vanløse</text:p>
          </table:table-cell>
          <table:table-cell office:value-type="string">
            <text:p>1017696000000</text:p>
          </table:table-cell>
          <table:table-cell office:value-type="string">
            <text:p>Tulipanvej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254">
            <text:p>6254</text:p>
          </table:table-cell>
          <table:table-cell office:value-type="string">
            <text:p>Vanløse</text:p>
          </table:table-cell>
          <table:table-cell office:value-type="string">
            <text:p>1017992000000</text:p>
          </table:table-cell>
          <table:table-cell office:value-type="string">
            <text:p>Vanløsehøj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57">
            <text:p>6257</text:p>
          </table:table-cell>
          <table:table-cell office:value-type="string">
            <text:p>Indre By</text:p>
          </table:table-cell>
          <table:table-cell office:value-type="string">
            <text:p>1011478020000</text:p>
          </table:table-cell>
          <table:table-cell office:value-type="string">
            <text:p>Ekvipagemestervej</text:p>
          </table:table-cell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58">
            <text:p>6258</text:p>
          </table:table-cell>
          <table:table-cell office:value-type="string">
            <text:p>Brønshøj-Husum</text:p>
          </table:table-cell>
          <table:table-cell office:value-type="string">
            <text:p>1011008000000</text:p>
          </table:table-cell>
          <table:table-cell office:value-type="string">
            <text:p>Bystævnet</text:p>
          </table:table-cell>
          <table:table-cell office:value-type="float" office:value="13">
            <text:p>13</text:p>
          </table:table-cell>
          <table:table-cell office:value-type="float" office:value="490">
            <text:p>49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59">
            <text:p>6259</text:p>
          </table:table-cell>
          <table:table-cell office:value-type="string">
            <text:p>Nørrebro</text:p>
          </table:table-cell>
          <table:table-cell office:value-type="string">
            <text:p>1010632300000</text:p>
          </table:table-cell>
          <table:table-cell office:value-type="string">
            <text:p>Blågårds Plads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60">
            <text:p>6260</text:p>
          </table:table-cell>
          <table:table-cell office:value-type="string">
            <text:p>Amager Vest</text:p>
          </table:table-cell>
          <table:table-cell office:value-type="string">
            <text:p>1018541030000</text:p>
          </table:table-cell>
          <table:table-cell office:value-type="string">
            <text:p>Ørestads Boulevard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62">
            <text:p>6262</text:p>
          </table:table-cell>
          <table:table-cell office:value-type="string">
            <text:p>Amager Øst</text:p>
          </table:table-cell>
          <table:table-cell office:value-type="string">
            <text:p>1015588600000</text:p>
          </table:table-cell>
          <table:table-cell office:value-type="string">
            <text:p>Prags Boulevard (Rundkørsel)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65">
            <text:p>6265</text:p>
          </table:table-cell>
          <table:table-cell office:value-type="string">
            <text:p>Nørrebro</text:p>
          </table:table-cell>
          <table:table-cell office:value-type="string">
            <text:p>1015748000000</text:p>
          </table:table-cell>
          <table:table-cell office:value-type="string">
            <text:p>Ravnsborg Tværgade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66">
            <text:p>6266</text:p>
          </table:table-cell>
          <table:table-cell office:value-type="string">
            <text:p>Brønshøj-Husum</text:p>
          </table:table-cell>
          <table:table-cell office:value-type="string">
            <text:p>1014052000000</text:p>
          </table:table-cell>
          <table:table-cell office:value-type="string">
            <text:p>Kyringevej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267">
            <text:p>6267</text:p>
          </table:table-cell>
          <table:table-cell office:value-type="string">
            <text:p>Vesterbro-Kongens Enghave</text:p>
          </table:table-cell>
          <table:table-cell office:value-type="string">
            <text:p>1012702800000</text:p>
          </table:table-cell>
          <table:table-cell office:value-type="string">
            <text:p>Havneholmen</text:p>
          </table:table-cell>
          <table:table-cell office:value-type="float" office:value="95">
            <text:p>95</text:p>
          </table:table-cell>
          <table:table-cell office:value-type="float" office:value="197">
            <text:p>197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6268">
            <text:p>6268</text:p>
          </table:table-cell>
          <table:table-cell office:value-type="string">
            <text:p>Nørrebro</text:p>
          </table:table-cell>
          <table:table-cell office:value-type="string">
            <text:p>1015604000000</text:p>
          </table:table-cell>
          <table:table-cell office:value-type="string">
            <text:p>Prinsesse Charlottes Gade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69">
            <text:p>6269</text:p>
          </table:table-cell>
          <table:table-cell office:value-type="string">
            <text:p>Amager Vest</text:p>
          </table:table-cell>
          <table:table-cell office:value-type="string">
            <text:p>1011836000000</text:p>
          </table:table-cell>
          <table:table-cell office:value-type="string">
            <text:p>Floridavej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197">
            <text:p>6197</text:p>
          </table:table-cell>
          <table:table-cell office:value-type="string">
            <text:p>Indre By</text:p>
          </table:table-cell>
          <table:table-cell office:value-type="string">
            <text:p>1016156000000</text:p>
          </table:table-cell>
          <table:table-cell office:value-type="string">
            <text:p>Rådhusstræde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98">
            <text:p>6198</text:p>
          </table:table-cell>
          <table:table-cell office:value-type="string">
            <text:p>Amager Øst</text:p>
          </table:table-cell>
          <table:table-cell office:value-type="string">
            <text:p>1014472000000</text:p>
          </table:table-cell>
          <table:table-cell office:value-type="string">
            <text:p>Lynettevej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99">
            <text:p>6199</text:p>
          </table:table-cell>
          <table:table-cell office:value-type="string">
            <text:p>Nørrebro</text:p>
          </table:table-cell>
          <table:table-cell office:value-type="string">
            <text:p>1010244000000</text:p>
          </table:table-cell>
          <table:table-cell office:value-type="string">
            <text:p>Asminderødgade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00">
            <text:p>6200</text:p>
          </table:table-cell>
          <table:table-cell office:value-type="string">
            <text:p>Indre By</text:p>
          </table:table-cell>
          <table:table-cell office:value-type="string">
            <text:p>1015928000000</text:p>
          </table:table-cell>
          <table:table-cell office:value-type="string">
            <text:p>Rosengårde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01">
            <text:p>6201</text:p>
          </table:table-cell>
          <table:table-cell office:value-type="string">
            <text:p>Valby</text:p>
          </table:table-cell>
          <table:table-cell office:value-type="string">
            <text:p>1014824000000</text:p>
          </table:table-cell>
          <table:table-cell office:value-type="string">
            <text:p>Mosedalvej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03">
            <text:p>6203</text:p>
          </table:table-cell>
          <table:table-cell office:value-type="string">
            <text:p>Nørrebro</text:p>
          </table:table-cell>
          <table:table-cell office:value-type="string">
            <text:p>1013016000000</text:p>
          </table:table-cell>
          <table:table-cell office:value-type="string">
            <text:p>Hornbækgade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40">
            <text:p>5540</text:p>
          </table:table-cell>
          <table:table-cell office:value-type="string">
            <text:p>Amager Øst</text:p>
          </table:table-cell>
          <table:table-cell office:value-type="string">
            <text:p>1016368000000</text:p>
          </table:table-cell>
          <table:table-cell office:value-type="string">
            <text:p>Signelilvej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04">
            <text:p>6204</text:p>
          </table:table-cell>
          <table:table-cell office:value-type="string">
            <text:p>Vanløse</text:p>
          </table:table-cell>
          <table:table-cell office:value-type="string">
            <text:p>1015012000000</text:p>
          </table:table-cell>
          <table:table-cell office:value-type="string">
            <text:p>Nordbyvej</text:p>
          </table:table-cell>
          <table:table-cell office:value-type="float" office:value="0">
            <text:p>0</text:p>
          </table:table-cell>
          <table:table-cell office:value-type="float" office:value="311">
            <text:p>31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05">
            <text:p>6205</text:p>
          </table:table-cell>
          <table:table-cell office:value-type="string">
            <text:p>Indre By</text:p>
          </table:table-cell>
          <table:table-cell office:value-type="string">
            <text:p>1013348320000</text:p>
          </table:table-cell>
          <table:table-cell office:value-type="string">
            <text:p>Jarmers Plads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06">
            <text:p>6206</text:p>
          </table:table-cell>
          <table:table-cell office:value-type="string">
            <text:p>Nørrebro</text:p>
          </table:table-cell>
          <table:table-cell office:value-type="string">
            <text:p>1011700000000</text:p>
          </table:table-cell>
          <table:table-cell office:value-type="string">
            <text:p>Fafnersgade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10">
            <text:p>6210</text:p>
          </table:table-cell>
          <table:table-cell office:value-type="string">
            <text:p>Nørrebro</text:p>
          </table:table-cell>
          <table:table-cell office:value-type="string">
            <text:p>1014768000000</text:p>
          </table:table-cell>
          <table:table-cell office:value-type="string">
            <text:p>Mimersgade</text:p>
          </table:table-cell>
          <table:table-cell office:value-type="float" office:value="0">
            <text:p>0</text:p>
          </table:table-cell>
          <table:table-cell office:value-type="float" office:value="361">
            <text:p>361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6211">
            <text:p>6211</text:p>
          </table:table-cell>
          <table:table-cell office:value-type="string">
            <text:p>Amager Vest</text:p>
          </table:table-cell>
          <table:table-cell office:value-type="string">
            <text:p>1013836000000</text:p>
          </table:table-cell>
          <table:table-cell office:value-type="string">
            <text:p>Kongedybet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12">
            <text:p>6212</text:p>
          </table:table-cell>
          <table:table-cell office:value-type="string">
            <text:p>Indre By</text:p>
          </table:table-cell>
          <table:table-cell office:value-type="string">
            <text:p>1016320000000</text:p>
          </table:table-cell>
          <table:table-cell office:value-type="string">
            <text:p>J. A. Schwartz Gade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6213">
            <text:p>6213</text:p>
          </table:table-cell>
          <table:table-cell office:value-type="string">
            <text:p>Amager Øst</text:p>
          </table:table-cell>
          <table:table-cell office:value-type="string">
            <text:p>1015548000000</text:p>
          </table:table-cell>
          <table:table-cell office:value-type="string">
            <text:p>Polensgade</text:p>
          </table:table-cell>
          <table:table-cell office:value-type="float" office:value="0">
            <text:p>0</text:p>
          </table:table-cell>
          <table:table-cell office:value-type="float" office:value="493">
            <text:p>49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14">
            <text:p>6214</text:p>
          </table:table-cell>
          <table:table-cell office:value-type="string">
            <text:p>Vanløse</text:p>
          </table:table-cell>
          <table:table-cell office:value-type="string">
            <text:p>1014432000000</text:p>
          </table:table-cell>
          <table:table-cell office:value-type="string">
            <text:p>Lundgærdet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15">
            <text:p>6215</text:p>
          </table:table-cell>
          <table:table-cell office:value-type="string">
            <text:p>Indre By</text:p>
          </table:table-cell>
          <table:table-cell office:value-type="string">
            <text:p>1013852310000</text:p>
          </table:table-cell>
          <table:table-cell office:value-type="string">
            <text:p>Kongens Nytorv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12">
            <text:p>4812</text:p>
          </table:table-cell>
          <table:table-cell office:value-type="string">
            <text:p>Valby</text:p>
          </table:table-cell>
          <table:table-cell office:value-type="string">
            <text:p>1013696000000</text:p>
          </table:table-cell>
          <table:table-cell office:value-type="string">
            <text:p>Kirsebærhaven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13">
            <text:p>4813</text:p>
          </table:table-cell>
          <table:table-cell office:value-type="string">
            <text:p>Amager Øst</text:p>
          </table:table-cell>
          <table:table-cell office:value-type="string">
            <text:p>1010056000000</text:p>
          </table:table-cell>
          <table:table-cell office:value-type="string">
            <text:p>Agnetevej</text:p>
          </table:table-cell>
          <table:table-cell office:value-type="float" office:value="0">
            <text:p>0</text:p>
          </table:table-cell>
          <table:table-cell office:value-type="float" office:value="357">
            <text:p>35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07">
            <text:p>7507</text:p>
          </table:table-cell>
          <table:table-cell office:value-type="string">
            <text:p>Vesterbro-Kongens Enghave</text:p>
          </table:table-cell>
          <table:table-cell office:value-type="string">
            <text:p>1011492000000</text:p>
          </table:table-cell>
          <table:table-cell office:value-type="string">
            <text:p>Ellebjergvej</text:p>
          </table:table-cell>
          <table:table-cell office:value-type="float" office:value="0">
            <text:p>0</text:p>
          </table:table-cell>
          <table:table-cell office:value-type="float" office:value="1307">
            <text:p>130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16">
            <text:p>4816</text:p>
          </table:table-cell>
          <table:table-cell office:value-type="string">
            <text:p>Amager Øst</text:p>
          </table:table-cell>
          <table:table-cell office:value-type="string">
            <text:p>1016768000000</text:p>
          </table:table-cell>
          <table:table-cell office:value-type="string">
            <text:p>Spartavej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025">
            <text:p>5025</text:p>
          </table:table-cell>
          <table:table-cell office:value-type="string">
            <text:p>Vanløse</text:p>
          </table:table-cell>
          <table:table-cell office:value-type="string">
            <text:p>1016020000000</text:p>
          </table:table-cell>
          <table:table-cell office:value-type="string">
            <text:p>Rundholmen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818">
            <text:p>4818</text:p>
          </table:table-cell>
          <table:table-cell office:value-type="string">
            <text:p>Bispebjerg</text:p>
          </table:table-cell>
          <table:table-cell office:value-type="string">
            <text:p>1011616000000</text:p>
          </table:table-cell>
          <table:table-cell office:value-type="string">
            <text:p>Engsvinget</text:p>
          </table:table-cell>
          <table:table-cell office:value-type="float" office:value="0">
            <text:p>0</text:p>
          </table:table-cell>
          <table:table-cell office:value-type="float" office:value="685">
            <text:p>68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19">
            <text:p>4819</text:p>
          </table:table-cell>
          <table:table-cell office:value-type="string">
            <text:p>Østerbro</text:p>
          </table:table-cell>
          <table:table-cell office:value-type="string">
            <text:p>1018356050000</text:p>
          </table:table-cell>
          <table:table-cell office:value-type="string">
            <text:p>Willemoesgade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822">
            <text:p>4822</text:p>
          </table:table-cell>
          <table:table-cell office:value-type="string">
            <text:p>Østerbro</text:p>
          </table:table-cell>
          <table:table-cell office:value-type="string">
            <text:p>1013964000000</text:p>
          </table:table-cell>
          <table:table-cell office:value-type="string">
            <text:p>Kristineberg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23">
            <text:p>4823</text:p>
          </table:table-cell>
          <table:table-cell office:value-type="string">
            <text:p>Amager Vest</text:p>
          </table:table-cell>
          <table:table-cell office:value-type="string">
            <text:p>101854111A000</text:p>
          </table:table-cell>
          <table:table-cell office:value-type="string">
            <text:p>Ørestads Boulevard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24">
            <text:p>4824</text:p>
          </table:table-cell>
          <table:table-cell office:value-type="string">
            <text:p>Vanløse</text:p>
          </table:table-cell>
          <table:table-cell office:value-type="string">
            <text:p>1015683000000</text:p>
          </table:table-cell>
          <table:table-cell office:value-type="string">
            <text:p>Rabarbervej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25">
            <text:p>4825</text:p>
          </table:table-cell>
          <table:table-cell office:value-type="string">
            <text:p>Amager Vest</text:p>
          </table:table-cell>
          <table:table-cell office:value-type="string">
            <text:p>1011296000000</text:p>
          </table:table-cell>
          <table:table-cell office:value-type="string">
            <text:p>Derbyvej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827">
            <text:p>4827</text:p>
          </table:table-cell>
          <table:table-cell office:value-type="string">
            <text:p>Nørrebro</text:p>
          </table:table-cell>
          <table:table-cell office:value-type="string">
            <text:p>1015232000000</text:p>
          </table:table-cell>
          <table:table-cell office:value-type="string">
            <text:p>Odinsgade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06">
            <text:p>7506</text:p>
          </table:table-cell>
          <table:table-cell office:value-type="string">
            <text:p>Vesterbro-Kongens Enghave</text:p>
          </table:table-cell>
          <table:table-cell office:value-type="string">
            <text:p>1011492000000</text:p>
          </table:table-cell>
          <table:table-cell office:value-type="string">
            <text:p>Ellebjergvej</text:p>
          </table:table-cell>
          <table:table-cell office:value-type="float" office:value="0">
            <text:p>0</text:p>
          </table:table-cell>
          <table:table-cell office:value-type="float" office:value="1307">
            <text:p>130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16">
            <text:p>5516</text:p>
          </table:table-cell>
          <table:table-cell office:value-type="string">
            <text:p>Bispebjerg</text:p>
          </table:table-cell>
          <table:table-cell office:value-type="string">
            <text:p>1014412000000</text:p>
          </table:table-cell>
          <table:table-cell office:value-type="string">
            <text:p>Lundebakken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57">
            <text:p>5257</text:p>
          </table:table-cell>
          <table:table-cell office:value-type="string">
            <text:p>Bispebjerg</text:p>
          </table:table-cell>
          <table:table-cell office:value-type="string">
            <text:p>1011312000000</text:p>
          </table:table-cell>
          <table:table-cell office:value-type="string">
            <text:p>Dortheavej</text:p>
          </table:table-cell>
          <table:table-cell office:value-type="float" office:value="0">
            <text:p>0</text:p>
          </table:table-cell>
          <table:table-cell office:value-type="float" office:value="499">
            <text:p>49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58">
            <text:p>5258</text:p>
          </table:table-cell>
          <table:table-cell office:value-type="string">
            <text:p>Amager Vest</text:p>
          </table:table-cell>
          <table:table-cell office:value-type="string">
            <text:p>1018568000000</text:p>
          </table:table-cell>
          <table:table-cell office:value-type="string">
            <text:p>Øselsgade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59">
            <text:p>5259</text:p>
          </table:table-cell>
          <table:table-cell office:value-type="string">
            <text:p>Nørrebro</text:p>
          </table:table-cell>
          <table:table-cell office:value-type="string">
            <text:p>1010780000000</text:p>
          </table:table-cell>
          <table:table-cell office:value-type="string">
            <text:p>Bragesgade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260">
            <text:p>5260</text:p>
          </table:table-cell>
          <table:table-cell office:value-type="string">
            <text:p>Amager Vest</text:p>
          </table:table-cell>
          <table:table-cell office:value-type="string">
            <text:p>1018508000000</text:p>
          </table:table-cell>
          <table:table-cell office:value-type="string">
            <text:p>Æblestien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61">
            <text:p>5261</text:p>
          </table:table-cell>
          <table:table-cell office:value-type="string">
            <text:p>Nørrebro</text:p>
          </table:table-cell>
          <table:table-cell office:value-type="string">
            <text:p>1013236000000</text:p>
          </table:table-cell>
          <table:table-cell office:value-type="string">
            <text:p>Hørsholmsgade</text:p>
          </table:table-cell>
          <table:table-cell office:value-type="float" office:value="0">
            <text:p>0</text:p>
          </table:table-cell>
          <table:table-cell office:value-type="float" office:value="395">
            <text:p>39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62">
            <text:p>5262</text:p>
          </table:table-cell>
          <table:table-cell office:value-type="string">
            <text:p>Valby</text:p>
          </table:table-cell>
          <table:table-cell office:value-type="string">
            <text:p>1010924000000</text:p>
          </table:table-cell>
          <table:table-cell office:value-type="string">
            <text:p>Brøndkærvej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63">
            <text:p>5263</text:p>
          </table:table-cell>
          <table:table-cell office:value-type="string">
            <text:p>Valby</text:p>
          </table:table-cell>
          <table:table-cell office:value-type="string">
            <text:p>1018692000000</text:p>
          </table:table-cell>
          <table:table-cell office:value-type="string">
            <text:p>Aarestrupsvej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64">
            <text:p>5264</text:p>
          </table:table-cell>
          <table:table-cell office:value-type="string">
            <text:p>Amager Øst</text:p>
          </table:table-cell>
          <table:table-cell office:value-type="string">
            <text:p>1012976000000</text:p>
          </table:table-cell>
          <table:table-cell office:value-type="string">
            <text:p>Hollands Allé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265">
            <text:p>5265</text:p>
          </table:table-cell>
          <table:table-cell office:value-type="string">
            <text:p>Østerbro</text:p>
          </table:table-cell>
          <table:table-cell office:value-type="string">
            <text:p>1014984000000</text:p>
          </table:table-cell>
          <table:table-cell office:value-type="string">
            <text:p>Niels W. Gades Gade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66">
            <text:p>5266</text:p>
          </table:table-cell>
          <table:table-cell office:value-type="string">
            <text:p>Amager Vest</text:p>
          </table:table-cell>
          <table:table-cell office:value-type="string">
            <text:p>1014028000000</text:p>
          </table:table-cell>
          <table:table-cell office:value-type="string">
            <text:p>Kurlandsgade</text:p>
          </table:table-cell>
          <table:table-cell office:value-type="float" office:value="0">
            <text:p>0</text:p>
          </table:table-cell>
          <table:table-cell office:value-type="float" office:value="293">
            <text:p>29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67">
            <text:p>5267</text:p>
          </table:table-cell>
          <table:table-cell office:value-type="string">
            <text:p>Vanløse</text:p>
          </table:table-cell>
          <table:table-cell office:value-type="string">
            <text:p>1014784000000</text:p>
          </table:table-cell>
          <table:table-cell office:value-type="string">
            <text:p>Mirabellevej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268">
            <text:p>5268</text:p>
          </table:table-cell>
          <table:table-cell office:value-type="string">
            <text:p>Bispebjerg</text:p>
          </table:table-cell>
          <table:table-cell office:value-type="string">
            <text:p>1018460000000</text:p>
          </table:table-cell>
          <table:table-cell office:value-type="string">
            <text:p>Væbnervej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69">
            <text:p>5269</text:p>
          </table:table-cell>
          <table:table-cell office:value-type="string">
            <text:p>Vesterbro-Kongens Enghave</text:p>
          </table:table-cell>
          <table:table-cell office:value-type="string">
            <text:p>1014008000000</text:p>
          </table:table-cell>
          <table:table-cell office:value-type="string">
            <text:p>Krusågade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70">
            <text:p>5270</text:p>
          </table:table-cell>
          <table:table-cell office:value-type="string">
            <text:p>Valby</text:p>
          </table:table-cell>
          <table:table-cell office:value-type="string">
            <text:p>1016548000000</text:p>
          </table:table-cell>
          <table:table-cell office:value-type="string">
            <text:p>Skyggelundsvej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71">
            <text:p>5271</text:p>
          </table:table-cell>
          <table:table-cell office:value-type="string">
            <text:p>Amager Øst</text:p>
          </table:table-cell>
          <table:table-cell office:value-type="string">
            <text:p>1013704800000</text:p>
          </table:table-cell>
          <table:table-cell office:value-type="string">
            <text:p>Kirsten Kimers Vej</text:p>
          </table:table-cell>
          <table:table-cell office:value-type="float" office:value="115">
            <text:p>115</text:p>
          </table:table-cell>
          <table:table-cell office:value-type="float" office:value="446">
            <text:p>44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73">
            <text:p>5273</text:p>
          </table:table-cell>
          <table:table-cell office:value-type="string">
            <text:p>Amager Vest</text:p>
          </table:table-cell>
          <table:table-cell office:value-type="string">
            <text:p>1014592000000</text:p>
          </table:table-cell>
          <table:table-cell office:value-type="string">
            <text:p>Majrosevej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32">
            <text:p>4932</text:p>
          </table:table-cell>
          <table:table-cell office:value-type="string">
            <text:p>Valby</text:p>
          </table:table-cell>
          <table:table-cell office:value-type="string">
            <text:p>1012848300000</text:p>
          </table:table-cell>
          <table:table-cell office:value-type="string">
            <text:p>Herman Bangs Plads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89">
            <text:p>5289</text:p>
          </table:table-cell>
          <table:table-cell office:value-type="string">
            <text:p>Indre By</text:p>
          </table:table-cell>
          <table:table-cell office:value-type="string">
            <text:p>1016272800000</text:p>
          </table:table-cell>
          <table:table-cell office:value-type="string">
            <text:p>Sankt Pauls Gade</text:p>
          </table:table-cell>
          <table:table-cell office:value-type="float" office:value="190">
            <text:p>190</text:p>
          </table:table-cell>
          <table:table-cell office:value-type="float" office:value="385">
            <text:p>3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90">
            <text:p>5290</text:p>
          </table:table-cell>
          <table:table-cell office:value-type="string">
            <text:p>Østerbro</text:p>
          </table:table-cell>
          <table:table-cell office:value-type="string">
            <text:p>1010720800000</text:p>
          </table:table-cell>
          <table:table-cell office:value-type="string">
            <text:p>Borgervænget</text:p>
          </table:table-cell>
          <table:table-cell office:value-type="float" office:value="722">
            <text:p>722</text:p>
          </table:table-cell>
          <table:table-cell office:value-type="float" office:value="1031">
            <text:p>103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91">
            <text:p>5291</text:p>
          </table:table-cell>
          <table:table-cell office:value-type="string">
            <text:p>Østerbro</text:p>
          </table:table-cell>
          <table:table-cell office:value-type="string">
            <text:p>1012620020000</text:p>
          </table:table-cell>
          <table:table-cell office:value-type="string">
            <text:p>Haraldsgade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95">
            <text:p>5295</text:p>
          </table:table-cell>
          <table:table-cell office:value-type="string">
            <text:p>Indre By</text:p>
          </table:table-cell>
          <table:table-cell office:value-type="string">
            <text:p>1014222000000</text:p>
          </table:table-cell>
          <table:table-cell office:value-type="string">
            <text:p>Leo Mathisens Vej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96">
            <text:p>5296</text:p>
          </table:table-cell>
          <table:table-cell office:value-type="string">
            <text:p>Indre By</text:p>
          </table:table-cell>
          <table:table-cell office:value-type="string">
            <text:p>1012116300000</text:p>
          </table:table-cell>
          <table:table-cell office:value-type="string">
            <text:p>Gammeltorv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97">
            <text:p>5297</text:p>
          </table:table-cell>
          <table:table-cell office:value-type="string">
            <text:p>Vanløse</text:p>
          </table:table-cell>
          <table:table-cell office:value-type="string">
            <text:p>1016452020000</text:p>
          </table:table-cell>
          <table:table-cell office:value-type="string">
            <text:p>Skibelundvej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98">
            <text:p>5298</text:p>
          </table:table-cell>
          <table:table-cell office:value-type="string">
            <text:p>Nørrebro</text:p>
          </table:table-cell>
          <table:table-cell office:value-type="string">
            <text:p>1012432000000</text:p>
          </table:table-cell>
          <table:table-cell office:value-type="string">
            <text:p>Gunhildsgade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99">
            <text:p>5299</text:p>
          </table:table-cell>
          <table:table-cell office:value-type="string">
            <text:p>Amager Øst</text:p>
          </table:table-cell>
          <table:table-cell office:value-type="string">
            <text:p>1015912800000</text:p>
          </table:table-cell>
          <table:table-cell office:value-type="string">
            <text:p>Roselillevej</text:p>
          </table:table-cell>
          <table:table-cell office:value-type="float" office:value="614">
            <text:p>614</text:p>
          </table:table-cell>
          <table:table-cell office:value-type="float" office:value="681">
            <text:p>68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00">
            <text:p>5300</text:p>
          </table:table-cell>
          <table:table-cell office:value-type="string">
            <text:p>Amager Vest</text:p>
          </table:table-cell>
          <table:table-cell office:value-type="string">
            <text:p>1017196020000</text:p>
          </table:table-cell>
          <table:table-cell office:value-type="string">
            <text:p>Svinget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204">
            <text:p>7204</text:p>
          </table:table-cell>
          <table:table-cell office:value-type="string">
            <text:p>Østerbro</text:p>
          </table:table-cell>
          <table:table-cell office:value-type="string">
            <text:p>1010468000000</text:p>
          </table:table-cell>
          <table:table-cell office:value-type="string">
            <text:p>Berggreensgade</text:p>
          </table:table-cell>
          <table:table-cell office:value-type="float" office:value="43">
            <text:p>43</text:p>
          </table:table-cell>
          <table:table-cell office:value-type="float" office:value="84">
            <text:p>84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301">
            <text:p>5301</text:p>
          </table:table-cell>
          <table:table-cell office:value-type="string">
            <text:p>Amager Øst</text:p>
          </table:table-cell>
          <table:table-cell office:value-type="string">
            <text:p>1014492000000</text:p>
          </table:table-cell>
          <table:table-cell office:value-type="string">
            <text:p>Lyongade</text:p>
          </table:table-cell>
          <table:table-cell office:value-type="float" office:value="0">
            <text:p>0</text:p>
          </table:table-cell>
          <table:table-cell office:value-type="float" office:value="425">
            <text:p>4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02">
            <text:p>5302</text:p>
          </table:table-cell>
          <table:table-cell office:value-type="string">
            <text:p>Amager Vest</text:p>
          </table:table-cell>
          <table:table-cell office:value-type="string">
            <text:p>1011316000000</text:p>
          </table:table-cell>
          <table:table-cell office:value-type="string">
            <text:p>Dovregade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03">
            <text:p>5303</text:p>
          </table:table-cell>
          <table:table-cell office:value-type="string">
            <text:p>Amager Vest</text:p>
          </table:table-cell>
          <table:table-cell office:value-type="string">
            <text:p>1018541170000</text:p>
          </table:table-cell>
          <table:table-cell office:value-type="string">
            <text:p>Ørestads Boulevard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04">
            <text:p>5304</text:p>
          </table:table-cell>
          <table:table-cell office:value-type="string">
            <text:p>Østerbro</text:p>
          </table:table-cell>
          <table:table-cell office:value-type="string">
            <text:p>1017276000000</text:p>
          </table:table-cell>
          <table:table-cell office:value-type="string">
            <text:p>Sølundsvej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07">
            <text:p>5307</text:p>
          </table:table-cell>
          <table:table-cell office:value-type="string">
            <text:p>Amager Vest</text:p>
          </table:table-cell>
          <table:table-cell office:value-type="string">
            <text:p>1013388000000</text:p>
          </table:table-cell>
          <table:table-cell office:value-type="string">
            <text:p>Jens Warmings Vej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846">
            <text:p>4846</text:p>
          </table:table-cell>
          <table:table-cell office:value-type="string">
            <text:p>Amager Vest</text:p>
          </table:table-cell>
          <table:table-cell office:value-type="string">
            <text:p>1010588000000</text:p>
          </table:table-cell>
          <table:table-cell office:value-type="string">
            <text:p>Bjørneklovej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49">
            <text:p>4849</text:p>
          </table:table-cell>
          <table:table-cell office:value-type="string">
            <text:p>Amager Vest</text:p>
          </table:table-cell>
          <table:table-cell office:value-type="string">
            <text:p>1016668000000</text:p>
          </table:table-cell>
          <table:table-cell office:value-type="string">
            <text:p>Snorresgade</text:p>
          </table:table-cell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50">
            <text:p>4850</text:p>
          </table:table-cell>
          <table:table-cell office:value-type="string">
            <text:p>Vesterbro-Kongens Enghave</text:p>
          </table:table-cell>
          <table:table-cell office:value-type="string">
            <text:p>1011980000000</text:p>
          </table:table-cell>
          <table:table-cell office:value-type="string">
            <text:p>Freundsgade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51">
            <text:p>4851</text:p>
          </table:table-cell>
          <table:table-cell office:value-type="string">
            <text:p>Vanløse</text:p>
          </table:table-cell>
          <table:table-cell office:value-type="string">
            <text:p>1017988000000</text:p>
          </table:table-cell>
          <table:table-cell office:value-type="string">
            <text:p>Vanløse Byvej</text:p>
          </table:table-cell>
          <table:table-cell office:value-type="float" office:value="0">
            <text:p>0</text:p>
          </table:table-cell>
          <table:table-cell office:value-type="float" office:value="599">
            <text:p>59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52">
            <text:p>4852</text:p>
          </table:table-cell>
          <table:table-cell office:value-type="string">
            <text:p>Valby</text:p>
          </table:table-cell>
          <table:table-cell office:value-type="string">
            <text:p>1017300000000</text:p>
          </table:table-cell>
          <table:table-cell office:value-type="string">
            <text:p>Søndervangs Allé</text:p>
          </table:table-cell>
          <table:table-cell office:value-type="float" office:value="0">
            <text:p>0</text:p>
          </table:table-cell>
          <table:table-cell office:value-type="float" office:value="726">
            <text:p>72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53">
            <text:p>4853</text:p>
          </table:table-cell>
          <table:table-cell office:value-type="string">
            <text:p>Østerbro</text:p>
          </table:table-cell>
          <table:table-cell office:value-type="string">
            <text:p>1016268300000</text:p>
          </table:table-cell>
          <table:table-cell office:value-type="string">
            <text:p>Sankt Kjelds Plads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54">
            <text:p>4854</text:p>
          </table:table-cell>
          <table:table-cell office:value-type="string">
            <text:p>Østerbro</text:p>
          </table:table-cell>
          <table:table-cell office:value-type="string">
            <text:p>1010468000000</text:p>
          </table:table-cell>
          <table:table-cell office:value-type="string">
            <text:p>Berggreensgade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55">
            <text:p>4855</text:p>
          </table:table-cell>
          <table:table-cell office:value-type="string">
            <text:p>Valby</text:p>
          </table:table-cell>
          <table:table-cell office:value-type="string">
            <text:p>1013720000000</text:p>
          </table:table-cell>
          <table:table-cell office:value-type="string">
            <text:p>Kjærstrupvej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56">
            <text:p>4856</text:p>
          </table:table-cell>
          <table:table-cell office:value-type="string">
            <text:p>Amager Øst</text:p>
          </table:table-cell>
          <table:table-cell office:value-type="string">
            <text:p>1015396050000</text:p>
          </table:table-cell>
          <table:table-cell office:value-type="string">
            <text:p>Pallesvej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28">
            <text:p>4828</text:p>
          </table:table-cell>
          <table:table-cell office:value-type="string">
            <text:p>Amager Vest</text:p>
          </table:table-cell>
          <table:table-cell office:value-type="string">
            <text:p>1012808000000</text:p>
          </table:table-cell>
          <table:table-cell office:value-type="string">
            <text:p>Hendonvej</text:p>
          </table:table-cell>
          <table:table-cell office:value-type="float" office:value="0">
            <text:p>0</text:p>
          </table:table-cell>
          <table:table-cell office:value-type="float" office:value="410">
            <text:p>41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682">
            <text:p>7682</text:p>
          </table:table-cell>
          <table:table-cell office:value-type="string">
            <text:p>Indre By</text:p>
          </table:table-cell>
          <table:table-cell office:value-type="string">
            <text:p>1018252800000</text:p>
          </table:table-cell>
          <table:table-cell office:value-type="string">
            <text:p>Vester Voldgade</text:p>
          </table:table-cell>
          <table:table-cell office:value-type="float" office:value="230">
            <text:p>230</text:p>
          </table:table-cell>
          <table:table-cell office:value-type="float" office:value="863">
            <text:p>86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026">
            <text:p>5026</text:p>
          </table:table-cell>
          <table:table-cell office:value-type="string">
            <text:p>Amager Øst</text:p>
          </table:table-cell>
          <table:table-cell office:value-type="string">
            <text:p>1017504000000</text:p>
          </table:table-cell>
          <table:table-cell office:value-type="string">
            <text:p>Tjørnerækken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27">
            <text:p>5027</text:p>
          </table:table-cell>
          <table:table-cell office:value-type="string">
            <text:p>Indre By</text:p>
          </table:table-cell>
          <table:table-cell office:value-type="string">
            <text:p>1014288000000</text:p>
          </table:table-cell>
          <table:table-cell office:value-type="string">
            <text:p>Lille Kongensgade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28">
            <text:p>5028</text:p>
          </table:table-cell>
          <table:table-cell office:value-type="string">
            <text:p>Valby</text:p>
          </table:table-cell>
          <table:table-cell office:value-type="string">
            <text:p>1010650000000</text:p>
          </table:table-cell>
          <table:table-cell office:value-type="string">
            <text:p>Bodil Ipsens Vej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33">
            <text:p>5033</text:p>
          </table:table-cell>
          <table:table-cell office:value-type="string">
            <text:p>Indre By</text:p>
          </table:table-cell>
          <table:table-cell office:value-type="string">
            <text:p>1011478000000</text:p>
          </table:table-cell>
          <table:table-cell office:value-type="string">
            <text:p>Ekvipagemestervej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74">
            <text:p>5274</text:p>
          </table:table-cell>
          <table:table-cell office:value-type="string">
            <text:p>Indre By</text:p>
          </table:table-cell>
          <table:table-cell office:value-type="string">
            <text:p>1012680310000</text:p>
          </table:table-cell>
          <table:table-cell office:value-type="string">
            <text:p>Hauser Plads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715">
            <text:p>5715</text:p>
          </table:table-cell>
          <table:table-cell office:value-type="string">
            <text:p>Amager Øst</text:p>
          </table:table-cell>
          <table:table-cell office:value-type="string">
            <text:p>1010120010000</text:p>
          </table:table-cell>
          <table:table-cell office:value-type="string">
            <text:p>Amager Strandvej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16">
            <text:p>5716</text:p>
          </table:table-cell>
          <table:table-cell office:value-type="string">
            <text:p>Østerbro</text:p>
          </table:table-cell>
          <table:table-cell office:value-type="string">
            <text:p>1013432000000</text:p>
          </table:table-cell>
          <table:table-cell office:value-type="string">
            <text:p>Juliane Maries Vej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43">
            <text:p>5543</text:p>
          </table:table-cell>
          <table:table-cell office:value-type="string">
            <text:p>Bispebjerg</text:p>
          </table:table-cell>
          <table:table-cell office:value-type="string">
            <text:p>1018344000000</text:p>
          </table:table-cell>
          <table:table-cell office:value-type="string">
            <text:p>Vilhelm Birkedals Vej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17">
            <text:p>5717</text:p>
          </table:table-cell>
          <table:table-cell office:value-type="string">
            <text:p>Nørrebro</text:p>
          </table:table-cell>
          <table:table-cell office:value-type="string">
            <text:p>1011873300000</text:p>
          </table:table-cell>
          <table:table-cell office:value-type="string">
            <text:p>Folmer Bendtsens Plads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18">
            <text:p>5718</text:p>
          </table:table-cell>
          <table:table-cell office:value-type="string">
            <text:p>Amager Øst</text:p>
          </table:table-cell>
          <table:table-cell office:value-type="string">
            <text:p>1011620030000</text:p>
          </table:table-cell>
          <table:table-cell office:value-type="string">
            <text:p>Engvej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19">
            <text:p>5719</text:p>
          </table:table-cell>
          <table:table-cell office:value-type="string">
            <text:p>Valby</text:p>
          </table:table-cell>
          <table:table-cell office:value-type="string">
            <text:p>1011660000000</text:p>
          </table:table-cell>
          <table:table-cell office:value-type="string">
            <text:p>Eschrichtsvej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721">
            <text:p>5721</text:p>
          </table:table-cell>
          <table:table-cell office:value-type="string">
            <text:p>Nørrebro</text:p>
          </table:table-cell>
          <table:table-cell office:value-type="string">
            <text:p>1015380000000</text:p>
          </table:table-cell>
          <table:table-cell office:value-type="string">
            <text:p>Overskæringen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22">
            <text:p>5722</text:p>
          </table:table-cell>
          <table:table-cell office:value-type="string">
            <text:p>Bispebjerg</text:p>
          </table:table-cell>
          <table:table-cell office:value-type="string">
            <text:p>1017684800000</text:p>
          </table:table-cell>
          <table:table-cell office:value-type="string">
            <text:p>Tuborgvej</text:p>
          </table:table-cell>
          <table:table-cell office:value-type="float" office:value="878">
            <text:p>878</text:p>
          </table:table-cell>
          <table:table-cell office:value-type="float" office:value="2562">
            <text:p>256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23">
            <text:p>5723</text:p>
          </table:table-cell>
          <table:table-cell office:value-type="string">
            <text:p>Vesterbro-Kongens Enghave</text:p>
          </table:table-cell>
          <table:table-cell office:value-type="string">
            <text:p>1013816000000</text:p>
          </table:table-cell>
          <table:table-cell office:value-type="string">
            <text:p>P. Knudsens Gade</text:p>
          </table:table-cell>
          <table:table-cell office:value-type="float" office:value="0">
            <text:p>0</text:p>
          </table:table-cell>
          <table:table-cell office:value-type="float" office:value="728">
            <text:p>72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10">
            <text:p>5510</text:p>
          </table:table-cell>
          <table:table-cell office:value-type="string">
            <text:p>Vanløse</text:p>
          </table:table-cell>
          <table:table-cell office:value-type="string">
            <text:p>1010376310000</text:p>
          </table:table-cell>
          <table:table-cell office:value-type="string">
            <text:p>Bangsbo Plads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11">
            <text:p>5511</text:p>
          </table:table-cell>
          <table:table-cell office:value-type="string">
            <text:p>Amager Vest</text:p>
          </table:table-cell>
          <table:table-cell office:value-type="string">
            <text:p>1010232010000</text:p>
          </table:table-cell>
          <table:table-cell office:value-type="string">
            <text:p>Artillerivej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12">
            <text:p>5512</text:p>
          </table:table-cell>
          <table:table-cell office:value-type="string">
            <text:p>Vesterbro-Kongens Enghave</text:p>
          </table:table-cell>
          <table:table-cell office:value-type="string">
            <text:p>1016288020000</text:p>
          </table:table-cell>
          <table:table-cell office:value-type="string">
            <text:p>Saxogade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13">
            <text:p>5513</text:p>
          </table:table-cell>
          <table:table-cell office:value-type="string">
            <text:p>Amager Øst</text:p>
          </table:table-cell>
          <table:table-cell office:value-type="string">
            <text:p>1011156000000</text:p>
          </table:table-cell>
          <table:table-cell office:value-type="string">
            <text:p>Christian Svendsens Gade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15">
            <text:p>5515</text:p>
          </table:table-cell>
          <table:table-cell office:value-type="string">
            <text:p>Vesterbro-Kongens Enghave</text:p>
          </table:table-cell>
          <table:table-cell office:value-type="string">
            <text:p>1013168020000</text:p>
          </table:table-cell>
          <table:table-cell office:value-type="string">
            <text:p>Händelsvej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17">
            <text:p>5517</text:p>
          </table:table-cell>
          <table:table-cell office:value-type="string">
            <text:p>Brønshøj-Husum</text:p>
          </table:table-cell>
          <table:table-cell office:value-type="string">
            <text:p>1010936000000</text:p>
          </table:table-cell>
          <table:table-cell office:value-type="string">
            <text:p>Brønshøjholms Allé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18">
            <text:p>5518</text:p>
          </table:table-cell>
          <table:table-cell office:value-type="string">
            <text:p>Brønshøj-Husum</text:p>
          </table:table-cell>
          <table:table-cell office:value-type="string">
            <text:p>1017804000000</text:p>
          </table:table-cell>
          <table:table-cell office:value-type="string">
            <text:p>Tåstrupvej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21">
            <text:p>5521</text:p>
          </table:table-cell>
          <table:table-cell office:value-type="string">
            <text:p>Brønshøj-Husum</text:p>
          </table:table-cell>
          <table:table-cell office:value-type="string">
            <text:p>1013916000000</text:p>
          </table:table-cell>
          <table:table-cell office:value-type="string">
            <text:p>Korsager Allé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522">
            <text:p>5522</text:p>
          </table:table-cell>
          <table:table-cell office:value-type="string">
            <text:p>Amager Øst</text:p>
          </table:table-cell>
          <table:table-cell office:value-type="string">
            <text:p>1013316000000</text:p>
          </table:table-cell>
          <table:table-cell office:value-type="string">
            <text:p>Italiensvej</text:p>
          </table:table-cell>
          <table:table-cell office:value-type="float" office:value="0">
            <text:p>0</text:p>
          </table:table-cell>
          <table:table-cell office:value-type="float" office:value="825">
            <text:p>8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23">
            <text:p>5523</text:p>
          </table:table-cell>
          <table:table-cell office:value-type="string">
            <text:p>Østerbro</text:p>
          </table:table-cell>
          <table:table-cell office:value-type="string">
            <text:p>1011436000000</text:p>
          </table:table-cell>
          <table:table-cell office:value-type="string">
            <text:p>Edvard Griegs Gade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24">
            <text:p>5524</text:p>
          </table:table-cell>
          <table:table-cell office:value-type="string">
            <text:p>Bispebjerg</text:p>
          </table:table-cell>
          <table:table-cell office:value-type="string">
            <text:p>1010740000000</text:p>
          </table:table-cell>
          <table:table-cell office:value-type="string">
            <text:p>Borgskrivervej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25">
            <text:p>5525</text:p>
          </table:table-cell>
          <table:table-cell office:value-type="string">
            <text:p>Brønshøj-Husum</text:p>
          </table:table-cell>
          <table:table-cell office:value-type="string">
            <text:p>1010940000000</text:p>
          </table:table-cell>
          <table:table-cell office:value-type="string">
            <text:p>Brønshøj Kirkevej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26">
            <text:p>5526</text:p>
          </table:table-cell>
          <table:table-cell office:value-type="string">
            <text:p>Vesterbro-Kongens Enghave</text:p>
          </table:table-cell>
          <table:table-cell office:value-type="string">
            <text:p>1017444010000</text:p>
          </table:table-cell>
          <table:table-cell office:value-type="string">
            <text:p>Tietgensgade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27">
            <text:p>5527</text:p>
          </table:table-cell>
          <table:table-cell office:value-type="string">
            <text:p>Østerbro</text:p>
          </table:table-cell>
          <table:table-cell office:value-type="string">
            <text:p>1014676000000</text:p>
          </table:table-cell>
          <table:table-cell office:value-type="string">
            <text:p>Marthagade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58">
            <text:p>4858</text:p>
          </table:table-cell>
          <table:table-cell office:value-type="string">
            <text:p>Vanløse</text:p>
          </table:table-cell>
          <table:table-cell office:value-type="string">
            <text:p>1012332000000</text:p>
          </table:table-cell>
          <table:table-cell office:value-type="string">
            <text:p>Grøndalsvænge Allé</text:p>
          </table:table-cell>
          <table:table-cell office:value-type="float" office:value="0">
            <text:p>0</text:p>
          </table:table-cell>
          <table:table-cell office:value-type="float" office:value="786">
            <text:p>786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4859">
            <text:p>4859</text:p>
          </table:table-cell>
          <table:table-cell office:value-type="string">
            <text:p>Amager Øst</text:p>
          </table:table-cell>
          <table:table-cell office:value-type="string">
            <text:p>1014396000000</text:p>
          </table:table-cell>
          <table:table-cell office:value-type="string">
            <text:p>Luganovej</text:p>
          </table:table-cell>
          <table:table-cell office:value-type="float" office:value="0">
            <text:p>0</text:p>
          </table:table-cell>
          <table:table-cell office:value-type="float" office:value="273">
            <text:p>27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860">
            <text:p>4860</text:p>
          </table:table-cell>
          <table:table-cell office:value-type="string">
            <text:p>Brønshøj-Husum</text:p>
          </table:table-cell>
          <table:table-cell office:value-type="string">
            <text:p>1017200000000</text:p>
          </table:table-cell>
          <table:table-cell office:value-type="string">
            <text:p>Svogerslevvej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61">
            <text:p>4861</text:p>
          </table:table-cell>
          <table:table-cell office:value-type="string">
            <text:p>Indre By</text:p>
          </table:table-cell>
          <table:table-cell office:value-type="string">
            <text:p>1016228000000</text:p>
          </table:table-cell>
          <table:table-cell office:value-type="string">
            <text:p>Sankt Annæ Gade</text:p>
          </table:table-cell>
          <table:table-cell office:value-type="float" office:value="0">
            <text:p>0</text:p>
          </table:table-cell>
          <table:table-cell office:value-type="float" office:value="451">
            <text:p>45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62">
            <text:p>4862</text:p>
          </table:table-cell>
          <table:table-cell office:value-type="string">
            <text:p>Amager Øst</text:p>
          </table:table-cell>
          <table:table-cell office:value-type="string">
            <text:p>1015756000000</text:p>
          </table:table-cell>
          <table:table-cell office:value-type="string">
            <text:p>Reberbanegade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63">
            <text:p>4863</text:p>
          </table:table-cell>
          <table:table-cell office:value-type="string">
            <text:p>Brønshøj-Husum</text:p>
          </table:table-cell>
          <table:table-cell office:value-type="string">
            <text:p>1014852000000</text:p>
          </table:table-cell>
          <table:table-cell office:value-type="string">
            <text:p>Mullerupvej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64">
            <text:p>4864</text:p>
          </table:table-cell>
          <table:table-cell office:value-type="string">
            <text:p>Amager Vest</text:p>
          </table:table-cell>
          <table:table-cell office:value-type="string">
            <text:p>1016096020000</text:p>
          </table:table-cell>
          <table:table-cell office:value-type="string">
            <text:p>Røde Mellemvej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865">
            <text:p>4865</text:p>
          </table:table-cell>
          <table:table-cell office:value-type="string">
            <text:p>Nørrebro</text:p>
          </table:table-cell>
          <table:table-cell office:value-type="string">
            <text:p>1010864000000</text:p>
          </table:table-cell>
          <table:table-cell office:value-type="string">
            <text:p>Brohusgade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866">
            <text:p>4866</text:p>
          </table:table-cell>
          <table:table-cell office:value-type="string">
            <text:p>Amager Øst</text:p>
          </table:table-cell>
          <table:table-cell office:value-type="string">
            <text:p>1012988000000</text:p>
          </table:table-cell>
          <table:table-cell office:value-type="string">
            <text:p>Holmbladsvænge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67">
            <text:p>4867</text:p>
          </table:table-cell>
          <table:table-cell office:value-type="string">
            <text:p>Brønshøj-Husum</text:p>
          </table:table-cell>
          <table:table-cell office:value-type="string">
            <text:p>1013252000000</text:p>
          </table:table-cell>
          <table:table-cell office:value-type="string">
            <text:p>Håbets Allé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71">
            <text:p>4871</text:p>
          </table:table-cell>
          <table:table-cell office:value-type="string">
            <text:p>Amager Vest</text:p>
          </table:table-cell>
          <table:table-cell office:value-type="string">
            <text:p>1018236000000</text:p>
          </table:table-cell>
          <table:table-cell office:value-type="string">
            <text:p>Vestermarksvej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72">
            <text:p>4872</text:p>
          </table:table-cell>
          <table:table-cell office:value-type="string">
            <text:p>Brønshøj-Husum</text:p>
          </table:table-cell>
          <table:table-cell office:value-type="string">
            <text:p>1013500000000</text:p>
          </table:table-cell>
          <table:table-cell office:value-type="string">
            <text:p>Kagsvang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34">
            <text:p>5034</text:p>
          </table:table-cell>
          <table:table-cell office:value-type="string">
            <text:p>Nørrebro</text:p>
          </table:table-cell>
          <table:table-cell office:value-type="string">
            <text:p>1015270000000</text:p>
          </table:table-cell>
          <table:table-cell office:value-type="string">
            <text:p>Ole Maaløes Vej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36">
            <text:p>5036</text:p>
          </table:table-cell>
          <table:table-cell office:value-type="string">
            <text:p>Østerbro</text:p>
          </table:table-cell>
          <table:table-cell office:value-type="string">
            <text:p>1017126000000</text:p>
          </table:table-cell>
          <table:table-cell office:value-type="string">
            <text:p>Sundkrogskaj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37">
            <text:p>5037</text:p>
          </table:table-cell>
          <table:table-cell office:value-type="string">
            <text:p>Amager Øst</text:p>
          </table:table-cell>
          <table:table-cell office:value-type="string">
            <text:p>1018360000000</text:p>
          </table:table-cell>
          <table:table-cell office:value-type="string">
            <text:p>Willumsvej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34">
            <text:p>5534</text:p>
          </table:table-cell>
          <table:table-cell office:value-type="string">
            <text:p>Amager Øst</text:p>
          </table:table-cell>
          <table:table-cell office:value-type="string">
            <text:p>1015656000000</text:p>
          </table:table-cell>
          <table:table-cell office:value-type="string">
            <text:p>Prøvestens Allé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38">
            <text:p>5038</text:p>
          </table:table-cell>
          <table:table-cell office:value-type="string">
            <text:p>Østerbro</text:p>
          </table:table-cell>
          <table:table-cell office:value-type="string">
            <text:p>1017972000000</text:p>
          </table:table-cell>
          <table:table-cell office:value-type="string">
            <text:p>Vangehusvej</text:p>
          </table:table-cell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39">
            <text:p>5039</text:p>
          </table:table-cell>
          <table:table-cell office:value-type="string">
            <text:p>Amager Øst</text:p>
          </table:table-cell>
          <table:table-cell office:value-type="string">
            <text:p>1018544000000</text:p>
          </table:table-cell>
          <table:table-cell office:value-type="string">
            <text:p>Øresundsvej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5041">
            <text:p>5041</text:p>
          </table:table-cell>
          <table:table-cell office:value-type="string">
            <text:p>Amager Øst</text:p>
          </table:table-cell>
          <table:table-cell office:value-type="string">
            <text:p>1016560000000</text:p>
          </table:table-cell>
          <table:table-cell office:value-type="string">
            <text:p>Skånegade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42">
            <text:p>5042</text:p>
          </table:table-cell>
          <table:table-cell office:value-type="string">
            <text:p>Indre By</text:p>
          </table:table-cell>
          <table:table-cell office:value-type="string">
            <text:p>1016604000000</text:p>
          </table:table-cell>
          <table:table-cell office:value-type="string">
            <text:p>Slotsholmsgade</text:p>
          </table:table-cell>
          <table:table-cell office:value-type="float" office:value="0">
            <text:p>0</text:p>
          </table:table-cell>
          <table:table-cell office:value-type="float" office:value="299">
            <text:p>29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44">
            <text:p>5544</text:p>
          </table:table-cell>
          <table:table-cell office:value-type="string">
            <text:p>Indre By</text:p>
          </table:table-cell>
          <table:table-cell office:value-type="string">
            <text:p>1016152330000</text:p>
          </table:table-cell>
          <table:table-cell office:value-type="string">
            <text:p>Rådhuspladsen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61">
            <text:p>5061</text:p>
          </table:table-cell>
          <table:table-cell office:value-type="string">
            <text:p>Amager Vest</text:p>
          </table:table-cell>
          <table:table-cell office:value-type="string">
            <text:p>1011442070000</text:p>
          </table:table-cell>
          <table:table-cell office:value-type="string">
            <text:p>Edvard Thomsens Vej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45">
            <text:p>5045</text:p>
          </table:table-cell>
          <table:table-cell office:value-type="string">
            <text:p>Indre By</text:p>
          </table:table-cell>
          <table:table-cell office:value-type="string">
            <text:p>1014364000000</text:p>
          </table:table-cell>
          <table:table-cell office:value-type="string">
            <text:p>Livjægergade</text:p>
          </table:table-cell>
          <table:table-cell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46">
            <text:p>5046</text:p>
          </table:table-cell>
          <table:table-cell office:value-type="string">
            <text:p>Vesterbro-Kongens Enghave</text:p>
          </table:table-cell>
          <table:table-cell office:value-type="string">
            <text:p>1016084000000</text:p>
          </table:table-cell>
          <table:table-cell office:value-type="string">
            <text:p>Røddinggade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47">
            <text:p>5047</text:p>
          </table:table-cell>
          <table:table-cell office:value-type="string">
            <text:p>Amager Vest</text:p>
          </table:table-cell>
          <table:table-cell office:value-type="string">
            <text:p>1014792000000</text:p>
          </table:table-cell>
          <table:table-cell office:value-type="string">
            <text:p>Mjøsensgade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48">
            <text:p>5048</text:p>
          </table:table-cell>
          <table:table-cell office:value-type="string">
            <text:p>Nørrebro</text:p>
          </table:table-cell>
          <table:table-cell office:value-type="string">
            <text:p>1013988000000</text:p>
          </table:table-cell>
          <table:table-cell office:value-type="string">
            <text:p>Kronborggade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49">
            <text:p>5049</text:p>
          </table:table-cell>
          <table:table-cell office:value-type="string">
            <text:p>Amager Øst</text:p>
          </table:table-cell>
          <table:table-cell office:value-type="string">
            <text:p>1015556000000</text:p>
          </table:table-cell>
          <table:table-cell office:value-type="string">
            <text:p>Pommernsgade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50">
            <text:p>5050</text:p>
          </table:table-cell>
          <table:table-cell office:value-type="string">
            <text:p>Indre By</text:p>
          </table:table-cell>
          <table:table-cell office:value-type="string">
            <text:p>1011112000000</text:p>
          </table:table-cell>
          <table:table-cell office:value-type="string">
            <text:p>Christian IX's Gade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24">
            <text:p>5724</text:p>
          </table:table-cell>
          <table:table-cell office:value-type="string">
            <text:p>Nørrebro</text:p>
          </table:table-cell>
          <table:table-cell office:value-type="string">
            <text:p>1015988000000</text:p>
          </table:table-cell>
          <table:table-cell office:value-type="string">
            <text:p>Rovsingsgade</text:p>
          </table:table-cell>
          <table:table-cell office:value-type="float" office:value="0">
            <text:p>0</text:p>
          </table:table-cell>
          <table:table-cell office:value-type="float" office:value="1308">
            <text:p>130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28">
            <text:p>5728</text:p>
          </table:table-cell>
          <table:table-cell office:value-type="string">
            <text:p>Nørrebro</text:p>
          </table:table-cell>
          <table:table-cell office:value-type="string">
            <text:p>1016160000000</text:p>
          </table:table-cell>
          <table:table-cell office:value-type="string">
            <text:p>Rådmandsgade</text:p>
          </table:table-cell>
          <table:table-cell office:value-type="float" office:value="0">
            <text:p>0</text:p>
          </table:table-cell>
          <table:table-cell office:value-type="float" office:value="418">
            <text:p>41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729">
            <text:p>5729</text:p>
          </table:table-cell>
          <table:table-cell office:value-type="string">
            <text:p>Bispebjerg</text:p>
          </table:table-cell>
          <table:table-cell office:value-type="string">
            <text:p>1013060000000</text:p>
          </table:table-cell>
          <table:table-cell office:value-type="string">
            <text:p>Hovmestervej</text:p>
          </table:table-cell>
          <table:table-cell office:value-type="float" office:value="0">
            <text:p>0</text:p>
          </table:table-cell>
          <table:table-cell office:value-type="float" office:value="589">
            <text:p>58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731">
            <text:p>5731</text:p>
          </table:table-cell>
          <table:table-cell office:value-type="string">
            <text:p>Brønshøj-Husum</text:p>
          </table:table-cell>
          <table:table-cell office:value-type="string">
            <text:p>1018644020000</text:p>
          </table:table-cell>
          <table:table-cell office:value-type="string">
            <text:p>Åfløjen</text:p>
          </table:table-cell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32">
            <text:p>5732</text:p>
          </table:table-cell>
          <table:table-cell office:value-type="string">
            <text:p>Bispebjerg</text:p>
          </table:table-cell>
          <table:table-cell office:value-type="string">
            <text:p>1011284000000</text:p>
          </table:table-cell>
          <table:table-cell office:value-type="string">
            <text:p>Degnestavnen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528">
            <text:p>5528</text:p>
          </table:table-cell>
          <table:table-cell office:value-type="string">
            <text:p>Amager Øst</text:p>
          </table:table-cell>
          <table:table-cell office:value-type="string">
            <text:p>1014172000000</text:p>
          </table:table-cell>
          <table:table-cell office:value-type="string">
            <text:p>Laplandsgade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30">
            <text:p>5530</text:p>
          </table:table-cell>
          <table:table-cell office:value-type="string">
            <text:p>Valby</text:p>
          </table:table-cell>
          <table:table-cell office:value-type="string">
            <text:p>1014464000000</text:p>
          </table:table-cell>
          <table:table-cell office:value-type="string">
            <text:p>Lykkebovej</text:p>
          </table:table-cell>
          <table:table-cell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31">
            <text:p>5531</text:p>
          </table:table-cell>
          <table:table-cell office:value-type="string">
            <text:p>Indre By</text:p>
          </table:table-cell>
          <table:table-cell office:value-type="string">
            <text:p>1016656000000</text:p>
          </table:table-cell>
          <table:table-cell office:value-type="string">
            <text:p>Snaregade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33">
            <text:p>5533</text:p>
          </table:table-cell>
          <table:table-cell office:value-type="string">
            <text:p>Valby</text:p>
          </table:table-cell>
          <table:table-cell office:value-type="string">
            <text:p>1013212300000</text:p>
          </table:table-cell>
          <table:table-cell office:value-type="string">
            <text:p>Højsager Plads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35">
            <text:p>5535</text:p>
          </table:table-cell>
          <table:table-cell office:value-type="string">
            <text:p>Brønshøj-Husum</text:p>
          </table:table-cell>
          <table:table-cell office:value-type="string">
            <text:p>1010664000000</text:p>
          </table:table-cell>
          <table:table-cell office:value-type="string">
            <text:p>Bogenæsvej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37">
            <text:p>5537</text:p>
          </table:table-cell>
          <table:table-cell office:value-type="string">
            <text:p>Vesterbro-Kongens Enghave</text:p>
          </table:table-cell>
          <table:table-cell office:value-type="string">
            <text:p>1014734000000</text:p>
          </table:table-cell>
          <table:table-cell office:value-type="string">
            <text:p>A.C.Meyers Vænge</text:p>
          </table:table-cell>
          <table:table-cell office:value-type="float" office:value="0">
            <text:p>0</text:p>
          </table:table-cell>
          <table:table-cell office:value-type="float" office:value="417">
            <text:p>4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38">
            <text:p>5538</text:p>
          </table:table-cell>
          <table:table-cell office:value-type="string">
            <text:p>Amager Vest</text:p>
          </table:table-cell>
          <table:table-cell office:value-type="string">
            <text:p>1016148000000</text:p>
          </table:table-cell>
          <table:table-cell office:value-type="string">
            <text:p>Røsågade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39">
            <text:p>5539</text:p>
          </table:table-cell>
          <table:table-cell office:value-type="string">
            <text:p>Nørrebro</text:p>
          </table:table-cell>
          <table:table-cell office:value-type="string">
            <text:p>1010228000000</text:p>
          </table:table-cell>
          <table:table-cell office:value-type="string">
            <text:p>Arresøgade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45">
            <text:p>5545</text:p>
          </table:table-cell>
          <table:table-cell office:value-type="string">
            <text:p>Vanløse</text:p>
          </table:table-cell>
          <table:table-cell office:value-type="string">
            <text:p>1010376300000</text:p>
          </table:table-cell>
          <table:table-cell office:value-type="string">
            <text:p>Bangsbo Plads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73">
            <text:p>4873</text:p>
          </table:table-cell>
          <table:table-cell office:value-type="string">
            <text:p>Amager Øst</text:p>
          </table:table-cell>
          <table:table-cell office:value-type="string">
            <text:p>1011620000000</text:p>
          </table:table-cell>
          <table:table-cell office:value-type="string">
            <text:p>Engvej</text:p>
          </table:table-cell>
          <table:table-cell office:value-type="float" office:value="0">
            <text:p>0</text:p>
          </table:table-cell>
          <table:table-cell office:value-type="float" office:value="426">
            <text:p>42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74">
            <text:p>4874</text:p>
          </table:table-cell>
          <table:table-cell office:value-type="string">
            <text:p>Valby</text:p>
          </table:table-cell>
          <table:table-cell office:value-type="string">
            <text:p>1016304000000</text:p>
          </table:table-cell>
          <table:table-cell office:value-type="string">
            <text:p>Scharlingsvej</text:p>
          </table:table-cell>
          <table:table-cell office:value-type="float" office:value="0">
            <text:p>0</text:p>
          </table:table-cell>
          <table:table-cell office:value-type="float" office:value="241">
            <text:p>2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75">
            <text:p>4875</text:p>
          </table:table-cell>
          <table:table-cell office:value-type="string">
            <text:p>Bispebjerg</text:p>
          </table:table-cell>
          <table:table-cell office:value-type="string">
            <text:p>1016048000000</text:p>
          </table:table-cell>
          <table:table-cell office:value-type="string">
            <text:p>Rymarksvej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77">
            <text:p>4877</text:p>
          </table:table-cell>
          <table:table-cell office:value-type="string">
            <text:p>Bispebjerg</text:p>
          </table:table-cell>
          <table:table-cell office:value-type="string">
            <text:p>1012820000000</text:p>
          </table:table-cell>
          <table:table-cell office:value-type="string">
            <text:p>Henriksvej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878">
            <text:p>4878</text:p>
          </table:table-cell>
          <table:table-cell office:value-type="string">
            <text:p>Bispebjerg</text:p>
          </table:table-cell>
          <table:table-cell office:value-type="string">
            <text:p>1016416000000</text:p>
          </table:table-cell>
          <table:table-cell office:value-type="string">
            <text:p>Skaffervej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79">
            <text:p>4879</text:p>
          </table:table-cell>
          <table:table-cell office:value-type="string">
            <text:p>Brønshøj-Husum</text:p>
          </table:table-cell>
          <table:table-cell office:value-type="string">
            <text:p>1013108000000</text:p>
          </table:table-cell>
          <table:table-cell office:value-type="string">
            <text:p>Hvedevej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81">
            <text:p>4881</text:p>
          </table:table-cell>
          <table:table-cell office:value-type="string">
            <text:p>Vanløse</text:p>
          </table:table-cell>
          <table:table-cell office:value-type="string">
            <text:p>1017408000000</text:p>
          </table:table-cell>
          <table:table-cell office:value-type="string">
            <text:p>Thorsmindevej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83">
            <text:p>4883</text:p>
          </table:table-cell>
          <table:table-cell office:value-type="string">
            <text:p>Vesterbro-Kongens Enghave</text:p>
          </table:table-cell>
          <table:table-cell office:value-type="string">
            <text:p>1016816000000</text:p>
          </table:table-cell>
          <table:table-cell office:value-type="string">
            <text:p>Stampesgade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884">
            <text:p>4884</text:p>
          </table:table-cell>
          <table:table-cell office:value-type="string">
            <text:p>Indre By</text:p>
          </table:table-cell>
          <table:table-cell office:value-type="string">
            <text:p>1017652000000</text:p>
          </table:table-cell>
          <table:table-cell office:value-type="string">
            <text:p>Trommesalen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85">
            <text:p>4885</text:p>
          </table:table-cell>
          <table:table-cell office:value-type="string">
            <text:p>Amager Øst</text:p>
          </table:table-cell>
          <table:table-cell office:value-type="string">
            <text:p>1011620090000</text:p>
          </table:table-cell>
          <table:table-cell office:value-type="string">
            <text:p>Engvej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86">
            <text:p>4886</text:p>
          </table:table-cell>
          <table:table-cell office:value-type="string">
            <text:p>Amager Vest</text:p>
          </table:table-cell>
          <table:table-cell office:value-type="string">
            <text:p>1015798000000</text:p>
          </table:table-cell>
          <table:table-cell office:value-type="string">
            <text:p>Remisevej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887">
            <text:p>4887</text:p>
          </table:table-cell>
          <table:table-cell office:value-type="string">
            <text:p>Amager Øst</text:p>
          </table:table-cell>
          <table:table-cell office:value-type="string">
            <text:p>1014708000000</text:p>
          </table:table-cell>
          <table:table-cell office:value-type="string">
            <text:p>Mellemforts Allé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51">
            <text:p>5051</text:p>
          </table:table-cell>
          <table:table-cell office:value-type="string">
            <text:p>Vanløse</text:p>
          </table:table-cell>
          <table:table-cell office:value-type="string">
            <text:p>1017152000000</text:p>
          </table:table-cell>
          <table:table-cell office:value-type="string">
            <text:p>Svankærvej</text:p>
          </table:table-cell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92">
            <text:p>4892</text:p>
          </table:table-cell>
          <table:table-cell office:value-type="string">
            <text:p>Vesterbro-Kongens Enghave</text:p>
          </table:table-cell>
          <table:table-cell office:value-type="string">
            <text:p>1014408000000</text:p>
          </table:table-cell>
          <table:table-cell office:value-type="string">
            <text:p>Lundbyesgade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93">
            <text:p>4893</text:p>
          </table:table-cell>
          <table:table-cell office:value-type="string">
            <text:p>Østerbro</text:p>
          </table:table-cell>
          <table:table-cell office:value-type="string">
            <text:p>1013940000000</text:p>
          </table:table-cell>
          <table:table-cell office:value-type="string">
            <text:p>Krausesvej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52">
            <text:p>5052</text:p>
          </table:table-cell>
          <table:table-cell office:value-type="string">
            <text:p>Brønshøj-Husum</text:p>
          </table:table-cell>
          <table:table-cell office:value-type="string">
            <text:p>1018652000000</text:p>
          </table:table-cell>
          <table:table-cell office:value-type="string">
            <text:p>Ågerupvej</text:p>
          </table:table-cell>
          <table:table-cell office:value-type="float" office:value="0">
            <text:p>0</text:p>
          </table:table-cell>
          <table:table-cell office:value-type="float" office:value="624">
            <text:p>62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53">
            <text:p>5053</text:p>
          </table:table-cell>
          <table:table-cell office:value-type="string">
            <text:p>Amager Vest</text:p>
          </table:table-cell>
          <table:table-cell office:value-type="string">
            <text:p>1016464000000</text:p>
          </table:table-cell>
          <table:table-cell office:value-type="string">
            <text:p>Skipper Clements Allé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055">
            <text:p>5055</text:p>
          </table:table-cell>
          <table:table-cell office:value-type="string">
            <text:p>Bispebjerg</text:p>
          </table:table-cell>
          <table:table-cell office:value-type="string">
            <text:p>1015060000000</text:p>
          </table:table-cell>
          <table:table-cell office:value-type="string">
            <text:p>Nordstien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056">
            <text:p>5056</text:p>
          </table:table-cell>
          <table:table-cell office:value-type="string">
            <text:p>Vesterbro-Kongens Enghave</text:p>
          </table:table-cell>
          <table:table-cell office:value-type="string">
            <text:p>1016770000000</text:p>
          </table:table-cell>
          <table:table-cell office:value-type="string">
            <text:p>Speditørvej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57">
            <text:p>5057</text:p>
          </table:table-cell>
          <table:table-cell office:value-type="string">
            <text:p>Østerbro</text:p>
          </table:table-cell>
          <table:table-cell office:value-type="string">
            <text:p>1015292000000</text:p>
          </table:table-cell>
          <table:table-cell office:value-type="string">
            <text:p>Oliemøllegade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59">
            <text:p>5059</text:p>
          </table:table-cell>
          <table:table-cell office:value-type="string">
            <text:p>Indre By</text:p>
          </table:table-cell>
          <table:table-cell office:value-type="string">
            <text:p>1014092000000</text:p>
          </table:table-cell>
          <table:table-cell office:value-type="string">
            <text:p>Laksegade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62">
            <text:p>5062</text:p>
          </table:table-cell>
          <table:table-cell office:value-type="string">
            <text:p>Østerbro</text:p>
          </table:table-cell>
          <table:table-cell office:value-type="string">
            <text:p>1011426000000</text:p>
          </table:table-cell>
          <table:table-cell office:value-type="string">
            <text:p>Edel Sauntes Allé</text:p>
          </table:table-cell>
          <table:table-cell office:value-type="float" office:value="0">
            <text:p>0</text:p>
          </table:table-cell>
          <table:table-cell office:value-type="float" office:value="890">
            <text:p>89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63">
            <text:p>5063</text:p>
          </table:table-cell>
          <table:table-cell office:value-type="string">
            <text:p>Vanløse</text:p>
          </table:table-cell>
          <table:table-cell office:value-type="string">
            <text:p>1018632000000</text:p>
          </table:table-cell>
          <table:table-cell office:value-type="string">
            <text:p>Åbjergvej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09">
            <text:p>5309</text:p>
          </table:table-cell>
          <table:table-cell office:value-type="string">
            <text:p>Brønshøj-Husum</text:p>
          </table:table-cell>
          <table:table-cell office:value-type="string">
            <text:p>1016068000000</text:p>
          </table:table-cell>
          <table:table-cell office:value-type="string">
            <text:p>Rytterskolehøj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10">
            <text:p>5310</text:p>
          </table:table-cell>
          <table:table-cell office:value-type="string">
            <text:p>Østerbro</text:p>
          </table:table-cell>
          <table:table-cell office:value-type="string">
            <text:p>1014020000000</text:p>
          </table:table-cell>
          <table:table-cell office:value-type="string">
            <text:p>Kuhlausgade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05">
            <text:p>7605</text:p>
          </table:table-cell>
          <table:table-cell office:value-type="string">
            <text:p>Østerbro</text:p>
          </table:table-cell>
          <table:table-cell office:value-type="string">
            <text:p>1017852000000</text:p>
          </table:table-cell>
          <table:table-cell office:value-type="string">
            <text:p>Universitetsparken</text:p>
          </table:table-cell>
          <table:table-cell office:value-type="float" office:value="18">
            <text:p>18</text:p>
          </table:table-cell>
          <table:table-cell office:value-type="float" office:value="306">
            <text:p>30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12">
            <text:p>5312</text:p>
          </table:table-cell>
          <table:table-cell office:value-type="string">
            <text:p>Vesterbro-Kongens Enghave</text:p>
          </table:table-cell>
          <table:table-cell office:value-type="string">
            <text:p>1014385000000</text:p>
          </table:table-cell>
          <table:table-cell office:value-type="string">
            <text:p>Lone Kellermanns Vej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13">
            <text:p>5313</text:p>
          </table:table-cell>
          <table:table-cell office:value-type="string">
            <text:p>Vanløse</text:p>
          </table:table-cell>
          <table:table-cell office:value-type="string">
            <text:p>1010644000000</text:p>
          </table:table-cell>
          <table:table-cell office:value-type="string">
            <text:p>Bobakken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14">
            <text:p>5314</text:p>
          </table:table-cell>
          <table:table-cell office:value-type="string">
            <text:p>Indre By</text:p>
          </table:table-cell>
          <table:table-cell office:value-type="string">
            <text:p>1012364010000</text:p>
          </table:table-cell>
          <table:table-cell office:value-type="string">
            <text:p>Grønningen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15">
            <text:p>5315</text:p>
          </table:table-cell>
          <table:table-cell office:value-type="string">
            <text:p>Brønshøj-Husum</text:p>
          </table:table-cell>
          <table:table-cell office:value-type="string">
            <text:p>1015016000000</text:p>
          </table:table-cell>
          <table:table-cell office:value-type="string">
            <text:p>Nordfeldvej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16">
            <text:p>5316</text:p>
          </table:table-cell>
          <table:table-cell office:value-type="string">
            <text:p>Vanløse</text:p>
          </table:table-cell>
          <table:table-cell office:value-type="string">
            <text:p>1018688000000</text:p>
          </table:table-cell>
          <table:table-cell office:value-type="string">
            <text:p>Åløkkevej</text:p>
          </table:table-cell>
          <table:table-cell office:value-type="float" office:value="0">
            <text:p>0</text:p>
          </table:table-cell>
          <table:table-cell office:value-type="float" office:value="420">
            <text:p>4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17">
            <text:p>5317</text:p>
          </table:table-cell>
          <table:table-cell office:value-type="string">
            <text:p>Valby</text:p>
          </table:table-cell>
          <table:table-cell office:value-type="string">
            <text:p>1012920000000</text:p>
          </table:table-cell>
          <table:table-cell office:value-type="string">
            <text:p>Hjalmar Bergstrøms Vej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18">
            <text:p>5318</text:p>
          </table:table-cell>
          <table:table-cell office:value-type="string">
            <text:p>Østerbro</text:p>
          </table:table-cell>
          <table:table-cell office:value-type="string">
            <text:p>1015389000000</text:p>
          </table:table-cell>
          <table:table-cell office:value-type="string">
            <text:p>Parkhusvej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19">
            <text:p>5319</text:p>
          </table:table-cell>
          <table:table-cell office:value-type="string">
            <text:p>Nørrebro</text:p>
          </table:table-cell>
          <table:table-cell office:value-type="string">
            <text:p>1010176000000</text:p>
          </table:table-cell>
          <table:table-cell office:value-type="string">
            <text:p>Annekegade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10">
            <text:p>7610</text:p>
          </table:table-cell>
          <table:table-cell office:value-type="string">
            <text:p>Indre By</text:p>
          </table:table-cell>
          <table:table-cell office:value-type="string">
            <text:p>1010148000000</text:p>
          </table:table-cell>
          <table:table-cell office:value-type="string">
            <text:p>H.C. Andersens Boulevard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22">
            <text:p>5322</text:p>
          </table:table-cell>
          <table:table-cell office:value-type="string">
            <text:p>Indre By</text:p>
          </table:table-cell>
          <table:table-cell office:value-type="string">
            <text:p>1010160000000</text:p>
          </table:table-cell>
          <table:table-cell office:value-type="string">
            <text:p>Andreas Bjørns Gade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321">
            <text:p>5321</text:p>
          </table:table-cell>
          <table:table-cell office:value-type="string">
            <text:p>Vanløse</text:p>
          </table:table-cell>
          <table:table-cell office:value-type="string">
            <text:p>1011876000000</text:p>
          </table:table-cell>
          <table:table-cell office:value-type="string">
            <text:p>Fordresgårdvej</text:p>
          </table:table-cell>
          <table:table-cell office:value-type="float" office:value="0">
            <text:p>0</text:p>
          </table:table-cell>
          <table:table-cell office:value-type="float" office:value="508">
            <text:p>50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323">
            <text:p>5323</text:p>
          </table:table-cell>
          <table:table-cell office:value-type="string">
            <text:p>Østerbro</text:p>
          </table:table-cell>
          <table:table-cell office:value-type="string">
            <text:p>1017036000000</text:p>
          </table:table-cell>
          <table:table-cell office:value-type="string">
            <text:p>Strynøgade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604">
            <text:p>7604</text:p>
          </table:table-cell>
          <table:table-cell office:value-type="string">
            <text:p>Østerbro</text:p>
          </table:table-cell>
          <table:table-cell office:value-type="string">
            <text:p>1017852000000</text:p>
          </table:table-cell>
          <table:table-cell office:value-type="string">
            <text:p>Universitetsparken</text:p>
          </table:table-cell>
          <table:table-cell office:value-type="float" office:value="18">
            <text:p>18</text:p>
          </table:table-cell>
          <table:table-cell office:value-type="float" office:value="306">
            <text:p>30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06">
            <text:p>7206</text:p>
          </table:table-cell>
          <table:table-cell office:value-type="string">
            <text:p>Østerbro</text:p>
          </table:table-cell>
          <table:table-cell office:value-type="string">
            <text:p>1010468000000</text:p>
          </table:table-cell>
          <table:table-cell office:value-type="string">
            <text:p>Berggreensgade</text:p>
          </table:table-cell>
          <table:table-cell office:value-type="float" office:value="120">
            <text:p>120</text:p>
          </table:table-cell>
          <table:table-cell office:value-type="float" office:value="170">
            <text:p>17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549">
            <text:p>5549</text:p>
          </table:table-cell>
          <table:table-cell office:value-type="string">
            <text:p>Amager Vest</text:p>
          </table:table-cell>
          <table:table-cell office:value-type="string">
            <text:p>1018584000000</text:p>
          </table:table-cell>
          <table:table-cell office:value-type="string">
            <text:p>Østerdalsgade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50">
            <text:p>5550</text:p>
          </table:table-cell>
          <table:table-cell office:value-type="string">
            <text:p>Vesterbro-Kongens Enghave</text:p>
          </table:table-cell>
          <table:table-cell office:value-type="string">
            <text:p>1018824000000</text:p>
          </table:table-cell>
          <table:table-cell office:value-type="string">
            <text:p>Ernie Wilkins Vej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51">
            <text:p>5551</text:p>
          </table:table-cell>
          <table:table-cell office:value-type="string">
            <text:p>Nørrebro</text:p>
          </table:table-cell>
          <table:table-cell office:value-type="string">
            <text:p>1015192020000</text:p>
          </table:table-cell>
          <table:table-cell office:value-type="string">
            <text:p>Nørrebrogade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52">
            <text:p>5552</text:p>
          </table:table-cell>
          <table:table-cell office:value-type="string">
            <text:p>Amager Øst</text:p>
          </table:table-cell>
          <table:table-cell office:value-type="string">
            <text:p>1012192000000</text:p>
          </table:table-cell>
          <table:table-cell office:value-type="string">
            <text:p>Gertsvej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53">
            <text:p>5553</text:p>
          </table:table-cell>
          <table:table-cell office:value-type="string">
            <text:p>Indre By</text:p>
          </table:table-cell>
          <table:table-cell office:value-type="string">
            <text:p>1012992000000</text:p>
          </table:table-cell>
          <table:table-cell office:value-type="string">
            <text:p>Holmens Kanal</text:p>
          </table:table-cell>
          <table:table-cell office:value-type="float" office:value="0">
            <text:p>0</text:p>
          </table:table-cell>
          <table:table-cell office:value-type="float" office:value="398">
            <text:p>39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54">
            <text:p>5554</text:p>
          </table:table-cell>
          <table:table-cell office:value-type="string">
            <text:p>Vesterbro-Kongens Enghave</text:p>
          </table:table-cell>
          <table:table-cell office:value-type="string">
            <text:p>1015400000000</text:p>
          </table:table-cell>
          <table:table-cell office:value-type="string">
            <text:p>Palnatokesgade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55">
            <text:p>5555</text:p>
          </table:table-cell>
          <table:table-cell office:value-type="string">
            <text:p>Nørrebro</text:p>
          </table:table-cell>
          <table:table-cell office:value-type="string">
            <text:p>1016312000000</text:p>
          </table:table-cell>
          <table:table-cell office:value-type="string">
            <text:p>Schleppegrellsgade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56">
            <text:p>5556</text:p>
          </table:table-cell>
          <table:table-cell office:value-type="string">
            <text:p>Amager Vest</text:p>
          </table:table-cell>
          <table:table-cell office:value-type="string">
            <text:p>1011468000000</text:p>
          </table:table-cell>
          <table:table-cell office:value-type="string">
            <text:p>Egilsgade</text:p>
          </table:table-cell>
          <table:table-cell office:value-type="float" office:value="0">
            <text:p>0</text:p>
          </table:table-cell>
          <table:table-cell office:value-type="float" office:value="518">
            <text:p>51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557">
            <text:p>5557</text:p>
          </table:table-cell>
          <table:table-cell office:value-type="string">
            <text:p>Vanløse</text:p>
          </table:table-cell>
          <table:table-cell office:value-type="string">
            <text:p>1017994400000</text:p>
          </table:table-cell>
          <table:table-cell office:value-type="string">
            <text:p>Vanløse Torv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58">
            <text:p>5558</text:p>
          </table:table-cell>
          <table:table-cell office:value-type="string">
            <text:p>Valby</text:p>
          </table:table-cell>
          <table:table-cell office:value-type="string">
            <text:p>1017908000000</text:p>
          </table:table-cell>
          <table:table-cell office:value-type="string">
            <text:p>Valby Kirkevej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5559">
            <text:p>5559</text:p>
          </table:table-cell>
          <table:table-cell office:value-type="string">
            <text:p>Amager Øst</text:p>
          </table:table-cell>
          <table:table-cell office:value-type="string">
            <text:p>1010072000000</text:p>
          </table:table-cell>
          <table:table-cell office:value-type="string">
            <text:p>Ahrenkildes Allé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560">
            <text:p>5560</text:p>
          </table:table-cell>
          <table:table-cell office:value-type="string">
            <text:p>Valby</text:p>
          </table:table-cell>
          <table:table-cell office:value-type="string">
            <text:p>1014932080000</text:p>
          </table:table-cell>
          <table:table-cell office:value-type="string">
            <text:p>Nakskovvej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561">
            <text:p>5561</text:p>
          </table:table-cell>
          <table:table-cell office:value-type="string">
            <text:p>Amager Vest</text:p>
          </table:table-cell>
          <table:table-cell office:value-type="string">
            <text:p>1011324000000</text:p>
          </table:table-cell>
          <table:table-cell office:value-type="string">
            <text:p>Drechselsgade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62">
            <text:p>5562</text:p>
          </table:table-cell>
          <table:table-cell office:value-type="string">
            <text:p>Amager Øst</text:p>
          </table:table-cell>
          <table:table-cell office:value-type="string">
            <text:p>1010272000000</text:p>
          </table:table-cell>
          <table:table-cell office:value-type="string">
            <text:p>Augustagade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66">
            <text:p>5566</text:p>
          </table:table-cell>
          <table:table-cell office:value-type="string">
            <text:p>Vanløse</text:p>
          </table:table-cell>
          <table:table-cell office:value-type="string">
            <text:p>1012628000000</text:p>
          </table:table-cell>
          <table:table-cell office:value-type="string">
            <text:p>Harboørevej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64">
            <text:p>5564</text:p>
          </table:table-cell>
          <table:table-cell office:value-type="string">
            <text:p>Amager Øst</text:p>
          </table:table-cell>
          <table:table-cell office:value-type="string">
            <text:p>1015588000000</text:p>
          </table:table-cell>
          <table:table-cell office:value-type="string">
            <text:p>Prags Boulevard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65">
            <text:p>5565</text:p>
          </table:table-cell>
          <table:table-cell office:value-type="string">
            <text:p>Bispebjerg</text:p>
          </table:table-cell>
          <table:table-cell office:value-type="string">
            <text:p>1017820000000</text:p>
          </table:table-cell>
          <table:table-cell office:value-type="string">
            <text:p>Uglevej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88">
            <text:p>4888</text:p>
          </table:table-cell>
          <table:table-cell office:value-type="string">
            <text:p>Østerbro</text:p>
          </table:table-cell>
          <table:table-cell office:value-type="string">
            <text:p>1010600000000</text:p>
          </table:table-cell>
          <table:table-cell office:value-type="string">
            <text:p>Blegdamsvej</text:p>
          </table:table-cell>
          <table:table-cell office:value-type="float" office:value="0">
            <text:p>0</text:p>
          </table:table-cell>
          <table:table-cell office:value-type="float" office:value="1317">
            <text:p>13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89">
            <text:p>4889</text:p>
          </table:table-cell>
          <table:table-cell office:value-type="string">
            <text:p>Indre By</text:p>
          </table:table-cell>
          <table:table-cell office:value-type="string">
            <text:p>1017970000000</text:p>
          </table:table-cell>
          <table:table-cell office:value-type="string">
            <text:p>Vandværksviadukten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90">
            <text:p>4890</text:p>
          </table:table-cell>
          <table:table-cell office:value-type="string">
            <text:p>Vanløse</text:p>
          </table:table-cell>
          <table:table-cell office:value-type="string">
            <text:p>1018396000000</text:p>
          </table:table-cell>
          <table:table-cell office:value-type="string">
            <text:p>Vinløvstien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891">
            <text:p>4891</text:p>
          </table:table-cell>
          <table:table-cell office:value-type="string">
            <text:p>Nørrebro</text:p>
          </table:table-cell>
          <table:table-cell office:value-type="string">
            <text:p>1010820000000</text:p>
          </table:table-cell>
          <table:table-cell office:value-type="string">
            <text:p>Bregnerødgade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94">
            <text:p>4894</text:p>
          </table:table-cell>
          <table:table-cell office:value-type="string">
            <text:p>Østerbro</text:p>
          </table:table-cell>
          <table:table-cell office:value-type="string">
            <text:p>1013556000000</text:p>
          </table:table-cell>
          <table:table-cell office:value-type="string">
            <text:p>Kanslergade</text:p>
          </table:table-cell>
          <table:table-cell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895">
            <text:p>4895</text:p>
          </table:table-cell>
          <table:table-cell office:value-type="string">
            <text:p>Valby</text:p>
          </table:table-cell>
          <table:table-cell office:value-type="string">
            <text:p>1014640000000</text:p>
          </table:table-cell>
          <table:table-cell office:value-type="string">
            <text:p>Maribovej</text:p>
          </table:table-cell>
          <table:table-cell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896">
            <text:p>4896</text:p>
          </table:table-cell>
          <table:table-cell office:value-type="string">
            <text:p>Amager Vest</text:p>
          </table:table-cell>
          <table:table-cell office:value-type="string">
            <text:p>1011108000000</text:p>
          </table:table-cell>
          <table:table-cell office:value-type="string">
            <text:p>Christian ll's Allé</text:p>
          </table:table-cell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897">
            <text:p>4897</text:p>
          </table:table-cell>
          <table:table-cell office:value-type="string">
            <text:p>Østerbro</text:p>
          </table:table-cell>
          <table:table-cell office:value-type="string">
            <text:p>1012956000000</text:p>
          </table:table-cell>
          <table:table-cell office:value-type="string">
            <text:p>Hjørringgade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98">
            <text:p>4898</text:p>
          </table:table-cell>
          <table:table-cell office:value-type="string">
            <text:p>Vesterbro-Kongens Enghave</text:p>
          </table:table-cell>
          <table:table-cell office:value-type="string">
            <text:p>1012702010000</text:p>
          </table:table-cell>
          <table:table-cell office:value-type="string">
            <text:p>Havneholmen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99">
            <text:p>4899</text:p>
          </table:table-cell>
          <table:table-cell office:value-type="string">
            <text:p>Østerbro</text:p>
          </table:table-cell>
          <table:table-cell office:value-type="string">
            <text:p>1017920000000</text:p>
          </table:table-cell>
          <table:table-cell office:value-type="string">
            <text:p>Valdemar Holmers Gade</text:p>
          </table:table-cell>
          <table:table-cell office:value-type="float" office:value="0">
            <text:p>0</text:p>
          </table:table-cell>
          <table:table-cell office:value-type="float" office:value="282">
            <text:p>28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334">
            <text:p>5334</text:p>
          </table:table-cell>
          <table:table-cell office:value-type="string">
            <text:p>Valby</text:p>
          </table:table-cell>
          <table:table-cell office:value-type="string">
            <text:p>1014002000000</text:p>
          </table:table-cell>
          <table:table-cell office:value-type="string">
            <text:p>Krumtappen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00">
            <text:p>4900</text:p>
          </table:table-cell>
          <table:table-cell office:value-type="string">
            <text:p>Nørrebro</text:p>
          </table:table-cell>
          <table:table-cell office:value-type="string">
            <text:p>1013012000000</text:p>
          </table:table-cell>
          <table:table-cell office:value-type="string">
            <text:p>Holtegade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01">
            <text:p>4901</text:p>
          </table:table-cell>
          <table:table-cell office:value-type="string">
            <text:p>Vesterbro-Kongens Enghave</text:p>
          </table:table-cell>
          <table:table-cell office:value-type="string">
            <text:p>1011664000000</text:p>
          </table:table-cell>
          <table:table-cell office:value-type="string">
            <text:p>Eskildsgade</text:p>
          </table:table-cell>
          <table:table-cell office:value-type="float" office:value="0">
            <text:p>0</text:p>
          </table:table-cell>
          <table:table-cell office:value-type="float" office:value="358">
            <text:p>35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64">
            <text:p>5064</text:p>
          </table:table-cell>
          <table:table-cell office:value-type="string">
            <text:p>Indre By</text:p>
          </table:table-cell>
          <table:table-cell office:value-type="string">
            <text:p>1015148000000</text:p>
          </table:table-cell>
          <table:table-cell office:value-type="string">
            <text:p>Ny Østergade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65">
            <text:p>5065</text:p>
          </table:table-cell>
          <table:table-cell office:value-type="string">
            <text:p>Østerbro</text:p>
          </table:table-cell>
          <table:table-cell office:value-type="string">
            <text:p>1012812000000</text:p>
          </table:table-cell>
          <table:table-cell office:value-type="string">
            <text:p>Henrik Harpestrengs Vej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66">
            <text:p>5066</text:p>
          </table:table-cell>
          <table:table-cell office:value-type="string">
            <text:p>Østerbro</text:p>
          </table:table-cell>
          <table:table-cell office:value-type="string">
            <text:p>1018416010000</text:p>
          </table:table-cell>
          <table:table-cell office:value-type="string">
            <text:p>Vognmandsmarken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068">
            <text:p>5068</text:p>
          </table:table-cell>
          <table:table-cell office:value-type="string">
            <text:p>Østerbro</text:p>
          </table:table-cell>
          <table:table-cell office:value-type="string">
            <text:p>1017836000000</text:p>
          </table:table-cell>
          <table:table-cell office:value-type="string">
            <text:p>F. F. Ulriks Gade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069">
            <text:p>5069</text:p>
          </table:table-cell>
          <table:table-cell office:value-type="string">
            <text:p>Nørrebro</text:p>
          </table:table-cell>
          <table:table-cell office:value-type="string">
            <text:p>1015724000000</text:p>
          </table:table-cell>
          <table:table-cell office:value-type="string">
            <text:p>Rantzausgade</text:p>
          </table:table-cell>
          <table:table-cell office:value-type="float" office:value="0">
            <text:p>0</text:p>
          </table:table-cell>
          <table:table-cell office:value-type="float" office:value="783">
            <text:p>78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71">
            <text:p>5071</text:p>
          </table:table-cell>
          <table:table-cell office:value-type="string">
            <text:p>Valby</text:p>
          </table:table-cell>
          <table:table-cell office:value-type="string">
            <text:p>1013788000000</text:p>
          </table:table-cell>
          <table:table-cell office:value-type="string">
            <text:p>Kløverbladsgade</text:p>
          </table:table-cell>
          <table:table-cell office:value-type="float" office:value="0">
            <text:p>0</text:p>
          </table:table-cell>
          <table:table-cell office:value-type="float" office:value="460">
            <text:p>46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72">
            <text:p>5072</text:p>
          </table:table-cell>
          <table:table-cell office:value-type="string">
            <text:p>Nørrebro</text:p>
          </table:table-cell>
          <table:table-cell office:value-type="string">
            <text:p>1012044000000</text:p>
          </table:table-cell>
          <table:table-cell office:value-type="string">
            <text:p>Fælledvej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73">
            <text:p>5073</text:p>
          </table:table-cell>
          <table:table-cell office:value-type="string">
            <text:p>Østerbro</text:p>
          </table:table-cell>
          <table:table-cell office:value-type="string">
            <text:p>1016324000000</text:p>
          </table:table-cell>
          <table:table-cell office:value-type="string">
            <text:p>Sejrøgade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74">
            <text:p>5074</text:p>
          </table:table-cell>
          <table:table-cell office:value-type="string">
            <text:p>Brønshøj-Husum</text:p>
          </table:table-cell>
          <table:table-cell office:value-type="string">
            <text:p>1011220000000</text:p>
          </table:table-cell>
          <table:table-cell office:value-type="string">
            <text:p>Dalbyvej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23">
            <text:p>5123</text:p>
          </table:table-cell>
          <table:table-cell office:value-type="string">
            <text:p>Vanløse</text:p>
          </table:table-cell>
          <table:table-cell office:value-type="string">
            <text:p>1017244000000</text:p>
          </table:table-cell>
          <table:table-cell office:value-type="string">
            <text:p>Syvstensvej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75">
            <text:p>5075</text:p>
          </table:table-cell>
          <table:table-cell office:value-type="string">
            <text:p>Vesterbro-Kongens Enghave</text:p>
          </table:table-cell>
          <table:table-cell office:value-type="string">
            <text:p>1015240000000</text:p>
          </table:table-cell>
          <table:table-cell office:value-type="string">
            <text:p>Oehlenschlægersgade</text:p>
          </table:table-cell>
          <table:table-cell office:value-type="float" office:value="0">
            <text:p>0</text:p>
          </table:table-cell>
          <table:table-cell office:value-type="float" office:value="287">
            <text:p>28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76">
            <text:p>5076</text:p>
          </table:table-cell>
          <table:table-cell office:value-type="string">
            <text:p>Østerbro</text:p>
          </table:table-cell>
          <table:table-cell office:value-type="string">
            <text:p>1011332000000</text:p>
          </table:table-cell>
          <table:table-cell office:value-type="string">
            <text:p>Drejøgade</text:p>
          </table:table-cell>
          <table:table-cell office:value-type="float" office:value="0">
            <text:p>0</text:p>
          </table:table-cell>
          <table:table-cell office:value-type="float" office:value="543">
            <text:p>54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25">
            <text:p>5325</text:p>
          </table:table-cell>
          <table:table-cell office:value-type="string">
            <text:p>Amager Øst</text:p>
          </table:table-cell>
          <table:table-cell office:value-type="string">
            <text:p>1011732000000</text:p>
          </table:table-cell>
          <table:table-cell office:value-type="string">
            <text:p>Fehmernsgade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27">
            <text:p>5327</text:p>
          </table:table-cell>
          <table:table-cell office:value-type="string">
            <text:p>Nørrebro</text:p>
          </table:table-cell>
          <table:table-cell office:value-type="string">
            <text:p>1013244000000</text:p>
          </table:table-cell>
          <table:table-cell office:value-type="string">
            <text:p>Høsterkøbgade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28">
            <text:p>5328</text:p>
          </table:table-cell>
          <table:table-cell office:value-type="string">
            <text:p>Amager Vest</text:p>
          </table:table-cell>
          <table:table-cell office:value-type="string">
            <text:p>1011160320000</text:p>
          </table:table-cell>
          <table:table-cell office:value-type="string">
            <text:p>Christmas Møllers Plads</text:p>
          </table:table-cell>
          <table:table-cell office:value-type="float" office:value="16">
            <text:p>16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30">
            <text:p>5330</text:p>
          </table:table-cell>
          <table:table-cell office:value-type="string">
            <text:p>Indre By</text:p>
          </table:table-cell>
          <table:table-cell office:value-type="string">
            <text:p>1011276300000</text:p>
          </table:table-cell>
          <table:table-cell office:value-type="string">
            <text:p>Dantes Plads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5331">
            <text:p>5331</text:p>
          </table:table-cell>
          <table:table-cell office:value-type="string">
            <text:p>Amager Vest</text:p>
          </table:table-cell>
          <table:table-cell office:value-type="string">
            <text:p>1014520000000</text:p>
          </table:table-cell>
          <table:table-cell office:value-type="string">
            <text:p>Lærdalsgade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32">
            <text:p>5332</text:p>
          </table:table-cell>
          <table:table-cell office:value-type="string">
            <text:p>Bispebjerg</text:p>
          </table:table-cell>
          <table:table-cell office:value-type="string">
            <text:p>1015480000000</text:p>
          </table:table-cell>
          <table:table-cell office:value-type="string">
            <text:p>Pernillevej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333">
            <text:p>5333</text:p>
          </table:table-cell>
          <table:table-cell office:value-type="string">
            <text:p>Østerbro</text:p>
          </table:table-cell>
          <table:table-cell office:value-type="string">
            <text:p>1013008000000</text:p>
          </table:table-cell>
          <table:table-cell office:value-type="string">
            <text:p>Holsteinsgade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65">
            <text:p>5165</text:p>
          </table:table-cell>
          <table:table-cell office:value-type="string">
            <text:p>Amager Øst</text:p>
          </table:table-cell>
          <table:table-cell office:value-type="string">
            <text:p>1018444000000</text:p>
          </table:table-cell>
          <table:table-cell office:value-type="string">
            <text:p>Volosvej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335">
            <text:p>5335</text:p>
          </table:table-cell>
          <table:table-cell office:value-type="string">
            <text:p>Amager Øst</text:p>
          </table:table-cell>
          <table:table-cell office:value-type="string">
            <text:p>1010440000000</text:p>
          </table:table-cell>
          <table:table-cell office:value-type="string">
            <text:p>Belgiensgade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36">
            <text:p>5336</text:p>
          </table:table-cell>
          <table:table-cell office:value-type="string">
            <text:p>Amager Øst</text:p>
          </table:table-cell>
          <table:table-cell office:value-type="string">
            <text:p>1011060000000</text:p>
          </table:table-cell>
          <table:table-cell office:value-type="string">
            <text:p>Caprivej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37">
            <text:p>5337</text:p>
          </table:table-cell>
          <table:table-cell office:value-type="string">
            <text:p>Indre By</text:p>
          </table:table-cell>
          <table:table-cell office:value-type="string">
            <text:p>1017540000000</text:p>
          </table:table-cell>
          <table:table-cell office:value-type="string">
            <text:p>Toldbodgade</text:p>
          </table:table-cell>
          <table:table-cell office:value-type="float" office:value="0">
            <text:p>0</text:p>
          </table:table-cell>
          <table:table-cell office:value-type="float" office:value="876">
            <text:p>87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45">
            <text:p>5345</text:p>
          </table:table-cell>
          <table:table-cell office:value-type="string">
            <text:p>Amager Vest</text:p>
          </table:table-cell>
          <table:table-cell office:value-type="string">
            <text:p>1012172000000</text:p>
          </table:table-cell>
          <table:table-cell office:value-type="string">
            <text:p>Georginevej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38">
            <text:p>5338</text:p>
          </table:table-cell>
          <table:table-cell office:value-type="string">
            <text:p>Bispebjerg</text:p>
          </table:table-cell>
          <table:table-cell office:value-type="string">
            <text:p>1010536300000</text:p>
          </table:table-cell>
          <table:table-cell office:value-type="string">
            <text:p>Bispebjerg Torv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39">
            <text:p>5339</text:p>
          </table:table-cell>
          <table:table-cell office:value-type="string">
            <text:p>Nørrebro</text:p>
          </table:table-cell>
          <table:table-cell office:value-type="string">
            <text:p>1010340310000</text:p>
          </table:table-cell>
          <table:table-cell office:value-type="string">
            <text:p>Balders Plads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40">
            <text:p>5340</text:p>
          </table:table-cell>
          <table:table-cell office:value-type="string">
            <text:p>Nørrebro</text:p>
          </table:table-cell>
          <table:table-cell office:value-type="string">
            <text:p>1015692800000</text:p>
          </table:table-cell>
          <table:table-cell office:value-type="string">
            <text:p>Ragnhildgade</text:p>
          </table:table-cell>
          <table:table-cell office:value-type="float" office:value="299">
            <text:p>299</text:p>
          </table:table-cell>
          <table:table-cell office:value-type="float" office:value="395">
            <text:p>39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41">
            <text:p>5341</text:p>
          </table:table-cell>
          <table:table-cell office:value-type="string">
            <text:p>Amager Øst</text:p>
          </table:table-cell>
          <table:table-cell office:value-type="string">
            <text:p>1014248000000</text:p>
          </table:table-cell>
          <table:table-cell office:value-type="string">
            <text:p>Liden Kirstens Vej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43">
            <text:p>5343</text:p>
          </table:table-cell>
          <table:table-cell office:value-type="string">
            <text:p>Valby</text:p>
          </table:table-cell>
          <table:table-cell office:value-type="string">
            <text:p>1014804020000</text:p>
          </table:table-cell>
          <table:table-cell office:value-type="string">
            <text:p>Monrads Allé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44">
            <text:p>5344</text:p>
          </table:table-cell>
          <table:table-cell office:value-type="string">
            <text:p>Amager Vest</text:p>
          </table:table-cell>
          <table:table-cell office:value-type="string">
            <text:p>1018096000000</text:p>
          </table:table-cell>
          <table:table-cell office:value-type="string">
            <text:p>Ved Stadsgraven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67">
            <text:p>5567</text:p>
          </table:table-cell>
          <table:table-cell office:value-type="string">
            <text:p>Nørrebro</text:p>
          </table:table-cell>
          <table:table-cell office:value-type="string">
            <text:p>1018480000000</text:p>
          </table:table-cell>
          <table:table-cell office:value-type="string">
            <text:p>Vølundsgade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68">
            <text:p>5568</text:p>
          </table:table-cell>
          <table:table-cell office:value-type="string">
            <text:p>Amager Vest</text:p>
          </table:table-cell>
          <table:table-cell office:value-type="string">
            <text:p>1011416000000</text:p>
          </table:table-cell>
          <table:table-cell office:value-type="string">
            <text:p>Ebertsgade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69">
            <text:p>5569</text:p>
          </table:table-cell>
          <table:table-cell office:value-type="string">
            <text:p>Brønshøj-Husum</text:p>
          </table:table-cell>
          <table:table-cell office:value-type="string">
            <text:p>1013616000000</text:p>
          </table:table-cell>
          <table:table-cell office:value-type="string">
            <text:p>Kattingevej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70">
            <text:p>5570</text:p>
          </table:table-cell>
          <table:table-cell office:value-type="string">
            <text:p>Vesterbro-Kongens Enghave</text:p>
          </table:table-cell>
          <table:table-cell office:value-type="string">
            <text:p>1018172000000</text:p>
          </table:table-cell>
          <table:table-cell office:value-type="string">
            <text:p>Verdisvej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82">
            <text:p>5082</text:p>
          </table:table-cell>
          <table:table-cell office:value-type="string">
            <text:p>Valby</text:p>
          </table:table-cell>
          <table:table-cell office:value-type="string">
            <text:p>1010188000000</text:p>
          </table:table-cell>
          <table:table-cell office:value-type="string">
            <text:p>Antoinettevej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571">
            <text:p>5571</text:p>
          </table:table-cell>
          <table:table-cell office:value-type="string">
            <text:p>Brønshøj-Husum</text:p>
          </table:table-cell>
          <table:table-cell office:value-type="string">
            <text:p>1016444000000</text:p>
          </table:table-cell>
          <table:table-cell office:value-type="string">
            <text:p>Skensvedvej</text:p>
          </table:table-cell>
          <table:table-cell office:value-type="float" office:value="0">
            <text:p>0</text:p>
          </table:table-cell>
          <table:table-cell office:value-type="float" office:value="654">
            <text:p>65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73">
            <text:p>5573</text:p>
          </table:table-cell>
          <table:table-cell office:value-type="string">
            <text:p>Amager Øst</text:p>
          </table:table-cell>
          <table:table-cell office:value-type="string">
            <text:p>1013668000000</text:p>
          </table:table-cell>
          <table:table-cell office:value-type="string">
            <text:p>Kinavej</text:p>
          </table:table-cell>
          <table:table-cell office:value-type="float" office:value="296">
            <text:p>296</text:p>
          </table:table-cell>
          <table:table-cell office:value-type="float" office:value="413">
            <text:p>41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74">
            <text:p>5574</text:p>
          </table:table-cell>
          <table:table-cell office:value-type="string">
            <text:p>Bispebjerg</text:p>
          </table:table-cell>
          <table:table-cell office:value-type="string">
            <text:p>1010540000000</text:p>
          </table:table-cell>
          <table:table-cell office:value-type="string">
            <text:p>Bispebjergvej</text:p>
          </table:table-cell>
          <table:table-cell office:value-type="float" office:value="0">
            <text:p>0</text:p>
          </table:table-cell>
          <table:table-cell office:value-type="float" office:value="471">
            <text:p>47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76">
            <text:p>5576</text:p>
          </table:table-cell>
          <table:table-cell office:value-type="string">
            <text:p>Nørrebro</text:p>
          </table:table-cell>
          <table:table-cell office:value-type="string">
            <text:p>1014532000000</text:p>
          </table:table-cell>
          <table:table-cell office:value-type="string">
            <text:p>Læssøesgade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77">
            <text:p>5577</text:p>
          </table:table-cell>
          <table:table-cell office:value-type="string">
            <text:p>Nørrebro</text:p>
          </table:table-cell>
          <table:table-cell office:value-type="string">
            <text:p>1016478310000</text:p>
          </table:table-cell>
          <table:table-cell office:value-type="string">
            <text:p>Skjolds Plads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79">
            <text:p>5579</text:p>
          </table:table-cell>
          <table:table-cell office:value-type="string">
            <text:p>Valby</text:p>
          </table:table-cell>
          <table:table-cell office:value-type="string">
            <text:p>1011024000000</text:p>
          </table:table-cell>
          <table:table-cell office:value-type="string">
            <text:p>Bærhaven</text:p>
          </table:table-cell>
          <table:table-cell office:value-type="float" office:value="0">
            <text:p>0</text:p>
          </table:table-cell>
          <table:table-cell office:value-type="float" office:value="299">
            <text:p>29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81">
            <text:p>5581</text:p>
          </table:table-cell>
          <table:table-cell office:value-type="string">
            <text:p>Vesterbro-Kongens Enghave</text:p>
          </table:table-cell>
          <table:table-cell office:value-type="string">
            <text:p>1015792000000</text:p>
          </table:table-cell>
          <table:table-cell office:value-type="string">
            <text:p>Rejsbygade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86">
            <text:p>5086</text:p>
          </table:table-cell>
          <table:table-cell office:value-type="string">
            <text:p>Valby</text:p>
          </table:table-cell>
          <table:table-cell office:value-type="string">
            <text:p>1013692000000</text:p>
          </table:table-cell>
          <table:table-cell office:value-type="string">
            <text:p>Kirkevænget</text:p>
          </table:table-cell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4902">
            <text:p>4902</text:p>
          </table:table-cell>
          <table:table-cell office:value-type="string">
            <text:p>Vanløse</text:p>
          </table:table-cell>
          <table:table-cell office:value-type="string">
            <text:p>1010448000000</text:p>
          </table:table-cell>
          <table:table-cell office:value-type="string">
            <text:p>Bellisvej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903">
            <text:p>4903</text:p>
          </table:table-cell>
          <table:table-cell office:value-type="string">
            <text:p>Indre By</text:p>
          </table:table-cell>
          <table:table-cell office:value-type="string">
            <text:p>1015772000000</text:p>
          </table:table-cell>
          <table:table-cell office:value-type="string">
            <text:p>Refshalevej</text:p>
          </table:table-cell>
          <table:table-cell office:value-type="float" office:value="0">
            <text:p>0</text:p>
          </table:table-cell>
          <table:table-cell office:value-type="float" office:value="1343">
            <text:p>134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904">
            <text:p>4904</text:p>
          </table:table-cell>
          <table:table-cell office:value-type="string">
            <text:p>Vanløse</text:p>
          </table:table-cell>
          <table:table-cell office:value-type="string">
            <text:p>1015834000000</text:p>
          </table:table-cell>
          <table:table-cell office:value-type="string">
            <text:p>C. F. Richs Vej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05">
            <text:p>4905</text:p>
          </table:table-cell>
          <table:table-cell office:value-type="string">
            <text:p>Amager Vest</text:p>
          </table:table-cell>
          <table:table-cell office:value-type="string">
            <text:p>1017870000000</text:p>
          </table:table-cell>
          <table:table-cell office:value-type="string">
            <text:p>Urmagerstien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06">
            <text:p>4906</text:p>
          </table:table-cell>
          <table:table-cell office:value-type="string">
            <text:p>Vesterbro-Kongens Enghave</text:p>
          </table:table-cell>
          <table:table-cell office:value-type="string">
            <text:p>1012248000000</text:p>
          </table:table-cell>
          <table:table-cell office:value-type="string">
            <text:p>Glucksvej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908">
            <text:p>4908</text:p>
          </table:table-cell>
          <table:table-cell office:value-type="string">
            <text:p>Indre By</text:p>
          </table:table-cell>
          <table:table-cell office:value-type="string">
            <text:p>1013596000000</text:p>
          </table:table-cell>
          <table:table-cell office:value-type="string">
            <text:p>Kastelsvej</text:p>
          </table:table-cell>
          <table:table-cell office:value-type="float" office:value="0">
            <text:p>0</text:p>
          </table:table-cell>
          <table:table-cell office:value-type="float" office:value="448">
            <text:p>44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09">
            <text:p>4909</text:p>
          </table:table-cell>
          <table:table-cell office:value-type="string">
            <text:p>Valby</text:p>
          </table:table-cell>
          <table:table-cell office:value-type="string">
            <text:p>1012656000000</text:p>
          </table:table-cell>
          <table:table-cell office:value-type="string">
            <text:p>Harrestrupvang</text:p>
          </table:table-cell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910">
            <text:p>4910</text:p>
          </table:table-cell>
          <table:table-cell office:value-type="string">
            <text:p>Amager Vest</text:p>
          </table:table-cell>
          <table:table-cell office:value-type="string">
            <text:p>1014208000000</text:p>
          </table:table-cell>
          <table:table-cell office:value-type="string">
            <text:p>Leifsgade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912">
            <text:p>4912</text:p>
          </table:table-cell>
          <table:table-cell office:value-type="string">
            <text:p>Indre By</text:p>
          </table:table-cell>
          <table:table-cell office:value-type="string">
            <text:p>1014992300000</text:p>
          </table:table-cell>
          <table:table-cell office:value-type="string">
            <text:p>Nikolaj Plads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14">
            <text:p>4914</text:p>
          </table:table-cell>
          <table:table-cell office:value-type="string">
            <text:p>Vesterbro-Kongens Enghave</text:p>
          </table:table-cell>
          <table:table-cell office:value-type="string">
            <text:p>1012076800000</text:p>
          </table:table-cell>
          <table:table-cell office:value-type="string">
            <text:p>Gamle Carlsberg Vej</text:p>
          </table:table-cell>
          <table:table-cell office:value-type="float" office:value="392">
            <text:p>392</text:p>
          </table:table-cell>
          <table:table-cell office:value-type="float" office:value="583">
            <text:p>58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77">
            <text:p>5077</text:p>
          </table:table-cell>
          <table:table-cell office:value-type="string">
            <text:p>Vanløse</text:p>
          </table:table-cell>
          <table:table-cell office:value-type="string">
            <text:p>1013608000000</text:p>
          </table:table-cell>
          <table:table-cell office:value-type="string">
            <text:p>Katrinedalsvej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78">
            <text:p>5078</text:p>
          </table:table-cell>
          <table:table-cell office:value-type="string">
            <text:p>Amager Øst</text:p>
          </table:table-cell>
          <table:table-cell office:value-type="string">
            <text:p>1017864000000</text:p>
          </table:table-cell>
          <table:table-cell office:value-type="string">
            <text:p>Uralvej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79">
            <text:p>5079</text:p>
          </table:table-cell>
          <table:table-cell office:value-type="string">
            <text:p>Bispebjerg</text:p>
          </table:table-cell>
          <table:table-cell office:value-type="string">
            <text:p>1015864000000</text:p>
          </table:table-cell>
          <table:table-cell office:value-type="string">
            <text:p>Ringertoften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080">
            <text:p>5080</text:p>
          </table:table-cell>
          <table:table-cell office:value-type="string">
            <text:p>Vanløse</text:p>
          </table:table-cell>
          <table:table-cell office:value-type="string">
            <text:p>1012668000000</text:p>
          </table:table-cell>
          <table:table-cell office:value-type="string">
            <text:p>Hasselvej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81">
            <text:p>5081</text:p>
          </table:table-cell>
          <table:table-cell office:value-type="string">
            <text:p>Østerbro</text:p>
          </table:table-cell>
          <table:table-cell office:value-type="string">
            <text:p>1017008010000</text:p>
          </table:table-cell>
          <table:table-cell office:value-type="string">
            <text:p>Strandvænget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60">
            <text:p>5360</text:p>
          </table:table-cell>
          <table:table-cell office:value-type="string">
            <text:p>Valby</text:p>
          </table:table-cell>
          <table:table-cell office:value-type="string">
            <text:p>1016008000000</text:p>
          </table:table-cell>
          <table:table-cell office:value-type="string">
            <text:p>Rughavevej</text:p>
          </table:table-cell>
          <table:table-cell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083">
            <text:p>5083</text:p>
          </table:table-cell>
          <table:table-cell office:value-type="string">
            <text:p>Østerbro</text:p>
          </table:table-cell>
          <table:table-cell office:value-type="string">
            <text:p>1015948000000</text:p>
          </table:table-cell>
          <table:table-cell office:value-type="string">
            <text:p>Rosenvængets Allé</text:p>
          </table:table-cell>
          <table:table-cell office:value-type="float" office:value="0">
            <text:p>0</text:p>
          </table:table-cell>
          <table:table-cell office:value-type="float" office:value="563">
            <text:p>56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084">
            <text:p>5084</text:p>
          </table:table-cell>
          <table:table-cell office:value-type="string">
            <text:p>Indre By</text:p>
          </table:table-cell>
          <table:table-cell office:value-type="string">
            <text:p>1016924000000</text:p>
          </table:table-cell>
          <table:table-cell office:value-type="string">
            <text:p>Stokhusgade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85">
            <text:p>5085</text:p>
          </table:table-cell>
          <table:table-cell office:value-type="string">
            <text:p>Valby</text:p>
          </table:table-cell>
          <table:table-cell office:value-type="string">
            <text:p>1016804000000</text:p>
          </table:table-cell>
          <table:table-cell office:value-type="string">
            <text:p>Stakhaven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84">
            <text:p>5584</text:p>
          </table:table-cell>
          <table:table-cell office:value-type="string">
            <text:p>Vanløse</text:p>
          </table:table-cell>
          <table:table-cell office:value-type="string">
            <text:p>1010492000000</text:p>
          </table:table-cell>
          <table:table-cell office:value-type="string">
            <text:p>Billesborgvej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87">
            <text:p>5087</text:p>
          </table:table-cell>
          <table:table-cell office:value-type="string">
            <text:p>Amager Vest</text:p>
          </table:table-cell>
          <table:table-cell office:value-type="string">
            <text:p>1011550000000</text:p>
          </table:table-cell>
          <table:table-cell office:value-type="string">
            <text:p>Emil Holms Kanal</text:p>
          </table:table-cell>
          <table:table-cell office:value-type="float" office:value="0">
            <text:p>0</text:p>
          </table:table-cell>
          <table:table-cell office:value-type="float" office:value="358">
            <text:p>3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5088">
            <text:p>5088</text:p>
          </table:table-cell>
          <table:table-cell office:value-type="string">
            <text:p>Brønshøj-Husum</text:p>
          </table:table-cell>
          <table:table-cell office:value-type="string">
            <text:p>1014956000000</text:p>
          </table:table-cell>
          <table:table-cell office:value-type="string">
            <text:p>Nebbegårdsbakken</text:p>
          </table:table-cell>
          <table:table-cell office:value-type="float" office:value="0">
            <text:p>0</text:p>
          </table:table-cell>
          <table:table-cell office:value-type="float" office:value="551">
            <text:p>55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89">
            <text:p>5089</text:p>
          </table:table-cell>
          <table:table-cell office:value-type="string">
            <text:p>Indre By</text:p>
          </table:table-cell>
          <table:table-cell office:value-type="string">
            <text:p>1013960000000</text:p>
          </table:table-cell>
          <table:table-cell office:value-type="string">
            <text:p>Kristianiagade</text:p>
          </table:table-cell>
          <table:table-cell office:value-type="float" office:value="0">
            <text:p>0</text:p>
          </table:table-cell>
          <table:table-cell office:value-type="float" office:value="478">
            <text:p>47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90">
            <text:p>5090</text:p>
          </table:table-cell>
          <table:table-cell office:value-type="string">
            <text:p>Nørrebro</text:p>
          </table:table-cell>
          <table:table-cell office:value-type="string">
            <text:p>1014688020000</text:p>
          </table:table-cell>
          <table:table-cell office:value-type="string">
            <text:p>Meinungsgade</text:p>
          </table:table-cell>
          <table:table-cell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91">
            <text:p>5091</text:p>
          </table:table-cell>
          <table:table-cell office:value-type="string">
            <text:p>Nørrebro</text:p>
          </table:table-cell>
          <table:table-cell office:value-type="string">
            <text:p>1014936000000</text:p>
          </table:table-cell>
          <table:table-cell office:value-type="string">
            <text:p>Nannasgade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092">
            <text:p>5092</text:p>
          </table:table-cell>
          <table:table-cell office:value-type="string">
            <text:p>Vanløse</text:p>
          </table:table-cell>
          <table:table-cell office:value-type="string">
            <text:p>1014312000000</text:p>
          </table:table-cell>
          <table:table-cell office:value-type="string">
            <text:p>Limfjordsvej</text:p>
          </table:table-cell>
          <table:table-cell office:value-type="float" office:value="0">
            <text:p>0</text:p>
          </table:table-cell>
          <table:table-cell office:value-type="float" office:value="349">
            <text:p>34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093">
            <text:p>5093</text:p>
          </table:table-cell>
          <table:table-cell office:value-type="string">
            <text:p>Vanløse</text:p>
          </table:table-cell>
          <table:table-cell office:value-type="string">
            <text:p>1013434000000</text:p>
          </table:table-cell>
          <table:table-cell office:value-type="string">
            <text:p>Julie Arenholts Vænge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94">
            <text:p>5094</text:p>
          </table:table-cell>
          <table:table-cell office:value-type="string">
            <text:p>Indre By</text:p>
          </table:table-cell>
          <table:table-cell office:value-type="string">
            <text:p>1015320300000</text:p>
          </table:table-cell>
          <table:table-cell office:value-type="string">
            <text:p>Oslo Plads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46">
            <text:p>5346</text:p>
          </table:table-cell>
          <table:table-cell office:value-type="string">
            <text:p>Østerbro</text:p>
          </table:table-cell>
          <table:table-cell office:value-type="string">
            <text:p>1016032000000</text:p>
          </table:table-cell>
          <table:table-cell office:value-type="string">
            <text:p>Ruthsvej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47">
            <text:p>5347</text:p>
          </table:table-cell>
          <table:table-cell office:value-type="string">
            <text:p>Østerbro</text:p>
          </table:table-cell>
          <table:table-cell office:value-type="string">
            <text:p>1014192020000</text:p>
          </table:table-cell>
          <table:table-cell office:value-type="string">
            <text:p>Lautrupsgade</text:p>
          </table:table-cell>
          <table:table-cell office:value-type="float" office:value="0">
            <text:p>0</text:p>
          </table:table-cell>
          <table:table-cell office:value-type="float" office:value="546">
            <text:p>5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5348">
            <text:p>5348</text:p>
          </table:table-cell>
          <table:table-cell office:value-type="string">
            <text:p>Brønshøj-Husum</text:p>
          </table:table-cell>
          <table:table-cell office:value-type="string">
            <text:p>1014956010000</text:p>
          </table:table-cell>
          <table:table-cell office:value-type="string">
            <text:p>Nebbegårdsbakken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49">
            <text:p>5349</text:p>
          </table:table-cell>
          <table:table-cell office:value-type="string">
            <text:p>Brønshøj-Husum</text:p>
          </table:table-cell>
          <table:table-cell office:value-type="string">
            <text:p>1012684000000</text:p>
          </table:table-cell>
          <table:table-cell office:value-type="string">
            <text:p>Havdrupvej</text:p>
          </table:table-cell>
          <table:table-cell office:value-type="float" office:value="0">
            <text:p>0</text:p>
          </table:table-cell>
          <table:table-cell office:value-type="float" office:value="419">
            <text:p>41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50">
            <text:p>5350</text:p>
          </table:table-cell>
          <table:table-cell office:value-type="string">
            <text:p>Brønshøj-Husum</text:p>
          </table:table-cell>
          <table:table-cell office:value-type="string">
            <text:p>1018140000000</text:p>
          </table:table-cell>
          <table:table-cell office:value-type="string">
            <text:p>Veksøvej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352">
            <text:p>5352</text:p>
          </table:table-cell>
          <table:table-cell office:value-type="string">
            <text:p>Amager Øst</text:p>
          </table:table-cell>
          <table:table-cell office:value-type="string">
            <text:p>1015588800000</text:p>
          </table:table-cell>
          <table:table-cell office:value-type="string">
            <text:p>Prags Boulevard</text:p>
          </table:table-cell>
          <table:table-cell office:value-type="float" office:value="226">
            <text:p>226</text:p>
          </table:table-cell>
          <table:table-cell office:value-type="float" office:value="608">
            <text:p>60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53">
            <text:p>5353</text:p>
          </table:table-cell>
          <table:table-cell office:value-type="string">
            <text:p>Brønshøj-Husum</text:p>
          </table:table-cell>
          <table:table-cell office:value-type="string">
            <text:p>1013768000000</text:p>
          </table:table-cell>
          <table:table-cell office:value-type="string">
            <text:p>Klostermarksvej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55">
            <text:p>5355</text:p>
          </table:table-cell>
          <table:table-cell office:value-type="string">
            <text:p>Nørrebro</text:p>
          </table:table-cell>
          <table:table-cell office:value-type="string">
            <text:p>1014188000000</text:p>
          </table:table-cell>
          <table:table-cell office:value-type="string">
            <text:p>Laurids Skaus Gade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356">
            <text:p>5356</text:p>
          </table:table-cell>
          <table:table-cell office:value-type="string">
            <text:p>Indre By</text:p>
          </table:table-cell>
          <table:table-cell office:value-type="string">
            <text:p>1015668000000</text:p>
          </table:table-cell>
          <table:table-cell office:value-type="string">
            <text:p>Pustervig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59">
            <text:p>5359</text:p>
          </table:table-cell>
          <table:table-cell office:value-type="string">
            <text:p>Amager Vest</text:p>
          </table:table-cell>
          <table:table-cell office:value-type="string">
            <text:p>1013844000000</text:p>
          </table:table-cell>
          <table:table-cell office:value-type="string">
            <text:p>Kongelundsvej</text:p>
          </table:table-cell>
          <table:table-cell office:value-type="float" office:value="0">
            <text:p>0</text:p>
          </table:table-cell>
          <table:table-cell office:value-type="float" office:value="2370">
            <text:p>237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09">
            <text:p>5409</text:p>
          </table:table-cell>
          <table:table-cell office:value-type="string">
            <text:p>Valby</text:p>
          </table:table-cell>
          <table:table-cell office:value-type="string">
            <text:p>1012352000000</text:p>
          </table:table-cell>
          <table:table-cell office:value-type="string">
            <text:p>Grønnehave Allé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582">
            <text:p>5582</text:p>
          </table:table-cell>
          <table:table-cell office:value-type="string">
            <text:p>Vesterbro-Kongens Enghave</text:p>
          </table:table-cell>
          <table:table-cell office:value-type="string">
            <text:p>1012544310000</text:p>
          </table:table-cell>
          <table:table-cell office:value-type="string">
            <text:p>Halmtorvet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83">
            <text:p>5583</text:p>
          </table:table-cell>
          <table:table-cell office:value-type="string">
            <text:p>Vanløse</text:p>
          </table:table-cell>
          <table:table-cell office:value-type="string">
            <text:p>1010760030000</text:p>
          </table:table-cell>
          <table:table-cell office:value-type="string">
            <text:p>Borups Allé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85">
            <text:p>5585</text:p>
          </table:table-cell>
          <table:table-cell office:value-type="string">
            <text:p>Østerbro</text:p>
          </table:table-cell>
          <table:table-cell office:value-type="string">
            <text:p>1011784000000</text:p>
          </table:table-cell>
          <table:table-cell office:value-type="string">
            <text:p>Fiskedamsgade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86">
            <text:p>5586</text:p>
          </table:table-cell>
          <table:table-cell office:value-type="string">
            <text:p>Bispebjerg</text:p>
          </table:table-cell>
          <table:table-cell office:value-type="string">
            <text:p>1010520000000</text:p>
          </table:table-cell>
          <table:table-cell office:value-type="string">
            <text:p>Bisiddervej</text:p>
          </table:table-cell>
          <table:table-cell office:value-type="float" office:value="0">
            <text:p>0</text:p>
          </table:table-cell>
          <table:table-cell office:value-type="float" office:value="399">
            <text:p>39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87">
            <text:p>5587</text:p>
          </table:table-cell>
          <table:table-cell office:value-type="string">
            <text:p>Valby</text:p>
          </table:table-cell>
          <table:table-cell office:value-type="string">
            <text:p>1017524000000</text:p>
          </table:table-cell>
          <table:table-cell office:value-type="string">
            <text:p>Toftegårds Allé</text:p>
          </table:table-cell>
          <table:table-cell office:value-type="float" office:value="0">
            <text:p>0</text:p>
          </table:table-cell>
          <table:table-cell office:value-type="float" office:value="476">
            <text:p>4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88">
            <text:p>5588</text:p>
          </table:table-cell>
          <table:table-cell office:value-type="string">
            <text:p>Vanløse</text:p>
          </table:table-cell>
          <table:table-cell office:value-type="string">
            <text:p>1013868000000</text:p>
          </table:table-cell>
          <table:table-cell office:value-type="string">
            <text:p>Kongsdalvej</text:p>
          </table:table-cell>
          <table:table-cell office:value-type="float" office:value="0">
            <text:p>0</text:p>
          </table:table-cell>
          <table:table-cell office:value-type="float" office:value="603">
            <text:p>60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90">
            <text:p>5590</text:p>
          </table:table-cell>
          <table:table-cell office:value-type="string">
            <text:p>Indre By</text:p>
          </table:table-cell>
          <table:table-cell office:value-type="string">
            <text:p>1011356000000</text:p>
          </table:table-cell>
          <table:table-cell office:value-type="string">
            <text:p>Dronningens Tværgade</text:p>
          </table:table-cell>
          <table:table-cell office:value-type="float" office:value="0">
            <text:p>0</text:p>
          </table:table-cell>
          <table:table-cell office:value-type="float" office:value="462">
            <text:p>46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91">
            <text:p>5591</text:p>
          </table:table-cell>
          <table:table-cell office:value-type="string">
            <text:p>Indre By</text:p>
          </table:table-cell>
          <table:table-cell office:value-type="string">
            <text:p>1011906000000</text:p>
          </table:table-cell>
          <table:table-cell office:value-type="string">
            <text:p>Fredensbro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92">
            <text:p>5592</text:p>
          </table:table-cell>
          <table:table-cell office:value-type="string">
            <text:p>Brønshøj-Husum</text:p>
          </table:table-cell>
          <table:table-cell office:value-type="string">
            <text:p>1016540000000</text:p>
          </table:table-cell>
          <table:table-cell office:value-type="string">
            <text:p>Skråningen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93">
            <text:p>5593</text:p>
          </table:table-cell>
          <table:table-cell office:value-type="string">
            <text:p>Indre By</text:p>
          </table:table-cell>
          <table:table-cell office:value-type="string">
            <text:p>1014928000000</text:p>
          </table:table-cell>
          <table:table-cell office:value-type="string">
            <text:p>Naboløs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94">
            <text:p>5594</text:p>
          </table:table-cell>
          <table:table-cell office:value-type="string">
            <text:p>Østerbro</text:p>
          </table:table-cell>
          <table:table-cell office:value-type="string">
            <text:p>1010720020000</text:p>
          </table:table-cell>
          <table:table-cell office:value-type="string">
            <text:p>Borgervænget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15">
            <text:p>4915</text:p>
          </table:table-cell>
          <table:table-cell office:value-type="string">
            <text:p>Brønshøj-Husum</text:p>
          </table:table-cell>
          <table:table-cell office:value-type="string">
            <text:p>1012184000000</text:p>
          </table:table-cell>
          <table:table-cell office:value-type="string">
            <text:p>Gerlevvej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16">
            <text:p>4916</text:p>
          </table:table-cell>
          <table:table-cell office:value-type="string">
            <text:p>Valby</text:p>
          </table:table-cell>
          <table:table-cell office:value-type="string">
            <text:p>1013336000000</text:p>
          </table:table-cell>
          <table:table-cell office:value-type="string">
            <text:p>Jakob Knudsens Vej</text:p>
          </table:table-cell>
          <table:table-cell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17">
            <text:p>4917</text:p>
          </table:table-cell>
          <table:table-cell office:value-type="string">
            <text:p>Indre By</text:p>
          </table:table-cell>
          <table:table-cell office:value-type="string">
            <text:p>1012844000000</text:p>
          </table:table-cell>
          <table:table-cell office:value-type="string">
            <text:p>Herluf Trolles Gade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18">
            <text:p>4918</text:p>
          </table:table-cell>
          <table:table-cell office:value-type="string">
            <text:p>Vanløse</text:p>
          </table:table-cell>
          <table:table-cell office:value-type="string">
            <text:p>1013120000000</text:p>
          </table:table-cell>
          <table:table-cell office:value-type="string">
            <text:p>Hvidkildevej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19">
            <text:p>4919</text:p>
          </table:table-cell>
          <table:table-cell office:value-type="string">
            <text:p>Østerbro</text:p>
          </table:table-cell>
          <table:table-cell office:value-type="string">
            <text:p>1015648000000</text:p>
          </table:table-cell>
          <table:table-cell office:value-type="string">
            <text:p>Præstøgade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20">
            <text:p>4920</text:p>
          </table:table-cell>
          <table:table-cell office:value-type="string">
            <text:p>Valby</text:p>
          </table:table-cell>
          <table:table-cell office:value-type="string">
            <text:p>1015444000000</text:p>
          </table:table-cell>
          <table:table-cell office:value-type="string">
            <text:p>Peder Hjorts Vej</text:p>
          </table:table-cell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21">
            <text:p>4921</text:p>
          </table:table-cell>
          <table:table-cell office:value-type="string">
            <text:p>Amager Vest</text:p>
          </table:table-cell>
          <table:table-cell office:value-type="string">
            <text:p>1013552000000</text:p>
          </table:table-cell>
          <table:table-cell office:value-type="string">
            <text:p>Kansasvej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922">
            <text:p>4922</text:p>
          </table:table-cell>
          <table:table-cell office:value-type="string">
            <text:p>Amager Øst</text:p>
          </table:table-cell>
          <table:table-cell office:value-type="string">
            <text:p>1018536000000</text:p>
          </table:table-cell>
          <table:table-cell office:value-type="string">
            <text:p>Ætnavej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24">
            <text:p>4924</text:p>
          </table:table-cell>
          <table:table-cell office:value-type="string">
            <text:p>Indre By</text:p>
          </table:table-cell>
          <table:table-cell office:value-type="string">
            <text:p>1014292000000</text:p>
          </table:table-cell>
          <table:table-cell office:value-type="string">
            <text:p>Lille Strandstræde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04">
            <text:p>5604</text:p>
          </table:table-cell>
          <table:table-cell office:value-type="string">
            <text:p>Brønshøj-Husum</text:p>
          </table:table-cell>
          <table:table-cell office:value-type="string">
            <text:p>1016700000000</text:p>
          </table:table-cell>
          <table:table-cell office:value-type="string">
            <text:p>Solkrogen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623">
            <text:p>5623</text:p>
          </table:table-cell>
          <table:table-cell office:value-type="string">
            <text:p>Østerbro</text:p>
          </table:table-cell>
          <table:table-cell office:value-type="string">
            <text:p>1015296000000</text:p>
          </table:table-cell>
          <table:table-cell office:value-type="string">
            <text:p>Olufsvej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925">
            <text:p>4925</text:p>
          </table:table-cell>
          <table:table-cell office:value-type="string">
            <text:p>Indre By</text:p>
          </table:table-cell>
          <table:table-cell office:value-type="string">
            <text:p>1011352000000</text:p>
          </table:table-cell>
          <table:table-cell office:value-type="string">
            <text:p>Dronningensgade</text:p>
          </table:table-cell>
          <table:table-cell office:value-type="float" office:value="0">
            <text:p>0</text:p>
          </table:table-cell>
          <table:table-cell office:value-type="float" office:value="454">
            <text:p>45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26">
            <text:p>4926</text:p>
          </table:table-cell>
          <table:table-cell office:value-type="string">
            <text:p>Indre By</text:p>
          </table:table-cell>
          <table:table-cell office:value-type="string">
            <text:p>1018020000000</text:p>
          </table:table-cell>
          <table:table-cell office:value-type="string">
            <text:p>Webersgade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29">
            <text:p>4929</text:p>
          </table:table-cell>
          <table:table-cell office:value-type="string">
            <text:p>Vesterbro-Kongens Enghave</text:p>
          </table:table-cell>
          <table:table-cell office:value-type="string">
            <text:p>1016412020000</text:p>
          </table:table-cell>
          <table:table-cell office:value-type="string">
            <text:p>Sjælør Boulevard</text:p>
          </table:table-cell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30">
            <text:p>4930</text:p>
          </table:table-cell>
          <table:table-cell office:value-type="string">
            <text:p>Bispebjerg</text:p>
          </table:table-cell>
          <table:table-cell office:value-type="string">
            <text:p>1016104000000</text:p>
          </table:table-cell>
          <table:table-cell office:value-type="string">
            <text:p>Rødkløvervej</text:p>
          </table:table-cell>
          <table:table-cell office:value-type="float" office:value="0">
            <text:p>0</text:p>
          </table:table-cell>
          <table:table-cell office:value-type="float" office:value="413">
            <text:p>41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367">
            <text:p>5367</text:p>
          </table:table-cell>
          <table:table-cell office:value-type="string">
            <text:p>Vesterbro-Kongens Enghave</text:p>
          </table:table-cell>
          <table:table-cell office:value-type="string">
            <text:p>1011264000000</text:p>
          </table:table-cell>
          <table:table-cell office:value-type="string">
            <text:p>Dannevirkegade</text:p>
          </table:table-cell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5095">
            <text:p>5095</text:p>
          </table:table-cell>
          <table:table-cell office:value-type="string">
            <text:p>Valby</text:p>
          </table:table-cell>
          <table:table-cell office:value-type="string">
            <text:p>1015808000000</text:p>
          </table:table-cell>
          <table:table-cell office:value-type="string">
            <text:p>Retortvej</text:p>
          </table:table-cell>
          <table:table-cell office:value-type="float" office:value="0">
            <text:p>0</text:p>
          </table:table-cell>
          <table:table-cell office:value-type="float" office:value="1061">
            <text:p>106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96">
            <text:p>5096</text:p>
          </table:table-cell>
          <table:table-cell office:value-type="string">
            <text:p>Østerbro</text:p>
          </table:table-cell>
          <table:table-cell office:value-type="string">
            <text:p>1018356800000</text:p>
          </table:table-cell>
          <table:table-cell office:value-type="string">
            <text:p>Willemoesgade</text:p>
          </table:table-cell>
          <table:table-cell office:value-type="float" office:value="738">
            <text:p>738</text:p>
          </table:table-cell>
          <table:table-cell office:value-type="float" office:value="816">
            <text:p>81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97">
            <text:p>5097</text:p>
          </table:table-cell>
          <table:table-cell office:value-type="string">
            <text:p>Nørrebro</text:p>
          </table:table-cell>
          <table:table-cell office:value-type="string">
            <text:p>1017808000000</text:p>
          </table:table-cell>
          <table:table-cell office:value-type="string">
            <text:p>Udbygade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098">
            <text:p>5098</text:p>
          </table:table-cell>
          <table:table-cell office:value-type="string">
            <text:p>Valby</text:p>
          </table:table-cell>
          <table:table-cell office:value-type="string">
            <text:p>1011568000000</text:p>
          </table:table-cell>
          <table:table-cell office:value-type="string">
            <text:p>Engdraget</text:p>
          </table:table-cell>
          <table:table-cell office:value-type="float" office:value="0">
            <text:p>0</text:p>
          </table:table-cell>
          <table:table-cell office:value-type="float" office:value="890">
            <text:p>89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099">
            <text:p>5099</text:p>
          </table:table-cell>
          <table:table-cell office:value-type="string">
            <text:p>Brønshøj-Husum</text:p>
          </table:table-cell>
          <table:table-cell office:value-type="string">
            <text:p>1012388000000</text:p>
          </table:table-cell>
          <table:table-cell office:value-type="string">
            <text:p>Gråbynkevej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00">
            <text:p>5100</text:p>
          </table:table-cell>
          <table:table-cell office:value-type="string">
            <text:p>Indre By</text:p>
          </table:table-cell>
          <table:table-cell office:value-type="string">
            <text:p>1012001000000</text:p>
          </table:table-cell>
          <table:table-cell office:value-type="string">
            <text:p>Frue Plads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01">
            <text:p>5101</text:p>
          </table:table-cell>
          <table:table-cell office:value-type="string">
            <text:p>Valby</text:p>
          </table:table-cell>
          <table:table-cell office:value-type="string">
            <text:p>1017940000000</text:p>
          </table:table-cell>
          <table:table-cell office:value-type="string">
            <text:p>Valhøjvej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02">
            <text:p>5102</text:p>
          </table:table-cell>
          <table:table-cell office:value-type="string">
            <text:p>Amager Vest</text:p>
          </table:table-cell>
          <table:table-cell office:value-type="string">
            <text:p>1016880800000</text:p>
          </table:table-cell>
          <table:table-cell office:value-type="string">
            <text:p>Stenlandsvej</text:p>
          </table:table-cell>
          <table:table-cell office:value-type="float" office:value="461">
            <text:p>461</text:p>
          </table:table-cell>
          <table:table-cell office:value-type="float" office:value="598">
            <text:p>59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03">
            <text:p>5103</text:p>
          </table:table-cell>
          <table:table-cell office:value-type="string">
            <text:p>Østerbro</text:p>
          </table:table-cell>
          <table:table-cell office:value-type="string">
            <text:p>1010284000000</text:p>
          </table:table-cell>
          <table:table-cell office:value-type="string">
            <text:p>Australiensvej</text:p>
          </table:table-cell>
          <table:table-cell office:value-type="float" office:value="0">
            <text:p>0</text:p>
          </table:table-cell>
          <table:table-cell office:value-type="float" office:value="301">
            <text:p>30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04">
            <text:p>5104</text:p>
          </table:table-cell>
          <table:table-cell office:value-type="string">
            <text:p>Amager Vest</text:p>
          </table:table-cell>
          <table:table-cell office:value-type="string">
            <text:p>1014388000000</text:p>
          </table:table-cell>
          <table:table-cell office:value-type="string">
            <text:p>Lotusvej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05">
            <text:p>5105</text:p>
          </table:table-cell>
          <table:table-cell office:value-type="string">
            <text:p>Brønshøj-Husum</text:p>
          </table:table-cell>
          <table:table-cell office:value-type="string">
            <text:p>1011624000000</text:p>
          </table:table-cell>
          <table:table-cell office:value-type="string">
            <text:p>Enigheds Allé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06">
            <text:p>5106</text:p>
          </table:table-cell>
          <table:table-cell office:value-type="string">
            <text:p>Brønshøj-Husum</text:p>
          </table:table-cell>
          <table:table-cell office:value-type="string">
            <text:p>1017324000000</text:p>
          </table:table-cell>
          <table:table-cell office:value-type="string">
            <text:p>Sørupvej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07">
            <text:p>5107</text:p>
          </table:table-cell>
          <table:table-cell office:value-type="string">
            <text:p>Vesterbro-Kongens Enghave</text:p>
          </table:table-cell>
          <table:table-cell office:value-type="string">
            <text:p>1015796000000</text:p>
          </table:table-cell>
          <table:table-cell office:value-type="string">
            <text:p>Rektorparken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08">
            <text:p>5108</text:p>
          </table:table-cell>
          <table:table-cell office:value-type="string">
            <text:p>Amager Øst</text:p>
          </table:table-cell>
          <table:table-cell office:value-type="string">
            <text:p>1011976000000</text:p>
          </table:table-cell>
          <table:table-cell office:value-type="string">
            <text:p>Fremads Allé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09">
            <text:p>5109</text:p>
          </table:table-cell>
          <table:table-cell office:value-type="string">
            <text:p>Amager Øst</text:p>
          </table:table-cell>
          <table:table-cell office:value-type="string">
            <text:p>1015468000000</text:p>
          </table:table-cell>
          <table:table-cell office:value-type="string">
            <text:p>Per Døves Vej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10">
            <text:p>5110</text:p>
          </table:table-cell>
          <table:table-cell office:value-type="string">
            <text:p>Valby</text:p>
          </table:table-cell>
          <table:table-cell office:value-type="string">
            <text:p>1010612000000</text:p>
          </table:table-cell>
          <table:table-cell office:value-type="string">
            <text:p>Blommestien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11">
            <text:p>5111</text:p>
          </table:table-cell>
          <table:table-cell office:value-type="string">
            <text:p>Amager Vest</text:p>
          </table:table-cell>
          <table:table-cell office:value-type="string">
            <text:p>1018122000000</text:p>
          </table:table-cell>
          <table:table-cell office:value-type="string">
            <text:p>Weidekampsgade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61">
            <text:p>5361</text:p>
          </table:table-cell>
          <table:table-cell office:value-type="string">
            <text:p>Østerbro</text:p>
          </table:table-cell>
          <table:table-cell office:value-type="string">
            <text:p>1011152000000</text:p>
          </table:table-cell>
          <table:table-cell office:value-type="string">
            <text:p>Christiansmindevej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06">
            <text:p>5606</text:p>
          </table:table-cell>
          <table:table-cell office:value-type="string">
            <text:p>Vanløse</text:p>
          </table:table-cell>
          <table:table-cell office:value-type="string">
            <text:p>1011672000000</text:p>
          </table:table-cell>
          <table:table-cell office:value-type="string">
            <text:p>Eskjærvej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07">
            <text:p>5607</text:p>
          </table:table-cell>
          <table:table-cell office:value-type="string">
            <text:p>Valby</text:p>
          </table:table-cell>
          <table:table-cell office:value-type="string">
            <text:p>1014400000000</text:p>
          </table:table-cell>
          <table:table-cell office:value-type="string">
            <text:p>Lukretiavej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5362">
            <text:p>5362</text:p>
          </table:table-cell>
          <table:table-cell office:value-type="string">
            <text:p>Valby</text:p>
          </table:table-cell>
          <table:table-cell office:value-type="string">
            <text:p>1011344000000</text:p>
          </table:table-cell>
          <table:table-cell office:value-type="string">
            <text:p>Dronning Dagmars Allé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63">
            <text:p>5363</text:p>
          </table:table-cell>
          <table:table-cell office:value-type="string">
            <text:p>Brønshøj-Husum</text:p>
          </table:table-cell>
          <table:table-cell office:value-type="string">
            <text:p>1012644010000</text:p>
          </table:table-cell>
          <table:table-cell office:value-type="string">
            <text:p>Hareskovvej</text:p>
          </table:table-cell>
          <table:table-cell office:value-type="float" office:value="0">
            <text:p>0</text:p>
          </table:table-cell>
          <table:table-cell office:value-type="float" office:value="444">
            <text:p>444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64">
            <text:p>5364</text:p>
          </table:table-cell>
          <table:table-cell office:value-type="string">
            <text:p>Vesterbro-Kongens Enghave</text:p>
          </table:table-cell>
          <table:table-cell office:value-type="string">
            <text:p>1016296000000</text:p>
          </table:table-cell>
          <table:table-cell office:value-type="string">
            <text:p>Scandiagade</text:p>
          </table:table-cell>
          <table:table-cell office:value-type="float" office:value="0">
            <text:p>0</text:p>
          </table:table-cell>
          <table:table-cell office:value-type="float" office:value="353">
            <text:p>353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66">
            <text:p>5366</text:p>
          </table:table-cell>
          <table:table-cell office:value-type="string">
            <text:p>Bispebjerg</text:p>
          </table:table-cell>
          <table:table-cell office:value-type="string">
            <text:p>1018548010000</text:p>
          </table:table-cell>
          <table:table-cell office:value-type="string">
            <text:p>Ørevadsvej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68">
            <text:p>5368</text:p>
          </table:table-cell>
          <table:table-cell office:value-type="string">
            <text:p>Brønshøj-Husum</text:p>
          </table:table-cell>
          <table:table-cell office:value-type="string">
            <text:p>1016888000000</text:p>
          </table:table-cell>
          <table:table-cell office:value-type="string">
            <text:p>Stenløsevej</text:p>
          </table:table-cell>
          <table:table-cell office:value-type="float" office:value="0">
            <text:p>0</text:p>
          </table:table-cell>
          <table:table-cell office:value-type="float" office:value="809">
            <text:p>80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69">
            <text:p>5369</text:p>
          </table:table-cell>
          <table:table-cell office:value-type="string">
            <text:p>Bispebjerg</text:p>
          </table:table-cell>
          <table:table-cell office:value-type="string">
            <text:p>1010620000000</text:p>
          </table:table-cell>
          <table:table-cell office:value-type="string">
            <text:p>Blytækkervej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70">
            <text:p>5370</text:p>
          </table:table-cell>
          <table:table-cell office:value-type="string">
            <text:p>Brønshøj-Husum</text:p>
          </table:table-cell>
          <table:table-cell office:value-type="string">
            <text:p>1018232000000</text:p>
          </table:table-cell>
          <table:table-cell office:value-type="string">
            <text:p>Vesterløkken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71">
            <text:p>5371</text:p>
          </table:table-cell>
          <table:table-cell office:value-type="string">
            <text:p>Vanløse</text:p>
          </table:table-cell>
          <table:table-cell office:value-type="string">
            <text:p>1013972000000</text:p>
          </table:table-cell>
          <table:table-cell office:value-type="string">
            <text:p>Krogebjerg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96">
            <text:p>5596</text:p>
          </table:table-cell>
          <table:table-cell office:value-type="string">
            <text:p>Brønshøj-Husum</text:p>
          </table:table-cell>
          <table:table-cell office:value-type="string">
            <text:p>1010656000000</text:p>
          </table:table-cell>
          <table:table-cell office:value-type="string">
            <text:p>Boeslundevej</text:p>
          </table:table-cell>
          <table:table-cell office:value-type="float" office:value="0">
            <text:p>0</text:p>
          </table:table-cell>
          <table:table-cell office:value-type="float" office:value="409">
            <text:p>40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97">
            <text:p>5597</text:p>
          </table:table-cell>
          <table:table-cell office:value-type="string">
            <text:p>Indre By</text:p>
          </table:table-cell>
          <table:table-cell office:value-type="string">
            <text:p>1015200000000</text:p>
          </table:table-cell>
          <table:table-cell office:value-type="string">
            <text:p>Nørre Farimagsgade</text:p>
          </table:table-cell>
          <table:table-cell office:value-type="float" office:value="0">
            <text:p>0</text:p>
          </table:table-cell>
          <table:table-cell office:value-type="float" office:value="761">
            <text:p>76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98">
            <text:p>5598</text:p>
          </table:table-cell>
          <table:table-cell office:value-type="string">
            <text:p>Østerbro</text:p>
          </table:table-cell>
          <table:table-cell office:value-type="string">
            <text:p>1012960000000</text:p>
          </table:table-cell>
          <table:table-cell office:value-type="string">
            <text:p>Hobrogade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99">
            <text:p>5599</text:p>
          </table:table-cell>
          <table:table-cell office:value-type="string">
            <text:p>Valby</text:p>
          </table:table-cell>
          <table:table-cell office:value-type="string">
            <text:p>1017300010000</text:p>
          </table:table-cell>
          <table:table-cell office:value-type="string">
            <text:p>Søndervangs Allé</text:p>
          </table:table-cell>
          <table:table-cell office:value-type="float" office:value="0">
            <text:p>0</text:p>
          </table:table-cell>
          <table:table-cell office:value-type="float" office:value="710">
            <text:p>7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01">
            <text:p>7601</text:p>
          </table:table-cell>
          <table:table-cell office:value-type="string">
            <text:p>Indre By</text:p>
          </table:table-cell>
          <table:table-cell office:value-type="string">
            <text:p>1014144000000</text:p>
          </table:table-cell>
          <table:table-cell office:value-type="string">
            <text:p>Langelinie</text:p>
          </table:table-cell>
          <table:table-cell office:value-type="float" office:value="0">
            <text:p>0</text:p>
          </table:table-cell>
          <table:table-cell office:value-type="float" office:value="888">
            <text:p>8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5602">
            <text:p>5602</text:p>
          </table:table-cell>
          <table:table-cell office:value-type="string">
            <text:p>Vanløse</text:p>
          </table:table-cell>
          <table:table-cell office:value-type="string">
            <text:p>1013604000000</text:p>
          </table:table-cell>
          <table:table-cell office:value-type="string">
            <text:p>Katholmvej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03">
            <text:p>5603</text:p>
          </table:table-cell>
          <table:table-cell office:value-type="string">
            <text:p>Amager Vest</text:p>
          </table:table-cell>
          <table:table-cell office:value-type="string">
            <text:p>1013826300000</text:p>
          </table:table-cell>
          <table:table-cell office:value-type="string">
            <text:p>Kofoeds Plads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33">
            <text:p>4933</text:p>
          </table:table-cell>
          <table:table-cell office:value-type="string">
            <text:p>Nørrebro</text:p>
          </table:table-cell>
          <table:table-cell office:value-type="string">
            <text:p>1011208000000</text:p>
          </table:table-cell>
          <table:table-cell office:value-type="string">
            <text:p>Dagmarsgade</text:p>
          </table:table-cell>
          <table:table-cell office:value-type="float" office:value="0">
            <text:p>0</text:p>
          </table:table-cell>
          <table:table-cell office:value-type="float" office:value="354">
            <text:p>35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34">
            <text:p>4934</text:p>
          </table:table-cell>
          <table:table-cell office:value-type="string">
            <text:p>Amager Øst</text:p>
          </table:table-cell>
          <table:table-cell office:value-type="string">
            <text:p>1011484000000</text:p>
          </table:table-cell>
          <table:table-cell office:value-type="string">
            <text:p>Eliasgade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36">
            <text:p>4936</text:p>
          </table:table-cell>
          <table:table-cell office:value-type="string">
            <text:p>Valby</text:p>
          </table:table-cell>
          <table:table-cell office:value-type="string">
            <text:p>1018684000000</text:p>
          </table:table-cell>
          <table:table-cell office:value-type="string">
            <text:p>Ålstrupvej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937">
            <text:p>4937</text:p>
          </table:table-cell>
          <table:table-cell office:value-type="string">
            <text:p>Amager Vest</text:p>
          </table:table-cell>
          <table:table-cell office:value-type="string">
            <text:p>1016616000000</text:p>
          </table:table-cell>
          <table:table-cell office:value-type="string">
            <text:p>Slusevej</text:p>
          </table:table-cell>
          <table:table-cell office:value-type="float" office:value="0">
            <text:p>0</text:p>
          </table:table-cell>
          <table:table-cell office:value-type="float" office:value="349">
            <text:p>34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38">
            <text:p>4938</text:p>
          </table:table-cell>
          <table:table-cell office:value-type="string">
            <text:p>Vanløse</text:p>
          </table:table-cell>
          <table:table-cell office:value-type="string">
            <text:p>1017980000000</text:p>
          </table:table-cell>
          <table:table-cell office:value-type="string">
            <text:p>Vangsåvej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39">
            <text:p>4939</text:p>
          </table:table-cell>
          <table:table-cell office:value-type="string">
            <text:p>Bispebjerg</text:p>
          </table:table-cell>
          <table:table-cell office:value-type="string">
            <text:p>1010668000000</text:p>
          </table:table-cell>
          <table:table-cell office:value-type="string">
            <text:p>Bogfinkevej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40">
            <text:p>4940</text:p>
          </table:table-cell>
          <table:table-cell office:value-type="string">
            <text:p>Amager Øst</text:p>
          </table:table-cell>
          <table:table-cell office:value-type="string">
            <text:p>1015024000000</text:p>
          </table:table-cell>
          <table:table-cell office:value-type="string">
            <text:p>Nordlandsgade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41">
            <text:p>4941</text:p>
          </table:table-cell>
          <table:table-cell office:value-type="string">
            <text:p>Indre By</text:p>
          </table:table-cell>
          <table:table-cell office:value-type="string">
            <text:p>1017454000000</text:p>
          </table:table-cell>
          <table:table-cell office:value-type="string">
            <text:p>Timiansgade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42">
            <text:p>4942</text:p>
          </table:table-cell>
          <table:table-cell office:value-type="string">
            <text:p>Vesterbro-Kongens Enghave</text:p>
          </table:table-cell>
          <table:table-cell office:value-type="string">
            <text:p>1018815000000</text:p>
          </table:table-cell>
          <table:table-cell office:value-type="string">
            <text:p>Peter Holms Vej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43">
            <text:p>4943</text:p>
          </table:table-cell>
          <table:table-cell office:value-type="string">
            <text:p>Østerbro</text:p>
          </table:table-cell>
          <table:table-cell office:value-type="string">
            <text:p>1017332000000</text:p>
          </table:table-cell>
          <table:table-cell office:value-type="string">
            <text:p>Saabyesvej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944">
            <text:p>4944</text:p>
          </table:table-cell>
          <table:table-cell office:value-type="string">
            <text:p>Amager Vest</text:p>
          </table:table-cell>
          <table:table-cell office:value-type="string">
            <text:p>1018543000000</text:p>
          </table:table-cell>
          <table:table-cell office:value-type="string">
            <text:p>Øresundsmotorvejen</text:p>
          </table:table-cell>
          <table:table-cell office:value-type="float" office:value="61501">
            <text:p>61501</text:p>
          </table:table-cell>
          <table:table-cell office:value-type="float" office:value="61921">
            <text:p>61921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45">
            <text:p>4945</text:p>
          </table:table-cell>
          <table:table-cell office:value-type="string">
            <text:p>Valby</text:p>
          </table:table-cell>
          <table:table-cell office:value-type="string">
            <text:p>1015968000000</text:p>
          </table:table-cell>
          <table:table-cell office:value-type="string">
            <text:p>Roskildevej</text:p>
          </table:table-cell>
          <table:table-cell office:value-type="float" office:value="0">
            <text:p>0</text:p>
          </table:table-cell>
          <table:table-cell office:value-type="float" office:value="1325">
            <text:p>132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46">
            <text:p>4946</text:p>
          </table:table-cell>
          <table:table-cell office:value-type="string">
            <text:p>Amager Øst</text:p>
          </table:table-cell>
          <table:table-cell office:value-type="string">
            <text:p>1018024000000</text:p>
          </table:table-cell>
          <table:table-cell office:value-type="string">
            <text:p>Ved Amagerbanen</text:p>
          </table:table-cell>
          <table:table-cell office:value-type="float" office:value="0">
            <text:p>0</text:p>
          </table:table-cell>
          <table:table-cell office:value-type="float" office:value="721">
            <text:p>72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13">
            <text:p>5113</text:p>
          </table:table-cell>
          <table:table-cell office:value-type="string">
            <text:p>Bispebjerg</text:p>
          </table:table-cell>
          <table:table-cell office:value-type="string">
            <text:p>1010692000000</text:p>
          </table:table-cell>
          <table:table-cell office:value-type="string">
            <text:p>Bomhusvej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14">
            <text:p>5114</text:p>
          </table:table-cell>
          <table:table-cell office:value-type="string">
            <text:p>Amager Øst</text:p>
          </table:table-cell>
          <table:table-cell office:value-type="string">
            <text:p>1014624000000</text:p>
          </table:table-cell>
          <table:table-cell office:value-type="string">
            <text:p>Marathonvej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115">
            <text:p>5115</text:p>
          </table:table-cell>
          <table:table-cell office:value-type="string">
            <text:p>Indre By</text:p>
          </table:table-cell>
          <table:table-cell office:value-type="string">
            <text:p>1013776000000</text:p>
          </table:table-cell>
          <table:table-cell office:value-type="string">
            <text:p>Klosterstræde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16">
            <text:p>5116</text:p>
          </table:table-cell>
          <table:table-cell office:value-type="string">
            <text:p>Brønshøj-Husum</text:p>
          </table:table-cell>
          <table:table-cell office:value-type="string">
            <text:p>1014512000000</text:p>
          </table:table-cell>
          <table:table-cell office:value-type="string">
            <text:p>Lystrupvej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17">
            <text:p>5117</text:p>
          </table:table-cell>
          <table:table-cell office:value-type="string">
            <text:p>Valby</text:p>
          </table:table-cell>
          <table:table-cell office:value-type="string">
            <text:p>1017896000000</text:p>
          </table:table-cell>
          <table:table-cell office:value-type="string">
            <text:p>Valborg Allé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18">
            <text:p>5118</text:p>
          </table:table-cell>
          <table:table-cell office:value-type="string">
            <text:p>Brønshøj-Husum</text:p>
          </table:table-cell>
          <table:table-cell office:value-type="string">
            <text:p>1017368000000</text:p>
          </table:table-cell>
          <table:table-cell office:value-type="string">
            <text:p>Terrasserne</text:p>
          </table:table-cell>
          <table:table-cell office:value-type="float" office:value="0">
            <text:p>0</text:p>
          </table:table-cell>
          <table:table-cell office:value-type="float" office:value="523">
            <text:p>523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5391">
            <text:p>5391</text:p>
          </table:table-cell>
          <table:table-cell office:value-type="string">
            <text:p>Indre By</text:p>
          </table:table-cell>
          <table:table-cell office:value-type="string">
            <text:p>1015080000000</text:p>
          </table:table-cell>
          <table:table-cell office:value-type="string">
            <text:p>Ny Adelgade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19">
            <text:p>5119</text:p>
          </table:table-cell>
          <table:table-cell office:value-type="string">
            <text:p>Amager Øst</text:p>
          </table:table-cell>
          <table:table-cell office:value-type="string">
            <text:p>1013196010000</text:p>
          </table:table-cell>
          <table:table-cell office:value-type="string">
            <text:p>Højdevej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20">
            <text:p>5120</text:p>
          </table:table-cell>
          <table:table-cell office:value-type="string">
            <text:p>Amager Øst</text:p>
          </table:table-cell>
          <table:table-cell office:value-type="string">
            <text:p>1014596000000</text:p>
          </table:table-cell>
          <table:table-cell office:value-type="string">
            <text:p>Malakkavej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21">
            <text:p>5121</text:p>
          </table:table-cell>
          <table:table-cell office:value-type="string">
            <text:p>Brønshøj-Husum</text:p>
          </table:table-cell>
          <table:table-cell office:value-type="string">
            <text:p>1015075000000</text:p>
          </table:table-cell>
          <table:table-cell office:value-type="string">
            <text:p>Novembervej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24">
            <text:p>5124</text:p>
          </table:table-cell>
          <table:table-cell office:value-type="string">
            <text:p>Amager Øst</text:p>
          </table:table-cell>
          <table:table-cell office:value-type="string">
            <text:p>1012904000000</text:p>
          </table:table-cell>
          <table:table-cell office:value-type="string">
            <text:p>Hindustanvej</text:p>
          </table:table-cell>
          <table:table-cell office:value-type="float" office:value="0">
            <text:p>0</text:p>
          </table:table-cell>
          <table:table-cell office:value-type="float" office:value="549">
            <text:p>54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25">
            <text:p>5125</text:p>
          </table:table-cell>
          <table:table-cell office:value-type="string">
            <text:p>Brønshøj-Husum</text:p>
          </table:table-cell>
          <table:table-cell office:value-type="string">
            <text:p>1017372000000</text:p>
          </table:table-cell>
          <table:table-cell office:value-type="string">
            <text:p>Tersløsevej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26">
            <text:p>5126</text:p>
          </table:table-cell>
          <table:table-cell office:value-type="string">
            <text:p>Vesterbro-Kongens Enghave</text:p>
          </table:table-cell>
          <table:table-cell office:value-type="string">
            <text:p>1010652000000</text:p>
          </table:table-cell>
          <table:table-cell office:value-type="string">
            <text:p>Bodilsgade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29">
            <text:p>5129</text:p>
          </table:table-cell>
          <table:table-cell office:value-type="string">
            <text:p>Bispebjerg</text:p>
          </table:table-cell>
          <table:table-cell office:value-type="string">
            <text:p>1017580000000</text:p>
          </table:table-cell>
          <table:table-cell office:value-type="string">
            <text:p>Tornsangervej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76">
            <text:p>5376</text:p>
          </table:table-cell>
          <table:table-cell office:value-type="string">
            <text:p>Vesterbro-Kongens Enghave</text:p>
          </table:table-cell>
          <table:table-cell office:value-type="string">
            <text:p>1014036000000</text:p>
          </table:table-cell>
          <table:table-cell office:value-type="string">
            <text:p>Kvægtorvsgade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5378">
            <text:p>5378</text:p>
          </table:table-cell>
          <table:table-cell office:value-type="string">
            <text:p>Østerbro</text:p>
          </table:table-cell>
          <table:table-cell office:value-type="string">
            <text:p>1010080000000</text:p>
          </table:table-cell>
          <table:table-cell office:value-type="string">
            <text:p>Aldersrogade</text:p>
          </table:table-cell>
          <table:table-cell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79">
            <text:p>5379</text:p>
          </table:table-cell>
          <table:table-cell office:value-type="string">
            <text:p>Indre By</text:p>
          </table:table-cell>
          <table:table-cell office:value-type="string">
            <text:p>1016076000000</text:p>
          </table:table-cell>
          <table:table-cell office:value-type="string">
            <text:p>Rævegade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80">
            <text:p>5380</text:p>
          </table:table-cell>
          <table:table-cell office:value-type="string">
            <text:p>Indre By</text:p>
          </table:table-cell>
          <table:table-cell office:value-type="string">
            <text:p>1012676000000</text:p>
          </table:table-cell>
          <table:table-cell office:value-type="string">
            <text:p>Hausergade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81">
            <text:p>5381</text:p>
          </table:table-cell>
          <table:table-cell office:value-type="string">
            <text:p>Vesterbro-Kongens Enghave</text:p>
          </table:table-cell>
          <table:table-cell office:value-type="string">
            <text:p>1013412000000</text:p>
          </table:table-cell>
          <table:table-cell office:value-type="string">
            <text:p>Johan Kellers Vej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382">
            <text:p>5382</text:p>
          </table:table-cell>
          <table:table-cell office:value-type="string">
            <text:p>Brønshøj-Husum</text:p>
          </table:table-cell>
          <table:table-cell office:value-type="string">
            <text:p>1013476000000</text:p>
          </table:table-cell>
          <table:table-cell office:value-type="string">
            <text:p>Jægersprisvej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83">
            <text:p>5383</text:p>
          </table:table-cell>
          <table:table-cell office:value-type="string">
            <text:p>Valby</text:p>
          </table:table-cell>
          <table:table-cell office:value-type="string">
            <text:p>1016440000000</text:p>
          </table:table-cell>
          <table:table-cell office:value-type="string">
            <text:p>Skelmosevej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84">
            <text:p>5384</text:p>
          </table:table-cell>
          <table:table-cell office:value-type="string">
            <text:p>Vesterbro-Kongens Enghave</text:p>
          </table:table-cell>
          <table:table-cell office:value-type="string">
            <text:p>1018472000000</text:p>
          </table:table-cell>
          <table:table-cell office:value-type="string">
            <text:p>Værnedamsvej</text:p>
          </table:table-cell>
          <table:table-cell office:value-type="float" office:value="16">
            <text:p>16</text:p>
          </table:table-cell>
          <table:table-cell office:value-type="float" office:value="106">
            <text:p>10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85">
            <text:p>5385</text:p>
          </table:table-cell>
          <table:table-cell office:value-type="string">
            <text:p>Valby</text:p>
          </table:table-cell>
          <table:table-cell office:value-type="string">
            <text:p>1012970000000</text:p>
          </table:table-cell>
          <table:table-cell office:value-type="string">
            <text:p>Holbæk Motorvej</text:p>
          </table:table-cell>
          <table:table-cell office:value-type="float" office:value="6725">
            <text:p>6725</text:p>
          </table:table-cell>
          <table:table-cell office:value-type="float" office:value="6809">
            <text:p>680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86">
            <text:p>5386</text:p>
          </table:table-cell>
          <table:table-cell office:value-type="string">
            <text:p>Brønshøj-Husum</text:p>
          </table:table-cell>
          <table:table-cell office:value-type="string">
            <text:p>1014776000000</text:p>
          </table:table-cell>
          <table:table-cell office:value-type="string">
            <text:p>Mindstrupvej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387">
            <text:p>5387</text:p>
          </table:table-cell>
          <table:table-cell office:value-type="string">
            <text:p>Nørrebro</text:p>
          </table:table-cell>
          <table:table-cell office:value-type="string">
            <text:p>1018492000000</text:p>
          </table:table-cell>
          <table:table-cell office:value-type="string">
            <text:p>Ydunsgade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88">
            <text:p>5388</text:p>
          </table:table-cell>
          <table:table-cell office:value-type="string">
            <text:p>Østerbro</text:p>
          </table:table-cell>
          <table:table-cell office:value-type="string">
            <text:p>1017012000000</text:p>
          </table:table-cell>
          <table:table-cell office:value-type="string">
            <text:p>Strandøre</text:p>
          </table:table-cell>
          <table:table-cell office:value-type="float" office:value="0">
            <text:p>0</text:p>
          </table:table-cell>
          <table:table-cell office:value-type="float" office:value="419">
            <text:p>41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90">
            <text:p>5390</text:p>
          </table:table-cell>
          <table:table-cell office:value-type="string">
            <text:p>Amager Øst</text:p>
          </table:table-cell>
          <table:table-cell office:value-type="string">
            <text:p>1013944000000</text:p>
          </table:table-cell>
          <table:table-cell office:value-type="string">
            <text:p>Kretavej</text:p>
          </table:table-cell>
          <table:table-cell office:value-type="float" office:value="240">
            <text:p>240</text:p>
          </table:table-cell>
          <table:table-cell office:value-type="float" office:value="518">
            <text:p>51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127">
            <text:p>5127</text:p>
          </table:table-cell>
          <table:table-cell office:value-type="string">
            <text:p>Nørrebro</text:p>
          </table:table-cell>
          <table:table-cell office:value-type="string">
            <text:p>1012404000000</text:p>
          </table:table-cell>
          <table:table-cell office:value-type="string">
            <text:p>Guldbergsgade</text:p>
          </table:table-cell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09">
            <text:p>5609</text:p>
          </table:table-cell>
          <table:table-cell office:value-type="string">
            <text:p>Vanløse</text:p>
          </table:table-cell>
          <table:table-cell office:value-type="string">
            <text:p>1018372000000</text:p>
          </table:table-cell>
          <table:table-cell office:value-type="string">
            <text:p>Vindruevej</text:p>
          </table:table-cell>
          <table:table-cell office:value-type="float" office:value="0">
            <text:p>0</text:p>
          </table:table-cell>
          <table:table-cell office:value-type="float" office:value="241">
            <text:p>24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611">
            <text:p>5611</text:p>
          </table:table-cell>
          <table:table-cell office:value-type="string">
            <text:p>Østerbro</text:p>
          </table:table-cell>
          <table:table-cell office:value-type="string">
            <text:p>1014668000000</text:p>
          </table:table-cell>
          <table:table-cell office:value-type="string">
            <text:p>Marstalsgade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12">
            <text:p>5612</text:p>
          </table:table-cell>
          <table:table-cell office:value-type="string">
            <text:p>Brønshøj-Husum</text:p>
          </table:table-cell>
          <table:table-cell office:value-type="string">
            <text:p>1013240000000</text:p>
          </table:table-cell>
          <table:table-cell office:value-type="string">
            <text:p>Hørtoftevej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13">
            <text:p>5613</text:p>
          </table:table-cell>
          <table:table-cell office:value-type="string">
            <text:p>Vesterbro-Kongens Enghave</text:p>
          </table:table-cell>
          <table:table-cell office:value-type="string">
            <text:p>1010480000000</text:p>
          </table:table-cell>
          <table:table-cell office:value-type="string">
            <text:p>Bevtoftgade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14">
            <text:p>5614</text:p>
          </table:table-cell>
          <table:table-cell office:value-type="string">
            <text:p>Bispebjerg</text:p>
          </table:table-cell>
          <table:table-cell office:value-type="string">
            <text:p>1013256050000</text:p>
          </table:table-cell>
          <table:table-cell office:value-type="string">
            <text:p>Håndværkerhaven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615">
            <text:p>5615</text:p>
          </table:table-cell>
          <table:table-cell office:value-type="string">
            <text:p>Nørrebro</text:p>
          </table:table-cell>
          <table:table-cell office:value-type="string">
            <text:p>1012604030000</text:p>
          </table:table-cell>
          <table:table-cell office:value-type="string">
            <text:p>Hans Tavsens Gade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16">
            <text:p>5616</text:p>
          </table:table-cell>
          <table:table-cell office:value-type="string">
            <text:p>Bispebjerg</text:p>
          </table:table-cell>
          <table:table-cell office:value-type="string">
            <text:p>1016052020000</text:p>
          </table:table-cell>
          <table:table-cell office:value-type="string">
            <text:p>Ryparken</text:p>
          </table:table-cell>
          <table:table-cell office:value-type="float" office:value="0">
            <text:p>0</text:p>
          </table:table-cell>
          <table:table-cell office:value-type="float" office:value="673">
            <text:p>67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617">
            <text:p>5617</text:p>
          </table:table-cell>
          <table:table-cell office:value-type="string">
            <text:p>Vanløse</text:p>
          </table:table-cell>
          <table:table-cell office:value-type="string">
            <text:p>1011888000000</text:p>
          </table:table-cell>
          <table:table-cell office:value-type="string">
            <text:p>Fossgårdsvej</text:p>
          </table:table-cell>
          <table:table-cell office:value-type="float" office:value="0">
            <text:p>0</text:p>
          </table:table-cell>
          <table:table-cell office:value-type="float" office:value="382">
            <text:p>38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18">
            <text:p>5618</text:p>
          </table:table-cell>
          <table:table-cell office:value-type="string">
            <text:p>Indre By</text:p>
          </table:table-cell>
          <table:table-cell office:value-type="string">
            <text:p>1012680300000</text:p>
          </table:table-cell>
          <table:table-cell office:value-type="string">
            <text:p>Hauser Plads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619">
            <text:p>5619</text:p>
          </table:table-cell>
          <table:table-cell office:value-type="string">
            <text:p>Valby</text:p>
          </table:table-cell>
          <table:table-cell office:value-type="string">
            <text:p>1017628000000</text:p>
          </table:table-cell>
          <table:table-cell office:value-type="string">
            <text:p>Traps Allé</text:p>
          </table:table-cell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620">
            <text:p>5620</text:p>
          </table:table-cell>
          <table:table-cell office:value-type="string">
            <text:p>Amager Vest</text:p>
          </table:table-cell>
          <table:table-cell office:value-type="string">
            <text:p>1017844000000</text:p>
          </table:table-cell>
          <table:table-cell office:value-type="string">
            <text:p>Under Elmene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21">
            <text:p>5621</text:p>
          </table:table-cell>
          <table:table-cell office:value-type="string">
            <text:p>Amager Vest</text:p>
          </table:table-cell>
          <table:table-cell office:value-type="string">
            <text:p>1013568000000</text:p>
          </table:table-cell>
          <table:table-cell office:value-type="string">
            <text:p>Kaprifolievej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22">
            <text:p>5622</text:p>
          </table:table-cell>
          <table:table-cell office:value-type="string">
            <text:p>Bispebjerg</text:p>
          </table:table-cell>
          <table:table-cell office:value-type="string">
            <text:p>1016636000000</text:p>
          </table:table-cell>
          <table:table-cell office:value-type="string">
            <text:p>Smedetoften</text:p>
          </table:table-cell>
          <table:table-cell office:value-type="float" office:value="0">
            <text:p>0</text:p>
          </table:table-cell>
          <table:table-cell office:value-type="float" office:value="438">
            <text:p>43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947">
            <text:p>4947</text:p>
          </table:table-cell>
          <table:table-cell office:value-type="string">
            <text:p>Valby</text:p>
          </table:table-cell>
          <table:table-cell office:value-type="string">
            <text:p>1013820000000</text:p>
          </table:table-cell>
          <table:table-cell office:value-type="string">
            <text:p>Knuthenborgvej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948">
            <text:p>4948</text:p>
          </table:table-cell>
          <table:table-cell office:value-type="string">
            <text:p>Østerbro</text:p>
          </table:table-cell>
          <table:table-cell office:value-type="string">
            <text:p>1018192010000</text:p>
          </table:table-cell>
          <table:table-cell office:value-type="string">
            <text:p>Vestagervej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49">
            <text:p>4949</text:p>
          </table:table-cell>
          <table:table-cell office:value-type="string">
            <text:p>Brønshøj-Husum</text:p>
          </table:table-cell>
          <table:table-cell office:value-type="string">
            <text:p>1015156000000</text:p>
          </table:table-cell>
          <table:table-cell office:value-type="string">
            <text:p>Næsbyholmvej</text:p>
          </table:table-cell>
          <table:table-cell office:value-type="float" office:value="0">
            <text:p>0</text:p>
          </table:table-cell>
          <table:table-cell office:value-type="float" office:value="604">
            <text:p>60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50">
            <text:p>4950</text:p>
          </table:table-cell>
          <table:table-cell office:value-type="string">
            <text:p>Amager Øst</text:p>
          </table:table-cell>
          <table:table-cell office:value-type="string">
            <text:p>1011832000000</text:p>
          </table:table-cell>
          <table:table-cell office:value-type="string">
            <text:p>Florensvej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51">
            <text:p>4951</text:p>
          </table:table-cell>
          <table:table-cell office:value-type="string">
            <text:p>Vesterbro-Kongens Enghave</text:p>
          </table:table-cell>
          <table:table-cell office:value-type="string">
            <text:p>1010480010000</text:p>
          </table:table-cell>
          <table:table-cell office:value-type="string">
            <text:p>Bevtoftgade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52">
            <text:p>4952</text:p>
          </table:table-cell>
          <table:table-cell office:value-type="string">
            <text:p>Østerbro</text:p>
          </table:table-cell>
          <table:table-cell office:value-type="string">
            <text:p>1018046000000</text:p>
          </table:table-cell>
          <table:table-cell office:value-type="string">
            <text:p>Ved Eltham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51">
            <text:p>5151</text:p>
          </table:table-cell>
          <table:table-cell office:value-type="string">
            <text:p>Amager Øst</text:p>
          </table:table-cell>
          <table:table-cell office:value-type="string">
            <text:p>1016336000000</text:p>
          </table:table-cell>
          <table:table-cell office:value-type="string">
            <text:p>Serbiensgade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954">
            <text:p>4954</text:p>
          </table:table-cell>
          <table:table-cell office:value-type="string">
            <text:p>Vesterbro-Kongens Enghave</text:p>
          </table:table-cell>
          <table:table-cell office:value-type="string">
            <text:p>1014088000000</text:p>
          </table:table-cell>
          <table:table-cell office:value-type="string">
            <text:p>Kaalundsgade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55">
            <text:p>4955</text:p>
          </table:table-cell>
          <table:table-cell office:value-type="string">
            <text:p>Amager Vest</text:p>
          </table:table-cell>
          <table:table-cell office:value-type="string">
            <text:p>1018541070000</text:p>
          </table:table-cell>
          <table:table-cell office:value-type="string">
            <text:p>Ørestads Boulevard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56">
            <text:p>4956</text:p>
          </table:table-cell>
          <table:table-cell office:value-type="string">
            <text:p>Brønshøj-Husum</text:p>
          </table:table-cell>
          <table:table-cell office:value-type="string">
            <text:p>1017168000000</text:p>
          </table:table-cell>
          <table:table-cell office:value-type="string">
            <text:p>Svend Gønges Vej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130">
            <text:p>5130</text:p>
          </table:table-cell>
          <table:table-cell office:value-type="string">
            <text:p>Østerbro</text:p>
          </table:table-cell>
          <table:table-cell office:value-type="string">
            <text:p>1014476000000</text:p>
          </table:table-cell>
          <table:table-cell office:value-type="string">
            <text:p>Lyngbyvej</text:p>
          </table:table-cell>
          <table:table-cell office:value-type="float" office:value="0">
            <text:p>0</text:p>
          </table:table-cell>
          <table:table-cell office:value-type="float" office:value="766">
            <text:p>76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31">
            <text:p>5131</text:p>
          </table:table-cell>
          <table:table-cell office:value-type="string">
            <text:p>Amager Vest</text:p>
          </table:table-cell>
          <table:table-cell office:value-type="string">
            <text:p>1010119020000</text:p>
          </table:table-cell>
          <table:table-cell office:value-type="string">
            <text:p>Amagermotorvejen</text:p>
          </table:table-cell>
          <table:table-cell office:value-type="float" office:value="61564">
            <text:p>61564</text:p>
          </table:table-cell>
          <table:table-cell office:value-type="float" office:value="63210">
            <text:p>6321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33">
            <text:p>5133</text:p>
          </table:table-cell>
          <table:table-cell office:value-type="string">
            <text:p>Valby</text:p>
          </table:table-cell>
          <table:table-cell office:value-type="string">
            <text:p>1017918000000</text:p>
          </table:table-cell>
          <table:table-cell office:value-type="string">
            <text:p>Valby Torvegade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34">
            <text:p>5134</text:p>
          </table:table-cell>
          <table:table-cell office:value-type="string">
            <text:p>Vesterbro-Kongens Enghave</text:p>
          </table:table-cell>
          <table:table-cell office:value-type="string">
            <text:p>1011596000000</text:p>
          </table:table-cell>
          <table:table-cell office:value-type="string">
            <text:p>Engholmen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35">
            <text:p>5135</text:p>
          </table:table-cell>
          <table:table-cell office:value-type="string">
            <text:p>Brønshøj-Husum</text:p>
          </table:table-cell>
          <table:table-cell office:value-type="string">
            <text:p>1016496000000</text:p>
          </table:table-cell>
          <table:table-cell office:value-type="string">
            <text:p>Skolevangen</text:p>
          </table:table-cell>
          <table:table-cell office:value-type="float" office:value="0">
            <text:p>0</text:p>
          </table:table-cell>
          <table:table-cell office:value-type="float" office:value="279">
            <text:p>27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136">
            <text:p>5136</text:p>
          </table:table-cell>
          <table:table-cell office:value-type="string">
            <text:p>Bispebjerg</text:p>
          </table:table-cell>
          <table:table-cell office:value-type="string">
            <text:p>1016044000000</text:p>
          </table:table-cell>
          <table:table-cell office:value-type="string">
            <text:p>Rygårds Allé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37">
            <text:p>5137</text:p>
          </table:table-cell>
          <table:table-cell office:value-type="string">
            <text:p>Østerbro</text:p>
          </table:table-cell>
          <table:table-cell office:value-type="string">
            <text:p>1017133000000</text:p>
          </table:table-cell>
          <table:table-cell office:value-type="string">
            <text:p>Svanemøllebro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38">
            <text:p>5138</text:p>
          </table:table-cell>
          <table:table-cell office:value-type="string">
            <text:p>Amager Vest</text:p>
          </table:table-cell>
          <table:table-cell office:value-type="string">
            <text:p>1011736000000</text:p>
          </table:table-cell>
          <table:table-cell office:value-type="string">
            <text:p>Femkløvervej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39">
            <text:p>5139</text:p>
          </table:table-cell>
          <table:table-cell office:value-type="string">
            <text:p>Brønshøj-Husum</text:p>
          </table:table-cell>
          <table:table-cell office:value-type="string">
            <text:p>1014212000000</text:p>
          </table:table-cell>
          <table:table-cell office:value-type="string">
            <text:p>Lejrevej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140">
            <text:p>5140</text:p>
          </table:table-cell>
          <table:table-cell office:value-type="string">
            <text:p>Nørrebro</text:p>
          </table:table-cell>
          <table:table-cell office:value-type="string">
            <text:p>1010074400000</text:p>
          </table:table-cell>
          <table:table-cell office:value-type="string">
            <text:p>Aksel Larsens Plads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93">
            <text:p>5393</text:p>
          </table:table-cell>
          <table:table-cell office:value-type="string">
            <text:p>Vesterbro-Kongens Enghave</text:p>
          </table:table-cell>
          <table:table-cell office:value-type="string">
            <text:p>1013520020H01</text:p>
          </table:table-cell>
          <table:table-cell office:value-type="string">
            <text:p>Kalvebod Brygge</text:p>
          </table:table-cell>
          <table:table-cell office:value-type="float" office:value="0">
            <text:p>0</text:p>
          </table:table-cell>
          <table:table-cell office:value-type="float" office:value="613">
            <text:p>61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95">
            <text:p>5395</text:p>
          </table:table-cell>
          <table:table-cell office:value-type="string">
            <text:p>Amager Øst</text:p>
          </table:table-cell>
          <table:table-cell office:value-type="string">
            <text:p>1013892000000</text:p>
          </table:table-cell>
          <table:table-cell office:value-type="string">
            <text:p>Korfuvej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397">
            <text:p>5397</text:p>
          </table:table-cell>
          <table:table-cell office:value-type="string">
            <text:p>Bispebjerg</text:p>
          </table:table-cell>
          <table:table-cell office:value-type="string">
            <text:p>1015476020000</text:p>
          </table:table-cell>
          <table:table-cell office:value-type="string">
            <text:p>Perlestikkervej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398">
            <text:p>5398</text:p>
          </table:table-cell>
          <table:table-cell office:value-type="string">
            <text:p>Brønshøj-Husum</text:p>
          </table:table-cell>
          <table:table-cell office:value-type="string">
            <text:p>1013880000000</text:p>
          </table:table-cell>
          <table:table-cell office:value-type="string">
            <text:p>Kongstedvej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99">
            <text:p>5399</text:p>
          </table:table-cell>
          <table:table-cell office:value-type="string">
            <text:p>Østerbro</text:p>
          </table:table-cell>
          <table:table-cell office:value-type="string">
            <text:p>1015062000000</text:p>
          </table:table-cell>
          <table:table-cell office:value-type="string">
            <text:p>Nordsøvej</text:p>
          </table:table-cell>
          <table:table-cell office:value-type="float" office:value="1000">
            <text:p>1000</text:p>
          </table:table-cell>
          <table:table-cell office:value-type="float" office:value="1366">
            <text:p>136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00">
            <text:p>5400</text:p>
          </table:table-cell>
          <table:table-cell office:value-type="string">
            <text:p>Vanløse</text:p>
          </table:table-cell>
          <table:table-cell office:value-type="string">
            <text:p>1017232000000</text:p>
          </table:table-cell>
          <table:table-cell office:value-type="string">
            <text:p>Syrenstien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402">
            <text:p>5402</text:p>
          </table:table-cell>
          <table:table-cell office:value-type="string">
            <text:p>Nørrebro</text:p>
          </table:table-cell>
          <table:table-cell office:value-type="string">
            <text:p>1010560000000</text:p>
          </table:table-cell>
          <table:table-cell office:value-type="string">
            <text:p>Bjelkes Allé</text:p>
          </table:table-cell>
          <table:table-cell office:value-type="float" office:value="0">
            <text:p>0</text:p>
          </table:table-cell>
          <table:table-cell office:value-type="float" office:value="341">
            <text:p>34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403">
            <text:p>5403</text:p>
          </table:table-cell>
          <table:table-cell office:value-type="string">
            <text:p>Nørrebro</text:p>
          </table:table-cell>
          <table:table-cell office:value-type="string">
            <text:p>1016596000000</text:p>
          </table:table-cell>
          <table:table-cell office:value-type="string">
            <text:p>Slotsgade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404">
            <text:p>5404</text:p>
          </table:table-cell>
          <table:table-cell office:value-type="string">
            <text:p>Vanløse</text:p>
          </table:table-cell>
          <table:table-cell office:value-type="string">
            <text:p>1015180320000</text:p>
          </table:table-cell>
          <table:table-cell office:value-type="string">
            <text:p>Nørager Plads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05">
            <text:p>5405</text:p>
          </table:table-cell>
          <table:table-cell office:value-type="string">
            <text:p>Amager Øst</text:p>
          </table:table-cell>
          <table:table-cell office:value-type="string">
            <text:p>1013368000000</text:p>
          </table:table-cell>
          <table:table-cell office:value-type="string">
            <text:p>Jenagade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06">
            <text:p>5406</text:p>
          </table:table-cell>
          <table:table-cell office:value-type="string">
            <text:p>Valby</text:p>
          </table:table-cell>
          <table:table-cell office:value-type="string">
            <text:p>1010320000000</text:p>
          </table:table-cell>
          <table:table-cell office:value-type="string">
            <text:p>Bag Søndermarken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07">
            <text:p>5407</text:p>
          </table:table-cell>
          <table:table-cell office:value-type="string">
            <text:p>Brønshøj-Husum</text:p>
          </table:table-cell>
          <table:table-cell office:value-type="string">
            <text:p>1018660000000</text:p>
          </table:table-cell>
          <table:table-cell office:value-type="string">
            <text:p>Åkandevej</text:p>
          </table:table-cell>
          <table:table-cell office:value-type="float" office:value="0">
            <text:p>0</text:p>
          </table:table-cell>
          <table:table-cell office:value-type="float" office:value="1067">
            <text:p>106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08">
            <text:p>5408</text:p>
          </table:table-cell>
          <table:table-cell office:value-type="string">
            <text:p>Brønshøj-Husum</text:p>
          </table:table-cell>
          <table:table-cell office:value-type="string">
            <text:p>1012488000000</text:p>
          </table:table-cell>
          <table:table-cell office:value-type="string">
            <text:p>Gårdtoftevej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24">
            <text:p>5624</text:p>
          </table:table-cell>
          <table:table-cell office:value-type="string">
            <text:p>Vanløse</text:p>
          </table:table-cell>
          <table:table-cell office:value-type="string">
            <text:p>1018624000000</text:p>
          </table:table-cell>
          <table:table-cell office:value-type="string">
            <text:p>Åbakkevej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625">
            <text:p>5625</text:p>
          </table:table-cell>
          <table:table-cell office:value-type="string">
            <text:p>Amager Øst</text:p>
          </table:table-cell>
          <table:table-cell office:value-type="string">
            <text:p>1016736000000</text:p>
          </table:table-cell>
          <table:table-cell office:value-type="string">
            <text:p>Sorrentovej</text:p>
          </table:table-cell>
          <table:table-cell office:value-type="float" office:value="0">
            <text:p>0</text:p>
          </table:table-cell>
          <table:table-cell office:value-type="float" office:value="343">
            <text:p>34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26">
            <text:p>5626</text:p>
          </table:table-cell>
          <table:table-cell office:value-type="string">
            <text:p>Indre By</text:p>
          </table:table-cell>
          <table:table-cell office:value-type="string">
            <text:p>1010060000000</text:p>
          </table:table-cell>
          <table:table-cell office:value-type="string">
            <text:p>Ahlefeldtsgade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27">
            <text:p>5627</text:p>
          </table:table-cell>
          <table:table-cell office:value-type="string">
            <text:p>Amager Vest</text:p>
          </table:table-cell>
          <table:table-cell office:value-type="string">
            <text:p>1010510000000</text:p>
          </table:table-cell>
          <table:table-cell office:value-type="string">
            <text:p>Birketinget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28">
            <text:p>5628</text:p>
          </table:table-cell>
          <table:table-cell office:value-type="string">
            <text:p>Vanløse</text:p>
          </table:table-cell>
          <table:table-cell office:value-type="string">
            <text:p>1013452000000</text:p>
          </table:table-cell>
          <table:table-cell office:value-type="string">
            <text:p>Jupitervej</text:p>
          </table:table-cell>
          <table:table-cell office:value-type="float" office:value="0">
            <text:p>0</text:p>
          </table:table-cell>
          <table:table-cell office:value-type="float" office:value="327">
            <text:p>32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29">
            <text:p>5629</text:p>
          </table:table-cell>
          <table:table-cell office:value-type="string">
            <text:p>Amager Vest</text:p>
          </table:table-cell>
          <table:table-cell office:value-type="string">
            <text:p>1010040000000</text:p>
          </table:table-cell>
          <table:table-cell office:value-type="string">
            <text:p>Agerlandsvej</text:p>
          </table:table-cell>
          <table:table-cell office:value-type="float" office:value="0">
            <text:p>0</text:p>
          </table:table-cell>
          <table:table-cell office:value-type="float" office:value="465">
            <text:p>46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630">
            <text:p>5630</text:p>
          </table:table-cell>
          <table:table-cell office:value-type="string">
            <text:p>Nørrebro</text:p>
          </table:table-cell>
          <table:table-cell office:value-type="string">
            <text:p>1016628000000</text:p>
          </table:table-cell>
          <table:table-cell office:value-type="string">
            <text:p>Smedegade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632">
            <text:p>5632</text:p>
          </table:table-cell>
          <table:table-cell office:value-type="string">
            <text:p>Valby</text:p>
          </table:table-cell>
          <table:table-cell office:value-type="string">
            <text:p>1012004000000</text:p>
          </table:table-cell>
          <table:table-cell office:value-type="string">
            <text:p>Frugthaven</text:p>
          </table:table-cell>
          <table:table-cell office:value-type="float" office:value="0">
            <text:p>0</text:p>
          </table:table-cell>
          <table:table-cell office:value-type="float" office:value="594">
            <text:p>59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34">
            <text:p>5634</text:p>
          </table:table-cell>
          <table:table-cell office:value-type="string">
            <text:p>Nørrebro</text:p>
          </table:table-cell>
          <table:table-cell office:value-type="string">
            <text:p>1012304000000</text:p>
          </table:table-cell>
          <table:table-cell office:value-type="string">
            <text:p>Griffenfeldsgade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637">
            <text:p>5637</text:p>
          </table:table-cell>
          <table:table-cell office:value-type="string">
            <text:p>Amager Øst</text:p>
          </table:table-cell>
          <table:table-cell office:value-type="string">
            <text:p>1011096000000</text:p>
          </table:table-cell>
          <table:table-cell office:value-type="string">
            <text:p>Ceylonvej</text:p>
          </table:table-cell>
          <table:table-cell office:value-type="float" office:value="0">
            <text:p>0</text:p>
          </table:table-cell>
          <table:table-cell office:value-type="float" office:value="344">
            <text:p>34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638">
            <text:p>5638</text:p>
          </table:table-cell>
          <table:table-cell office:value-type="string">
            <text:p>Amager Vest</text:p>
          </table:table-cell>
          <table:table-cell office:value-type="string">
            <text:p>1017188000000</text:p>
          </table:table-cell>
          <table:table-cell office:value-type="string">
            <text:p>Sverrigsgade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52">
            <text:p>5152</text:p>
          </table:table-cell>
          <table:table-cell office:value-type="string">
            <text:p>Østerbro</text:p>
          </table:table-cell>
          <table:table-cell office:value-type="string">
            <text:p>1014436000000</text:p>
          </table:table-cell>
          <table:table-cell office:value-type="string">
            <text:p>Lundingsgade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645">
            <text:p>5645</text:p>
          </table:table-cell>
          <table:table-cell office:value-type="string">
            <text:p>Amager Vest</text:p>
          </table:table-cell>
          <table:table-cell office:value-type="string">
            <text:p>1015384000000</text:p>
          </table:table-cell>
          <table:table-cell office:value-type="string">
            <text:p>Oxford Allé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957">
            <text:p>4957</text:p>
          </table:table-cell>
          <table:table-cell office:value-type="string">
            <text:p>Brønshøj-Husum</text:p>
          </table:table-cell>
          <table:table-cell office:value-type="string">
            <text:p>1013652000000</text:p>
          </table:table-cell>
          <table:table-cell office:value-type="string">
            <text:p>Kildeløbet</text:p>
          </table:table-cell>
          <table:table-cell office:value-type="float" office:value="0">
            <text:p>0</text:p>
          </table:table-cell>
          <table:table-cell office:value-type="float" office:value="712">
            <text:p>71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58">
            <text:p>4958</text:p>
          </table:table-cell>
          <table:table-cell office:value-type="string">
            <text:p>Vanløse</text:p>
          </table:table-cell>
          <table:table-cell office:value-type="string">
            <text:p>1013004000000</text:p>
          </table:table-cell>
          <table:table-cell office:value-type="string">
            <text:p>Holsteinborgvej</text:p>
          </table:table-cell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59">
            <text:p>4959</text:p>
          </table:table-cell>
          <table:table-cell office:value-type="string">
            <text:p>Vanløse</text:p>
          </table:table-cell>
          <table:table-cell office:value-type="string">
            <text:p>1017964000000</text:p>
          </table:table-cell>
          <table:table-cell office:value-type="string">
            <text:p>Valnøddevej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960">
            <text:p>4960</text:p>
          </table:table-cell>
          <table:table-cell office:value-type="string">
            <text:p>Nørrebro</text:p>
          </table:table-cell>
          <table:table-cell office:value-type="string">
            <text:p>1018636020000</text:p>
          </table:table-cell>
          <table:table-cell office:value-type="string">
            <text:p>Åboulevard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61">
            <text:p>4961</text:p>
          </table:table-cell>
          <table:table-cell office:value-type="string">
            <text:p>Brønshøj-Husum</text:p>
          </table:table-cell>
          <table:table-cell office:value-type="string">
            <text:p>1016708000000</text:p>
          </table:table-cell>
          <table:table-cell office:value-type="string">
            <text:p>Solsikkevej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62">
            <text:p>4962</text:p>
          </table:table-cell>
          <table:table-cell office:value-type="string">
            <text:p>Østerbro</text:p>
          </table:table-cell>
          <table:table-cell office:value-type="string">
            <text:p>1011168010000</text:p>
          </table:table-cell>
          <table:table-cell office:value-type="string">
            <text:p>Classensgade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63">
            <text:p>4963</text:p>
          </table:table-cell>
          <table:table-cell office:value-type="string">
            <text:p>Østerbro</text:p>
          </table:table-cell>
          <table:table-cell office:value-type="string">
            <text:p>1011076010000</text:p>
          </table:table-cell>
          <table:table-cell office:value-type="string">
            <text:p>Carl Nielsens Allé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64">
            <text:p>4964</text:p>
          </table:table-cell>
          <table:table-cell office:value-type="string">
            <text:p>Valby</text:p>
          </table:table-cell>
          <table:table-cell office:value-type="string">
            <text:p>1014324020000</text:p>
          </table:table-cell>
          <table:table-cell office:value-type="string">
            <text:p>Lindebugten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966">
            <text:p>4966</text:p>
          </table:table-cell>
          <table:table-cell office:value-type="string">
            <text:p>Østerbro</text:p>
          </table:table-cell>
          <table:table-cell office:value-type="string">
            <text:p>1013008040000</text:p>
          </table:table-cell>
          <table:table-cell office:value-type="string">
            <text:p>Holsteinsgade 22-24/Willemoesgade 39-41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967">
            <text:p>4967</text:p>
          </table:table-cell>
          <table:table-cell office:value-type="string">
            <text:p>Valby</text:p>
          </table:table-cell>
          <table:table-cell office:value-type="string">
            <text:p>1011072000000</text:p>
          </table:table-cell>
          <table:table-cell office:value-type="string">
            <text:p>Carl Langes Vej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968">
            <text:p>4968</text:p>
          </table:table-cell>
          <table:table-cell office:value-type="string">
            <text:p>Amager Øst</text:p>
          </table:table-cell>
          <table:table-cell office:value-type="string">
            <text:p>1013316010000</text:p>
          </table:table-cell>
          <table:table-cell office:value-type="string">
            <text:p>Italiensvej</text:p>
          </table:table-cell>
          <table:table-cell office:value-type="float" office:value="0">
            <text:p>0</text:p>
          </table:table-cell>
          <table:table-cell office:value-type="float" office:value="571">
            <text:p>57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69">
            <text:p>4969</text:p>
          </table:table-cell>
          <table:table-cell office:value-type="string">
            <text:p>Brønshøj-Husum</text:p>
          </table:table-cell>
          <table:table-cell office:value-type="string">
            <text:p>1012796000000</text:p>
          </table:table-cell>
          <table:table-cell office:value-type="string">
            <text:p>Hellestedvej</text:p>
          </table:table-cell>
          <table:table-cell office:value-type="float" office:value="0">
            <text:p>0</text:p>
          </table:table-cell>
          <table:table-cell office:value-type="float" office:value="370">
            <text:p>37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71">
            <text:p>4971</text:p>
          </table:table-cell>
          <table:table-cell office:value-type="string">
            <text:p>Amager Vest</text:p>
          </table:table-cell>
          <table:table-cell office:value-type="string">
            <text:p>1010092000000</text:p>
          </table:table-cell>
          <table:table-cell office:value-type="string">
            <text:p>Alperosevej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43">
            <text:p>5143</text:p>
          </table:table-cell>
          <table:table-cell office:value-type="string">
            <text:p>Østerbro</text:p>
          </table:table-cell>
          <table:table-cell office:value-type="string">
            <text:p>1015160000000</text:p>
          </table:table-cell>
          <table:table-cell office:value-type="string">
            <text:p>Næstvedgade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02">
            <text:p>7602</text:p>
          </table:table-cell>
          <table:table-cell office:value-type="string">
            <text:p>Indre By</text:p>
          </table:table-cell>
          <table:table-cell office:value-type="string">
            <text:p>1014144000000</text:p>
          </table:table-cell>
          <table:table-cell office:value-type="string">
            <text:p>Langelinie</text:p>
          </table:table-cell>
          <table:table-cell office:value-type="float" office:value="0">
            <text:p>0</text:p>
          </table:table-cell>
          <table:table-cell office:value-type="float" office:value="888">
            <text:p>88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45">
            <text:p>5145</text:p>
          </table:table-cell>
          <table:table-cell office:value-type="string">
            <text:p>Østerbro</text:p>
          </table:table-cell>
          <table:table-cell office:value-type="string">
            <text:p>1013660010000</text:p>
          </table:table-cell>
          <table:table-cell office:value-type="string">
            <text:p>Kildevænget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47">
            <text:p>5147</text:p>
          </table:table-cell>
          <table:table-cell office:value-type="string">
            <text:p>Indre By</text:p>
          </table:table-cell>
          <table:table-cell office:value-type="string">
            <text:p>1014260000000</text:p>
          </table:table-cell>
          <table:table-cell office:value-type="string">
            <text:p>Lille Farimagsgade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5149">
            <text:p>5149</text:p>
          </table:table-cell>
          <table:table-cell office:value-type="string">
            <text:p>Vanløse</text:p>
          </table:table-cell>
          <table:table-cell office:value-type="string">
            <text:p>1013968000000</text:p>
          </table:table-cell>
          <table:table-cell office:value-type="string">
            <text:p>Krogagervej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50">
            <text:p>5150</text:p>
          </table:table-cell>
          <table:table-cell office:value-type="string">
            <text:p>Indre By</text:p>
          </table:table-cell>
          <table:table-cell office:value-type="string">
            <text:p>1016524000000</text:p>
          </table:table-cell>
          <table:table-cell office:value-type="string">
            <text:p>Skovgaardsgade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5153">
            <text:p>5153</text:p>
          </table:table-cell>
          <table:table-cell office:value-type="string">
            <text:p>Østerbro</text:p>
          </table:table-cell>
          <table:table-cell office:value-type="string">
            <text:p>1015984000000</text:p>
          </table:table-cell>
          <table:table-cell office:value-type="string">
            <text:p>Rothesgade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54">
            <text:p>5154</text:p>
          </table:table-cell>
          <table:table-cell office:value-type="string">
            <text:p>Østerbro</text:p>
          </table:table-cell>
          <table:table-cell office:value-type="string">
            <text:p>1016424000000</text:p>
          </table:table-cell>
          <table:table-cell office:value-type="string">
            <text:p>Skanderborggade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55">
            <text:p>5155</text:p>
          </table:table-cell>
          <table:table-cell office:value-type="string">
            <text:p>Nørrebro</text:p>
          </table:table-cell>
          <table:table-cell office:value-type="string">
            <text:p>1017512000000</text:p>
          </table:table-cell>
          <table:table-cell office:value-type="string">
            <text:p>Todesgade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156">
            <text:p>5156</text:p>
          </table:table-cell>
          <table:table-cell office:value-type="string">
            <text:p>Indre By</text:p>
          </table:table-cell>
          <table:table-cell office:value-type="string">
            <text:p>1017660310000</text:p>
          </table:table-cell>
          <table:table-cell office:value-type="string">
            <text:p>Trondhjems Plads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10">
            <text:p>5410</text:p>
          </table:table-cell>
          <table:table-cell office:value-type="string">
            <text:p>Vesterbro-Kongens Enghave</text:p>
          </table:table-cell>
          <table:table-cell office:value-type="string">
            <text:p>1017216000000</text:p>
          </table:table-cell>
          <table:table-cell office:value-type="string">
            <text:p>Sydhavns Plads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11">
            <text:p>5411</text:p>
          </table:table-cell>
          <table:table-cell office:value-type="string">
            <text:p>Amager Øst</text:p>
          </table:table-cell>
          <table:table-cell office:value-type="string">
            <text:p>1010808000000</text:p>
          </table:table-cell>
          <table:table-cell office:value-type="string">
            <text:p>Bredegrund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12">
            <text:p>5412</text:p>
          </table:table-cell>
          <table:table-cell office:value-type="string">
            <text:p>Vesterbro-Kongens Enghave</text:p>
          </table:table-cell>
          <table:table-cell office:value-type="string">
            <text:p>1016544000000</text:p>
          </table:table-cell>
          <table:table-cell office:value-type="string">
            <text:p>Skydebanegade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13">
            <text:p>5413</text:p>
          </table:table-cell>
          <table:table-cell office:value-type="string">
            <text:p>Amager Øst</text:p>
          </table:table-cell>
          <table:table-cell office:value-type="string">
            <text:p>1012176000000</text:p>
          </table:table-cell>
          <table:table-cell office:value-type="string">
            <text:p>Gerbrandsvej</text:p>
          </table:table-cell>
          <table:table-cell office:value-type="float" office:value="0">
            <text:p>0</text:p>
          </table:table-cell>
          <table:table-cell office:value-type="float" office:value="303">
            <text:p>30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414">
            <text:p>5414</text:p>
          </table:table-cell>
          <table:table-cell office:value-type="string">
            <text:p>Østerbro</text:p>
          </table:table-cell>
          <table:table-cell office:value-type="string">
            <text:p>1018120000000</text:p>
          </table:table-cell>
          <table:table-cell office:value-type="string">
            <text:p>Ved Vænget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15">
            <text:p>5415</text:p>
          </table:table-cell>
          <table:table-cell office:value-type="string">
            <text:p>Brønshøj-Husum</text:p>
          </table:table-cell>
          <table:table-cell office:value-type="string">
            <text:p>1010324000000</text:p>
          </table:table-cell>
          <table:table-cell office:value-type="string">
            <text:p>Bakkekammen</text:p>
          </table:table-cell>
          <table:table-cell office:value-type="float" office:value="0">
            <text:p>0</text:p>
          </table:table-cell>
          <table:table-cell office:value-type="float" office:value="466">
            <text:p>46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17">
            <text:p>5417</text:p>
          </table:table-cell>
          <table:table-cell office:value-type="string">
            <text:p>Østerbro</text:p>
          </table:table-cell>
          <table:table-cell office:value-type="string">
            <text:p>1015472000000</text:p>
          </table:table-cell>
          <table:table-cell office:value-type="string">
            <text:p>Per Henrik Lings Allé</text:p>
          </table:table-cell>
          <table:table-cell office:value-type="float" office:value="0">
            <text:p>0</text:p>
          </table:table-cell>
          <table:table-cell office:value-type="float" office:value="324">
            <text:p>32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418">
            <text:p>5418</text:p>
          </table:table-cell>
          <table:table-cell office:value-type="string">
            <text:p>Amager Vest</text:p>
          </table:table-cell>
          <table:table-cell office:value-type="string">
            <text:p>1014500000000</text:p>
          </table:table-cell>
          <table:table-cell office:value-type="string">
            <text:p>Lysefjordsgade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19">
            <text:p>5419</text:p>
          </table:table-cell>
          <table:table-cell office:value-type="string">
            <text:p>Brønshøj-Husum</text:p>
          </table:table-cell>
          <table:table-cell office:value-type="string">
            <text:p>1012296000000</text:p>
          </table:table-cell>
          <table:table-cell office:value-type="string">
            <text:p>Grevingevej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20">
            <text:p>5420</text:p>
          </table:table-cell>
          <table:table-cell office:value-type="string">
            <text:p>Indre By</text:p>
          </table:table-cell>
          <table:table-cell office:value-type="string">
            <text:p>1011109000000</text:p>
          </table:table-cell>
          <table:table-cell office:value-type="string">
            <text:p>Christian IV's Bro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21">
            <text:p>5421</text:p>
          </table:table-cell>
          <table:table-cell office:value-type="string">
            <text:p>Amager Vest</text:p>
          </table:table-cell>
          <table:table-cell office:value-type="string">
            <text:p>1017960000000</text:p>
          </table:table-cell>
          <table:table-cell office:value-type="string">
            <text:p>Valmuevej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22">
            <text:p>5422</text:p>
          </table:table-cell>
          <table:table-cell office:value-type="string">
            <text:p>Nørrebro</text:p>
          </table:table-cell>
          <table:table-cell office:value-type="string">
            <text:p>1017812000000</text:p>
          </table:table-cell>
          <table:table-cell office:value-type="string">
            <text:p>Uffesgade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23">
            <text:p>5423</text:p>
          </table:table-cell>
          <table:table-cell office:value-type="string">
            <text:p>Amager Vest</text:p>
          </table:table-cell>
          <table:table-cell office:value-type="string">
            <text:p>1012584000000</text:p>
          </table:table-cell>
          <table:table-cell office:value-type="string">
            <text:p>Hans Bogbinders Allé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425">
            <text:p>5425</text:p>
          </table:table-cell>
          <table:table-cell office:value-type="string">
            <text:p>Indre By</text:p>
          </table:table-cell>
          <table:table-cell office:value-type="string">
            <text:p>1014980000000</text:p>
          </table:table-cell>
          <table:table-cell office:value-type="string">
            <text:p>Niels Juels Gade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27">
            <text:p>5427</text:p>
          </table:table-cell>
          <table:table-cell office:value-type="string">
            <text:p>Brønshøj-Husum</text:p>
          </table:table-cell>
          <table:table-cell office:value-type="string">
            <text:p>1016728000000</text:p>
          </table:table-cell>
          <table:table-cell office:value-type="string">
            <text:p>Sonnerupvej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41">
            <text:p>5641</text:p>
          </table:table-cell>
          <table:table-cell office:value-type="string">
            <text:p>Amager Øst</text:p>
          </table:table-cell>
          <table:table-cell office:value-type="string">
            <text:p>1018176000000</text:p>
          </table:table-cell>
          <table:table-cell office:value-type="string">
            <text:p>Vermlandsgade</text:p>
          </table:table-cell>
          <table:table-cell office:value-type="float" office:value="0">
            <text:p>0</text:p>
          </table:table-cell>
          <table:table-cell office:value-type="float" office:value="944">
            <text:p>94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42">
            <text:p>5642</text:p>
          </table:table-cell>
          <table:table-cell office:value-type="string">
            <text:p>Indre By</text:p>
          </table:table-cell>
          <table:table-cell office:value-type="string">
            <text:p>1014196000000</text:p>
          </table:table-cell>
          <table:table-cell office:value-type="string">
            <text:p>Lavendelstræde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43">
            <text:p>5643</text:p>
          </table:table-cell>
          <table:table-cell office:value-type="string">
            <text:p>Amager Vest</text:p>
          </table:table-cell>
          <table:table-cell office:value-type="string">
            <text:p>1011348000000</text:p>
          </table:table-cell>
          <table:table-cell office:value-type="string">
            <text:p>Dronning Elisabeths Allé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644">
            <text:p>5644</text:p>
          </table:table-cell>
          <table:table-cell office:value-type="string">
            <text:p>Brønshøj-Husum</text:p>
          </table:table-cell>
          <table:table-cell office:value-type="string">
            <text:p>1011508000000</text:p>
          </table:table-cell>
          <table:table-cell office:value-type="string">
            <text:p>Elmelundevej</text:p>
          </table:table-cell>
          <table:table-cell office:value-type="float" office:value="0">
            <text:p>0</text:p>
          </table:table-cell>
          <table:table-cell office:value-type="float" office:value="308">
            <text:p>30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46">
            <text:p>5646</text:p>
          </table:table-cell>
          <table:table-cell office:value-type="string">
            <text:p>Amager Vest</text:p>
          </table:table-cell>
          <table:table-cell office:value-type="string">
            <text:p>1013288000000</text:p>
          </table:table-cell>
          <table:table-cell office:value-type="string">
            <text:p>Irlandsvej</text:p>
          </table:table-cell>
          <table:table-cell office:value-type="float" office:value="748">
            <text:p>748</text:p>
          </table:table-cell>
          <table:table-cell office:value-type="float" office:value="1570">
            <text:p>157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47">
            <text:p>5647</text:p>
          </table:table-cell>
          <table:table-cell office:value-type="string">
            <text:p>Amager Vest</text:p>
          </table:table-cell>
          <table:table-cell office:value-type="string">
            <text:p>1018543050000</text:p>
          </table:table-cell>
          <table:table-cell office:value-type="string">
            <text:p>Øresundsmotorvejen</text:p>
          </table:table-cell>
          <table:table-cell office:value-type="float" office:value="64200">
            <text:p>64200</text:p>
          </table:table-cell>
          <table:table-cell office:value-type="float" office:value="64911">
            <text:p>6491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48">
            <text:p>5648</text:p>
          </table:table-cell>
          <table:table-cell office:value-type="string">
            <text:p>Østerbro</text:p>
          </table:table-cell>
          <table:table-cell office:value-type="string">
            <text:p>1011336000000</text:p>
          </table:table-cell>
          <table:table-cell office:value-type="string">
            <text:p>A . L . Drewsens Vej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49">
            <text:p>5649</text:p>
          </table:table-cell>
          <table:table-cell office:value-type="string">
            <text:p>Nørrebro</text:p>
          </table:table-cell>
          <table:table-cell office:value-type="string">
            <text:p>1012128000000</text:p>
          </table:table-cell>
          <table:table-cell office:value-type="string">
            <text:p>Gartnergade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72">
            <text:p>4972</text:p>
          </table:table-cell>
          <table:table-cell office:value-type="string">
            <text:p>Vanløse</text:p>
          </table:table-cell>
          <table:table-cell office:value-type="string">
            <text:p>1017536000000</text:p>
          </table:table-cell>
          <table:table-cell office:value-type="string">
            <text:p>Toftøjevej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73">
            <text:p>4973</text:p>
          </table:table-cell>
          <table:table-cell office:value-type="string">
            <text:p>Indre By</text:p>
          </table:table-cell>
          <table:table-cell office:value-type="string">
            <text:p>1018412000000</text:p>
          </table:table-cell>
          <table:table-cell office:value-type="string">
            <text:p>Vognmagergade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74">
            <text:p>4974</text:p>
          </table:table-cell>
          <table:table-cell office:value-type="string">
            <text:p>Amager Vest</text:p>
          </table:table-cell>
          <table:table-cell office:value-type="string">
            <text:p>1017840000000</text:p>
          </table:table-cell>
          <table:table-cell office:value-type="string">
            <text:p>Ulvefodvej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75">
            <text:p>4975</text:p>
          </table:table-cell>
          <table:table-cell office:value-type="string">
            <text:p>Amager Vest</text:p>
          </table:table-cell>
          <table:table-cell office:value-type="string">
            <text:p>1014875000000</text:p>
          </table:table-cell>
          <table:table-cell office:value-type="string">
            <text:p>Myggenæsgade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76">
            <text:p>4976</text:p>
          </table:table-cell>
          <table:table-cell office:value-type="string">
            <text:p>Amager Vest</text:p>
          </table:table-cell>
          <table:table-cell office:value-type="string">
            <text:p>1011477000000</text:p>
          </table:table-cell>
          <table:table-cell office:value-type="string">
            <text:p>Ejler Billes Allé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77">
            <text:p>4977</text:p>
          </table:table-cell>
          <table:table-cell office:value-type="string">
            <text:p>Østerbro</text:p>
          </table:table-cell>
          <table:table-cell office:value-type="string">
            <text:p>1010456310000</text:p>
          </table:table-cell>
          <table:table-cell office:value-type="string">
            <text:p>Bellmans Plads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79">
            <text:p>4979</text:p>
          </table:table-cell>
          <table:table-cell office:value-type="string">
            <text:p>Amager Øst</text:p>
          </table:table-cell>
          <table:table-cell office:value-type="string">
            <text:p>1012792000000</text:p>
          </table:table-cell>
          <table:table-cell office:value-type="string">
            <text:p>Hellelidenvej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80">
            <text:p>4980</text:p>
          </table:table-cell>
          <table:table-cell office:value-type="string">
            <text:p>Nørrebro</text:p>
          </table:table-cell>
          <table:table-cell office:value-type="string">
            <text:p>1018280000000</text:p>
          </table:table-cell>
          <table:table-cell office:value-type="string">
            <text:p>Vibekegade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81">
            <text:p>4981</text:p>
          </table:table-cell>
          <table:table-cell office:value-type="string">
            <text:p>Amager Øst</text:p>
          </table:table-cell>
          <table:table-cell office:value-type="string">
            <text:p>1012780000000</text:p>
          </table:table-cell>
          <table:table-cell office:value-type="string">
            <text:p>Hellasvej</text:p>
          </table:table-cell>
          <table:table-cell office:value-type="float" office:value="0">
            <text:p>0</text:p>
          </table:table-cell>
          <table:table-cell office:value-type="float" office:value="404">
            <text:p>40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982">
            <text:p>4982</text:p>
          </table:table-cell>
          <table:table-cell office:value-type="string">
            <text:p>Valby</text:p>
          </table:table-cell>
          <table:table-cell office:value-type="string">
            <text:p>1015132000000</text:p>
          </table:table-cell>
          <table:table-cell office:value-type="string">
            <text:p>Nystedvej</text:p>
          </table:table-cell>
          <table:table-cell office:value-type="float" office:value="0">
            <text:p>0</text:p>
          </table:table-cell>
          <table:table-cell office:value-type="float" office:value="651">
            <text:p>65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983">
            <text:p>4983</text:p>
          </table:table-cell>
          <table:table-cell office:value-type="string">
            <text:p>Amager Vest</text:p>
          </table:table-cell>
          <table:table-cell office:value-type="string">
            <text:p>1011404000000</text:p>
          </table:table-cell>
          <table:table-cell office:value-type="string">
            <text:p>Dyvekes Allé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984">
            <text:p>4984</text:p>
          </table:table-cell>
          <table:table-cell office:value-type="string">
            <text:p>Indre By</text:p>
          </table:table-cell>
          <table:table-cell office:value-type="string">
            <text:p>1014992320000</text:p>
          </table:table-cell>
          <table:table-cell office:value-type="string">
            <text:p>Nikolaj Plads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57">
            <text:p>5157</text:p>
          </table:table-cell>
          <table:table-cell office:value-type="string">
            <text:p>Nørrebro</text:p>
          </table:table-cell>
          <table:table-cell office:value-type="string">
            <text:p>1010760810000</text:p>
          </table:table-cell>
          <table:table-cell office:value-type="string">
            <text:p>Borups Allé</text:p>
          </table:table-cell>
          <table:table-cell office:value-type="float" office:value="623">
            <text:p>623</text:p>
          </table:table-cell>
          <table:table-cell office:value-type="float" office:value="712">
            <text:p>71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58">
            <text:p>5158</text:p>
          </table:table-cell>
          <table:table-cell office:value-type="string">
            <text:p>Amager Øst</text:p>
          </table:table-cell>
          <table:table-cell office:value-type="string">
            <text:p>1012720010000</text:p>
          </table:table-cell>
          <table:table-cell office:value-type="string">
            <text:p>Hedegaardsvej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60">
            <text:p>5160</text:p>
          </table:table-cell>
          <table:table-cell office:value-type="string">
            <text:p>Østerbro</text:p>
          </table:table-cell>
          <table:table-cell office:value-type="string">
            <text:p>1013948000000</text:p>
          </table:table-cell>
          <table:table-cell office:value-type="string">
            <text:p>A. F. Kriegers Vej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63">
            <text:p>5163</text:p>
          </table:table-cell>
          <table:table-cell office:value-type="string">
            <text:p>Indre By</text:p>
          </table:table-cell>
          <table:table-cell office:value-type="string">
            <text:p>1012924300000</text:p>
          </table:table-cell>
          <table:table-cell office:value-type="string">
            <text:p>Hjalmar Brantings Plads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64">
            <text:p>5164</text:p>
          </table:table-cell>
          <table:table-cell office:value-type="string">
            <text:p>Amager Vest</text:p>
          </table:table-cell>
          <table:table-cell office:value-type="string">
            <text:p>1010436000000</text:p>
          </table:table-cell>
          <table:table-cell office:value-type="string">
            <text:p>Belfastvej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59">
            <text:p>5159</text:p>
          </table:table-cell>
          <table:table-cell office:value-type="string">
            <text:p>Amager Vest</text:p>
          </table:table-cell>
          <table:table-cell office:value-type="string">
            <text:p>1010688000000</text:p>
          </table:table-cell>
          <table:table-cell office:value-type="string">
            <text:p>Boltonvej</text:p>
          </table:table-cell>
          <table:table-cell office:value-type="float" office:value="0">
            <text:p>0</text:p>
          </table:table-cell>
          <table:table-cell office:value-type="float" office:value="518">
            <text:p>51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67">
            <text:p>5167</text:p>
          </table:table-cell>
          <table:table-cell office:value-type="string">
            <text:p>Bispebjerg</text:p>
          </table:table-cell>
          <table:table-cell office:value-type="string">
            <text:p>1011372000000</text:p>
          </table:table-cell>
          <table:table-cell office:value-type="string">
            <text:p>Dunhammervej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168">
            <text:p>5168</text:p>
          </table:table-cell>
          <table:table-cell office:value-type="string">
            <text:p>Vesterbro-Kongens Enghave</text:p>
          </table:table-cell>
          <table:table-cell office:value-type="string">
            <text:p>1011086000000</text:p>
          </table:table-cell>
          <table:table-cell office:value-type="string">
            <text:p>Carsten Niebuhrs Gade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69">
            <text:p>5169</text:p>
          </table:table-cell>
          <table:table-cell office:value-type="string">
            <text:p>Amager Øst</text:p>
          </table:table-cell>
          <table:table-cell office:value-type="string">
            <text:p>1013952000000</text:p>
          </table:table-cell>
          <table:table-cell office:value-type="string">
            <text:p>Krimsvej</text:p>
          </table:table-cell>
          <table:table-cell office:value-type="float" office:value="0">
            <text:p>0</text:p>
          </table:table-cell>
          <table:table-cell office:value-type="float" office:value="466">
            <text:p>46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70">
            <text:p>5170</text:p>
          </table:table-cell>
          <table:table-cell office:value-type="string">
            <text:p>Brønshøj-Husum</text:p>
          </table:table-cell>
          <table:table-cell office:value-type="string">
            <text:p>1015528000000</text:p>
          </table:table-cell>
          <table:table-cell office:value-type="string">
            <text:p>Pilesvinget</text:p>
          </table:table-cell>
          <table:table-cell office:value-type="float" office:value="0">
            <text:p>0</text:p>
          </table:table-cell>
          <table:table-cell office:value-type="float" office:value="1432">
            <text:p>1432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171">
            <text:p>5171</text:p>
          </table:table-cell>
          <table:table-cell office:value-type="string">
            <text:p>Vanløse</text:p>
          </table:table-cell>
          <table:table-cell office:value-type="string">
            <text:p>1012888800000</text:p>
          </table:table-cell>
          <table:table-cell office:value-type="string">
            <text:p>Hillerødgade</text:p>
          </table:table-cell>
          <table:table-cell office:value-type="float" office:value="381">
            <text:p>381</text:p>
          </table:table-cell>
          <table:table-cell office:value-type="float" office:value="748">
            <text:p>74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72">
            <text:p>5172</text:p>
          </table:table-cell>
          <table:table-cell office:value-type="string">
            <text:p>Brønshøj-Husum</text:p>
          </table:table-cell>
          <table:table-cell office:value-type="string">
            <text:p>1010408000000</text:p>
          </table:table-cell>
          <table:table-cell office:value-type="string">
            <text:p>Bavnevangen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173">
            <text:p>5173</text:p>
          </table:table-cell>
          <table:table-cell office:value-type="string">
            <text:p>Indre By</text:p>
          </table:table-cell>
          <table:table-cell office:value-type="string">
            <text:p>1014112000000</text:p>
          </table:table-cell>
          <table:table-cell office:value-type="string">
            <text:p>Landgreve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74">
            <text:p>5174</text:p>
          </table:table-cell>
          <table:table-cell office:value-type="string">
            <text:p>Indre By</text:p>
          </table:table-cell>
          <table:table-cell office:value-type="string">
            <text:p>1010192000000</text:p>
          </table:table-cell>
          <table:table-cell office:value-type="string">
            <text:p>Antonigade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75">
            <text:p>5175</text:p>
          </table:table-cell>
          <table:table-cell office:value-type="string">
            <text:p>Nørrebro</text:p>
          </table:table-cell>
          <table:table-cell office:value-type="string">
            <text:p>1013040300000</text:p>
          </table:table-cell>
          <table:table-cell office:value-type="string">
            <text:p>Hothers Plads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29">
            <text:p>5429</text:p>
          </table:table-cell>
          <table:table-cell office:value-type="string">
            <text:p>Amager Øst</text:p>
          </table:table-cell>
          <table:table-cell office:value-type="string">
            <text:p>1011880000000</text:p>
          </table:table-cell>
          <table:table-cell office:value-type="string">
            <text:p>Formosavej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30">
            <text:p>5430</text:p>
          </table:table-cell>
          <table:table-cell office:value-type="string">
            <text:p>Amager Vest</text:p>
          </table:table-cell>
          <table:table-cell office:value-type="string">
            <text:p>1016022010000</text:p>
          </table:table-cell>
          <table:table-cell office:value-type="string">
            <text:p>Rundholtsvej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03">
            <text:p>5703</text:p>
          </table:table-cell>
          <table:table-cell office:value-type="string">
            <text:p>Brønshøj-Husum</text:p>
          </table:table-cell>
          <table:table-cell office:value-type="string">
            <text:p>1010012000000</text:p>
          </table:table-cell>
          <table:table-cell office:value-type="string">
            <text:p>Abildhøj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31">
            <text:p>5431</text:p>
          </table:table-cell>
          <table:table-cell office:value-type="string">
            <text:p>Vesterbro-Kongens Enghave</text:p>
          </table:table-cell>
          <table:table-cell office:value-type="string">
            <text:p>1010020000000</text:p>
          </table:table-cell>
          <table:table-cell office:value-type="string">
            <text:p>Absalonsgade</text:p>
          </table:table-cell>
          <table:table-cell office:value-type="float" office:value="0">
            <text:p>0</text:p>
          </table:table-cell>
          <table:table-cell office:value-type="float" office:value="487">
            <text:p>48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34">
            <text:p>5434</text:p>
          </table:table-cell>
          <table:table-cell office:value-type="string">
            <text:p>Indre By</text:p>
          </table:table-cell>
          <table:table-cell office:value-type="string">
            <text:p>1017132000000</text:p>
          </table:table-cell>
          <table:table-cell office:value-type="string">
            <text:p>Svanegade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35">
            <text:p>5435</text:p>
          </table:table-cell>
          <table:table-cell office:value-type="string">
            <text:p>Bispebjerg</text:p>
          </table:table-cell>
          <table:table-cell office:value-type="string">
            <text:p>1015476000000</text:p>
          </table:table-cell>
          <table:table-cell office:value-type="string">
            <text:p>Perlestikkervej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436">
            <text:p>5436</text:p>
          </table:table-cell>
          <table:table-cell office:value-type="string">
            <text:p>Vesterbro-Kongens Enghave</text:p>
          </table:table-cell>
          <table:table-cell office:value-type="string">
            <text:p>1018008000000</text:p>
          </table:table-cell>
          <table:table-cell office:value-type="string">
            <text:p>Vasbygade</text:p>
          </table:table-cell>
          <table:table-cell office:value-type="float" office:value="0">
            <text:p>0</text:p>
          </table:table-cell>
          <table:table-cell office:value-type="float" office:value="1426">
            <text:p>142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37">
            <text:p>5437</text:p>
          </table:table-cell>
          <table:table-cell office:value-type="string">
            <text:p>Valby</text:p>
          </table:table-cell>
          <table:table-cell office:value-type="string">
            <text:p>1011104000000</text:p>
          </table:table-cell>
          <table:table-cell office:value-type="string">
            <text:p>Christen Bergs Allé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438">
            <text:p>5438</text:p>
          </table:table-cell>
          <table:table-cell office:value-type="string">
            <text:p>Vanløse</text:p>
          </table:table-cell>
          <table:table-cell office:value-type="string">
            <text:p>1015683020000</text:p>
          </table:table-cell>
          <table:table-cell office:value-type="string">
            <text:p>Rabarbervej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39">
            <text:p>5439</text:p>
          </table:table-cell>
          <table:table-cell office:value-type="string">
            <text:p>Valby</text:p>
          </table:table-cell>
          <table:table-cell office:value-type="string">
            <text:p>1017912010000</text:p>
          </table:table-cell>
          <table:table-cell office:value-type="string">
            <text:p>Valby Langgade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40">
            <text:p>5440</text:p>
          </table:table-cell>
          <table:table-cell office:value-type="string">
            <text:p>Indre By</text:p>
          </table:table-cell>
          <table:table-cell office:value-type="string">
            <text:p>1013804000000</text:p>
          </table:table-cell>
          <table:table-cell office:value-type="string">
            <text:p>Knippelsbrogade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41">
            <text:p>5441</text:p>
          </table:table-cell>
          <table:table-cell office:value-type="string">
            <text:p>Amager Vest</text:p>
          </table:table-cell>
          <table:table-cell office:value-type="string">
            <text:p>1014733000000</text:p>
          </table:table-cell>
          <table:table-cell office:value-type="string">
            <text:p>Metrovej</text:p>
          </table:table-cell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50">
            <text:p>5650</text:p>
          </table:table-cell>
          <table:table-cell office:value-type="string">
            <text:p>Vanløse</text:p>
          </table:table-cell>
          <table:table-cell office:value-type="string">
            <text:p>1014556000000</text:p>
          </table:table-cell>
          <table:table-cell office:value-type="string">
            <text:p>Lønstrupvej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652">
            <text:p>5652</text:p>
          </table:table-cell>
          <table:table-cell office:value-type="string">
            <text:p>Valby</text:p>
          </table:table-cell>
          <table:table-cell office:value-type="string">
            <text:p>1016516000000</text:p>
          </table:table-cell>
          <table:table-cell office:value-type="string">
            <text:p>Skovbogårds Allé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5654">
            <text:p>5654</text:p>
          </table:table-cell>
          <table:table-cell office:value-type="string">
            <text:p>Valby</text:p>
          </table:table-cell>
          <table:table-cell office:value-type="string">
            <text:p>1014324000000</text:p>
          </table:table-cell>
          <table:table-cell office:value-type="string">
            <text:p>Lindebugten</text:p>
          </table:table-cell>
          <table:table-cell office:value-type="float" office:value="0">
            <text:p>0</text:p>
          </table:table-cell>
          <table:table-cell office:value-type="float" office:value="575">
            <text:p>57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655">
            <text:p>5655</text:p>
          </table:table-cell>
          <table:table-cell office:value-type="string">
            <text:p>Amager Øst</text:p>
          </table:table-cell>
          <table:table-cell office:value-type="string">
            <text:p>1013936010000</text:p>
          </table:table-cell>
          <table:table-cell office:value-type="string">
            <text:p>Kraftværksvej</text:p>
          </table:table-cell>
          <table:table-cell office:value-type="float" office:value="0">
            <text:p>0</text:p>
          </table:table-cell>
          <table:table-cell office:value-type="float" office:value="334">
            <text:p>3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5656">
            <text:p>5656</text:p>
          </table:table-cell>
          <table:table-cell office:value-type="string">
            <text:p>Indre By</text:p>
          </table:table-cell>
          <table:table-cell office:value-type="string">
            <text:p>1015540000000</text:p>
          </table:table-cell>
          <table:table-cell office:value-type="string">
            <text:p>Pistolstræde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58">
            <text:p>5658</text:p>
          </table:table-cell>
          <table:table-cell office:value-type="string">
            <text:p>Østerbro</text:p>
          </table:table-cell>
          <table:table-cell office:value-type="string">
            <text:p>1014745000000</text:p>
          </table:table-cell>
          <table:table-cell office:value-type="string">
            <text:p>Midtermolen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59">
            <text:p>5659</text:p>
          </table:table-cell>
          <table:table-cell office:value-type="string">
            <text:p>Vesterbro-Kongens Enghave</text:p>
          </table:table-cell>
          <table:table-cell office:value-type="string">
            <text:p>1018268000000</text:p>
          </table:table-cell>
          <table:table-cell office:value-type="string">
            <text:p>Vestre Teglgade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60">
            <text:p>5660</text:p>
          </table:table-cell>
          <table:table-cell office:value-type="string">
            <text:p>Indre By</text:p>
          </table:table-cell>
          <table:table-cell office:value-type="string">
            <text:p>1014600000000</text:p>
          </table:table-cell>
          <table:table-cell office:value-type="string">
            <text:p>Malmøgade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82">
            <text:p>5182</text:p>
          </table:table-cell>
          <table:table-cell office:value-type="string">
            <text:p>Vanløse</text:p>
          </table:table-cell>
          <table:table-cell office:value-type="string">
            <text:p>1017576000000</text:p>
          </table:table-cell>
          <table:table-cell office:value-type="string">
            <text:p>Tornestykket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61">
            <text:p>5661</text:p>
          </table:table-cell>
          <table:table-cell office:value-type="string">
            <text:p>Østerbro</text:p>
          </table:table-cell>
          <table:table-cell office:value-type="string">
            <text:p>1016264000000</text:p>
          </table:table-cell>
          <table:table-cell office:value-type="string">
            <text:p>Sankt Kjelds Gade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64">
            <text:p>5664</text:p>
          </table:table-cell>
          <table:table-cell office:value-type="string">
            <text:p>Nørrebro</text:p>
          </table:table-cell>
          <table:table-cell office:value-type="string">
            <text:p>1013448000000</text:p>
          </table:table-cell>
          <table:table-cell office:value-type="string">
            <text:p>Julius Thomsens Gade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63">
            <text:p>5663</text:p>
          </table:table-cell>
          <table:table-cell office:value-type="string">
            <text:p>Vanløse</text:p>
          </table:table-cell>
          <table:table-cell office:value-type="string">
            <text:p>1014964000000</text:p>
          </table:table-cell>
          <table:table-cell office:value-type="string">
            <text:p>Nedertoften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65">
            <text:p>5665</text:p>
          </table:table-cell>
          <table:table-cell office:value-type="string">
            <text:p>Bispebjerg</text:p>
          </table:table-cell>
          <table:table-cell office:value-type="string">
            <text:p>1015804000000</text:p>
          </table:table-cell>
          <table:table-cell office:value-type="string">
            <text:p>Rentemestervej</text:p>
          </table:table-cell>
          <table:table-cell office:value-type="float" office:value="0">
            <text:p>0</text:p>
          </table:table-cell>
          <table:table-cell office:value-type="float" office:value="544">
            <text:p>54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66">
            <text:p>5666</text:p>
          </table:table-cell>
          <table:table-cell office:value-type="string">
            <text:p>Østerbro</text:p>
          </table:table-cell>
          <table:table-cell office:value-type="string">
            <text:p>1017316000000</text:p>
          </table:table-cell>
          <table:table-cell office:value-type="string">
            <text:p>Søpassagen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458">
            <text:p>5458</text:p>
          </table:table-cell>
          <table:table-cell office:value-type="string">
            <text:p>Vanløse</text:p>
          </table:table-cell>
          <table:table-cell office:value-type="string">
            <text:p>1018168000000</text:p>
          </table:table-cell>
          <table:table-cell office:value-type="string">
            <text:p>Veras Allé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66">
            <text:p>5466</text:p>
          </table:table-cell>
          <table:table-cell office:value-type="string">
            <text:p>Brønshøj-Husum</text:p>
          </table:table-cell>
          <table:table-cell office:value-type="string">
            <text:p>1012972300000</text:p>
          </table:table-cell>
          <table:table-cell office:value-type="string">
            <text:p>Holcks Plads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986">
            <text:p>4986</text:p>
          </table:table-cell>
          <table:table-cell office:value-type="string">
            <text:p>Valby</text:p>
          </table:table-cell>
          <table:table-cell office:value-type="string">
            <text:p>1015488000000</text:p>
          </table:table-cell>
          <table:table-cell office:value-type="string">
            <text:p>Peter Bangs Vej</text:p>
          </table:table-cell>
          <table:table-cell office:value-type="float" office:value="0">
            <text:p>0</text:p>
          </table:table-cell>
          <table:table-cell office:value-type="float" office:value="957">
            <text:p>95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88">
            <text:p>4988</text:p>
          </table:table-cell>
          <table:table-cell office:value-type="string">
            <text:p>Bispebjerg</text:p>
          </table:table-cell>
          <table:table-cell office:value-type="string">
            <text:p>1011996000000</text:p>
          </table:table-cell>
          <table:table-cell office:value-type="string">
            <text:p>Frimestervej</text:p>
          </table:table-cell>
          <table:table-cell office:value-type="float" office:value="0">
            <text:p>0</text:p>
          </table:table-cell>
          <table:table-cell office:value-type="float" office:value="660">
            <text:p>66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91">
            <text:p>4991</text:p>
          </table:table-cell>
          <table:table-cell office:value-type="string">
            <text:p>Amager Vest</text:p>
          </table:table-cell>
          <table:table-cell office:value-type="string">
            <text:p>1016168000000</text:p>
          </table:table-cell>
          <table:table-cell office:value-type="string">
            <text:p>Rågårdsminde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92">
            <text:p>4992</text:p>
          </table:table-cell>
          <table:table-cell office:value-type="string">
            <text:p>Indre By</text:p>
          </table:table-cell>
          <table:table-cell office:value-type="string">
            <text:p>1016232300000</text:p>
          </table:table-cell>
          <table:table-cell office:value-type="string">
            <text:p>Sankt <text:s/>Annæ Plads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93">
            <text:p>4993</text:p>
          </table:table-cell>
          <table:table-cell office:value-type="string">
            <text:p>Brønshøj-Husum</text:p>
          </table:table-cell>
          <table:table-cell office:value-type="string">
            <text:p>1014154000000</text:p>
          </table:table-cell>
          <table:table-cell office:value-type="string">
            <text:p>Langhusvej</text:p>
          </table:table-cell>
          <table:table-cell office:value-type="float" office:value="0">
            <text:p>0</text:p>
          </table:table-cell>
          <table:table-cell office:value-type="float" office:value="495">
            <text:p>49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4994">
            <text:p>4994</text:p>
          </table:table-cell>
          <table:table-cell office:value-type="string">
            <text:p>Bispebjerg</text:p>
          </table:table-cell>
          <table:table-cell office:value-type="string">
            <text:p>1013392000000</text:p>
          </table:table-cell>
          <table:table-cell office:value-type="string">
            <text:p>Jeppes Allé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97">
            <text:p>4997</text:p>
          </table:table-cell>
          <table:table-cell office:value-type="string">
            <text:p>Vesterbro-Kongens Enghave</text:p>
          </table:table-cell>
          <table:table-cell office:value-type="string">
            <text:p>1015900000000</text:p>
          </table:table-cell>
          <table:table-cell office:value-type="string">
            <text:p>H. V. Rolsteds Vej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998">
            <text:p>4998</text:p>
          </table:table-cell>
          <table:table-cell office:value-type="string">
            <text:p>Amager Øst</text:p>
          </table:table-cell>
          <table:table-cell office:value-type="string">
            <text:p>1011192000000</text:p>
          </table:table-cell>
          <table:table-cell office:value-type="string">
            <text:p>Cumberlandsgade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99">
            <text:p>4999</text:p>
          </table:table-cell>
          <table:table-cell office:value-type="string">
            <text:p>Bispebjerg</text:p>
          </table:table-cell>
          <table:table-cell office:value-type="string">
            <text:p>1016820000000</text:p>
          </table:table-cell>
          <table:table-cell office:value-type="string">
            <text:p>Statholdervej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00">
            <text:p>5000</text:p>
          </table:table-cell>
          <table:table-cell office:value-type="string">
            <text:p>Indre By</text:p>
          </table:table-cell>
          <table:table-cell office:value-type="string">
            <text:p>1013248000000</text:p>
          </table:table-cell>
          <table:table-cell office:value-type="string">
            <text:p>Høyensgade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5176">
            <text:p>5176</text:p>
          </table:table-cell>
          <table:table-cell office:value-type="string">
            <text:p>Brønshøj-Husum</text:p>
          </table:table-cell>
          <table:table-cell office:value-type="string">
            <text:p>1013932000000</text:p>
          </table:table-cell>
          <table:table-cell office:value-type="string">
            <text:p>Krabbesholmvej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77">
            <text:p>5177</text:p>
          </table:table-cell>
          <table:table-cell office:value-type="string">
            <text:p>Amager Øst</text:p>
          </table:table-cell>
          <table:table-cell office:value-type="string">
            <text:p>1015736000000</text:p>
          </table:table-cell>
          <table:table-cell office:value-type="string">
            <text:p>Ravennavej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78">
            <text:p>5178</text:p>
          </table:table-cell>
          <table:table-cell office:value-type="string">
            <text:p>Valby</text:p>
          </table:table-cell>
          <table:table-cell office:value-type="string">
            <text:p>1016284000000</text:p>
          </table:table-cell>
          <table:table-cell office:value-type="string">
            <text:p>Saxhøjvej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79">
            <text:p>5179</text:p>
          </table:table-cell>
          <table:table-cell office:value-type="string">
            <text:p>Valby</text:p>
          </table:table-cell>
          <table:table-cell office:value-type="string">
            <text:p>1015932000000</text:p>
          </table:table-cell>
          <table:table-cell office:value-type="string">
            <text:p>Rosenhaven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80">
            <text:p>5180</text:p>
          </table:table-cell>
          <table:table-cell office:value-type="string">
            <text:p>Amager Vest</text:p>
          </table:table-cell>
          <table:table-cell office:value-type="string">
            <text:p>1013132000000</text:p>
          </table:table-cell>
          <table:table-cell office:value-type="string">
            <text:p>Hyacintvej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181">
            <text:p>5181</text:p>
          </table:table-cell>
          <table:table-cell office:value-type="string">
            <text:p>Østerbro</text:p>
          </table:table-cell>
          <table:table-cell office:value-type="string">
            <text:p>1016564040000</text:p>
          </table:table-cell>
          <table:table-cell office:value-type="string">
            <text:p>Slagelsegade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83">
            <text:p>5183</text:p>
          </table:table-cell>
          <table:table-cell office:value-type="string">
            <text:p>Indre By</text:p>
          </table:table-cell>
          <table:table-cell office:value-type="string">
            <text:p>1012108010000</text:p>
          </table:table-cell>
          <table:table-cell office:value-type="string">
            <text:p>Gammel Strand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85">
            <text:p>5185</text:p>
          </table:table-cell>
          <table:table-cell office:value-type="string">
            <text:p>Vesterbro-Kongens Enghave</text:p>
          </table:table-cell>
          <table:table-cell office:value-type="string">
            <text:p>1015664000000</text:p>
          </table:table-cell>
          <table:table-cell office:value-type="string">
            <text:p>Thomas Koppels Allé</text:p>
          </table:table-cell>
          <table:table-cell office:value-type="float" office:value="0">
            <text:p>0</text:p>
          </table:table-cell>
          <table:table-cell office:value-type="float" office:value="428">
            <text:p>428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459">
            <text:p>5459</text:p>
          </table:table-cell>
          <table:table-cell office:value-type="string">
            <text:p>Østerbro</text:p>
          </table:table-cell>
          <table:table-cell office:value-type="string">
            <text:p>1012092000000</text:p>
          </table:table-cell>
          <table:table-cell office:value-type="string">
            <text:p>Gammel Kalkbrænderi Vej</text:p>
          </table:table-cell>
          <table:table-cell office:value-type="float" office:value="0">
            <text:p>0</text:p>
          </table:table-cell>
          <table:table-cell office:value-type="float" office:value="385">
            <text:p>38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186">
            <text:p>5186</text:p>
          </table:table-cell>
          <table:table-cell office:value-type="string">
            <text:p>Østerbro</text:p>
          </table:table-cell>
          <table:table-cell office:value-type="string">
            <text:p>1015068000000</text:p>
          </table:table-cell>
          <table:table-cell office:value-type="string">
            <text:p>Norgesmindevej</text:p>
          </table:table-cell>
          <table:table-cell office:value-type="float" office:value="0">
            <text:p>0</text:p>
          </table:table-cell>
          <table:table-cell office:value-type="float" office:value="487">
            <text:p>48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88">
            <text:p>5188</text:p>
          </table:table-cell>
          <table:table-cell office:value-type="string">
            <text:p>Amager Vest</text:p>
          </table:table-cell>
          <table:table-cell office:value-type="string">
            <text:p>1012456000000</text:p>
          </table:table-cell>
          <table:table-cell office:value-type="string">
            <text:p>Gyldenrisvej</text:p>
          </table:table-cell>
          <table:table-cell office:value-type="float" office:value="0">
            <text:p>0</text:p>
          </table:table-cell>
          <table:table-cell office:value-type="float" office:value="576">
            <text:p>5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90">
            <text:p>5190</text:p>
          </table:table-cell>
          <table:table-cell office:value-type="string">
            <text:p>Østerbro</text:p>
          </table:table-cell>
          <table:table-cell office:value-type="string">
            <text:p>1011076000000</text:p>
          </table:table-cell>
          <table:table-cell office:value-type="string">
            <text:p>Carl Nielsens Allé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91">
            <text:p>5191</text:p>
          </table:table-cell>
          <table:table-cell office:value-type="string">
            <text:p>Nørrebro</text:p>
          </table:table-cell>
          <table:table-cell office:value-type="string">
            <text:p>1012816000000</text:p>
          </table:table-cell>
          <table:table-cell office:value-type="string">
            <text:p>Henrik Rungs Gade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92">
            <text:p>5192</text:p>
          </table:table-cell>
          <table:table-cell office:value-type="string">
            <text:p>Vesterbro-Kongens Enghave</text:p>
          </table:table-cell>
          <table:table-cell office:value-type="string">
            <text:p>1016724000000</text:p>
          </table:table-cell>
          <table:table-cell office:value-type="string">
            <text:p>Sommerstedgade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93">
            <text:p>5193</text:p>
          </table:table-cell>
          <table:table-cell office:value-type="string">
            <text:p>Amager Øst</text:p>
          </table:table-cell>
          <table:table-cell office:value-type="string">
            <text:p>1011620110000</text:p>
          </table:table-cell>
          <table:table-cell office:value-type="string">
            <text:p>Engvej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42">
            <text:p>5442</text:p>
          </table:table-cell>
          <table:table-cell office:value-type="string">
            <text:p>Indre By</text:p>
          </table:table-cell>
          <table:table-cell office:value-type="string">
            <text:p>1015204000000</text:p>
          </table:table-cell>
          <table:table-cell office:value-type="string">
            <text:p>Nørregade</text:p>
          </table:table-cell>
          <table:table-cell office:value-type="float" office:value="0">
            <text:p>0</text:p>
          </table:table-cell>
          <table:table-cell office:value-type="float" office:value="491">
            <text:p>49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43">
            <text:p>5443</text:p>
          </table:table-cell>
          <table:table-cell office:value-type="string">
            <text:p>Amager Øst</text:p>
          </table:table-cell>
          <table:table-cell office:value-type="string">
            <text:p>1013280000000</text:p>
          </table:table-cell>
          <table:table-cell office:value-type="string">
            <text:p>Iranvej</text:p>
          </table:table-cell>
          <table:table-cell office:value-type="float" office:value="0">
            <text:p>0</text:p>
          </table:table-cell>
          <table:table-cell office:value-type="float" office:value="410">
            <text:p>4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44">
            <text:p>5444</text:p>
          </table:table-cell>
          <table:table-cell office:value-type="string">
            <text:p>Valby</text:p>
          </table:table-cell>
          <table:table-cell office:value-type="string">
            <text:p>1017500000000</text:p>
          </table:table-cell>
          <table:table-cell office:value-type="string">
            <text:p>Tjørnelunds Allé</text:p>
          </table:table-cell>
          <table:table-cell office:value-type="float" office:value="0">
            <text:p>0</text:p>
          </table:table-cell>
          <table:table-cell office:value-type="float" office:value="413">
            <text:p>41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45">
            <text:p>5445</text:p>
          </table:table-cell>
          <table:table-cell office:value-type="string">
            <text:p>Indre By</text:p>
          </table:table-cell>
          <table:table-cell office:value-type="string">
            <text:p>1013712000000</text:p>
          </table:table-cell>
          <table:table-cell office:value-type="string">
            <text:p>Kjeld Langes Gade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46">
            <text:p>5446</text:p>
          </table:table-cell>
          <table:table-cell office:value-type="string">
            <text:p>Indre By</text:p>
          </table:table-cell>
          <table:table-cell office:value-type="string">
            <text:p>1018116000000</text:p>
          </table:table-cell>
          <table:table-cell office:value-type="string">
            <text:p>Ved Volden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48">
            <text:p>5448</text:p>
          </table:table-cell>
          <table:table-cell office:value-type="string">
            <text:p>Amager Øst</text:p>
          </table:table-cell>
          <table:table-cell office:value-type="string">
            <text:p>1016672000000</text:p>
          </table:table-cell>
          <table:table-cell office:value-type="string">
            <text:p>Sofie Brahes Allé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49">
            <text:p>5449</text:p>
          </table:table-cell>
          <table:table-cell office:value-type="string">
            <text:p>Amager Vest</text:p>
          </table:table-cell>
          <table:table-cell office:value-type="string">
            <text:p>1017108300000</text:p>
          </table:table-cell>
          <table:table-cell office:value-type="string">
            <text:p>Sundbyvester Plads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50">
            <text:p>5450</text:p>
          </table:table-cell>
          <table:table-cell office:value-type="string">
            <text:p>Vesterbro-Kongens Enghave</text:p>
          </table:table-cell>
          <table:table-cell office:value-type="string">
            <text:p>1010226000000</text:p>
          </table:table-cell>
          <table:table-cell office:value-type="string">
            <text:p>Arni Magnussons Gade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51">
            <text:p>5451</text:p>
          </table:table-cell>
          <table:table-cell office:value-type="string">
            <text:p>Valby</text:p>
          </table:table-cell>
          <table:table-cell office:value-type="string">
            <text:p>1010596000000</text:p>
          </table:table-cell>
          <table:table-cell office:value-type="string">
            <text:p>Blankavej</text:p>
          </table:table-cell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52">
            <text:p>5452</text:p>
          </table:table-cell>
          <table:table-cell office:value-type="string">
            <text:p>Bispebjerg</text:p>
          </table:table-cell>
          <table:table-cell office:value-type="string">
            <text:p>1015496000000</text:p>
          </table:table-cell>
          <table:table-cell office:value-type="string">
            <text:p>Peter Ibsens Allé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53">
            <text:p>5453</text:p>
          </table:table-cell>
          <table:table-cell office:value-type="string">
            <text:p>Brønshøj-Husum</text:p>
          </table:table-cell>
          <table:table-cell office:value-type="string">
            <text:p>1013152080000</text:p>
          </table:table-cell>
          <table:table-cell office:value-type="string">
            <text:p>Hyrdevangen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55">
            <text:p>5455</text:p>
          </table:table-cell>
          <table:table-cell office:value-type="string">
            <text:p>Brønshøj-Husum</text:p>
          </table:table-cell>
          <table:table-cell office:value-type="string">
            <text:p>1013088000000</text:p>
          </table:table-cell>
          <table:table-cell office:value-type="string">
            <text:p>Hustoftevej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56">
            <text:p>5456</text:p>
          </table:table-cell>
          <table:table-cell office:value-type="string">
            <text:p>Vesterbro-Kongens Enghave</text:p>
          </table:table-cell>
          <table:table-cell office:value-type="string">
            <text:p>1014048000000</text:p>
          </table:table-cell>
          <table:table-cell office:value-type="string">
            <text:p>Küchlersgade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57">
            <text:p>5457</text:p>
          </table:table-cell>
          <table:table-cell office:value-type="string">
            <text:p>Valby</text:p>
          </table:table-cell>
          <table:table-cell office:value-type="string">
            <text:p>1017636000000</text:p>
          </table:table-cell>
          <table:table-cell office:value-type="string">
            <text:p>Trekronergade</text:p>
          </table:table-cell>
          <table:table-cell office:value-type="float" office:value="0">
            <text:p>0</text:p>
          </table:table-cell>
          <table:table-cell office:value-type="float" office:value="448">
            <text:p>44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60">
            <text:p>5460</text:p>
          </table:table-cell>
          <table:table-cell office:value-type="string">
            <text:p>Amager Vest</text:p>
          </table:table-cell>
          <table:table-cell office:value-type="string">
            <text:p>1013722000000</text:p>
          </table:table-cell>
          <table:table-cell office:value-type="string">
            <text:p>Klaksvigsgade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61">
            <text:p>5461</text:p>
          </table:table-cell>
          <table:table-cell office:value-type="string">
            <text:p>Indre By</text:p>
          </table:table-cell>
          <table:table-cell office:value-type="string">
            <text:p>1015144000000</text:p>
          </table:table-cell>
          <table:table-cell office:value-type="string">
            <text:p>Ny Vestergade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68">
            <text:p>5668</text:p>
          </table:table-cell>
          <table:table-cell office:value-type="string">
            <text:p>Østerbro</text:p>
          </table:table-cell>
          <table:table-cell office:value-type="string">
            <text:p>1012440000000</text:p>
          </table:table-cell>
          <table:table-cell office:value-type="string">
            <text:p>Gustav Adolfs Gade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69">
            <text:p>5669</text:p>
          </table:table-cell>
          <table:table-cell office:value-type="string">
            <text:p>Amager Øst</text:p>
          </table:table-cell>
          <table:table-cell office:value-type="string">
            <text:p>1013924000000</text:p>
          </table:table-cell>
          <table:table-cell office:value-type="string">
            <text:p>Korsikavej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70">
            <text:p>5670</text:p>
          </table:table-cell>
          <table:table-cell office:value-type="string">
            <text:p>Amager Vest</text:p>
          </table:table-cell>
          <table:table-cell office:value-type="string">
            <text:p>1017828010000</text:p>
          </table:table-cell>
          <table:table-cell office:value-type="string">
            <text:p>Ulrik Birchs Allé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671">
            <text:p>5671</text:p>
          </table:table-cell>
          <table:table-cell office:value-type="string">
            <text:p>Bispebjerg</text:p>
          </table:table-cell>
          <table:table-cell office:value-type="string">
            <text:p>1014104000000</text:p>
          </table:table-cell>
          <table:table-cell office:value-type="string">
            <text:p>Landfogedvej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72">
            <text:p>5672</text:p>
          </table:table-cell>
          <table:table-cell office:value-type="string">
            <text:p>Amager Øst</text:p>
          </table:table-cell>
          <table:table-cell office:value-type="string">
            <text:p>1010144000000</text:p>
          </table:table-cell>
          <table:table-cell office:value-type="string">
            <text:p>Amsterdamvej</text:p>
          </table:table-cell>
          <table:table-cell office:value-type="float" office:value="0">
            <text:p>0</text:p>
          </table:table-cell>
          <table:table-cell office:value-type="float" office:value="293">
            <text:p>29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673">
            <text:p>5673</text:p>
          </table:table-cell>
          <table:table-cell office:value-type="string">
            <text:p>Vesterbro-Kongens Enghave</text:p>
          </table:table-cell>
          <table:table-cell office:value-type="string">
            <text:p>1016896000000</text:p>
          </table:table-cell>
          <table:table-cell office:value-type="string">
            <text:p>Stenosgade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67">
            <text:p>5667</text:p>
          </table:table-cell>
          <table:table-cell office:value-type="string">
            <text:p>Amager Øst</text:p>
          </table:table-cell>
          <table:table-cell office:value-type="string">
            <text:p>1016996000000</text:p>
          </table:table-cell>
          <table:table-cell office:value-type="string">
            <text:p>Strandlodsvej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75">
            <text:p>5675</text:p>
          </table:table-cell>
          <table:table-cell office:value-type="string">
            <text:p>Vanløse</text:p>
          </table:table-cell>
          <table:table-cell office:value-type="string">
            <text:p>1015136000000</text:p>
          </table:table-cell>
          <table:table-cell office:value-type="string">
            <text:p>Nysøvej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76">
            <text:p>5676</text:p>
          </table:table-cell>
          <table:table-cell office:value-type="string">
            <text:p>Amager Øst</text:p>
          </table:table-cell>
          <table:table-cell office:value-type="string">
            <text:p>1010744000000</text:p>
          </table:table-cell>
          <table:table-cell office:value-type="string">
            <text:p>Borneovej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81">
            <text:p>5681</text:p>
          </table:table-cell>
          <table:table-cell office:value-type="string">
            <text:p>Vesterbro-Kongens Enghave</text:p>
          </table:table-cell>
          <table:table-cell office:value-type="string">
            <text:p>1010708000000</text:p>
          </table:table-cell>
          <table:table-cell office:value-type="string">
            <text:p>V.A. Borgens Vej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677">
            <text:p>5677</text:p>
          </table:table-cell>
          <table:table-cell office:value-type="string">
            <text:p>Østerbro</text:p>
          </table:table-cell>
          <table:table-cell office:value-type="string">
            <text:p>1015248000000</text:p>
          </table:table-cell>
          <table:table-cell office:value-type="string">
            <text:p>J. E. Ohlsens Gade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78">
            <text:p>5678</text:p>
          </table:table-cell>
          <table:table-cell office:value-type="string">
            <text:p>Brønshøj-Husum</text:p>
          </table:table-cell>
          <table:table-cell office:value-type="string">
            <text:p>1013198000000</text:p>
          </table:table-cell>
          <table:table-cell office:value-type="string">
            <text:p>Høje Gladsaxe Vej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79">
            <text:p>5679</text:p>
          </table:table-cell>
          <table:table-cell office:value-type="string">
            <text:p>Vanløse</text:p>
          </table:table-cell>
          <table:table-cell office:value-type="string">
            <text:p>1015596000000</text:p>
          </table:table-cell>
          <table:table-cell office:value-type="string">
            <text:p>Primulavej</text:p>
          </table:table-cell>
          <table:table-cell office:value-type="float" office:value="0">
            <text:p>0</text:p>
          </table:table-cell>
          <table:table-cell office:value-type="float" office:value="293">
            <text:p>29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80">
            <text:p>5680</text:p>
          </table:table-cell>
          <table:table-cell office:value-type="string">
            <text:p>Nørrebro</text:p>
          </table:table-cell>
          <table:table-cell office:value-type="string">
            <text:p>1018480020000</text:p>
          </table:table-cell>
          <table:table-cell office:value-type="string">
            <text:p>Vølundsgade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82">
            <text:p>5682</text:p>
          </table:table-cell>
          <table:table-cell office:value-type="string">
            <text:p>Valby</text:p>
          </table:table-cell>
          <table:table-cell office:value-type="string">
            <text:p>1014544000000</text:p>
          </table:table-cell>
          <table:table-cell office:value-type="string">
            <text:p>Lønborg Allé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83">
            <text:p>5683</text:p>
          </table:table-cell>
          <table:table-cell office:value-type="string">
            <text:p>Bispebjerg</text:p>
          </table:table-cell>
          <table:table-cell office:value-type="string">
            <text:p>1017080020000</text:p>
          </table:table-cell>
          <table:table-cell office:value-type="string">
            <text:p>Stærevej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84">
            <text:p>5684</text:p>
          </table:table-cell>
          <table:table-cell office:value-type="string">
            <text:p>Amager Øst</text:p>
          </table:table-cell>
          <table:table-cell office:value-type="string">
            <text:p>1015048000000</text:p>
          </table:table-cell>
          <table:table-cell office:value-type="string">
            <text:p>Nordre Røse Vej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02">
            <text:p>5002</text:p>
          </table:table-cell>
          <table:table-cell office:value-type="string">
            <text:p>Amager Vest</text:p>
          </table:table-cell>
          <table:table-cell office:value-type="string">
            <text:p>1017547000000</text:p>
          </table:table-cell>
          <table:table-cell office:value-type="string">
            <text:p>Tom Kristensens Vej</text:p>
          </table:table-cell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04">
            <text:p>5004</text:p>
          </table:table-cell>
          <table:table-cell office:value-type="string">
            <text:p>Østerbro</text:p>
          </table:table-cell>
          <table:table-cell office:value-type="string">
            <text:p>1016252800000</text:p>
          </table:table-cell>
          <table:table-cell office:value-type="string">
            <text:p>Sankt Jakobs Gade</text:p>
          </table:table-cell>
          <table:table-cell office:value-type="float" office:value="102">
            <text:p>102</text:p>
          </table:table-cell>
          <table:table-cell office:value-type="float" office:value="207">
            <text:p>20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05">
            <text:p>5005</text:p>
          </table:table-cell>
          <table:table-cell office:value-type="string">
            <text:p>Indre By</text:p>
          </table:table-cell>
          <table:table-cell office:value-type="string">
            <text:p>1014970000000</text:p>
          </table:table-cell>
          <table:table-cell office:value-type="string">
            <text:p>Nicolai Eigtveds Gade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06">
            <text:p>5006</text:p>
          </table:table-cell>
          <table:table-cell office:value-type="string">
            <text:p>Valby</text:p>
          </table:table-cell>
          <table:table-cell office:value-type="string">
            <text:p>1017308000000</text:p>
          </table:table-cell>
          <table:table-cell office:value-type="string">
            <text:p>Søndre Allé</text:p>
          </table:table-cell>
          <table:table-cell office:value-type="float" office:value="0">
            <text:p>0</text:p>
          </table:table-cell>
          <table:table-cell office:value-type="float" office:value="421">
            <text:p>42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464">
            <text:p>5464</text:p>
          </table:table-cell>
          <table:table-cell office:value-type="string">
            <text:p>Østerbro</text:p>
          </table:table-cell>
          <table:table-cell office:value-type="string">
            <text:p>1013266000000</text:p>
          </table:table-cell>
          <table:table-cell office:value-type="string">
            <text:p>Indiakaj</text:p>
          </table:table-cell>
          <table:table-cell office:value-type="float" office:value="0">
            <text:p>0</text:p>
          </table:table-cell>
          <table:table-cell office:value-type="float" office:value="307">
            <text:p>30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65">
            <text:p>5465</text:p>
          </table:table-cell>
          <table:table-cell office:value-type="string">
            <text:p>Nørrebro</text:p>
          </table:table-cell>
          <table:table-cell office:value-type="string">
            <text:p>1015232020000</text:p>
          </table:table-cell>
          <table:table-cell office:value-type="string">
            <text:p>Odinsgade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69">
            <text:p>5469</text:p>
          </table:table-cell>
          <table:table-cell office:value-type="string">
            <text:p>Nørrebro</text:p>
          </table:table-cell>
          <table:table-cell office:value-type="string">
            <text:p>1016204000000</text:p>
          </table:table-cell>
          <table:table-cell office:value-type="string">
            <text:p>Sandbjerggade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07">
            <text:p>5007</text:p>
          </table:table-cell>
          <table:table-cell office:value-type="string">
            <text:p>Vanløse</text:p>
          </table:table-cell>
          <table:table-cell office:value-type="string">
            <text:p>1010672000000</text:p>
          </table:table-cell>
          <table:table-cell office:value-type="string">
            <text:p>Bogholder Allé</text:p>
          </table:table-cell>
          <table:table-cell office:value-type="float" office:value="0">
            <text:p>0</text:p>
          </table:table-cell>
          <table:table-cell office:value-type="float" office:value="741">
            <text:p>7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09">
            <text:p>5009</text:p>
          </table:table-cell>
          <table:table-cell office:value-type="string">
            <text:p>Østerbro</text:p>
          </table:table-cell>
          <table:table-cell office:value-type="string">
            <text:p>1013008060000</text:p>
          </table:table-cell>
          <table:table-cell office:value-type="string">
            <text:p>Holsteinsgade 34-36/Willemoesgade 55-59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11">
            <text:p>5011</text:p>
          </table:table-cell>
          <table:table-cell office:value-type="string">
            <text:p>Nørrebro</text:p>
          </table:table-cell>
          <table:table-cell office:value-type="string">
            <text:p>1010336000000</text:p>
          </table:table-cell>
          <table:table-cell office:value-type="string">
            <text:p>Baldersgade</text:p>
          </table:table-cell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012">
            <text:p>5012</text:p>
          </table:table-cell>
          <table:table-cell office:value-type="string">
            <text:p>Brønshøj-Husum</text:p>
          </table:table-cell>
          <table:table-cell office:value-type="string">
            <text:p>1015517000000</text:p>
          </table:table-cell>
          <table:table-cell office:value-type="string">
            <text:p>Pilebro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14">
            <text:p>5014</text:p>
          </table:table-cell>
          <table:table-cell office:value-type="string">
            <text:p>Valby</text:p>
          </table:table-cell>
          <table:table-cell office:value-type="string">
            <text:p>1017916000000</text:p>
          </table:table-cell>
          <table:table-cell office:value-type="string">
            <text:p>Valby Tingsted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016">
            <text:p>5016</text:p>
          </table:table-cell>
          <table:table-cell office:value-type="string">
            <text:p>Østerbro</text:p>
          </table:table-cell>
          <table:table-cell office:value-type="string">
            <text:p>1018272000000</text:p>
          </table:table-cell>
          <table:table-cell office:value-type="string">
            <text:p>Weysesgade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17">
            <text:p>5017</text:p>
          </table:table-cell>
          <table:table-cell office:value-type="string">
            <text:p>Indre By</text:p>
          </table:table-cell>
          <table:table-cell office:value-type="string">
            <text:p>1014004000000</text:p>
          </table:table-cell>
          <table:table-cell office:value-type="string">
            <text:p>Krusemyntegade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20">
            <text:p>5020</text:p>
          </table:table-cell>
          <table:table-cell office:value-type="string">
            <text:p>Amager Øst</text:p>
          </table:table-cell>
          <table:table-cell office:value-type="string">
            <text:p>1014456000000</text:p>
          </table:table-cell>
          <table:table-cell office:value-type="string">
            <text:p>Lybækgade</text:p>
          </table:table-cell>
          <table:table-cell office:value-type="float" office:value="0">
            <text:p>0</text:p>
          </table:table-cell>
          <table:table-cell office:value-type="float" office:value="311">
            <text:p>31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194">
            <text:p>5194</text:p>
          </table:table-cell>
          <table:table-cell office:value-type="string">
            <text:p>Vanløse</text:p>
          </table:table-cell>
          <table:table-cell office:value-type="string">
            <text:p>1013764000000</text:p>
          </table:table-cell>
          <table:table-cell office:value-type="string">
            <text:p>Klokkestien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195">
            <text:p>5195</text:p>
          </table:table-cell>
          <table:table-cell office:value-type="string">
            <text:p>Vanløse</text:p>
          </table:table-cell>
          <table:table-cell office:value-type="string">
            <text:p>1011756000000</text:p>
          </table:table-cell>
          <table:table-cell office:value-type="string">
            <text:p>Ferskenvej</text:p>
          </table:table-cell>
          <table:table-cell office:value-type="float" office:value="0">
            <text:p>0</text:p>
          </table:table-cell>
          <table:table-cell office:value-type="float" office:value="437">
            <text:p>43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196">
            <text:p>5196</text:p>
          </table:table-cell>
          <table:table-cell office:value-type="string">
            <text:p>Vesterbro-Kongens Enghave</text:p>
          </table:table-cell>
          <table:table-cell office:value-type="string">
            <text:p>1018324000000</text:p>
          </table:table-cell>
          <table:table-cell office:value-type="string">
            <text:p>Wiinbladsgade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197">
            <text:p>5197</text:p>
          </table:table-cell>
          <table:table-cell office:value-type="string">
            <text:p>Brønshøj-Husum</text:p>
          </table:table-cell>
          <table:table-cell office:value-type="string">
            <text:p>1017764010000</text:p>
          </table:table-cell>
          <table:table-cell office:value-type="string">
            <text:p>Tølløsevej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198">
            <text:p>5198</text:p>
          </table:table-cell>
          <table:table-cell office:value-type="string">
            <text:p>Vanløse</text:p>
          </table:table-cell>
          <table:table-cell office:value-type="string">
            <text:p>1016452000000</text:p>
          </table:table-cell>
          <table:table-cell office:value-type="string">
            <text:p>Skibelundvej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99">
            <text:p>5199</text:p>
          </table:table-cell>
          <table:table-cell office:value-type="string">
            <text:p>Valby</text:p>
          </table:table-cell>
          <table:table-cell office:value-type="string">
            <text:p>1014324040000</text:p>
          </table:table-cell>
          <table:table-cell office:value-type="string">
            <text:p>Lindebugten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200">
            <text:p>5200</text:p>
          </table:table-cell>
          <table:table-cell office:value-type="string">
            <text:p>Amager Øst</text:p>
          </table:table-cell>
          <table:table-cell office:value-type="string">
            <text:p>1013896000000</text:p>
          </table:table-cell>
          <table:table-cell office:value-type="string">
            <text:p>Korinthvej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201">
            <text:p>5201</text:p>
          </table:table-cell>
          <table:table-cell office:value-type="string">
            <text:p>Amager Vest</text:p>
          </table:table-cell>
          <table:table-cell office:value-type="string">
            <text:p>1016360000000</text:p>
          </table:table-cell>
          <table:table-cell office:value-type="string">
            <text:p>Sigbrits Allé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204">
            <text:p>5204</text:p>
          </table:table-cell>
          <table:table-cell office:value-type="string">
            <text:p>Indre By</text:p>
          </table:table-cell>
          <table:table-cell office:value-type="string">
            <text:p>1018612060000</text:p>
          </table:table-cell>
          <table:table-cell office:value-type="string">
            <text:p>Øster Voldgade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05">
            <text:p>5205</text:p>
          </table:table-cell>
          <table:table-cell office:value-type="string">
            <text:p>Østerbro</text:p>
          </table:table-cell>
          <table:table-cell office:value-type="string">
            <text:p>1018300000000</text:p>
          </table:table-cell>
          <table:table-cell office:value-type="string">
            <text:p>Victor Bendix Gade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06">
            <text:p>5206</text:p>
          </table:table-cell>
          <table:table-cell office:value-type="string">
            <text:p>Østerbro</text:p>
          </table:table-cell>
          <table:table-cell office:value-type="string">
            <text:p>1017770000000</text:p>
          </table:table-cell>
          <table:table-cell office:value-type="string">
            <text:p>Tømmerkaj</text:p>
          </table:table-cell>
          <table:table-cell office:value-type="float" office:value="0">
            <text:p>0</text:p>
          </table:table-cell>
          <table:table-cell office:value-type="float" office:value="394">
            <text:p>39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08">
            <text:p>5208</text:p>
          </table:table-cell>
          <table:table-cell office:value-type="string">
            <text:p>Østerbro</text:p>
          </table:table-cell>
          <table:table-cell office:value-type="string">
            <text:p>1018576000000</text:p>
          </table:table-cell>
          <table:table-cell office:value-type="string">
            <text:p>Øster Allé</text:p>
          </table:table-cell>
          <table:table-cell office:value-type="float" office:value="0">
            <text:p>0</text:p>
          </table:table-cell>
          <table:table-cell office:value-type="float" office:value="1169">
            <text:p>116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09">
            <text:p>5209</text:p>
          </table:table-cell>
          <table:table-cell office:value-type="string">
            <text:p>Valby</text:p>
          </table:table-cell>
          <table:table-cell office:value-type="string">
            <text:p>1017680000000</text:p>
          </table:table-cell>
          <table:table-cell office:value-type="string">
            <text:p>Tschernings Allé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07">
            <text:p>5207</text:p>
          </table:table-cell>
          <table:table-cell office:value-type="string">
            <text:p>Vesterbro-Kongens Enghave</text:p>
          </table:table-cell>
          <table:table-cell office:value-type="string">
            <text:p>1018332000000</text:p>
          </table:table-cell>
          <table:table-cell office:value-type="string">
            <text:p>Viktoriagade</text:p>
          </table:table-cell>
          <table:table-cell office:value-type="float" office:value="0">
            <text:p>0</text:p>
          </table:table-cell>
          <table:table-cell office:value-type="float" office:value="321">
            <text:p>32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68">
            <text:p>5468</text:p>
          </table:table-cell>
          <table:table-cell office:value-type="string">
            <text:p>Bispebjerg</text:p>
          </table:table-cell>
          <table:table-cell office:value-type="string">
            <text:p>1012944000000</text:p>
          </table:table-cell>
          <table:table-cell office:value-type="string">
            <text:p>Hjortholms Allé</text:p>
          </table:table-cell>
          <table:table-cell office:value-type="float" office:value="0">
            <text:p>0</text:p>
          </table:table-cell>
          <table:table-cell office:value-type="float" office:value="407">
            <text:p>40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470">
            <text:p>5470</text:p>
          </table:table-cell>
          <table:table-cell office:value-type="string">
            <text:p>Indre By</text:p>
          </table:table-cell>
          <table:table-cell office:value-type="string">
            <text:p>1012384300000</text:p>
          </table:table-cell>
          <table:table-cell office:value-type="string">
            <text:p>Gråbrødretorv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71">
            <text:p>5471</text:p>
          </table:table-cell>
          <table:table-cell office:value-type="string">
            <text:p>Indre By</text:p>
          </table:table-cell>
          <table:table-cell office:value-type="string">
            <text:p>1017660320000</text:p>
          </table:table-cell>
          <table:table-cell office:value-type="string">
            <text:p>Trondhjems Plads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72">
            <text:p>5472</text:p>
          </table:table-cell>
          <table:table-cell office:value-type="string">
            <text:p>Østerbro</text:p>
          </table:table-cell>
          <table:table-cell office:value-type="string">
            <text:p>1011168030000</text:p>
          </table:table-cell>
          <table:table-cell office:value-type="string">
            <text:p>Classensgade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73">
            <text:p>5473</text:p>
          </table:table-cell>
          <table:table-cell office:value-type="string">
            <text:p>Valby</text:p>
          </table:table-cell>
          <table:table-cell office:value-type="string">
            <text:p>1012492000000</text:p>
          </table:table-cell>
          <table:table-cell office:value-type="string">
            <text:p>Gåsebæksvej</text:p>
          </table:table-cell>
          <table:table-cell office:value-type="float" office:value="0">
            <text:p>0</text:p>
          </table:table-cell>
          <table:table-cell office:value-type="float" office:value="337">
            <text:p>337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5686">
            <text:p>5686</text:p>
          </table:table-cell>
          <table:table-cell office:value-type="string">
            <text:p>Amager Vest</text:p>
          </table:table-cell>
          <table:table-cell office:value-type="string">
            <text:p>1017155400000</text:p>
          </table:table-cell>
          <table:table-cell office:value-type="string">
            <text:p>Svend Aukens Plads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223">
            <text:p>5223</text:p>
          </table:table-cell>
          <table:table-cell office:value-type="string">
            <text:p>Østerbro</text:p>
          </table:table-cell>
          <table:table-cell office:value-type="string">
            <text:p>1016428000000</text:p>
          </table:table-cell>
          <table:table-cell office:value-type="string">
            <text:p>Skarøgade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711">
            <text:p>5711</text:p>
          </table:table-cell>
          <table:table-cell office:value-type="string">
            <text:p>Vanløse</text:p>
          </table:table-cell>
          <table:table-cell office:value-type="string">
            <text:p>1017712000000</text:p>
          </table:table-cell>
          <table:table-cell office:value-type="string">
            <text:p>Tustrupvej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87">
            <text:p>5687</text:p>
          </table:table-cell>
          <table:table-cell office:value-type="string">
            <text:p>Bispebjerg</text:p>
          </table:table-cell>
          <table:table-cell office:value-type="string">
            <text:p>1014235000000</text:p>
          </table:table-cell>
          <table:table-cell office:value-type="string">
            <text:p>Lersøstien</text:p>
          </table:table-cell>
          <table:table-cell office:value-type="float" office:value="0">
            <text:p>0</text:p>
          </table:table-cell>
          <table:table-cell office:value-type="float" office:value="904">
            <text:p>90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88">
            <text:p>5688</text:p>
          </table:table-cell>
          <table:table-cell office:value-type="string">
            <text:p>Vanløse</text:p>
          </table:table-cell>
          <table:table-cell office:value-type="string">
            <text:p>1010484000000</text:p>
          </table:table-cell>
          <table:table-cell office:value-type="string">
            <text:p>A.F. Beyers Vej</text:p>
          </table:table-cell>
          <table:table-cell office:value-type="float" office:value="0">
            <text:p>0</text:p>
          </table:table-cell>
          <table:table-cell office:value-type="float" office:value="333">
            <text:p>33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89">
            <text:p>5689</text:p>
          </table:table-cell>
          <table:table-cell office:value-type="string">
            <text:p>Indre By</text:p>
          </table:table-cell>
          <table:table-cell office:value-type="string">
            <text:p>1011278000000</text:p>
          </table:table-cell>
          <table:table-cell office:value-type="string">
            <text:p>David Balfours Gade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90">
            <text:p>5690</text:p>
          </table:table-cell>
          <table:table-cell office:value-type="string">
            <text:p>Brønshøj-Husum</text:p>
          </table:table-cell>
          <table:table-cell office:value-type="string">
            <text:p>1016756000000</text:p>
          </table:table-cell>
          <table:table-cell office:value-type="string">
            <text:p>Spangen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91">
            <text:p>5691</text:p>
          </table:table-cell>
          <table:table-cell office:value-type="string">
            <text:p>Bispebjerg</text:p>
          </table:table-cell>
          <table:table-cell office:value-type="string">
            <text:p>1017468000000</text:p>
          </table:table-cell>
          <table:table-cell office:value-type="string">
            <text:p>Tingskrivervej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92">
            <text:p>5692</text:p>
          </table:table-cell>
          <table:table-cell office:value-type="string">
            <text:p>Vesterbro-Kongens Enghave</text:p>
          </table:table-cell>
          <table:table-cell office:value-type="string">
            <text:p>1010556000000</text:p>
          </table:table-cell>
          <table:table-cell office:value-type="string">
            <text:p>Bissensgade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93">
            <text:p>5693</text:p>
          </table:table-cell>
          <table:table-cell office:value-type="string">
            <text:p>Amager Øst</text:p>
          </table:table-cell>
          <table:table-cell office:value-type="string">
            <text:p>1013344000000</text:p>
          </table:table-cell>
          <table:table-cell office:value-type="string">
            <text:p>Japanvej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95">
            <text:p>5695</text:p>
          </table:table-cell>
          <table:table-cell office:value-type="string">
            <text:p>Vesterbro-Kongens Enghave</text:p>
          </table:table-cell>
          <table:table-cell office:value-type="string">
            <text:p>1011052000000</text:p>
          </table:table-cell>
          <table:table-cell office:value-type="string">
            <text:p>Bådehavnsgade</text:p>
          </table:table-cell>
          <table:table-cell office:value-type="float" office:value="0">
            <text:p>0</text:p>
          </table:table-cell>
          <table:table-cell office:value-type="float" office:value="1069">
            <text:p>106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96">
            <text:p>5696</text:p>
          </table:table-cell>
          <table:table-cell office:value-type="string">
            <text:p>Bispebjerg</text:p>
          </table:table-cell>
          <table:table-cell office:value-type="string">
            <text:p>1017080000000</text:p>
          </table:table-cell>
          <table:table-cell office:value-type="string">
            <text:p>Stærevej</text:p>
          </table:table-cell>
          <table:table-cell office:value-type="float" office:value="0">
            <text:p>0</text:p>
          </table:table-cell>
          <table:table-cell office:value-type="float" office:value="564">
            <text:p>56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97">
            <text:p>5697</text:p>
          </table:table-cell>
          <table:table-cell office:value-type="string">
            <text:p>Bispebjerg</text:p>
          </table:table-cell>
          <table:table-cell office:value-type="string">
            <text:p>1010532020000</text:p>
          </table:table-cell>
          <table:table-cell office:value-type="string">
            <text:p>Bispebjerg Parkallé Nordlig</text:p>
          </table:table-cell>
          <table:table-cell office:value-type="float" office:value="0">
            <text:p>0</text:p>
          </table:table-cell>
          <table:table-cell office:value-type="float" office:value="730">
            <text:p>73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698">
            <text:p>5698</text:p>
          </table:table-cell>
          <table:table-cell office:value-type="string">
            <text:p>Vesterbro-Kongens Enghave</text:p>
          </table:table-cell>
          <table:table-cell office:value-type="string">
            <text:p>1014238000000</text:p>
          </table:table-cell>
          <table:table-cell office:value-type="string">
            <text:p>Letlandsgade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18">
            <text:p>5218</text:p>
          </table:table-cell>
          <table:table-cell office:value-type="string">
            <text:p>Brønshøj-Husum</text:p>
          </table:table-cell>
          <table:table-cell office:value-type="string">
            <text:p>1014304000000</text:p>
          </table:table-cell>
          <table:table-cell office:value-type="string">
            <text:p>Lillevang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19">
            <text:p>5219</text:p>
          </table:table-cell>
          <table:table-cell office:value-type="string">
            <text:p>Brønshøj-Husum</text:p>
          </table:table-cell>
          <table:table-cell office:value-type="string">
            <text:p>1010868000000</text:p>
          </table:table-cell>
          <table:table-cell office:value-type="string">
            <text:p>Broksøvej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02">
            <text:p>5702</text:p>
          </table:table-cell>
          <table:table-cell office:value-type="string">
            <text:p>Valby</text:p>
          </table:table-cell>
          <table:table-cell office:value-type="string">
            <text:p>1018468000000</text:p>
          </table:table-cell>
          <table:table-cell office:value-type="string">
            <text:p>Værkstedvej</text:p>
          </table:table-cell>
          <table:table-cell office:value-type="float" office:value="0">
            <text:p>0</text:p>
          </table:table-cell>
          <table:table-cell office:value-type="float" office:value="469">
            <text:p>46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20">
            <text:p>5220</text:p>
          </table:table-cell>
          <table:table-cell office:value-type="string">
            <text:p>Nørrebro</text:p>
          </table:table-cell>
          <table:table-cell office:value-type="string">
            <text:p>1014448010000</text:p>
          </table:table-cell>
          <table:table-cell office:value-type="string">
            <text:p>Lundtoftegade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21">
            <text:p>5221</text:p>
          </table:table-cell>
          <table:table-cell office:value-type="string">
            <text:p>Amager Vest</text:p>
          </table:table-cell>
          <table:table-cell office:value-type="string">
            <text:p>1012038000000</text:p>
          </table:table-cell>
          <table:table-cell office:value-type="string">
            <text:p>Fælleddiget</text:p>
          </table:table-cell>
          <table:table-cell office:value-type="float" office:value="0">
            <text:p>0</text:p>
          </table:table-cell>
          <table:table-cell office:value-type="float" office:value="299">
            <text:p>29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22">
            <text:p>5222</text:p>
          </table:table-cell>
          <table:table-cell office:value-type="string">
            <text:p>Amager Vest</text:p>
          </table:table-cell>
          <table:table-cell office:value-type="string">
            <text:p>1016916000000</text:p>
          </table:table-cell>
          <table:table-cell office:value-type="string">
            <text:p>Stjernevej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24">
            <text:p>5224</text:p>
          </table:table-cell>
          <table:table-cell office:value-type="string">
            <text:p>Østerbro</text:p>
          </table:table-cell>
          <table:table-cell office:value-type="string">
            <text:p>1015872000000</text:p>
          </table:table-cell>
          <table:table-cell office:value-type="string">
            <text:p>Ringkøbinggade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26">
            <text:p>5226</text:p>
          </table:table-cell>
          <table:table-cell office:value-type="string">
            <text:p>Nørrebro</text:p>
          </table:table-cell>
          <table:table-cell office:value-type="string">
            <text:p>1017452000000</text:p>
          </table:table-cell>
          <table:table-cell office:value-type="string">
            <text:p>Tikøbgade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76">
            <text:p>5476</text:p>
          </table:table-cell>
          <table:table-cell office:value-type="string">
            <text:p>Valby</text:p>
          </table:table-cell>
          <table:table-cell office:value-type="string">
            <text:p>1010368000000</text:p>
          </table:table-cell>
          <table:table-cell office:value-type="string">
            <text:p>Banevolden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77">
            <text:p>5477</text:p>
          </table:table-cell>
          <table:table-cell office:value-type="string">
            <text:p>Vanløse</text:p>
          </table:table-cell>
          <table:table-cell office:value-type="string">
            <text:p>1016648000000</text:p>
          </table:table-cell>
          <table:table-cell office:value-type="string">
            <text:p>Småkær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18">
            <text:p>5018</text:p>
          </table:table-cell>
          <table:table-cell office:value-type="string">
            <text:p>Nørrebro</text:p>
          </table:table-cell>
          <table:table-cell office:value-type="string">
            <text:p>1015192000000</text:p>
          </table:table-cell>
          <table:table-cell office:value-type="string">
            <text:p>Nørrebrogade</text:p>
          </table:table-cell>
          <table:table-cell office:value-type="float" office:value="0">
            <text:p>0</text:p>
          </table:table-cell>
          <table:table-cell office:value-type="float" office:value="2190">
            <text:p>219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21">
            <text:p>5021</text:p>
          </table:table-cell>
          <table:table-cell office:value-type="string">
            <text:p>Østerbro</text:p>
          </table:table-cell>
          <table:table-cell office:value-type="string">
            <text:p>1013828000000</text:p>
          </table:table-cell>
          <table:table-cell office:value-type="string">
            <text:p>Koldinggade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22">
            <text:p>5022</text:p>
          </table:table-cell>
          <table:table-cell office:value-type="string">
            <text:p>Valby</text:p>
          </table:table-cell>
          <table:table-cell office:value-type="string">
            <text:p>1018320000000</text:p>
          </table:table-cell>
          <table:table-cell office:value-type="string">
            <text:p>Vigerslevvej</text:p>
          </table:table-cell>
          <table:table-cell office:value-type="float" office:value="0">
            <text:p>0</text:p>
          </table:table-cell>
          <table:table-cell office:value-type="float" office:value="3836">
            <text:p>38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10">
            <text:p>5210</text:p>
          </table:table-cell>
          <table:table-cell office:value-type="string">
            <text:p>Brønshøj-Husum</text:p>
          </table:table-cell>
          <table:table-cell office:value-type="string">
            <text:p>1013152010000</text:p>
          </table:table-cell>
          <table:table-cell office:value-type="string">
            <text:p>Hyrdevangen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11">
            <text:p>5211</text:p>
          </table:table-cell>
          <table:table-cell office:value-type="string">
            <text:p>Amager Øst</text:p>
          </table:table-cell>
          <table:table-cell office:value-type="string">
            <text:p>1011340000000</text:p>
          </table:table-cell>
          <table:table-cell office:value-type="string">
            <text:p>Drogdensgade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12">
            <text:p>5212</text:p>
          </table:table-cell>
          <table:table-cell office:value-type="string">
            <text:p>Indre By</text:p>
          </table:table-cell>
          <table:table-cell office:value-type="string">
            <text:p>1012932000000</text:p>
          </table:table-cell>
          <table:table-cell office:value-type="string">
            <text:p>Hjertensfrydsgade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13">
            <text:p>5213</text:p>
          </table:table-cell>
          <table:table-cell office:value-type="string">
            <text:p>Vanløse</text:p>
          </table:table-cell>
          <table:table-cell office:value-type="string">
            <text:p>1013456010000</text:p>
          </table:table-cell>
          <table:table-cell office:value-type="string">
            <text:p>Jydeholmen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14">
            <text:p>5214</text:p>
          </table:table-cell>
          <table:table-cell office:value-type="string">
            <text:p>Indre By</text:p>
          </table:table-cell>
          <table:table-cell office:value-type="string">
            <text:p>1018100000000</text:p>
          </table:table-cell>
          <table:table-cell office:value-type="string">
            <text:p>Ved Stranden</text:p>
          </table:table-cell>
          <table:table-cell office:value-type="float" office:value="0">
            <text:p>0</text:p>
          </table:table-cell>
          <table:table-cell office:value-type="float" office:value="203">
            <text:p>20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15">
            <text:p>5215</text:p>
          </table:table-cell>
          <table:table-cell office:value-type="string">
            <text:p>Valby</text:p>
          </table:table-cell>
          <table:table-cell office:value-type="string">
            <text:p>1018276000000</text:p>
          </table:table-cell>
          <table:table-cell office:value-type="string">
            <text:p>Vibeholmen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216">
            <text:p>5216</text:p>
          </table:table-cell>
          <table:table-cell office:value-type="string">
            <text:p>Nørrebro</text:p>
          </table:table-cell>
          <table:table-cell office:value-type="string">
            <text:p>1017416000000</text:p>
          </table:table-cell>
          <table:table-cell office:value-type="string">
            <text:p>Thorupsgade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17">
            <text:p>5217</text:p>
          </table:table-cell>
          <table:table-cell office:value-type="string">
            <text:p>Brønshøj-Husum</text:p>
          </table:table-cell>
          <table:table-cell office:value-type="string">
            <text:p>1013848000000</text:p>
          </table:table-cell>
          <table:table-cell office:value-type="string">
            <text:p>Kongemarksvej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78">
            <text:p>5478</text:p>
          </table:table-cell>
          <table:table-cell office:value-type="string">
            <text:p>Amager Vest</text:p>
          </table:table-cell>
          <table:table-cell office:value-type="string">
            <text:p>1013512000000</text:p>
          </table:table-cell>
          <table:table-cell office:value-type="string">
            <text:p>Kaliforniensvej</text:p>
          </table:table-cell>
          <table:table-cell office:value-type="float" office:value="0">
            <text:p>0</text:p>
          </table:table-cell>
          <table:table-cell office:value-type="float" office:value="303">
            <text:p>30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480">
            <text:p>5480</text:p>
          </table:table-cell>
          <table:table-cell office:value-type="string">
            <text:p>Østerbro</text:p>
          </table:table-cell>
          <table:table-cell office:value-type="string">
            <text:p>1018356020000</text:p>
          </table:table-cell>
          <table:table-cell office:value-type="string">
            <text:p>Willemoesgade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81">
            <text:p>5481</text:p>
          </table:table-cell>
          <table:table-cell office:value-type="string">
            <text:p>Nørrebro</text:p>
          </table:table-cell>
          <table:table-cell office:value-type="string">
            <text:p>1012032000000</text:p>
          </table:table-cell>
          <table:table-cell office:value-type="string">
            <text:p>Fyensgade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82">
            <text:p>5482</text:p>
          </table:table-cell>
          <table:table-cell office:value-type="string">
            <text:p>Vanløse</text:p>
          </table:table-cell>
          <table:table-cell office:value-type="string">
            <text:p>1013588000000</text:p>
          </table:table-cell>
          <table:table-cell office:value-type="string">
            <text:p>Kastanie Allé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83">
            <text:p>5483</text:p>
          </table:table-cell>
          <table:table-cell office:value-type="string">
            <text:p>Valby</text:p>
          </table:table-cell>
          <table:table-cell office:value-type="string">
            <text:p>1012088000000</text:p>
          </table:table-cell>
          <table:table-cell office:value-type="string">
            <text:p>Gammel Jernbanevej</text:p>
          </table:table-cell>
          <table:table-cell office:value-type="float" office:value="0">
            <text:p>0</text:p>
          </table:table-cell>
          <table:table-cell office:value-type="float" office:value="445">
            <text:p>44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84">
            <text:p>5484</text:p>
          </table:table-cell>
          <table:table-cell office:value-type="string">
            <text:p>Amager Øst</text:p>
          </table:table-cell>
          <table:table-cell office:value-type="string">
            <text:p>1017856000000</text:p>
          </table:table-cell>
          <table:table-cell office:value-type="string">
            <text:p>Uplandsgade</text:p>
          </table:table-cell>
          <table:table-cell office:value-type="float" office:value="0">
            <text:p>0</text:p>
          </table:table-cell>
          <table:table-cell office:value-type="float" office:value="1376">
            <text:p>13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85">
            <text:p>5485</text:p>
          </table:table-cell>
          <table:table-cell office:value-type="string">
            <text:p>Indre By</text:p>
          </table:table-cell>
          <table:table-cell office:value-type="string">
            <text:p>1015113000000</text:p>
          </table:table-cell>
          <table:table-cell office:value-type="string">
            <text:p>Nyhavnsbro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86">
            <text:p>5486</text:p>
          </table:table-cell>
          <table:table-cell office:value-type="string">
            <text:p>Brønshøj-Husum</text:p>
          </table:table-cell>
          <table:table-cell office:value-type="string">
            <text:p>1012912000000</text:p>
          </table:table-cell>
          <table:table-cell office:value-type="string">
            <text:p>Hirsevej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87">
            <text:p>5487</text:p>
          </table:table-cell>
          <table:table-cell office:value-type="string">
            <text:p>Valby</text:p>
          </table:table-cell>
          <table:table-cell office:value-type="string">
            <text:p>1013188000000</text:p>
          </table:table-cell>
          <table:table-cell office:value-type="string">
            <text:p>Højdedraget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88">
            <text:p>5488</text:p>
          </table:table-cell>
          <table:table-cell office:value-type="string">
            <text:p>Amager Vest</text:p>
          </table:table-cell>
          <table:table-cell office:value-type="string">
            <text:p>1017320000000</text:p>
          </table:table-cell>
          <table:table-cell office:value-type="string">
            <text:p>Søren Norbys Allé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490">
            <text:p>5490</text:p>
          </table:table-cell>
          <table:table-cell office:value-type="string">
            <text:p>Amager Vest</text:p>
          </table:table-cell>
          <table:table-cell office:value-type="string">
            <text:p>1012578010000</text:p>
          </table:table-cell>
          <table:table-cell office:value-type="string">
            <text:p>Hannemanns Allé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99">
            <text:p>5699</text:p>
          </table:table-cell>
          <table:table-cell office:value-type="string">
            <text:p>Nørrebro</text:p>
          </table:table-cell>
          <table:table-cell office:value-type="string">
            <text:p>1012884000000</text:p>
          </table:table-cell>
          <table:table-cell office:value-type="string">
            <text:p>Hildursgade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00">
            <text:p>5700</text:p>
          </table:table-cell>
          <table:table-cell office:value-type="string">
            <text:p>Nørrebro</text:p>
          </table:table-cell>
          <table:table-cell office:value-type="string">
            <text:p>1018476000000</text:p>
          </table:table-cell>
          <table:table-cell office:value-type="string">
            <text:p>Vævergade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701">
            <text:p>5701</text:p>
          </table:table-cell>
          <table:table-cell office:value-type="string">
            <text:p>Bispebjerg</text:p>
          </table:table-cell>
          <table:table-cell office:value-type="string">
            <text:p>1010552000000</text:p>
          </table:table-cell>
          <table:table-cell office:value-type="string">
            <text:p>Bispevej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04">
            <text:p>5704</text:p>
          </table:table-cell>
          <table:table-cell office:value-type="string">
            <text:p>Østerbro</text:p>
          </table:table-cell>
          <table:table-cell office:value-type="string">
            <text:p>1015020000000</text:p>
          </table:table-cell>
          <table:table-cell office:value-type="string">
            <text:p>Nordkrog</text:p>
          </table:table-cell>
          <table:table-cell office:value-type="float" office:value="0">
            <text:p>0</text:p>
          </table:table-cell>
          <table:table-cell office:value-type="float" office:value="353">
            <text:p>35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705">
            <text:p>5705</text:p>
          </table:table-cell>
          <table:table-cell office:value-type="string">
            <text:p>Brønshøj-Husum</text:p>
          </table:table-cell>
          <table:table-cell office:value-type="string">
            <text:p>1014560010000</text:p>
          </table:table-cell>
          <table:table-cell office:value-type="string">
            <text:p>Løvetandsvej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706">
            <text:p>5706</text:p>
          </table:table-cell>
          <table:table-cell office:value-type="string">
            <text:p>Valby</text:p>
          </table:table-cell>
          <table:table-cell office:value-type="string">
            <text:p>1015324000000</text:p>
          </table:table-cell>
          <table:table-cell office:value-type="string">
            <text:p>Ottiliavej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34">
            <text:p>5234</text:p>
          </table:table-cell>
          <table:table-cell office:value-type="string">
            <text:p>Amager Øst</text:p>
          </table:table-cell>
          <table:table-cell office:value-type="string">
            <text:p>101423202B000</text:p>
          </table:table-cell>
          <table:table-cell office:value-type="string">
            <text:p>Lergravsvej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00">
            <text:p>4600</text:p>
          </table:table-cell>
          <table:table-cell office:value-type="string">
            <text:p>Østerbro</text:p>
          </table:table-cell>
          <table:table-cell office:value-type="string">
            <text:p>1018580020000</text:p>
          </table:table-cell>
          <table:table-cell office:value-type="string">
            <text:p>Østerbrogade 54-56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08">
            <text:p>5708</text:p>
          </table:table-cell>
          <table:table-cell office:value-type="string">
            <text:p>Brønshøj-Husum</text:p>
          </table:table-cell>
          <table:table-cell office:value-type="string">
            <text:p>1014360000000</text:p>
          </table:table-cell>
          <table:table-cell office:value-type="string">
            <text:p>Liselundvej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09">
            <text:p>5709</text:p>
          </table:table-cell>
          <table:table-cell office:value-type="string">
            <text:p>Vesterbro-Kongens Enghave</text:p>
          </table:table-cell>
          <table:table-cell office:value-type="string">
            <text:p>1014363300000</text:p>
          </table:table-cell>
          <table:table-cell office:value-type="string">
            <text:p>Liva Weels Plads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10">
            <text:p>5710</text:p>
          </table:table-cell>
          <table:table-cell office:value-type="string">
            <text:p>Østerbro</text:p>
          </table:table-cell>
          <table:table-cell office:value-type="string">
            <text:p>1013516000000</text:p>
          </table:table-cell>
          <table:table-cell office:value-type="string">
            <text:p>Kalkbrænderihavnsgade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12">
            <text:p>5712</text:p>
          </table:table-cell>
          <table:table-cell office:value-type="string">
            <text:p>Amager Øst</text:p>
          </table:table-cell>
          <table:table-cell office:value-type="string">
            <text:p>1017784000000</text:p>
          </table:table-cell>
          <table:table-cell office:value-type="string">
            <text:p>Tønnesvej</text:p>
          </table:table-cell>
          <table:table-cell office:value-type="float" office:value="0">
            <text:p>0</text:p>
          </table:table-cell>
          <table:table-cell office:value-type="float" office:value="282">
            <text:p>28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14">
            <text:p>5714</text:p>
          </table:table-cell>
          <table:table-cell office:value-type="string">
            <text:p>Nørrebro</text:p>
          </table:table-cell>
          <table:table-cell office:value-type="string">
            <text:p>1012748000000</text:p>
          </table:table-cell>
          <table:table-cell office:value-type="string">
            <text:p>Heinesgade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77">
            <text:p>4777</text:p>
          </table:table-cell>
          <table:table-cell office:value-type="string">
            <text:p>Amager Øst</text:p>
          </table:table-cell>
          <table:table-cell office:value-type="string">
            <text:p>1018664000000</text:p>
          </table:table-cell>
          <table:table-cell office:value-type="string">
            <text:p>Ålandsgade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78">
            <text:p>4778</text:p>
          </table:table-cell>
          <table:table-cell office:value-type="string">
            <text:p>Amager Vest</text:p>
          </table:table-cell>
          <table:table-cell office:value-type="string">
            <text:p>1012528000000</text:p>
          </table:table-cell>
          <table:table-cell office:value-type="string">
            <text:p>Halfdansgade</text:p>
          </table:table-cell>
          <table:table-cell office:value-type="float" office:value="0">
            <text:p>0</text:p>
          </table:table-cell>
          <table:table-cell office:value-type="float" office:value="336">
            <text:p>3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79">
            <text:p>4779</text:p>
          </table:table-cell>
          <table:table-cell office:value-type="string">
            <text:p>Brønshøj-Husum</text:p>
          </table:table-cell>
          <table:table-cell office:value-type="string">
            <text:p>1016704000000</text:p>
          </table:table-cell>
          <table:table-cell office:value-type="string">
            <text:p>Solrødvej</text:p>
          </table:table-cell>
          <table:table-cell office:value-type="float" office:value="0">
            <text:p>0</text:p>
          </table:table-cell>
          <table:table-cell office:value-type="float" office:value="559">
            <text:p>55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82">
            <text:p>4782</text:p>
          </table:table-cell>
          <table:table-cell office:value-type="string">
            <text:p>Amager Vest</text:p>
          </table:table-cell>
          <table:table-cell office:value-type="string">
            <text:p>1013618000000</text:p>
          </table:table-cell>
          <table:table-cell office:value-type="string">
            <text:p>Kay Fiskers Vej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84">
            <text:p>4784</text:p>
          </table:table-cell>
          <table:table-cell office:value-type="string">
            <text:p>Vanløse</text:p>
          </table:table-cell>
          <table:table-cell office:value-type="string">
            <text:p>1011456000000</text:p>
          </table:table-cell>
          <table:table-cell office:value-type="string">
            <text:p>Egemarkevej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86">
            <text:p>4786</text:p>
          </table:table-cell>
          <table:table-cell office:value-type="string">
            <text:p>Østerbro</text:p>
          </table:table-cell>
          <table:table-cell office:value-type="string">
            <text:p>1014700300000</text:p>
          </table:table-cell>
          <table:table-cell office:value-type="string">
            <text:p>Melchiors Plads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87">
            <text:p>4787</text:p>
          </table:table-cell>
          <table:table-cell office:value-type="string">
            <text:p>Indre By</text:p>
          </table:table-cell>
          <table:table-cell office:value-type="string">
            <text:p>1010716000000</text:p>
          </table:table-cell>
          <table:table-cell office:value-type="string">
            <text:p>Borgergade</text:p>
          </table:table-cell>
          <table:table-cell office:value-type="float" office:value="0">
            <text:p>0</text:p>
          </table:table-cell>
          <table:table-cell office:value-type="float" office:value="277">
            <text:p>27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88">
            <text:p>4788</text:p>
          </table:table-cell>
          <table:table-cell office:value-type="string">
            <text:p>Østerbro</text:p>
          </table:table-cell>
          <table:table-cell office:value-type="string">
            <text:p>1013360000000</text:p>
          </table:table-cell>
          <table:table-cell office:value-type="string">
            <text:p>Jellinggade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89">
            <text:p>4789</text:p>
          </table:table-cell>
          <table:table-cell office:value-type="string">
            <text:p>Vesterbro-Kongens Enghave</text:p>
          </table:table-cell>
          <table:table-cell office:value-type="string">
            <text:p>1013168000000</text:p>
          </table:table-cell>
          <table:table-cell office:value-type="string">
            <text:p>Händelsvej</text:p>
          </table:table-cell>
          <table:table-cell office:value-type="float" office:value="0">
            <text:p>0</text:p>
          </table:table-cell>
          <table:table-cell office:value-type="float" office:value="410">
            <text:p>4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91">
            <text:p>4791</text:p>
          </table:table-cell>
          <table:table-cell office:value-type="string">
            <text:p>Vanløse</text:p>
          </table:table-cell>
          <table:table-cell office:value-type="string">
            <text:p>1012892030000</text:p>
          </table:table-cell>
          <table:table-cell office:value-type="string">
            <text:p>Himmerlandsvej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93">
            <text:p>4793</text:p>
          </table:table-cell>
          <table:table-cell office:value-type="string">
            <text:p>Amager Vest</text:p>
          </table:table-cell>
          <table:table-cell office:value-type="string">
            <text:p>1016092000000</text:p>
          </table:table-cell>
          <table:table-cell office:value-type="string">
            <text:p>Rødelandsvej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228">
            <text:p>5228</text:p>
          </table:table-cell>
          <table:table-cell office:value-type="string">
            <text:p>Amager Øst</text:p>
          </table:table-cell>
          <table:table-cell office:value-type="string">
            <text:p>1015992000000</text:p>
          </table:table-cell>
          <table:table-cell office:value-type="string">
            <text:p>Rubikonvej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80">
            <text:p>4780</text:p>
          </table:table-cell>
          <table:table-cell office:value-type="string">
            <text:p>Brønshøj-Husum</text:p>
          </table:table-cell>
          <table:table-cell office:value-type="string">
            <text:p>1010014000000</text:p>
          </table:table-cell>
          <table:table-cell office:value-type="string">
            <text:p>Abildvang</text:p>
          </table:table-cell>
          <table:table-cell office:value-type="float" office:value="0">
            <text:p>0</text:p>
          </table:table-cell>
          <table:table-cell office:value-type="float" office:value="262">
            <text:p>26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29">
            <text:p>5229</text:p>
          </table:table-cell>
          <table:table-cell office:value-type="string">
            <text:p>Indre By</text:p>
          </table:table-cell>
          <table:table-cell office:value-type="string">
            <text:p>1010388000000</text:p>
          </table:table-cell>
          <table:table-cell office:value-type="string">
            <text:p>Bartholinsgade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30">
            <text:p>5230</text:p>
          </table:table-cell>
          <table:table-cell office:value-type="string">
            <text:p>Indre By</text:p>
          </table:table-cell>
          <table:table-cell office:value-type="string">
            <text:p>1015104000000</text:p>
          </table:table-cell>
          <table:table-cell office:value-type="string">
            <text:p>Nygade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31">
            <text:p>5231</text:p>
          </table:table-cell>
          <table:table-cell office:value-type="string">
            <text:p>Indre By</text:p>
          </table:table-cell>
          <table:table-cell office:value-type="string">
            <text:p>1014584000000</text:p>
          </table:table-cell>
          <table:table-cell office:value-type="string">
            <text:p>Magstræde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32">
            <text:p>5232</text:p>
          </table:table-cell>
          <table:table-cell office:value-type="string">
            <text:p>Vesterbro-Kongens Enghave</text:p>
          </table:table-cell>
          <table:table-cell office:value-type="string">
            <text:p>1016608000000</text:p>
          </table:table-cell>
          <table:table-cell office:value-type="string">
            <text:p>Sluseholmen</text:p>
          </table:table-cell>
          <table:table-cell office:value-type="float" office:value="0">
            <text:p>0</text:p>
          </table:table-cell>
          <table:table-cell office:value-type="float" office:value="443">
            <text:p>44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33">
            <text:p>5233</text:p>
          </table:table-cell>
          <table:table-cell office:value-type="string">
            <text:p>Indre By</text:p>
          </table:table-cell>
          <table:table-cell office:value-type="string">
            <text:p>1012924310000</text:p>
          </table:table-cell>
          <table:table-cell office:value-type="string">
            <text:p>Hjalmar Brantings Plads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35">
            <text:p>5235</text:p>
          </table:table-cell>
          <table:table-cell office:value-type="string">
            <text:p>Østerbro</text:p>
          </table:table-cell>
          <table:table-cell office:value-type="string">
            <text:p>1011704000000</text:p>
          </table:table-cell>
          <table:table-cell office:value-type="string">
            <text:p>Faksegade</text:p>
          </table:table-cell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36">
            <text:p>5236</text:p>
          </table:table-cell>
          <table:table-cell office:value-type="string">
            <text:p>Indre By</text:p>
          </table:table-cell>
          <table:table-cell office:value-type="string">
            <text:p>1015212010000</text:p>
          </table:table-cell>
          <table:table-cell office:value-type="string">
            <text:p>Nørre Søgade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37">
            <text:p>5237</text:p>
          </table:table-cell>
          <table:table-cell office:value-type="string">
            <text:p>Nørrebro</text:p>
          </table:table-cell>
          <table:table-cell office:value-type="string">
            <text:p>1010760820000</text:p>
          </table:table-cell>
          <table:table-cell office:value-type="string">
            <text:p>Borups Allé</text:p>
          </table:table-cell>
          <table:table-cell office:value-type="float" office:value="715">
            <text:p>715</text:p>
          </table:table-cell>
          <table:table-cell office:value-type="float" office:value="1542">
            <text:p>154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38">
            <text:p>5238</text:p>
          </table:table-cell>
          <table:table-cell office:value-type="string">
            <text:p>Vesterbro-Kongens Enghave</text:p>
          </table:table-cell>
          <table:table-cell office:value-type="string">
            <text:p>1010364310000</text:p>
          </table:table-cell>
          <table:table-cell office:value-type="string">
            <text:p>Banegårdspladsen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31">
            <text:p>4831</text:p>
          </table:table-cell>
          <table:table-cell office:value-type="string">
            <text:p>Vanløse</text:p>
          </table:table-cell>
          <table:table-cell office:value-type="string">
            <text:p>1010172000000</text:p>
          </table:table-cell>
          <table:table-cell office:value-type="string">
            <text:p>Annebergvej</text:p>
          </table:table-cell>
          <table:table-cell office:value-type="float" office:value="0">
            <text:p>0</text:p>
          </table:table-cell>
          <table:table-cell office:value-type="float" office:value="261">
            <text:p>26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08">
            <text:p>4808</text:p>
          </table:table-cell>
          <table:table-cell office:value-type="string">
            <text:p>Nørrebro</text:p>
          </table:table-cell>
          <table:table-cell office:value-type="string">
            <text:p>1010228800000</text:p>
          </table:table-cell>
          <table:table-cell office:value-type="string">
            <text:p>Arresøgade</text:p>
          </table:table-cell>
          <table:table-cell office:value-type="float" office:value="222">
            <text:p>222</text:p>
          </table:table-cell>
          <table:table-cell office:value-type="float" office:value="285">
            <text:p>28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39">
            <text:p>5239</text:p>
          </table:table-cell>
          <table:table-cell office:value-type="string">
            <text:p>Indre By</text:p>
          </table:table-cell>
          <table:table-cell office:value-type="string">
            <text:p>1018204000000</text:p>
          </table:table-cell>
          <table:table-cell office:value-type="string">
            <text:p>Vesterbrogade</text:p>
          </table:table-cell>
          <table:table-cell office:value-type="float" office:value="0">
            <text:p>0</text:p>
          </table:table-cell>
          <table:table-cell office:value-type="float" office:value="2042">
            <text:p>204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40">
            <text:p>5240</text:p>
          </table:table-cell>
          <table:table-cell office:value-type="string">
            <text:p>Vanløse</text:p>
          </table:table-cell>
          <table:table-cell office:value-type="string">
            <text:p>1017412000000</text:p>
          </table:table-cell>
          <table:table-cell office:value-type="string">
            <text:p>Thorupgård Allé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41">
            <text:p>5241</text:p>
          </table:table-cell>
          <table:table-cell office:value-type="string">
            <text:p>Amager Øst</text:p>
          </table:table-cell>
          <table:table-cell office:value-type="string">
            <text:p>1011620010000</text:p>
          </table:table-cell>
          <table:table-cell office:value-type="string">
            <text:p>Engvej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42">
            <text:p>5242</text:p>
          </table:table-cell>
          <table:table-cell office:value-type="string">
            <text:p>Nørrebro</text:p>
          </table:table-cell>
          <table:table-cell office:value-type="string">
            <text:p>1010086000000</text:p>
          </table:table-cell>
          <table:table-cell office:value-type="string">
            <text:p>Alleen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92">
            <text:p>5492</text:p>
          </table:table-cell>
          <table:table-cell office:value-type="string">
            <text:p>Amager Øst</text:p>
          </table:table-cell>
          <table:table-cell office:value-type="string">
            <text:p>1015388000000</text:p>
          </table:table-cell>
          <table:table-cell office:value-type="string">
            <text:p>Paduavej</text:p>
          </table:table-cell>
          <table:table-cell office:value-type="float" office:value="0">
            <text:p>0</text:p>
          </table:table-cell>
          <table:table-cell office:value-type="float" office:value="277">
            <text:p>27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93">
            <text:p>5493</text:p>
          </table:table-cell>
          <table:table-cell office:value-type="string">
            <text:p>Valby</text:p>
          </table:table-cell>
          <table:table-cell office:value-type="string">
            <text:p>1017528300000</text:p>
          </table:table-cell>
          <table:table-cell office:value-type="string">
            <text:p>Toftegårds Plads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94">
            <text:p>5494</text:p>
          </table:table-cell>
          <table:table-cell office:value-type="string">
            <text:p>Indre By</text:p>
          </table:table-cell>
          <table:table-cell office:value-type="string">
            <text:p>1015404000000</text:p>
          </table:table-cell>
          <table:table-cell office:value-type="string">
            <text:p>Palægade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96">
            <text:p>5496</text:p>
          </table:table-cell>
          <table:table-cell office:value-type="string">
            <text:p>Østerbro</text:p>
          </table:table-cell>
          <table:table-cell office:value-type="string">
            <text:p>1012948000000</text:p>
          </table:table-cell>
          <table:table-cell office:value-type="string">
            <text:p>Hjortøgade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97">
            <text:p>5497</text:p>
          </table:table-cell>
          <table:table-cell office:value-type="string">
            <text:p>Amager Øst</text:p>
          </table:table-cell>
          <table:table-cell office:value-type="string">
            <text:p>1010920000000</text:p>
          </table:table-cell>
          <table:table-cell office:value-type="string">
            <text:p>Brysselgade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98">
            <text:p>5498</text:p>
          </table:table-cell>
          <table:table-cell office:value-type="string">
            <text:p>Bispebjerg</text:p>
          </table:table-cell>
          <table:table-cell office:value-type="string">
            <text:p>1017880300000</text:p>
          </table:table-cell>
          <table:table-cell office:value-type="string">
            <text:p>Utterslev Torv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499">
            <text:p>5499</text:p>
          </table:table-cell>
          <table:table-cell office:value-type="string">
            <text:p>Amager Øst</text:p>
          </table:table-cell>
          <table:table-cell office:value-type="string">
            <text:p>1011880800000</text:p>
          </table:table-cell>
          <table:table-cell office:value-type="string">
            <text:p>Formosavej</text:p>
          </table:table-cell>
          <table:table-cell office:value-type="float" office:value="530">
            <text:p>530</text:p>
          </table:table-cell>
          <table:table-cell office:value-type="float" office:value="581">
            <text:p>58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00">
            <text:p>5500</text:p>
          </table:table-cell>
          <table:table-cell office:value-type="string">
            <text:p>Bispebjerg</text:p>
          </table:table-cell>
          <table:table-cell office:value-type="string">
            <text:p>1013760000000</text:p>
          </table:table-cell>
          <table:table-cell office:value-type="string">
            <text:p>Klokkerhøjen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502">
            <text:p>5502</text:p>
          </table:table-cell>
          <table:table-cell office:value-type="string">
            <text:p>Østerbro</text:p>
          </table:table-cell>
          <table:table-cell office:value-type="string">
            <text:p>1012060000000</text:p>
          </table:table-cell>
          <table:table-cell office:value-type="string">
            <text:p>Fåborggade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03">
            <text:p>5503</text:p>
          </table:table-cell>
          <table:table-cell office:value-type="string">
            <text:p>Bispebjerg</text:p>
          </table:table-cell>
          <table:table-cell office:value-type="string">
            <text:p>1012390000000</text:p>
          </table:table-cell>
          <table:table-cell office:value-type="string">
            <text:p>Gråspurvevej</text:p>
          </table:table-cell>
          <table:table-cell office:value-type="float" office:value="0">
            <text:p>0</text:p>
          </table:table-cell>
          <table:table-cell office:value-type="float" office:value="287">
            <text:p>2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5504">
            <text:p>5504</text:p>
          </table:table-cell>
          <table:table-cell office:value-type="string">
            <text:p>Indre By</text:p>
          </table:table-cell>
          <table:table-cell office:value-type="string">
            <text:p>1014940000000</text:p>
          </table:table-cell>
          <table:table-cell office:value-type="string">
            <text:p>Nansensgade</text:p>
          </table:table-cell>
          <table:table-cell office:value-type="float" office:value="0">
            <text:p>0</text:p>
          </table:table-cell>
          <table:table-cell office:value-type="float" office:value="628">
            <text:p>62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05">
            <text:p>5505</text:p>
          </table:table-cell>
          <table:table-cell office:value-type="string">
            <text:p>Amager Vest</text:p>
          </table:table-cell>
          <table:table-cell office:value-type="string">
            <text:p>1013544000000</text:p>
          </table:table-cell>
          <table:table-cell office:value-type="string">
            <text:p>Kanadavej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507">
            <text:p>5507</text:p>
          </table:table-cell>
          <table:table-cell office:value-type="string">
            <text:p>Amager Øst</text:p>
          </table:table-cell>
          <table:table-cell office:value-type="string">
            <text:p>1018544040000</text:p>
          </table:table-cell>
          <table:table-cell office:value-type="string">
            <text:p>Øresundsvej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80">
            <text:p>5280</text:p>
          </table:table-cell>
          <table:table-cell office:value-type="string">
            <text:p>Østerbro</text:p>
          </table:table-cell>
          <table:table-cell office:value-type="string">
            <text:p>1012752000000</text:p>
          </table:table-cell>
          <table:table-cell office:value-type="string">
            <text:p>Heisesgade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08">
            <text:p>5508</text:p>
          </table:table-cell>
          <table:table-cell office:value-type="string">
            <text:p>Amager Øst</text:p>
          </table:table-cell>
          <table:table-cell office:value-type="string">
            <text:p>1015424000000</text:p>
          </table:table-cell>
          <table:table-cell office:value-type="string">
            <text:p>Parmagade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09">
            <text:p>5509</text:p>
          </table:table-cell>
          <table:table-cell office:value-type="string">
            <text:p>Amager Øst</text:p>
          </table:table-cell>
          <table:table-cell office:value-type="string">
            <text:p>1014216000000</text:p>
          </table:table-cell>
          <table:table-cell office:value-type="string">
            <text:p>Lemberggade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29">
            <text:p>4829</text:p>
          </table:table-cell>
          <table:table-cell office:value-type="string">
            <text:p>Amager Øst</text:p>
          </table:table-cell>
          <table:table-cell office:value-type="string">
            <text:p>1015224000000</text:p>
          </table:table-cell>
          <table:table-cell office:value-type="string">
            <text:p>Obdams <text:s/>Allé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286">
            <text:p>5286</text:p>
          </table:table-cell>
          <table:table-cell office:value-type="string">
            <text:p>Nørrebro</text:p>
          </table:table-cell>
          <table:table-cell office:value-type="string">
            <text:p>1017336040000</text:p>
          </table:table-cell>
          <table:table-cell office:value-type="string">
            <text:p>Tagensvej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32">
            <text:p>4832</text:p>
          </table:table-cell>
          <table:table-cell office:value-type="string">
            <text:p>Amager Øst</text:p>
          </table:table-cell>
          <table:table-cell office:value-type="string">
            <text:p>1012288030000</text:p>
          </table:table-cell>
          <table:table-cell office:value-type="string">
            <text:p>Greisvej</text:p>
          </table:table-cell>
          <table:table-cell office:value-type="float" office:value="0">
            <text:p>0</text:p>
          </table:table-cell>
          <table:table-cell office:value-type="float" office:value="416">
            <text:p>41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33">
            <text:p>4833</text:p>
          </table:table-cell>
          <table:table-cell office:value-type="string">
            <text:p>Amager Vest</text:p>
          </table:table-cell>
          <table:table-cell office:value-type="string">
            <text:p>1015824000000</text:p>
          </table:table-cell>
          <table:table-cell office:value-type="string">
            <text:p>Reykjaviksgade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35">
            <text:p>4835</text:p>
          </table:table-cell>
          <table:table-cell office:value-type="string">
            <text:p>Vanløse</text:p>
          </table:table-cell>
          <table:table-cell office:value-type="string">
            <text:p>1016912000000</text:p>
          </table:table-cell>
          <table:table-cell office:value-type="string">
            <text:p>Stilledal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37">
            <text:p>4837</text:p>
          </table:table-cell>
          <table:table-cell office:value-type="string">
            <text:p>Vesterbro-Kongens Enghave</text:p>
          </table:table-cell>
          <table:table-cell office:value-type="string">
            <text:p>1011518000000</text:p>
          </table:table-cell>
          <table:table-cell office:value-type="string">
            <text:p>Elværksvej</text:p>
          </table:table-cell>
          <table:table-cell office:value-type="float" office:value="0">
            <text:p>0</text:p>
          </table:table-cell>
          <table:table-cell office:value-type="float" office:value="626">
            <text:p>62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38">
            <text:p>4838</text:p>
          </table:table-cell>
          <table:table-cell office:value-type="string">
            <text:p>Brønshøj-Husum</text:p>
          </table:table-cell>
          <table:table-cell office:value-type="string">
            <text:p>1017816000000</text:p>
          </table:table-cell>
          <table:table-cell office:value-type="string">
            <text:p>Uggerløsevej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39">
            <text:p>4839</text:p>
          </table:table-cell>
          <table:table-cell office:value-type="string">
            <text:p>Bispebjerg</text:p>
          </table:table-cell>
          <table:table-cell office:value-type="string">
            <text:p>1012360030000</text:p>
          </table:table-cell>
          <table:table-cell office:value-type="string">
            <text:p>Grønnemose Allé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40">
            <text:p>4840</text:p>
          </table:table-cell>
          <table:table-cell office:value-type="string">
            <text:p>Vesterbro-Kongens Enghave</text:p>
          </table:table-cell>
          <table:table-cell office:value-type="string">
            <text:p>1016814000000</text:p>
          </table:table-cell>
          <table:table-cell office:value-type="string">
            <text:p>Staldgade</text:p>
          </table:table-cell>
          <table:table-cell office:value-type="float" office:value="0">
            <text:p>0</text:p>
          </table:table-cell>
          <table:table-cell office:value-type="float" office:value="358">
            <text:p>35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43">
            <text:p>4843</text:p>
          </table:table-cell>
          <table:table-cell office:value-type="string">
            <text:p>Østerbro</text:p>
          </table:table-cell>
          <table:table-cell office:value-type="string">
            <text:p>1015508000000</text:p>
          </table:table-cell>
          <table:table-cell office:value-type="string">
            <text:p>Petersborgvej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44">
            <text:p>4844</text:p>
          </table:table-cell>
          <table:table-cell office:value-type="string">
            <text:p>Indre By</text:p>
          </table:table-cell>
          <table:table-cell office:value-type="string">
            <text:p>1017592000000</text:p>
          </table:table-cell>
          <table:table-cell office:value-type="string">
            <text:p>Torvegade</text:p>
          </table:table-cell>
          <table:table-cell office:value-type="float" office:value="0">
            <text:p>0</text:p>
          </table:table-cell>
          <table:table-cell office:value-type="float" office:value="728">
            <text:p>72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45">
            <text:p>4845</text:p>
          </table:table-cell>
          <table:table-cell office:value-type="string">
            <text:p>Østerbro</text:p>
          </table:table-cell>
          <table:table-cell office:value-type="string">
            <text:p>1018292000000</text:p>
          </table:table-cell>
          <table:table-cell office:value-type="string">
            <text:p>Viborggade</text:p>
          </table:table-cell>
          <table:table-cell office:value-type="float" office:value="0">
            <text:p>0</text:p>
          </table:table-cell>
          <table:table-cell office:value-type="float" office:value="578">
            <text:p>57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41">
            <text:p>4841</text:p>
          </table:table-cell>
          <table:table-cell office:value-type="string">
            <text:p>Indre By</text:p>
          </table:table-cell>
          <table:table-cell office:value-type="string">
            <text:p>1012548000000</text:p>
          </table:table-cell>
          <table:table-cell office:value-type="string">
            <text:p>Hambrosgade</text:p>
          </table:table-cell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30">
            <text:p>4830</text:p>
          </table:table-cell>
          <table:table-cell office:value-type="string">
            <text:p>Vesterbro-Kongens Enghave</text:p>
          </table:table-cell>
          <table:table-cell office:value-type="string">
            <text:p>1012716000000</text:p>
          </table:table-cell>
          <table:table-cell office:value-type="string">
            <text:p>Hedebygade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95">
            <text:p>4795</text:p>
          </table:table-cell>
          <table:table-cell office:value-type="string">
            <text:p>Amager Vest</text:p>
          </table:table-cell>
          <table:table-cell office:value-type="string">
            <text:p>1018376000000</text:p>
          </table:table-cell>
          <table:table-cell office:value-type="string">
            <text:p>Windsorvej</text:p>
          </table:table-cell>
          <table:table-cell office:value-type="float" office:value="0">
            <text:p>0</text:p>
          </table:table-cell>
          <table:table-cell office:value-type="float" office:value="523">
            <text:p>52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796">
            <text:p>4796</text:p>
          </table:table-cell>
          <table:table-cell office:value-type="string">
            <text:p>Vesterbro-Kongens Enghave</text:p>
          </table:table-cell>
          <table:table-cell office:value-type="string">
            <text:p>1017444800000</text:p>
          </table:table-cell>
          <table:table-cell office:value-type="string">
            <text:p>Tietgensgade</text:p>
          </table:table-cell>
          <table:table-cell office:value-type="float" office:value="411">
            <text:p>411</text:p>
          </table:table-cell>
          <table:table-cell office:value-type="float" office:value="495">
            <text:p>49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97">
            <text:p>4797</text:p>
          </table:table-cell>
          <table:table-cell office:value-type="string">
            <text:p>Østerbro</text:p>
          </table:table-cell>
          <table:table-cell office:value-type="string">
            <text:p>1017644010000</text:p>
          </table:table-cell>
          <table:table-cell office:value-type="string">
            <text:p>Trianglen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99">
            <text:p>4799</text:p>
          </table:table-cell>
          <table:table-cell office:value-type="string">
            <text:p>Valby</text:p>
          </table:table-cell>
          <table:table-cell office:value-type="string">
            <text:p>1010348000000</text:p>
          </table:table-cell>
          <table:table-cell office:value-type="string">
            <text:p>Bandholmvej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800">
            <text:p>4800</text:p>
          </table:table-cell>
          <table:table-cell office:value-type="string">
            <text:p>Amager Vest</text:p>
          </table:table-cell>
          <table:table-cell office:value-type="string">
            <text:p>1012052040000</text:p>
          </table:table-cell>
          <table:table-cell office:value-type="string">
            <text:p>Følfodvej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02">
            <text:p>4802</text:p>
          </table:table-cell>
          <table:table-cell office:value-type="string">
            <text:p>Brønshøj-Husum</text:p>
          </table:table-cell>
          <table:table-cell office:value-type="string">
            <text:p>1011380000000</text:p>
          </table:table-cell>
          <table:table-cell office:value-type="string">
            <text:p>Dybekær</text:p>
          </table:table-cell>
          <table:table-cell office:value-type="float" office:value="0">
            <text:p>0</text:p>
          </table:table-cell>
          <table:table-cell office:value-type="float" office:value="261">
            <text:p>26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90">
            <text:p>3890</text:p>
          </table:table-cell>
          <table:table-cell office:value-type="string">
            <text:p>Valby</text:p>
          </table:table-cell>
          <table:table-cell office:value-type="string">
            <text:p>1016772000000</text:p>
          </table:table-cell>
          <table:table-cell office:value-type="string">
            <text:p>Spiræavej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03">
            <text:p>4803</text:p>
          </table:table-cell>
          <table:table-cell office:value-type="string">
            <text:p>Brønshøj-Husum</text:p>
          </table:table-cell>
          <table:table-cell office:value-type="string">
            <text:p>1014308000000</text:p>
          </table:table-cell>
          <table:table-cell office:value-type="string">
            <text:p>Lilliendalsvej</text:p>
          </table:table-cell>
          <table:table-cell office:value-type="float" office:value="0">
            <text:p>0</text:p>
          </table:table-cell>
          <table:table-cell office:value-type="float" office:value="262">
            <text:p>26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04">
            <text:p>4804</text:p>
          </table:table-cell>
          <table:table-cell office:value-type="string">
            <text:p>Amager Øst</text:p>
          </table:table-cell>
          <table:table-cell office:value-type="string">
            <text:p>1017176000000</text:p>
          </table:table-cell>
          <table:table-cell office:value-type="string">
            <text:p>Svend Vonveds Vej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05">
            <text:p>4805</text:p>
          </table:table-cell>
          <table:table-cell office:value-type="string">
            <text:p>Vanløse</text:p>
          </table:table-cell>
          <table:table-cell office:value-type="string">
            <text:p>1016099510000</text:p>
          </table:table-cell>
          <table:table-cell office:value-type="string">
            <text:p>Rødkilde Plads</text:p>
          </table:table-cell>
          <table:table-cell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06">
            <text:p>4806</text:p>
          </table:table-cell>
          <table:table-cell office:value-type="string">
            <text:p>Vesterbro-Kongens Enghave</text:p>
          </table:table-cell>
          <table:table-cell office:value-type="string">
            <text:p>1017700000000</text:p>
          </table:table-cell>
          <table:table-cell office:value-type="string">
            <text:p>Tullinsgade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07">
            <text:p>4807</text:p>
          </table:table-cell>
          <table:table-cell office:value-type="string">
            <text:p>Vesterbro-Kongens Enghave</text:p>
          </table:table-cell>
          <table:table-cell office:value-type="string">
            <text:p>1011088000000</text:p>
          </table:table-cell>
          <table:table-cell office:value-type="string">
            <text:p>Carstensgade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09">
            <text:p>4809</text:p>
          </table:table-cell>
          <table:table-cell office:value-type="string">
            <text:p>Indre By</text:p>
          </table:table-cell>
          <table:table-cell office:value-type="string">
            <text:p>1016136000000</text:p>
          </table:table-cell>
          <table:table-cell office:value-type="string">
            <text:p>Rørholmsgade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10">
            <text:p>4810</text:p>
          </table:table-cell>
          <table:table-cell office:value-type="string">
            <text:p>Indre By</text:p>
          </table:table-cell>
          <table:table-cell office:value-type="string">
            <text:p>1016956000000</text:p>
          </table:table-cell>
          <table:table-cell office:value-type="string">
            <text:p>Store Regnegade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11">
            <text:p>4811</text:p>
          </table:table-cell>
          <table:table-cell office:value-type="string">
            <text:p>Bispebjerg</text:p>
          </table:table-cell>
          <table:table-cell office:value-type="string">
            <text:p>1011544050000</text:p>
          </table:table-cell>
          <table:table-cell office:value-type="string">
            <text:p>Emdrupvej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44">
            <text:p>5244</text:p>
          </table:table-cell>
          <table:table-cell office:value-type="string">
            <text:p>Vanløse</text:p>
          </table:table-cell>
          <table:table-cell office:value-type="string">
            <text:p>1017556000000</text:p>
          </table:table-cell>
          <table:table-cell office:value-type="string">
            <text:p>Torbenfeldtvej</text:p>
          </table:table-cell>
          <table:table-cell office:value-type="float" office:value="0">
            <text:p>0</text:p>
          </table:table-cell>
          <table:table-cell office:value-type="float" office:value="321">
            <text:p>32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45">
            <text:p>5245</text:p>
          </table:table-cell>
          <table:table-cell office:value-type="string">
            <text:p>Østerbro</text:p>
          </table:table-cell>
          <table:table-cell office:value-type="string">
            <text:p>1013000000000</text:p>
          </table:table-cell>
          <table:table-cell office:value-type="string">
            <text:p>Holstebrogade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46">
            <text:p>5246</text:p>
          </table:table-cell>
          <table:table-cell office:value-type="string">
            <text:p>Vanløse</text:p>
          </table:table-cell>
          <table:table-cell office:value-type="string">
            <text:p>1010992000000</text:p>
          </table:table-cell>
          <table:table-cell office:value-type="string">
            <text:p>Byhøjen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48">
            <text:p>5248</text:p>
          </table:table-cell>
          <table:table-cell office:value-type="string">
            <text:p>Amager Øst</text:p>
          </table:table-cell>
          <table:table-cell office:value-type="string">
            <text:p>1016188000000</text:p>
          </table:table-cell>
          <table:table-cell office:value-type="string">
            <text:p>Saltholmsvej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95">
            <text:p>3895</text:p>
          </table:table-cell>
          <table:table-cell office:value-type="string">
            <text:p>Amager Vest</text:p>
          </table:table-cell>
          <table:table-cell office:value-type="string">
            <text:p>1012320000000</text:p>
          </table:table-cell>
          <table:table-cell office:value-type="string">
            <text:p>Grønagervej</text:p>
          </table:table-cell>
          <table:table-cell office:value-type="float" office:value="0">
            <text:p>0</text:p>
          </table:table-cell>
          <table:table-cell office:value-type="float" office:value="420">
            <text:p>4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798">
            <text:p>4798</text:p>
          </table:table-cell>
          <table:table-cell office:value-type="string">
            <text:p>Indre By</text:p>
          </table:table-cell>
          <table:table-cell office:value-type="string">
            <text:p>1011916000000</text:p>
          </table:table-cell>
          <table:table-cell office:value-type="string">
            <text:p>Fredericiagade</text:p>
          </table:table-cell>
          <table:table-cell office:value-type="float" office:value="0">
            <text:p>0</text:p>
          </table:table-cell>
          <table:table-cell office:value-type="float" office:value="758">
            <text:p>75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49">
            <text:p>5249</text:p>
          </table:table-cell>
          <table:table-cell office:value-type="string">
            <text:p>Amager Øst</text:p>
          </table:table-cell>
          <table:table-cell office:value-type="string">
            <text:p>1015124000000</text:p>
          </table:table-cell>
          <table:table-cell office:value-type="string">
            <text:p>Nyrnberggade</text:p>
          </table:table-cell>
          <table:table-cell office:value-type="float" office:value="0">
            <text:p>0</text:p>
          </table:table-cell>
          <table:table-cell office:value-type="float" office:value="490">
            <text:p>49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50">
            <text:p>5250</text:p>
          </table:table-cell>
          <table:table-cell office:value-type="string">
            <text:p>Amager Øst</text:p>
          </table:table-cell>
          <table:table-cell office:value-type="string">
            <text:p>1010120000000</text:p>
          </table:table-cell>
          <table:table-cell office:value-type="string">
            <text:p>Amager Strandvej</text:p>
          </table:table-cell>
          <table:table-cell office:value-type="float" office:value="0">
            <text:p>0</text:p>
          </table:table-cell>
          <table:table-cell office:value-type="float" office:value="2974">
            <text:p>297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51">
            <text:p>5251</text:p>
          </table:table-cell>
          <table:table-cell office:value-type="string">
            <text:p>Vesterbro-Kongens Enghave</text:p>
          </table:table-cell>
          <table:table-cell office:value-type="string">
            <text:p>1017492000000</text:p>
          </table:table-cell>
          <table:table-cell office:value-type="string">
            <text:p>Tjæregade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52">
            <text:p>5252</text:p>
          </table:table-cell>
          <table:table-cell office:value-type="string">
            <text:p>Vanløse</text:p>
          </table:table-cell>
          <table:table-cell office:value-type="string">
            <text:p>1015760000000</text:p>
          </table:table-cell>
          <table:table-cell office:value-type="string">
            <text:p>Rebildvej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53">
            <text:p>5253</text:p>
          </table:table-cell>
          <table:table-cell office:value-type="string">
            <text:p>Østerbro</text:p>
          </table:table-cell>
          <table:table-cell office:value-type="string">
            <text:p>1016040800000</text:p>
          </table:table-cell>
          <table:table-cell office:value-type="string">
            <text:p>Ryesgade</text:p>
          </table:table-cell>
          <table:table-cell office:value-type="float" office:value="434">
            <text:p>434</text:p>
          </table:table-cell>
          <table:table-cell office:value-type="float" office:value="1299">
            <text:p>1299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254">
            <text:p>5254</text:p>
          </table:table-cell>
          <table:table-cell office:value-type="string">
            <text:p>Nørrebro</text:p>
          </table:table-cell>
          <table:table-cell office:value-type="string">
            <text:p>1015236000000</text:p>
          </table:table-cell>
          <table:table-cell office:value-type="string">
            <text:p>Odins Tværgade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77">
            <text:p>5277</text:p>
          </table:table-cell>
          <table:table-cell office:value-type="string">
            <text:p>Nørrebro</text:p>
          </table:table-cell>
          <table:table-cell office:value-type="string">
            <text:p>1014488000000</text:p>
          </table:table-cell>
          <table:table-cell office:value-type="string">
            <text:p>Lynæsgade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83">
            <text:p>5283</text:p>
          </table:table-cell>
          <table:table-cell office:value-type="string">
            <text:p>Østerbro</text:p>
          </table:table-cell>
          <table:table-cell office:value-type="string">
            <text:p>1016072000000</text:p>
          </table:table-cell>
          <table:table-cell office:value-type="string">
            <text:p>Ryvangs Allé</text:p>
          </table:table-cell>
          <table:table-cell office:value-type="float" office:value="0">
            <text:p>0</text:p>
          </table:table-cell>
          <table:table-cell office:value-type="float" office:value="1659">
            <text:p>165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84">
            <text:p>5284</text:p>
          </table:table-cell>
          <table:table-cell office:value-type="string">
            <text:p>Vanløse</text:p>
          </table:table-cell>
          <table:table-cell office:value-type="string">
            <text:p>1010800000000</text:p>
          </table:table-cell>
          <table:table-cell office:value-type="string">
            <text:p>Bratskovvej</text:p>
          </table:table-cell>
          <table:table-cell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285">
            <text:p>5285</text:p>
          </table:table-cell>
          <table:table-cell office:value-type="string">
            <text:p>Østerbro</text:p>
          </table:table-cell>
          <table:table-cell office:value-type="string">
            <text:p>1016396020000</text:p>
          </table:table-cell>
          <table:table-cell office:value-type="string">
            <text:p>Sionsgade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87">
            <text:p>5287</text:p>
          </table:table-cell>
          <table:table-cell office:value-type="string">
            <text:p>Amager Vest</text:p>
          </table:table-cell>
          <table:table-cell office:value-type="string">
            <text:p>1010104000000</text:p>
          </table:table-cell>
          <table:table-cell office:value-type="string">
            <text:p>Amager Boulevard</text:p>
          </table:table-cell>
          <table:table-cell office:value-type="float" office:value="0">
            <text:p>0</text:p>
          </table:table-cell>
          <table:table-cell office:value-type="float" office:value="1296">
            <text:p>129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88">
            <text:p>5288</text:p>
          </table:table-cell>
          <table:table-cell office:value-type="string">
            <text:p>Vanløse</text:p>
          </table:table-cell>
          <table:table-cell office:value-type="string">
            <text:p>1014332000000</text:p>
          </table:table-cell>
          <table:table-cell office:value-type="string">
            <text:p>Lindehøjen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96">
            <text:p>3896</text:p>
          </table:table-cell>
          <table:table-cell office:value-type="string">
            <text:p>Brønshøj-Husum</text:p>
          </table:table-cell>
          <table:table-cell office:value-type="string">
            <text:p>1016028050000</text:p>
          </table:table-cell>
          <table:table-cell office:value-type="string">
            <text:p>Ruten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278">
            <text:p>5278</text:p>
          </table:table-cell>
          <table:table-cell office:value-type="string">
            <text:p>Amager Øst</text:p>
          </table:table-cell>
          <table:table-cell office:value-type="string">
            <text:p>1013426000000</text:p>
          </table:table-cell>
          <table:table-cell office:value-type="string">
            <text:p>Jorisvej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3820">
            <text:p>3820</text:p>
          </table:table-cell>
          <table:table-cell office:value-type="string">
            <text:p>Vanløse</text:p>
          </table:table-cell>
          <table:table-cell office:value-type="string">
            <text:p>1010512000000</text:p>
          </table:table-cell>
          <table:table-cell office:value-type="string">
            <text:p>Birkholmvej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21">
            <text:p>3821</text:p>
          </table:table-cell>
          <table:table-cell office:value-type="string">
            <text:p>Indre By</text:p>
          </table:table-cell>
          <table:table-cell office:value-type="string">
            <text:p>1015112000000</text:p>
          </table:table-cell>
          <table:table-cell office:value-type="string">
            <text:p>Nyhavn</text:p>
          </table:table-cell>
          <table:table-cell office:value-type="float" office:value="0">
            <text:p>0</text:p>
          </table:table-cell>
          <table:table-cell office:value-type="float" office:value="416">
            <text:p>41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24">
            <text:p>3824</text:p>
          </table:table-cell>
          <table:table-cell office:value-type="string">
            <text:p>Østerbro</text:p>
          </table:table-cell>
          <table:table-cell office:value-type="string">
            <text:p>1016268310000</text:p>
          </table:table-cell>
          <table:table-cell office:value-type="string">
            <text:p>Sankt Kjelds Plads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25">
            <text:p>3825</text:p>
          </table:table-cell>
          <table:table-cell office:value-type="string">
            <text:p>Amager Øst</text:p>
          </table:table-cell>
          <table:table-cell office:value-type="string">
            <text:p>1013884000000</text:p>
          </table:table-cell>
          <table:table-cell office:value-type="string">
            <text:p>Kong Volmers Vej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27">
            <text:p>3827</text:p>
          </table:table-cell>
          <table:table-cell office:value-type="string">
            <text:p>Indre By</text:p>
          </table:table-cell>
          <table:table-cell office:value-type="string">
            <text:p>1010464000000</text:p>
          </table:table-cell>
          <table:table-cell office:value-type="string">
            <text:p>Bergensgade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29">
            <text:p>3829</text:p>
          </table:table-cell>
          <table:table-cell office:value-type="string">
            <text:p>Østerbro</text:p>
          </table:table-cell>
          <table:table-cell office:value-type="string">
            <text:p>1013610010000</text:p>
          </table:table-cell>
          <table:table-cell office:value-type="string">
            <text:p>Kattegatvej</text:p>
          </table:table-cell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30">
            <text:p>3830</text:p>
          </table:table-cell>
          <table:table-cell office:value-type="string">
            <text:p>Østerbro</text:p>
          </table:table-cell>
          <table:table-cell office:value-type="string">
            <text:p>1013032000000</text:p>
          </table:table-cell>
          <table:table-cell office:value-type="string">
            <text:p>Horsensgade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37">
            <text:p>4337</text:p>
          </table:table-cell>
          <table:table-cell office:value-type="string">
            <text:p>Østerbro</text:p>
          </table:table-cell>
          <table:table-cell office:value-type="string">
            <text:p>1018500000000</text:p>
          </table:table-cell>
          <table:table-cell office:value-type="string">
            <text:p>Æbeløgade</text:p>
          </table:table-cell>
          <table:table-cell office:value-type="float" office:value="0">
            <text:p>0</text:p>
          </table:table-cell>
          <table:table-cell office:value-type="float" office:value="313">
            <text:p>31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39">
            <text:p>4339</text:p>
          </table:table-cell>
          <table:table-cell office:value-type="string">
            <text:p>Bispebjerg</text:p>
          </table:table-cell>
          <table:table-cell office:value-type="string">
            <text:p>1011443000000</text:p>
          </table:table-cell>
          <table:table-cell office:value-type="string">
            <text:p>Efterslægtsvej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340">
            <text:p>4340</text:p>
          </table:table-cell>
          <table:table-cell office:value-type="string">
            <text:p>Vesterbro-Kongens Enghave</text:p>
          </table:table-cell>
          <table:table-cell office:value-type="string">
            <text:p>1011960000000</text:p>
          </table:table-cell>
          <table:table-cell office:value-type="string">
            <text:p>Frederiksstadsgade</text:p>
          </table:table-cell>
          <table:table-cell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342">
            <text:p>4342</text:p>
          </table:table-cell>
          <table:table-cell office:value-type="string">
            <text:p>Vesterbro-Kongens Enghave</text:p>
          </table:table-cell>
          <table:table-cell office:value-type="string">
            <text:p>1013876000000</text:p>
          </table:table-cell>
          <table:table-cell office:value-type="string">
            <text:p>Kongshøjgade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44">
            <text:p>4344</text:p>
          </table:table-cell>
          <table:table-cell office:value-type="string">
            <text:p>Østerbro</text:p>
          </table:table-cell>
          <table:table-cell office:value-type="string">
            <text:p>1015348010000</text:p>
          </table:table-cell>
          <table:table-cell office:value-type="string">
            <text:p>Ourøgade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45">
            <text:p>4345</text:p>
          </table:table-cell>
          <table:table-cell office:value-type="string">
            <text:p>Østerbro</text:p>
          </table:table-cell>
          <table:table-cell office:value-type="string">
            <text:p>1014404000000</text:p>
          </table:table-cell>
          <table:table-cell office:value-type="string">
            <text:p>H.C. Lumbyes Gade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47">
            <text:p>4347</text:p>
          </table:table-cell>
          <table:table-cell office:value-type="string">
            <text:p>Bispebjerg</text:p>
          </table:table-cell>
          <table:table-cell office:value-type="string">
            <text:p>1014528000000</text:p>
          </table:table-cell>
          <table:table-cell office:value-type="string">
            <text:p>Lærkevej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48">
            <text:p>4348</text:p>
          </table:table-cell>
          <table:table-cell office:value-type="string">
            <text:p>Vanløse</text:p>
          </table:table-cell>
          <table:table-cell office:value-type="string">
            <text:p>1015880000000</text:p>
          </table:table-cell>
          <table:table-cell office:value-type="string">
            <text:p>Risagervej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52">
            <text:p>4352</text:p>
          </table:table-cell>
          <table:table-cell office:value-type="string">
            <text:p>Nørrebro</text:p>
          </table:table-cell>
          <table:table-cell office:value-type="string">
            <text:p>1016508000000</text:p>
          </table:table-cell>
          <table:table-cell office:value-type="string">
            <text:p>Skotterupgade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49">
            <text:p>4349</text:p>
          </table:table-cell>
          <table:table-cell office:value-type="string">
            <text:p>Amager Vest</text:p>
          </table:table-cell>
          <table:table-cell office:value-type="string">
            <text:p>1017420000000</text:p>
          </table:table-cell>
          <table:table-cell office:value-type="string">
            <text:p>Thorvald Borgs Gade</text:p>
          </table:table-cell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23">
            <text:p>3823</text:p>
          </table:table-cell>
          <table:table-cell office:value-type="string">
            <text:p>Indre By</text:p>
          </table:table-cell>
          <table:table-cell office:value-type="string">
            <text:p>1014788800000</text:p>
          </table:table-cell>
          <table:table-cell office:value-type="string">
            <text:p>Mitchellsgade</text:p>
          </table:table-cell>
          <table:table-cell office:value-type="float" office:value="168">
            <text:p>168</text:p>
          </table:table-cell>
          <table:table-cell office:value-type="float" office:value="283">
            <text:p>28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38">
            <text:p>4338</text:p>
          </table:table-cell>
          <table:table-cell office:value-type="string">
            <text:p>Indre By</text:p>
          </table:table-cell>
          <table:table-cell office:value-type="string">
            <text:p>1012900000000</text:p>
          </table:table-cell>
          <table:table-cell office:value-type="string">
            <text:p>Hindegade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22">
            <text:p>3822</text:p>
          </table:table-cell>
          <table:table-cell office:value-type="string">
            <text:p>Vesterbro-Kongens Enghave</text:p>
          </table:table-cell>
          <table:table-cell office:value-type="string">
            <text:p>1011588300000</text:p>
          </table:table-cell>
          <table:table-cell office:value-type="string">
            <text:p>Enghave Plads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86">
            <text:p>4386</text:p>
          </table:table-cell>
          <table:table-cell office:value-type="string">
            <text:p>Amager Vest</text:p>
          </table:table-cell>
          <table:table-cell office:value-type="string">
            <text:p>1012448000000</text:p>
          </table:table-cell>
          <table:table-cell office:value-type="string">
            <text:p>Gyldenlakvej</text:p>
          </table:table-cell>
          <table:table-cell office:value-type="float" office:value="0">
            <text:p>0</text:p>
          </table:table-cell>
          <table:table-cell office:value-type="float" office:value="513">
            <text:p>51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88">
            <text:p>4388</text:p>
          </table:table-cell>
          <table:table-cell office:value-type="string">
            <text:p>Indre By</text:p>
          </table:table-cell>
          <table:table-cell office:value-type="string">
            <text:p>1010832000000</text:p>
          </table:table-cell>
          <table:table-cell office:value-type="string">
            <text:p>Bremerholm</text:p>
          </table:table-cell>
          <table:table-cell office:value-type="float" office:value="0">
            <text:p>0</text:p>
          </table:table-cell>
          <table:table-cell office:value-type="float" office:value="282">
            <text:p>28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89">
            <text:p>4389</text:p>
          </table:table-cell>
          <table:table-cell office:value-type="string">
            <text:p>Østerbro</text:p>
          </table:table-cell>
          <table:table-cell office:value-type="string">
            <text:p>1013332000000</text:p>
          </table:table-cell>
          <table:table-cell office:value-type="string">
            <text:p>Jagtvej</text:p>
          </table:table-cell>
          <table:table-cell office:value-type="float" office:value="0">
            <text:p>0</text:p>
          </table:table-cell>
          <table:table-cell office:value-type="float" office:value="833">
            <text:p>83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91">
            <text:p>4391</text:p>
          </table:table-cell>
          <table:table-cell office:value-type="string">
            <text:p>Indre By</text:p>
          </table:table-cell>
          <table:table-cell office:value-type="string">
            <text:p>1014352000000</text:p>
          </table:table-cell>
          <table:table-cell office:value-type="string">
            <text:p>Linnésgade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392">
            <text:p>4392</text:p>
          </table:table-cell>
          <table:table-cell office:value-type="string">
            <text:p>Østerbro</text:p>
          </table:table-cell>
          <table:table-cell office:value-type="string">
            <text:p>1015908000000</text:p>
          </table:table-cell>
          <table:table-cell office:value-type="string">
            <text:p>Rosbæksvej</text:p>
          </table:table-cell>
          <table:table-cell office:value-type="float" office:value="0">
            <text:p>0</text:p>
          </table:table-cell>
          <table:table-cell office:value-type="float" office:value="420">
            <text:p>4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93">
            <text:p>4393</text:p>
          </table:table-cell>
          <table:table-cell office:value-type="string">
            <text:p>Brønshøj-Husum</text:p>
          </table:table-cell>
          <table:table-cell office:value-type="string">
            <text:p>1015056000000</text:p>
          </table:table-cell>
          <table:table-cell office:value-type="string">
            <text:p>Nordrupvej</text:p>
          </table:table-cell>
          <table:table-cell office:value-type="float" office:value="0">
            <text:p>0</text:p>
          </table:table-cell>
          <table:table-cell office:value-type="float" office:value="364">
            <text:p>36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95">
            <text:p>4395</text:p>
          </table:table-cell>
          <table:table-cell office:value-type="string">
            <text:p>Østerbro</text:p>
          </table:table-cell>
          <table:table-cell office:value-type="string">
            <text:p>1011684000000</text:p>
          </table:table-cell>
          <table:table-cell office:value-type="string">
            <text:p>Esthersvej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96">
            <text:p>4396</text:p>
          </table:table-cell>
          <table:table-cell office:value-type="string">
            <text:p>Vesterbro-Kongens Enghave</text:p>
          </table:table-cell>
          <table:table-cell office:value-type="string">
            <text:p>1017888010000</text:p>
          </table:table-cell>
          <table:table-cell office:value-type="string">
            <text:p>Wagnersvej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398">
            <text:p>4398</text:p>
          </table:table-cell>
          <table:table-cell office:value-type="string">
            <text:p>Amager Vest</text:p>
          </table:table-cell>
          <table:table-cell office:value-type="string">
            <text:p>1010119800000</text:p>
          </table:table-cell>
          <table:table-cell office:value-type="string">
            <text:p>Amagermotorvejen</text:p>
          </table:table-cell>
          <table:table-cell office:value-type="float" office:value="61501">
            <text:p>61501</text:p>
          </table:table-cell>
          <table:table-cell office:value-type="float" office:value="62294">
            <text:p>62294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99">
            <text:p>4399</text:p>
          </table:table-cell>
          <table:table-cell office:value-type="string">
            <text:p>Valby</text:p>
          </table:table-cell>
          <table:table-cell office:value-type="string">
            <text:p>1010180000000</text:p>
          </table:table-cell>
          <table:table-cell office:value-type="string">
            <text:p>Annexstræde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3887">
            <text:p>3887</text:p>
          </table:table-cell>
          <table:table-cell office:value-type="string">
            <text:p>Vanløse</text:p>
          </table:table-cell>
          <table:table-cell office:value-type="string">
            <text:p>1011040000000</text:p>
          </table:table-cell>
          <table:table-cell office:value-type="string">
            <text:p>Børglumvej</text:p>
          </table:table-cell>
          <table:table-cell office:value-type="float" office:value="0">
            <text:p>0</text:p>
          </table:table-cell>
          <table:table-cell office:value-type="float" office:value="380">
            <text:p>3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88">
            <text:p>3888</text:p>
          </table:table-cell>
          <table:table-cell office:value-type="string">
            <text:p>Nørrebro</text:p>
          </table:table-cell>
          <table:table-cell office:value-type="string">
            <text:p>1012852300000</text:p>
          </table:table-cell>
          <table:table-cell office:value-type="string">
            <text:p>Herman Triers Plads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3889">
            <text:p>3889</text:p>
          </table:table-cell>
          <table:table-cell office:value-type="string">
            <text:p>Indre By</text:p>
          </table:table-cell>
          <table:table-cell office:value-type="string">
            <text:p>1017096000000</text:p>
          </table:table-cell>
          <table:table-cell office:value-type="string">
            <text:p>Suensonsgade</text:p>
          </table:table-cell>
          <table:table-cell office:value-type="float" office:value="0">
            <text:p>0</text:p>
          </table:table-cell>
          <table:table-cell office:value-type="float" office:value="367">
            <text:p>36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91">
            <text:p>3891</text:p>
          </table:table-cell>
          <table:table-cell office:value-type="string">
            <text:p>Valby</text:p>
          </table:table-cell>
          <table:table-cell office:value-type="string">
            <text:p>1010136000000</text:p>
          </table:table-cell>
          <table:table-cell office:value-type="string">
            <text:p>Amalie Skrams Allé</text:p>
          </table:table-cell>
          <table:table-cell office:value-type="float" office:value="0">
            <text:p>0</text:p>
          </table:table-cell>
          <table:table-cell office:value-type="float" office:value="399">
            <text:p>39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92">
            <text:p>3892</text:p>
          </table:table-cell>
          <table:table-cell office:value-type="string">
            <text:p>Bispebjerg</text:p>
          </table:table-cell>
          <table:table-cell office:value-type="string">
            <text:p>1019802000000</text:p>
          </table:table-cell>
          <table:table-cell office:value-type="string">
            <text:p>Frederikssundsvejtunnelen</text:p>
          </table:table-cell>
          <table:table-cell office:value-type="float" office:value="3891">
            <text:p>3891</text:p>
          </table:table-cell>
          <table:table-cell office:value-type="float" office:value="4828">
            <text:p>4828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93">
            <text:p>3893</text:p>
          </table:table-cell>
          <table:table-cell office:value-type="string">
            <text:p>Vanløse</text:p>
          </table:table-cell>
          <table:table-cell office:value-type="string">
            <text:p>1014610000000</text:p>
          </table:table-cell>
          <table:table-cell office:value-type="string">
            <text:p>Mandelvej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94">
            <text:p>3894</text:p>
          </table:table-cell>
          <table:table-cell office:value-type="string">
            <text:p>Indre By</text:p>
          </table:table-cell>
          <table:table-cell office:value-type="string">
            <text:p>1015140300000</text:p>
          </table:table-cell>
          <table:table-cell office:value-type="string">
            <text:p>Nytorv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97">
            <text:p>3897</text:p>
          </table:table-cell>
          <table:table-cell office:value-type="string">
            <text:p>Indre By</text:p>
          </table:table-cell>
          <table:table-cell office:value-type="string">
            <text:p>1010204000000</text:p>
          </table:table-cell>
          <table:table-cell office:value-type="string">
            <text:p>Arendalsgade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98">
            <text:p>3898</text:p>
          </table:table-cell>
          <table:table-cell office:value-type="string">
            <text:p>Valby</text:p>
          </table:table-cell>
          <table:table-cell office:value-type="string">
            <text:p>1013706000000</text:p>
          </table:table-cell>
          <table:table-cell office:value-type="string">
            <text:p>Kirsten Walthers Vej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04">
            <text:p>3904</text:p>
          </table:table-cell>
          <table:table-cell office:value-type="string">
            <text:p>Brønshøj-Husum</text:p>
          </table:table-cell>
          <table:table-cell office:value-type="string">
            <text:p>1010944000000</text:p>
          </table:table-cell>
          <table:table-cell office:value-type="string">
            <text:p>Brønshøjvej</text:p>
          </table:table-cell>
          <table:table-cell office:value-type="float" office:value="0">
            <text:p>0</text:p>
          </table:table-cell>
          <table:table-cell office:value-type="float" office:value="612">
            <text:p>61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03">
            <text:p>3903</text:p>
          </table:table-cell>
          <table:table-cell office:value-type="string">
            <text:p>Bispebjerg</text:p>
          </table:table-cell>
          <table:table-cell office:value-type="string">
            <text:p>1017552000000</text:p>
          </table:table-cell>
          <table:table-cell office:value-type="string">
            <text:p>Tonemestervej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32">
            <text:p>3832</text:p>
          </table:table-cell>
          <table:table-cell office:value-type="string">
            <text:p>Indre By</text:p>
          </table:table-cell>
          <table:table-cell office:value-type="string">
            <text:p>1014076000000</text:p>
          </table:table-cell>
          <table:table-cell office:value-type="string">
            <text:p>Købmagergade</text:p>
          </table:table-cell>
          <table:table-cell office:value-type="float" office:value="0">
            <text:p>0</text:p>
          </table:table-cell>
          <table:table-cell office:value-type="float" office:value="514">
            <text:p>51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85">
            <text:p>4085</text:p>
          </table:table-cell>
          <table:table-cell office:value-type="string">
            <text:p>Valby</text:p>
          </table:table-cell>
          <table:table-cell office:value-type="string">
            <text:p>1014612000000</text:p>
          </table:table-cell>
          <table:table-cell office:value-type="string">
            <text:p>Mansasvej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86">
            <text:p>4086</text:p>
          </table:table-cell>
          <table:table-cell office:value-type="string">
            <text:p>Amager Vest</text:p>
          </table:table-cell>
          <table:table-cell office:value-type="string">
            <text:p>1018090000000</text:p>
          </table:table-cell>
          <table:table-cell office:value-type="string">
            <text:p>Ved Slusen</text:p>
          </table:table-cell>
          <table:table-cell office:value-type="float" office:value="0">
            <text:p>0</text:p>
          </table:table-cell>
          <table:table-cell office:value-type="float" office:value="766">
            <text:p>76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87">
            <text:p>4087</text:p>
          </table:table-cell>
          <table:table-cell office:value-type="string">
            <text:p>Amager Øst</text:p>
          </table:table-cell>
          <table:table-cell office:value-type="string">
            <text:p>1011160310000</text:p>
          </table:table-cell>
          <table:table-cell office:value-type="string">
            <text:p>Christmas Møllers Plads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88">
            <text:p>4088</text:p>
          </table:table-cell>
          <table:table-cell office:value-type="string">
            <text:p>Indre By</text:p>
          </table:table-cell>
          <table:table-cell office:value-type="string">
            <text:p>1010648300000</text:p>
          </table:table-cell>
          <table:table-cell office:value-type="string">
            <text:p>Bodenhoffs Plads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089">
            <text:p>4089</text:p>
          </table:table-cell>
          <table:table-cell office:value-type="string">
            <text:p>Bispebjerg</text:p>
          </table:table-cell>
          <table:table-cell office:value-type="string">
            <text:p>1011228000000</text:p>
          </table:table-cell>
          <table:table-cell office:value-type="string">
            <text:p>Dalmosevej</text:p>
          </table:table-cell>
          <table:table-cell office:value-type="float" office:value="0">
            <text:p>0</text:p>
          </table:table-cell>
          <table:table-cell office:value-type="float" office:value="389">
            <text:p>38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090">
            <text:p>4090</text:p>
          </table:table-cell>
          <table:table-cell office:value-type="string">
            <text:p>Bispebjerg</text:p>
          </table:table-cell>
          <table:table-cell office:value-type="string">
            <text:p>1014120000000</text:p>
          </table:table-cell>
          <table:table-cell office:value-type="string">
            <text:p>Landsdommervej</text:p>
          </table:table-cell>
          <table:table-cell office:value-type="float" office:value="0">
            <text:p>0</text:p>
          </table:table-cell>
          <table:table-cell office:value-type="float" office:value="262">
            <text:p>26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91">
            <text:p>4091</text:p>
          </table:table-cell>
          <table:table-cell office:value-type="string">
            <text:p>Amager Øst</text:p>
          </table:table-cell>
          <table:table-cell office:value-type="string">
            <text:p>1013356000000</text:p>
          </table:table-cell>
          <table:table-cell office:value-type="string">
            <text:p>Javavej</text:p>
          </table:table-cell>
          <table:table-cell office:value-type="float" office:value="0">
            <text:p>0</text:p>
          </table:table-cell>
          <table:table-cell office:value-type="float" office:value="262">
            <text:p>26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92">
            <text:p>4092</text:p>
          </table:table-cell>
          <table:table-cell office:value-type="string">
            <text:p>Nørrebro</text:p>
          </table:table-cell>
          <table:table-cell office:value-type="string">
            <text:p>1013040310000</text:p>
          </table:table-cell>
          <table:table-cell office:value-type="string">
            <text:p>Hothers Plads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093">
            <text:p>4093</text:p>
          </table:table-cell>
          <table:table-cell office:value-type="string">
            <text:p>Amager Øst</text:p>
          </table:table-cell>
          <table:table-cell office:value-type="string">
            <text:p>1015600000000</text:p>
          </table:table-cell>
          <table:table-cell office:value-type="string">
            <text:p>Prins Buris Vej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94">
            <text:p>4094</text:p>
          </table:table-cell>
          <table:table-cell office:value-type="string">
            <text:p>Østerbro</text:p>
          </table:table-cell>
          <table:table-cell office:value-type="string">
            <text:p>1017052000000</text:p>
          </table:table-cell>
          <table:table-cell office:value-type="string">
            <text:p>Stubbeløbgade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95">
            <text:p>4095</text:p>
          </table:table-cell>
          <table:table-cell office:value-type="string">
            <text:p>Vesterbro-Kongens Enghave</text:p>
          </table:table-cell>
          <table:table-cell office:value-type="string">
            <text:p>1016224000000</text:p>
          </table:table-cell>
          <table:table-cell office:value-type="string">
            <text:p>Sankelmarksgade</text:p>
          </table:table-cell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96">
            <text:p>4096</text:p>
          </table:table-cell>
          <table:table-cell office:value-type="string">
            <text:p>Vesterbro-Kongens Enghave</text:p>
          </table:table-cell>
          <table:table-cell office:value-type="string">
            <text:p>1015996800000</text:p>
          </table:table-cell>
          <table:table-cell office:value-type="string">
            <text:p>Rubinsteinsvej</text:p>
          </table:table-cell>
          <table:table-cell office:value-type="float" office:value="141">
            <text:p>141</text:p>
          </table:table-cell>
          <table:table-cell office:value-type="float" office:value="321">
            <text:p>32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54">
            <text:p>4354</text:p>
          </table:table-cell>
          <table:table-cell office:value-type="string">
            <text:p>Amager Øst</text:p>
          </table:table-cell>
          <table:table-cell office:value-type="string">
            <text:p>1014368000000</text:p>
          </table:table-cell>
          <table:table-cell office:value-type="string">
            <text:p>Livornovej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02">
            <text:p>3902</text:p>
          </table:table-cell>
          <table:table-cell office:value-type="string">
            <text:p>Indre By</text:p>
          </table:table-cell>
          <table:table-cell office:value-type="string">
            <text:p>1011676000000</text:p>
          </table:table-cell>
          <table:table-cell office:value-type="string">
            <text:p>Esplanaden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01">
            <text:p>4401</text:p>
          </table:table-cell>
          <table:table-cell office:value-type="string">
            <text:p>Vanløse</text:p>
          </table:table-cell>
          <table:table-cell office:value-type="string">
            <text:p>1012916000000</text:p>
          </table:table-cell>
          <table:table-cell office:value-type="string">
            <text:p>Hirtshalsvej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02">
            <text:p>4402</text:p>
          </table:table-cell>
          <table:table-cell office:value-type="string">
            <text:p>Indre By</text:p>
          </table:table-cell>
          <table:table-cell office:value-type="string">
            <text:p>1012924320000</text:p>
          </table:table-cell>
          <table:table-cell office:value-type="string">
            <text:p>Hjalmar Brantings Plads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03">
            <text:p>4403</text:p>
          </table:table-cell>
          <table:table-cell office:value-type="string">
            <text:p>Valby</text:p>
          </table:table-cell>
          <table:table-cell office:value-type="string">
            <text:p>1010616000000</text:p>
          </table:table-cell>
          <table:table-cell office:value-type="string">
            <text:p>Blushøjvej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04">
            <text:p>4404</text:p>
          </table:table-cell>
          <table:table-cell office:value-type="string">
            <text:p>Vanløse</text:p>
          </table:table-cell>
          <table:table-cell office:value-type="string">
            <text:p>1012892000000</text:p>
          </table:table-cell>
          <table:table-cell office:value-type="string">
            <text:p>Himmerlandsvej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06">
            <text:p>4406</text:p>
          </table:table-cell>
          <table:table-cell office:value-type="string">
            <text:p>Valby</text:p>
          </table:table-cell>
          <table:table-cell office:value-type="string">
            <text:p>1017932000000</text:p>
          </table:table-cell>
          <table:table-cell office:value-type="string">
            <text:p>Valgårdsvej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08">
            <text:p>4408</text:p>
          </table:table-cell>
          <table:table-cell office:value-type="string">
            <text:p>Brønshøj-Husum</text:p>
          </table:table-cell>
          <table:table-cell office:value-type="string">
            <text:p>1011280000000</text:p>
          </table:table-cell>
          <table:table-cell office:value-type="string">
            <text:p>Degnemose Allé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09">
            <text:p>4409</text:p>
          </table:table-cell>
          <table:table-cell office:value-type="string">
            <text:p>Indre By</text:p>
          </table:table-cell>
          <table:table-cell office:value-type="string">
            <text:p>1012991000000</text:p>
          </table:table-cell>
          <table:table-cell office:value-type="string">
            <text:p>Holmens Bro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17">
            <text:p>4417</text:p>
          </table:table-cell>
          <table:table-cell office:value-type="string">
            <text:p>Amager Vest</text:p>
          </table:table-cell>
          <table:table-cell office:value-type="string">
            <text:p>1011632000000</text:p>
          </table:table-cell>
          <table:table-cell office:value-type="string">
            <text:p>Erantisvej</text:p>
          </table:table-cell>
          <table:table-cell office:value-type="float" office:value="0">
            <text:p>0</text:p>
          </table:table-cell>
          <table:table-cell office:value-type="float" office:value="316">
            <text:p>31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10">
            <text:p>4410</text:p>
          </table:table-cell>
          <table:table-cell office:value-type="string">
            <text:p>Østerbro</text:p>
          </table:table-cell>
          <table:table-cell office:value-type="string">
            <text:p>1013660000000</text:p>
          </table:table-cell>
          <table:table-cell office:value-type="string">
            <text:p>Kildevænget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11">
            <text:p>4411</text:p>
          </table:table-cell>
          <table:table-cell office:value-type="string">
            <text:p>Vanløse</text:p>
          </table:table-cell>
          <table:table-cell office:value-type="string">
            <text:p>1011510300000</text:p>
          </table:table-cell>
          <table:table-cell office:value-type="string">
            <text:p>Elna Munchs Plads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12">
            <text:p>4412</text:p>
          </table:table-cell>
          <table:table-cell office:value-type="string">
            <text:p>Indre By</text:p>
          </table:table-cell>
          <table:table-cell office:value-type="string">
            <text:p>1011128310000</text:p>
          </table:table-cell>
          <table:table-cell office:value-type="string">
            <text:p>Christiansborg Slotsplads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13">
            <text:p>4413</text:p>
          </table:table-cell>
          <table:table-cell office:value-type="string">
            <text:p>Bispebjerg</text:p>
          </table:table-cell>
          <table:table-cell office:value-type="string">
            <text:p>1014692000000</text:p>
          </table:table-cell>
          <table:table-cell office:value-type="string">
            <text:p>Mejsevænget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14">
            <text:p>4414</text:p>
          </table:table-cell>
          <table:table-cell office:value-type="string">
            <text:p>Nørrebro</text:p>
          </table:table-cell>
          <table:table-cell office:value-type="string">
            <text:p>1017772000000</text:p>
          </table:table-cell>
          <table:table-cell office:value-type="string">
            <text:p>Tømrergade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415">
            <text:p>4415</text:p>
          </table:table-cell>
          <table:table-cell office:value-type="string">
            <text:p>Indre By</text:p>
          </table:table-cell>
          <table:table-cell office:value-type="string">
            <text:p>1018108000000</text:p>
          </table:table-cell>
          <table:table-cell office:value-type="string">
            <text:p>Ved Vesterport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18">
            <text:p>4418</text:p>
          </table:table-cell>
          <table:table-cell office:value-type="string">
            <text:p>Amager Øst</text:p>
          </table:table-cell>
          <table:table-cell office:value-type="string">
            <text:p>1015684000000</text:p>
          </table:table-cell>
          <table:table-cell office:value-type="string">
            <text:p>Raffinaderivej</text:p>
          </table:table-cell>
          <table:table-cell office:value-type="float" office:value="0">
            <text:p>0</text:p>
          </table:table-cell>
          <table:table-cell office:value-type="float" office:value="769">
            <text:p>76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19">
            <text:p>4419</text:p>
          </table:table-cell>
          <table:table-cell office:value-type="string">
            <text:p>Valby</text:p>
          </table:table-cell>
          <table:table-cell office:value-type="string">
            <text:p>1014932060000</text:p>
          </table:table-cell>
          <table:table-cell office:value-type="string">
            <text:p>Nakskovvej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420">
            <text:p>4420</text:p>
          </table:table-cell>
          <table:table-cell office:value-type="string">
            <text:p>Amager Øst</text:p>
          </table:table-cell>
          <table:table-cell office:value-type="string">
            <text:p>1011032000000</text:p>
          </table:table-cell>
          <table:table-cell office:value-type="string">
            <text:p>Bøhmensgade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00">
            <text:p>4400</text:p>
          </table:table-cell>
          <table:table-cell office:value-type="string">
            <text:p>Nørrebro</text:p>
          </table:table-cell>
          <table:table-cell office:value-type="string">
            <text:p>1013440020000</text:p>
          </table:table-cell>
          <table:table-cell office:value-type="string">
            <text:p>Julius Bloms Gade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4594">
            <text:p>4594</text:p>
          </table:table-cell>
          <table:table-cell office:value-type="string">
            <text:p>Indre By</text:p>
          </table:table-cell>
          <table:table-cell office:value-type="string">
            <text:p>1016620000000</text:p>
          </table:table-cell>
          <table:table-cell office:value-type="string">
            <text:p>Slutterigade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95">
            <text:p>4595</text:p>
          </table:table-cell>
          <table:table-cell office:value-type="string">
            <text:p>Indre By</text:p>
          </table:table-cell>
          <table:table-cell office:value-type="string">
            <text:p>1010872000000</text:p>
          </table:table-cell>
          <table:table-cell office:value-type="string">
            <text:p>Brolæggerstræde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96">
            <text:p>4596</text:p>
          </table:table-cell>
          <table:table-cell office:value-type="string">
            <text:p>Vanløse</text:p>
          </table:table-cell>
          <table:table-cell office:value-type="string">
            <text:p>1010016000000</text:p>
          </table:table-cell>
          <table:table-cell office:value-type="string">
            <text:p>Abrikosvej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597">
            <text:p>4597</text:p>
          </table:table-cell>
          <table:table-cell office:value-type="string">
            <text:p>Brønshøj-Husum</text:p>
          </table:table-cell>
          <table:table-cell office:value-type="string">
            <text:p>1013096000000</text:p>
          </table:table-cell>
          <table:table-cell office:value-type="string">
            <text:p>Husumvej</text:p>
          </table:table-cell>
          <table:table-cell office:value-type="float" office:value="0">
            <text:p>0</text:p>
          </table:table-cell>
          <table:table-cell office:value-type="float" office:value="1466">
            <text:p>146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98">
            <text:p>4598</text:p>
          </table:table-cell>
          <table:table-cell office:value-type="string">
            <text:p>Vesterbro-Kongens Enghave</text:p>
          </table:table-cell>
          <table:table-cell office:value-type="string">
            <text:p>1017355000000</text:p>
          </table:table-cell>
          <table:table-cell office:value-type="string">
            <text:p>Teglholm Tværvej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99">
            <text:p>4599</text:p>
          </table:table-cell>
          <table:table-cell office:value-type="string">
            <text:p>Indre By</text:p>
          </table:table-cell>
          <table:table-cell office:value-type="string">
            <text:p>1014292010000</text:p>
          </table:table-cell>
          <table:table-cell office:value-type="string">
            <text:p>Lille Strandstræde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02">
            <text:p>4602</text:p>
          </table:table-cell>
          <table:table-cell office:value-type="string">
            <text:p>Bispebjerg</text:p>
          </table:table-cell>
          <table:table-cell office:value-type="string">
            <text:p>1010532010000</text:p>
          </table:table-cell>
          <table:table-cell office:value-type="string">
            <text:p>Bispebjerg Parkallé Sydlig</text:p>
          </table:table-cell>
          <table:table-cell office:value-type="float" office:value="0">
            <text:p>0</text:p>
          </table:table-cell>
          <table:table-cell office:value-type="float" office:value="717">
            <text:p>71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603">
            <text:p>4603</text:p>
          </table:table-cell>
          <table:table-cell office:value-type="string">
            <text:p>Østerbro</text:p>
          </table:table-cell>
          <table:table-cell office:value-type="string">
            <text:p>1018164000000</text:p>
          </table:table-cell>
          <table:table-cell office:value-type="string">
            <text:p>Venøgade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06">
            <text:p>4606</text:p>
          </table:table-cell>
          <table:table-cell office:value-type="string">
            <text:p>Bispebjerg</text:p>
          </table:table-cell>
          <table:table-cell office:value-type="string">
            <text:p>1015476010000</text:p>
          </table:table-cell>
          <table:table-cell office:value-type="string">
            <text:p>Perlestikkervej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607">
            <text:p>4607</text:p>
          </table:table-cell>
          <table:table-cell office:value-type="string">
            <text:p>Amager Øst</text:p>
          </table:table-cell>
          <table:table-cell office:value-type="string">
            <text:p>1011304000000</text:p>
          </table:table-cell>
          <table:table-cell office:value-type="string">
            <text:p>Dirchsvej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string">
            <text:p>Amager Øst</text:p>
          </table:table-cell>
          <table:table-cell office:value-type="string">
            <text:p>1014616000000</text:p>
          </table:table-cell>
          <table:table-cell office:value-type="string">
            <text:p>Mantuavej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07">
            <text:p>3907</text:p>
          </table:table-cell>
          <table:table-cell office:value-type="string">
            <text:p>Nørrebro</text:p>
          </table:table-cell>
          <table:table-cell office:value-type="string">
            <text:p>1015564000000</text:p>
          </table:table-cell>
          <table:table-cell office:value-type="string">
            <text:p>Poppelgade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08">
            <text:p>3908</text:p>
          </table:table-cell>
          <table:table-cell office:value-type="string">
            <text:p>Valby</text:p>
          </table:table-cell>
          <table:table-cell office:value-type="string">
            <text:p>1017686000000</text:p>
          </table:table-cell>
          <table:table-cell office:value-type="string">
            <text:p>Tudsemindevej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11">
            <text:p>3911</text:p>
          </table:table-cell>
          <table:table-cell office:value-type="string">
            <text:p>Valby</text:p>
          </table:table-cell>
          <table:table-cell office:value-type="string">
            <text:p>1010904000000</text:p>
          </table:table-cell>
          <table:table-cell office:value-type="string">
            <text:p>Bryggerivej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12">
            <text:p>3912</text:p>
          </table:table-cell>
          <table:table-cell office:value-type="string">
            <text:p>Bispebjerg</text:p>
          </table:table-cell>
          <table:table-cell office:value-type="string">
            <text:p>1016492000000</text:p>
          </table:table-cell>
          <table:table-cell office:value-type="string">
            <text:p>Skoleholdervej</text:p>
          </table:table-cell>
          <table:table-cell office:value-type="float" office:value="0">
            <text:p>0</text:p>
          </table:table-cell>
          <table:table-cell office:value-type="float" office:value="954">
            <text:p>95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3913">
            <text:p>3913</text:p>
          </table:table-cell>
          <table:table-cell office:value-type="string">
            <text:p>Vanløse</text:p>
          </table:table-cell>
          <table:table-cell office:value-type="string">
            <text:p>1011412000000</text:p>
          </table:table-cell>
          <table:table-cell office:value-type="string">
            <text:p>Dønnerupvej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14">
            <text:p>3914</text:p>
          </table:table-cell>
          <table:table-cell office:value-type="string">
            <text:p>Vanløse</text:p>
          </table:table-cell>
          <table:table-cell office:value-type="string">
            <text:p>1012576000000</text:p>
          </table:table-cell>
          <table:table-cell office:value-type="string">
            <text:p>Hanebred</text:p>
          </table:table-cell>
          <table:table-cell office:value-type="float" office:value="0">
            <text:p>0</text:p>
          </table:table-cell>
          <table:table-cell office:value-type="float" office:value="282">
            <text:p>28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15">
            <text:p>3915</text:p>
          </table:table-cell>
          <table:table-cell office:value-type="string">
            <text:p>Amager Øst</text:p>
          </table:table-cell>
          <table:table-cell office:value-type="string">
            <text:p>1018184000000</text:p>
          </table:table-cell>
          <table:table-cell office:value-type="string">
            <text:p>Veronavej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17">
            <text:p>3917</text:p>
          </table:table-cell>
          <table:table-cell office:value-type="string">
            <text:p>Vanløse</text:p>
          </table:table-cell>
          <table:table-cell office:value-type="string">
            <text:p>1015732000000</text:p>
          </table:table-cell>
          <table:table-cell office:value-type="string">
            <text:p>Raunstrupvej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18">
            <text:p>3918</text:p>
          </table:table-cell>
          <table:table-cell office:value-type="string">
            <text:p>Amager Vest</text:p>
          </table:table-cell>
          <table:table-cell office:value-type="string">
            <text:p>1015608000000</text:p>
          </table:table-cell>
          <table:table-cell office:value-type="string">
            <text:p>Prinsesse Christines Vej</text:p>
          </table:table-cell>
          <table:table-cell office:value-type="float" office:value="0">
            <text:p>0</text:p>
          </table:table-cell>
          <table:table-cell office:value-type="float" office:value="261">
            <text:p>26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097">
            <text:p>4097</text:p>
          </table:table-cell>
          <table:table-cell office:value-type="string">
            <text:p>Amager Øst</text:p>
          </table:table-cell>
          <table:table-cell office:value-type="string">
            <text:p>1014032000000</text:p>
          </table:table-cell>
          <table:table-cell office:value-type="string">
            <text:p>Kvintus Allé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99">
            <text:p>4099</text:p>
          </table:table-cell>
          <table:table-cell office:value-type="string">
            <text:p>Østerbro</text:p>
          </table:table-cell>
          <table:table-cell office:value-type="string">
            <text:p>1017464000000</text:p>
          </table:table-cell>
          <table:table-cell office:value-type="string">
            <text:p>Tingskiftevej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00">
            <text:p>4100</text:p>
          </table:table-cell>
          <table:table-cell office:value-type="string">
            <text:p>Vanløse</text:p>
          </table:table-cell>
          <table:table-cell office:value-type="string">
            <text:p>1011644000000</text:p>
          </table:table-cell>
          <table:table-cell office:value-type="string">
            <text:p>Eriksholmvej</text:p>
          </table:table-cell>
          <table:table-cell office:value-type="float" office:value="0">
            <text:p>0</text:p>
          </table:table-cell>
          <table:table-cell office:value-type="float" office:value="390">
            <text:p>39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01">
            <text:p>4101</text:p>
          </table:table-cell>
          <table:table-cell office:value-type="string">
            <text:p>Indre By</text:p>
          </table:table-cell>
          <table:table-cell office:value-type="string">
            <text:p>1012116310000</text:p>
          </table:table-cell>
          <table:table-cell office:value-type="string">
            <text:p>Gammeltorv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02">
            <text:p>4102</text:p>
          </table:table-cell>
          <table:table-cell office:value-type="string">
            <text:p>Valby</text:p>
          </table:table-cell>
          <table:table-cell office:value-type="string">
            <text:p>1017600000000</text:p>
          </table:table-cell>
          <table:table-cell office:value-type="string">
            <text:p>Torveporten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04">
            <text:p>4104</text:p>
          </table:table-cell>
          <table:table-cell office:value-type="string">
            <text:p>Amager Øst</text:p>
          </table:table-cell>
          <table:table-cell office:value-type="string">
            <text:p>1018088000000</text:p>
          </table:table-cell>
          <table:table-cell office:value-type="string">
            <text:p>Ved Skansen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05">
            <text:p>4105</text:p>
          </table:table-cell>
          <table:table-cell office:value-type="string">
            <text:p>Vesterbro-Kongens Enghave</text:p>
          </table:table-cell>
          <table:table-cell office:value-type="string">
            <text:p>1010728000000</text:p>
          </table:table-cell>
          <table:table-cell office:value-type="string">
            <text:p>Borgmester Christiansens Gade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06">
            <text:p>4106</text:p>
          </table:table-cell>
          <table:table-cell office:value-type="string">
            <text:p>Amager Vest</text:p>
          </table:table-cell>
          <table:table-cell office:value-type="string">
            <text:p>1012196000000</text:p>
          </table:table-cell>
          <table:table-cell office:value-type="string">
            <text:p>Geysers Allé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107">
            <text:p>4107</text:p>
          </table:table-cell>
          <table:table-cell office:value-type="string">
            <text:p>Brønshøj-Husum</text:p>
          </table:table-cell>
          <table:table-cell office:value-type="string">
            <text:p>1018380000000</text:p>
          </table:table-cell>
          <table:table-cell office:value-type="string">
            <text:p>Vingegavl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108">
            <text:p>4108</text:p>
          </table:table-cell>
          <table:table-cell office:value-type="string">
            <text:p>Brønshøj-Husum</text:p>
          </table:table-cell>
          <table:table-cell office:value-type="string">
            <text:p>1016468000000</text:p>
          </table:table-cell>
          <table:table-cell office:value-type="string">
            <text:p>Skippingevej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09">
            <text:p>4109</text:p>
          </table:table-cell>
          <table:table-cell office:value-type="string">
            <text:p>Amager Vest</text:p>
          </table:table-cell>
          <table:table-cell office:value-type="string">
            <text:p>1015386000000</text:p>
          </table:table-cell>
          <table:table-cell office:value-type="string">
            <text:p>Oxford Have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12">
            <text:p>4612</text:p>
          </table:table-cell>
          <table:table-cell office:value-type="string">
            <text:p>Indre By</text:p>
          </table:table-cell>
          <table:table-cell office:value-type="string">
            <text:p>1014608000000</text:p>
          </table:table-cell>
          <table:table-cell office:value-type="string">
            <text:p>Mandalsgade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10">
            <text:p>4110</text:p>
          </table:table-cell>
          <table:table-cell office:value-type="string">
            <text:p>Østerbro</text:p>
          </table:table-cell>
          <table:table-cell office:value-type="string">
            <text:p>1016004000000</text:p>
          </table:table-cell>
          <table:table-cell office:value-type="string">
            <text:p>Rudolph Berghs Gade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113">
            <text:p>4113</text:p>
          </table:table-cell>
          <table:table-cell office:value-type="string">
            <text:p>Indre By</text:p>
          </table:table-cell>
          <table:table-cell office:value-type="string">
            <text:p>1014516000000</text:p>
          </table:table-cell>
          <table:table-cell office:value-type="string">
            <text:p>Læderstræde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14">
            <text:p>4114</text:p>
          </table:table-cell>
          <table:table-cell office:value-type="string">
            <text:p>Amager Øst</text:p>
          </table:table-cell>
          <table:table-cell office:value-type="string">
            <text:p>1011732010000</text:p>
          </table:table-cell>
          <table:table-cell office:value-type="string">
            <text:p>Fehmernsgade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15">
            <text:p>4115</text:p>
          </table:table-cell>
          <table:table-cell office:value-type="string">
            <text:p>Vesterbro-Kongens Enghave</text:p>
          </table:table-cell>
          <table:table-cell office:value-type="string">
            <text:p>1017340000000</text:p>
          </table:table-cell>
          <table:table-cell office:value-type="string">
            <text:p>Tartinisvej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11">
            <text:p>4111</text:p>
          </table:table-cell>
          <table:table-cell office:value-type="string">
            <text:p>Amager Vest</text:p>
          </table:table-cell>
          <table:table-cell office:value-type="string">
            <text:p>1014652000000</text:p>
          </table:table-cell>
          <table:table-cell office:value-type="string">
            <text:p>Markskiftevej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23">
            <text:p>4423</text:p>
          </table:table-cell>
          <table:table-cell office:value-type="string">
            <text:p>Indre By</text:p>
          </table:table-cell>
          <table:table-cell office:value-type="string">
            <text:p>1013620000000</text:p>
          </table:table-cell>
          <table:table-cell office:value-type="string">
            <text:p>Kejsergade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24">
            <text:p>4424</text:p>
          </table:table-cell>
          <table:table-cell office:value-type="string">
            <text:p>Vanløse</text:p>
          </table:table-cell>
          <table:table-cell office:value-type="string">
            <text:p>1012012000000</text:p>
          </table:table-cell>
          <table:table-cell office:value-type="string">
            <text:p>Fuglagervej</text:p>
          </table:table-cell>
          <table:table-cell office:value-type="float" office:value="0">
            <text:p>0</text:p>
          </table:table-cell>
          <table:table-cell office:value-type="float" office:value="370">
            <text:p>37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25">
            <text:p>4425</text:p>
          </table:table-cell>
          <table:table-cell office:value-type="string">
            <text:p>Nørrebro</text:p>
          </table:table-cell>
          <table:table-cell office:value-type="string">
            <text:p>1012552000000</text:p>
          </table:table-cell>
          <table:table-cell office:value-type="string">
            <text:p>Hamletsgade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26">
            <text:p>4426</text:p>
          </table:table-cell>
          <table:table-cell office:value-type="string">
            <text:p>Amager Øst</text:p>
          </table:table-cell>
          <table:table-cell office:value-type="string">
            <text:p>1015536000000</text:p>
          </table:table-cell>
          <table:table-cell office:value-type="string">
            <text:p>Pindosvej</text:p>
          </table:table-cell>
          <table:table-cell office:value-type="float" office:value="0">
            <text:p>0</text:p>
          </table:table-cell>
          <table:table-cell office:value-type="float" office:value="287">
            <text:p>28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427">
            <text:p>4427</text:p>
          </table:table-cell>
          <table:table-cell office:value-type="string">
            <text:p>Østerbro</text:p>
          </table:table-cell>
          <table:table-cell office:value-type="string">
            <text:p>1011720000000</text:p>
          </table:table-cell>
          <table:table-cell office:value-type="string">
            <text:p>Fanøgade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428">
            <text:p>4428</text:p>
          </table:table-cell>
          <table:table-cell office:value-type="string">
            <text:p>Brønshøj-Husum</text:p>
          </table:table-cell>
          <table:table-cell office:value-type="string">
            <text:p>1017516000000</text:p>
          </table:table-cell>
          <table:table-cell office:value-type="string">
            <text:p>Toftagervej</text:p>
          </table:table-cell>
          <table:table-cell office:value-type="float" office:value="0">
            <text:p>0</text:p>
          </table:table-cell>
          <table:table-cell office:value-type="float" office:value="436">
            <text:p>4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23">
            <text:p>3923</text:p>
          </table:table-cell>
          <table:table-cell office:value-type="string">
            <text:p>Valby</text:p>
          </table:table-cell>
          <table:table-cell office:value-type="string">
            <text:p>1015936000000</text:p>
          </table:table-cell>
          <table:table-cell office:value-type="string">
            <text:p>Rosenholms Allé</text:p>
          </table:table-cell>
          <table:table-cell office:value-type="float" office:value="0">
            <text:p>0</text:p>
          </table:table-cell>
          <table:table-cell office:value-type="float" office:value="418">
            <text:p>41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83">
            <text:p>4283</text:p>
          </table:table-cell>
          <table:table-cell office:value-type="string">
            <text:p>Amager Vest</text:p>
          </table:table-cell>
          <table:table-cell office:value-type="string">
            <text:p>1017724000000</text:p>
          </table:table-cell>
          <table:table-cell office:value-type="string">
            <text:p>Tværagervej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29">
            <text:p>4429</text:p>
          </table:table-cell>
          <table:table-cell office:value-type="string">
            <text:p>Østerbro</text:p>
          </table:table-cell>
          <table:table-cell office:value-type="string">
            <text:p>1018452000000</text:p>
          </table:table-cell>
          <table:table-cell office:value-type="string">
            <text:p>Vordingborggade</text:p>
          </table:table-cell>
          <table:table-cell office:value-type="float" office:value="0">
            <text:p>0</text:p>
          </table:table-cell>
          <table:table-cell office:value-type="float" office:value="808">
            <text:p>80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31">
            <text:p>4431</text:p>
          </table:table-cell>
          <table:table-cell office:value-type="string">
            <text:p>Indre By</text:p>
          </table:table-cell>
          <table:table-cell office:value-type="string">
            <text:p>1018612040000</text:p>
          </table:table-cell>
          <table:table-cell office:value-type="string">
            <text:p>Øster Voldgade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32">
            <text:p>4432</text:p>
          </table:table-cell>
          <table:table-cell office:value-type="string">
            <text:p>Indre By</text:p>
          </table:table-cell>
          <table:table-cell office:value-type="string">
            <text:p>1016236000000</text:p>
          </table:table-cell>
          <table:table-cell office:value-type="string">
            <text:p>Sankt Gertruds Stræde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35">
            <text:p>4435</text:p>
          </table:table-cell>
          <table:table-cell office:value-type="string">
            <text:p>Østerbro</text:p>
          </table:table-cell>
          <table:table-cell office:value-type="string">
            <text:p>1012292000000</text:p>
          </table:table-cell>
          <table:table-cell office:value-type="string">
            <text:p>Grenågade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33">
            <text:p>4433</text:p>
          </table:table-cell>
          <table:table-cell office:value-type="string">
            <text:p>Brønshøj-Husum</text:p>
          </table:table-cell>
          <table:table-cell office:value-type="string">
            <text:p>1012140000000</text:p>
          </table:table-cell>
          <table:table-cell office:value-type="string">
            <text:p>Gaunøvej</text:p>
          </table:table-cell>
          <table:table-cell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34">
            <text:p>4434</text:p>
          </table:table-cell>
          <table:table-cell office:value-type="string">
            <text:p>Østerbro</text:p>
          </table:table-cell>
          <table:table-cell office:value-type="string">
            <text:p>1017008050000</text:p>
          </table:table-cell>
          <table:table-cell office:value-type="string">
            <text:p>Strandvænget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608">
            <text:p>4608</text:p>
          </table:table-cell>
          <table:table-cell office:value-type="string">
            <text:p>Brønshøj-Husum</text:p>
          </table:table-cell>
          <table:table-cell office:value-type="string">
            <text:p>1012068000000</text:p>
          </table:table-cell>
          <table:table-cell office:value-type="string">
            <text:p>Gadelandet</text:p>
          </table:table-cell>
          <table:table-cell office:value-type="float" office:value="0">
            <text:p>0</text:p>
          </table:table-cell>
          <table:table-cell office:value-type="float" office:value="659">
            <text:p>65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09">
            <text:p>4609</text:p>
          </table:table-cell>
          <table:table-cell office:value-type="string">
            <text:p>Vesterbro-Kongens Enghave</text:p>
          </table:table-cell>
          <table:table-cell office:value-type="string">
            <text:p>1014392000000</text:p>
          </table:table-cell>
          <table:table-cell office:value-type="string">
            <text:p>Louis Pios Gade</text:p>
          </table:table-cell>
          <table:table-cell office:value-type="float" office:value="0">
            <text:p>0</text:p>
          </table:table-cell>
          <table:table-cell office:value-type="float" office:value="278">
            <text:p>278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614">
            <text:p>4614</text:p>
          </table:table-cell>
          <table:table-cell office:value-type="string">
            <text:p>Østerbro</text:p>
          </table:table-cell>
          <table:table-cell office:value-type="string">
            <text:p>1017124020000</text:p>
          </table:table-cell>
          <table:table-cell office:value-type="string">
            <text:p>Sundkrogsgade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616">
            <text:p>4616</text:p>
          </table:table-cell>
          <table:table-cell office:value-type="string">
            <text:p>Østerbro</text:p>
          </table:table-cell>
          <table:table-cell office:value-type="string">
            <text:p>1010756000000</text:p>
          </table:table-cell>
          <table:table-cell office:value-type="string">
            <text:p>Borthigsgade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19">
            <text:p>4619</text:p>
          </table:table-cell>
          <table:table-cell office:value-type="string">
            <text:p>Indre By</text:p>
          </table:table-cell>
          <table:table-cell office:value-type="string">
            <text:p>1012570000000</text:p>
          </table:table-cell>
          <table:table-cell office:value-type="string">
            <text:p>Hammershøis Kaj</text:p>
          </table:table-cell>
          <table:table-cell office:value-type="float" office:value="0">
            <text:p>0</text:p>
          </table:table-cell>
          <table:table-cell office:value-type="float" office:value="301">
            <text:p>3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620">
            <text:p>4620</text:p>
          </table:table-cell>
          <table:table-cell office:value-type="string">
            <text:p>Amager Øst</text:p>
          </table:table-cell>
          <table:table-cell office:value-type="string">
            <text:p>1014952000000</text:p>
          </table:table-cell>
          <table:table-cell office:value-type="string">
            <text:p>Neapelvej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621">
            <text:p>4621</text:p>
          </table:table-cell>
          <table:table-cell office:value-type="string">
            <text:p>Brønshøj-Husum</text:p>
          </table:table-cell>
          <table:table-cell office:value-type="string">
            <text:p>1018464000000</text:p>
          </table:table-cell>
          <table:table-cell office:value-type="string">
            <text:p>Vængeleddet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22">
            <text:p>4622</text:p>
          </table:table-cell>
          <table:table-cell office:value-type="string">
            <text:p>Bispebjerg</text:p>
          </table:table-cell>
          <table:table-cell office:value-type="string">
            <text:p>101076081A000</text:p>
          </table:table-cell>
          <table:table-cell office:value-type="string">
            <text:p>Borups Allé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23">
            <text:p>4623</text:p>
          </table:table-cell>
          <table:table-cell office:value-type="string">
            <text:p>Vesterbro-Kongens Enghave</text:p>
          </table:table-cell>
          <table:table-cell office:value-type="string">
            <text:p>1011518030000</text:p>
          </table:table-cell>
          <table:table-cell office:value-type="string">
            <text:p>Elværksvej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19">
            <text:p>3919</text:p>
          </table:table-cell>
          <table:table-cell office:value-type="string">
            <text:p>Amager Vest</text:p>
          </table:table-cell>
          <table:table-cell office:value-type="string">
            <text:p>1013904000000</text:p>
          </table:table-cell>
          <table:table-cell office:value-type="string">
            <text:p>Kornblomstvej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20">
            <text:p>3920</text:p>
          </table:table-cell>
          <table:table-cell office:value-type="string">
            <text:p>Bispebjerg</text:p>
          </table:table-cell>
          <table:table-cell office:value-type="string">
            <text:p>1014908000000</text:p>
          </table:table-cell>
          <table:table-cell office:value-type="string">
            <text:p>Møntmestervej</text:p>
          </table:table-cell>
          <table:table-cell office:value-type="float" office:value="0">
            <text:p>0</text:p>
          </table:table-cell>
          <table:table-cell office:value-type="float" office:value="351">
            <text:p>35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3921">
            <text:p>3921</text:p>
          </table:table-cell>
          <table:table-cell office:value-type="string">
            <text:p>Nørrebro</text:p>
          </table:table-cell>
          <table:table-cell office:value-type="string">
            <text:p>1014996000000</text:p>
          </table:table-cell>
          <table:table-cell office:value-type="string">
            <text:p>Nivågade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22">
            <text:p>3922</text:p>
          </table:table-cell>
          <table:table-cell office:value-type="string">
            <text:p>Bispebjerg</text:p>
          </table:table-cell>
          <table:table-cell office:value-type="string">
            <text:p>1012000000000</text:p>
          </table:table-cell>
          <table:table-cell office:value-type="string">
            <text:p>Fruebjergvej</text:p>
          </table:table-cell>
          <table:table-cell office:value-type="float" office:value="0">
            <text:p>0</text:p>
          </table:table-cell>
          <table:table-cell office:value-type="float" office:value="263">
            <text:p>26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24">
            <text:p>3924</text:p>
          </table:table-cell>
          <table:table-cell office:value-type="string">
            <text:p>Vanløse</text:p>
          </table:table-cell>
          <table:table-cell office:value-type="string">
            <text:p>1010760010000</text:p>
          </table:table-cell>
          <table:table-cell office:value-type="string">
            <text:p>Borups Allé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25">
            <text:p>3925</text:p>
          </table:table-cell>
          <table:table-cell office:value-type="string">
            <text:p>Vesterbro-Kongens Enghave</text:p>
          </table:table-cell>
          <table:table-cell office:value-type="string">
            <text:p>1012712800000</text:p>
          </table:table-cell>
          <table:table-cell office:value-type="string">
            <text:p>Haydnsvej</text:p>
          </table:table-cell>
          <table:table-cell office:value-type="float" office:value="65">
            <text:p>65</text:p>
          </table:table-cell>
          <table:table-cell office:value-type="float" office:value="192">
            <text:p>19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26">
            <text:p>3926</text:p>
          </table:table-cell>
          <table:table-cell office:value-type="string">
            <text:p>Vesterbro-Kongens Enghave</text:p>
          </table:table-cell>
          <table:table-cell office:value-type="string">
            <text:p>1018008020000</text:p>
          </table:table-cell>
          <table:table-cell office:value-type="string">
            <text:p>Vasbygade</text:p>
          </table:table-cell>
          <table:table-cell office:value-type="float" office:value="0">
            <text:p>0</text:p>
          </table:table-cell>
          <table:table-cell office:value-type="float" office:value="261">
            <text:p>26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27">
            <text:p>3927</text:p>
          </table:table-cell>
          <table:table-cell office:value-type="string">
            <text:p>Bispebjerg</text:p>
          </table:table-cell>
          <table:table-cell office:value-type="string">
            <text:p>1016532000000</text:p>
          </table:table-cell>
          <table:table-cell office:value-type="string">
            <text:p>Skovstjernevej</text:p>
          </table:table-cell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3928">
            <text:p>3928</text:p>
          </table:table-cell>
          <table:table-cell office:value-type="string">
            <text:p>Vesterbro-Kongens Enghave</text:p>
          </table:table-cell>
          <table:table-cell office:value-type="string">
            <text:p>1013312020000</text:p>
          </table:table-cell>
          <table:table-cell office:value-type="string">
            <text:p>Istedgade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29">
            <text:p>3929</text:p>
          </table:table-cell>
          <table:table-cell office:value-type="string">
            <text:p>Indre By</text:p>
          </table:table-cell>
          <table:table-cell office:value-type="string">
            <text:p>1017656000000</text:p>
          </table:table-cell>
          <table:table-cell office:value-type="string">
            <text:p>Trondhjemsgade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30">
            <text:p>3930</text:p>
          </table:table-cell>
          <table:table-cell office:value-type="string">
            <text:p>Indre By</text:p>
          </table:table-cell>
          <table:table-cell office:value-type="string">
            <text:p>1010264000000</text:p>
          </table:table-cell>
          <table:table-cell office:value-type="string">
            <text:p>Asylgade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31">
            <text:p>3931</text:p>
          </table:table-cell>
          <table:table-cell office:value-type="string">
            <text:p>Bispebjerg</text:p>
          </table:table-cell>
          <table:table-cell office:value-type="string">
            <text:p>1010676000000</text:p>
          </table:table-cell>
          <table:table-cell office:value-type="string">
            <text:p>Bogtrykkervej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32">
            <text:p>3932</text:p>
          </table:table-cell>
          <table:table-cell office:value-type="string">
            <text:p>Amager Vest</text:p>
          </table:table-cell>
          <table:table-cell office:value-type="string">
            <text:p>1013617300000</text:p>
          </table:table-cell>
          <table:table-cell office:value-type="string">
            <text:p>Kay Fiskers Plads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33">
            <text:p>3933</text:p>
          </table:table-cell>
          <table:table-cell office:value-type="string">
            <text:p>Nørrebro</text:p>
          </table:table-cell>
          <table:table-cell office:value-type="string">
            <text:p>1016024310000</text:p>
          </table:table-cell>
          <table:table-cell office:value-type="string">
            <text:p>Rungsted Plads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34">
            <text:p>3934</text:p>
          </table:table-cell>
          <table:table-cell office:value-type="string">
            <text:p>Nørrebro</text:p>
          </table:table-cell>
          <table:table-cell office:value-type="string">
            <text:p>1011904000000</text:p>
          </table:table-cell>
          <table:table-cell office:value-type="string">
            <text:p>Fredensborggade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35">
            <text:p>3935</text:p>
          </table:table-cell>
          <table:table-cell office:value-type="string">
            <text:p>Indre By</text:p>
          </table:table-cell>
          <table:table-cell office:value-type="string">
            <text:p>1018400000000</text:p>
          </table:table-cell>
          <table:table-cell office:value-type="string">
            <text:p>Visbygade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36">
            <text:p>3936</text:p>
          </table:table-cell>
          <table:table-cell office:value-type="string">
            <text:p>Amager Vest</text:p>
          </table:table-cell>
          <table:table-cell office:value-type="string">
            <text:p>1012728000000</text:p>
          </table:table-cell>
          <table:table-cell office:value-type="string">
            <text:p>Hegningen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16">
            <text:p>4116</text:p>
          </table:table-cell>
          <table:table-cell office:value-type="string">
            <text:p>Nørrebro</text:p>
          </table:table-cell>
          <table:table-cell office:value-type="string">
            <text:p>1011680000000</text:p>
          </table:table-cell>
          <table:table-cell office:value-type="string">
            <text:p>Esromgade</text:p>
          </table:table-cell>
          <table:table-cell office:value-type="float" office:value="0">
            <text:p>0</text:p>
          </table:table-cell>
          <table:table-cell office:value-type="float" office:value="258">
            <text:p>25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17">
            <text:p>4117</text:p>
          </table:table-cell>
          <table:table-cell office:value-type="string">
            <text:p>Amager Øst</text:p>
          </table:table-cell>
          <table:table-cell office:value-type="string">
            <text:p>1016016000000</text:p>
          </table:table-cell>
          <table:table-cell office:value-type="string">
            <text:p>Rumæniensgade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19">
            <text:p>4119</text:p>
          </table:table-cell>
          <table:table-cell office:value-type="string">
            <text:p>Amager Vest</text:p>
          </table:table-cell>
          <table:table-cell office:value-type="string">
            <text:p>1015460000000</text:p>
          </table:table-cell>
          <table:table-cell office:value-type="string">
            <text:p>Peder Skrivers Sti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20">
            <text:p>4120</text:p>
          </table:table-cell>
          <table:table-cell office:value-type="string">
            <text:p>Valby</text:p>
          </table:table-cell>
          <table:table-cell office:value-type="string">
            <text:p>1013216000000</text:p>
          </table:table-cell>
          <table:table-cell office:value-type="string">
            <text:p>Højsagervej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23">
            <text:p>4123</text:p>
          </table:table-cell>
          <table:table-cell office:value-type="string">
            <text:p>Vesterbro-Kongens Enghave</text:p>
          </table:table-cell>
          <table:table-cell office:value-type="string">
            <text:p>1010424000000</text:p>
          </table:table-cell>
          <table:table-cell office:value-type="string">
            <text:p>Beethovensvej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125">
            <text:p>4125</text:p>
          </table:table-cell>
          <table:table-cell office:value-type="string">
            <text:p>Østerbro</text:p>
          </table:table-cell>
          <table:table-cell office:value-type="string">
            <text:p>1016040000000</text:p>
          </table:table-cell>
          <table:table-cell office:value-type="string">
            <text:p>Ryesgade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27">
            <text:p>4127</text:p>
          </table:table-cell>
          <table:table-cell office:value-type="string">
            <text:p>Valby</text:p>
          </table:table-cell>
          <table:table-cell office:value-type="string">
            <text:p>1010724000000</text:p>
          </table:table-cell>
          <table:table-cell office:value-type="string">
            <text:p>Borghaven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28">
            <text:p>4128</text:p>
          </table:table-cell>
          <table:table-cell office:value-type="string">
            <text:p>Brønshøj-Husum</text:p>
          </table:table-cell>
          <table:table-cell office:value-type="string">
            <text:p>1012864000000</text:p>
          </table:table-cell>
          <table:table-cell office:value-type="string">
            <text:p>Herslevvej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29">
            <text:p>4129</text:p>
          </table:table-cell>
          <table:table-cell office:value-type="string">
            <text:p>Østerbro</text:p>
          </table:table-cell>
          <table:table-cell office:value-type="string">
            <text:p>1014152000000</text:p>
          </table:table-cell>
          <table:table-cell office:value-type="string">
            <text:p>Langesund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36">
            <text:p>4436</text:p>
          </table:table-cell>
          <table:table-cell office:value-type="string">
            <text:p>Indre By</text:p>
          </table:table-cell>
          <table:table-cell office:value-type="string">
            <text:p>1012452000000</text:p>
          </table:table-cell>
          <table:table-cell office:value-type="string">
            <text:p>Gyldenløvesgade</text:p>
          </table:table-cell>
          <table:table-cell office:value-type="float" office:value="16">
            <text:p>16</text:p>
          </table:table-cell>
          <table:table-cell office:value-type="float" office:value="476">
            <text:p>4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38">
            <text:p>4438</text:p>
          </table:table-cell>
          <table:table-cell office:value-type="string">
            <text:p>Vanløse</text:p>
          </table:table-cell>
          <table:table-cell office:value-type="string">
            <text:p>1011384000000</text:p>
          </table:table-cell>
          <table:table-cell office:value-type="string">
            <text:p>Dybendalsvej</text:p>
          </table:table-cell>
          <table:table-cell office:value-type="float" office:value="0">
            <text:p>0</text:p>
          </table:table-cell>
          <table:table-cell office:value-type="float" office:value="484">
            <text:p>48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39">
            <text:p>4439</text:p>
          </table:table-cell>
          <table:table-cell office:value-type="string">
            <text:p>Amager Vest</text:p>
          </table:table-cell>
          <table:table-cell office:value-type="string">
            <text:p>1016326000000</text:p>
          </table:table-cell>
          <table:table-cell office:value-type="string">
            <text:p>Selinevej</text:p>
          </table:table-cell>
          <table:table-cell office:value-type="float" office:value="0">
            <text:p>0</text:p>
          </table:table-cell>
          <table:table-cell office:value-type="float" office:value="3407">
            <text:p>340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40">
            <text:p>4440</text:p>
          </table:table-cell>
          <table:table-cell office:value-type="string">
            <text:p>Vesterbro-Kongens Enghave</text:p>
          </table:table-cell>
          <table:table-cell office:value-type="string">
            <text:p>1017216020000</text:p>
          </table:table-cell>
          <table:table-cell office:value-type="string">
            <text:p>Sydhavns Plads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442">
            <text:p>4442</text:p>
          </table:table-cell>
          <table:table-cell office:value-type="string">
            <text:p>Amager Øst</text:p>
          </table:table-cell>
          <table:table-cell office:value-type="string">
            <text:p>1015568000000</text:p>
          </table:table-cell>
          <table:table-cell office:value-type="string">
            <text:p>Poppelrækken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43">
            <text:p>4443</text:p>
          </table:table-cell>
          <table:table-cell office:value-type="string">
            <text:p>Vanløse</text:p>
          </table:table-cell>
          <table:table-cell office:value-type="string">
            <text:p>1014656000000</text:p>
          </table:table-cell>
          <table:table-cell office:value-type="string">
            <text:p>Markvej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44">
            <text:p>4444</text:p>
          </table:table-cell>
          <table:table-cell office:value-type="string">
            <text:p>Vesterbro-Kongens Enghave</text:p>
          </table:table-cell>
          <table:table-cell office:value-type="string">
            <text:p>1016860000000</text:p>
          </table:table-cell>
          <table:table-cell office:value-type="string">
            <text:p>Stenderupgade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46">
            <text:p>4446</text:p>
          </table:table-cell>
          <table:table-cell office:value-type="string">
            <text:p>Brønshøj-Husum</text:p>
          </table:table-cell>
          <table:table-cell office:value-type="string">
            <text:p>1011572000000</text:p>
          </table:table-cell>
          <table:table-cell office:value-type="string">
            <text:p>Engelholmvej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47">
            <text:p>4447</text:p>
          </table:table-cell>
          <table:table-cell office:value-type="string">
            <text:p>Vesterbro-Kongens Enghave</text:p>
          </table:table-cell>
          <table:table-cell office:value-type="string">
            <text:p>1013224000000</text:p>
          </table:table-cell>
          <table:table-cell office:value-type="string">
            <text:p>Høkerboderne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48">
            <text:p>4448</text:p>
          </table:table-cell>
          <table:table-cell office:value-type="string">
            <text:p>Indre By</text:p>
          </table:table-cell>
          <table:table-cell office:value-type="string">
            <text:p>1010271000000</text:p>
          </table:table-cell>
          <table:table-cell office:value-type="string">
            <text:p>August Bournonvilles Passage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25">
            <text:p>4625</text:p>
          </table:table-cell>
          <table:table-cell office:value-type="string">
            <text:p>Bispebjerg</text:p>
          </table:table-cell>
          <table:table-cell office:value-type="string">
            <text:p>1017040000000</text:p>
          </table:table-cell>
          <table:table-cell office:value-type="string">
            <text:p>Strødamvej</text:p>
          </table:table-cell>
          <table:table-cell office:value-type="float" office:value="0">
            <text:p>0</text:p>
          </table:table-cell>
          <table:table-cell office:value-type="float" office:value="896">
            <text:p>89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26">
            <text:p>4626</text:p>
          </table:table-cell>
          <table:table-cell office:value-type="string">
            <text:p>Amager Vest</text:p>
          </table:table-cell>
          <table:table-cell office:value-type="string">
            <text:p>1010844000000</text:p>
          </table:table-cell>
          <table:table-cell office:value-type="string">
            <text:p>Brigadevej</text:p>
          </table:table-cell>
          <table:table-cell office:value-type="float" office:value="0">
            <text:p>0</text:p>
          </table:table-cell>
          <table:table-cell office:value-type="float" office:value="336">
            <text:p>3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27">
            <text:p>4627</text:p>
          </table:table-cell>
          <table:table-cell office:value-type="string">
            <text:p>Nørrebro</text:p>
          </table:table-cell>
          <table:table-cell office:value-type="string">
            <text:p>1018556000000</text:p>
          </table:table-cell>
          <table:table-cell office:value-type="string">
            <text:p>Ørholmgade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628">
            <text:p>4628</text:p>
          </table:table-cell>
          <table:table-cell office:value-type="string">
            <text:p>Nørrebro</text:p>
          </table:table-cell>
          <table:table-cell office:value-type="string">
            <text:p>1012908000000</text:p>
          </table:table-cell>
          <table:table-cell office:value-type="string">
            <text:p>Hiort Lorenzens Gade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629">
            <text:p>4629</text:p>
          </table:table-cell>
          <table:table-cell office:value-type="string">
            <text:p>Vanløse</text:p>
          </table:table-cell>
          <table:table-cell office:value-type="string">
            <text:p>1014816000000</text:p>
          </table:table-cell>
          <table:table-cell office:value-type="string">
            <text:p>Morsøvej</text:p>
          </table:table-cell>
          <table:table-cell office:value-type="float" office:value="0">
            <text:p>0</text:p>
          </table:table-cell>
          <table:table-cell office:value-type="float" office:value="465">
            <text:p>46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30">
            <text:p>4630</text:p>
          </table:table-cell>
          <table:table-cell office:value-type="string">
            <text:p>Bispebjerg</text:p>
          </table:table-cell>
          <table:table-cell office:value-type="string">
            <text:p>1013784000000</text:p>
          </table:table-cell>
          <table:table-cell office:value-type="string">
            <text:p>Klædemålet</text:p>
          </table:table-cell>
          <table:table-cell office:value-type="float" office:value="0">
            <text:p>0</text:p>
          </table:table-cell>
          <table:table-cell office:value-type="float" office:value="382">
            <text:p>38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31">
            <text:p>4631</text:p>
          </table:table-cell>
          <table:table-cell office:value-type="string">
            <text:p>Brønshøj-Husum</text:p>
          </table:table-cell>
          <table:table-cell office:value-type="string">
            <text:p>1010256000000</text:p>
          </table:table-cell>
          <table:table-cell office:value-type="string">
            <text:p>Astersvej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68">
            <text:p>3968</text:p>
          </table:table-cell>
          <table:table-cell office:value-type="string">
            <text:p>Indre By</text:p>
          </table:table-cell>
          <table:table-cell office:value-type="string">
            <text:p>1015514000000</text:p>
          </table:table-cell>
          <table:table-cell office:value-type="string">
            <text:p>Philip De Langes Allé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32">
            <text:p>4632</text:p>
          </table:table-cell>
          <table:table-cell office:value-type="string">
            <text:p>Vesterbro-Kongens Enghave</text:p>
          </table:table-cell>
          <table:table-cell office:value-type="string">
            <text:p>1013228000000</text:p>
          </table:table-cell>
          <table:table-cell office:value-type="string">
            <text:p>Hørdumsgade</text:p>
          </table:table-cell>
          <table:table-cell office:value-type="float" office:value="0">
            <text:p>0</text:p>
          </table:table-cell>
          <table:table-cell office:value-type="float" office:value="782">
            <text:p>78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635">
            <text:p>4635</text:p>
          </table:table-cell>
          <table:table-cell office:value-type="string">
            <text:p>Amager Vest</text:p>
          </table:table-cell>
          <table:table-cell office:value-type="string">
            <text:p>1017744000000</text:p>
          </table:table-cell>
          <table:table-cell office:value-type="string">
            <text:p>Tyge Krabbes Vej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636">
            <text:p>4636</text:p>
          </table:table-cell>
          <table:table-cell office:value-type="string">
            <text:p>Brønshøj-Husum</text:p>
          </table:table-cell>
          <table:table-cell office:value-type="string">
            <text:p>1012648000000</text:p>
          </table:table-cell>
          <table:table-cell office:value-type="string">
            <text:p>Harespringet</text:p>
          </table:table-cell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37">
            <text:p>3937</text:p>
          </table:table-cell>
          <table:table-cell office:value-type="string">
            <text:p>Østerbro</text:p>
          </table:table-cell>
          <table:table-cell office:value-type="string">
            <text:p>1016128000000</text:p>
          </table:table-cell>
          <table:table-cell office:value-type="string">
            <text:p>Rønnegade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38">
            <text:p>3938</text:p>
          </table:table-cell>
          <table:table-cell office:value-type="string">
            <text:p>Østerbro</text:p>
          </table:table-cell>
          <table:table-cell office:value-type="string">
            <text:p>1013320000000</text:p>
          </table:table-cell>
          <table:table-cell office:value-type="string">
            <text:p>Jacob Erlandsens Gade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3939">
            <text:p>3939</text:p>
          </table:table-cell>
          <table:table-cell office:value-type="string">
            <text:p>Valby</text:p>
          </table:table-cell>
          <table:table-cell office:value-type="string">
            <text:p>1018244000000</text:p>
          </table:table-cell>
          <table:table-cell office:value-type="string">
            <text:p>Vestervang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40">
            <text:p>3940</text:p>
          </table:table-cell>
          <table:table-cell office:value-type="string">
            <text:p>Østerbro</text:p>
          </table:table-cell>
          <table:table-cell office:value-type="string">
            <text:p>1012928000000</text:p>
          </table:table-cell>
          <table:table-cell office:value-type="string">
            <text:p>Hjelmsgade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41">
            <text:p>3941</text:p>
          </table:table-cell>
          <table:table-cell office:value-type="string">
            <text:p>Nørrebro</text:p>
          </table:table-cell>
          <table:table-cell office:value-type="string">
            <text:p>1012200000000</text:p>
          </table:table-cell>
          <table:table-cell office:value-type="string">
            <text:p>Gilbjerggade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42">
            <text:p>3942</text:p>
          </table:table-cell>
          <table:table-cell office:value-type="string">
            <text:p>Valby</text:p>
          </table:table-cell>
          <table:table-cell office:value-type="string">
            <text:p>1015216000000</text:p>
          </table:table-cell>
          <table:table-cell office:value-type="string">
            <text:p>Nørretofte Allé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43">
            <text:p>3943</text:p>
          </table:table-cell>
          <table:table-cell office:value-type="string">
            <text:p>Vesterbro-Kongens Enghave</text:p>
          </table:table-cell>
          <table:table-cell office:value-type="string">
            <text:p>1013520050000</text:p>
          </table:table-cell>
          <table:table-cell office:value-type="string">
            <text:p>Kalvebod Brygge (Fisketorvet)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44">
            <text:p>3944</text:p>
          </table:table-cell>
          <table:table-cell office:value-type="string">
            <text:p>Østerbro</text:p>
          </table:table-cell>
          <table:table-cell office:value-type="string">
            <text:p>1014356000000</text:p>
          </table:table-cell>
          <table:table-cell office:value-type="string">
            <text:p>Lipkesgade</text:p>
          </table:table-cell>
          <table:table-cell office:value-type="float" office:value="0">
            <text:p>0</text:p>
          </table:table-cell>
          <table:table-cell office:value-type="float" office:value="284">
            <text:p>28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45">
            <text:p>3945</text:p>
          </table:table-cell>
          <table:table-cell office:value-type="string">
            <text:p>Amager Vest</text:p>
          </table:table-cell>
          <table:table-cell office:value-type="string">
            <text:p>1012424000000</text:p>
          </table:table-cell>
          <table:table-cell office:value-type="string">
            <text:p>Gullandsgade</text:p>
          </table:table-cell>
          <table:table-cell office:value-type="float" office:value="0">
            <text:p>0</text:p>
          </table:table-cell>
          <table:table-cell office:value-type="float" office:value="241">
            <text:p>2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46">
            <text:p>3946</text:p>
          </table:table-cell>
          <table:table-cell office:value-type="string">
            <text:p>Nørrebro</text:p>
          </table:table-cell>
          <table:table-cell office:value-type="string">
            <text:p>1013092000000</text:p>
          </table:table-cell>
          <table:table-cell office:value-type="string">
            <text:p>Husumgade</text:p>
          </table:table-cell>
          <table:table-cell office:value-type="float" office:value="0">
            <text:p>0</text:p>
          </table:table-cell>
          <table:table-cell office:value-type="float" office:value="344">
            <text:p>34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3947">
            <text:p>3947</text:p>
          </table:table-cell>
          <table:table-cell office:value-type="string">
            <text:p>Vanløse</text:p>
          </table:table-cell>
          <table:table-cell office:value-type="string">
            <text:p>1012164000000</text:p>
          </table:table-cell>
          <table:table-cell office:value-type="string">
            <text:p>Gennemløbet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48">
            <text:p>3948</text:p>
          </table:table-cell>
          <table:table-cell office:value-type="string">
            <text:p>Valby</text:p>
          </table:table-cell>
          <table:table-cell office:value-type="string">
            <text:p>1014834000000</text:p>
          </table:table-cell>
          <table:table-cell office:value-type="string">
            <text:p>Mosestykket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49">
            <text:p>3949</text:p>
          </table:table-cell>
          <table:table-cell office:value-type="string">
            <text:p>Vesterbro-Kongens Enghave</text:p>
          </table:table-cell>
          <table:table-cell office:value-type="string">
            <text:p>1012508000000</text:p>
          </table:table-cell>
          <table:table-cell office:value-type="string">
            <text:p>Haderslevgade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50">
            <text:p>3950</text:p>
          </table:table-cell>
          <table:table-cell office:value-type="string">
            <text:p>Nørrebro</text:p>
          </table:table-cell>
          <table:table-cell office:value-type="string">
            <text:p>1015780000000</text:p>
          </table:table-cell>
          <table:table-cell office:value-type="string">
            <text:p>Refsnæsgade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51">
            <text:p>3951</text:p>
          </table:table-cell>
          <table:table-cell office:value-type="string">
            <text:p>Brønshøj-Husum</text:p>
          </table:table-cell>
          <table:table-cell office:value-type="string">
            <text:p>1012208000000</text:p>
          </table:table-cell>
          <table:table-cell office:value-type="string">
            <text:p>Gislingevej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52">
            <text:p>3952</text:p>
          </table:table-cell>
          <table:table-cell office:value-type="string">
            <text:p>Nørrebro</text:p>
          </table:table-cell>
          <table:table-cell office:value-type="string">
            <text:p>1015164000000</text:p>
          </table:table-cell>
          <table:table-cell office:value-type="string">
            <text:p>Nøddebogade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55">
            <text:p>3955</text:p>
          </table:table-cell>
          <table:table-cell office:value-type="string">
            <text:p>Valby</text:p>
          </table:table-cell>
          <table:table-cell office:value-type="string">
            <text:p>1014712000000</text:p>
          </table:table-cell>
          <table:table-cell office:value-type="string">
            <text:p>Mellemleddet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130">
            <text:p>4130</text:p>
          </table:table-cell>
          <table:table-cell office:value-type="string">
            <text:p>Amager Øst</text:p>
          </table:table-cell>
          <table:table-cell office:value-type="string">
            <text:p>1013684000000</text:p>
          </table:table-cell>
          <table:table-cell office:value-type="string">
            <text:p>Kirkegårdsvej</text:p>
          </table:table-cell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31">
            <text:p>4131</text:p>
          </table:table-cell>
          <table:table-cell office:value-type="string">
            <text:p>Brønshøj-Husum</text:p>
          </table:table-cell>
          <table:table-cell office:value-type="string">
            <text:p>1018704000000</text:p>
          </table:table-cell>
          <table:table-cell office:value-type="string">
            <text:p>Åvendingen</text:p>
          </table:table-cell>
          <table:table-cell office:value-type="float" office:value="0">
            <text:p>0</text:p>
          </table:table-cell>
          <table:table-cell office:value-type="float" office:value="383">
            <text:p>38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133">
            <text:p>4133</text:p>
          </table:table-cell>
          <table:table-cell office:value-type="string">
            <text:p>Valby</text:p>
          </table:table-cell>
          <table:table-cell office:value-type="string">
            <text:p>1013084000000</text:p>
          </table:table-cell>
          <table:table-cell office:value-type="string">
            <text:p>Humlehaven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34">
            <text:p>4134</text:p>
          </table:table-cell>
          <table:table-cell office:value-type="string">
            <text:p>Bispebjerg</text:p>
          </table:table-cell>
          <table:table-cell office:value-type="string">
            <text:p>1013068300000</text:p>
          </table:table-cell>
          <table:table-cell office:value-type="string">
            <text:p>Hulgårds Plads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35">
            <text:p>4135</text:p>
          </table:table-cell>
          <table:table-cell office:value-type="string">
            <text:p>Amager Øst</text:p>
          </table:table-cell>
          <table:table-cell office:value-type="string">
            <text:p>1010032000000</text:p>
          </table:table-cell>
          <table:table-cell office:value-type="string">
            <text:p>Adriansvej</text:p>
          </table:table-cell>
          <table:table-cell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138">
            <text:p>4138</text:p>
          </table:table-cell>
          <table:table-cell office:value-type="string">
            <text:p>Brønshøj-Husum</text:p>
          </table:table-cell>
          <table:table-cell office:value-type="string">
            <text:p>1015636010000</text:p>
          </table:table-cell>
          <table:table-cell office:value-type="string">
            <text:p>Præstekærvej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39">
            <text:p>4139</text:p>
          </table:table-cell>
          <table:table-cell office:value-type="string">
            <text:p>Indre By</text:p>
          </table:table-cell>
          <table:table-cell office:value-type="string">
            <text:p>1011512000000</text:p>
          </table:table-cell>
          <table:table-cell office:value-type="string">
            <text:p>Elsdyrsgade</text:p>
          </table:table-cell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40">
            <text:p>4140</text:p>
          </table:table-cell>
          <table:table-cell office:value-type="string">
            <text:p>Nørrebro</text:p>
          </table:table-cell>
          <table:table-cell office:value-type="string">
            <text:p>1012460000000</text:p>
          </table:table-cell>
          <table:table-cell office:value-type="string">
            <text:p>Gyritegade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41">
            <text:p>4141</text:p>
          </table:table-cell>
          <table:table-cell office:value-type="string">
            <text:p>Vesterbro-Kongens Enghave</text:p>
          </table:table-cell>
          <table:table-cell office:value-type="string">
            <text:p>1017044000000</text:p>
          </table:table-cell>
          <table:table-cell office:value-type="string">
            <text:p>Strømmen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142">
            <text:p>4142</text:p>
          </table:table-cell>
          <table:table-cell office:value-type="string">
            <text:p>Indre By</text:p>
          </table:table-cell>
          <table:table-cell office:value-type="string">
            <text:p>1013184300000</text:p>
          </table:table-cell>
          <table:table-cell office:value-type="string">
            <text:p>Højbro Plads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43">
            <text:p>4143</text:p>
          </table:table-cell>
          <table:table-cell office:value-type="string">
            <text:p>Amager Øst</text:p>
          </table:table-cell>
          <table:table-cell office:value-type="string">
            <text:p>1015432000000</text:p>
          </table:table-cell>
          <table:table-cell office:value-type="string">
            <text:p>Parosvej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146">
            <text:p>4146</text:p>
          </table:table-cell>
          <table:table-cell office:value-type="string">
            <text:p>Indre By</text:p>
          </table:table-cell>
          <table:table-cell office:value-type="string">
            <text:p>1016152300000</text:p>
          </table:table-cell>
          <table:table-cell office:value-type="string">
            <text:p>Rådhuspladsen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44">
            <text:p>4144</text:p>
          </table:table-cell>
          <table:table-cell office:value-type="string">
            <text:p>Vanløse</text:p>
          </table:table-cell>
          <table:table-cell office:value-type="string">
            <text:p>1011948020000</text:p>
          </table:table-cell>
          <table:table-cell office:value-type="string">
            <text:p>Frederiksgårds Allé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45">
            <text:p>4145</text:p>
          </table:table-cell>
          <table:table-cell office:value-type="string">
            <text:p>Indre By</text:p>
          </table:table-cell>
          <table:table-cell office:value-type="string">
            <text:p>1018800030000</text:p>
          </table:table-cell>
          <table:table-cell office:value-type="string">
            <text:p>Fabriksområdet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147">
            <text:p>4147</text:p>
          </table:table-cell>
          <table:table-cell office:value-type="string">
            <text:p>Nørrebro</text:p>
          </table:table-cell>
          <table:table-cell office:value-type="string">
            <text:p>1013472000000</text:p>
          </table:table-cell>
          <table:table-cell office:value-type="string">
            <text:p>Jægersborggade</text:p>
          </table:table-cell>
          <table:table-cell office:value-type="float" office:value="0">
            <text:p>0</text:p>
          </table:table-cell>
          <table:table-cell office:value-type="float" office:value="339">
            <text:p>3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83">
            <text:p>4683</text:p>
          </table:table-cell>
          <table:table-cell office:value-type="string">
            <text:p>Valby</text:p>
          </table:table-cell>
          <table:table-cell office:value-type="string">
            <text:p>1012616000000</text:p>
          </table:table-cell>
          <table:table-cell office:value-type="string">
            <text:p>Harald Kiddes Vej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52">
            <text:p>4452</text:p>
          </table:table-cell>
          <table:table-cell office:value-type="string">
            <text:p>Indre By</text:p>
          </table:table-cell>
          <table:table-cell office:value-type="string">
            <text:p>1017860000000</text:p>
          </table:table-cell>
          <table:table-cell office:value-type="string">
            <text:p>Upsalagade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54">
            <text:p>4454</text:p>
          </table:table-cell>
          <table:table-cell office:value-type="string">
            <text:p>Amager Vest</text:p>
          </table:table-cell>
          <table:table-cell office:value-type="string">
            <text:p>1015344000000</text:p>
          </table:table-cell>
          <table:table-cell office:value-type="string">
            <text:p>Otto Ruds Vej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456">
            <text:p>4456</text:p>
          </table:table-cell>
          <table:table-cell office:value-type="string">
            <text:p>Vesterbro-Kongens Enghave</text:p>
          </table:table-cell>
          <table:table-cell office:value-type="string">
            <text:p>1014684000000</text:p>
          </table:table-cell>
          <table:table-cell office:value-type="string">
            <text:p>Matthæusgade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57">
            <text:p>4457</text:p>
          </table:table-cell>
          <table:table-cell office:value-type="string">
            <text:p>Vanløse</text:p>
          </table:table-cell>
          <table:table-cell office:value-type="string">
            <text:p>1012264000000</text:p>
          </table:table-cell>
          <table:table-cell office:value-type="string">
            <text:p>Godthåbsvej</text:p>
          </table:table-cell>
          <table:table-cell office:value-type="float" office:value="0">
            <text:p>0</text:p>
          </table:table-cell>
          <table:table-cell office:value-type="float" office:value="961">
            <text:p>96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70">
            <text:p>4470</text:p>
          </table:table-cell>
          <table:table-cell office:value-type="string">
            <text:p>Amager Vest</text:p>
          </table:table-cell>
          <table:table-cell office:value-type="string">
            <text:p>1011692000000</text:p>
          </table:table-cell>
          <table:table-cell office:value-type="string">
            <text:p>Etonvej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58">
            <text:p>4458</text:p>
          </table:table-cell>
          <table:table-cell office:value-type="string">
            <text:p>Bispebjerg</text:p>
          </table:table-cell>
          <table:table-cell office:value-type="string">
            <text:p>1012756000000</text:p>
          </table:table-cell>
          <table:table-cell office:value-type="string">
            <text:p>Hejrevej</text:p>
          </table:table-cell>
          <table:table-cell office:value-type="float" office:value="0">
            <text:p>0</text:p>
          </table:table-cell>
          <table:table-cell office:value-type="float" office:value="383">
            <text:p>38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59">
            <text:p>4459</text:p>
          </table:table-cell>
          <table:table-cell office:value-type="string">
            <text:p>Vesterbro-Kongens Enghave</text:p>
          </table:table-cell>
          <table:table-cell office:value-type="string">
            <text:p>1013672000000</text:p>
          </table:table-cell>
          <table:table-cell office:value-type="string">
            <text:p>Kingosgade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61">
            <text:p>4461</text:p>
          </table:table-cell>
          <table:table-cell office:value-type="string">
            <text:p>Vesterbro-Kongens Enghave</text:p>
          </table:table-cell>
          <table:table-cell office:value-type="string">
            <text:p>1015976000000</text:p>
          </table:table-cell>
          <table:table-cell office:value-type="string">
            <text:p>Rossinisvej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64">
            <text:p>4464</text:p>
          </table:table-cell>
          <table:table-cell office:value-type="string">
            <text:p>Bispebjerg</text:p>
          </table:table-cell>
          <table:table-cell office:value-type="string">
            <text:p>1014424000000</text:p>
          </table:table-cell>
          <table:table-cell office:value-type="string">
            <text:p>Lundehusvej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38">
            <text:p>4638</text:p>
          </table:table-cell>
          <table:table-cell office:value-type="string">
            <text:p>Brønshøj-Husum</text:p>
          </table:table-cell>
          <table:table-cell office:value-type="string">
            <text:p>1014628000000</text:p>
          </table:table-cell>
          <table:table-cell office:value-type="string">
            <text:p>Marbjergvej</text:p>
          </table:table-cell>
          <table:table-cell office:value-type="float" office:value="0">
            <text:p>0</text:p>
          </table:table-cell>
          <table:table-cell office:value-type="float" office:value="327">
            <text:p>32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39">
            <text:p>4639</text:p>
          </table:table-cell>
          <table:table-cell office:value-type="string">
            <text:p>Valby</text:p>
          </table:table-cell>
          <table:table-cell office:value-type="string">
            <text:p>1018308000000</text:p>
          </table:table-cell>
          <table:table-cell office:value-type="string">
            <text:p>Vigerslev Allé</text:p>
          </table:table-cell>
          <table:table-cell office:value-type="float" office:value="0">
            <text:p>0</text:p>
          </table:table-cell>
          <table:table-cell office:value-type="float" office:value="1033">
            <text:p>1033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40">
            <text:p>4640</text:p>
          </table:table-cell>
          <table:table-cell office:value-type="string">
            <text:p>Valby</text:p>
          </table:table-cell>
          <table:table-cell office:value-type="string">
            <text:p>1014440000000</text:p>
          </table:table-cell>
          <table:table-cell office:value-type="string">
            <text:p>Lundsfrydvej</text:p>
          </table:table-cell>
          <table:table-cell office:value-type="float" office:value="0">
            <text:p>0</text:p>
          </table:table-cell>
          <table:table-cell office:value-type="float" office:value="308">
            <text:p>30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42">
            <text:p>4642</text:p>
          </table:table-cell>
          <table:table-cell office:value-type="string">
            <text:p>Indre By</text:p>
          </table:table-cell>
          <table:table-cell office:value-type="string">
            <text:p>1017338000000</text:p>
          </table:table-cell>
          <table:table-cell office:value-type="string">
            <text:p>Takkelloftvej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43">
            <text:p>4643</text:p>
          </table:table-cell>
          <table:table-cell office:value-type="string">
            <text:p>Amager Øst</text:p>
          </table:table-cell>
          <table:table-cell office:value-type="string">
            <text:p>1014632000000</text:p>
          </table:table-cell>
          <table:table-cell office:value-type="string">
            <text:p>Marengovej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45">
            <text:p>4645</text:p>
          </table:table-cell>
          <table:table-cell office:value-type="string">
            <text:p>Nørrebro</text:p>
          </table:table-cell>
          <table:table-cell office:value-type="string">
            <text:p>1013468000000</text:p>
          </table:table-cell>
          <table:table-cell office:value-type="string">
            <text:p>Jægergade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646">
            <text:p>4646</text:p>
          </table:table-cell>
          <table:table-cell office:value-type="string">
            <text:p>Nørrebro</text:p>
          </table:table-cell>
          <table:table-cell office:value-type="string">
            <text:p>1017400010000</text:p>
          </table:table-cell>
          <table:table-cell office:value-type="string">
            <text:p>Thorsgade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647">
            <text:p>4647</text:p>
          </table:table-cell>
          <table:table-cell office:value-type="string">
            <text:p>Valby</text:p>
          </table:table-cell>
          <table:table-cell office:value-type="string">
            <text:p>1016352000000</text:p>
          </table:table-cell>
          <table:table-cell office:value-type="string">
            <text:p>Sibbernsvej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48">
            <text:p>4648</text:p>
          </table:table-cell>
          <table:table-cell office:value-type="string">
            <text:p>Bispebjerg</text:p>
          </table:table-cell>
          <table:table-cell office:value-type="string">
            <text:p>1010680000000</text:p>
          </table:table-cell>
          <table:table-cell office:value-type="string">
            <text:p>Bolandsvej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53">
            <text:p>4653</text:p>
          </table:table-cell>
          <table:table-cell office:value-type="string">
            <text:p>Valby</text:p>
          </table:table-cell>
          <table:table-cell office:value-type="string">
            <text:p>1013258000000</text:p>
          </table:table-cell>
          <table:table-cell office:value-type="string">
            <text:p>Ib Schønbergs Allé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50">
            <text:p>4650</text:p>
          </table:table-cell>
          <table:table-cell office:value-type="string">
            <text:p>Amager Øst</text:p>
          </table:table-cell>
          <table:table-cell office:value-type="string">
            <text:p>1017740000000</text:p>
          </table:table-cell>
          <table:table-cell office:value-type="string">
            <text:p>Tycho Brahes Allé</text:p>
          </table:table-cell>
          <table:table-cell office:value-type="float" office:value="0">
            <text:p>0</text:p>
          </table:table-cell>
          <table:table-cell office:value-type="float" office:value="439">
            <text:p>4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52">
            <text:p>4652</text:p>
          </table:table-cell>
          <table:table-cell office:value-type="string">
            <text:p>Amager Øst</text:p>
          </table:table-cell>
          <table:table-cell office:value-type="string">
            <text:p>1010836000000</text:p>
          </table:table-cell>
          <table:table-cell office:value-type="string">
            <text:p>Breslaugade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56">
            <text:p>3956</text:p>
          </table:table-cell>
          <table:table-cell office:value-type="string">
            <text:p>Vesterbro-Kongens Enghave</text:p>
          </table:table-cell>
          <table:table-cell office:value-type="string">
            <text:p>1016572000000</text:p>
          </table:table-cell>
          <table:table-cell office:value-type="string">
            <text:p>Slagterboderne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57">
            <text:p>3957</text:p>
          </table:table-cell>
          <table:table-cell office:value-type="string">
            <text:p>Brønshøj-Husum</text:p>
          </table:table-cell>
          <table:table-cell office:value-type="string">
            <text:p>1010768000000</text:p>
          </table:table-cell>
          <table:table-cell office:value-type="string">
            <text:p>Boserupvej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58">
            <text:p>3958</text:p>
          </table:table-cell>
          <table:table-cell office:value-type="string">
            <text:p>Indre By</text:p>
          </table:table-cell>
          <table:table-cell office:value-type="string">
            <text:p>1010148000000</text:p>
          </table:table-cell>
          <table:table-cell office:value-type="string">
            <text:p>H.C. Andersens Boulevard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59">
            <text:p>3959</text:p>
          </table:table-cell>
          <table:table-cell office:value-type="string">
            <text:p>Brønshøj-Husum</text:p>
          </table:table-cell>
          <table:table-cell office:value-type="string">
            <text:p>1010260000000</text:p>
          </table:table-cell>
          <table:table-cell office:value-type="string">
            <text:p>Astrupvej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60">
            <text:p>3960</text:p>
          </table:table-cell>
          <table:table-cell office:value-type="string">
            <text:p>Valby</text:p>
          </table:table-cell>
          <table:table-cell office:value-type="string">
            <text:p>1015416020000</text:p>
          </table:table-cell>
          <table:table-cell office:value-type="string">
            <text:p>Parkstien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61">
            <text:p>3961</text:p>
          </table:table-cell>
          <table:table-cell office:value-type="string">
            <text:p>Amager Øst</text:p>
          </table:table-cell>
          <table:table-cell office:value-type="string">
            <text:p>1014740000000</text:p>
          </table:table-cell>
          <table:table-cell office:value-type="string">
            <text:p>Middelgrundsvej</text:p>
          </table:table-cell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62">
            <text:p>3962</text:p>
          </table:table-cell>
          <table:table-cell office:value-type="string">
            <text:p>Bispebjerg</text:p>
          </table:table-cell>
          <table:table-cell office:value-type="string">
            <text:p>1012803000000</text:p>
          </table:table-cell>
          <table:table-cell office:value-type="string">
            <text:p>Helsingørmotorvejen</text:p>
          </table:table-cell>
          <table:table-cell office:value-type="float" office:value="41997">
            <text:p>41997</text:p>
          </table:table-cell>
          <table:table-cell office:value-type="float" office:value="43146">
            <text:p>4314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63">
            <text:p>3963</text:p>
          </table:table-cell>
          <table:table-cell office:value-type="string">
            <text:p>Amager Vest</text:p>
          </table:table-cell>
          <table:table-cell office:value-type="string">
            <text:p>1015360000000</text:p>
          </table:table-cell>
          <table:table-cell office:value-type="string">
            <text:p>Overdrevsvej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64">
            <text:p>3964</text:p>
          </table:table-cell>
          <table:table-cell office:value-type="string">
            <text:p>Amager Øst</text:p>
          </table:table-cell>
          <table:table-cell office:value-type="string">
            <text:p>1017604000000</text:p>
          </table:table-cell>
          <table:table-cell office:value-type="string">
            <text:p>Tovelillevej</text:p>
          </table:table-cell>
          <table:table-cell office:value-type="float" office:value="782">
            <text:p>782</text:p>
          </table:table-cell>
          <table:table-cell office:value-type="float" office:value="852">
            <text:p>852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3966">
            <text:p>3966</text:p>
          </table:table-cell>
          <table:table-cell office:value-type="string">
            <text:p>Vesterbro-Kongens Enghave</text:p>
          </table:table-cell>
          <table:table-cell office:value-type="string">
            <text:p>1018826000000</text:p>
          </table:table-cell>
          <table:table-cell office:value-type="string">
            <text:p>Oscar Pettifords Vej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67">
            <text:p>3967</text:p>
          </table:table-cell>
          <table:table-cell office:value-type="string">
            <text:p>Vanløse</text:p>
          </table:table-cell>
          <table:table-cell office:value-type="string">
            <text:p>1014320000000</text:p>
          </table:table-cell>
          <table:table-cell office:value-type="string">
            <text:p>Linde Allé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69">
            <text:p>3969</text:p>
          </table:table-cell>
          <table:table-cell office:value-type="string">
            <text:p>Amager Øst</text:p>
          </table:table-cell>
          <table:table-cell office:value-type="string">
            <text:p>1018448000000</text:p>
          </table:table-cell>
          <table:table-cell office:value-type="string">
            <text:p>Woltersgade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71">
            <text:p>3971</text:p>
          </table:table-cell>
          <table:table-cell office:value-type="string">
            <text:p>Vanløse</text:p>
          </table:table-cell>
          <table:table-cell office:value-type="string">
            <text:p>1013664000000</text:p>
          </table:table-cell>
          <table:table-cell office:value-type="string">
            <text:p>Kilholmvej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72">
            <text:p>3972</text:p>
          </table:table-cell>
          <table:table-cell office:value-type="string">
            <text:p>Vanløse</text:p>
          </table:table-cell>
          <table:table-cell office:value-type="string">
            <text:p>1014200000000</text:p>
          </table:table-cell>
          <table:table-cell office:value-type="string">
            <text:p>Ledagersti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149">
            <text:p>4149</text:p>
          </table:table-cell>
          <table:table-cell office:value-type="string">
            <text:p>Vanløse</text:p>
          </table:table-cell>
          <table:table-cell office:value-type="string">
            <text:p>1013752000000</text:p>
          </table:table-cell>
          <table:table-cell office:value-type="string">
            <text:p>Klitmøllervej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50">
            <text:p>4150</text:p>
          </table:table-cell>
          <table:table-cell office:value-type="string">
            <text:p>Bispebjerg</text:p>
          </table:table-cell>
          <table:table-cell office:value-type="string">
            <text:p>1013044000000</text:p>
          </table:table-cell>
          <table:table-cell office:value-type="string">
            <text:p>Houmanns Allé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51">
            <text:p>4151</text:p>
          </table:table-cell>
          <table:table-cell office:value-type="string">
            <text:p>Vesterbro-Kongens Enghave</text:p>
          </table:table-cell>
          <table:table-cell office:value-type="string">
            <text:p>101352007A000</text:p>
          </table:table-cell>
          <table:table-cell office:value-type="string">
            <text:p>Kalvebod Brygge</text:p>
          </table:table-cell>
          <table:table-cell office:value-type="float" office:value="0">
            <text:p>0</text:p>
          </table:table-cell>
          <table:table-cell office:value-type="float" office:value="1109">
            <text:p>110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52">
            <text:p>4152</text:p>
          </table:table-cell>
          <table:table-cell office:value-type="string">
            <text:p>Østerbro</text:p>
          </table:table-cell>
          <table:table-cell office:value-type="string">
            <text:p>1013980000000</text:p>
          </table:table-cell>
          <table:table-cell office:value-type="string">
            <text:p>Kroghsgade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54">
            <text:p>4154</text:p>
          </table:table-cell>
          <table:table-cell office:value-type="string">
            <text:p>Brønshøj-Husum</text:p>
          </table:table-cell>
          <table:table-cell office:value-type="string">
            <text:p>1012828000000</text:p>
          </table:table-cell>
          <table:table-cell office:value-type="string">
            <text:p>Herfølgevej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55">
            <text:p>4155</text:p>
          </table:table-cell>
          <table:table-cell office:value-type="string">
            <text:p>Amager Vest</text:p>
          </table:table-cell>
          <table:table-cell office:value-type="string">
            <text:p>1012672000000</text:p>
          </table:table-cell>
          <table:table-cell office:value-type="string">
            <text:p>Hastingsvej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156">
            <text:p>4156</text:p>
          </table:table-cell>
          <table:table-cell office:value-type="string">
            <text:p>Indre By</text:p>
          </table:table-cell>
          <table:table-cell office:value-type="string">
            <text:p>1010960000000</text:p>
          </table:table-cell>
          <table:table-cell office:value-type="string">
            <text:p>Burmeistersgade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58">
            <text:p>4158</text:p>
          </table:table-cell>
          <table:table-cell office:value-type="string">
            <text:p>Amager Øst</text:p>
          </table:table-cell>
          <table:table-cell office:value-type="string">
            <text:p>1014000000000</text:p>
          </table:table-cell>
          <table:table-cell office:value-type="string">
            <text:p>Krudtmøllegårds Allé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161">
            <text:p>4161</text:p>
          </table:table-cell>
          <table:table-cell office:value-type="string">
            <text:p>Amager Vest</text:p>
          </table:table-cell>
          <table:table-cell office:value-type="string">
            <text:p>1015352000000</text:p>
          </table:table-cell>
          <table:table-cell office:value-type="string">
            <text:p>Ove Billes Vej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163">
            <text:p>4163</text:p>
          </table:table-cell>
          <table:table-cell office:value-type="string">
            <text:p>Indre By</text:p>
          </table:table-cell>
          <table:table-cell office:value-type="string">
            <text:p>1010678000000</text:p>
          </table:table-cell>
          <table:table-cell office:value-type="string">
            <text:p>Bohlendachvej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69">
            <text:p>4169</text:p>
          </table:table-cell>
          <table:table-cell office:value-type="string">
            <text:p>Vesterbro-Kongens Enghave</text:p>
          </table:table-cell>
          <table:table-cell office:value-type="string">
            <text:p>1013536000000</text:p>
          </table:table-cell>
          <table:table-cell office:value-type="string">
            <text:p>Kammasvej, 1748 København V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4164">
            <text:p>4164</text:p>
          </table:table-cell>
          <table:table-cell office:value-type="string">
            <text:p>Vesterbro-Kongens Enghave</text:p>
          </table:table-cell>
          <table:table-cell office:value-type="string">
            <text:p>1010880000000</text:p>
          </table:table-cell>
          <table:table-cell office:value-type="string">
            <text:p>Brorsonsgade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65">
            <text:p>4165</text:p>
          </table:table-cell>
          <table:table-cell office:value-type="string">
            <text:p>Indre By</text:p>
          </table:table-cell>
          <table:table-cell office:value-type="string">
            <text:p>1014176000000</text:p>
          </table:table-cell>
          <table:table-cell office:value-type="string">
            <text:p>Larsbjørnsstræde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66">
            <text:p>4166</text:p>
          </table:table-cell>
          <table:table-cell office:value-type="string">
            <text:p>Amager Vest</text:p>
          </table:table-cell>
          <table:table-cell office:value-type="string">
            <text:p>1013260000000</text:p>
          </table:table-cell>
          <table:table-cell office:value-type="string">
            <text:p>Ilfordvej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67">
            <text:p>4167</text:p>
          </table:table-cell>
          <table:table-cell office:value-type="string">
            <text:p>Amager Øst</text:p>
          </table:table-cell>
          <table:table-cell office:value-type="string">
            <text:p>1010216000000</text:p>
          </table:table-cell>
          <table:table-cell office:value-type="string">
            <text:p>Armeniensvej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68">
            <text:p>4168</text:p>
          </table:table-cell>
          <table:table-cell office:value-type="string">
            <text:p>Valby</text:p>
          </table:table-cell>
          <table:table-cell office:value-type="string">
            <text:p>1017224000000</text:p>
          </table:table-cell>
          <table:table-cell office:value-type="string">
            <text:p>Sylviavej</text:p>
          </table:table-cell>
          <table:table-cell office:value-type="float" office:value="30">
            <text:p>30</text:p>
          </table:table-cell>
          <table:table-cell office:value-type="float" office:value="174">
            <text:p>17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65">
            <text:p>4465</text:p>
          </table:table-cell>
          <table:table-cell office:value-type="string">
            <text:p>Valby</text:p>
          </table:table-cell>
          <table:table-cell office:value-type="string">
            <text:p>1013856000000</text:p>
          </table:table-cell>
          <table:table-cell office:value-type="string">
            <text:p>Kongeslusen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466">
            <text:p>4466</text:p>
          </table:table-cell>
          <table:table-cell office:value-type="string">
            <text:p>Vanløse</text:p>
          </table:table-cell>
          <table:table-cell office:value-type="string">
            <text:p>1012264020000</text:p>
          </table:table-cell>
          <table:table-cell office:value-type="string">
            <text:p>Godthåbsvej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469">
            <text:p>4469</text:p>
          </table:table-cell>
          <table:table-cell office:value-type="string">
            <text:p>Bispebjerg</text:p>
          </table:table-cell>
          <table:table-cell office:value-type="string">
            <text:p>1014068000000</text:p>
          </table:table-cell>
          <table:table-cell office:value-type="string">
            <text:p>Kærsangervej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157">
            <text:p>4157</text:p>
          </table:table-cell>
          <table:table-cell office:value-type="string">
            <text:p>Amager Vest</text:p>
          </table:table-cell>
          <table:table-cell office:value-type="string">
            <text:p>1011612000000</text:p>
          </table:table-cell>
          <table:table-cell office:value-type="string">
            <text:p>Engsletten</text:p>
          </table:table-cell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148">
            <text:p>4148</text:p>
          </table:table-cell>
          <table:table-cell office:value-type="string">
            <text:p>Valby</text:p>
          </table:table-cell>
          <table:table-cell office:value-type="string">
            <text:p>1016412000000</text:p>
          </table:table-cell>
          <table:table-cell office:value-type="string">
            <text:p>Sjælør Boulevard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70">
            <text:p>3970</text:p>
          </table:table-cell>
          <table:table-cell office:value-type="string">
            <text:p>Amager Vest</text:p>
          </table:table-cell>
          <table:table-cell office:value-type="string">
            <text:p>1016712000000</text:p>
          </table:table-cell>
          <table:table-cell office:value-type="string">
            <text:p>Solskiftevej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71">
            <text:p>4471</text:p>
          </table:table-cell>
          <table:table-cell office:value-type="string">
            <text:p>Vesterbro-Kongens Enghave</text:p>
          </table:table-cell>
          <table:table-cell office:value-type="string">
            <text:p>1018821000000</text:p>
          </table:table-cell>
          <table:table-cell office:value-type="string">
            <text:p>Richard Boones Vej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72">
            <text:p>4472</text:p>
          </table:table-cell>
          <table:table-cell office:value-type="string">
            <text:p>Valby</text:p>
          </table:table-cell>
          <table:table-cell office:value-type="string">
            <text:p>1013022000000</text:p>
          </table:table-cell>
          <table:table-cell office:value-type="string">
            <text:p>Hornemanns Vænge</text:p>
          </table:table-cell>
          <table:table-cell office:value-type="float" office:value="0">
            <text:p>0</text:p>
          </table:table-cell>
          <table:table-cell office:value-type="float" office:value="299">
            <text:p>29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473">
            <text:p>4473</text:p>
          </table:table-cell>
          <table:table-cell office:value-type="string">
            <text:p>Amager Øst</text:p>
          </table:table-cell>
          <table:table-cell office:value-type="string">
            <text:p>1013508000000</text:p>
          </table:table-cell>
          <table:table-cell office:value-type="string">
            <text:p>Kaldæavej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75">
            <text:p>4475</text:p>
          </table:table-cell>
          <table:table-cell office:value-type="string">
            <text:p>Vanløse</text:p>
          </table:table-cell>
          <table:table-cell office:value-type="string">
            <text:p>1018552000000</text:p>
          </table:table-cell>
          <table:table-cell office:value-type="string">
            <text:p>Ørhagevej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78">
            <text:p>4478</text:p>
          </table:table-cell>
          <table:table-cell office:value-type="string">
            <text:p>Østerbro</text:p>
          </table:table-cell>
          <table:table-cell office:value-type="string">
            <text:p>1012050000000</text:p>
          </table:table-cell>
          <table:table-cell office:value-type="string">
            <text:p>Færgehavnsvej</text:p>
          </table:table-cell>
          <table:table-cell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80">
            <text:p>4480</text:p>
          </table:table-cell>
          <table:table-cell office:value-type="string">
            <text:p>Indre By</text:p>
          </table:table-cell>
          <table:table-cell office:value-type="string">
            <text:p>1015368000000</text:p>
          </table:table-cell>
          <table:table-cell office:value-type="string">
            <text:p>Overgaden Oven Vandet</text:p>
          </table:table-cell>
          <table:table-cell office:value-type="float" office:value="0">
            <text:p>0</text:p>
          </table:table-cell>
          <table:table-cell office:value-type="float" office:value="795">
            <text:p>79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81">
            <text:p>4481</text:p>
          </table:table-cell>
          <table:table-cell office:value-type="string">
            <text:p>Brønshøj-Husum</text:p>
          </table:table-cell>
          <table:table-cell office:value-type="string">
            <text:p>1013094300000</text:p>
          </table:table-cell>
          <table:table-cell office:value-type="string">
            <text:p>Husum Torv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72">
            <text:p>4672</text:p>
          </table:table-cell>
          <table:table-cell office:value-type="string">
            <text:p>Indre By</text:p>
          </table:table-cell>
          <table:table-cell office:value-type="string">
            <text:p>1015294000000</text:p>
          </table:table-cell>
          <table:table-cell office:value-type="string">
            <text:p>Oluf Palmes Gade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73">
            <text:p>4673</text:p>
          </table:table-cell>
          <table:table-cell office:value-type="string">
            <text:p>Brønshøj-Husum</text:p>
          </table:table-cell>
          <table:table-cell office:value-type="string">
            <text:p>1015636000000</text:p>
          </table:table-cell>
          <table:table-cell office:value-type="string">
            <text:p>Præstekærvej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74">
            <text:p>4674</text:p>
          </table:table-cell>
          <table:table-cell office:value-type="string">
            <text:p>Indre By</text:p>
          </table:table-cell>
          <table:table-cell office:value-type="string">
            <text:p>1012074010000</text:p>
          </table:table-cell>
          <table:table-cell office:value-type="string">
            <text:p>Galionsvej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75">
            <text:p>4675</text:p>
          </table:table-cell>
          <table:table-cell office:value-type="string">
            <text:p>Amager Vest</text:p>
          </table:table-cell>
          <table:table-cell office:value-type="string">
            <text:p>1012028000000</text:p>
          </table:table-cell>
          <table:table-cell office:value-type="string">
            <text:p>Fussingsvej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677">
            <text:p>4677</text:p>
          </table:table-cell>
          <table:table-cell office:value-type="string">
            <text:p>Amager Øst</text:p>
          </table:table-cell>
          <table:table-cell office:value-type="string">
            <text:p>1018152000000</text:p>
          </table:table-cell>
          <table:table-cell office:value-type="string">
            <text:p>Venedigvej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78">
            <text:p>4678</text:p>
          </table:table-cell>
          <table:table-cell office:value-type="string">
            <text:p>Vanløse</text:p>
          </table:table-cell>
          <table:table-cell office:value-type="string">
            <text:p>1013532000000</text:p>
          </table:table-cell>
          <table:table-cell office:value-type="string">
            <text:p>Kaløvej</text:p>
          </table:table-cell>
          <table:table-cell office:value-type="float" office:value="0">
            <text:p>0</text:p>
          </table:table-cell>
          <table:table-cell office:value-type="float" office:value="385">
            <text:p>38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79">
            <text:p>4679</text:p>
          </table:table-cell>
          <table:table-cell office:value-type="string">
            <text:p>Amager Øst</text:p>
          </table:table-cell>
          <table:table-cell office:value-type="string">
            <text:p>1017648000000</text:p>
          </table:table-cell>
          <table:table-cell office:value-type="string">
            <text:p>Trojavej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80">
            <text:p>4680</text:p>
          </table:table-cell>
          <table:table-cell office:value-type="string">
            <text:p>Nørrebro</text:p>
          </table:table-cell>
          <table:table-cell office:value-type="string">
            <text:p>1015492000000</text:p>
          </table:table-cell>
          <table:table-cell office:value-type="string">
            <text:p>Peter Fabers Gade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681">
            <text:p>4681</text:p>
          </table:table-cell>
          <table:table-cell office:value-type="string">
            <text:p>Østerbro</text:p>
          </table:table-cell>
          <table:table-cell office:value-type="string">
            <text:p>1017148000000</text:p>
          </table:table-cell>
          <table:table-cell office:value-type="string">
            <text:p>Svanevænget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686">
            <text:p>4686</text:p>
          </table:table-cell>
          <table:table-cell office:value-type="string">
            <text:p>Vanløse</text:p>
          </table:table-cell>
          <table:table-cell office:value-type="string">
            <text:p>1018408000000</text:p>
          </table:table-cell>
          <table:table-cell office:value-type="string">
            <text:p>Vognborgvej</text:p>
          </table:table-cell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88">
            <text:p>4688</text:p>
          </table:table-cell>
          <table:table-cell office:value-type="string">
            <text:p>Brønshøj-Husum</text:p>
          </table:table-cell>
          <table:table-cell office:value-type="string">
            <text:p>1016494000000</text:p>
          </table:table-cell>
          <table:table-cell office:value-type="string">
            <text:p>Skolesiden</text:p>
          </table:table-cell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689">
            <text:p>4689</text:p>
          </table:table-cell>
          <table:table-cell office:value-type="string">
            <text:p>Bispebjerg</text:p>
          </table:table-cell>
          <table:table-cell office:value-type="string">
            <text:p>1015740000000</text:p>
          </table:table-cell>
          <table:table-cell office:value-type="string">
            <text:p>Ravneholmsvej</text:p>
          </table:table-cell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90">
            <text:p>4690</text:p>
          </table:table-cell>
          <table:table-cell office:value-type="string">
            <text:p>Amager Vest</text:p>
          </table:table-cell>
          <table:table-cell office:value-type="string">
            <text:p>1013502000000</text:p>
          </table:table-cell>
          <table:table-cell office:value-type="string">
            <text:p>Kaj Munks Vej</text:p>
          </table:table-cell>
          <table:table-cell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91">
            <text:p>4691</text:p>
          </table:table-cell>
          <table:table-cell office:value-type="string">
            <text:p>Indre By</text:p>
          </table:table-cell>
          <table:table-cell office:value-type="string">
            <text:p>1011184000000</text:p>
          </table:table-cell>
          <table:table-cell office:value-type="string">
            <text:p>Collinsgade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73">
            <text:p>3973</text:p>
          </table:table-cell>
          <table:table-cell office:value-type="string">
            <text:p>Indre By</text:p>
          </table:table-cell>
          <table:table-cell office:value-type="string">
            <text:p>1016276300000</text:p>
          </table:table-cell>
          <table:table-cell office:value-type="string">
            <text:p>Sankt Pauls Plads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74">
            <text:p>3974</text:p>
          </table:table-cell>
          <table:table-cell office:value-type="string">
            <text:p>Vesterbro-Kongens Enghave</text:p>
          </table:table-cell>
          <table:table-cell office:value-type="string">
            <text:p>1011652000000</text:p>
          </table:table-cell>
          <table:table-cell office:value-type="string">
            <text:p>Ernst Meyers Gade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75">
            <text:p>3975</text:p>
          </table:table-cell>
          <table:table-cell office:value-type="string">
            <text:p>Amager Vest</text:p>
          </table:table-cell>
          <table:table-cell office:value-type="string">
            <text:p>1017240000000</text:p>
          </table:table-cell>
          <table:table-cell office:value-type="string">
            <text:p>Syvens Allé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3977">
            <text:p>3977</text:p>
          </table:table-cell>
          <table:table-cell office:value-type="string">
            <text:p>Østerbro</text:p>
          </table:table-cell>
          <table:table-cell office:value-type="string">
            <text:p>1017068000000</text:p>
          </table:table-cell>
          <table:table-cell office:value-type="string">
            <text:p>Studsgaardsgade</text:p>
          </table:table-cell>
          <table:table-cell office:value-type="float" office:value="0">
            <text:p>0</text:p>
          </table:table-cell>
          <table:table-cell office:value-type="float" office:value="358">
            <text:p>35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78">
            <text:p>3978</text:p>
          </table:table-cell>
          <table:table-cell office:value-type="string">
            <text:p>Nørrebro</text:p>
          </table:table-cell>
          <table:table-cell office:value-type="string">
            <text:p>1018520000000</text:p>
          </table:table-cell>
          <table:table-cell office:value-type="string">
            <text:p>Ægirsgade</text:p>
          </table:table-cell>
          <table:table-cell office:value-type="float" office:value="0">
            <text:p>0</text:p>
          </table:table-cell>
          <table:table-cell office:value-type="float" office:value="418">
            <text:p>41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80">
            <text:p>3980</text:p>
          </table:table-cell>
          <table:table-cell office:value-type="string">
            <text:p>Brønshøj-Husum</text:p>
          </table:table-cell>
          <table:table-cell office:value-type="string">
            <text:p>1012072000000</text:p>
          </table:table-cell>
          <table:table-cell office:value-type="string">
            <text:p>Gadstrupvej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81">
            <text:p>3981</text:p>
          </table:table-cell>
          <table:table-cell office:value-type="string">
            <text:p>Nørrebro</text:p>
          </table:table-cell>
          <table:table-cell office:value-type="string">
            <text:p>1014568000000</text:p>
          </table:table-cell>
          <table:table-cell office:value-type="string">
            <text:p>P. D. Løvs Allé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82">
            <text:p>3982</text:p>
          </table:table-cell>
          <table:table-cell office:value-type="string">
            <text:p>Amager Vest</text:p>
          </table:table-cell>
          <table:table-cell office:value-type="string">
            <text:p>1018028000000</text:p>
          </table:table-cell>
          <table:table-cell office:value-type="string">
            <text:p>Ved Amagerport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83">
            <text:p>3983</text:p>
          </table:table-cell>
          <table:table-cell office:value-type="string">
            <text:p>Brønshøj-Husum</text:p>
          </table:table-cell>
          <table:table-cell office:value-type="string">
            <text:p>1016664000000</text:p>
          </table:table-cell>
          <table:table-cell office:value-type="string">
            <text:p>Snertingevej</text:p>
          </table:table-cell>
          <table:table-cell office:value-type="float" office:value="0">
            <text:p>0</text:p>
          </table:table-cell>
          <table:table-cell office:value-type="float" office:value="338">
            <text:p>33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84">
            <text:p>3984</text:p>
          </table:table-cell>
          <table:table-cell office:value-type="string">
            <text:p>Bispebjerg</text:p>
          </table:table-cell>
          <table:table-cell office:value-type="string">
            <text:p>1011892000000</text:p>
          </table:table-cell>
          <table:table-cell office:value-type="string">
            <text:p>C. J. Frandsens Vej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85">
            <text:p>3985</text:p>
          </table:table-cell>
          <table:table-cell office:value-type="string">
            <text:p>Vesterbro-Kongens Enghave</text:p>
          </table:table-cell>
          <table:table-cell office:value-type="string">
            <text:p>1010096000000</text:p>
          </table:table-cell>
          <table:table-cell office:value-type="string">
            <text:p>Alsgade</text:p>
          </table:table-cell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3986">
            <text:p>3986</text:p>
          </table:table-cell>
          <table:table-cell office:value-type="string">
            <text:p>Amager Vest</text:p>
          </table:table-cell>
          <table:table-cell office:value-type="string">
            <text:p>1018543030000</text:p>
          </table:table-cell>
          <table:table-cell office:value-type="string">
            <text:p>Øresundsmotorvejen</text:p>
          </table:table-cell>
          <table:table-cell office:value-type="float" office:value="63683">
            <text:p>63683</text:p>
          </table:table-cell>
          <table:table-cell office:value-type="float" office:value="63977">
            <text:p>6397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87">
            <text:p>3987</text:p>
          </table:table-cell>
          <table:table-cell office:value-type="string">
            <text:p>Amager Vest</text:p>
          </table:table-cell>
          <table:table-cell office:value-type="string">
            <text:p>1016900000000</text:p>
          </table:table-cell>
          <table:table-cell office:value-type="string">
            <text:p>Stenrosevej</text:p>
          </table:table-cell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72">
            <text:p>4172</text:p>
          </table:table-cell>
          <table:table-cell office:value-type="string">
            <text:p>Valby</text:p>
          </table:table-cell>
          <table:table-cell office:value-type="string">
            <text:p>1013574000000</text:p>
          </table:table-cell>
          <table:table-cell office:value-type="string">
            <text:p>Karin Nellemoses Vej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175">
            <text:p>4175</text:p>
          </table:table-cell>
          <table:table-cell office:value-type="string">
            <text:p>Indre By</text:p>
          </table:table-cell>
          <table:table-cell office:value-type="string">
            <text:p>1018384000000</text:p>
          </table:table-cell>
          <table:table-cell office:value-type="string">
            <text:p>Vingårdsstræde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76">
            <text:p>4176</text:p>
          </table:table-cell>
          <table:table-cell office:value-type="string">
            <text:p>Amager Vest</text:p>
          </table:table-cell>
          <table:table-cell office:value-type="string">
            <text:p>1018543020000</text:p>
          </table:table-cell>
          <table:table-cell office:value-type="string">
            <text:p>Øresundsmotorvejen</text:p>
          </table:table-cell>
          <table:table-cell office:value-type="float" office:value="62104">
            <text:p>62104</text:p>
          </table:table-cell>
          <table:table-cell office:value-type="float" office:value="62416">
            <text:p>62416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77">
            <text:p>4177</text:p>
          </table:table-cell>
          <table:table-cell office:value-type="string">
            <text:p>Valby</text:p>
          </table:table-cell>
          <table:table-cell office:value-type="string">
            <text:p>1016180000000</text:p>
          </table:table-cell>
          <table:table-cell office:value-type="string">
            <text:p>Sakskøbingvej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178">
            <text:p>4178</text:p>
          </table:table-cell>
          <table:table-cell office:value-type="string">
            <text:p>Vesterbro-Kongens Enghave</text:p>
          </table:table-cell>
          <table:table-cell office:value-type="string">
            <text:p>1014840310000</text:p>
          </table:table-cell>
          <table:table-cell office:value-type="string">
            <text:p>Mozarts Plads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79">
            <text:p>4179</text:p>
          </table:table-cell>
          <table:table-cell office:value-type="string">
            <text:p>Vanløse</text:p>
          </table:table-cell>
          <table:table-cell office:value-type="string">
            <text:p>1011452000000</text:p>
          </table:table-cell>
          <table:table-cell office:value-type="string">
            <text:p>Egelykkevej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80">
            <text:p>4180</text:p>
          </table:table-cell>
          <table:table-cell office:value-type="string">
            <text:p>Indre By</text:p>
          </table:table-cell>
          <table:table-cell office:value-type="string">
            <text:p>1013048000000</text:p>
          </table:table-cell>
          <table:table-cell office:value-type="string">
            <text:p>Hovedvagtsgade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81">
            <text:p>4181</text:p>
          </table:table-cell>
          <table:table-cell office:value-type="string">
            <text:p>Østerbro</text:p>
          </table:table-cell>
          <table:table-cell office:value-type="string">
            <text:p>1011068000000</text:p>
          </table:table-cell>
          <table:table-cell office:value-type="string">
            <text:p>Carl Johans Gade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82">
            <text:p>4182</text:p>
          </table:table-cell>
          <table:table-cell office:value-type="string">
            <text:p>Indre By</text:p>
          </table:table-cell>
          <table:table-cell office:value-type="string">
            <text:p>1017564000000</text:p>
          </table:table-cell>
          <table:table-cell office:value-type="string">
            <text:p>Tordenskjoldsgade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65">
            <text:p>7665</text:p>
          </table:table-cell>
          <table:table-cell office:value-type="string">
            <text:p>Østerbro</text:p>
          </table:table-cell>
          <table:table-cell office:value-type="string">
            <text:p>1017800000000</text:p>
          </table:table-cell>
          <table:table-cell office:value-type="string">
            <text:p>Tåsingegade</text:p>
          </table:table-cell>
          <table:table-cell office:value-type="float" office:value="0">
            <text:p>0</text:p>
          </table:table-cell>
          <table:table-cell office:value-type="float" office:value="729">
            <text:p>72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87">
            <text:p>4187</text:p>
          </table:table-cell>
          <table:table-cell office:value-type="string">
            <text:p>Amager Vest</text:p>
          </table:table-cell>
          <table:table-cell office:value-type="string">
            <text:p>1016500000000</text:p>
          </table:table-cell>
          <table:table-cell office:value-type="string">
            <text:p>Skotlandsgade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39">
            <text:p>4739</text:p>
          </table:table-cell>
          <table:table-cell office:value-type="string">
            <text:p>Indre By</text:p>
          </table:table-cell>
          <table:table-cell office:value-type="string">
            <text:p>1018800000000</text:p>
          </table:table-cell>
          <table:table-cell office:value-type="string">
            <text:p>Fabriksområdet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011">
            <text:p>4011</text:p>
          </table:table-cell>
          <table:table-cell office:value-type="string">
            <text:p>Amager Vest</text:p>
          </table:table-cell>
          <table:table-cell office:value-type="string">
            <text:p>1018540000000</text:p>
          </table:table-cell>
          <table:table-cell office:value-type="string">
            <text:p>Ølandsgade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23">
            <text:p>4023</text:p>
          </table:table-cell>
          <table:table-cell office:value-type="string">
            <text:p>Indre By</text:p>
          </table:table-cell>
          <table:table-cell office:value-type="string">
            <text:p>1016512000000</text:p>
          </table:table-cell>
          <table:table-cell office:value-type="string">
            <text:p>Skoubogade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84">
            <text:p>4184</text:p>
          </table:table-cell>
          <table:table-cell office:value-type="string">
            <text:p>Vanløse</text:p>
          </table:table-cell>
          <table:table-cell office:value-type="string">
            <text:p>1016184000000</text:p>
          </table:table-cell>
          <table:table-cell office:value-type="string">
            <text:p>Sallingvej</text:p>
          </table:table-cell>
          <table:table-cell office:value-type="float" office:value="0">
            <text:p>0</text:p>
          </table:table-cell>
          <table:table-cell office:value-type="float" office:value="1095">
            <text:p>109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85">
            <text:p>4185</text:p>
          </table:table-cell>
          <table:table-cell office:value-type="string">
            <text:p>Indre By</text:p>
          </table:table-cell>
          <table:table-cell office:value-type="string">
            <text:p>1013540000000</text:p>
          </table:table-cell>
          <table:table-cell office:value-type="string">
            <text:p>Kampmannsgade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83">
            <text:p>4483</text:p>
          </table:table-cell>
          <table:table-cell office:value-type="string">
            <text:p>Vanløse</text:p>
          </table:table-cell>
          <table:table-cell office:value-type="string">
            <text:p>1010752000000</text:p>
          </table:table-cell>
          <table:table-cell office:value-type="string">
            <text:p>Borrebyvej</text:p>
          </table:table-cell>
          <table:table-cell office:value-type="float" office:value="0">
            <text:p>0</text:p>
          </table:table-cell>
          <table:table-cell office:value-type="float" office:value="422">
            <text:p>42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485">
            <text:p>4485</text:p>
          </table:table-cell>
          <table:table-cell office:value-type="string">
            <text:p>Bispebjerg</text:p>
          </table:table-cell>
          <table:table-cell office:value-type="string">
            <text:p>1016592000000</text:p>
          </table:table-cell>
          <table:table-cell office:value-type="string">
            <text:p>Slotsfogedvej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86">
            <text:p>4486</text:p>
          </table:table-cell>
          <table:table-cell office:value-type="string">
            <text:p>Indre By</text:p>
          </table:table-cell>
          <table:table-cell office:value-type="string">
            <text:p>1016992800000</text:p>
          </table:table-cell>
          <table:table-cell office:value-type="string">
            <text:p>Strandgade</text:p>
          </table:table-cell>
          <table:table-cell office:value-type="float" office:value="452">
            <text:p>452</text:p>
          </table:table-cell>
          <table:table-cell office:value-type="float" office:value="825">
            <text:p>82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87">
            <text:p>4487</text:p>
          </table:table-cell>
          <table:table-cell office:value-type="string">
            <text:p>Bispebjerg</text:p>
          </table:table-cell>
          <table:table-cell office:value-type="string">
            <text:p>1015676000000</text:p>
          </table:table-cell>
          <table:table-cell office:value-type="string">
            <text:p>På Bjerget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88">
            <text:p>4488</text:p>
          </table:table-cell>
          <table:table-cell office:value-type="string">
            <text:p>Nørrebro</text:p>
          </table:table-cell>
          <table:table-cell office:value-type="string">
            <text:p>1017936000000</text:p>
          </table:table-cell>
          <table:table-cell office:value-type="string">
            <text:p>Valhalsgade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89">
            <text:p>4489</text:p>
          </table:table-cell>
          <table:table-cell office:value-type="string">
            <text:p>Østerbro</text:p>
          </table:table-cell>
          <table:table-cell office:value-type="string">
            <text:p>1016340000000</text:p>
          </table:table-cell>
          <table:table-cell office:value-type="string">
            <text:p>Serridslevvej</text:p>
          </table:table-cell>
          <table:table-cell office:value-type="float" office:value="0">
            <text:p>0</text:p>
          </table:table-cell>
          <table:table-cell office:value-type="float" office:value="433">
            <text:p>43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490">
            <text:p>4490</text:p>
          </table:table-cell>
          <table:table-cell office:value-type="string">
            <text:p>Indre By</text:p>
          </table:table-cell>
          <table:table-cell office:value-type="string">
            <text:p>1014904000000</text:p>
          </table:table-cell>
          <table:table-cell office:value-type="string">
            <text:p>Møntergade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91">
            <text:p>4491</text:p>
          </table:table-cell>
          <table:table-cell office:value-type="string">
            <text:p>Amager Vest</text:p>
          </table:table-cell>
          <table:table-cell office:value-type="string">
            <text:p>1010420000000</text:p>
          </table:table-cell>
          <table:table-cell office:value-type="string">
            <text:p>Bedfordvej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93">
            <text:p>4493</text:p>
          </table:table-cell>
          <table:table-cell office:value-type="string">
            <text:p>Vesterbro-Kongens Enghave</text:p>
          </table:table-cell>
          <table:table-cell office:value-type="string">
            <text:p>1017222000000</text:p>
          </table:table-cell>
          <table:table-cell office:value-type="string">
            <text:p>Sydløbsvej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95">
            <text:p>4495</text:p>
          </table:table-cell>
          <table:table-cell office:value-type="string">
            <text:p>Vanløse</text:p>
          </table:table-cell>
          <table:table-cell office:value-type="string">
            <text:p>1017436000000</text:p>
          </table:table-cell>
          <table:table-cell office:value-type="string">
            <text:p>Thyvej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28">
            <text:p>4728</text:p>
          </table:table-cell>
          <table:table-cell office:value-type="string">
            <text:p>Indre By</text:p>
          </table:table-cell>
          <table:table-cell office:value-type="string">
            <text:p>1018612020000</text:p>
          </table:table-cell>
          <table:table-cell office:value-type="string">
            <text:p>Øster Voldgade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29">
            <text:p>4729</text:p>
          </table:table-cell>
          <table:table-cell office:value-type="string">
            <text:p>Indre By</text:p>
          </table:table-cell>
          <table:table-cell office:value-type="string">
            <text:p>1012632000000</text:p>
          </table:table-cell>
          <table:table-cell office:value-type="string">
            <text:p>Hardangergade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30">
            <text:p>4730</text:p>
          </table:table-cell>
          <table:table-cell office:value-type="string">
            <text:p>Indre By</text:p>
          </table:table-cell>
          <table:table-cell office:value-type="string">
            <text:p>1011984300000</text:p>
          </table:table-cell>
          <table:table-cell office:value-type="string">
            <text:p>Fridtjof Nansens Plads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31">
            <text:p>4731</text:p>
          </table:table-cell>
          <table:table-cell office:value-type="string">
            <text:p>Valby</text:p>
          </table:table-cell>
          <table:table-cell office:value-type="string">
            <text:p>1014132010000</text:p>
          </table:table-cell>
          <table:table-cell office:value-type="string">
            <text:p>Langagervej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32">
            <text:p>4732</text:p>
          </table:table-cell>
          <table:table-cell office:value-type="string">
            <text:p>Indre By</text:p>
          </table:table-cell>
          <table:table-cell office:value-type="string">
            <text:p>1016280000000</text:p>
          </table:table-cell>
          <table:table-cell office:value-type="string">
            <text:p>Sankt Peders Stræde</text:p>
          </table:table-cell>
          <table:table-cell office:value-type="float" office:value="0">
            <text:p>0</text:p>
          </table:table-cell>
          <table:table-cell office:value-type="float" office:value="362">
            <text:p>36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33">
            <text:p>4733</text:p>
          </table:table-cell>
          <table:table-cell office:value-type="string">
            <text:p>Indre By</text:p>
          </table:table-cell>
          <table:table-cell office:value-type="string">
            <text:p>1011356010000</text:p>
          </table:table-cell>
          <table:table-cell office:value-type="string">
            <text:p>Dronningens Tværgade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34">
            <text:p>4734</text:p>
          </table:table-cell>
          <table:table-cell office:value-type="string">
            <text:p>Indre By</text:p>
          </table:table-cell>
          <table:table-cell office:value-type="string">
            <text:p>1013984000000</text:p>
          </table:table-cell>
          <table:table-cell office:value-type="string">
            <text:p>Krokodillegade</text:p>
          </table:table-cell>
          <table:table-cell office:value-type="float" office:value="0">
            <text:p>0</text:p>
          </table:table-cell>
          <table:table-cell office:value-type="float" office:value="211">
            <text:p>21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36">
            <text:p>4736</text:p>
          </table:table-cell>
          <table:table-cell office:value-type="string">
            <text:p>Amager Øst</text:p>
          </table:table-cell>
          <table:table-cell office:value-type="string">
            <text:p>1014760000000</text:p>
          </table:table-cell>
          <table:table-cell office:value-type="string">
            <text:p>Milanovej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38">
            <text:p>4738</text:p>
          </table:table-cell>
          <table:table-cell office:value-type="string">
            <text:p>Valby</text:p>
          </table:table-cell>
          <table:table-cell office:value-type="string">
            <text:p>1017224020000</text:p>
          </table:table-cell>
          <table:table-cell office:value-type="string">
            <text:p>Sylviavej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86">
            <text:p>4186</text:p>
          </table:table-cell>
          <table:table-cell office:value-type="string">
            <text:p>Indre By</text:p>
          </table:table-cell>
          <table:table-cell office:value-type="string">
            <text:p>1015336000000</text:p>
          </table:table-cell>
          <table:table-cell office:value-type="string">
            <text:p>Otto Mønsteds Gade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92">
            <text:p>4492</text:p>
          </table:table-cell>
          <table:table-cell office:value-type="string">
            <text:p>Vesterbro-Kongens Enghave</text:p>
          </table:table-cell>
          <table:table-cell office:value-type="string">
            <text:p>1010460000000</text:p>
          </table:table-cell>
          <table:table-cell office:value-type="string">
            <text:p>Belvederegade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93">
            <text:p>4693</text:p>
          </table:table-cell>
          <table:table-cell office:value-type="string">
            <text:p>Vanløse</text:p>
          </table:table-cell>
          <table:table-cell office:value-type="string">
            <text:p>1015120000000</text:p>
          </table:table-cell>
          <table:table-cell office:value-type="string">
            <text:p>Nymindevej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40">
            <text:p>4740</text:p>
          </table:table-cell>
          <table:table-cell office:value-type="string">
            <text:p>Brønshøj-Husum</text:p>
          </table:table-cell>
          <table:table-cell office:value-type="string">
            <text:p>1017424000000</text:p>
          </table:table-cell>
          <table:table-cell office:value-type="string">
            <text:p>Thurebyholmvej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43">
            <text:p>4743</text:p>
          </table:table-cell>
          <table:table-cell office:value-type="string">
            <text:p>Brønshøj-Husum</text:p>
          </table:table-cell>
          <table:table-cell office:value-type="string">
            <text:p>1010224000000</text:p>
          </table:table-cell>
          <table:table-cell office:value-type="string">
            <text:p>Arnesvej</text:p>
          </table:table-cell>
          <table:table-cell office:value-type="float" office:value="0">
            <text:p>0</text:p>
          </table:table-cell>
          <table:table-cell office:value-type="float" office:value="258">
            <text:p>25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45">
            <text:p>4745</text:p>
          </table:table-cell>
          <table:table-cell office:value-type="string">
            <text:p>Vesterbro-Kongens Enghave</text:p>
          </table:table-cell>
          <table:table-cell office:value-type="string">
            <text:p>1010364300000</text:p>
          </table:table-cell>
          <table:table-cell office:value-type="string">
            <text:p>Banegårdspladsen</text:p>
          </table:table-cell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88">
            <text:p>3988</text:p>
          </table:table-cell>
          <table:table-cell office:value-type="string">
            <text:p>Valby</text:p>
          </table:table-cell>
          <table:table-cell office:value-type="string">
            <text:p>1017872000000</text:p>
          </table:table-cell>
          <table:table-cell office:value-type="string">
            <text:p>Urtehaven</text:p>
          </table:table-cell>
          <table:table-cell office:value-type="float" office:value="0">
            <text:p>0</text:p>
          </table:table-cell>
          <table:table-cell office:value-type="float" office:value="1152">
            <text:p>115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89">
            <text:p>3989</text:p>
          </table:table-cell>
          <table:table-cell office:value-type="string">
            <text:p>Amager Vest</text:p>
          </table:table-cell>
          <table:table-cell office:value-type="string">
            <text:p>1012084000000</text:p>
          </table:table-cell>
          <table:table-cell office:value-type="string">
            <text:p>Gammelgang</text:p>
          </table:table-cell>
          <table:table-cell office:value-type="float" office:value="0">
            <text:p>0</text:p>
          </table:table-cell>
          <table:table-cell office:value-type="float" office:value="311">
            <text:p>31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90">
            <text:p>3990</text:p>
          </table:table-cell>
          <table:table-cell office:value-type="string">
            <text:p>Valby</text:p>
          </table:table-cell>
          <table:table-cell office:value-type="string">
            <text:p>1016556000000</text:p>
          </table:table-cell>
          <table:table-cell office:value-type="string">
            <text:p>Skyttegårdvej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92">
            <text:p>3992</text:p>
          </table:table-cell>
          <table:table-cell office:value-type="string">
            <text:p>Vanløse</text:p>
          </table:table-cell>
          <table:table-cell office:value-type="string">
            <text:p>1014060000000</text:p>
          </table:table-cell>
          <table:table-cell office:value-type="string">
            <text:p>Kæragervej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94">
            <text:p>3994</text:p>
          </table:table-cell>
          <table:table-cell office:value-type="string">
            <text:p>Brønshøj-Husum</text:p>
          </table:table-cell>
          <table:table-cell office:value-type="string">
            <text:p>1011428000000</text:p>
          </table:table-cell>
          <table:table-cell office:value-type="string">
            <text:p>Edelsmindevej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95">
            <text:p>3995</text:p>
          </table:table-cell>
          <table:table-cell office:value-type="string">
            <text:p>Amager Vest</text:p>
          </table:table-cell>
          <table:table-cell office:value-type="string">
            <text:p>1016880000000</text:p>
          </table:table-cell>
          <table:table-cell office:value-type="string">
            <text:p>Stenlandsvej</text:p>
          </table:table-cell>
          <table:table-cell office:value-type="float" office:value="0">
            <text:p>0</text:p>
          </table:table-cell>
          <table:table-cell office:value-type="float" office:value="460">
            <text:p>46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3996">
            <text:p>3996</text:p>
          </table:table-cell>
          <table:table-cell office:value-type="string">
            <text:p>Vanløse</text:p>
          </table:table-cell>
          <table:table-cell office:value-type="string">
            <text:p>1016420010000</text:p>
          </table:table-cell>
          <table:table-cell office:value-type="string">
            <text:p>Skalbakken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97">
            <text:p>3997</text:p>
          </table:table-cell>
          <table:table-cell office:value-type="string">
            <text:p>Vanløse</text:p>
          </table:table-cell>
          <table:table-cell office:value-type="string">
            <text:p>1013120020000</text:p>
          </table:table-cell>
          <table:table-cell office:value-type="string">
            <text:p>Hvidkildevej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98">
            <text:p>3998</text:p>
          </table:table-cell>
          <table:table-cell office:value-type="string">
            <text:p>Amager Øst</text:p>
          </table:table-cell>
          <table:table-cell office:value-type="string">
            <text:p>1012168020000</text:p>
          </table:table-cell>
          <table:table-cell office:value-type="string">
            <text:p>Genuavej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88">
            <text:p>4188</text:p>
          </table:table-cell>
          <table:table-cell office:value-type="string">
            <text:p>Bispebjerg</text:p>
          </table:table-cell>
          <table:table-cell office:value-type="string">
            <text:p>1014836000000</text:p>
          </table:table-cell>
          <table:table-cell office:value-type="string">
            <text:p>Mosesvinget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189">
            <text:p>4189</text:p>
          </table:table-cell>
          <table:table-cell office:value-type="string">
            <text:p>Amager Vest</text:p>
          </table:table-cell>
          <table:table-cell office:value-type="string">
            <text:p>1012436000000</text:p>
          </table:table-cell>
          <table:table-cell office:value-type="string">
            <text:p>Gunløgsgade</text:p>
          </table:table-cell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680">
            <text:p>7680</text:p>
          </table:table-cell>
          <table:table-cell office:value-type="string">
            <text:p>Indre By</text:p>
          </table:table-cell>
          <table:table-cell office:value-type="string">
            <text:p>1018252800000</text:p>
          </table:table-cell>
          <table:table-cell office:value-type="string">
            <text:p>Vester Voldgade</text:p>
          </table:table-cell>
          <table:table-cell office:value-type="float" office:value="230">
            <text:p>230</text:p>
          </table:table-cell>
          <table:table-cell office:value-type="float" office:value="863">
            <text:p>86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191">
            <text:p>4191</text:p>
          </table:table-cell>
          <table:table-cell office:value-type="string">
            <text:p>Nørrebro</text:p>
          </table:table-cell>
          <table:table-cell office:value-type="string">
            <text:p>1016484000000</text:p>
          </table:table-cell>
          <table:table-cell office:value-type="string">
            <text:p>Skodsborggade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92">
            <text:p>4192</text:p>
          </table:table-cell>
          <table:table-cell office:value-type="string">
            <text:p>Brønshøj-Husum</text:p>
          </table:table-cell>
          <table:table-cell office:value-type="string">
            <text:p>1013284000000</text:p>
          </table:table-cell>
          <table:table-cell office:value-type="string">
            <text:p>Irisvej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93">
            <text:p>4193</text:p>
          </table:table-cell>
          <table:table-cell office:value-type="string">
            <text:p>Østerbro</text:p>
          </table:table-cell>
          <table:table-cell office:value-type="string">
            <text:p>1010139310000</text:p>
          </table:table-cell>
          <table:table-cell office:value-type="string">
            <text:p>Amerika Plads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04">
            <text:p>4504</text:p>
          </table:table-cell>
          <table:table-cell office:value-type="string">
            <text:p>Vesterbro-Kongens Enghave</text:p>
          </table:table-cell>
          <table:table-cell office:value-type="string">
            <text:p>1016472000000</text:p>
          </table:table-cell>
          <table:table-cell office:value-type="string">
            <text:p>Skjalm Hvides Gade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94">
            <text:p>4194</text:p>
          </table:table-cell>
          <table:table-cell office:value-type="string">
            <text:p>Østerbro</text:p>
          </table:table-cell>
          <table:table-cell office:value-type="string">
            <text:p>1013928000000</text:p>
          </table:table-cell>
          <table:table-cell office:value-type="string">
            <text:p>Korsørgade</text:p>
          </table:table-cell>
          <table:table-cell office:value-type="float" office:value="0">
            <text:p>0</text:p>
          </table:table-cell>
          <table:table-cell office:value-type="float" office:value="354">
            <text:p>35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96">
            <text:p>4196</text:p>
          </table:table-cell>
          <table:table-cell office:value-type="string">
            <text:p>Vesterbro-Kongens Enghave</text:p>
          </table:table-cell>
          <table:table-cell office:value-type="string">
            <text:p>1011375000000</text:p>
          </table:table-cell>
          <table:table-cell office:value-type="string">
            <text:p>Dybbølsbro</text:p>
          </table:table-cell>
          <table:table-cell office:value-type="float" office:value="0">
            <text:p>0</text:p>
          </table:table-cell>
          <table:table-cell office:value-type="float" office:value="268.78">
            <text:p>268,7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24">
            <text:p>4024</text:p>
          </table:table-cell>
          <table:table-cell office:value-type="string">
            <text:p>Vesterbro-Kongens Enghave</text:p>
          </table:table-cell>
          <table:table-cell office:value-type="string">
            <text:p>1018825000000</text:p>
          </table:table-cell>
          <table:table-cell office:value-type="string">
            <text:p>Kenny Drews Vej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98">
            <text:p>4198</text:p>
          </table:table-cell>
          <table:table-cell office:value-type="string">
            <text:p>Nørrebro</text:p>
          </table:table-cell>
          <table:table-cell office:value-type="string">
            <text:p>1014688000000</text:p>
          </table:table-cell>
          <table:table-cell office:value-type="string">
            <text:p>Meinungsgade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99">
            <text:p>4199</text:p>
          </table:table-cell>
          <table:table-cell office:value-type="string">
            <text:p>Brønshøj-Husum</text:p>
          </table:table-cell>
          <table:table-cell office:value-type="string">
            <text:p>1013688000000</text:p>
          </table:table-cell>
          <table:table-cell office:value-type="string">
            <text:p>Kirketoften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200">
            <text:p>4200</text:p>
          </table:table-cell>
          <table:table-cell office:value-type="string">
            <text:p>Indre By</text:p>
          </table:table-cell>
          <table:table-cell office:value-type="string">
            <text:p>1015318000000</text:p>
          </table:table-cell>
          <table:table-cell office:value-type="string">
            <text:p>Orlogsværftvej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02">
            <text:p>4202</text:p>
          </table:table-cell>
          <table:table-cell office:value-type="string">
            <text:p>Indre By</text:p>
          </table:table-cell>
          <table:table-cell office:value-type="string">
            <text:p>1013736000000</text:p>
          </table:table-cell>
          <table:table-cell office:value-type="string">
            <text:p>Klerkegade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03">
            <text:p>4203</text:p>
          </table:table-cell>
          <table:table-cell office:value-type="string">
            <text:p>Vesterbro-Kongens Enghave</text:p>
          </table:table-cell>
          <table:table-cell office:value-type="string">
            <text:p>1015100000000</text:p>
          </table:table-cell>
          <table:table-cell office:value-type="string">
            <text:p>Ny Carlsberg Vej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4496">
            <text:p>4496</text:p>
          </table:table-cell>
          <table:table-cell office:value-type="string">
            <text:p>Bispebjerg</text:p>
          </table:table-cell>
          <table:table-cell office:value-type="string">
            <text:p>1011544000000</text:p>
          </table:table-cell>
          <table:table-cell office:value-type="string">
            <text:p>Emdrupvej</text:p>
          </table:table-cell>
          <table:table-cell office:value-type="float" office:value="0">
            <text:p>0</text:p>
          </table:table-cell>
          <table:table-cell office:value-type="float" office:value="1851">
            <text:p>185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97">
            <text:p>4497</text:p>
          </table:table-cell>
          <table:table-cell office:value-type="string">
            <text:p>Vanløse</text:p>
          </table:table-cell>
          <table:table-cell office:value-type="string">
            <text:p>1015788000000</text:p>
          </table:table-cell>
          <table:table-cell office:value-type="string">
            <text:p>Reinettevej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498">
            <text:p>4498</text:p>
          </table:table-cell>
          <table:table-cell office:value-type="string">
            <text:p>Vesterbro-Kongens Enghave</text:p>
          </table:table-cell>
          <table:table-cell office:value-type="string">
            <text:p>1015664040000</text:p>
          </table:table-cell>
          <table:table-cell office:value-type="string">
            <text:p>Thomas Koppels Allé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499">
            <text:p>4499</text:p>
          </table:table-cell>
          <table:table-cell office:value-type="string">
            <text:p>Bispebjerg</text:p>
          </table:table-cell>
          <table:table-cell office:value-type="string">
            <text:p>1012644020000</text:p>
          </table:table-cell>
          <table:table-cell office:value-type="string">
            <text:p>Hareskovvej</text:p>
          </table:table-cell>
          <table:table-cell office:value-type="float" office:value="0">
            <text:p>0</text:p>
          </table:table-cell>
          <table:table-cell office:value-type="float" office:value="439">
            <text:p>439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00">
            <text:p>4500</text:p>
          </table:table-cell>
          <table:table-cell office:value-type="string">
            <text:p>Amager Vest</text:p>
          </table:table-cell>
          <table:table-cell office:value-type="string">
            <text:p>1010152000000</text:p>
          </table:table-cell>
          <table:table-cell office:value-type="string">
            <text:p>Anders Henriksensgade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501">
            <text:p>4501</text:p>
          </table:table-cell>
          <table:table-cell office:value-type="string">
            <text:p>Nørrebro</text:p>
          </table:table-cell>
          <table:table-cell office:value-type="string">
            <text:p>1017400000000</text:p>
          </table:table-cell>
          <table:table-cell office:value-type="string">
            <text:p>Thorsgade</text:p>
          </table:table-cell>
          <table:table-cell office:value-type="float" office:value="0">
            <text:p>0</text:p>
          </table:table-cell>
          <table:table-cell office:value-type="float" office:value="634">
            <text:p>63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02">
            <text:p>4502</text:p>
          </table:table-cell>
          <table:table-cell office:value-type="string">
            <text:p>Nørrebro</text:p>
          </table:table-cell>
          <table:table-cell office:value-type="string">
            <text:p>1012852520000</text:p>
          </table:table-cell>
          <table:table-cell office:value-type="string">
            <text:p>Herman Triers Plads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03">
            <text:p>4503</text:p>
          </table:table-cell>
          <table:table-cell office:value-type="string">
            <text:p>Vanløse</text:p>
          </table:table-cell>
          <table:table-cell office:value-type="string">
            <text:p>1011398000000</text:p>
          </table:table-cell>
          <table:table-cell office:value-type="string">
            <text:p>Dysseager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95">
            <text:p>4195</text:p>
          </table:table-cell>
          <table:table-cell office:value-type="string">
            <text:p>Vesterbro-Kongens Enghave</text:p>
          </table:table-cell>
          <table:table-cell office:value-type="string">
            <text:p>1010004010000</text:p>
          </table:table-cell>
          <table:table-cell office:value-type="string">
            <text:p>Abel Cathrines Gade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54">
            <text:p>4654</text:p>
          </table:table-cell>
          <table:table-cell office:value-type="string">
            <text:p>Brønshøj-Husum</text:p>
          </table:table-cell>
          <table:table-cell office:value-type="string">
            <text:p>1018034000000</text:p>
          </table:table-cell>
          <table:table-cell office:value-type="string">
            <text:p>Ved Bellahøj Syd</text:p>
          </table:table-cell>
          <table:table-cell office:value-type="float" office:value="0">
            <text:p>0</text:p>
          </table:table-cell>
          <table:table-cell office:value-type="float" office:value="497">
            <text:p>49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25">
            <text:p>4025</text:p>
          </table:table-cell>
          <table:table-cell office:value-type="string">
            <text:p>Amager Vest</text:p>
          </table:table-cell>
          <table:table-cell office:value-type="string">
            <text:p>1018543010000</text:p>
          </table:table-cell>
          <table:table-cell office:value-type="string">
            <text:p>Øresundsmotorvejen</text:p>
          </table:table-cell>
          <table:table-cell office:value-type="float" office:value="61867">
            <text:p>61867</text:p>
          </table:table-cell>
          <table:table-cell office:value-type="float" office:value="62086">
            <text:p>62086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94">
            <text:p>4694</text:p>
          </table:table-cell>
          <table:table-cell office:value-type="string">
            <text:p>Østerbro</text:p>
          </table:table-cell>
          <table:table-cell office:value-type="string">
            <text:p>1016988000000</text:p>
          </table:table-cell>
          <table:table-cell office:value-type="string">
            <text:p>Strandboulevarden</text:p>
          </table:table-cell>
          <table:table-cell office:value-type="float" office:value="0">
            <text:p>0</text:p>
          </table:table-cell>
          <table:table-cell office:value-type="float" office:value="1881">
            <text:p>188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95">
            <text:p>4695</text:p>
          </table:table-cell>
          <table:table-cell office:value-type="string">
            <text:p>Østerbro</text:p>
          </table:table-cell>
          <table:table-cell office:value-type="string">
            <text:p>1014124000000</text:p>
          </table:table-cell>
          <table:table-cell office:value-type="string">
            <text:p>Landskronagade</text:p>
          </table:table-cell>
          <table:table-cell office:value-type="float" office:value="0">
            <text:p>0</text:p>
          </table:table-cell>
          <table:table-cell office:value-type="float" office:value="696">
            <text:p>69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96">
            <text:p>4696</text:p>
          </table:table-cell>
          <table:table-cell office:value-type="string">
            <text:p>Østerbro</text:p>
          </table:table-cell>
          <table:table-cell office:value-type="string">
            <text:p>1018580000000</text:p>
          </table:table-cell>
          <table:table-cell office:value-type="string">
            <text:p>Østerbrogade</text:p>
          </table:table-cell>
          <table:table-cell office:value-type="float" office:value="0">
            <text:p>0</text:p>
          </table:table-cell>
          <table:table-cell office:value-type="float" office:value="2199">
            <text:p>219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office:value-type="string">
            <text:p>Vesterbro-Kongens Enghave</text:p>
          </table:table-cell>
          <table:table-cell office:value-type="string">
            <text:p>1010212000000</text:p>
          </table:table-cell>
          <table:table-cell office:value-type="string">
            <text:p>Arkonagade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01">
            <text:p>4001</text:p>
          </table:table-cell>
          <table:table-cell office:value-type="string">
            <text:p>Brønshøj-Husum</text:p>
          </table:table-cell>
          <table:table-cell office:value-type="string">
            <text:p>1011236000000</text:p>
          </table:table-cell>
          <table:table-cell office:value-type="string">
            <text:p>Dalvangen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002">
            <text:p>4002</text:p>
          </table:table-cell>
          <table:table-cell office:value-type="string">
            <text:p>Østerbro</text:p>
          </table:table-cell>
          <table:table-cell office:value-type="string">
            <text:p>1016308000000</text:p>
          </table:table-cell>
          <table:table-cell office:value-type="string">
            <text:p>Scherfigsvej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04">
            <text:p>4004</text:p>
          </table:table-cell>
          <table:table-cell office:value-type="string">
            <text:p>Indre By</text:p>
          </table:table-cell>
          <table:table-cell office:value-type="string">
            <text:p>1018628000000</text:p>
          </table:table-cell>
          <table:table-cell office:value-type="string">
            <text:p>Åbenrå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05">
            <text:p>4005</text:p>
          </table:table-cell>
          <table:table-cell office:value-type="string">
            <text:p>Amager Øst</text:p>
          </table:table-cell>
          <table:table-cell office:value-type="string">
            <text:p>1011080000000</text:p>
          </table:table-cell>
          <table:table-cell office:value-type="string">
            <text:p>Carlsgade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06">
            <text:p>4006</text:p>
          </table:table-cell>
          <table:table-cell office:value-type="string">
            <text:p>Valby</text:p>
          </table:table-cell>
          <table:table-cell office:value-type="string">
            <text:p>1017900000000</text:p>
          </table:table-cell>
          <table:table-cell office:value-type="string">
            <text:p>Valbygårdsvej</text:p>
          </table:table-cell>
          <table:table-cell office:value-type="float" office:value="0">
            <text:p>0</text:p>
          </table:table-cell>
          <table:table-cell office:value-type="float" office:value="567">
            <text:p>56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07">
            <text:p>4007</text:p>
          </table:table-cell>
          <table:table-cell office:value-type="string">
            <text:p>Valby</text:p>
          </table:table-cell>
          <table:table-cell office:value-type="string">
            <text:p>1015264000000</text:p>
          </table:table-cell>
          <table:table-cell office:value-type="string">
            <text:p>Ole Borchs Vej</text:p>
          </table:table-cell>
          <table:table-cell office:value-type="float" office:value="0">
            <text:p>0</text:p>
          </table:table-cell>
          <table:table-cell office:value-type="float" office:value="658">
            <text:p>65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008">
            <text:p>4008</text:p>
          </table:table-cell>
          <table:table-cell office:value-type="string">
            <text:p>Østerbro</text:p>
          </table:table-cell>
          <table:table-cell office:value-type="string">
            <text:p>1018228000000</text:p>
          </table:table-cell>
          <table:table-cell office:value-type="string">
            <text:p>Vesterled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09">
            <text:p>4009</text:p>
          </table:table-cell>
          <table:table-cell office:value-type="string">
            <text:p>Bispebjerg</text:p>
          </table:table-cell>
          <table:table-cell office:value-type="string">
            <text:p>1014120020000</text:p>
          </table:table-cell>
          <table:table-cell office:value-type="string">
            <text:p>Landsdommervej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664">
            <text:p>4664</text:p>
          </table:table-cell>
          <table:table-cell office:value-type="string">
            <text:p>Østerbro</text:p>
          </table:table-cell>
          <table:table-cell office:value-type="string">
            <text:p>1015716000000</text:p>
          </table:table-cell>
          <table:table-cell office:value-type="string">
            <text:p>Randersgade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12">
            <text:p>4012</text:p>
          </table:table-cell>
          <table:table-cell office:value-type="string">
            <text:p>Nørrebro</text:p>
          </table:table-cell>
          <table:table-cell office:value-type="string">
            <text:p>1010736000000</text:p>
          </table:table-cell>
          <table:table-cell office:value-type="string">
            <text:p>Borgmestervangen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13">
            <text:p>4013</text:p>
          </table:table-cell>
          <table:table-cell office:value-type="string">
            <text:p>Bispebjerg</text:p>
          </table:table-cell>
          <table:table-cell office:value-type="string">
            <text:p>1014924000000</text:p>
          </table:table-cell>
          <table:table-cell office:value-type="string">
            <text:p>Mårumvej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21">
            <text:p>4021</text:p>
          </table:table-cell>
          <table:table-cell office:value-type="string">
            <text:p>Valby</text:p>
          </table:table-cell>
          <table:table-cell office:value-type="string">
            <text:p>1013534000000</text:p>
          </table:table-cell>
          <table:table-cell office:value-type="string">
            <text:p>Kamhusene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15">
            <text:p>4015</text:p>
          </table:table-cell>
          <table:table-cell office:value-type="string">
            <text:p>Østerbro</text:p>
          </table:table-cell>
          <table:table-cell office:value-type="string">
            <text:p>1014540000000</text:p>
          </table:table-cell>
          <table:table-cell office:value-type="string">
            <text:p>Løgstørgade</text:p>
          </table:table-cell>
          <table:table-cell office:value-type="float" office:value="0">
            <text:p>0</text:p>
          </table:table-cell>
          <table:table-cell office:value-type="float" office:value="434">
            <text:p>43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string">
            <text:p>Amager Øst</text:p>
          </table:table-cell>
          <table:table-cell office:value-type="string">
            <text:p>1014604000000</text:p>
          </table:table-cell>
          <table:table-cell office:value-type="string">
            <text:p>Maltagade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05">
            <text:p>4205</text:p>
          </table:table-cell>
          <table:table-cell office:value-type="string">
            <text:p>Nørrebro</text:p>
          </table:table-cell>
          <table:table-cell office:value-type="string">
            <text:p>1013440000000</text:p>
          </table:table-cell>
          <table:table-cell office:value-type="string">
            <text:p>Julius Bloms Gade</text:p>
          </table:table-cell>
          <table:table-cell office:value-type="float" office:value="0">
            <text:p>0</text:p>
          </table:table-cell>
          <table:table-cell office:value-type="float" office:value="346">
            <text:p>346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4206">
            <text:p>4206</text:p>
          </table:table-cell>
          <table:table-cell office:value-type="string">
            <text:p>Bispebjerg</text:p>
          </table:table-cell>
          <table:table-cell office:value-type="string">
            <text:p>1012280000000</text:p>
          </table:table-cell>
          <table:table-cell office:value-type="string">
            <text:p>Gransangervej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07">
            <text:p>4207</text:p>
          </table:table-cell>
          <table:table-cell office:value-type="string">
            <text:p>Vesterbro-Kongens Enghave</text:p>
          </table:table-cell>
          <table:table-cell office:value-type="string">
            <text:p>1017084000000</text:p>
          </table:table-cell>
          <table:table-cell office:value-type="string">
            <text:p>Støberigade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08">
            <text:p>4208</text:p>
          </table:table-cell>
          <table:table-cell office:value-type="string">
            <text:p>Indre By</text:p>
          </table:table-cell>
          <table:table-cell office:value-type="string">
            <text:p>1015612000000</text:p>
          </table:table-cell>
          <table:table-cell office:value-type="string">
            <text:p>Prinsessegade</text:p>
          </table:table-cell>
          <table:table-cell office:value-type="float" office:value="0">
            <text:p>0</text:p>
          </table:table-cell>
          <table:table-cell office:value-type="float" office:value="988">
            <text:p>98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09">
            <text:p>4209</text:p>
          </table:table-cell>
          <table:table-cell office:value-type="string">
            <text:p>Vesterbro-Kongens Enghave</text:p>
          </table:table-cell>
          <table:table-cell office:value-type="string">
            <text:p>1015327000000</text:p>
          </table:table-cell>
          <table:table-cell office:value-type="string">
            <text:p>Otto Brandenburgs Vej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10">
            <text:p>4210</text:p>
          </table:table-cell>
          <table:table-cell office:value-type="string">
            <text:p>Amager Vest</text:p>
          </table:table-cell>
          <table:table-cell office:value-type="string">
            <text:p>1018541110000</text:p>
          </table:table-cell>
          <table:table-cell office:value-type="string">
            <text:p>Ørestads Boulevard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11">
            <text:p>4211</text:p>
          </table:table-cell>
          <table:table-cell office:value-type="string">
            <text:p>Valby</text:p>
          </table:table-cell>
          <table:table-cell office:value-type="string">
            <text:p>1012848310000</text:p>
          </table:table-cell>
          <table:table-cell office:value-type="string">
            <text:p>Herman Bangs Plads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12">
            <text:p>4212</text:p>
          </table:table-cell>
          <table:table-cell office:value-type="string">
            <text:p>Vesterbro-Kongens Enghave</text:p>
          </table:table-cell>
          <table:table-cell office:value-type="string">
            <text:p>1017924000000</text:p>
          </table:table-cell>
          <table:table-cell office:value-type="string">
            <text:p>Valdemarsgade</text:p>
          </table:table-cell>
          <table:table-cell office:value-type="float" office:value="0">
            <text:p>0</text:p>
          </table:table-cell>
          <table:table-cell office:value-type="float" office:value="374">
            <text:p>37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213">
            <text:p>4213</text:p>
          </table:table-cell>
          <table:table-cell office:value-type="string">
            <text:p>Indre By</text:p>
          </table:table-cell>
          <table:table-cell office:value-type="string">
            <text:p>1016152400000</text:p>
          </table:table-cell>
          <table:table-cell office:value-type="string">
            <text:p>Rådhuspladsen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15">
            <text:p>4215</text:p>
          </table:table-cell>
          <table:table-cell office:value-type="string">
            <text:p>Nørrebro</text:p>
          </table:table-cell>
          <table:table-cell office:value-type="string">
            <text:p>1016024320000</text:p>
          </table:table-cell>
          <table:table-cell office:value-type="string">
            <text:p>Rungsted Plads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16">
            <text:p>4216</text:p>
          </table:table-cell>
          <table:table-cell office:value-type="string">
            <text:p>Valby</text:p>
          </table:table-cell>
          <table:table-cell office:value-type="string">
            <text:p>1011000000000</text:p>
          </table:table-cell>
          <table:table-cell office:value-type="string">
            <text:p>Bymosevej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17">
            <text:p>4217</text:p>
          </table:table-cell>
          <table:table-cell office:value-type="string">
            <text:p>Nørrebro</text:p>
          </table:table-cell>
          <table:table-cell office:value-type="string">
            <text:p>1011972000000</text:p>
          </table:table-cell>
          <table:table-cell office:value-type="string">
            <text:p>Frejasgade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18">
            <text:p>4218</text:p>
          </table:table-cell>
          <table:table-cell office:value-type="string">
            <text:p>Brønshøj-Husum</text:p>
          </table:table-cell>
          <table:table-cell office:value-type="string">
            <text:p>1017056000000</text:p>
          </table:table-cell>
          <table:table-cell office:value-type="string">
            <text:p>Stubbevangen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219">
            <text:p>4219</text:p>
          </table:table-cell>
          <table:table-cell office:value-type="string">
            <text:p>Valby</text:p>
          </table:table-cell>
          <table:table-cell office:value-type="string">
            <text:p>1010580000000</text:p>
          </table:table-cell>
          <table:table-cell office:value-type="string">
            <text:p>Bjerregårds Sidevej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220">
            <text:p>4220</text:p>
          </table:table-cell>
          <table:table-cell office:value-type="string">
            <text:p>Brønshøj-Husum</text:p>
          </table:table-cell>
          <table:table-cell office:value-type="string">
            <text:p>1010656010000</text:p>
          </table:table-cell>
          <table:table-cell office:value-type="string">
            <text:p>Boeslundevej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05">
            <text:p>4505</text:p>
          </table:table-cell>
          <table:table-cell office:value-type="string">
            <text:p>Amager Vest</text:p>
          </table:table-cell>
          <table:table-cell office:value-type="string">
            <text:p>1011300000000</text:p>
          </table:table-cell>
          <table:table-cell office:value-type="string">
            <text:p>Digevej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06">
            <text:p>4506</text:p>
          </table:table-cell>
          <table:table-cell office:value-type="string">
            <text:p>Amager Vest</text:p>
          </table:table-cell>
          <table:table-cell office:value-type="string">
            <text:p>1012760000000</text:p>
          </table:table-cell>
          <table:table-cell office:value-type="string">
            <text:p>Heklas Allé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507">
            <text:p>4507</text:p>
          </table:table-cell>
          <table:table-cell office:value-type="string">
            <text:p>Indre By</text:p>
          </table:table-cell>
          <table:table-cell office:value-type="string">
            <text:p>1017944000000</text:p>
          </table:table-cell>
          <table:table-cell office:value-type="string">
            <text:p>Valkendorfsgade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09">
            <text:p>4509</text:p>
          </table:table-cell>
          <table:table-cell office:value-type="string">
            <text:p>Valby</text:p>
          </table:table-cell>
          <table:table-cell office:value-type="string">
            <text:p>1011992000000</text:p>
          </table:table-cell>
          <table:table-cell office:value-type="string">
            <text:p>Frilands Allé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10">
            <text:p>4510</text:p>
          </table:table-cell>
          <table:table-cell office:value-type="string">
            <text:p>Bispebjerg</text:p>
          </table:table-cell>
          <table:table-cell office:value-type="string">
            <text:p>1016528000000</text:p>
          </table:table-cell>
          <table:table-cell office:value-type="string">
            <text:p>Skovløbervej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11">
            <text:p>4511</text:p>
          </table:table-cell>
          <table:table-cell office:value-type="string">
            <text:p>Vesterbro-Kongens Enghave</text:p>
          </table:table-cell>
          <table:table-cell office:value-type="string">
            <text:p>1017824000000</text:p>
          </table:table-cell>
          <table:table-cell office:value-type="string">
            <text:p>Ullerupgade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13">
            <text:p>4513</text:p>
          </table:table-cell>
          <table:table-cell office:value-type="string">
            <text:p>Vanløse</text:p>
          </table:table-cell>
          <table:table-cell office:value-type="string">
            <text:p>1011320000000</text:p>
          </table:table-cell>
          <table:table-cell office:value-type="string">
            <text:p>Dragsholmvej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22">
            <text:p>4022</text:p>
          </table:table-cell>
          <table:table-cell office:value-type="string">
            <text:p>Valby</text:p>
          </table:table-cell>
          <table:table-cell office:value-type="string">
            <text:p>1015569000000</text:p>
          </table:table-cell>
          <table:table-cell office:value-type="string">
            <text:p>Poppelstykket</text:p>
          </table:table-cell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14">
            <text:p>4514</text:p>
          </table:table-cell>
          <table:table-cell office:value-type="string">
            <text:p>Vanløse</text:p>
          </table:table-cell>
          <table:table-cell office:value-type="string">
            <text:p>1011948000000</text:p>
          </table:table-cell>
          <table:table-cell office:value-type="string">
            <text:p>Frederiksgårds Allé</text:p>
          </table:table-cell>
          <table:table-cell office:value-type="float" office:value="0">
            <text:p>0</text:p>
          </table:table-cell>
          <table:table-cell office:value-type="float" office:value="318">
            <text:p>31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15">
            <text:p>4515</text:p>
          </table:table-cell>
          <table:table-cell office:value-type="string">
            <text:p>Bispebjerg</text:p>
          </table:table-cell>
          <table:table-cell office:value-type="string">
            <text:p>1013772000000</text:p>
          </table:table-cell>
          <table:table-cell office:value-type="string">
            <text:p>Klosterrisvej</text:p>
          </table:table-cell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16">
            <text:p>4516</text:p>
          </table:table-cell>
          <table:table-cell office:value-type="string">
            <text:p>Bispebjerg</text:p>
          </table:table-cell>
          <table:table-cell office:value-type="string">
            <text:p>1013256080000</text:p>
          </table:table-cell>
          <table:table-cell office:value-type="string">
            <text:p>Håndværkerhaven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517">
            <text:p>4517</text:p>
          </table:table-cell>
          <table:table-cell office:value-type="string">
            <text:p>Nørrebro</text:p>
          </table:table-cell>
          <table:table-cell office:value-type="string">
            <text:p>1012604010000</text:p>
          </table:table-cell>
          <table:table-cell office:value-type="string">
            <text:p>Hans Tavsens gade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18">
            <text:p>4518</text:p>
          </table:table-cell>
          <table:table-cell office:value-type="string">
            <text:p>Brønshøj-Husum</text:p>
          </table:table-cell>
          <table:table-cell office:value-type="string">
            <text:p>1014848020000</text:p>
          </table:table-cell>
          <table:table-cell office:value-type="string">
            <text:p>Muldager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19">
            <text:p>4519</text:p>
          </table:table-cell>
          <table:table-cell office:value-type="string">
            <text:p>Vanløse</text:p>
          </table:table-cell>
          <table:table-cell office:value-type="string">
            <text:p>1010964000000</text:p>
          </table:table-cell>
          <table:table-cell office:value-type="string">
            <text:p>Buskager</text:p>
          </table:table-cell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520">
            <text:p>4520</text:p>
          </table:table-cell>
          <table:table-cell office:value-type="string">
            <text:p>Nørrebro</text:p>
          </table:table-cell>
          <table:table-cell office:value-type="string">
            <text:p>1011724000000</text:p>
          </table:table-cell>
          <table:table-cell office:value-type="string">
            <text:p>Farumgade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21">
            <text:p>4521</text:p>
          </table:table-cell>
          <table:table-cell office:value-type="string">
            <text:p>Vesterbro-Kongens Enghave</text:p>
          </table:table-cell>
          <table:table-cell office:value-type="string">
            <text:p>1017700010000</text:p>
          </table:table-cell>
          <table:table-cell office:value-type="string">
            <text:p>Tullinsgade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97">
            <text:p>4697</text:p>
          </table:table-cell>
          <table:table-cell office:value-type="string">
            <text:p>Valby</text:p>
          </table:table-cell>
          <table:table-cell office:value-type="string">
            <text:p>1017432000000</text:p>
          </table:table-cell>
          <table:table-cell office:value-type="string">
            <text:p>Thyregodsvej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98">
            <text:p>4698</text:p>
          </table:table-cell>
          <table:table-cell office:value-type="string">
            <text:p>Nørrebro</text:p>
          </table:table-cell>
          <table:table-cell office:value-type="string">
            <text:p>1011873310000</text:p>
          </table:table-cell>
          <table:table-cell office:value-type="string">
            <text:p>Folmer Bendtsens Plads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99">
            <text:p>4699</text:p>
          </table:table-cell>
          <table:table-cell office:value-type="string">
            <text:p>Amager Øst</text:p>
          </table:table-cell>
          <table:table-cell office:value-type="string">
            <text:p>1011896000000</text:p>
          </table:table-cell>
          <table:table-cell office:value-type="string">
            <text:p>Frankrigsgade</text:p>
          </table:table-cell>
          <table:table-cell office:value-type="float" office:value="0">
            <text:p>0</text:p>
          </table:table-cell>
          <table:table-cell office:value-type="float" office:value="445">
            <text:p>44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01">
            <text:p>4701</text:p>
          </table:table-cell>
          <table:table-cell office:value-type="string">
            <text:p>Amager Vest</text:p>
          </table:table-cell>
          <table:table-cell office:value-type="string">
            <text:p>1015452010000</text:p>
          </table:table-cell>
          <table:table-cell office:value-type="string">
            <text:p>Peder Lykkes Vej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03">
            <text:p>4703</text:p>
          </table:table-cell>
          <table:table-cell office:value-type="string">
            <text:p>Amager Øst</text:p>
          </table:table-cell>
          <table:table-cell office:value-type="string">
            <text:p>1016652000000</text:p>
          </table:table-cell>
          <table:table-cell office:value-type="string">
            <text:p>Smålandsgade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04">
            <text:p>4704</text:p>
          </table:table-cell>
          <table:table-cell office:value-type="string">
            <text:p>Vesterbro-Kongens Enghave</text:p>
          </table:table-cell>
          <table:table-cell office:value-type="string">
            <text:p>1015244000000</text:p>
          </table:table-cell>
          <table:table-cell office:value-type="string">
            <text:p>Offenbachsvej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05">
            <text:p>4705</text:p>
          </table:table-cell>
          <table:table-cell office:value-type="string">
            <text:p>Østerbro</text:p>
          </table:table-cell>
          <table:table-cell office:value-type="string">
            <text:p>1011576000000</text:p>
          </table:table-cell>
          <table:table-cell office:value-type="string">
            <text:p>Engelstedsgade</text:p>
          </table:table-cell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706">
            <text:p>4706</text:p>
          </table:table-cell>
          <table:table-cell office:value-type="string">
            <text:p>Bispebjerg</text:p>
          </table:table-cell>
          <table:table-cell office:value-type="string">
            <text:p>1012416000000</text:p>
          </table:table-cell>
          <table:table-cell office:value-type="string">
            <text:p>Guldstjernevej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08">
            <text:p>4708</text:p>
          </table:table-cell>
          <table:table-cell office:value-type="string">
            <text:p>Bispebjerg</text:p>
          </table:table-cell>
          <table:table-cell office:value-type="string">
            <text:p>1013152800000</text:p>
          </table:table-cell>
          <table:table-cell office:value-type="string">
            <text:p>Hyrdevangen</text:p>
          </table:table-cell>
          <table:table-cell office:value-type="float" office:value="291">
            <text:p>291</text:p>
          </table:table-cell>
          <table:table-cell office:value-type="float" office:value="928">
            <text:p>92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09">
            <text:p>4709</text:p>
          </table:table-cell>
          <table:table-cell office:value-type="string">
            <text:p>Vesterbro-Kongens Enghave</text:p>
          </table:table-cell>
          <table:table-cell office:value-type="string">
            <text:p>1016364000000</text:p>
          </table:table-cell>
          <table:table-cell office:value-type="string">
            <text:p>Sigerstedgade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16">
            <text:p>4016</text:p>
          </table:table-cell>
          <table:table-cell office:value-type="string">
            <text:p>Bispebjerg</text:p>
          </table:table-cell>
          <table:table-cell office:value-type="string">
            <text:p>1014948000000</text:p>
          </table:table-cell>
          <table:table-cell office:value-type="string">
            <text:p>Nattergalevej</text:p>
          </table:table-cell>
          <table:table-cell office:value-type="float" office:value="0">
            <text:p>0</text:p>
          </table:table-cell>
          <table:table-cell office:value-type="float" office:value="607">
            <text:p>60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17">
            <text:p>4017</text:p>
          </table:table-cell>
          <table:table-cell office:value-type="string">
            <text:p>Indre By</text:p>
          </table:table-cell>
          <table:table-cell office:value-type="string">
            <text:p>1010124300000</text:p>
          </table:table-cell>
          <table:table-cell office:value-type="string">
            <text:p>Amagertorv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18">
            <text:p>4018</text:p>
          </table:table-cell>
          <table:table-cell office:value-type="string">
            <text:p>Indre By</text:p>
          </table:table-cell>
          <table:table-cell office:value-type="string">
            <text:p>1013376000000</text:p>
          </table:table-cell>
          <table:table-cell office:value-type="string">
            <text:p>Jens Juels Gade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4026">
            <text:p>4026</text:p>
          </table:table-cell>
          <table:table-cell office:value-type="string">
            <text:p>Amager Vest</text:p>
          </table:table-cell>
          <table:table-cell office:value-type="string">
            <text:p>1017560000000</text:p>
          </table:table-cell>
          <table:table-cell office:value-type="string">
            <text:p>Torben Oxes Allé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027">
            <text:p>4027</text:p>
          </table:table-cell>
          <table:table-cell office:value-type="string">
            <text:p>Amager Øst</text:p>
          </table:table-cell>
          <table:table-cell office:value-type="string">
            <text:p>1014696000000</text:p>
          </table:table-cell>
          <table:table-cell office:value-type="string">
            <text:p>Meklenborggade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28">
            <text:p>4028</text:p>
          </table:table-cell>
          <table:table-cell office:value-type="string">
            <text:p>Amager Øst</text:p>
          </table:table-cell>
          <table:table-cell office:value-type="string">
            <text:p>1011912000000</text:p>
          </table:table-cell>
          <table:table-cell office:value-type="string">
            <text:p>Fredenshøj Allé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29">
            <text:p>4029</text:p>
          </table:table-cell>
          <table:table-cell office:value-type="string">
            <text:p>Vesterbro-Kongens Enghave</text:p>
          </table:table-cell>
          <table:table-cell office:value-type="string">
            <text:p>1016296800000</text:p>
          </table:table-cell>
          <table:table-cell office:value-type="string">
            <text:p>Scandiagade</text:p>
          </table:table-cell>
          <table:table-cell office:value-type="float" office:value="354">
            <text:p>354</text:p>
          </table:table-cell>
          <table:table-cell office:value-type="float" office:value="901">
            <text:p>90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30">
            <text:p>4030</text:p>
          </table:table-cell>
          <table:table-cell office:value-type="string">
            <text:p>Vesterbro-Kongens Enghave</text:p>
          </table:table-cell>
          <table:table-cell office:value-type="string">
            <text:p>1011636000000</text:p>
          </table:table-cell>
          <table:table-cell office:value-type="string">
            <text:p>Erik Ejegods Gade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34">
            <text:p>4034</text:p>
          </table:table-cell>
          <table:table-cell office:value-type="string">
            <text:p>Nørrebro</text:p>
          </table:table-cell>
          <table:table-cell office:value-type="string">
            <text:p>1016358400000</text:p>
          </table:table-cell>
          <table:table-cell office:value-type="string">
            <text:p>Sifs Plads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221">
            <text:p>4221</text:p>
          </table:table-cell>
          <table:table-cell office:value-type="string">
            <text:p>Brønshøj-Husum</text:p>
          </table:table-cell>
          <table:table-cell office:value-type="string">
            <text:p>1010208000000</text:p>
          </table:table-cell>
          <table:table-cell office:value-type="string">
            <text:p>Arildsgård</text:p>
          </table:table-cell>
          <table:table-cell office:value-type="float" office:value="0">
            <text:p>0</text:p>
          </table:table-cell>
          <table:table-cell office:value-type="float" office:value="342">
            <text:p>34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22">
            <text:p>4222</text:p>
          </table:table-cell>
          <table:table-cell office:value-type="string">
            <text:p>Østerbro</text:p>
          </table:table-cell>
          <table:table-cell office:value-type="string">
            <text:p>1017248000000</text:p>
          </table:table-cell>
          <table:table-cell office:value-type="string">
            <text:p>Sæbygade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23">
            <text:p>4223</text:p>
          </table:table-cell>
          <table:table-cell office:value-type="string">
            <text:p>Nørrebro</text:p>
          </table:table-cell>
          <table:table-cell office:value-type="string">
            <text:p>1012788000000</text:p>
          </table:table-cell>
          <table:table-cell office:value-type="string">
            <text:p>Hellebækgade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25">
            <text:p>4225</text:p>
          </table:table-cell>
          <table:table-cell office:value-type="string">
            <text:p>Vesterbro-Kongens Enghave</text:p>
          </table:table-cell>
          <table:table-cell office:value-type="string">
            <text:p>1016376000000</text:p>
          </table:table-cell>
          <table:table-cell office:value-type="string">
            <text:p>Sigvald Olsens Gade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26">
            <text:p>4226</text:p>
          </table:table-cell>
          <table:table-cell office:value-type="string">
            <text:p>Indre By</text:p>
          </table:table-cell>
          <table:table-cell office:value-type="string">
            <text:p>1011136000000</text:p>
          </table:table-cell>
          <table:table-cell office:value-type="string">
            <text:p>Christianshavns Kanal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28">
            <text:p>4228</text:p>
          </table:table-cell>
          <table:table-cell office:value-type="string">
            <text:p>Nørrebro</text:p>
          </table:table-cell>
          <table:table-cell office:value-type="string">
            <text:p>1013920800000</text:p>
          </table:table-cell>
          <table:table-cell office:value-type="string">
            <text:p>Korsgade</text:p>
          </table:table-cell>
          <table:table-cell office:value-type="float" office:value="486">
            <text:p>486</text:p>
          </table:table-cell>
          <table:table-cell office:value-type="float" office:value="569">
            <text:p>56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29">
            <text:p>4229</text:p>
          </table:table-cell>
          <table:table-cell office:value-type="string">
            <text:p>Valby</text:p>
          </table:table-cell>
          <table:table-cell office:value-type="string">
            <text:p>1017291000000</text:p>
          </table:table-cell>
          <table:table-cell office:value-type="string">
            <text:p>Sønderkær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30">
            <text:p>4230</text:p>
          </table:table-cell>
          <table:table-cell office:value-type="string">
            <text:p>Amager Vest</text:p>
          </table:table-cell>
          <table:table-cell office:value-type="string">
            <text:p>1013570000000</text:p>
          </table:table-cell>
          <table:table-cell office:value-type="string">
            <text:p>Karen Blixens Vej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035">
            <text:p>4035</text:p>
          </table:table-cell>
          <table:table-cell office:value-type="string">
            <text:p>Vesterbro-Kongens Enghave</text:p>
          </table:table-cell>
          <table:table-cell office:value-type="string">
            <text:p>1012772000000</text:p>
          </table:table-cell>
          <table:table-cell office:value-type="string">
            <text:p>Helgolandsgade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31">
            <text:p>4031</text:p>
          </table:table-cell>
          <table:table-cell office:value-type="string">
            <text:p>Indre By</text:p>
          </table:table-cell>
          <table:table-cell office:value-type="string">
            <text:p>1010748000000</text:p>
          </table:table-cell>
          <table:table-cell office:value-type="string">
            <text:p>Bornholmsgade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32">
            <text:p>4232</text:p>
          </table:table-cell>
          <table:table-cell office:value-type="string">
            <text:p>Brønshøj-Husum</text:p>
          </table:table-cell>
          <table:table-cell office:value-type="string">
            <text:p>1013076000000</text:p>
          </table:table-cell>
          <table:table-cell office:value-type="string">
            <text:p>Humlebjerg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36">
            <text:p>4236</text:p>
          </table:table-cell>
          <table:table-cell office:value-type="string">
            <text:p>Valby</text:p>
          </table:table-cell>
          <table:table-cell office:value-type="string">
            <text:p>1014804000000</text:p>
          </table:table-cell>
          <table:table-cell office:value-type="string">
            <text:p>Monrads Allé</text:p>
          </table:table-cell>
          <table:table-cell office:value-type="float" office:value="0">
            <text:p>0</text:p>
          </table:table-cell>
          <table:table-cell office:value-type="float" office:value="438">
            <text:p>43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33">
            <text:p>4233</text:p>
          </table:table-cell>
          <table:table-cell office:value-type="string">
            <text:p>Brønshøj-Husum</text:p>
          </table:table-cell>
          <table:table-cell office:value-type="string">
            <text:p>1016748000000</text:p>
          </table:table-cell>
          <table:table-cell office:value-type="string">
            <text:p>Spanagervej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234">
            <text:p>4234</text:p>
          </table:table-cell>
          <table:table-cell office:value-type="string">
            <text:p>Bispebjerg</text:p>
          </table:table-cell>
          <table:table-cell office:value-type="string">
            <text:p>1012803010000</text:p>
          </table:table-cell>
          <table:table-cell office:value-type="string">
            <text:p>Helsingørmotorvejen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35">
            <text:p>4235</text:p>
          </table:table-cell>
          <table:table-cell office:value-type="string">
            <text:p>Indre By</text:p>
          </table:table-cell>
          <table:table-cell office:value-type="string">
            <text:p>1018346000000</text:p>
          </table:table-cell>
          <table:table-cell office:value-type="string">
            <text:p>Wilhelm Marstrands Gade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4239">
            <text:p>4239</text:p>
          </table:table-cell>
          <table:table-cell office:value-type="string">
            <text:p>Bispebjerg</text:p>
          </table:table-cell>
          <table:table-cell office:value-type="string">
            <text:p>1017396000000</text:p>
          </table:table-cell>
          <table:table-cell office:value-type="string">
            <text:p>Thoravej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22">
            <text:p>4522</text:p>
          </table:table-cell>
          <table:table-cell office:value-type="string">
            <text:p>Bispebjerg</text:p>
          </table:table-cell>
          <table:table-cell office:value-type="string">
            <text:p>1010812000000</text:p>
          </table:table-cell>
          <table:table-cell office:value-type="string">
            <text:p>Bredelandsvej</text:p>
          </table:table-cell>
          <table:table-cell office:value-type="float" office:value="0">
            <text:p>0</text:p>
          </table:table-cell>
          <table:table-cell office:value-type="float" office:value="479">
            <text:p>47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525">
            <text:p>4525</text:p>
          </table:table-cell>
          <table:table-cell office:value-type="string">
            <text:p>Valby</text:p>
          </table:table-cell>
          <table:table-cell office:value-type="string">
            <text:p>1014022000000</text:p>
          </table:table-cell>
          <table:table-cell office:value-type="string">
            <text:p>Kulbanevej</text:p>
          </table:table-cell>
          <table:table-cell office:value-type="float" office:value="0">
            <text:p>0</text:p>
          </table:table-cell>
          <table:table-cell office:value-type="float" office:value="882">
            <text:p>88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28">
            <text:p>4528</text:p>
          </table:table-cell>
          <table:table-cell office:value-type="string">
            <text:p>Amager Øst</text:p>
          </table:table-cell>
          <table:table-cell office:value-type="string">
            <text:p>1010056010000</text:p>
          </table:table-cell>
          <table:table-cell office:value-type="string">
            <text:p>Agnetevej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29">
            <text:p>4529</text:p>
          </table:table-cell>
          <table:table-cell office:value-type="string">
            <text:p>Amager Vest</text:p>
          </table:table-cell>
          <table:table-cell office:value-type="string">
            <text:p>1015326000000</text:p>
          </table:table-cell>
          <table:table-cell office:value-type="string">
            <text:p>Otto Baches <text:s/>Allé</text:p>
          </table:table-cell>
          <table:table-cell office:value-type="float" office:value="0">
            <text:p>0</text:p>
          </table:table-cell>
          <table:table-cell office:value-type="float" office:value="576">
            <text:p>5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64">
            <text:p>4264</text:p>
          </table:table-cell>
          <table:table-cell office:value-type="string">
            <text:p>Østerbro</text:p>
          </table:table-cell>
          <table:table-cell office:value-type="string">
            <text:p>1011784010000</text:p>
          </table:table-cell>
          <table:table-cell office:value-type="string">
            <text:p>Fiskedamsgade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30">
            <text:p>4530</text:p>
          </table:table-cell>
          <table:table-cell office:value-type="string">
            <text:p>Valby</text:p>
          </table:table-cell>
          <table:table-cell office:value-type="string">
            <text:p>1013180000000</text:p>
          </table:table-cell>
          <table:table-cell office:value-type="string">
            <text:p>Højbovej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31">
            <text:p>4531</text:p>
          </table:table-cell>
          <table:table-cell office:value-type="string">
            <text:p>Brønshøj-Husum</text:p>
          </table:table-cell>
          <table:table-cell office:value-type="string">
            <text:p>1014912000000</text:p>
          </table:table-cell>
          <table:table-cell office:value-type="string">
            <text:p>Mørkhøjvej</text:p>
          </table:table-cell>
          <table:table-cell office:value-type="float" office:value="0">
            <text:p>0</text:p>
          </table:table-cell>
          <table:table-cell office:value-type="float" office:value="666">
            <text:p>66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34">
            <text:p>4534</text:p>
          </table:table-cell>
          <table:table-cell office:value-type="string">
            <text:p>Nørrebro</text:p>
          </table:table-cell>
          <table:table-cell office:value-type="string">
            <text:p>1013564000000</text:p>
          </table:table-cell>
          <table:table-cell office:value-type="string">
            <text:p>Kapelvej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35">
            <text:p>4535</text:p>
          </table:table-cell>
          <table:table-cell office:value-type="string">
            <text:p>Brønshøj-Husum</text:p>
          </table:table-cell>
          <table:table-cell office:value-type="string">
            <text:p>1013220800000</text:p>
          </table:table-cell>
          <table:table-cell office:value-type="string">
            <text:p>Højstrupvej</text:p>
          </table:table-cell>
          <table:table-cell office:value-type="float" office:value="414">
            <text:p>414</text:p>
          </table:table-cell>
          <table:table-cell office:value-type="float" office:value="951">
            <text:p>95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536">
            <text:p>4536</text:p>
          </table:table-cell>
          <table:table-cell office:value-type="string">
            <text:p>Brønshøj-Husum</text:p>
          </table:table-cell>
          <table:table-cell office:value-type="string">
            <text:p>1018524000000</text:p>
          </table:table-cell>
          <table:table-cell office:value-type="string">
            <text:p>Ærtebjergvej</text:p>
          </table:table-cell>
          <table:table-cell office:value-type="float" office:value="0">
            <text:p>0</text:p>
          </table:table-cell>
          <table:table-cell office:value-type="float" office:value="321">
            <text:p>32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47">
            <text:p>4747</text:p>
          </table:table-cell>
          <table:table-cell office:value-type="string">
            <text:p>Valby</text:p>
          </table:table-cell>
          <table:table-cell office:value-type="string">
            <text:p>1016716010000</text:p>
          </table:table-cell>
          <table:table-cell office:value-type="string">
            <text:p>Solskrænten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748">
            <text:p>4748</text:p>
          </table:table-cell>
          <table:table-cell office:value-type="string">
            <text:p>Amager Øst</text:p>
          </table:table-cell>
          <table:table-cell office:value-type="string">
            <text:p>1013316800000</text:p>
          </table:table-cell>
          <table:table-cell office:value-type="string">
            <text:p>Italiensvej</text:p>
          </table:table-cell>
          <table:table-cell office:value-type="float" office:value="825">
            <text:p>825</text:p>
          </table:table-cell>
          <table:table-cell office:value-type="float" office:value="1127">
            <text:p>112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49">
            <text:p>4749</text:p>
          </table:table-cell>
          <table:table-cell office:value-type="string">
            <text:p>Vesterbro-Kongens Enghave</text:p>
          </table:table-cell>
          <table:table-cell office:value-type="string">
            <text:p>1018823000000</text:p>
          </table:table-cell>
          <table:table-cell office:value-type="string">
            <text:p>Ben Websters Vej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50">
            <text:p>4750</text:p>
          </table:table-cell>
          <table:table-cell office:value-type="string">
            <text:p>Vesterbro-Kongens Enghave</text:p>
          </table:table-cell>
          <table:table-cell office:value-type="string">
            <text:p>1017603300000</text:p>
          </table:table-cell>
          <table:table-cell office:value-type="string">
            <text:p>Tove Ditlevsens Plads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51">
            <text:p>4751</text:p>
          </table:table-cell>
          <table:table-cell office:value-type="string">
            <text:p>Vesterbro-Kongens Enghave</text:p>
          </table:table-cell>
          <table:table-cell office:value-type="string">
            <text:p>1012096000000</text:p>
          </table:table-cell>
          <table:table-cell office:value-type="string">
            <text:p>Gammel Kongevej</text:p>
          </table:table-cell>
          <table:table-cell office:value-type="float" office:value="0">
            <text:p>0</text:p>
          </table:table-cell>
          <table:table-cell office:value-type="float" office:value="342">
            <text:p>34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52">
            <text:p>4752</text:p>
          </table:table-cell>
          <table:table-cell office:value-type="string">
            <text:p>Vesterbro-Kongens Enghave</text:p>
          </table:table-cell>
          <table:table-cell office:value-type="string">
            <text:p>1017060000000</text:p>
          </table:table-cell>
          <table:table-cell office:value-type="string">
            <text:p>Stubmøllevej</text:p>
          </table:table-cell>
          <table:table-cell office:value-type="float" office:value="0">
            <text:p>0</text:p>
          </table:table-cell>
          <table:table-cell office:value-type="float" office:value="357">
            <text:p>35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53">
            <text:p>4753</text:p>
          </table:table-cell>
          <table:table-cell office:value-type="string">
            <text:p>Vanløse</text:p>
          </table:table-cell>
          <table:table-cell office:value-type="string">
            <text:p>1012684800000</text:p>
          </table:table-cell>
          <table:table-cell office:value-type="string">
            <text:p>Havdrupvej</text:p>
          </table:table-cell>
          <table:table-cell office:value-type="float" office:value="1122">
            <text:p>1122</text:p>
          </table:table-cell>
          <table:table-cell office:value-type="float" office:value="1435">
            <text:p>143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756">
            <text:p>4756</text:p>
          </table:table-cell>
          <table:table-cell office:value-type="string">
            <text:p>Amager Vest</text:p>
          </table:table-cell>
          <table:table-cell office:value-type="string">
            <text:p>1016684000000</text:p>
          </table:table-cell>
          <table:table-cell office:value-type="string">
            <text:p>Sognefjordsgade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58">
            <text:p>4758</text:p>
          </table:table-cell>
          <table:table-cell office:value-type="string">
            <text:p>Indre By</text:p>
          </table:table-cell>
          <table:table-cell office:value-type="string">
            <text:p>1014100000000</text:p>
          </table:table-cell>
          <table:table-cell office:value-type="string">
            <text:p>Landemærket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60">
            <text:p>4760</text:p>
          </table:table-cell>
          <table:table-cell office:value-type="string">
            <text:p>Valby</text:p>
          </table:table-cell>
          <table:table-cell office:value-type="string">
            <text:p>1014932040000</text:p>
          </table:table-cell>
          <table:table-cell office:value-type="string">
            <text:p>Nakskovvej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761">
            <text:p>4761</text:p>
          </table:table-cell>
          <table:table-cell office:value-type="string">
            <text:p>Vesterbro-Kongens Enghave</text:p>
          </table:table-cell>
          <table:table-cell office:value-type="string">
            <text:p>1012702600000</text:p>
          </table:table-cell>
          <table:table-cell office:value-type="string">
            <text:p>Havneholmen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62">
            <text:p>4762</text:p>
          </table:table-cell>
          <table:table-cell office:value-type="string">
            <text:p>Nørrebro</text:p>
          </table:table-cell>
          <table:table-cell office:value-type="string">
            <text:p>1012590000000</text:p>
          </table:table-cell>
          <table:table-cell office:value-type="string">
            <text:p>Hans Kirks Vej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63">
            <text:p>4763</text:p>
          </table:table-cell>
          <table:table-cell office:value-type="string">
            <text:p>Østerbro</text:p>
          </table:table-cell>
          <table:table-cell office:value-type="string">
            <text:p>1015586310000</text:p>
          </table:table-cell>
          <table:table-cell office:value-type="string">
            <text:p>Poul Henningsens Plads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764">
            <text:p>4764</text:p>
          </table:table-cell>
          <table:table-cell office:value-type="string">
            <text:p>Bispebjerg</text:p>
          </table:table-cell>
          <table:table-cell office:value-type="string">
            <text:p>1012276000000</text:p>
          </table:table-cell>
          <table:table-cell office:value-type="string">
            <text:p>Granlien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36">
            <text:p>4036</text:p>
          </table:table-cell>
          <table:table-cell office:value-type="string">
            <text:p>Brønshøj-Husum</text:p>
          </table:table-cell>
          <table:table-cell office:value-type="string">
            <text:p>1012056000000</text:p>
          </table:table-cell>
          <table:table-cell office:value-type="string">
            <text:p>Førslevvej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37">
            <text:p>4037</text:p>
          </table:table-cell>
          <table:table-cell office:value-type="string">
            <text:p>Vanløse</text:p>
          </table:table-cell>
          <table:table-cell office:value-type="string">
            <text:p>1010048000000</text:p>
          </table:table-cell>
          <table:table-cell office:value-type="string">
            <text:p>Aggersvoldvej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38">
            <text:p>4038</text:p>
          </table:table-cell>
          <table:table-cell office:value-type="string">
            <text:p>Indre By</text:p>
          </table:table-cell>
          <table:table-cell office:value-type="string">
            <text:p>1012120000000</text:p>
          </table:table-cell>
          <table:table-cell office:value-type="string">
            <text:p>Gammelvagt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39">
            <text:p>4039</text:p>
          </table:table-cell>
          <table:table-cell office:value-type="string">
            <text:p>Amager Vest</text:p>
          </table:table-cell>
          <table:table-cell office:value-type="string">
            <text:p>1014588000000</text:p>
          </table:table-cell>
          <table:table-cell office:value-type="string">
            <text:p>Majporten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671">
            <text:p>4671</text:p>
          </table:table-cell>
          <table:table-cell office:value-type="string">
            <text:p>Vanløse</text:p>
          </table:table-cell>
          <table:table-cell office:value-type="string">
            <text:p>1015560000000</text:p>
          </table:table-cell>
          <table:table-cell office:value-type="string">
            <text:p>Pomonavej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265">
            <text:p>4265</text:p>
          </table:table-cell>
          <table:table-cell office:value-type="string">
            <text:p>Valby</text:p>
          </table:table-cell>
          <table:table-cell office:value-type="string">
            <text:p>1010788010000</text:p>
          </table:table-cell>
          <table:table-cell office:value-type="string">
            <text:p>Bramslykkevej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40">
            <text:p>4040</text:p>
          </table:table-cell>
          <table:table-cell office:value-type="string">
            <text:p>Vanløse</text:p>
          </table:table-cell>
          <table:table-cell office:value-type="string">
            <text:p>1017688000000</text:p>
          </table:table-cell>
          <table:table-cell office:value-type="string">
            <text:p>Tudskærvej</text:p>
          </table:table-cell>
          <table:table-cell office:value-type="float" office:value="0">
            <text:p>0</text:p>
          </table:table-cell>
          <table:table-cell office:value-type="float" office:value="581">
            <text:p>58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41">
            <text:p>4041</text:p>
          </table:table-cell>
          <table:table-cell office:value-type="string">
            <text:p>Østerbro</text:p>
          </table:table-cell>
          <table:table-cell office:value-type="string">
            <text:p>1014340000000</text:p>
          </table:table-cell>
          <table:table-cell office:value-type="string">
            <text:p>Lindenovsgade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42">
            <text:p>4042</text:p>
          </table:table-cell>
          <table:table-cell office:value-type="string">
            <text:p>Bispebjerg</text:p>
          </table:table-cell>
          <table:table-cell office:value-type="string">
            <text:p>1012360000000</text:p>
          </table:table-cell>
          <table:table-cell office:value-type="string">
            <text:p>Grønnemose Allé</text:p>
          </table:table-cell>
          <table:table-cell office:value-type="float" office:value="0">
            <text:p>0</text:p>
          </table:table-cell>
          <table:table-cell office:value-type="float" office:value="920">
            <text:p>9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43">
            <text:p>4043</text:p>
          </table:table-cell>
          <table:table-cell office:value-type="string">
            <text:p>Valby</text:p>
          </table:table-cell>
          <table:table-cell office:value-type="string">
            <text:p>1011564000000</text:p>
          </table:table-cell>
          <table:table-cell office:value-type="string">
            <text:p>Engdals Allé</text:p>
          </table:table-cell>
          <table:table-cell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44">
            <text:p>4044</text:p>
          </table:table-cell>
          <table:table-cell office:value-type="string">
            <text:p>Nørrebro</text:p>
          </table:table-cell>
          <table:table-cell office:value-type="string">
            <text:p>1010054000000</text:p>
          </table:table-cell>
          <table:table-cell office:value-type="string">
            <text:p>Agnes Henningsens Vej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43">
            <text:p>4543</text:p>
          </table:table-cell>
          <table:table-cell office:value-type="string">
            <text:p>Vesterbro-Kongens Enghave</text:p>
          </table:table-cell>
          <table:table-cell office:value-type="string">
            <text:p>1011376000000</text:p>
          </table:table-cell>
          <table:table-cell office:value-type="string">
            <text:p>Dybbølsgade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46">
            <text:p>4046</text:p>
          </table:table-cell>
          <table:table-cell office:value-type="string">
            <text:p>Amager Øst</text:p>
          </table:table-cell>
          <table:table-cell office:value-type="string">
            <text:p>1010516000000</text:p>
          </table:table-cell>
          <table:table-cell office:value-type="string">
            <text:p>Birmavej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49">
            <text:p>4049</text:p>
          </table:table-cell>
          <table:table-cell office:value-type="string">
            <text:p>Indre By</text:p>
          </table:table-cell>
          <table:table-cell office:value-type="string">
            <text:p>101499232A000</text:p>
          </table:table-cell>
          <table:table-cell office:value-type="string">
            <text:p>Nikolaj Plads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41">
            <text:p>4241</text:p>
          </table:table-cell>
          <table:table-cell office:value-type="string">
            <text:p>Amager Øst</text:p>
          </table:table-cell>
          <table:table-cell office:value-type="string">
            <text:p>1017160800000</text:p>
          </table:table-cell>
          <table:table-cell office:value-type="string">
            <text:p>Svend Dyrings Vej</text:p>
          </table:table-cell>
          <table:table-cell office:value-type="float" office:value="115">
            <text:p>115</text:p>
          </table:table-cell>
          <table:table-cell office:value-type="float" office:value="127">
            <text:p>127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243">
            <text:p>4243</text:p>
          </table:table-cell>
          <table:table-cell office:value-type="string">
            <text:p>Vanløse</text:p>
          </table:table-cell>
          <table:table-cell office:value-type="string">
            <text:p>1013220000000</text:p>
          </table:table-cell>
          <table:table-cell office:value-type="string">
            <text:p>Højstrupvej</text:p>
          </table:table-cell>
          <table:table-cell office:value-type="float" office:value="0">
            <text:p>0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244">
            <text:p>4244</text:p>
          </table:table-cell>
          <table:table-cell office:value-type="string">
            <text:p>Bispebjerg</text:p>
          </table:table-cell>
          <table:table-cell office:value-type="string">
            <text:p>1016876000000</text:p>
          </table:table-cell>
          <table:table-cell office:value-type="string">
            <text:p>Stenkløvervej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245">
            <text:p>4245</text:p>
          </table:table-cell>
          <table:table-cell office:value-type="string">
            <text:p>Indre By</text:p>
          </table:table-cell>
          <table:table-cell office:value-type="string">
            <text:p>1016960000000</text:p>
          </table:table-cell>
          <table:table-cell office:value-type="string">
            <text:p>Store Strandstræde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46">
            <text:p>4246</text:p>
          </table:table-cell>
          <table:table-cell office:value-type="string">
            <text:p>Vanløse</text:p>
          </table:table-cell>
          <table:table-cell office:value-type="string">
            <text:p>1017304000000</text:p>
          </table:table-cell>
          <table:table-cell office:value-type="string">
            <text:p>Søndervigvej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247">
            <text:p>4247</text:p>
          </table:table-cell>
          <table:table-cell office:value-type="string">
            <text:p>Bispebjerg</text:p>
          </table:table-cell>
          <table:table-cell office:value-type="string">
            <text:p>101447602A000</text:p>
          </table:table-cell>
          <table:table-cell office:value-type="string">
            <text:p>Lyngbyvej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250">
            <text:p>4250</text:p>
          </table:table-cell>
          <table:table-cell office:value-type="string">
            <text:p>Indre By</text:p>
          </table:table-cell>
          <table:table-cell office:value-type="string">
            <text:p>1011288000000</text:p>
          </table:table-cell>
          <table:table-cell office:value-type="string">
            <text:p>Delfingade</text:p>
          </table:table-cell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51">
            <text:p>4251</text:p>
          </table:table-cell>
          <table:table-cell office:value-type="string">
            <text:p>Vesterbro-Kongens Enghave</text:p>
          </table:table-cell>
          <table:table-cell office:value-type="string">
            <text:p>1010404000000</text:p>
          </table:table-cell>
          <table:table-cell office:value-type="string">
            <text:p>Bavnehøj Allé</text:p>
          </table:table-cell>
          <table:table-cell office:value-type="float" office:value="0">
            <text:p>0</text:p>
          </table:table-cell>
          <table:table-cell office:value-type="float" office:value="392">
            <text:p>39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662">
            <text:p>4662</text:p>
          </table:table-cell>
          <table:table-cell office:value-type="string">
            <text:p>Bispebjerg</text:p>
          </table:table-cell>
          <table:table-cell office:value-type="string">
            <text:p>1016052030000</text:p>
          </table:table-cell>
          <table:table-cell office:value-type="string">
            <text:p>Ryparken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663">
            <text:p>4663</text:p>
          </table:table-cell>
          <table:table-cell office:value-type="string">
            <text:p>Amager Vest</text:p>
          </table:table-cell>
          <table:table-cell office:value-type="string">
            <text:p>1011772000000</text:p>
          </table:table-cell>
          <table:table-cell office:value-type="string">
            <text:p>Finlandsgade</text:p>
          </table:table-cell>
          <table:table-cell office:value-type="float" office:value="0">
            <text:p>0</text:p>
          </table:table-cell>
          <table:table-cell office:value-type="float" office:value="334">
            <text:p>33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65">
            <text:p>4665</text:p>
          </table:table-cell>
          <table:table-cell office:value-type="string">
            <text:p>Valby</text:p>
          </table:table-cell>
          <table:table-cell office:value-type="string">
            <text:p>1012764000000</text:p>
          </table:table-cell>
          <table:table-cell office:value-type="string">
            <text:p>Heldbovej</text:p>
          </table:table-cell>
          <table:table-cell office:value-type="float" office:value="0">
            <text:p>0</text:p>
          </table:table-cell>
          <table:table-cell office:value-type="float" office:value="364">
            <text:p>36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55">
            <text:p>4255</text:p>
          </table:table-cell>
          <table:table-cell office:value-type="string">
            <text:p>Amager Vest</text:p>
          </table:table-cell>
          <table:table-cell office:value-type="string">
            <text:p>1012536000000</text:p>
          </table:table-cell>
          <table:table-cell office:value-type="string">
            <text:p>Hallandsgade</text:p>
          </table:table-cell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52">
            <text:p>4252</text:p>
          </table:table-cell>
          <table:table-cell office:value-type="string">
            <text:p>Valby</text:p>
          </table:table-cell>
          <table:table-cell office:value-type="string">
            <text:p>1013872000000</text:p>
          </table:table-cell>
          <table:table-cell office:value-type="string">
            <text:p>Kongshaven</text:p>
          </table:table-cell>
          <table:table-cell office:value-type="float" office:value="0">
            <text:p>0</text:p>
          </table:table-cell>
          <table:table-cell office:value-type="float" office:value="871">
            <text:p>87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37">
            <text:p>4537</text:p>
          </table:table-cell>
          <table:table-cell office:value-type="string">
            <text:p>Vanløse</text:p>
          </table:table-cell>
          <table:table-cell office:value-type="string">
            <text:p>1013464000000</text:p>
          </table:table-cell>
          <table:table-cell office:value-type="string">
            <text:p>Jyllingevej</text:p>
          </table:table-cell>
          <table:table-cell office:value-type="float" office:value="0">
            <text:p>0</text:p>
          </table:table-cell>
          <table:table-cell office:value-type="float" office:value="963">
            <text:p>96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38">
            <text:p>4538</text:p>
          </table:table-cell>
          <table:table-cell office:value-type="string">
            <text:p>Amager Vest</text:p>
          </table:table-cell>
          <table:table-cell office:value-type="string">
            <text:p>1012224000000</text:p>
          </table:table-cell>
          <table:table-cell office:value-type="string">
            <text:p>Gladiolusvej</text:p>
          </table:table-cell>
          <table:table-cell office:value-type="float" office:value="0">
            <text:p>0</text:p>
          </table:table-cell>
          <table:table-cell office:value-type="float" office:value="278">
            <text:p>27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39">
            <text:p>4539</text:p>
          </table:table-cell>
          <table:table-cell office:value-type="string">
            <text:p>Vesterbro-Kongens Enghave</text:p>
          </table:table-cell>
          <table:table-cell office:value-type="string">
            <text:p>1015240030000</text:p>
          </table:table-cell>
          <table:table-cell office:value-type="string">
            <text:p>Oehlenschlægersgade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40">
            <text:p>4540</text:p>
          </table:table-cell>
          <table:table-cell office:value-type="string">
            <text:p>Østerbro</text:p>
          </table:table-cell>
          <table:table-cell office:value-type="string">
            <text:p>1017123000000</text:p>
          </table:table-cell>
          <table:table-cell office:value-type="string">
            <text:p>Sundkrogen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41">
            <text:p>4541</text:p>
          </table:table-cell>
          <table:table-cell office:value-type="string">
            <text:p>Bispebjerg</text:p>
          </table:table-cell>
          <table:table-cell office:value-type="string">
            <text:p>1014900000000</text:p>
          </table:table-cell>
          <table:table-cell office:value-type="string">
            <text:p>Møllerlodden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542">
            <text:p>4542</text:p>
          </table:table-cell>
          <table:table-cell office:value-type="string">
            <text:p>Bispebjerg</text:p>
          </table:table-cell>
          <table:table-cell office:value-type="string">
            <text:p>1010636000000</text:p>
          </table:table-cell>
          <table:table-cell office:value-type="string">
            <text:p>Blåmejsevej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080">
            <text:p>4080</text:p>
          </table:table-cell>
          <table:table-cell office:value-type="string">
            <text:p>Amager Øst</text:p>
          </table:table-cell>
          <table:table-cell office:value-type="string">
            <text:p>1017024000000</text:p>
          </table:table-cell>
          <table:table-cell office:value-type="string">
            <text:p>Strickersvej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53">
            <text:p>4253</text:p>
          </table:table-cell>
          <table:table-cell office:value-type="string">
            <text:p>Nørrebro</text:p>
          </table:table-cell>
          <table:table-cell office:value-type="string">
            <text:p>1014892000000</text:p>
          </table:table-cell>
          <table:table-cell office:value-type="string">
            <text:p>Møllegade</text:p>
          </table:table-cell>
          <table:table-cell office:value-type="float" office:value="0">
            <text:p>0</text:p>
          </table:table-cell>
          <table:table-cell office:value-type="float" office:value="585">
            <text:p>58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44">
            <text:p>4544</text:p>
          </table:table-cell>
          <table:table-cell office:value-type="string">
            <text:p>Nørrebro</text:p>
          </table:table-cell>
          <table:table-cell office:value-type="string">
            <text:p>1015692000000</text:p>
          </table:table-cell>
          <table:table-cell office:value-type="string">
            <text:p>Ragnhildgade</text:p>
          </table:table-cell>
          <table:table-cell office:value-type="float" office:value="0">
            <text:p>0</text:p>
          </table:table-cell>
          <table:table-cell office:value-type="float" office:value="298">
            <text:p>29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45">
            <text:p>4545</text:p>
          </table:table-cell>
          <table:table-cell office:value-type="string">
            <text:p>Brønshøj-Husum</text:p>
          </table:table-cell>
          <table:table-cell office:value-type="string">
            <text:p>1017372020000</text:p>
          </table:table-cell>
          <table:table-cell office:value-type="string">
            <text:p>Tersløsevej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546">
            <text:p>4546</text:p>
          </table:table-cell>
          <table:table-cell office:value-type="string">
            <text:p>Bispebjerg</text:p>
          </table:table-cell>
          <table:table-cell office:value-type="string">
            <text:p>1011524000000</text:p>
          </table:table-cell>
          <table:table-cell office:value-type="string">
            <text:p>Emdrup Engvej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548">
            <text:p>4548</text:p>
          </table:table-cell>
          <table:table-cell office:value-type="string">
            <text:p>Indre By</text:p>
          </table:table-cell>
          <table:table-cell office:value-type="string">
            <text:p>1011044000000</text:p>
          </table:table-cell>
          <table:table-cell office:value-type="string">
            <text:p>Børsgade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49">
            <text:p>4549</text:p>
          </table:table-cell>
          <table:table-cell office:value-type="string">
            <text:p>Østerbro</text:p>
          </table:table-cell>
          <table:table-cell office:value-type="string">
            <text:p>1016542000000</text:p>
          </table:table-cell>
          <table:table-cell office:value-type="string">
            <text:p>Skudehavnsvej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51">
            <text:p>4551</text:p>
          </table:table-cell>
          <table:table-cell office:value-type="string">
            <text:p>Valby</text:p>
          </table:table-cell>
          <table:table-cell office:value-type="string">
            <text:p>1012180000000</text:p>
          </table:table-cell>
          <table:table-cell office:value-type="string">
            <text:p>Gerdasgade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55">
            <text:p>4655</text:p>
          </table:table-cell>
          <table:table-cell office:value-type="string">
            <text:p>Østerbro</text:p>
          </table:table-cell>
          <table:table-cell office:value-type="string">
            <text:p>1014147000000</text:p>
          </table:table-cell>
          <table:table-cell office:value-type="string">
            <text:p>Langeliniekaj</text:p>
          </table:table-cell>
          <table:table-cell office:value-type="float" office:value="0">
            <text:p>0</text:p>
          </table:table-cell>
          <table:table-cell office:value-type="float" office:value="894">
            <text:p>89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57">
            <text:p>4657</text:p>
          </table:table-cell>
          <table:table-cell office:value-type="string">
            <text:p>Østerbro</text:p>
          </table:table-cell>
          <table:table-cell office:value-type="string">
            <text:p>1017996000000</text:p>
          </table:table-cell>
          <table:table-cell office:value-type="string">
            <text:p>Vardegade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58">
            <text:p>4658</text:p>
          </table:table-cell>
          <table:table-cell office:value-type="string">
            <text:p>Valby</text:p>
          </table:table-cell>
          <table:table-cell office:value-type="string">
            <text:p>1015728000000</text:p>
          </table:table-cell>
          <table:table-cell office:value-type="string">
            <text:p>Rasmus Rasks Vej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59">
            <text:p>4659</text:p>
          </table:table-cell>
          <table:table-cell office:value-type="string">
            <text:p>Brønshøj-Husum</text:p>
          </table:table-cell>
          <table:table-cell office:value-type="string">
            <text:p>1012890010000</text:p>
          </table:table-cell>
          <table:table-cell office:value-type="string">
            <text:p>Hillerødmotorvejen</text:p>
          </table:table-cell>
          <table:table-cell office:value-type="float" office:value="4660">
            <text:p>4660</text:p>
          </table:table-cell>
          <table:table-cell office:value-type="float" office:value="5096">
            <text:p>5096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60">
            <text:p>4660</text:p>
          </table:table-cell>
          <table:table-cell office:value-type="string">
            <text:p>Indre By</text:p>
          </table:table-cell>
          <table:table-cell office:value-type="string">
            <text:p>1018240000000</text:p>
          </table:table-cell>
          <table:table-cell office:value-type="string">
            <text:p>Vester Søgade</text:p>
          </table:table-cell>
          <table:table-cell office:value-type="float" office:value="0">
            <text:p>0</text:p>
          </table:table-cell>
          <table:table-cell office:value-type="float" office:value="758">
            <text:p>75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66">
            <text:p>4666</text:p>
          </table:table-cell>
          <table:table-cell office:value-type="string">
            <text:p>Østerbro</text:p>
          </table:table-cell>
          <table:table-cell office:value-type="string">
            <text:p>1011472000000</text:p>
          </table:table-cell>
          <table:table-cell office:value-type="string">
            <text:p>Ehlersvej</text:p>
          </table:table-cell>
          <table:table-cell office:value-type="float" office:value="0">
            <text:p>0</text:p>
          </table:table-cell>
          <table:table-cell office:value-type="float" office:value="460">
            <text:p>46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667">
            <text:p>4667</text:p>
          </table:table-cell>
          <table:table-cell office:value-type="string">
            <text:p>Amager Vest</text:p>
          </table:table-cell>
          <table:table-cell office:value-type="string">
            <text:p>1017196000000</text:p>
          </table:table-cell>
          <table:table-cell office:value-type="string">
            <text:p>Svinget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68">
            <text:p>4668</text:p>
          </table:table-cell>
          <table:table-cell office:value-type="string">
            <text:p>Indre By</text:p>
          </table:table-cell>
          <table:table-cell office:value-type="string">
            <text:p>1011162000000</text:p>
          </table:table-cell>
          <table:table-cell office:value-type="string">
            <text:p>Churchillparken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70">
            <text:p>4570</text:p>
          </table:table-cell>
          <table:table-cell office:value-type="string">
            <text:p>Amager Vest</text:p>
          </table:table-cell>
          <table:table-cell office:value-type="string">
            <text:p>1010712000000</text:p>
          </table:table-cell>
          <table:table-cell office:value-type="string">
            <text:p>Borgerbo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50">
            <text:p>4050</text:p>
          </table:table-cell>
          <table:table-cell office:value-type="string">
            <text:p>Vesterbro-Kongens Enghave</text:p>
          </table:table-cell>
          <table:table-cell office:value-type="string">
            <text:p>1015816000000</text:p>
          </table:table-cell>
          <table:table-cell office:value-type="string">
            <text:p>Reventlowsgade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51">
            <text:p>4051</text:p>
          </table:table-cell>
          <table:table-cell office:value-type="string">
            <text:p>Vesterbro-Kongens Enghave</text:p>
          </table:table-cell>
          <table:table-cell office:value-type="string">
            <text:p>101254433B000</text:p>
          </table:table-cell>
          <table:table-cell office:value-type="string">
            <text:p>Halmtorvet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52">
            <text:p>4052</text:p>
          </table:table-cell>
          <table:table-cell office:value-type="string">
            <text:p>Østerbro</text:p>
          </table:table-cell>
          <table:table-cell office:value-type="string">
            <text:p>1015648010000</text:p>
          </table:table-cell>
          <table:table-cell office:value-type="string">
            <text:p>Præstøgade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53">
            <text:p>4053</text:p>
          </table:table-cell>
          <table:table-cell office:value-type="string">
            <text:p>Indre By</text:p>
          </table:table-cell>
          <table:table-cell office:value-type="string">
            <text:p>1017100000000</text:p>
          </table:table-cell>
          <table:table-cell office:value-type="string">
            <text:p>Suhmsgade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55">
            <text:p>4055</text:p>
          </table:table-cell>
          <table:table-cell office:value-type="string">
            <text:p>Bispebjerg</text:p>
          </table:table-cell>
          <table:table-cell office:value-type="string">
            <text:p>1013036000000</text:p>
          </table:table-cell>
          <table:table-cell office:value-type="string">
            <text:p>Horserødvej</text:p>
          </table:table-cell>
          <table:table-cell office:value-type="float" office:value="0">
            <text:p>0</text:p>
          </table:table-cell>
          <table:table-cell office:value-type="float" office:value="308">
            <text:p>30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57">
            <text:p>4057</text:p>
          </table:table-cell>
          <table:table-cell office:value-type="string">
            <text:p>Bispebjerg</text:p>
          </table:table-cell>
          <table:table-cell office:value-type="string">
            <text:p>1011716000000</text:p>
          </table:table-cell>
          <table:table-cell office:value-type="string">
            <text:p>Falkevej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59">
            <text:p>4059</text:p>
          </table:table-cell>
          <table:table-cell office:value-type="string">
            <text:p>Vanløse</text:p>
          </table:table-cell>
          <table:table-cell office:value-type="string">
            <text:p>1012936000000</text:p>
          </table:table-cell>
          <table:table-cell office:value-type="string">
            <text:p>Hjertingvej</text:p>
          </table:table-cell>
          <table:table-cell office:value-type="float" office:value="0">
            <text:p>0</text:p>
          </table:table-cell>
          <table:table-cell office:value-type="float" office:value="277">
            <text:p>27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61">
            <text:p>4061</text:p>
          </table:table-cell>
          <table:table-cell office:value-type="string">
            <text:p>Bispebjerg</text:p>
          </table:table-cell>
          <table:table-cell office:value-type="string">
            <text:p>1015972000000</text:p>
          </table:table-cell>
          <table:table-cell office:value-type="string">
            <text:p>Rosmarinvej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063">
            <text:p>4063</text:p>
          </table:table-cell>
          <table:table-cell office:value-type="string">
            <text:p>Vanløse</text:p>
          </table:table-cell>
          <table:table-cell office:value-type="string">
            <text:p>1012888000000</text:p>
          </table:table-cell>
          <table:table-cell office:value-type="string">
            <text:p>Hillerødgade</text:p>
          </table:table-cell>
          <table:table-cell office:value-type="float" office:value="0">
            <text:p>0</text:p>
          </table:table-cell>
          <table:table-cell office:value-type="float" office:value="381">
            <text:p>38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65">
            <text:p>4065</text:p>
          </table:table-cell>
          <table:table-cell office:value-type="string">
            <text:p>Vanløse</text:p>
          </table:table-cell>
          <table:table-cell office:value-type="string">
            <text:p>1011464000000</text:p>
          </table:table-cell>
          <table:table-cell office:value-type="string">
            <text:p>Egholmvej</text:p>
          </table:table-cell>
          <table:table-cell office:value-type="float" office:value="0">
            <text:p>0</text:p>
          </table:table-cell>
          <table:table-cell office:value-type="float" office:value="867">
            <text:p>86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54">
            <text:p>4254</text:p>
          </table:table-cell>
          <table:table-cell office:value-type="string">
            <text:p>Vesterbro-Kongens Enghave</text:p>
          </table:table-cell>
          <table:table-cell office:value-type="string">
            <text:p>1013812000000</text:p>
          </table:table-cell>
          <table:table-cell office:value-type="string">
            <text:p>Knud Lavards Gade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56">
            <text:p>4256</text:p>
          </table:table-cell>
          <table:table-cell office:value-type="string">
            <text:p>Amager Øst</text:p>
          </table:table-cell>
          <table:table-cell office:value-type="string">
            <text:p>1015708030000</text:p>
          </table:table-cell>
          <table:table-cell office:value-type="string">
            <text:p>Ramundsvej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57">
            <text:p>4257</text:p>
          </table:table-cell>
          <table:table-cell office:value-type="string">
            <text:p>Valby</text:p>
          </table:table-cell>
          <table:table-cell office:value-type="string">
            <text:p>1011408000000</text:p>
          </table:table-cell>
          <table:table-cell office:value-type="string">
            <text:p>Dæmningen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258">
            <text:p>4258</text:p>
          </table:table-cell>
          <table:table-cell office:value-type="string">
            <text:p>Amager Øst</text:p>
          </table:table-cell>
          <table:table-cell office:value-type="string">
            <text:p>1015396010000</text:p>
          </table:table-cell>
          <table:table-cell office:value-type="string">
            <text:p>Pallesvej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60">
            <text:p>4260</text:p>
          </table:table-cell>
          <table:table-cell office:value-type="string">
            <text:p>Vanløse</text:p>
          </table:table-cell>
          <table:table-cell office:value-type="string">
            <text:p>1012160320000</text:p>
          </table:table-cell>
          <table:table-cell office:value-type="string">
            <text:p>Genforeningspladsen</text:p>
          </table:table-cell>
          <table:table-cell office:value-type="float" office:value="0">
            <text:p>0</text:p>
          </table:table-cell>
          <table:table-cell office:value-type="float" office:value="449">
            <text:p>44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61">
            <text:p>4261</text:p>
          </table:table-cell>
          <table:table-cell office:value-type="string">
            <text:p>Amager Vest</text:p>
          </table:table-cell>
          <table:table-cell office:value-type="string">
            <text:p>1015046000000</text:p>
          </table:table-cell>
          <table:table-cell office:value-type="string">
            <text:p>Nordre Kongelundsvej</text:p>
          </table:table-cell>
          <table:table-cell office:value-type="float" office:value="0">
            <text:p>0</text:p>
          </table:table-cell>
          <table:table-cell office:value-type="float" office:value="279">
            <text:p>27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75">
            <text:p>4775</text:p>
          </table:table-cell>
          <table:table-cell office:value-type="string">
            <text:p>Indre By</text:p>
          </table:table-cell>
          <table:table-cell office:value-type="string">
            <text:p>1014024320000</text:p>
          </table:table-cell>
          <table:table-cell office:value-type="string">
            <text:p>Kultorvet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62">
            <text:p>4262</text:p>
          </table:table-cell>
          <table:table-cell office:value-type="string">
            <text:p>Valby</text:p>
          </table:table-cell>
          <table:table-cell office:value-type="string">
            <text:p>1015092000000</text:p>
          </table:table-cell>
          <table:table-cell office:value-type="string">
            <text:p>Nybovej</text:p>
          </table:table-cell>
          <table:table-cell office:value-type="float" office:value="0">
            <text:p>0</text:p>
          </table:table-cell>
          <table:table-cell office:value-type="float" office:value="313">
            <text:p>31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263">
            <text:p>4263</text:p>
          </table:table-cell>
          <table:table-cell office:value-type="string">
            <text:p>Vesterbro-Kongens Enghave</text:p>
          </table:table-cell>
          <table:table-cell office:value-type="string">
            <text:p>1016412030000</text:p>
          </table:table-cell>
          <table:table-cell office:value-type="string">
            <text:p>Sjælør Boulevard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66">
            <text:p>4266</text:p>
          </table:table-cell>
          <table:table-cell office:value-type="string">
            <text:p>Vesterbro-Kongens Enghave</text:p>
          </table:table-cell>
          <table:table-cell office:value-type="string">
            <text:p>1017020000000</text:p>
          </table:table-cell>
          <table:table-cell office:value-type="string">
            <text:p>Straussvej</text:p>
          </table:table-cell>
          <table:table-cell office:value-type="float" office:value="0">
            <text:p>0</text:p>
          </table:table-cell>
          <table:table-cell office:value-type="float" office:value="279">
            <text:p>27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68">
            <text:p>4268</text:p>
          </table:table-cell>
          <table:table-cell office:value-type="string">
            <text:p>Vesterbro-Kongens Enghave</text:p>
          </table:table-cell>
          <table:table-cell office:value-type="string">
            <text:p>1010090000000</text:p>
          </table:table-cell>
          <table:table-cell office:value-type="string">
            <text:p>Alliancevej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69">
            <text:p>4269</text:p>
          </table:table-cell>
          <table:table-cell office:value-type="string">
            <text:p>Bispebjerg</text:p>
          </table:table-cell>
          <table:table-cell office:value-type="string">
            <text:p>1013328000000</text:p>
          </table:table-cell>
          <table:table-cell office:value-type="string">
            <text:p>Jacob Lindbergs Vej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270">
            <text:p>4270</text:p>
          </table:table-cell>
          <table:table-cell office:value-type="string">
            <text:p>Bispebjerg</text:p>
          </table:table-cell>
          <table:table-cell office:value-type="string">
            <text:p>1010796000000</text:p>
          </table:table-cell>
          <table:table-cell office:value-type="string">
            <text:p>C. J. Brandts Vej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71">
            <text:p>4271</text:p>
          </table:table-cell>
          <table:table-cell office:value-type="string">
            <text:p>Bispebjerg</text:p>
          </table:table-cell>
          <table:table-cell office:value-type="string">
            <text:p>1015260000000</text:p>
          </table:table-cell>
          <table:table-cell office:value-type="string">
            <text:p>Oldfuxvej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72">
            <text:p>4272</text:p>
          </table:table-cell>
          <table:table-cell office:value-type="string">
            <text:p>Vesterbro-Kongens Enghave</text:p>
          </table:table-cell>
          <table:table-cell office:value-type="string">
            <text:p>1012096010000</text:p>
          </table:table-cell>
          <table:table-cell office:value-type="string">
            <text:p>Gammel Kongevej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52">
            <text:p>4552</text:p>
          </table:table-cell>
          <table:table-cell office:value-type="string">
            <text:p>Amager Øst</text:p>
          </table:table-cell>
          <table:table-cell office:value-type="string">
            <text:p>1015836000000</text:p>
          </table:table-cell>
          <table:table-cell office:value-type="string">
            <text:p>Ridder Stigs Vej</text:p>
          </table:table-cell>
          <table:table-cell office:value-type="float" office:value="33">
            <text:p>33</text:p>
          </table:table-cell>
          <table:table-cell office:value-type="float" office:value="343">
            <text:p>34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53">
            <text:p>4553</text:p>
          </table:table-cell>
          <table:table-cell office:value-type="string">
            <text:p>Vesterbro-Kongens Enghave</text:p>
          </table:table-cell>
          <table:table-cell office:value-type="string">
            <text:p>1015664020000</text:p>
          </table:table-cell>
          <table:table-cell office:value-type="string">
            <text:p>Thomas Koppels Allé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554">
            <text:p>4554</text:p>
          </table:table-cell>
          <table:table-cell office:value-type="string">
            <text:p>Amager Vest</text:p>
          </table:table-cell>
          <table:table-cell office:value-type="string">
            <text:p>1014096000000</text:p>
          </table:table-cell>
          <table:table-cell office:value-type="string">
            <text:p>Landehjælpvej</text:p>
          </table:table-cell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55">
            <text:p>4555</text:p>
          </table:table-cell>
          <table:table-cell office:value-type="string">
            <text:p>Amager Vest</text:p>
          </table:table-cell>
          <table:table-cell office:value-type="string">
            <text:p>1010288000000</text:p>
          </table:table-cell>
          <table:table-cell office:value-type="string">
            <text:p>Axel Heides Gade</text:p>
          </table:table-cell>
          <table:table-cell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56">
            <text:p>4556</text:p>
          </table:table-cell>
          <table:table-cell office:value-type="string">
            <text:p>Indre By</text:p>
          </table:table-cell>
          <table:table-cell office:value-type="string">
            <text:p>1013956000000</text:p>
          </table:table-cell>
          <table:table-cell office:value-type="string">
            <text:p>Kristen Bernikows Gade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58">
            <text:p>4558</text:p>
          </table:table-cell>
          <table:table-cell office:value-type="string">
            <text:p>Amager Øst</text:p>
          </table:table-cell>
          <table:table-cell office:value-type="string">
            <text:p>1015072000000</text:p>
          </table:table-cell>
          <table:table-cell office:value-type="string">
            <text:p>Normandigade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59">
            <text:p>4559</text:p>
          </table:table-cell>
          <table:table-cell office:value-type="string">
            <text:p>Nørrebro</text:p>
          </table:table-cell>
          <table:table-cell office:value-type="string">
            <text:p>1010760000000</text:p>
          </table:table-cell>
          <table:table-cell office:value-type="string">
            <text:p>Borups Allé</text:p>
          </table:table-cell>
          <table:table-cell office:value-type="float" office:value="0">
            <text:p>0</text:p>
          </table:table-cell>
          <table:table-cell office:value-type="float" office:value="623">
            <text:p>62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60">
            <text:p>4560</text:p>
          </table:table-cell>
          <table:table-cell office:value-type="string">
            <text:p>Indre By</text:p>
          </table:table-cell>
          <table:table-cell office:value-type="string">
            <text:p>1011056000000</text:p>
          </table:table-cell>
          <table:table-cell office:value-type="string">
            <text:p>Bådsmandsstræde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61">
            <text:p>4561</text:p>
          </table:table-cell>
          <table:table-cell office:value-type="string">
            <text:p>Østerbro</text:p>
          </table:table-cell>
          <table:table-cell office:value-type="string">
            <text:p>1015752000000</text:p>
          </table:table-cell>
          <table:table-cell office:value-type="string">
            <text:p>Rebekkavej</text:p>
          </table:table-cell>
          <table:table-cell office:value-type="float" office:value="0">
            <text:p>0</text:p>
          </table:table-cell>
          <table:table-cell office:value-type="float" office:value="399">
            <text:p>39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62">
            <text:p>4562</text:p>
          </table:table-cell>
          <table:table-cell office:value-type="string">
            <text:p>Vanløse</text:p>
          </table:table-cell>
          <table:table-cell office:value-type="string">
            <text:p>1015712000000</text:p>
          </table:table-cell>
          <table:table-cell office:value-type="string">
            <text:p>Randbølvej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64">
            <text:p>4564</text:p>
          </table:table-cell>
          <table:table-cell office:value-type="string">
            <text:p>Nørrebro</text:p>
          </table:table-cell>
          <table:table-cell office:value-type="string">
            <text:p>1017272000000</text:p>
          </table:table-cell>
          <table:table-cell office:value-type="string">
            <text:p>Søllerødgade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65">
            <text:p>4565</text:p>
          </table:table-cell>
          <table:table-cell office:value-type="string">
            <text:p>Amager Øst</text:p>
          </table:table-cell>
          <table:table-cell office:value-type="string">
            <text:p>1012288010000</text:p>
          </table:table-cell>
          <table:table-cell office:value-type="string">
            <text:p>Greisvej</text:p>
          </table:table-cell>
          <table:table-cell office:value-type="float" office:value="0">
            <text:p>0</text:p>
          </table:table-cell>
          <table:table-cell office:value-type="float" office:value="327">
            <text:p>32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566">
            <text:p>4566</text:p>
          </table:table-cell>
          <table:table-cell office:value-type="string">
            <text:p>Nørrebro</text:p>
          </table:table-cell>
          <table:table-cell office:value-type="string">
            <text:p>1014790000000</text:p>
          </table:table-cell>
          <table:table-cell office:value-type="string">
            <text:p>Mjølnerparken</text:p>
          </table:table-cell>
          <table:table-cell office:value-type="float" office:value="0">
            <text:p>0</text:p>
          </table:table-cell>
          <table:table-cell office:value-type="float" office:value="469">
            <text:p>46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567">
            <text:p>4567</text:p>
          </table:table-cell>
          <table:table-cell office:value-type="string">
            <text:p>Bispebjerg</text:p>
          </table:table-cell>
          <table:table-cell office:value-type="string">
            <text:p>1014056000000</text:p>
          </table:table-cell>
          <table:table-cell office:value-type="string">
            <text:p>Kæmnervej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4711">
            <text:p>4711</text:p>
          </table:table-cell>
          <table:table-cell office:value-type="string">
            <text:p>Brønshøj-Husum</text:p>
          </table:table-cell>
          <table:table-cell office:value-type="string">
            <text:p>1016884000000</text:p>
          </table:table-cell>
          <table:table-cell office:value-type="string">
            <text:p>Stenlillevej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12">
            <text:p>4712</text:p>
          </table:table-cell>
          <table:table-cell office:value-type="string">
            <text:p>Østerbro</text:p>
          </table:table-cell>
          <table:table-cell office:value-type="string">
            <text:p>1010784000000</text:p>
          </table:table-cell>
          <table:table-cell office:value-type="string">
            <text:p>Brammingegade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13">
            <text:p>4713</text:p>
          </table:table-cell>
          <table:table-cell office:value-type="string">
            <text:p>Indre By</text:p>
          </table:table-cell>
          <table:table-cell office:value-type="string">
            <text:p>1014138000000</text:p>
          </table:table-cell>
          <table:table-cell office:value-type="string">
            <text:p>Langebro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14">
            <text:p>4714</text:p>
          </table:table-cell>
          <table:table-cell office:value-type="string">
            <text:p>Bispebjerg</text:p>
          </table:table-cell>
          <table:table-cell office:value-type="string">
            <text:p>1014908800000</text:p>
          </table:table-cell>
          <table:table-cell office:value-type="string">
            <text:p>Møntmestervej</text:p>
          </table:table-cell>
          <table:table-cell office:value-type="float" office:value="352">
            <text:p>352</text:p>
          </table:table-cell>
          <table:table-cell office:value-type="float" office:value="566">
            <text:p>56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15">
            <text:p>4715</text:p>
          </table:table-cell>
          <table:table-cell office:value-type="string">
            <text:p>Amager Øst</text:p>
          </table:table-cell>
          <table:table-cell office:value-type="string">
            <text:p>1011620050000</text:p>
          </table:table-cell>
          <table:table-cell office:value-type="string">
            <text:p>Engvej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83">
            <text:p>4083</text:p>
          </table:table-cell>
          <table:table-cell office:value-type="string">
            <text:p>Amager Øst</text:p>
          </table:table-cell>
          <table:table-cell office:value-type="string">
            <text:p>1018176010000</text:p>
          </table:table-cell>
          <table:table-cell office:value-type="string">
            <text:p>Vermlandsgade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16">
            <text:p>4716</text:p>
          </table:table-cell>
          <table:table-cell office:value-type="string">
            <text:p>Valby</text:p>
          </table:table-cell>
          <table:table-cell office:value-type="string">
            <text:p>1011816000000</text:p>
          </table:table-cell>
          <table:table-cell office:value-type="string">
            <text:p>Flidsagervej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18">
            <text:p>4718</text:p>
          </table:table-cell>
          <table:table-cell office:value-type="string">
            <text:p>Vesterbro-Kongens Enghave</text:p>
          </table:table-cell>
          <table:table-cell office:value-type="string">
            <text:p>1012136000000</text:p>
          </table:table-cell>
          <table:table-cell office:value-type="string">
            <text:p>Gasværksvej</text:p>
          </table:table-cell>
          <table:table-cell office:value-type="float" office:value="0">
            <text:p>0</text:p>
          </table:table-cell>
          <table:table-cell office:value-type="float" office:value="372">
            <text:p>3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19">
            <text:p>4719</text:p>
          </table:table-cell>
          <table:table-cell office:value-type="string">
            <text:p>Valby</text:p>
          </table:table-cell>
          <table:table-cell office:value-type="string">
            <text:p>1018352000000</text:p>
          </table:table-cell>
          <table:table-cell office:value-type="string">
            <text:p>Vilhelm Topsøes Vej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22">
            <text:p>4722</text:p>
          </table:table-cell>
          <table:table-cell office:value-type="string">
            <text:p>Amager Øst</text:p>
          </table:table-cell>
          <table:table-cell office:value-type="string">
            <text:p>1017376000000</text:p>
          </table:table-cell>
          <table:table-cell office:value-type="string">
            <text:p>Theisvej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26">
            <text:p>4726</text:p>
          </table:table-cell>
          <table:table-cell office:value-type="string">
            <text:p>Vanløse</text:p>
          </table:table-cell>
          <table:table-cell office:value-type="string">
            <text:p>1017736000000</text:p>
          </table:table-cell>
          <table:table-cell office:value-type="string">
            <text:p>Tyborøn Allé</text:p>
          </table:table-cell>
          <table:table-cell office:value-type="float" office:value="0">
            <text:p>0</text:p>
          </table:table-cell>
          <table:table-cell office:value-type="float" office:value="603">
            <text:p>60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23">
            <text:p>4723</text:p>
          </table:table-cell>
          <table:table-cell office:value-type="string">
            <text:p>Indre By</text:p>
          </table:table-cell>
          <table:table-cell office:value-type="string">
            <text:p>1013546000000</text:p>
          </table:table-cell>
          <table:table-cell office:value-type="string">
            <text:p>Kanonbådsvej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24">
            <text:p>4724</text:p>
          </table:table-cell>
          <table:table-cell office:value-type="string">
            <text:p>Amager Øst</text:p>
          </table:table-cell>
          <table:table-cell office:value-type="string">
            <text:p>1018072000000</text:p>
          </table:table-cell>
          <table:table-cell office:value-type="string">
            <text:p>Ved Kløvermarken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27">
            <text:p>4727</text:p>
          </table:table-cell>
          <table:table-cell office:value-type="string">
            <text:p>Indre By</text:p>
          </table:table-cell>
          <table:table-cell office:value-type="string">
            <text:p>1014682000000</text:p>
          </table:table-cell>
          <table:table-cell office:value-type="string">
            <text:p>Masteskursvej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66">
            <text:p>4066</text:p>
          </table:table-cell>
          <table:table-cell office:value-type="string">
            <text:p>Bispebjerg</text:p>
          </table:table-cell>
          <table:table-cell office:value-type="string">
            <text:p>1011328000000</text:p>
          </table:table-cell>
          <table:table-cell office:value-type="string">
            <text:p>Drejervej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68">
            <text:p>4068</text:p>
          </table:table-cell>
          <table:table-cell office:value-type="string">
            <text:p>Vesterbro-Kongens Enghave</text:p>
          </table:table-cell>
          <table:table-cell office:value-type="string">
            <text:p>1018204020000</text:p>
          </table:table-cell>
          <table:table-cell office:value-type="string">
            <text:p>Vesterbrogade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70">
            <text:p>4070</text:p>
          </table:table-cell>
          <table:table-cell office:value-type="string">
            <text:p>Bispebjerg</text:p>
          </table:table-cell>
          <table:table-cell office:value-type="string">
            <text:p>1017684040000</text:p>
          </table:table-cell>
          <table:table-cell office:value-type="string">
            <text:p>Tuborgvej</text:p>
          </table:table-cell>
          <table:table-cell office:value-type="float" office:value="2109">
            <text:p>2109</text:p>
          </table:table-cell>
          <table:table-cell office:value-type="float" office:value="2195">
            <text:p>219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069">
            <text:p>4069</text:p>
          </table:table-cell>
          <table:table-cell office:value-type="string">
            <text:p>Indre By</text:p>
          </table:table-cell>
          <table:table-cell office:value-type="string">
            <text:p>1010912000000</text:p>
          </table:table-cell>
          <table:table-cell office:value-type="string">
            <text:p>Bryghusgade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72">
            <text:p>4072</text:p>
          </table:table-cell>
          <table:table-cell office:value-type="string">
            <text:p>Indre By</text:p>
          </table:table-cell>
          <table:table-cell office:value-type="string">
            <text:p>1015520000000</text:p>
          </table:table-cell>
          <table:table-cell office:value-type="string">
            <text:p>Pilestræde</text:p>
          </table:table-cell>
          <table:table-cell office:value-type="float" office:value="0">
            <text:p>0</text:p>
          </table:table-cell>
          <table:table-cell office:value-type="float" office:value="460">
            <text:p>46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73">
            <text:p>4073</text:p>
          </table:table-cell>
          <table:table-cell office:value-type="string">
            <text:p>Vesterbro-Kongens Enghave</text:p>
          </table:table-cell>
          <table:table-cell office:value-type="string">
            <text:p>1016322000000</text:p>
          </table:table-cell>
          <table:table-cell office:value-type="string">
            <text:p>Sejlklubvej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74">
            <text:p>4074</text:p>
          </table:table-cell>
          <table:table-cell office:value-type="string">
            <text:p>Indre By</text:p>
          </table:table-cell>
          <table:table-cell office:value-type="string">
            <text:p>1018116010000</text:p>
          </table:table-cell>
          <table:table-cell office:value-type="string">
            <text:p>Ved Volden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75">
            <text:p>4075</text:p>
          </table:table-cell>
          <table:table-cell office:value-type="string">
            <text:p>Brønshøj-Husum</text:p>
          </table:table-cell>
          <table:table-cell office:value-type="string">
            <text:p>1010208010000</text:p>
          </table:table-cell>
          <table:table-cell office:value-type="string">
            <text:p>Arildsgård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76">
            <text:p>4076</text:p>
          </table:table-cell>
          <table:table-cell office:value-type="string">
            <text:p>Nørrebro</text:p>
          </table:table-cell>
          <table:table-cell office:value-type="string">
            <text:p>1016864000000</text:p>
          </table:table-cell>
          <table:table-cell office:value-type="string">
            <text:p>Stengade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78">
            <text:p>4078</text:p>
          </table:table-cell>
          <table:table-cell office:value-type="string">
            <text:p>Brønshøj-Husum</text:p>
          </table:table-cell>
          <table:table-cell office:value-type="string">
            <text:p>1012572000000</text:p>
          </table:table-cell>
          <table:table-cell office:value-type="string">
            <text:p>Hampeland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79">
            <text:p>4079</text:p>
          </table:table-cell>
          <table:table-cell office:value-type="string">
            <text:p>Amager Øst</text:p>
          </table:table-cell>
          <table:table-cell office:value-type="string">
            <text:p>1010268000000</text:p>
          </table:table-cell>
          <table:table-cell office:value-type="string">
            <text:p>Athensvej</text:p>
          </table:table-cell>
          <table:table-cell office:value-type="float" office:value="0">
            <text:p>0</text:p>
          </table:table-cell>
          <table:table-cell office:value-type="float" office:value="374">
            <text:p>37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725">
            <text:p>4725</text:p>
          </table:table-cell>
          <table:table-cell office:value-type="string">
            <text:p>Brønshøj-Husum</text:p>
          </table:table-cell>
          <table:table-cell office:value-type="string">
            <text:p>1010100000000</text:p>
          </table:table-cell>
          <table:table-cell office:value-type="string">
            <text:p>Alstedvej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81">
            <text:p>4081</text:p>
          </table:table-cell>
          <table:table-cell office:value-type="string">
            <text:p>Valby</text:p>
          </table:table-cell>
          <table:table-cell office:value-type="string">
            <text:p>1010184000000</text:p>
          </table:table-cell>
          <table:table-cell office:value-type="string">
            <text:p>Ansgars Allé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82">
            <text:p>4082</text:p>
          </table:table-cell>
          <table:table-cell office:value-type="string">
            <text:p>Amager Øst</text:p>
          </table:table-cell>
          <table:table-cell office:value-type="string">
            <text:p>1016400000000</text:p>
          </table:table-cell>
          <table:table-cell office:value-type="string">
            <text:p>Sixtusvej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73">
            <text:p>4273</text:p>
          </table:table-cell>
          <table:table-cell office:value-type="string">
            <text:p>Valby</text:p>
          </table:table-cell>
          <table:table-cell office:value-type="string">
            <text:p>1018656000000</text:p>
          </table:table-cell>
          <table:table-cell office:value-type="string">
            <text:p>Åhaven</text:p>
          </table:table-cell>
          <table:table-cell office:value-type="float" office:value="0">
            <text:p>0</text:p>
          </table:table-cell>
          <table:table-cell office:value-type="float" office:value="376">
            <text:p>37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74">
            <text:p>4274</text:p>
          </table:table-cell>
          <table:table-cell office:value-type="string">
            <text:p>Nørrebro</text:p>
          </table:table-cell>
          <table:table-cell office:value-type="string">
            <text:p>1014012000000</text:p>
          </table:table-cell>
          <table:table-cell office:value-type="string">
            <text:p>Krügersgade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275">
            <text:p>4275</text:p>
          </table:table-cell>
          <table:table-cell office:value-type="string">
            <text:p>Indre By</text:p>
          </table:table-cell>
          <table:table-cell office:value-type="string">
            <text:p>1016948000000</text:p>
          </table:table-cell>
          <table:table-cell office:value-type="string">
            <text:p>Store Kongensgade</text:p>
          </table:table-cell>
          <table:table-cell office:value-type="float" office:value="0">
            <text:p>0</text:p>
          </table:table-cell>
          <table:table-cell office:value-type="float" office:value="1179">
            <text:p>117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76">
            <text:p>4276</text:p>
          </table:table-cell>
          <table:table-cell office:value-type="string">
            <text:p>Amager Vest</text:p>
          </table:table-cell>
          <table:table-cell office:value-type="string">
            <text:p>1012578000000</text:p>
          </table:table-cell>
          <table:table-cell office:value-type="string">
            <text:p>Hannemanns Allé</text:p>
          </table:table-cell>
          <table:table-cell office:value-type="float" office:value="0">
            <text:p>0</text:p>
          </table:table-cell>
          <table:table-cell office:value-type="float" office:value="692">
            <text:p>69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77">
            <text:p>4277</text:p>
          </table:table-cell>
          <table:table-cell office:value-type="string">
            <text:p>Vanløse</text:p>
          </table:table-cell>
          <table:table-cell office:value-type="string">
            <text:p>1015180310000</text:p>
          </table:table-cell>
          <table:table-cell office:value-type="string">
            <text:p>Nørager Plads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78">
            <text:p>4278</text:p>
          </table:table-cell>
          <table:table-cell office:value-type="string">
            <text:p>Bispebjerg</text:p>
          </table:table-cell>
          <table:table-cell office:value-type="string">
            <text:p>1012232000000</text:p>
          </table:table-cell>
          <table:table-cell office:value-type="string">
            <text:p>Glasvej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79">
            <text:p>4279</text:p>
          </table:table-cell>
          <table:table-cell office:value-type="string">
            <text:p>Brønshøj-Husum</text:p>
          </table:table-cell>
          <table:table-cell office:value-type="string">
            <text:p>1018328000000</text:p>
          </table:table-cell>
          <table:table-cell office:value-type="string">
            <text:p>Vikkevangen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280">
            <text:p>4280</text:p>
          </table:table-cell>
          <table:table-cell office:value-type="string">
            <text:p>Bispebjerg</text:p>
          </table:table-cell>
          <table:table-cell office:value-type="string">
            <text:p>1015764000000</text:p>
          </table:table-cell>
          <table:table-cell office:value-type="string">
            <text:p>Rebslagervej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81">
            <text:p>4281</text:p>
          </table:table-cell>
          <table:table-cell office:value-type="string">
            <text:p>Valby</text:p>
          </table:table-cell>
          <table:table-cell office:value-type="string">
            <text:p>1014072050000</text:p>
          </table:table-cell>
          <table:table-cell office:value-type="string">
            <text:p>Kærskiftevej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282">
            <text:p>4282</text:p>
          </table:table-cell>
          <table:table-cell office:value-type="string">
            <text:p>Brønshøj-Husum</text:p>
          </table:table-cell>
          <table:table-cell office:value-type="string">
            <text:p>1013744000000</text:p>
          </table:table-cell>
          <table:table-cell office:value-type="string">
            <text:p>Klintevej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284">
            <text:p>4284</text:p>
          </table:table-cell>
          <table:table-cell office:value-type="string">
            <text:p>Amager Vest</text:p>
          </table:table-cell>
          <table:table-cell office:value-type="string">
            <text:p>1017692000000</text:p>
          </table:table-cell>
          <table:table-cell office:value-type="string">
            <text:p>Tuelandsvej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85">
            <text:p>4285</text:p>
          </table:table-cell>
          <table:table-cell office:value-type="string">
            <text:p>Indre By</text:p>
          </table:table-cell>
          <table:table-cell office:value-type="string">
            <text:p>1017064000000</text:p>
          </table:table-cell>
          <table:table-cell office:value-type="string">
            <text:p>Studiestræde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86">
            <text:p>4286</text:p>
          </table:table-cell>
          <table:table-cell office:value-type="string">
            <text:p>Amager Vest</text:p>
          </table:table-cell>
          <table:table-cell office:value-type="string">
            <text:p>1011093000000</text:p>
          </table:table-cell>
          <table:table-cell office:value-type="string">
            <text:p>Center Boulevard</text:p>
          </table:table-cell>
          <table:table-cell office:value-type="float" office:value="0">
            <text:p>0</text:p>
          </table:table-cell>
          <table:table-cell office:value-type="float" office:value="1665">
            <text:p>166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68">
            <text:p>4568</text:p>
          </table:table-cell>
          <table:table-cell office:value-type="string">
            <text:p>Indre By</text:p>
          </table:table-cell>
          <table:table-cell office:value-type="string">
            <text:p>1018340000000</text:p>
          </table:table-cell>
          <table:table-cell office:value-type="string">
            <text:p>Wildersgade</text:p>
          </table:table-cell>
          <table:table-cell office:value-type="float" office:value="0">
            <text:p>0</text:p>
          </table:table-cell>
          <table:table-cell office:value-type="float" office:value="601">
            <text:p>60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98">
            <text:p>4298</text:p>
          </table:table-cell>
          <table:table-cell office:value-type="string">
            <text:p>Brønshøj-Husum</text:p>
          </table:table-cell>
          <table:table-cell office:value-type="string">
            <text:p>1014348000000</text:p>
          </table:table-cell>
          <table:table-cell office:value-type="string">
            <text:p>Lindholmsvej</text:p>
          </table:table-cell>
          <table:table-cell office:value-type="float" office:value="0">
            <text:p>0</text:p>
          </table:table-cell>
          <table:table-cell office:value-type="float" office:value="299">
            <text:p>29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00">
            <text:p>4300</text:p>
          </table:table-cell>
          <table:table-cell office:value-type="string">
            <text:p>Indre By</text:p>
          </table:table-cell>
          <table:table-cell office:value-type="string">
            <text:p>1018304000000</text:p>
          </table:table-cell>
          <table:table-cell office:value-type="string">
            <text:p>Wiedeweltsgade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4569">
            <text:p>4569</text:p>
          </table:table-cell>
          <table:table-cell office:value-type="string">
            <text:p>Bispebjerg</text:p>
          </table:table-cell>
          <table:table-cell office:value-type="string">
            <text:p>1012236000000</text:p>
          </table:table-cell>
          <table:table-cell office:value-type="string">
            <text:p>Glentevej</text:p>
          </table:table-cell>
          <table:table-cell office:value-type="float" office:value="0">
            <text:p>0</text:p>
          </table:table-cell>
          <table:table-cell office:value-type="float" office:value="696">
            <text:p>69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71">
            <text:p>4571</text:p>
          </table:table-cell>
          <table:table-cell office:value-type="string">
            <text:p>Indre By</text:p>
          </table:table-cell>
          <table:table-cell office:value-type="string">
            <text:p>1011944010000</text:p>
          </table:table-cell>
          <table:table-cell office:value-type="string">
            <text:p>Frederiksgade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72">
            <text:p>4572</text:p>
          </table:table-cell>
          <table:table-cell office:value-type="string">
            <text:p>Vesterbro-Kongens Enghave</text:p>
          </table:table-cell>
          <table:table-cell office:value-type="string">
            <text:p>1013396000000</text:p>
          </table:table-cell>
          <table:table-cell office:value-type="string">
            <text:p>Jerichausgade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73">
            <text:p>4573</text:p>
          </table:table-cell>
          <table:table-cell office:value-type="string">
            <text:p>Vanløse</text:p>
          </table:table-cell>
          <table:table-cell office:value-type="string">
            <text:p>1012020000000</text:p>
          </table:table-cell>
          <table:table-cell office:value-type="string">
            <text:p>Fuglsang Allé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74">
            <text:p>4574</text:p>
          </table:table-cell>
          <table:table-cell office:value-type="string">
            <text:p>Amager Øst</text:p>
          </table:table-cell>
          <table:table-cell office:value-type="string">
            <text:p>1012836000000</text:p>
          </table:table-cell>
          <table:table-cell office:value-type="string">
            <text:p>Herjedalgade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76">
            <text:p>4576</text:p>
          </table:table-cell>
          <table:table-cell office:value-type="string">
            <text:p>Brønshøj-Husum</text:p>
          </table:table-cell>
          <table:table-cell office:value-type="string">
            <text:p>1013460000000</text:p>
          </table:table-cell>
          <table:table-cell office:value-type="string">
            <text:p>Jyderupvej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77">
            <text:p>4577</text:p>
          </table:table-cell>
          <table:table-cell office:value-type="string">
            <text:p>Valby</text:p>
          </table:table-cell>
          <table:table-cell office:value-type="string">
            <text:p>1014504000000</text:p>
          </table:table-cell>
          <table:table-cell office:value-type="string">
            <text:p>Lyshøj Allé</text:p>
          </table:table-cell>
          <table:table-cell office:value-type="float" office:value="0">
            <text:p>0</text:p>
          </table:table-cell>
          <table:table-cell office:value-type="float" office:value="389">
            <text:p>38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65">
            <text:p>4765</text:p>
          </table:table-cell>
          <table:table-cell office:value-type="string">
            <text:p>Indre By</text:p>
          </table:table-cell>
          <table:table-cell office:value-type="string">
            <text:p>1011132000000</text:p>
          </table:table-cell>
          <table:table-cell office:value-type="string">
            <text:p>Christians Brygge</text:p>
          </table:table-cell>
          <table:table-cell office:value-type="float" office:value="0">
            <text:p>0</text:p>
          </table:table-cell>
          <table:table-cell office:value-type="float" office:value="773">
            <text:p>77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66">
            <text:p>4766</text:p>
          </table:table-cell>
          <table:table-cell office:value-type="string">
            <text:p>Vesterbro-Kongens Enghave</text:p>
          </table:table-cell>
          <table:table-cell office:value-type="string">
            <text:p>1016260000000</text:p>
          </table:table-cell>
          <table:table-cell office:value-type="string">
            <text:p>Sankt Jørgens Allé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67">
            <text:p>4767</text:p>
          </table:table-cell>
          <table:table-cell office:value-type="string">
            <text:p>Amager Vest</text:p>
          </table:table-cell>
          <table:table-cell office:value-type="string">
            <text:p>1012950000000</text:p>
          </table:table-cell>
          <table:table-cell office:value-type="string">
            <text:p>Hjulmagerstien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68">
            <text:p>4768</text:p>
          </table:table-cell>
          <table:table-cell office:value-type="string">
            <text:p>Bispebjerg</text:p>
          </table:table-cell>
          <table:table-cell office:value-type="string">
            <text:p>1015308000000</text:p>
          </table:table-cell>
          <table:table-cell office:value-type="string">
            <text:p>Orgelbyggervej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69">
            <text:p>4769</text:p>
          </table:table-cell>
          <table:table-cell office:value-type="string">
            <text:p>Amager Øst</text:p>
          </table:table-cell>
          <table:table-cell office:value-type="string">
            <text:p>1014728000000</text:p>
          </table:table-cell>
          <table:table-cell office:value-type="string">
            <text:p>Messinavej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70">
            <text:p>4770</text:p>
          </table:table-cell>
          <table:table-cell office:value-type="string">
            <text:p>Valby</text:p>
          </table:table-cell>
          <table:table-cell office:value-type="string">
            <text:p>1010996000000</text:p>
          </table:table-cell>
          <table:table-cell office:value-type="string">
            <text:p>Bykildevej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71">
            <text:p>4771</text:p>
          </table:table-cell>
          <table:table-cell office:value-type="string">
            <text:p>Indre By</text:p>
          </table:table-cell>
          <table:table-cell office:value-type="string">
            <text:p>1017328310000</text:p>
          </table:table-cell>
          <table:table-cell office:value-type="string">
            <text:p>Søtorvet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72">
            <text:p>4772</text:p>
          </table:table-cell>
          <table:table-cell office:value-type="string">
            <text:p>Amager Øst</text:p>
          </table:table-cell>
          <table:table-cell office:value-type="string">
            <text:p>1010296000000</text:p>
          </table:table-cell>
          <table:table-cell office:value-type="string">
            <text:p>Backersvej</text:p>
          </table:table-cell>
          <table:table-cell office:value-type="float" office:value="0">
            <text:p>0</text:p>
          </table:table-cell>
          <table:table-cell office:value-type="float" office:value="1999">
            <text:p>199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74">
            <text:p>4774</text:p>
          </table:table-cell>
          <table:table-cell office:value-type="string">
            <text:p>Nørrebro</text:p>
          </table:table-cell>
          <table:table-cell office:value-type="string">
            <text:p>1015004000000</text:p>
          </table:table-cell>
          <table:table-cell office:value-type="string">
            <text:p>Nordbanegade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62">
            <text:p>3762</text:p>
          </table:table-cell>
          <table:table-cell office:value-type="string">
            <text:p>Østerbro</text:p>
          </table:table-cell>
          <table:table-cell office:value-type="string">
            <text:p>1016384000000</text:p>
          </table:table-cell>
          <table:table-cell office:value-type="string">
            <text:p>Silkeborggade</text:p>
          </table:table-cell>
          <table:table-cell office:value-type="float" office:value="0">
            <text:p>0</text:p>
          </table:table-cell>
          <table:table-cell office:value-type="float" office:value="491">
            <text:p>49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63">
            <text:p>3763</text:p>
          </table:table-cell>
          <table:table-cell office:value-type="string">
            <text:p>Østerbro</text:p>
          </table:table-cell>
          <table:table-cell office:value-type="string">
            <text:p>1016200000000</text:p>
          </table:table-cell>
          <table:table-cell office:value-type="string">
            <text:p>Samsøgade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65">
            <text:p>3765</text:p>
          </table:table-cell>
          <table:table-cell office:value-type="string">
            <text:p>Indre By</text:p>
          </table:table-cell>
          <table:table-cell office:value-type="string">
            <text:p>1018339000000</text:p>
          </table:table-cell>
          <table:table-cell office:value-type="string">
            <text:p>Wildersbro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66">
            <text:p>3766</text:p>
          </table:table-cell>
          <table:table-cell office:value-type="string">
            <text:p>Brønshøj-Husum</text:p>
          </table:table-cell>
          <table:table-cell office:value-type="string">
            <text:p>1016426000000</text:p>
          </table:table-cell>
          <table:table-cell office:value-type="string">
            <text:p>Skansebjerg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317">
            <text:p>4317</text:p>
          </table:table-cell>
          <table:table-cell office:value-type="string">
            <text:p>Vanløse</text:p>
          </table:table-cell>
          <table:table-cell office:value-type="string">
            <text:p>1013264000000</text:p>
          </table:table-cell>
          <table:table-cell office:value-type="string">
            <text:p>Indertoften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67">
            <text:p>3767</text:p>
          </table:table-cell>
          <table:table-cell office:value-type="string">
            <text:p>Vesterbro-Kongens Enghave</text:p>
          </table:table-cell>
          <table:table-cell office:value-type="string">
            <text:p>1017352000000</text:p>
          </table:table-cell>
          <table:table-cell office:value-type="string">
            <text:p>Teglholmsgade</text:p>
          </table:table-cell>
          <table:table-cell office:value-type="float" office:value="0">
            <text:p>0</text:p>
          </table:table-cell>
          <table:table-cell office:value-type="float" office:value="974">
            <text:p>97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68">
            <text:p>3768</text:p>
          </table:table-cell>
          <table:table-cell office:value-type="string">
            <text:p>Indre By</text:p>
          </table:table-cell>
          <table:table-cell office:value-type="string">
            <text:p>1018592000000</text:p>
          </table:table-cell>
          <table:table-cell office:value-type="string">
            <text:p>Østergade</text:p>
          </table:table-cell>
          <table:table-cell office:value-type="float" office:value="0">
            <text:p>0</text:p>
          </table:table-cell>
          <table:table-cell office:value-type="float" office:value="363">
            <text:p>36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70">
            <text:p>3770</text:p>
          </table:table-cell>
          <table:table-cell office:value-type="string">
            <text:p>Amager Øst</text:p>
          </table:table-cell>
          <table:table-cell office:value-type="string">
            <text:p>1011516000000</text:p>
          </table:table-cell>
          <table:table-cell office:value-type="string">
            <text:p>Elselillevej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71">
            <text:p>3771</text:p>
          </table:table-cell>
          <table:table-cell office:value-type="string">
            <text:p>Bispebjerg</text:p>
          </table:table-cell>
          <table:table-cell office:value-type="string">
            <text:p>1014896000000</text:p>
          </table:table-cell>
          <table:table-cell office:value-type="string">
            <text:p>Møllegårdsvej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72">
            <text:p>3772</text:p>
          </table:table-cell>
          <table:table-cell office:value-type="string">
            <text:p>Vanløse</text:p>
          </table:table-cell>
          <table:table-cell office:value-type="string">
            <text:p>1016800000000</text:p>
          </table:table-cell>
          <table:table-cell office:value-type="string">
            <text:p>Stadilvej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73">
            <text:p>3773</text:p>
          </table:table-cell>
          <table:table-cell office:value-type="string">
            <text:p>Valby</text:p>
          </table:table-cell>
          <table:table-cell office:value-type="string">
            <text:p>1014464010000</text:p>
          </table:table-cell>
          <table:table-cell office:value-type="string">
            <text:p>Lykkebovej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74">
            <text:p>3774</text:p>
          </table:table-cell>
          <table:table-cell office:value-type="string">
            <text:p>Bispebjerg</text:p>
          </table:table-cell>
          <table:table-cell office:value-type="string">
            <text:p>1014476020000</text:p>
          </table:table-cell>
          <table:table-cell office:value-type="string">
            <text:p>Lyngbyvej</text:p>
          </table:table-cell>
          <table:table-cell office:value-type="float" office:value="0">
            <text:p>0</text:p>
          </table:table-cell>
          <table:table-cell office:value-type="float" office:value="1137">
            <text:p>113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75">
            <text:p>3775</text:p>
          </table:table-cell>
          <table:table-cell office:value-type="string">
            <text:p>Østerbro</text:p>
          </table:table-cell>
          <table:table-cell office:value-type="string">
            <text:p>1015952000000</text:p>
          </table:table-cell>
          <table:table-cell office:value-type="string">
            <text:p>Rosenvængets Hovedvej</text:p>
          </table:table-cell>
          <table:table-cell office:value-type="float" office:value="0">
            <text:p>0</text:p>
          </table:table-cell>
          <table:table-cell office:value-type="float" office:value="425">
            <text:p>42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3776">
            <text:p>3776</text:p>
          </table:table-cell>
          <table:table-cell office:value-type="string">
            <text:p>Amager Vest</text:p>
          </table:table-cell>
          <table:table-cell office:value-type="string">
            <text:p>1015064020000</text:p>
          </table:table-cell>
          <table:table-cell office:value-type="string">
            <text:p>Norgesgade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287">
            <text:p>4287</text:p>
          </table:table-cell>
          <table:table-cell office:value-type="string">
            <text:p>Amager Øst</text:p>
          </table:table-cell>
          <table:table-cell office:value-type="string">
            <text:p>1010488000000</text:p>
          </table:table-cell>
          <table:table-cell office:value-type="string">
            <text:p>Biens Allé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288">
            <text:p>4288</text:p>
          </table:table-cell>
          <table:table-cell office:value-type="string">
            <text:p>Brønshøj-Husum</text:p>
          </table:table-cell>
          <table:table-cell office:value-type="string">
            <text:p>1014916000000</text:p>
          </table:table-cell>
          <table:table-cell office:value-type="string">
            <text:p>Mågestien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89">
            <text:p>4289</text:p>
          </table:table-cell>
          <table:table-cell office:value-type="string">
            <text:p>Indre By</text:p>
          </table:table-cell>
          <table:table-cell office:value-type="string">
            <text:p>1014444000000</text:p>
          </table:table-cell>
          <table:table-cell office:value-type="string">
            <text:p>Lundsgade</text:p>
          </table:table-cell>
          <table:table-cell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290">
            <text:p>4290</text:p>
          </table:table-cell>
          <table:table-cell office:value-type="string">
            <text:p>Brønshøj-Husum</text:p>
          </table:table-cell>
          <table:table-cell office:value-type="string">
            <text:p>1016028000000</text:p>
          </table:table-cell>
          <table:table-cell office:value-type="string">
            <text:p>Ruten</text:p>
          </table:table-cell>
          <table:table-cell office:value-type="float" office:value="0">
            <text:p>0</text:p>
          </table:table-cell>
          <table:table-cell office:value-type="float" office:value="521">
            <text:p>52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91">
            <text:p>4291</text:p>
          </table:table-cell>
          <table:table-cell office:value-type="string">
            <text:p>Indre By</text:p>
          </table:table-cell>
          <table:table-cell office:value-type="string">
            <text:p>1013803000000</text:p>
          </table:table-cell>
          <table:table-cell office:value-type="string">
            <text:p>Knippelsbro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92">
            <text:p>4292</text:p>
          </table:table-cell>
          <table:table-cell office:value-type="string">
            <text:p>Vesterbro-Kongens Enghave</text:p>
          </table:table-cell>
          <table:table-cell office:value-type="string">
            <text:p>1018206300000</text:p>
          </table:table-cell>
          <table:table-cell office:value-type="string">
            <text:p>Vesterbros Torv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93">
            <text:p>4293</text:p>
          </table:table-cell>
          <table:table-cell office:value-type="string">
            <text:p>Indre By</text:p>
          </table:table-cell>
          <table:table-cell office:value-type="string">
            <text:p>1017572000000</text:p>
          </table:table-cell>
          <table:table-cell office:value-type="string">
            <text:p>Tornebuskegade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96">
            <text:p>4296</text:p>
          </table:table-cell>
          <table:table-cell office:value-type="string">
            <text:p>Amager Øst</text:p>
          </table:table-cell>
          <table:table-cell office:value-type="string">
            <text:p>1014660000000</text:p>
          </table:table-cell>
          <table:table-cell office:value-type="string">
            <text:p>Marsalavej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03">
            <text:p>4303</text:p>
          </table:table-cell>
          <table:table-cell office:value-type="string">
            <text:p>Valby</text:p>
          </table:table-cell>
          <table:table-cell office:value-type="string">
            <text:p>1016212000000</text:p>
          </table:table-cell>
          <table:table-cell office:value-type="string">
            <text:p>Sandhusvej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01">
            <text:p>4301</text:p>
          </table:table-cell>
          <table:table-cell office:value-type="string">
            <text:p>Bispebjerg</text:p>
          </table:table-cell>
          <table:table-cell office:value-type="string">
            <text:p>1014420000000</text:p>
          </table:table-cell>
          <table:table-cell office:value-type="string">
            <text:p>Lundedalsvej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02">
            <text:p>4302</text:p>
          </table:table-cell>
          <table:table-cell office:value-type="string">
            <text:p>Amager Vest</text:p>
          </table:table-cell>
          <table:table-cell office:value-type="string">
            <text:p>1018541050000</text:p>
          </table:table-cell>
          <table:table-cell office:value-type="string">
            <text:p>Ørestads Boulevard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42">
            <text:p>3842</text:p>
          </table:table-cell>
          <table:table-cell office:value-type="string">
            <text:p>Østerbro</text:p>
          </table:table-cell>
          <table:table-cell office:value-type="string">
            <text:p>1015227000000</text:p>
          </table:table-cell>
          <table:table-cell office:value-type="string">
            <text:p>Oceanvej</text:p>
          </table:table-cell>
          <table:table-cell office:value-type="float" office:value="0">
            <text:p>0</text:p>
          </table:table-cell>
          <table:table-cell office:value-type="float" office:value="965">
            <text:p>96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18">
            <text:p>4318</text:p>
          </table:table-cell>
          <table:table-cell office:value-type="string">
            <text:p>Valby</text:p>
          </table:table-cell>
          <table:table-cell office:value-type="string">
            <text:p>1014932020000</text:p>
          </table:table-cell>
          <table:table-cell office:value-type="string">
            <text:p>Nakskovvej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578">
            <text:p>4578</text:p>
          </table:table-cell>
          <table:table-cell office:value-type="string">
            <text:p>Bispebjerg</text:p>
          </table:table-cell>
          <table:table-cell office:value-type="string">
            <text:p>1013024000000</text:p>
          </table:table-cell>
          <table:table-cell office:value-type="string">
            <text:p>Horsebakken</text:p>
          </table:table-cell>
          <table:table-cell office:value-type="float" office:value="0">
            <text:p>0</text:p>
          </table:table-cell>
          <table:table-cell office:value-type="float" office:value="855">
            <text:p>85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80">
            <text:p>4580</text:p>
          </table:table-cell>
          <table:table-cell office:value-type="string">
            <text:p>Indre By</text:p>
          </table:table-cell>
          <table:table-cell office:value-type="string">
            <text:p>1014992310000</text:p>
          </table:table-cell>
          <table:table-cell office:value-type="string">
            <text:p>Nikolaj Plads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81">
            <text:p>4581</text:p>
          </table:table-cell>
          <table:table-cell office:value-type="string">
            <text:p>Vesterbro-Kongens Enghave</text:p>
          </table:table-cell>
          <table:table-cell office:value-type="string">
            <text:p>1015436000000</text:p>
          </table:table-cell>
          <table:table-cell office:value-type="string">
            <text:p>Pasteursvej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82">
            <text:p>4582</text:p>
          </table:table-cell>
          <table:table-cell office:value-type="string">
            <text:p>Østerbro</text:p>
          </table:table-cell>
          <table:table-cell office:value-type="string">
            <text:p>1013332000000</text:p>
          </table:table-cell>
          <table:table-cell office:value-type="string">
            <text:p>Jagtvej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83">
            <text:p>4583</text:p>
          </table:table-cell>
          <table:table-cell office:value-type="string">
            <text:p>Østerbro</text:p>
          </table:table-cell>
          <table:table-cell office:value-type="string">
            <text:p>1013008800000</text:p>
          </table:table-cell>
          <table:table-cell office:value-type="string">
            <text:p>Holsteinsgade</text:p>
          </table:table-cell>
          <table:table-cell office:value-type="float" office:value="569">
            <text:p>569</text:p>
          </table:table-cell>
          <table:table-cell office:value-type="float" office:value="668">
            <text:p>66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84">
            <text:p>4584</text:p>
          </table:table-cell>
          <table:table-cell office:value-type="string">
            <text:p>Bispebjerg</text:p>
          </table:table-cell>
          <table:table-cell office:value-type="string">
            <text:p>1013152000000</text:p>
          </table:table-cell>
          <table:table-cell office:value-type="string">
            <text:p>Hyrdevangen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585">
            <text:p>4585</text:p>
          </table:table-cell>
          <table:table-cell office:value-type="string">
            <text:p>Nørrebro</text:p>
          </table:table-cell>
          <table:table-cell office:value-type="string">
            <text:p>1011696000000</text:p>
          </table:table-cell>
          <table:table-cell office:value-type="string">
            <text:p>Ewaldsgade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586">
            <text:p>4586</text:p>
          </table:table-cell>
          <table:table-cell office:value-type="string">
            <text:p>Amager Vest</text:p>
          </table:table-cell>
          <table:table-cell office:value-type="string">
            <text:p>1010472000000</text:p>
          </table:table-cell>
          <table:table-cell office:value-type="string">
            <text:p>Bergthorasgade</text:p>
          </table:table-cell>
          <table:table-cell office:value-type="float" office:value="0">
            <text:p>0</text:p>
          </table:table-cell>
          <table:table-cell office:value-type="float" office:value="452">
            <text:p>45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587">
            <text:p>4587</text:p>
          </table:table-cell>
          <table:table-cell office:value-type="string">
            <text:p>Indre By</text:p>
          </table:table-cell>
          <table:table-cell office:value-type="string">
            <text:p>1016970000000</text:p>
          </table:table-cell>
          <table:table-cell office:value-type="string">
            <text:p>Stormbroen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88">
            <text:p>4588</text:p>
          </table:table-cell>
          <table:table-cell office:value-type="string">
            <text:p>Vanløse</text:p>
          </table:table-cell>
          <table:table-cell office:value-type="string">
            <text:p>1013120040000</text:p>
          </table:table-cell>
          <table:table-cell office:value-type="string">
            <text:p>Hvidkildevej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89">
            <text:p>4589</text:p>
          </table:table-cell>
          <table:table-cell office:value-type="string">
            <text:p>Brønshøj-Husum</text:p>
          </table:table-cell>
          <table:table-cell office:value-type="string">
            <text:p>1010156000000</text:p>
          </table:table-cell>
          <table:table-cell office:value-type="string">
            <text:p>Andestien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90">
            <text:p>4590</text:p>
          </table:table-cell>
          <table:table-cell office:value-type="string">
            <text:p>Nørrebro</text:p>
          </table:table-cell>
          <table:table-cell office:value-type="string">
            <text:p>1016372000000</text:p>
          </table:table-cell>
          <table:table-cell office:value-type="string">
            <text:p>Sigurdsgade</text:p>
          </table:table-cell>
          <table:table-cell office:value-type="float" office:value="0">
            <text:p>0</text:p>
          </table:table-cell>
          <table:table-cell office:value-type="float" office:value="438">
            <text:p>43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91">
            <text:p>4591</text:p>
          </table:table-cell>
          <table:table-cell office:value-type="string">
            <text:p>Nørrebro</text:p>
          </table:table-cell>
          <table:table-cell office:value-type="string">
            <text:p>1010764300000</text:p>
          </table:table-cell>
          <table:table-cell office:value-type="string">
            <text:p>Borups Plads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92">
            <text:p>4592</text:p>
          </table:table-cell>
          <table:table-cell office:value-type="string">
            <text:p>Amager Øst</text:p>
          </table:table-cell>
          <table:table-cell office:value-type="string">
            <text:p>1015576000000</text:p>
          </table:table-cell>
          <table:table-cell office:value-type="string">
            <text:p>Portugalsgade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93">
            <text:p>4593</text:p>
          </table:table-cell>
          <table:table-cell office:value-type="string">
            <text:p>Amager Øst</text:p>
          </table:table-cell>
          <table:table-cell office:value-type="string">
            <text:p>1013632000000</text:p>
          </table:table-cell>
          <table:table-cell office:value-type="string">
            <text:p>Keplersgade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33">
            <text:p>3833</text:p>
          </table:table-cell>
          <table:table-cell office:value-type="string">
            <text:p>Amager Vest</text:p>
          </table:table-cell>
          <table:table-cell office:value-type="string">
            <text:p>1017112000000</text:p>
          </table:table-cell>
          <table:table-cell office:value-type="string">
            <text:p>Sundbyvestervej</text:p>
          </table:table-cell>
          <table:table-cell office:value-type="float" office:value="0">
            <text:p>0</text:p>
          </table:table-cell>
          <table:table-cell office:value-type="float" office:value="426">
            <text:p>42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34">
            <text:p>3834</text:p>
          </table:table-cell>
          <table:table-cell office:value-type="string">
            <text:p>Indre By</text:p>
          </table:table-cell>
          <table:table-cell office:value-type="string">
            <text:p>1018060000000</text:p>
          </table:table-cell>
          <table:table-cell office:value-type="string">
            <text:p>Ved Kanalen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35">
            <text:p>3835</text:p>
          </table:table-cell>
          <table:table-cell office:value-type="string">
            <text:p>Østerbro</text:p>
          </table:table-cell>
          <table:table-cell office:value-type="string">
            <text:p>1012860000000</text:p>
          </table:table-cell>
          <table:table-cell office:value-type="string">
            <text:p>Herninggade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36">
            <text:p>3836</text:p>
          </table:table-cell>
          <table:table-cell office:value-type="string">
            <text:p>Indre By</text:p>
          </table:table-cell>
          <table:table-cell office:value-type="string">
            <text:p>1010684000000</text:p>
          </table:table-cell>
          <table:table-cell office:value-type="string">
            <text:p>Boldhusgade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37">
            <text:p>3837</text:p>
          </table:table-cell>
          <table:table-cell office:value-type="string">
            <text:p>Østerbro</text:p>
          </table:table-cell>
          <table:table-cell office:value-type="string">
            <text:p>1014664000000</text:p>
          </table:table-cell>
          <table:table-cell office:value-type="string">
            <text:p>Marskensgade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3839">
            <text:p>3839</text:p>
          </table:table-cell>
          <table:table-cell office:value-type="string">
            <text:p>Indre By</text:p>
          </table:table-cell>
          <table:table-cell office:value-type="string">
            <text:p>1014704000000</text:p>
          </table:table-cell>
          <table:table-cell office:value-type="string">
            <text:p>Meldahlsgade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80">
            <text:p>4380</text:p>
          </table:table-cell>
          <table:table-cell office:value-type="string">
            <text:p>Vesterbro-Kongens Enghave</text:p>
          </table:table-cell>
          <table:table-cell office:value-type="string">
            <text:p>1010164000000</text:p>
          </table:table-cell>
          <table:table-cell office:value-type="string">
            <text:p>Angelgade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3840">
            <text:p>3840</text:p>
          </table:table-cell>
          <table:table-cell office:value-type="string">
            <text:p>Amager Øst</text:p>
          </table:table-cell>
          <table:table-cell office:value-type="string">
            <text:p>1012872000000</text:p>
          </table:table-cell>
          <table:table-cell office:value-type="string">
            <text:p>Hessensgade</text:p>
          </table:table-cell>
          <table:table-cell office:value-type="float" office:value="0">
            <text:p>0</text:p>
          </table:table-cell>
          <table:table-cell office:value-type="float" office:value="494">
            <text:p>49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41">
            <text:p>3841</text:p>
          </table:table-cell>
          <table:table-cell office:value-type="string">
            <text:p>Amager Øst</text:p>
          </table:table-cell>
          <table:table-cell office:value-type="string">
            <text:p>1018124000000</text:p>
          </table:table-cell>
          <table:table-cell office:value-type="string">
            <text:p>Weimargade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43">
            <text:p>3843</text:p>
          </table:table-cell>
          <table:table-cell office:value-type="string">
            <text:p>Amager Øst</text:p>
          </table:table-cell>
          <table:table-cell office:value-type="string">
            <text:p>1017106000000</text:p>
          </table:table-cell>
          <table:table-cell office:value-type="string">
            <text:p>Sundby Parkvej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44">
            <text:p>3844</text:p>
          </table:table-cell>
          <table:table-cell office:value-type="string">
            <text:p>Vanløse</text:p>
          </table:table-cell>
          <table:table-cell office:value-type="string">
            <text:p>1018392000000</text:p>
          </table:table-cell>
          <table:table-cell office:value-type="string">
            <text:p>Vinkelager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46">
            <text:p>3846</text:p>
          </table:table-cell>
          <table:table-cell office:value-type="string">
            <text:p>Valby</text:p>
          </table:table-cell>
          <table:table-cell office:value-type="string">
            <text:p>1010584000000</text:p>
          </table:table-cell>
          <table:table-cell office:value-type="string">
            <text:p>Bjerregårdsvej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3847">
            <text:p>3847</text:p>
          </table:table-cell>
          <table:table-cell office:value-type="string">
            <text:p>Østerbro</text:p>
          </table:table-cell>
          <table:table-cell office:value-type="string">
            <text:p>1018416000000</text:p>
          </table:table-cell>
          <table:table-cell office:value-type="string">
            <text:p>Vognmandsmarken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51">
            <text:p>3851</text:p>
          </table:table-cell>
          <table:table-cell office:value-type="string">
            <text:p>Valby</text:p>
          </table:table-cell>
          <table:table-cell office:value-type="string">
            <text:p>1018388000000</text:p>
          </table:table-cell>
          <table:table-cell office:value-type="string">
            <text:p>Vinhaven</text:p>
          </table:table-cell>
          <table:table-cell office:value-type="float" office:value="0">
            <text:p>0</text:p>
          </table:table-cell>
          <table:table-cell office:value-type="float" office:value="443">
            <text:p>44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49">
            <text:p>3849</text:p>
          </table:table-cell>
          <table:table-cell office:value-type="string">
            <text:p>Vanløse</text:p>
          </table:table-cell>
          <table:table-cell office:value-type="string">
            <text:p>1016788000000</text:p>
          </table:table-cell>
          <table:table-cell office:value-type="string">
            <text:p>Spøttrupvej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77">
            <text:p>3777</text:p>
          </table:table-cell>
          <table:table-cell office:value-type="string">
            <text:p>Østerbro</text:p>
          </table:table-cell>
          <table:table-cell office:value-type="string">
            <text:p>1016040100000</text:p>
          </table:table-cell>
          <table:table-cell office:value-type="string">
            <text:p>Ryesgade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3778">
            <text:p>3778</text:p>
          </table:table-cell>
          <table:table-cell office:value-type="string">
            <text:p>Østerbro</text:p>
          </table:table-cell>
          <table:table-cell office:value-type="string">
            <text:p>1018572000000</text:p>
          </table:table-cell>
          <table:table-cell office:value-type="string">
            <text:p>Østbanegade</text:p>
          </table:table-cell>
          <table:table-cell office:value-type="float" office:value="0">
            <text:p>0</text:p>
          </table:table-cell>
          <table:table-cell office:value-type="float" office:value="2072">
            <text:p>20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81">
            <text:p>3781</text:p>
          </table:table-cell>
          <table:table-cell office:value-type="string">
            <text:p>Indre By</text:p>
          </table:table-cell>
          <table:table-cell office:value-type="string">
            <text:p>1017284000000</text:p>
          </table:table-cell>
          <table:table-cell office:value-type="string">
            <text:p>Sønderborggade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83">
            <text:p>3783</text:p>
          </table:table-cell>
          <table:table-cell office:value-type="string">
            <text:p>Indre By</text:p>
          </table:table-cell>
          <table:table-cell office:value-type="string">
            <text:p>1016404000000</text:p>
          </table:table-cell>
          <table:table-cell office:value-type="string">
            <text:p>Sjæleboderne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84">
            <text:p>3784</text:p>
          </table:table-cell>
          <table:table-cell office:value-type="string">
            <text:p>Vanløse</text:p>
          </table:table-cell>
          <table:table-cell office:value-type="string">
            <text:p>1010512800000</text:p>
          </table:table-cell>
          <table:table-cell office:value-type="string">
            <text:p>Birkholmvej</text:p>
          </table:table-cell>
          <table:table-cell office:value-type="float" office:value="236">
            <text:p>236</text:p>
          </table:table-cell>
          <table:table-cell office:value-type="float" office:value="450">
            <text:p>4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87">
            <text:p>3787</text:p>
          </table:table-cell>
          <table:table-cell office:value-type="string">
            <text:p>Amager Øst</text:p>
          </table:table-cell>
          <table:table-cell office:value-type="string">
            <text:p>1016356000000</text:p>
          </table:table-cell>
          <table:table-cell office:value-type="string">
            <text:p>Siciliensgade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88">
            <text:p>3788</text:p>
          </table:table-cell>
          <table:table-cell office:value-type="string">
            <text:p>Vesterbro-Kongens Enghave</text:p>
          </table:table-cell>
          <table:table-cell office:value-type="string">
            <text:p>1014944000000</text:p>
          </table:table-cell>
          <table:table-cell office:value-type="string">
            <text:p>Natalie Zahles Vej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305">
            <text:p>4305</text:p>
          </table:table-cell>
          <table:table-cell office:value-type="string">
            <text:p>Vanløse</text:p>
          </table:table-cell>
          <table:table-cell office:value-type="string">
            <text:p>1013116000000</text:p>
          </table:table-cell>
          <table:table-cell office:value-type="string">
            <text:p>Hvidbjergvej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07">
            <text:p>4307</text:p>
          </table:table-cell>
          <table:table-cell office:value-type="string">
            <text:p>Amager Øst</text:p>
          </table:table-cell>
          <table:table-cell office:value-type="string">
            <text:p>1010110400000</text:p>
          </table:table-cell>
          <table:table-cell office:value-type="string">
            <text:p>Amagerbro Torv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09">
            <text:p>4309</text:p>
          </table:table-cell>
          <table:table-cell office:value-type="string">
            <text:p>Amager Øst</text:p>
          </table:table-cell>
          <table:table-cell office:value-type="string">
            <text:p>1018516000000</text:p>
          </table:table-cell>
          <table:table-cell office:value-type="string">
            <text:p>Æginavej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310">
            <text:p>4310</text:p>
          </table:table-cell>
          <table:table-cell office:value-type="string">
            <text:p>Indre By</text:p>
          </table:table-cell>
          <table:table-cell office:value-type="string">
            <text:p>1016940000000</text:p>
          </table:table-cell>
          <table:table-cell office:value-type="string">
            <text:p>Store Kannikestræde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01">
            <text:p>3801</text:p>
          </table:table-cell>
          <table:table-cell office:value-type="string">
            <text:p>Østerbro</text:p>
          </table:table-cell>
          <table:table-cell office:value-type="string">
            <text:p>1015768000000</text:p>
          </table:table-cell>
          <table:table-cell office:value-type="string">
            <text:p>Reersøgade</text:p>
          </table:table-cell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54">
            <text:p>3854</text:p>
          </table:table-cell>
          <table:table-cell office:value-type="string">
            <text:p>Vanløse</text:p>
          </table:table-cell>
          <table:table-cell office:value-type="string">
            <text:p>1016480000000</text:p>
          </table:table-cell>
          <table:table-cell office:value-type="string">
            <text:p>Skjulhøj Allé</text:p>
          </table:table-cell>
          <table:table-cell office:value-type="float" office:value="0">
            <text:p>0</text:p>
          </table:table-cell>
          <table:table-cell office:value-type="float" office:value="334">
            <text:p>33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16">
            <text:p>4316</text:p>
          </table:table-cell>
          <table:table-cell office:value-type="string">
            <text:p>Brønshøj-Husum</text:p>
          </table:table-cell>
          <table:table-cell office:value-type="string">
            <text:p>1016764000000</text:p>
          </table:table-cell>
          <table:table-cell office:value-type="string">
            <text:p>Sparresholmvej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311">
            <text:p>4311</text:p>
          </table:table-cell>
          <table:table-cell office:value-type="string">
            <text:p>Amager Øst</text:p>
          </table:table-cell>
          <table:table-cell office:value-type="string">
            <text:p>1012984000000</text:p>
          </table:table-cell>
          <table:table-cell office:value-type="string">
            <text:p>Holmbladsgade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13">
            <text:p>4313</text:p>
          </table:table-cell>
          <table:table-cell office:value-type="string">
            <text:p>Brønshøj-Husum</text:p>
          </table:table-cell>
          <table:table-cell office:value-type="string">
            <text:p>1015156020000</text:p>
          </table:table-cell>
          <table:table-cell office:value-type="string">
            <text:p>Næsbyholmvej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14">
            <text:p>4314</text:p>
          </table:table-cell>
          <table:table-cell office:value-type="string">
            <text:p>Vanløse</text:p>
          </table:table-cell>
          <table:table-cell office:value-type="string">
            <text:p>1014772000000</text:p>
          </table:table-cell>
          <table:table-cell office:value-type="string">
            <text:p>Mimosavej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315">
            <text:p>4315</text:p>
          </table:table-cell>
          <table:table-cell office:value-type="string">
            <text:p>Bispebjerg</text:p>
          </table:table-cell>
          <table:table-cell office:value-type="string">
            <text:p>1015764010000</text:p>
          </table:table-cell>
          <table:table-cell office:value-type="string">
            <text:p>Rebslagervej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57">
            <text:p>4357</text:p>
          </table:table-cell>
          <table:table-cell office:value-type="string">
            <text:p>Østerbro</text:p>
          </table:table-cell>
          <table:table-cell office:value-type="string">
            <text:p>1016252000000</text:p>
          </table:table-cell>
          <table:table-cell office:value-type="string">
            <text:p>Sankt Jakobs Gade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58">
            <text:p>4358</text:p>
          </table:table-cell>
          <table:table-cell office:value-type="string">
            <text:p>Nørrebro</text:p>
          </table:table-cell>
          <table:table-cell office:value-type="string">
            <text:p>1017032000000</text:p>
          </table:table-cell>
          <table:table-cell office:value-type="string">
            <text:p>Struenseegade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59">
            <text:p>4359</text:p>
          </table:table-cell>
          <table:table-cell office:value-type="string">
            <text:p>Brønshøj-Husum</text:p>
          </table:table-cell>
          <table:table-cell office:value-type="string">
            <text:p>1014560000000</text:p>
          </table:table-cell>
          <table:table-cell office:value-type="string">
            <text:p>Løvetandsvej</text:p>
          </table:table-cell>
          <table:table-cell office:value-type="float" office:value="0">
            <text:p>0</text:p>
          </table:table-cell>
          <table:table-cell office:value-type="float" office:value="316">
            <text:p>31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360">
            <text:p>4360</text:p>
          </table:table-cell>
          <table:table-cell office:value-type="string">
            <text:p>Brønshøj-Husum</text:p>
          </table:table-cell>
          <table:table-cell office:value-type="string">
            <text:p>1011964010000</text:p>
          </table:table-cell>
          <table:table-cell office:value-type="string">
            <text:p>Frederikssundsvej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62">
            <text:p>4362</text:p>
          </table:table-cell>
          <table:table-cell office:value-type="string">
            <text:p>Indre By</text:p>
          </table:table-cell>
          <table:table-cell office:value-type="string">
            <text:p>1018364000000</text:p>
          </table:table-cell>
          <table:table-cell office:value-type="string">
            <text:p>Vimmelskaftet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63">
            <text:p>4363</text:p>
          </table:table-cell>
          <table:table-cell office:value-type="string">
            <text:p>Vesterbro-Kongens Enghave</text:p>
          </table:table-cell>
          <table:table-cell office:value-type="string">
            <text:p>1017768000000</text:p>
          </table:table-cell>
          <table:table-cell office:value-type="string">
            <text:p>Tømmergravsgade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64">
            <text:p>4364</text:p>
          </table:table-cell>
          <table:table-cell office:value-type="string">
            <text:p>Brønshøj-Husum</text:p>
          </table:table-cell>
          <table:table-cell office:value-type="string">
            <text:p>1014746000000</text:p>
          </table:table-cell>
          <table:table-cell office:value-type="string">
            <text:p>Midtfløjene</text:p>
          </table:table-cell>
          <table:table-cell office:value-type="float" office:value="0">
            <text:p>0</text:p>
          </table:table-cell>
          <table:table-cell office:value-type="float" office:value="263">
            <text:p>26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3790">
            <text:p>3790</text:p>
          </table:table-cell>
          <table:table-cell office:value-type="string">
            <text:p>Vanløse</text:p>
          </table:table-cell>
          <table:table-cell office:value-type="string">
            <text:p>1011244000000</text:p>
          </table:table-cell>
          <table:table-cell office:value-type="string">
            <text:p>Damhusdæmningen</text:p>
          </table:table-cell>
          <table:table-cell office:value-type="float" office:value="0">
            <text:p>0</text:p>
          </table:table-cell>
          <table:table-cell office:value-type="float" office:value="318">
            <text:p>31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66">
            <text:p>4366</text:p>
          </table:table-cell>
          <table:table-cell office:value-type="string">
            <text:p>Bispebjerg</text:p>
          </table:table-cell>
          <table:table-cell office:value-type="string">
            <text:p>1013208000000</text:p>
          </table:table-cell>
          <table:table-cell office:value-type="string">
            <text:p>Højmosevej</text:p>
          </table:table-cell>
          <table:table-cell office:value-type="float" office:value="0">
            <text:p>0</text:p>
          </table:table-cell>
          <table:table-cell office:value-type="float" office:value="417">
            <text:p>41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367">
            <text:p>4367</text:p>
          </table:table-cell>
          <table:table-cell office:value-type="string">
            <text:p>Valby</text:p>
          </table:table-cell>
          <table:table-cell office:value-type="string">
            <text:p>1014884000000</text:p>
          </table:table-cell>
          <table:table-cell office:value-type="string">
            <text:p>Mølle Allé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68">
            <text:p>4368</text:p>
          </table:table-cell>
          <table:table-cell office:value-type="string">
            <text:p>Amager Vest</text:p>
          </table:table-cell>
          <table:table-cell office:value-type="string">
            <text:p>1015672000000</text:p>
          </table:table-cell>
          <table:table-cell office:value-type="string">
            <text:p>Pæonvej</text:p>
          </table:table-cell>
          <table:table-cell office:value-type="float" office:value="0">
            <text:p>0</text:p>
          </table:table-cell>
          <table:table-cell office:value-type="float" office:value="299">
            <text:p>29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69">
            <text:p>4369</text:p>
          </table:table-cell>
          <table:table-cell office:value-type="string">
            <text:p>Østerbro</text:p>
          </table:table-cell>
          <table:table-cell office:value-type="string">
            <text:p>1014586000000</text:p>
          </table:table-cell>
          <table:table-cell office:value-type="string">
            <text:p>Major Anders Lassens Vej</text:p>
          </table:table-cell>
          <table:table-cell office:value-type="float" office:value="0">
            <text:p>0</text:p>
          </table:table-cell>
          <table:table-cell office:value-type="float" office:value="364">
            <text:p>36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52">
            <text:p>3852</text:p>
          </table:table-cell>
          <table:table-cell office:value-type="string">
            <text:p>Nørrebro</text:p>
          </table:table-cell>
          <table:table-cell office:value-type="string">
            <text:p>1010366000000</text:p>
          </table:table-cell>
          <table:table-cell office:value-type="string">
            <text:p>Banevingen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53">
            <text:p>3853</text:p>
          </table:table-cell>
          <table:table-cell office:value-type="string">
            <text:p>Vesterbro-Kongens Enghave</text:p>
          </table:table-cell>
          <table:table-cell office:value-type="string">
            <text:p>1012556000000</text:p>
          </table:table-cell>
          <table:table-cell office:value-type="string">
            <text:p>Hammelstrupvej</text:p>
          </table:table-cell>
          <table:table-cell office:value-type="float" office:value="0">
            <text:p>0</text:p>
          </table:table-cell>
          <table:table-cell office:value-type="float" office:value="1091">
            <text:p>109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78">
            <text:p>4378</text:p>
          </table:table-cell>
          <table:table-cell office:value-type="string">
            <text:p>Valby</text:p>
          </table:table-cell>
          <table:table-cell office:value-type="string">
            <text:p>1017912000000</text:p>
          </table:table-cell>
          <table:table-cell office:value-type="string">
            <text:p>Valby Langgade</text:p>
          </table:table-cell>
          <table:table-cell office:value-type="float" office:value="0">
            <text:p>0</text:p>
          </table:table-cell>
          <table:table-cell office:value-type="float" office:value="465">
            <text:p>46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55">
            <text:p>3855</text:p>
          </table:table-cell>
          <table:table-cell office:value-type="string">
            <text:p>Amager Vest</text:p>
          </table:table-cell>
          <table:table-cell office:value-type="string">
            <text:p>1018080000000</text:p>
          </table:table-cell>
          <table:table-cell office:value-type="string">
            <text:p>Ved Linden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56">
            <text:p>3856</text:p>
          </table:table-cell>
          <table:table-cell office:value-type="string">
            <text:p>Indre By</text:p>
          </table:table-cell>
          <table:table-cell office:value-type="string">
            <text:p>1018432000000</text:p>
          </table:table-cell>
          <table:table-cell office:value-type="string">
            <text:p>Voldgården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59">
            <text:p>3859</text:p>
          </table:table-cell>
          <table:table-cell office:value-type="string">
            <text:p>Indre By</text:p>
          </table:table-cell>
          <table:table-cell office:value-type="string">
            <text:p>1014280000000</text:p>
          </table:table-cell>
          <table:table-cell office:value-type="string">
            <text:p>Lille Kannikestræde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60">
            <text:p>3860</text:p>
          </table:table-cell>
          <table:table-cell office:value-type="string">
            <text:p>Amager Vest</text:p>
          </table:table-cell>
          <table:table-cell office:value-type="string">
            <text:p>1012480000000</text:p>
          </table:table-cell>
          <table:table-cell office:value-type="string">
            <text:p>Gårdfæstevej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61">
            <text:p>3861</text:p>
          </table:table-cell>
          <table:table-cell office:value-type="string">
            <text:p>Vanløse</text:p>
          </table:table-cell>
          <table:table-cell office:value-type="string">
            <text:p>1014336000000</text:p>
          </table:table-cell>
          <table:table-cell office:value-type="string">
            <text:p>Lindenborgvej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62">
            <text:p>3862</text:p>
          </table:table-cell>
          <table:table-cell office:value-type="string">
            <text:p>Amager Øst</text:p>
          </table:table-cell>
          <table:table-cell office:value-type="string">
            <text:p>1014764000000</text:p>
          </table:table-cell>
          <table:table-cell office:value-type="string">
            <text:p>Milosvej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3863">
            <text:p>3863</text:p>
          </table:table-cell>
          <table:table-cell office:value-type="string">
            <text:p>Nørrebro</text:p>
          </table:table-cell>
          <table:table-cell office:value-type="string">
            <text:p>1017428000000</text:p>
          </table:table-cell>
          <table:table-cell office:value-type="string">
            <text:p>Thyrasgade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64">
            <text:p>3864</text:p>
          </table:table-cell>
          <table:table-cell office:value-type="string">
            <text:p>Indre By</text:p>
          </table:table-cell>
          <table:table-cell office:value-type="string">
            <text:p>1016152350000</text:p>
          </table:table-cell>
          <table:table-cell office:value-type="string">
            <text:p>Rådhuspladsen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65">
            <text:p>3865</text:p>
          </table:table-cell>
          <table:table-cell office:value-type="string">
            <text:p>Amager Øst</text:p>
          </table:table-cell>
          <table:table-cell office:value-type="string">
            <text:p>1011880400000</text:p>
          </table:table-cell>
          <table:table-cell office:value-type="string">
            <text:p>Formosavej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69">
            <text:p>3869</text:p>
          </table:table-cell>
          <table:table-cell office:value-type="string">
            <text:p>Bispebjerg</text:p>
          </table:table-cell>
          <table:table-cell office:value-type="string">
            <text:p>1011100000000</text:p>
          </table:table-cell>
          <table:table-cell office:value-type="string">
            <text:p>Charlotte Muncks Vej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67">
            <text:p>3867</text:p>
          </table:table-cell>
          <table:table-cell office:value-type="string">
            <text:p>Amager Vest</text:p>
          </table:table-cell>
          <table:table-cell office:value-type="string">
            <text:p>1018084000000</text:p>
          </table:table-cell>
          <table:table-cell office:value-type="string">
            <text:p>Ved Mønten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68">
            <text:p>3868</text:p>
          </table:table-cell>
          <table:table-cell office:value-type="string">
            <text:p>Østerbro</text:p>
          </table:table-cell>
          <table:table-cell office:value-type="string">
            <text:p>1012438300000</text:p>
          </table:table-cell>
          <table:table-cell office:value-type="string">
            <text:p>Gunner Nu Hansens Plads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3870">
            <text:p>3870</text:p>
          </table:table-cell>
          <table:table-cell office:value-type="string">
            <text:p>Vanløse</text:p>
          </table:table-cell>
          <table:table-cell office:value-type="string">
            <text:p>1014064000000</text:p>
          </table:table-cell>
          <table:table-cell office:value-type="string">
            <text:p>Kærholmen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89">
            <text:p>3789</text:p>
          </table:table-cell>
          <table:table-cell office:value-type="string">
            <text:p>Brønshøj-Husum</text:p>
          </table:table-cell>
          <table:table-cell office:value-type="string">
            <text:p>1012144000000</text:p>
          </table:table-cell>
          <table:table-cell office:value-type="string">
            <text:p>Gavlhusvej</text:p>
          </table:table-cell>
          <table:table-cell office:value-type="float" office:value="0">
            <text:p>0</text:p>
          </table:table-cell>
          <table:table-cell office:value-type="float" office:value="447">
            <text:p>447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3791">
            <text:p>3791</text:p>
          </table:table-cell>
          <table:table-cell office:value-type="string">
            <text:p>Indre By</text:p>
          </table:table-cell>
          <table:table-cell office:value-type="string">
            <text:p>1013380000000</text:p>
          </table:table-cell>
          <table:table-cell office:value-type="string">
            <text:p>Jens Kofods Gade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93">
            <text:p>3793</text:p>
          </table:table-cell>
          <table:table-cell office:value-type="string">
            <text:p>Amager Vest</text:p>
          </table:table-cell>
          <table:table-cell office:value-type="string">
            <text:p>1012591000000</text:p>
          </table:table-cell>
          <table:table-cell office:value-type="string">
            <text:p>Hans Hedtofts Gade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94">
            <text:p>3794</text:p>
          </table:table-cell>
          <table:table-cell office:value-type="string">
            <text:p>Amager Vest</text:p>
          </table:table-cell>
          <table:table-cell office:value-type="string">
            <text:p>1010288020000</text:p>
          </table:table-cell>
          <table:table-cell office:value-type="string">
            <text:p>Axel Heides Gade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95">
            <text:p>3795</text:p>
          </table:table-cell>
          <table:table-cell office:value-type="string">
            <text:p>Brønshøj-Husum</text:p>
          </table:table-cell>
          <table:table-cell office:value-type="string">
            <text:p>1013104000000</text:p>
          </table:table-cell>
          <table:table-cell office:value-type="string">
            <text:p>Hvalsøvej</text:p>
          </table:table-cell>
          <table:table-cell office:value-type="float" office:value="0">
            <text:p>0</text:p>
          </table:table-cell>
          <table:table-cell office:value-type="float" office:value="261">
            <text:p>26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3796">
            <text:p>3796</text:p>
          </table:table-cell>
          <table:table-cell office:value-type="string">
            <text:p>Bispebjerg</text:p>
          </table:table-cell>
          <table:table-cell office:value-type="string">
            <text:p>1013124000000</text:p>
          </table:table-cell>
          <table:table-cell office:value-type="string">
            <text:p>Hvidkløvervej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3797">
            <text:p>3797</text:p>
          </table:table-cell>
          <table:table-cell office:value-type="string">
            <text:p>Vanløse</text:p>
          </table:table-cell>
          <table:table-cell office:value-type="string">
            <text:p>1013400000000</text:p>
          </table:table-cell>
          <table:table-cell office:value-type="string">
            <text:p>Jernbane Allé</text:p>
          </table:table-cell>
          <table:table-cell office:value-type="float" office:value="0">
            <text:p>0</text:p>
          </table:table-cell>
          <table:table-cell office:value-type="float" office:value="1157">
            <text:p>115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98">
            <text:p>3798</text:p>
          </table:table-cell>
          <table:table-cell office:value-type="string">
            <text:p>Indre By</text:p>
          </table:table-cell>
          <table:table-cell office:value-type="string">
            <text:p>1015212000000</text:p>
          </table:table-cell>
          <table:table-cell office:value-type="string">
            <text:p>Nørre Søgade</text:p>
          </table:table-cell>
          <table:table-cell office:value-type="float" office:value="0">
            <text:p>0</text:p>
          </table:table-cell>
          <table:table-cell office:value-type="float" office:value="573">
            <text:p>57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99">
            <text:p>3799</text:p>
          </table:table-cell>
          <table:table-cell office:value-type="string">
            <text:p>Valby</text:p>
          </table:table-cell>
          <table:table-cell office:value-type="string">
            <text:p>1010966000000</text:p>
          </table:table-cell>
          <table:table-cell office:value-type="string">
            <text:p>Buster Larsens Vej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00">
            <text:p>3800</text:p>
          </table:table-cell>
          <table:table-cell office:value-type="string">
            <text:p>Østerbro</text:p>
          </table:table-cell>
          <table:table-cell office:value-type="string">
            <text:p>1015228000000</text:p>
          </table:table-cell>
          <table:table-cell office:value-type="string">
            <text:p>Odensegade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02">
            <text:p>3802</text:p>
          </table:table-cell>
          <table:table-cell office:value-type="string">
            <text:p>Bispebjerg</text:p>
          </table:table-cell>
          <table:table-cell office:value-type="string">
            <text:p>1010536310000</text:p>
          </table:table-cell>
          <table:table-cell office:value-type="string">
            <text:p>Bispebjerg Torv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19">
            <text:p>4319</text:p>
          </table:table-cell>
          <table:table-cell office:value-type="string">
            <text:p>Indre By</text:p>
          </table:table-cell>
          <table:table-cell office:value-type="string">
            <text:p>1011128300000</text:p>
          </table:table-cell>
          <table:table-cell office:value-type="string">
            <text:p>Christiansborg Slotsplads</text:p>
          </table:table-cell>
          <table:table-cell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21">
            <text:p>4321</text:p>
          </table:table-cell>
          <table:table-cell office:value-type="string">
            <text:p>Bispebjerg</text:p>
          </table:table-cell>
          <table:table-cell office:value-type="string">
            <text:p>1018224000000</text:p>
          </table:table-cell>
          <table:table-cell office:value-type="string">
            <text:p>Vestergårdsvej</text:p>
          </table:table-cell>
          <table:table-cell office:value-type="float" office:value="0">
            <text:p>0</text:p>
          </table:table-cell>
          <table:table-cell office:value-type="float" office:value="316">
            <text:p>31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22">
            <text:p>4322</text:p>
          </table:table-cell>
          <table:table-cell office:value-type="string">
            <text:p>Brønshøj-Husum</text:p>
          </table:table-cell>
          <table:table-cell office:value-type="string">
            <text:p>1016936000000</text:p>
          </table:table-cell>
          <table:table-cell office:value-type="string">
            <text:p>Storegårdsvej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23">
            <text:p>4323</text:p>
          </table:table-cell>
          <table:table-cell office:value-type="string">
            <text:p>Bispebjerg</text:p>
          </table:table-cell>
          <table:table-cell office:value-type="string">
            <text:p>1015176000000</text:p>
          </table:table-cell>
          <table:table-cell office:value-type="string">
            <text:p>Nøkkerosevej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24">
            <text:p>4324</text:p>
          </table:table-cell>
          <table:table-cell office:value-type="string">
            <text:p>Bispebjerg</text:p>
          </table:table-cell>
          <table:table-cell office:value-type="string">
            <text:p>1013624000000</text:p>
          </table:table-cell>
          <table:table-cell office:value-type="string">
            <text:p>Keldsøvej</text:p>
          </table:table-cell>
          <table:table-cell office:value-type="float" office:value="0">
            <text:p>0</text:p>
          </table:table-cell>
          <table:table-cell office:value-type="float" office:value="352">
            <text:p>35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334">
            <text:p>4334</text:p>
          </table:table-cell>
          <table:table-cell office:value-type="string">
            <text:p>Vanløse</text:p>
          </table:table-cell>
          <table:table-cell office:value-type="string">
            <text:p>1012892010000</text:p>
          </table:table-cell>
          <table:table-cell office:value-type="string">
            <text:p>Himmerlandsvej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26">
            <text:p>4326</text:p>
          </table:table-cell>
          <table:table-cell office:value-type="string">
            <text:p>Valby</text:p>
          </table:table-cell>
          <table:table-cell office:value-type="string">
            <text:p>1011084000000</text:p>
          </table:table-cell>
          <table:table-cell office:value-type="string">
            <text:p>Carl Torps Vej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17">
            <text:p>3817</text:p>
          </table:table-cell>
          <table:table-cell office:value-type="string">
            <text:p>Indre By</text:p>
          </table:table-cell>
          <table:table-cell office:value-type="string">
            <text:p>1017328300000</text:p>
          </table:table-cell>
          <table:table-cell office:value-type="string">
            <text:p>Søtorvet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25">
            <text:p>4325</text:p>
          </table:table-cell>
          <table:table-cell office:value-type="string">
            <text:p>Indre By</text:p>
          </table:table-cell>
          <table:table-cell office:value-type="string">
            <text:p>1011204000000</text:p>
          </table:table-cell>
          <table:table-cell office:value-type="string">
            <text:p>Dag Hammerskjölds Allé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27">
            <text:p>4327</text:p>
          </table:table-cell>
          <table:table-cell office:value-type="string">
            <text:p>Vanløse</text:p>
          </table:table-cell>
          <table:table-cell office:value-type="string">
            <text:p>1014808000000</text:p>
          </table:table-cell>
          <table:table-cell office:value-type="string">
            <text:p>Montagnevej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329">
            <text:p>4329</text:p>
          </table:table-cell>
          <table:table-cell office:value-type="string">
            <text:p>Valby</text:p>
          </table:table-cell>
          <table:table-cell office:value-type="string">
            <text:p>1018156000000</text:p>
          </table:table-cell>
          <table:table-cell office:value-type="string">
            <text:p>Vennely Allé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31">
            <text:p>4331</text:p>
          </table:table-cell>
          <table:table-cell office:value-type="string">
            <text:p>Nørrebro</text:p>
          </table:table-cell>
          <table:table-cell office:value-type="string">
            <text:p>1013938400000</text:p>
          </table:table-cell>
          <table:table-cell office:value-type="string">
            <text:p>Krakas Plads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32">
            <text:p>4332</text:p>
          </table:table-cell>
          <table:table-cell office:value-type="string">
            <text:p>Østerbro</text:p>
          </table:table-cell>
          <table:table-cell office:value-type="string">
            <text:p>1010908800000</text:p>
          </table:table-cell>
          <table:table-cell office:value-type="string">
            <text:p>Bryggervangen</text:p>
          </table:table-cell>
          <table:table-cell office:value-type="float" office:value="246">
            <text:p>246</text:p>
          </table:table-cell>
          <table:table-cell office:value-type="float" office:value="522">
            <text:p>52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33">
            <text:p>4333</text:p>
          </table:table-cell>
          <table:table-cell office:value-type="string">
            <text:p>Østerbro</text:p>
          </table:table-cell>
          <table:table-cell office:value-type="string">
            <text:p>1018132000000</text:p>
          </table:table-cell>
          <table:table-cell office:value-type="string">
            <text:p>Vejlegade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71">
            <text:p>4371</text:p>
          </table:table-cell>
          <table:table-cell office:value-type="string">
            <text:p>Vesterbro-Kongens Enghave</text:p>
          </table:table-cell>
          <table:table-cell office:value-type="string">
            <text:p>1016432000000</text:p>
          </table:table-cell>
          <table:table-cell office:value-type="string">
            <text:p>Skelbækgade</text:p>
          </table:table-cell>
          <table:table-cell office:value-type="float" office:value="0">
            <text:p>0</text:p>
          </table:table-cell>
          <table:table-cell office:value-type="float" office:value="357">
            <text:p>35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72">
            <text:p>4372</text:p>
          </table:table-cell>
          <table:table-cell office:value-type="string">
            <text:p>Vanløse</text:p>
          </table:table-cell>
          <table:table-cell office:value-type="string">
            <text:p>1012376000000</text:p>
          </table:table-cell>
          <table:table-cell office:value-type="string">
            <text:p>Grønvangen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73">
            <text:p>4373</text:p>
          </table:table-cell>
          <table:table-cell office:value-type="string">
            <text:p>Vesterbro-Kongens Enghave</text:p>
          </table:table-cell>
          <table:table-cell office:value-type="string">
            <text:p>1010852000000</text:p>
          </table:table-cell>
          <table:table-cell office:value-type="string">
            <text:p>Broagergade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74">
            <text:p>4374</text:p>
          </table:table-cell>
          <table:table-cell office:value-type="string">
            <text:p>Amager Vest</text:p>
          </table:table-cell>
          <table:table-cell office:value-type="string">
            <text:p>1015350000000</text:p>
          </table:table-cell>
          <table:table-cell office:value-type="string">
            <text:p>Ove Arups Vej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77">
            <text:p>4377</text:p>
          </table:table-cell>
          <table:table-cell office:value-type="string">
            <text:p>Vanløse</text:p>
          </table:table-cell>
          <table:table-cell office:value-type="string">
            <text:p>1013140000000</text:p>
          </table:table-cell>
          <table:table-cell office:value-type="string">
            <text:p>Hyltebjerg Allé</text:p>
          </table:table-cell>
          <table:table-cell office:value-type="float" office:value="0">
            <text:p>0</text:p>
          </table:table-cell>
          <table:table-cell office:value-type="float" office:value="1063">
            <text:p>106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79">
            <text:p>4379</text:p>
          </table:table-cell>
          <table:table-cell office:value-type="string">
            <text:p>Indre By</text:p>
          </table:table-cell>
          <table:table-cell office:value-type="string">
            <text:p>1014143000000</text:p>
          </table:table-cell>
          <table:table-cell office:value-type="string">
            <text:p>Langelinie Allé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81">
            <text:p>4381</text:p>
          </table:table-cell>
          <table:table-cell office:value-type="string">
            <text:p>Bispebjerg</text:p>
          </table:table-cell>
          <table:table-cell office:value-type="string">
            <text:p>1012156020000</text:p>
          </table:table-cell>
          <table:table-cell office:value-type="string">
            <text:p>Gemmet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383">
            <text:p>4383</text:p>
          </table:table-cell>
          <table:table-cell office:value-type="string">
            <text:p>Valby</text:p>
          </table:table-cell>
          <table:table-cell office:value-type="string">
            <text:p>1016488000000</text:p>
          </table:table-cell>
          <table:table-cell office:value-type="string">
            <text:p>Skolegade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384">
            <text:p>4384</text:p>
          </table:table-cell>
          <table:table-cell office:value-type="string">
            <text:p>Amager Øst</text:p>
          </table:table-cell>
          <table:table-cell office:value-type="string">
            <text:p>1011292000000</text:p>
          </table:table-cell>
          <table:table-cell office:value-type="string">
            <text:p>Delosvej</text:p>
          </table:table-cell>
          <table:table-cell office:value-type="float" office:value="0">
            <text:p>0</text:p>
          </table:table-cell>
          <table:table-cell office:value-type="float" office:value="307">
            <text:p>30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13">
            <text:p>3813</text:p>
          </table:table-cell>
          <table:table-cell office:value-type="string">
            <text:p>Indre By</text:p>
          </table:table-cell>
          <table:table-cell office:value-type="string">
            <text:p>1018086000000</text:p>
          </table:table-cell>
          <table:table-cell office:value-type="string">
            <text:p>Ved Norgesporten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385">
            <text:p>4385</text:p>
          </table:table-cell>
          <table:table-cell office:value-type="string">
            <text:p>Vanløse</text:p>
          </table:table-cell>
          <table:table-cell office:value-type="string">
            <text:p>1011172000000</text:p>
          </table:table-cell>
          <table:table-cell office:value-type="string">
            <text:p>Clausholmvej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73">
            <text:p>3873</text:p>
          </table:table-cell>
          <table:table-cell office:value-type="string">
            <text:p>Østerbro</text:p>
          </table:table-cell>
          <table:table-cell office:value-type="string">
            <text:p>1014124010000</text:p>
          </table:table-cell>
          <table:table-cell office:value-type="string">
            <text:p>Landskronagade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74">
            <text:p>3874</text:p>
          </table:table-cell>
          <table:table-cell office:value-type="string">
            <text:p>Østerbro</text:p>
          </table:table-cell>
          <table:table-cell office:value-type="string">
            <text:p>1013384000000</text:p>
          </table:table-cell>
          <table:table-cell office:value-type="string">
            <text:p>Jens Munks Gade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18">
            <text:p>3818</text:p>
          </table:table-cell>
          <table:table-cell office:value-type="string">
            <text:p>Indre By</text:p>
          </table:table-cell>
          <table:table-cell office:value-type="string">
            <text:p>1013156000000</text:p>
          </table:table-cell>
          <table:table-cell office:value-type="string">
            <text:p>Hyskenstræde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19">
            <text:p>3819</text:p>
          </table:table-cell>
          <table:table-cell office:value-type="string">
            <text:p>Bispebjerg</text:p>
          </table:table-cell>
          <table:table-cell office:value-type="string">
            <text:p>1012300000000</text:p>
          </table:table-cell>
          <table:table-cell office:value-type="string">
            <text:p>Gribskovvej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57">
            <text:p>7657</text:p>
          </table:table-cell>
          <table:table-cell office:value-type="string">
            <text:p>Østerbro</text:p>
          </table:table-cell>
          <table:table-cell office:value-type="string">
            <text:p>1017124000000</text:p>
          </table:table-cell>
          <table:table-cell office:value-type="string">
            <text:p>Sundkrogsgade</text:p>
          </table:table-cell>
          <table:table-cell office:value-type="float" office:value="0">
            <text:p>0</text:p>
          </table:table-cell>
          <table:table-cell office:value-type="float" office:value="1077">
            <text:p>10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3875">
            <text:p>3875</text:p>
          </table:table-cell>
          <table:table-cell office:value-type="string">
            <text:p>Østerbro</text:p>
          </table:table-cell>
          <table:table-cell office:value-type="string">
            <text:p>1018356000000</text:p>
          </table:table-cell>
          <table:table-cell office:value-type="string">
            <text:p>Willemoesgade</text:p>
          </table:table-cell>
          <table:table-cell office:value-type="float" office:value="0">
            <text:p>0</text:p>
          </table:table-cell>
          <table:table-cell office:value-type="float" office:value="727">
            <text:p>72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77">
            <text:p>3877</text:p>
          </table:table-cell>
          <table:table-cell office:value-type="string">
            <text:p>Amager Øst</text:p>
          </table:table-cell>
          <table:table-cell office:value-type="string">
            <text:p>1014344000000</text:p>
          </table:table-cell>
          <table:table-cell office:value-type="string">
            <text:p>Lindgreens Allé</text:p>
          </table:table-cell>
          <table:table-cell office:value-type="float" office:value="0">
            <text:p>0</text:p>
          </table:table-cell>
          <table:table-cell office:value-type="float" office:value="321">
            <text:p>32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78">
            <text:p>3878</text:p>
          </table:table-cell>
          <table:table-cell office:value-type="string">
            <text:p>Østerbro</text:p>
          </table:table-cell>
          <table:table-cell office:value-type="string">
            <text:p>1013056000000</text:p>
          </table:table-cell>
          <table:table-cell office:value-type="string">
            <text:p>Hovgaardsgade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79">
            <text:p>3879</text:p>
          </table:table-cell>
          <table:table-cell office:value-type="string">
            <text:p>Nørrebro</text:p>
          </table:table-cell>
          <table:table-cell office:value-type="string">
            <text:p>1011924000000</text:p>
          </table:table-cell>
          <table:table-cell office:value-type="string">
            <text:p>Frederik VII's Gade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80">
            <text:p>3880</text:p>
          </table:table-cell>
          <table:table-cell office:value-type="string">
            <text:p>Brønshøj-Husum</text:p>
          </table:table-cell>
          <table:table-cell office:value-type="string">
            <text:p>1011556000000</text:p>
          </table:table-cell>
          <table:table-cell office:value-type="string">
            <text:p>Enemærket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82">
            <text:p>3882</text:p>
          </table:table-cell>
          <table:table-cell office:value-type="string">
            <text:p>Bispebjerg</text:p>
          </table:table-cell>
          <table:table-cell office:value-type="string">
            <text:p>1018288000000</text:p>
          </table:table-cell>
          <table:table-cell office:value-type="string">
            <text:p>Vibevej</text:p>
          </table:table-cell>
          <table:table-cell office:value-type="float" office:value="0">
            <text:p>0</text:p>
          </table:table-cell>
          <table:table-cell office:value-type="float" office:value="327">
            <text:p>32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83">
            <text:p>3883</text:p>
          </table:table-cell>
          <table:table-cell office:value-type="string">
            <text:p>Amager Øst</text:p>
          </table:table-cell>
          <table:table-cell office:value-type="string">
            <text:p>1016952000000</text:p>
          </table:table-cell>
          <table:table-cell office:value-type="string">
            <text:p>Store Mølle Vej</text:p>
          </table:table-cell>
          <table:table-cell office:value-type="float" office:value="0">
            <text:p>0</text:p>
          </table:table-cell>
          <table:table-cell office:value-type="float" office:value="339">
            <text:p>3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84">
            <text:p>3884</text:p>
          </table:table-cell>
          <table:table-cell office:value-type="string">
            <text:p>Amager Vest</text:p>
          </table:table-cell>
          <table:table-cell office:value-type="string">
            <text:p>1010980000000</text:p>
          </table:table-cell>
          <table:table-cell office:value-type="string">
            <text:p>Byglandsgade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85">
            <text:p>3885</text:p>
          </table:table-cell>
          <table:table-cell office:value-type="string">
            <text:p>Valby</text:p>
          </table:table-cell>
          <table:table-cell office:value-type="string">
            <text:p>1014116000000</text:p>
          </table:table-cell>
          <table:table-cell office:value-type="string">
            <text:p>Landlystvej</text:p>
          </table:table-cell>
          <table:table-cell office:value-type="float" office:value="0">
            <text:p>0</text:p>
          </table:table-cell>
          <table:table-cell office:value-type="float" office:value="377">
            <text:p>37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86">
            <text:p>3886</text:p>
          </table:table-cell>
          <table:table-cell office:value-type="string">
            <text:p>Valby</text:p>
          </table:table-cell>
          <table:table-cell office:value-type="string">
            <text:p>1017596000000</text:p>
          </table:table-cell>
          <table:table-cell office:value-type="string">
            <text:p>Torvekanten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04">
            <text:p>3804</text:p>
          </table:table-cell>
          <table:table-cell office:value-type="string">
            <text:p>Vanløse</text:p>
          </table:table-cell>
          <table:table-cell office:value-type="string">
            <text:p>1014812000000</text:p>
          </table:table-cell>
          <table:table-cell office:value-type="string">
            <text:p>Morbærvej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3808">
            <text:p>3808</text:p>
          </table:table-cell>
          <table:table-cell office:value-type="string">
            <text:p>Indre By</text:p>
          </table:table-cell>
          <table:table-cell office:value-type="string">
            <text:p>1012640000000</text:p>
          </table:table-cell>
          <table:table-cell office:value-type="string">
            <text:p>Haregade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09">
            <text:p>3809</text:p>
          </table:table-cell>
          <table:table-cell office:value-type="string">
            <text:p>Nørrebro</text:p>
          </table:table-cell>
          <table:table-cell office:value-type="string">
            <text:p>1010248520000</text:p>
          </table:table-cell>
          <table:table-cell office:value-type="string">
            <text:p>Asnæsgade (sydlige)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10">
            <text:p>3810</text:p>
          </table:table-cell>
          <table:table-cell office:value-type="string">
            <text:p>Vesterbro-Kongens Enghave</text:p>
          </table:table-cell>
          <table:table-cell office:value-type="string">
            <text:p>1018008040000</text:p>
          </table:table-cell>
          <table:table-cell office:value-type="string">
            <text:p>Vasbygade</text:p>
          </table:table-cell>
          <table:table-cell office:value-type="float" office:value="6">
            <text:p>6</text:p>
          </table:table-cell>
          <table:table-cell office:value-type="float" office:value="304">
            <text:p>30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11">
            <text:p>3811</text:p>
          </table:table-cell>
          <table:table-cell office:value-type="string">
            <text:p>Østerbro</text:p>
          </table:table-cell>
          <table:table-cell office:value-type="string">
            <text:p>1018068000000</text:p>
          </table:table-cell>
          <table:table-cell office:value-type="string">
            <text:p>Ved Klosteret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12">
            <text:p>3812</text:p>
          </table:table-cell>
          <table:table-cell office:value-type="string">
            <text:p>Indre By</text:p>
          </table:table-cell>
          <table:table-cell office:value-type="string">
            <text:p>1012112000000</text:p>
          </table:table-cell>
          <table:table-cell office:value-type="string">
            <text:p>Gammeltoftsgade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14">
            <text:p>3814</text:p>
          </table:table-cell>
          <table:table-cell office:value-type="string">
            <text:p>Indre By</text:p>
          </table:table-cell>
          <table:table-cell office:value-type="string">
            <text:p>1015772020000</text:p>
          </table:table-cell>
          <table:table-cell office:value-type="string">
            <text:p>Refshalevej</text:p>
          </table:table-cell>
          <table:table-cell office:value-type="float" office:value="0">
            <text:p>0</text:p>
          </table:table-cell>
          <table:table-cell office:value-type="float" office:value="549">
            <text:p>54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15">
            <text:p>3815</text:p>
          </table:table-cell>
          <table:table-cell office:value-type="string">
            <text:p>Valby</text:p>
          </table:table-cell>
          <table:table-cell office:value-type="string">
            <text:p>101768601A000</text:p>
          </table:table-cell>
          <table:table-cell office:value-type="string">
            <text:p>Tudsemindevej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3816">
            <text:p>3816</text:p>
          </table:table-cell>
          <table:table-cell office:value-type="string">
            <text:p>Bispebjerg</text:p>
          </table:table-cell>
          <table:table-cell office:value-type="string">
            <text:p>1011528000000</text:p>
          </table:table-cell>
          <table:table-cell office:value-type="string">
            <text:p>Emdrupgårdsvej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3803">
            <text:p>3803</text:p>
          </table:table-cell>
          <table:table-cell office:value-type="string">
            <text:p>Vesterbro-Kongens Enghave</text:p>
          </table:table-cell>
          <table:table-cell office:value-type="string">
            <text:p>1017780000000</text:p>
          </table:table-cell>
          <table:table-cell office:value-type="string">
            <text:p>Tøndergade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67">
            <text:p>7567</text:p>
          </table:table-cell>
          <table:table-cell office:value-type="string">
            <text:p>Vesterbro-Kongens Enghave</text:p>
          </table:table-cell>
          <table:table-cell office:value-type="string">
            <text:p>1011890000000</text:p>
          </table:table-cell>
          <table:table-cell office:value-type="string">
            <text:p>Fragtvej</text:p>
          </table:table-cell>
          <table:table-cell office:value-type="float" office:value="0">
            <text:p>0</text:p>
          </table:table-cell>
          <table:table-cell office:value-type="float" office:value="596">
            <text:p>5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568">
            <text:p>7568</text:p>
          </table:table-cell>
          <table:table-cell office:value-type="string">
            <text:p>Vesterbro-Kongens Enghave</text:p>
          </table:table-cell>
          <table:table-cell office:value-type="string">
            <text:p>1011890000000</text:p>
          </table:table-cell>
          <table:table-cell office:value-type="string">
            <text:p>Fragtvej</text:p>
          </table:table-cell>
          <table:table-cell office:value-type="float" office:value="0">
            <text:p>0</text:p>
          </table:table-cell>
          <table:table-cell office:value-type="float" office:value="596">
            <text:p>59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41">
            <text:p>7641</text:p>
          </table:table-cell>
          <table:table-cell office:value-type="string">
            <text:p>Nørrebro</text:p>
          </table:table-cell>
          <table:table-cell office:value-type="string">
            <text:p>1014236010000</text:p>
          </table:table-cell>
          <table:table-cell office:value-type="string">
            <text:p>Lersø Parkalle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642">
            <text:p>7642</text:p>
          </table:table-cell>
          <table:table-cell office:value-type="string">
            <text:p>Indre By</text:p>
          </table:table-cell>
          <table:table-cell office:value-type="string">
            <text:p>1015772030000</text:p>
          </table:table-cell>
          <table:table-cell office:value-type="string">
            <text:p>Refshalevej</text:p>
          </table:table-cell>
          <table:table-cell office:value-type="float" office:value="0">
            <text:p>0</text:p>
          </table:table-cell>
          <table:table-cell office:value-type="float" office:value="978">
            <text:p>97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43">
            <text:p>7643</text:p>
          </table:table-cell>
          <table:table-cell office:value-type="string">
            <text:p>Indre By</text:p>
          </table:table-cell>
          <table:table-cell office:value-type="string">
            <text:p>1015772030000</text:p>
          </table:table-cell>
          <table:table-cell office:value-type="string">
            <text:p>Refshalevej</text:p>
          </table:table-cell>
          <table:table-cell office:value-type="float" office:value="0">
            <text:p>0</text:p>
          </table:table-cell>
          <table:table-cell office:value-type="float" office:value="978">
            <text:p>97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44">
            <text:p>7644</text:p>
          </table:table-cell>
          <table:table-cell office:value-type="string">
            <text:p>Indre By</text:p>
          </table:table-cell>
          <table:table-cell office:value-type="string">
            <text:p>1015772030000</text:p>
          </table:table-cell>
          <table:table-cell office:value-type="string">
            <text:p>Refshalevej</text:p>
          </table:table-cell>
          <table:table-cell office:value-type="float" office:value="0">
            <text:p>0</text:p>
          </table:table-cell>
          <table:table-cell office:value-type="float" office:value="978">
            <text:p>9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645">
            <text:p>7645</text:p>
          </table:table-cell>
          <table:table-cell office:value-type="string">
            <text:p>Østerbro</text:p>
          </table:table-cell>
          <table:table-cell office:value-type="string">
            <text:p>1013518000000</text:p>
          </table:table-cell>
          <table:table-cell office:value-type="string">
            <text:p>Kalkbrænderiløbskaj</text:p>
          </table:table-cell>
          <table:table-cell office:value-type="float" office:value="0">
            <text:p>0</text:p>
          </table:table-cell>
          <table:table-cell office:value-type="float" office:value="843">
            <text:p>84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58">
            <text:p>7658</text:p>
          </table:table-cell>
          <table:table-cell office:value-type="string">
            <text:p>Østerbro</text:p>
          </table:table-cell>
          <table:table-cell office:value-type="string">
            <text:p>1017124000000</text:p>
          </table:table-cell>
          <table:table-cell office:value-type="string">
            <text:p>Sundkrogsgade</text:p>
          </table:table-cell>
          <table:table-cell office:value-type="float" office:value="0">
            <text:p>0</text:p>
          </table:table-cell>
          <table:table-cell office:value-type="float" office:value="1077">
            <text:p>107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21">
            <text:p>7621</text:p>
          </table:table-cell>
          <table:table-cell office:value-type="string">
            <text:p>Nørrebro</text:p>
          </table:table-cell>
          <table:table-cell office:value-type="string">
            <text:p>1016378000000</text:p>
          </table:table-cell>
          <table:table-cell office:value-type="string">
            <text:p>Sigynsgade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7622">
            <text:p>7622</text:p>
          </table:table-cell>
          <table:table-cell office:value-type="string">
            <text:p>Østerbro</text:p>
          </table:table-cell>
          <table:table-cell office:value-type="string">
            <text:p>1011984300000</text:p>
          </table:table-cell>
          <table:table-cell office:value-type="string">
            <text:p>Fridtjof Nansens Plads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23">
            <text:p>7623</text:p>
          </table:table-cell>
          <table:table-cell office:value-type="string">
            <text:p>Østerbro</text:p>
          </table:table-cell>
          <table:table-cell office:value-type="string">
            <text:p>1011984300V00</text:p>
          </table:table-cell>
          <table:table-cell office:value-type="string">
            <text:p>Fridtjof Nansens Plads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87">
            <text:p>7587</text:p>
          </table:table-cell>
          <table:table-cell office:value-type="string">
            <text:p>Vanløse</text:p>
          </table:table-cell>
          <table:table-cell office:value-type="string">
            <text:p>1010380000000</text:p>
          </table:table-cell>
          <table:table-cell office:value-type="string">
            <text:p>Bangsbovej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88">
            <text:p>7588</text:p>
          </table:table-cell>
          <table:table-cell office:value-type="string">
            <text:p>Vanløse</text:p>
          </table:table-cell>
          <table:table-cell office:value-type="string">
            <text:p>1010380000000</text:p>
          </table:table-cell>
          <table:table-cell office:value-type="string">
            <text:p>Bangsbovej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589">
            <text:p>7589</text:p>
          </table:table-cell>
          <table:table-cell office:value-type="string">
            <text:p>Vanløse</text:p>
          </table:table-cell>
          <table:table-cell office:value-type="string">
            <text:p>1017984000000</text:p>
          </table:table-cell>
          <table:table-cell office:value-type="string">
            <text:p>Vanløse Allé</text:p>
          </table:table-cell>
          <table:table-cell office:value-type="float" office:value="0">
            <text:p>0</text:p>
          </table:table-cell>
          <table:table-cell office:value-type="float" office:value="575">
            <text:p>57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590">
            <text:p>7590</text:p>
          </table:table-cell>
          <table:table-cell office:value-type="string">
            <text:p>Vanløse</text:p>
          </table:table-cell>
          <table:table-cell office:value-type="string">
            <text:p>1017984000000</text:p>
          </table:table-cell>
          <table:table-cell office:value-type="string">
            <text:p>Vanløse Allé</text:p>
          </table:table-cell>
          <table:table-cell office:value-type="float" office:value="0">
            <text:p>0</text:p>
          </table:table-cell>
          <table:table-cell office:value-type="float" office:value="575">
            <text:p>57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91">
            <text:p>7591</text:p>
          </table:table-cell>
          <table:table-cell office:value-type="string">
            <text:p>Indre By</text:p>
          </table:table-cell>
          <table:table-cell office:value-type="string">
            <text:p>1012700000000</text:p>
          </table:table-cell>
          <table:table-cell office:value-type="string">
            <text:p>Havnegade</text:p>
          </table:table-cell>
          <table:table-cell office:value-type="float" office:value="0">
            <text:p>0</text:p>
          </table:table-cell>
          <table:table-cell office:value-type="float" office:value="775">
            <text:p>77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16">
            <text:p>7716</text:p>
          </table:table-cell>
          <table:table-cell office:value-type="string">
            <text:p>Vesterbro-Kongens Enghave</text:p>
          </table:table-cell>
          <table:table-cell office:value-type="string">
            <text:p>1012772000000</text:p>
          </table:table-cell>
          <table:table-cell office:value-type="string">
            <text:p>Helgolandsgade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92">
            <text:p>7592</text:p>
          </table:table-cell>
          <table:table-cell office:value-type="string">
            <text:p>Indre By</text:p>
          </table:table-cell>
          <table:table-cell office:value-type="string">
            <text:p>1012700000000</text:p>
          </table:table-cell>
          <table:table-cell office:value-type="string">
            <text:p>Havnegade</text:p>
          </table:table-cell>
          <table:table-cell office:value-type="float" office:value="0">
            <text:p>0</text:p>
          </table:table-cell>
          <table:table-cell office:value-type="float" office:value="775">
            <text:p>77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81">
            <text:p>7581</text:p>
          </table:table-cell>
          <table:table-cell office:value-type="string">
            <text:p>Indre By</text:p>
          </table:table-cell>
          <table:table-cell office:value-type="string">
            <text:p>1015112010000</text:p>
          </table:table-cell>
          <table:table-cell office:value-type="string">
            <text:p>Nyhavn</text:p>
          </table:table-cell>
          <table:table-cell office:value-type="float" office:value="0">
            <text:p>0</text:p>
          </table:table-cell>
          <table:table-cell office:value-type="float" office:value="451">
            <text:p>45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82">
            <text:p>7582</text:p>
          </table:table-cell>
          <table:table-cell office:value-type="string">
            <text:p>Indre By</text:p>
          </table:table-cell>
          <table:table-cell office:value-type="string">
            <text:p>1015112010000</text:p>
          </table:table-cell>
          <table:table-cell office:value-type="string">
            <text:p>Nyhavn</text:p>
          </table:table-cell>
          <table:table-cell office:value-type="float" office:value="0">
            <text:p>0</text:p>
          </table:table-cell>
          <table:table-cell office:value-type="float" office:value="451">
            <text:p>45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83">
            <text:p>7583</text:p>
          </table:table-cell>
          <table:table-cell office:value-type="string">
            <text:p>Nørrebro</text:p>
          </table:table-cell>
          <table:table-cell office:value-type="string">
            <text:p>1010628000000</text:p>
          </table:table-cell>
          <table:table-cell office:value-type="string">
            <text:p>Blågårdsgade</text:p>
          </table:table-cell>
          <table:table-cell office:value-type="float" office:value="0">
            <text:p>0</text:p>
          </table:table-cell>
          <table:table-cell office:value-type="float" office:value="539">
            <text:p>5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32">
            <text:p>7732</text:p>
          </table:table-cell>
          <table:table-cell office:value-type="string">
            <text:p>Amager Vest</text:p>
          </table:table-cell>
          <table:table-cell office:value-type="string">
            <text:p>1017546000000</text:p>
          </table:table-cell>
          <table:table-cell office:value-type="string">
            <text:p>Tomatvej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84">
            <text:p>7584</text:p>
          </table:table-cell>
          <table:table-cell office:value-type="string">
            <text:p>Nørrebro</text:p>
          </table:table-cell>
          <table:table-cell office:value-type="string">
            <text:p>1010628000000</text:p>
          </table:table-cell>
          <table:table-cell office:value-type="string">
            <text:p>Blågårdsgade</text:p>
          </table:table-cell>
          <table:table-cell office:value-type="float" office:value="0">
            <text:p>0</text:p>
          </table:table-cell>
          <table:table-cell office:value-type="float" office:value="539">
            <text:p>53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85">
            <text:p>7585</text:p>
          </table:table-cell>
          <table:table-cell office:value-type="string">
            <text:p>Amager Vest</text:p>
          </table:table-cell>
          <table:table-cell office:value-type="string">
            <text:p>1017472000000</text:p>
          </table:table-cell>
          <table:table-cell office:value-type="string">
            <text:p>Tingvej</text:p>
          </table:table-cell>
          <table:table-cell office:value-type="float" office:value="0">
            <text:p>0</text:p>
          </table:table-cell>
          <table:table-cell office:value-type="float" office:value="739">
            <text:p>739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7586">
            <text:p>7586</text:p>
          </table:table-cell>
          <table:table-cell office:value-type="string">
            <text:p>Amager Vest</text:p>
          </table:table-cell>
          <table:table-cell office:value-type="string">
            <text:p>1017472000000</text:p>
          </table:table-cell>
          <table:table-cell office:value-type="string">
            <text:p>Tingvej</text:p>
          </table:table-cell>
          <table:table-cell office:value-type="float" office:value="0">
            <text:p>0</text:p>
          </table:table-cell>
          <table:table-cell office:value-type="float" office:value="739">
            <text:p>7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20">
            <text:p>7620</text:p>
          </table:table-cell>
          <table:table-cell office:value-type="string">
            <text:p>Nørrebro</text:p>
          </table:table-cell>
          <table:table-cell office:value-type="string">
            <text:p>1016378000000</text:p>
          </table:table-cell>
          <table:table-cell office:value-type="string">
            <text:p>Sigynsgade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54">
            <text:p>7554</text:p>
          </table:table-cell>
          <table:table-cell office:value-type="string">
            <text:p>Vesterbro-Kongens Enghave</text:p>
          </table:table-cell>
          <table:table-cell office:value-type="string">
            <text:p>1015328000000</text:p>
          </table:table-cell>
          <table:table-cell office:value-type="string">
            <text:p>Otto Busses vej</text:p>
          </table:table-cell>
          <table:table-cell office:value-type="float" office:value="0">
            <text:p>0</text:p>
          </table:table-cell>
          <table:table-cell office:value-type="float" office:value="1068">
            <text:p>106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555">
            <text:p>7555</text:p>
          </table:table-cell>
          <table:table-cell office:value-type="string">
            <text:p>Vesterbro-Kongens Enghave</text:p>
          </table:table-cell>
          <table:table-cell office:value-type="string">
            <text:p>1015328000000</text:p>
          </table:table-cell>
          <table:table-cell office:value-type="string">
            <text:p>Otto Busses vej</text:p>
          </table:table-cell>
          <table:table-cell office:value-type="float" office:value="0">
            <text:p>0</text:p>
          </table:table-cell>
          <table:table-cell office:value-type="float" office:value="1068">
            <text:p>106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56">
            <text:p>7556</text:p>
          </table:table-cell>
          <table:table-cell office:value-type="string">
            <text:p>Amager Øst</text:p>
          </table:table-cell>
          <table:table-cell office:value-type="string">
            <text:p>1015912800000</text:p>
          </table:table-cell>
          <table:table-cell office:value-type="string">
            <text:p>Roselillevej</text:p>
          </table:table-cell>
          <table:table-cell office:value-type="float" office:value="362">
            <text:p>362</text:p>
          </table:table-cell>
          <table:table-cell office:value-type="float" office:value="589">
            <text:p>589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557">
            <text:p>7557</text:p>
          </table:table-cell>
          <table:table-cell office:value-type="string">
            <text:p>Amager Øst</text:p>
          </table:table-cell>
          <table:table-cell office:value-type="string">
            <text:p>1015912800000</text:p>
          </table:table-cell>
          <table:table-cell office:value-type="string">
            <text:p>Roselillevej</text:p>
          </table:table-cell>
          <table:table-cell office:value-type="float" office:value="362">
            <text:p>362</text:p>
          </table:table-cell>
          <table:table-cell office:value-type="float" office:value="589">
            <text:p>58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58">
            <text:p>7558</text:p>
          </table:table-cell>
          <table:table-cell office:value-type="string">
            <text:p>Amager Øst</text:p>
          </table:table-cell>
          <table:table-cell office:value-type="string">
            <text:p>1015912000000</text:p>
          </table:table-cell>
          <table:table-cell office:value-type="string">
            <text:p>Roselillevej</text:p>
          </table:table-cell>
          <table:table-cell office:value-type="float" office:value="0">
            <text:p>0</text:p>
          </table:table-cell>
          <table:table-cell office:value-type="float" office:value="361">
            <text:p>36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59">
            <text:p>7559</text:p>
          </table:table-cell>
          <table:table-cell office:value-type="string">
            <text:p>Amager Øst</text:p>
          </table:table-cell>
          <table:table-cell office:value-type="string">
            <text:p>1015912000000</text:p>
          </table:table-cell>
          <table:table-cell office:value-type="string">
            <text:p>Roselillevej</text:p>
          </table:table-cell>
          <table:table-cell office:value-type="float" office:value="0">
            <text:p>0</text:p>
          </table:table-cell>
          <table:table-cell office:value-type="float" office:value="361">
            <text:p>361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560">
            <text:p>7560</text:p>
          </table:table-cell>
          <table:table-cell office:value-type="string">
            <text:p>Amager Øst</text:p>
          </table:table-cell>
          <table:table-cell office:value-type="string">
            <text:p>1015912000000</text:p>
          </table:table-cell>
          <table:table-cell office:value-type="string">
            <text:p>Roselillevej</text:p>
          </table:table-cell>
          <table:table-cell office:value-type="float" office:value="0">
            <text:p>0</text:p>
          </table:table-cell>
          <table:table-cell office:value-type="float" office:value="361">
            <text:p>36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61">
            <text:p>7561</text:p>
          </table:table-cell>
          <table:table-cell office:value-type="string">
            <text:p>Amager Øst</text:p>
          </table:table-cell>
          <table:table-cell office:value-type="string">
            <text:p>1013936000000</text:p>
          </table:table-cell>
          <table:table-cell office:value-type="string">
            <text:p>Kraftværksvej</text:p>
          </table:table-cell>
          <table:table-cell office:value-type="float" office:value="0">
            <text:p>0</text:p>
          </table:table-cell>
          <table:table-cell office:value-type="float" office:value="1468">
            <text:p>146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62">
            <text:p>7562</text:p>
          </table:table-cell>
          <table:table-cell office:value-type="string">
            <text:p>Amager Øst</text:p>
          </table:table-cell>
          <table:table-cell office:value-type="string">
            <text:p>1013936000000</text:p>
          </table:table-cell>
          <table:table-cell office:value-type="string">
            <text:p>Kraftværksvej</text:p>
          </table:table-cell>
          <table:table-cell office:value-type="float" office:value="0">
            <text:p>0</text:p>
          </table:table-cell>
          <table:table-cell office:value-type="float" office:value="1468">
            <text:p>1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563">
            <text:p>7563</text:p>
          </table:table-cell>
          <table:table-cell office:value-type="string">
            <text:p>Indre By</text:p>
          </table:table-cell>
          <table:table-cell office:value-type="string">
            <text:p>1011144000000</text:p>
          </table:table-cell>
          <table:table-cell office:value-type="string">
            <text:p>Christianshavns Voldgade</text:p>
          </table:table-cell>
          <table:table-cell office:value-type="float" office:value="0">
            <text:p>0</text:p>
          </table:table-cell>
          <table:table-cell office:value-type="float" office:value="859">
            <text:p>85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64">
            <text:p>7564</text:p>
          </table:table-cell>
          <table:table-cell office:value-type="string">
            <text:p>Indre By</text:p>
          </table:table-cell>
          <table:table-cell office:value-type="string">
            <text:p>1011144000000</text:p>
          </table:table-cell>
          <table:table-cell office:value-type="string">
            <text:p>Christianshavns Voldgade</text:p>
          </table:table-cell>
          <table:table-cell office:value-type="float" office:value="0">
            <text:p>0</text:p>
          </table:table-cell>
          <table:table-cell office:value-type="float" office:value="859">
            <text:p>8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565">
            <text:p>7565</text:p>
          </table:table-cell>
          <table:table-cell office:value-type="string">
            <text:p>Indre By</text:p>
          </table:table-cell>
          <table:table-cell office:value-type="string">
            <text:p>1015364000000</text:p>
          </table:table-cell>
          <table:table-cell office:value-type="string">
            <text:p>Overgaden Neden Vandet</text:p>
          </table:table-cell>
          <table:table-cell office:value-type="float" office:value="0">
            <text:p>0</text:p>
          </table:table-cell>
          <table:table-cell office:value-type="float" office:value="592">
            <text:p>5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566">
            <text:p>7566</text:p>
          </table:table-cell>
          <table:table-cell office:value-type="string">
            <text:p>Indre By</text:p>
          </table:table-cell>
          <table:table-cell office:value-type="string">
            <text:p>1015364000000</text:p>
          </table:table-cell>
          <table:table-cell office:value-type="string">
            <text:p>Overgaden Neden Vandet</text:p>
          </table:table-cell>
          <table:table-cell office:value-type="float" office:value="0">
            <text:p>0</text:p>
          </table:table-cell>
          <table:table-cell office:value-type="float" office:value="592">
            <text:p>59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62">
            <text:p>7662</text:p>
          </table:table-cell>
          <table:table-cell office:value-type="string">
            <text:p>Østerbro</text:p>
          </table:table-cell>
          <table:table-cell office:value-type="string">
            <text:p>1012868000000</text:p>
          </table:table-cell>
          <table:table-cell office:value-type="string">
            <text:p>Hesseløgade</text:p>
          </table:table-cell>
          <table:table-cell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56">
            <text:p>6856</text:p>
          </table:table-cell>
          <table:table-cell office:value-type="string">
            <text:p>Østerbro</text:p>
          </table:table-cell>
          <table:table-cell office:value-type="string">
            <text:p>1012868000000</text:p>
          </table:table-cell>
          <table:table-cell office:value-type="string">
            <text:p>Hesseløgade</text:p>
          </table:table-cell>
          <table:table-cell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63">
            <text:p>7663</text:p>
          </table:table-cell>
          <table:table-cell office:value-type="string">
            <text:p>Østerbro</text:p>
          </table:table-cell>
          <table:table-cell office:value-type="string">
            <text:p>1015108000000</text:p>
          </table:table-cell>
          <table:table-cell office:value-type="string">
            <text:p>Nygårdsvej</text:p>
          </table:table-cell>
          <table:table-cell office:value-type="float" office:value="273">
            <text:p>273</text:p>
          </table:table-cell>
          <table:table-cell office:value-type="float" office:value="553">
            <text:p>55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64">
            <text:p>7664</text:p>
          </table:table-cell>
          <table:table-cell office:value-type="string">
            <text:p>Østerbro</text:p>
          </table:table-cell>
          <table:table-cell office:value-type="string">
            <text:p>1013020000000</text:p>
          </table:table-cell>
          <table:table-cell office:value-type="string">
            <text:p>Hornemansgade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50">
            <text:p>7050</text:p>
          </table:table-cell>
          <table:table-cell office:value-type="string">
            <text:p>Østerbro</text:p>
          </table:table-cell>
          <table:table-cell office:value-type="string">
            <text:p>1013020000000</text:p>
          </table:table-cell>
          <table:table-cell office:value-type="string">
            <text:p>Hornemansgade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96">
            <text:p>7196</text:p>
          </table:table-cell>
          <table:table-cell office:value-type="string">
            <text:p>Østerbro</text:p>
          </table:table-cell>
          <table:table-cell office:value-type="string">
            <text:p>1014984000000</text:p>
          </table:table-cell>
          <table:table-cell office:value-type="string">
            <text:p>Niels W. Gades Gade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97">
            <text:p>7197</text:p>
          </table:table-cell>
          <table:table-cell office:value-type="string">
            <text:p>Østerbro</text:p>
          </table:table-cell>
          <table:table-cell office:value-type="string">
            <text:p>1014984000000</text:p>
          </table:table-cell>
          <table:table-cell office:value-type="string">
            <text:p>Niels W. Gades Gade</text:p>
          </table:table-cell>
          <table:table-cell office:value-type="float" office:value="148">
            <text:p>148</text:p>
          </table:table-cell>
          <table:table-cell office:value-type="float" office:value="228">
            <text:p>228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154">
            <text:p>7154</text:p>
          </table:table-cell>
          <table:table-cell office:value-type="string">
            <text:p>Østerbro</text:p>
          </table:table-cell>
          <table:table-cell office:value-type="string">
            <text:p>1012752000000</text:p>
          </table:table-cell>
          <table:table-cell office:value-type="string">
            <text:p>Heisesgade</text:p>
          </table:table-cell>
          <table:table-cell office:value-type="float" office:value="83">
            <text:p>83</text:p>
          </table:table-cell>
          <table:table-cell office:value-type="float" office:value="143">
            <text:p>14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66">
            <text:p>7666</text:p>
          </table:table-cell>
          <table:table-cell office:value-type="string">
            <text:p>Østerbro</text:p>
          </table:table-cell>
          <table:table-cell office:value-type="string">
            <text:p>1017800000000</text:p>
          </table:table-cell>
          <table:table-cell office:value-type="string">
            <text:p>Tåsingegade</text:p>
          </table:table-cell>
          <table:table-cell office:value-type="float" office:value="0">
            <text:p>0</text:p>
          </table:table-cell>
          <table:table-cell office:value-type="float" office:value="729">
            <text:p>72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67">
            <text:p>7667</text:p>
          </table:table-cell>
          <table:table-cell office:value-type="string">
            <text:p>Østerbro</text:p>
          </table:table-cell>
          <table:table-cell office:value-type="string">
            <text:p>1015348000000</text:p>
          </table:table-cell>
          <table:table-cell office:value-type="string">
            <text:p>Ourøgade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69">
            <text:p>5969</text:p>
          </table:table-cell>
          <table:table-cell office:value-type="string">
            <text:p>Østerbro</text:p>
          </table:table-cell>
          <table:table-cell office:value-type="string">
            <text:p>1015348000000</text:p>
          </table:table-cell>
          <table:table-cell office:value-type="string">
            <text:p>Ourøgade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86">
            <text:p>6186</text:p>
          </table:table-cell>
          <table:table-cell office:value-type="string">
            <text:p>Østerbro</text:p>
          </table:table-cell>
          <table:table-cell office:value-type="string">
            <text:p>1017800000000</text:p>
          </table:table-cell>
          <table:table-cell office:value-type="string">
            <text:p>Tåsingegade</text:p>
          </table:table-cell>
          <table:table-cell office:value-type="float" office:value="0">
            <text:p>0</text:p>
          </table:table-cell>
          <table:table-cell office:value-type="float" office:value="729">
            <text:p>72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64">
            <text:p>4064</text:p>
          </table:table-cell>
          <table:table-cell office:value-type="string">
            <text:p>Valby</text:p>
          </table:table-cell>
          <table:table-cell office:value-type="string">
            <text:p>1012100000000</text:p>
          </table:table-cell>
          <table:table-cell office:value-type="string">
            <text:p>Gammel Køge Landevej</text:p>
          </table:table-cell>
          <table:table-cell office:value-type="float" office:value="0">
            <text:p>0</text:p>
          </table:table-cell>
          <table:table-cell office:value-type="float" office:value="2285">
            <text:p>228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12">
            <text:p>6612</text:p>
          </table:table-cell>
          <table:table-cell office:value-type="string">
            <text:p>Valby</text:p>
          </table:table-cell>
          <table:table-cell office:value-type="string">
            <text:p>1012100000000</text:p>
          </table:table-cell>
          <table:table-cell office:value-type="string">
            <text:p>Gammel Køge Landevej</text:p>
          </table:table-cell>
          <table:table-cell office:value-type="float" office:value="2285">
            <text:p>2285</text:p>
          </table:table-cell>
          <table:table-cell office:value-type="float" office:value="2456">
            <text:p>245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54">
            <text:p>5054</text:p>
          </table:table-cell>
          <table:table-cell office:value-type="string">
            <text:p>Indre By</text:p>
          </table:table-cell>
          <table:table-cell office:value-type="string">
            <text:p>1011358000000</text:p>
          </table:table-cell>
          <table:table-cell office:value-type="string">
            <text:p>Dronning Louises Bro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63">
            <text:p>5563</text:p>
          </table:table-cell>
          <table:table-cell office:value-type="string">
            <text:p>Brønshøj-Husum</text:p>
          </table:table-cell>
          <table:table-cell office:value-type="string">
            <text:p>1017704000000</text:p>
          </table:table-cell>
          <table:table-cell office:value-type="string">
            <text:p>Tunet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141">
            <text:p>7141</text:p>
          </table:table-cell>
          <table:table-cell office:value-type="string">
            <text:p>Amager Vest</text:p>
          </table:table-cell>
          <table:table-cell office:value-type="string">
            <text:p>1010232000000</text:p>
          </table:table-cell>
          <table:table-cell office:value-type="string">
            <text:p>Artillerivej</text:p>
          </table:table-cell>
          <table:table-cell office:value-type="float" office:value="26">
            <text:p>26</text:p>
          </table:table-cell>
          <table:table-cell office:value-type="float" office:value="363">
            <text:p>36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098">
            <text:p>4098</text:p>
          </table:table-cell>
          <table:table-cell office:value-type="string">
            <text:p>Valby</text:p>
          </table:table-cell>
          <table:table-cell office:value-type="string">
            <text:p>1013172000000</text:p>
          </table:table-cell>
          <table:table-cell office:value-type="string">
            <text:p>Høffdingsvej</text:p>
          </table:table-cell>
          <table:table-cell office:value-type="float" office:value="0">
            <text:p>0</text:p>
          </table:table-cell>
          <table:table-cell office:value-type="float" office:value="605">
            <text:p>60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4479">
            <text:p>4479</text:p>
          </table:table-cell>
          <table:table-cell office:value-type="string">
            <text:p>Valby</text:p>
          </table:table-cell>
          <table:table-cell office:value-type="string">
            <text:p>1010280000000</text:p>
          </table:table-cell>
          <table:table-cell office:value-type="string">
            <text:p>August Wimmers Vej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4523">
            <text:p>4523</text:p>
          </table:table-cell>
          <table:table-cell office:value-type="string">
            <text:p>Valby</text:p>
          </table:table-cell>
          <table:table-cell office:value-type="string">
            <text:p>1018348000000</text:p>
          </table:table-cell>
          <table:table-cell office:value-type="string">
            <text:p>Vilhelm Thomsens Allé</text:p>
          </table:table-cell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5463">
            <text:p>5463</text:p>
          </table:table-cell>
          <table:table-cell office:value-type="string">
            <text:p>Valby</text:p>
          </table:table-cell>
          <table:table-cell office:value-type="string">
            <text:p>1015704000000</text:p>
          </table:table-cell>
          <table:table-cell office:value-type="string">
            <text:p>Ramsingsvej</text:p>
          </table:table-cell>
          <table:table-cell office:value-type="float" office:value="0">
            <text:p>0</text:p>
          </table:table-cell>
          <table:table-cell office:value-type="float" office:value="434">
            <text:p>434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7289">
            <text:p>7289</text:p>
          </table:table-cell>
          <table:table-cell office:value-type="string">
            <text:p>Valby</text:p>
          </table:table-cell>
          <table:table-cell office:value-type="string">
            <text:p>1014794300000</text:p>
          </table:table-cell>
          <table:table-cell office:value-type="string">
            <text:p>Mogens Fogs Plads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4842">
            <text:p>4842</text:p>
          </table:table-cell>
          <table:table-cell office:value-type="string">
            <text:p>Bispebjerg</text:p>
          </table:table-cell>
          <table:table-cell office:value-type="string">
            <text:p>1012132000000</text:p>
          </table:table-cell>
          <table:table-cell office:value-type="string">
            <text:p>Gartnerivej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17">
            <text:p>7717</text:p>
          </table:table-cell>
          <table:table-cell office:value-type="string">
            <text:p>Vesterbro-Kongens Enghave</text:p>
          </table:table-cell>
          <table:table-cell office:value-type="string">
            <text:p>1014276000000</text:p>
          </table:table-cell>
          <table:table-cell office:value-type="string">
            <text:p>Lille Istedgade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668">
            <text:p>7668</text:p>
          </table:table-cell>
          <table:table-cell office:value-type="string">
            <text:p>Bispebjerg</text:p>
          </table:table-cell>
          <table:table-cell office:value-type="string">
            <text:p>1016052000000</text:p>
          </table:table-cell>
          <table:table-cell office:value-type="string">
            <text:p>Ryparken</text:p>
          </table:table-cell>
          <table:table-cell office:value-type="float" office:value="0">
            <text:p>0</text:p>
          </table:table-cell>
          <table:table-cell office:value-type="float" office:value="484">
            <text:p>484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3831">
            <text:p>3831</text:p>
          </table:table-cell>
          <table:table-cell office:value-type="string">
            <text:p>Bispebjerg</text:p>
          </table:table-cell>
          <table:table-cell office:value-type="string">
            <text:p>1016052000000</text:p>
          </table:table-cell>
          <table:table-cell office:value-type="string">
            <text:p>Ryparken</text:p>
          </table:table-cell>
          <table:table-cell office:value-type="float" office:value="0">
            <text:p>0</text:p>
          </table:table-cell>
          <table:table-cell office:value-type="float" office:value="484">
            <text:p>48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69">
            <text:p>7669</text:p>
          </table:table-cell>
          <table:table-cell office:value-type="string">
            <text:p>Østerbro</text:p>
          </table:table-cell>
          <table:table-cell office:value-type="string">
            <text:p>1015044000000</text:p>
          </table:table-cell>
          <table:table-cell office:value-type="string">
            <text:p>Nordre Frihavnsgade</text:p>
          </table:table-cell>
          <table:table-cell office:value-type="float" office:value="0">
            <text:p>0</text:p>
          </table:table-cell>
          <table:table-cell office:value-type="float" office:value="987">
            <text:p>98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70">
            <text:p>7670</text:p>
          </table:table-cell>
          <table:table-cell office:value-type="string">
            <text:p>Østerbro</text:p>
          </table:table-cell>
          <table:table-cell office:value-type="string">
            <text:p>1015044000000</text:p>
          </table:table-cell>
          <table:table-cell office:value-type="string">
            <text:p>Nordre Frihavnsgade</text:p>
          </table:table-cell>
          <table:table-cell office:value-type="float" office:value="0">
            <text:p>0</text:p>
          </table:table-cell>
          <table:table-cell office:value-type="float" office:value="987">
            <text:p>98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71">
            <text:p>7671</text:p>
          </table:table-cell>
          <table:table-cell office:value-type="string">
            <text:p>Brønshøj-Husum</text:p>
          </table:table-cell>
          <table:table-cell office:value-type="string">
            <text:p>1013576000000</text:p>
          </table:table-cell>
          <table:table-cell office:value-type="string">
            <text:p>Karlslundevej</text:p>
          </table:table-cell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7681">
            <text:p>7681</text:p>
          </table:table-cell>
          <table:table-cell office:value-type="string">
            <text:p>Indre By</text:p>
          </table:table-cell>
          <table:table-cell office:value-type="string">
            <text:p>1018252800000</text:p>
          </table:table-cell>
          <table:table-cell office:value-type="string">
            <text:p>Vester Voldgade</text:p>
          </table:table-cell>
          <table:table-cell office:value-type="float" office:value="230">
            <text:p>230</text:p>
          </table:table-cell>
          <table:table-cell office:value-type="float" office:value="863">
            <text:p>86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72">
            <text:p>7672</text:p>
          </table:table-cell>
          <table:table-cell office:value-type="string">
            <text:p>Brønshøj-Husum</text:p>
          </table:table-cell>
          <table:table-cell office:value-type="string">
            <text:p>1016644000000</text:p>
          </table:table-cell>
          <table:table-cell office:value-type="string">
            <text:p>Smørumvej</text:p>
          </table:table-cell>
          <table:table-cell office:value-type="float" office:value="0">
            <text:p>0</text:p>
          </table:table-cell>
          <table:table-cell office:value-type="float" office:value="1056">
            <text:p>105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73">
            <text:p>7673</text:p>
          </table:table-cell>
          <table:table-cell office:value-type="string">
            <text:p>Brønshøj-Husum</text:p>
          </table:table-cell>
          <table:table-cell office:value-type="string">
            <text:p>1016644000000</text:p>
          </table:table-cell>
          <table:table-cell office:value-type="string">
            <text:p>Smørumvej</text:p>
          </table:table-cell>
          <table:table-cell office:value-type="float" office:value="0">
            <text:p>0</text:p>
          </table:table-cell>
          <table:table-cell office:value-type="float" office:value="1056">
            <text:p>105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74">
            <text:p>7674</text:p>
          </table:table-cell>
          <table:table-cell office:value-type="string">
            <text:p>Brønshøj-Husum</text:p>
          </table:table-cell>
          <table:table-cell office:value-type="string">
            <text:p>1016644000000</text:p>
          </table:table-cell>
          <table:table-cell office:value-type="string">
            <text:p>Smørumvej</text:p>
          </table:table-cell>
          <table:table-cell office:value-type="float" office:value="0">
            <text:p>0</text:p>
          </table:table-cell>
          <table:table-cell office:value-type="float" office:value="1056">
            <text:p>1056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6646">
            <text:p>6646</text:p>
          </table:table-cell>
          <table:table-cell office:value-type="string">
            <text:p>Brønshøj-Husum</text:p>
          </table:table-cell>
          <table:table-cell office:value-type="string">
            <text:p>1016644000000</text:p>
          </table:table-cell>
          <table:table-cell office:value-type="string">
            <text:p>Smørumvej</text:p>
          </table:table-cell>
          <table:table-cell office:value-type="float" office:value="0">
            <text:p>0</text:p>
          </table:table-cell>
          <table:table-cell office:value-type="float" office:value="1056">
            <text:p>105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61">
            <text:p>7261</text:p>
          </table:table-cell>
          <table:table-cell office:value-type="string">
            <text:p>Brønshøj-Husum</text:p>
          </table:table-cell>
          <table:table-cell office:value-type="string">
            <text:p>1013576000000</text:p>
          </table:table-cell>
          <table:table-cell office:value-type="string">
            <text:p>Karlslundevej</text:p>
          </table:table-cell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24">
            <text:p>4224</text:p>
          </table:table-cell>
          <table:table-cell office:value-type="string">
            <text:p>Indre By</text:p>
          </table:table-cell>
          <table:table-cell office:value-type="string">
            <text:p>1015552300000</text:p>
          </table:table-cell>
          <table:table-cell office:value-type="string">
            <text:p>Polititorvet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53">
            <text:p>4353</text:p>
          </table:table-cell>
          <table:table-cell office:value-type="string">
            <text:p>Indre By</text:p>
          </table:table-cell>
          <table:table-cell office:value-type="string">
            <text:p>1018048000000</text:p>
          </table:table-cell>
          <table:table-cell office:value-type="string">
            <text:p>Ved Glyptoteket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13">
            <text:p>4913</text:p>
          </table:table-cell>
          <table:table-cell office:value-type="string">
            <text:p>Indre By</text:p>
          </table:table-cell>
          <table:table-cell office:value-type="string">
            <text:p>1015552310000</text:p>
          </table:table-cell>
          <table:table-cell office:value-type="string">
            <text:p>Polititorvet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87">
            <text:p>5187</text:p>
          </table:table-cell>
          <table:table-cell office:value-type="string">
            <text:p>Indre By</text:p>
          </table:table-cell>
          <table:table-cell office:value-type="string">
            <text:p>1015340310000</text:p>
          </table:table-cell>
          <table:table-cell office:value-type="string">
            <text:p>Otto Mønsteds Plads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13">
            <text:p>5713</text:p>
          </table:table-cell>
          <table:table-cell office:value-type="string">
            <text:p>Indre By</text:p>
          </table:table-cell>
          <table:table-cell office:value-type="string">
            <text:p>1016932000000</text:p>
          </table:table-cell>
          <table:table-cell office:value-type="string">
            <text:p>Stoltenbergsgade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27">
            <text:p>5727</text:p>
          </table:table-cell>
          <table:table-cell office:value-type="string">
            <text:p>Indre By</text:p>
          </table:table-cell>
          <table:table-cell office:value-type="string">
            <text:p>1015660010000</text:p>
          </table:table-cell>
          <table:table-cell office:value-type="string">
            <text:p>Puggaardsgade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48">
            <text:p>6048</text:p>
          </table:table-cell>
          <table:table-cell office:value-type="string">
            <text:p>Indre By</text:p>
          </table:table-cell>
          <table:table-cell office:value-type="string">
            <text:p>1014972000000</text:p>
          </table:table-cell>
          <table:table-cell office:value-type="string">
            <text:p>Niels Brocks Gade</text:p>
          </table:table-cell>
          <table:table-cell office:value-type="float" office:value="0">
            <text:p>0</text:p>
          </table:table-cell>
          <table:table-cell office:value-type="float" office:value="315">
            <text:p>31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72">
            <text:p>6472</text:p>
          </table:table-cell>
          <table:table-cell office:value-type="string">
            <text:p>Indre By</text:p>
          </table:table-cell>
          <table:table-cell office:value-type="string">
            <text:p>1015660000000</text:p>
          </table:table-cell>
          <table:table-cell office:value-type="string">
            <text:p>Puggaardsgade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39">
            <text:p>6739</text:p>
          </table:table-cell>
          <table:table-cell office:value-type="string">
            <text:p>Indre By</text:p>
          </table:table-cell>
          <table:table-cell office:value-type="string">
            <text:p>1010168000000</text:p>
          </table:table-cell>
          <table:table-cell office:value-type="string">
            <text:p>Anker Heegaards Gade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13">
            <text:p>6913</text:p>
          </table:table-cell>
          <table:table-cell office:value-type="string">
            <text:p>Indre By</text:p>
          </table:table-cell>
          <table:table-cell office:value-type="string">
            <text:p>1011432000000</text:p>
          </table:table-cell>
          <table:table-cell office:value-type="string">
            <text:p>Edvard Falcks Gade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64">
            <text:p>5764</text:p>
          </table:table-cell>
          <table:table-cell office:value-type="string">
            <text:p>Indre By</text:p>
          </table:table-cell>
          <table:table-cell office:value-type="string">
            <text:p>1015340300000</text:p>
          </table:table-cell>
          <table:table-cell office:value-type="string">
            <text:p>Otto Mønsteds Plads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75">
            <text:p>7675</text:p>
          </table:table-cell>
          <table:table-cell office:value-type="string">
            <text:p>Indre By</text:p>
          </table:table-cell>
          <table:table-cell office:value-type="string">
            <text:p>1016056000000</text:p>
          </table:table-cell>
          <table:table-cell office:value-type="string">
            <text:p>Rysensteensgade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10">
            <text:p>5010</text:p>
          </table:table-cell>
          <table:table-cell office:value-type="string">
            <text:p>Indre By</text:p>
          </table:table-cell>
          <table:table-cell office:value-type="string">
            <text:p>1014788000000</text:p>
          </table:table-cell>
          <table:table-cell office:value-type="string">
            <text:p>Mitchellsgade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97">
            <text:p>4397</text:p>
          </table:table-cell>
          <table:table-cell office:value-type="string">
            <text:p>Indre By</text:p>
          </table:table-cell>
          <table:table-cell office:value-type="string">
            <text:p>1011956010000</text:p>
          </table:table-cell>
          <table:table-cell office:value-type="string">
            <text:p>Frederiksholms Kanal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29">
            <text:p>6229</text:p>
          </table:table-cell>
          <table:table-cell office:value-type="string">
            <text:p>Indre By</text:p>
          </table:table-cell>
          <table:table-cell office:value-type="string">
            <text:p>1015602000000</text:p>
          </table:table-cell>
          <table:table-cell office:value-type="string">
            <text:p>Prinsens Bro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42">
            <text:p>6242</text:p>
          </table:table-cell>
          <table:table-cell office:value-type="string">
            <text:p>Indre By</text:p>
          </table:table-cell>
          <table:table-cell office:value-type="string">
            <text:p>1011124000000</text:p>
          </table:table-cell>
          <table:table-cell office:value-type="string">
            <text:p>Christiansborg Ridebane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76">
            <text:p>7676</text:p>
          </table:table-cell>
          <table:table-cell office:value-type="string">
            <text:p>Indre By</text:p>
          </table:table-cell>
          <table:table-cell office:value-type="string">
            <text:p>1015116000000</text:p>
          </table:table-cell>
          <table:table-cell office:value-type="string">
            <text:p>Ny Kongensgade</text:p>
          </table:table-cell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77">
            <text:p>7677</text:p>
          </table:table-cell>
          <table:table-cell office:value-type="string">
            <text:p>Indre By</text:p>
          </table:table-cell>
          <table:table-cell office:value-type="string">
            <text:p>1011956000000</text:p>
          </table:table-cell>
          <table:table-cell office:value-type="string">
            <text:p>Frederiksholms Kanal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79">
            <text:p>7679</text:p>
          </table:table-cell>
          <table:table-cell office:value-type="string">
            <text:p>Indre By</text:p>
          </table:table-cell>
          <table:table-cell office:value-type="string">
            <text:p>1018252800000</text:p>
          </table:table-cell>
          <table:table-cell office:value-type="string">
            <text:p>Vester Voldgade</text:p>
          </table:table-cell>
          <table:table-cell office:value-type="float" office:value="230">
            <text:p>230</text:p>
          </table:table-cell>
          <table:table-cell office:value-type="float" office:value="863">
            <text:p>86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78">
            <text:p>7678</text:p>
          </table:table-cell>
          <table:table-cell office:value-type="string">
            <text:p>Indre By</text:p>
          </table:table-cell>
          <table:table-cell office:value-type="string">
            <text:p/>
          </table:table-cell>
          <table:table-cell office:value-type="string">
            <text:p>Frederiksholms Kanal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74">
            <text:p>6374</text:p>
          </table:table-cell>
          <table:table-cell office:value-type="string">
            <text:p>Indre By</text:p>
          </table:table-cell>
          <table:table-cell office:value-type="string">
            <text:p>1017756000000</text:p>
          </table:table-cell>
          <table:table-cell office:value-type="string">
            <text:p>Tøjhusgade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07">
            <text:p>3807</text:p>
          </table:table-cell>
          <table:table-cell office:value-type="string">
            <text:p>Indre By</text:p>
          </table:table-cell>
          <table:table-cell office:value-type="string">
            <text:p>1018252800000</text:p>
          </table:table-cell>
          <table:table-cell office:value-type="string">
            <text:p>Vester Voldgade</text:p>
          </table:table-cell>
          <table:table-cell office:value-type="float" office:value="230">
            <text:p>230</text:p>
          </table:table-cell>
          <table:table-cell office:value-type="float" office:value="863">
            <text:p>86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00">
            <text:p>3900</text:p>
          </table:table-cell>
          <table:table-cell office:value-type="string">
            <text:p>Indre By</text:p>
          </table:table-cell>
          <table:table-cell office:value-type="string">
            <text:p>1011956000000</text:p>
          </table:table-cell>
          <table:table-cell office:value-type="string">
            <text:p>Frederiksholms Kanal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72">
            <text:p>5272</text:p>
          </table:table-cell>
          <table:table-cell office:value-type="string">
            <text:p>Indre By</text:p>
          </table:table-cell>
          <table:table-cell office:value-type="string">
            <text:p>1015116000000</text:p>
          </table:table-cell>
          <table:table-cell office:value-type="string">
            <text:p>Ny Kongensgade</text:p>
          </table:table-cell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83">
            <text:p>7683</text:p>
          </table:table-cell>
          <table:table-cell office:value-type="string">
            <text:p>Indre By</text:p>
          </table:table-cell>
          <table:table-cell office:value-type="string">
            <text:p>1017756000000</text:p>
          </table:table-cell>
          <table:table-cell office:value-type="string">
            <text:p>Tøjhusgade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48">
            <text:p>4048</text:p>
          </table:table-cell>
          <table:table-cell office:value-type="string">
            <text:p>Indre By</text:p>
          </table:table-cell>
          <table:table-cell office:value-type="string">
            <text:p>1010292300000</text:p>
          </table:table-cell>
          <table:table-cell office:value-type="string">
            <text:p>Axeltorv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40">
            <text:p>4240</text:p>
          </table:table-cell>
          <table:table-cell office:value-type="string">
            <text:p>Indre By</text:p>
          </table:table-cell>
          <table:table-cell office:value-type="string">
            <text:p>1011216000000</text:p>
          </table:table-cell>
          <table:table-cell office:value-type="string">
            <text:p>Dahlerupsgade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95">
            <text:p>5495</text:p>
          </table:table-cell>
          <table:table-cell office:value-type="string">
            <text:p>Indre By</text:p>
          </table:table-cell>
          <table:table-cell office:value-type="string">
            <text:p>1013404000000</text:p>
          </table:table-cell>
          <table:table-cell office:value-type="string">
            <text:p>Jernbanegade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47">
            <text:p>6147</text:p>
          </table:table-cell>
          <table:table-cell office:value-type="string">
            <text:p>Indre By</text:p>
          </table:table-cell>
          <table:table-cell office:value-type="string">
            <text:p>1015128000000</text:p>
          </table:table-cell>
          <table:table-cell office:value-type="string">
            <text:p>Nyropsgade</text:p>
          </table:table-cell>
          <table:table-cell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19">
            <text:p>6919</text:p>
          </table:table-cell>
          <table:table-cell office:value-type="string">
            <text:p>Indre By</text:p>
          </table:table-cell>
          <table:table-cell office:value-type="string">
            <text:p>1012832000000</text:p>
          </table:table-cell>
          <table:table-cell office:value-type="string">
            <text:p>Herholdtsgade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84">
            <text:p>7684</text:p>
          </table:table-cell>
          <table:table-cell office:value-type="string">
            <text:p>Indre By</text:p>
          </table:table-cell>
          <table:table-cell office:value-type="string">
            <text:p>1017064000000</text:p>
          </table:table-cell>
          <table:table-cell office:value-type="string">
            <text:p>Studiestræde</text:p>
          </table:table-cell>
          <table:table-cell office:value-type="float" office:value="345">
            <text:p>345</text:p>
          </table:table-cell>
          <table:table-cell office:value-type="float" office:value="588">
            <text:p>58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85">
            <text:p>7685</text:p>
          </table:table-cell>
          <table:table-cell office:value-type="string">
            <text:p>Indre By</text:p>
          </table:table-cell>
          <table:table-cell office:value-type="string">
            <text:p>1014352000000</text:p>
          </table:table-cell>
          <table:table-cell office:value-type="string">
            <text:p>Linnésgade</text:p>
          </table:table-cell>
          <table:table-cell office:value-type="float" office:value="220">
            <text:p>220</text:p>
          </table:table-cell>
          <table:table-cell office:value-type="float" office:value="464">
            <text:p>46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86">
            <text:p>7686</text:p>
          </table:table-cell>
          <table:table-cell office:value-type="string">
            <text:p>Indre By</text:p>
          </table:table-cell>
          <table:table-cell office:value-type="string">
            <text:p>1016116000000</text:p>
          </table:table-cell>
          <table:table-cell office:value-type="string">
            <text:p>Rømersgade</text:p>
          </table:table-cell>
          <table:table-cell office:value-type="float" office:value="0">
            <text:p>0</text:p>
          </table:table-cell>
          <table:table-cell office:value-type="float" office:value="362">
            <text:p>36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87">
            <text:p>7687</text:p>
          </table:table-cell>
          <table:table-cell office:value-type="string">
            <text:p>Indre By</text:p>
          </table:table-cell>
          <table:table-cell office:value-type="string">
            <text:p>1018144000000</text:p>
          </table:table-cell>
          <table:table-cell office:value-type="string">
            <text:p>Vendersgade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12">
            <text:p>4112</text:p>
          </table:table-cell>
          <table:table-cell office:value-type="string">
            <text:p>Indre By</text:p>
          </table:table-cell>
          <table:table-cell office:value-type="string">
            <text:p>1010292320000</text:p>
          </table:table-cell>
          <table:table-cell office:value-type="string">
            <text:p>Axeltorv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00">
            <text:p>4700</text:p>
          </table:table-cell>
          <table:table-cell office:value-type="string">
            <text:p>Indre By</text:p>
          </table:table-cell>
          <table:table-cell office:value-type="string">
            <text:p>1016116000000</text:p>
          </table:table-cell>
          <table:table-cell office:value-type="string">
            <text:p>Rømersgade</text:p>
          </table:table-cell>
          <table:table-cell office:value-type="float" office:value="0">
            <text:p>0</text:p>
          </table:table-cell>
          <table:table-cell office:value-type="float" office:value="362">
            <text:p>36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83">
            <text:p>6483</text:p>
          </table:table-cell>
          <table:table-cell office:value-type="string">
            <text:p>Indre By</text:p>
          </table:table-cell>
          <table:table-cell office:value-type="string">
            <text:p>1018144000000</text:p>
          </table:table-cell>
          <table:table-cell office:value-type="string">
            <text:p>Vendersgade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34">
            <text:p>7234</text:p>
          </table:table-cell>
          <table:table-cell office:value-type="string">
            <text:p>Indre By</text:p>
          </table:table-cell>
          <table:table-cell office:value-type="string">
            <text:p>1017064000000</text:p>
          </table:table-cell>
          <table:table-cell office:value-type="string">
            <text:p>Studiestræde</text:p>
          </table:table-cell>
          <table:table-cell office:value-type="float" office:value="345">
            <text:p>345</text:p>
          </table:table-cell>
          <table:table-cell office:value-type="float" office:value="588">
            <text:p>58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43">
            <text:p>7243</text:p>
          </table:table-cell>
          <table:table-cell office:value-type="string">
            <text:p>Indre By</text:p>
          </table:table-cell>
          <table:table-cell office:value-type="string">
            <text:p>1014352000000</text:p>
          </table:table-cell>
          <table:table-cell office:value-type="string">
            <text:p>Linnésgade</text:p>
          </table:table-cell>
          <table:table-cell office:value-type="float" office:value="220">
            <text:p>220</text:p>
          </table:table-cell>
          <table:table-cell office:value-type="float" office:value="464">
            <text:p>46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88">
            <text:p>7688</text:p>
          </table:table-cell>
          <table:table-cell office:value-type="string">
            <text:p>Vesterbro-Kongens Enghave</text:p>
          </table:table-cell>
          <table:table-cell office:value-type="string">
            <text:p>1015100000000</text:p>
          </table:table-cell>
          <table:table-cell office:value-type="string">
            <text:p>Ny Carlsberg Vej</text:p>
          </table:table-cell>
          <table:table-cell office:value-type="float" office:value="305">
            <text:p>305</text:p>
          </table:table-cell>
          <table:table-cell office:value-type="float" office:value="970">
            <text:p>97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89">
            <text:p>7689</text:p>
          </table:table-cell>
          <table:table-cell office:value-type="string">
            <text:p>Vesterbro-Kongens Enghave</text:p>
          </table:table-cell>
          <table:table-cell office:value-type="string">
            <text:p>1015100000000</text:p>
          </table:table-cell>
          <table:table-cell office:value-type="string">
            <text:p>Ny Carlsberg Vej</text:p>
          </table:table-cell>
          <table:table-cell office:value-type="float" office:value="305">
            <text:p>305</text:p>
          </table:table-cell>
          <table:table-cell office:value-type="float" office:value="970">
            <text:p>97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7412">
            <text:p>7412</text:p>
          </table:table-cell>
          <table:table-cell office:value-type="string">
            <text:p>Vesterbro-Kongens Enghave</text:p>
          </table:table-cell>
          <table:table-cell office:value-type="string">
            <text:p>1015100000000</text:p>
          </table:table-cell>
          <table:table-cell office:value-type="string">
            <text:p>Ny Carlsberg Vej</text:p>
          </table:table-cell>
          <table:table-cell office:value-type="float" office:value="305">
            <text:p>305</text:p>
          </table:table-cell>
          <table:table-cell office:value-type="float" office:value="970">
            <text:p>97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90">
            <text:p>7690</text:p>
          </table:table-cell>
          <table:table-cell office:value-type="string">
            <text:p>Amager Øst</text:p>
          </table:table-cell>
          <table:table-cell office:value-type="string">
            <text:p>1016952010000</text:p>
          </table:table-cell>
          <table:table-cell office:value-type="string">
            <text:p>Store Mølle Vej</text:p>
          </table:table-cell>
          <table:table-cell office:value-type="float" office:value="0">
            <text:p>0</text:p>
          </table:table-cell>
          <table:table-cell office:value-type="float" office:value="362">
            <text:p>36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91">
            <text:p>7691</text:p>
          </table:table-cell>
          <table:table-cell office:value-type="string">
            <text:p>Amager Øst</text:p>
          </table:table-cell>
          <table:table-cell office:value-type="string">
            <text:p>1016952010000</text:p>
          </table:table-cell>
          <table:table-cell office:value-type="string">
            <text:p>Store Mølle Vej</text:p>
          </table:table-cell>
          <table:table-cell office:value-type="float" office:value="0">
            <text:p>0</text:p>
          </table:table-cell>
          <table:table-cell office:value-type="float" office:value="362">
            <text:p>362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4267">
            <text:p>4267</text:p>
          </table:table-cell>
          <table:table-cell office:value-type="string">
            <text:p>Amager Øst</text:p>
          </table:table-cell>
          <table:table-cell office:value-type="string">
            <text:p>1016952010000</text:p>
          </table:table-cell>
          <table:table-cell office:value-type="string">
            <text:p>Store Mølle Vej</text:p>
          </table:table-cell>
          <table:table-cell office:value-type="float" office:value="0">
            <text:p>0</text:p>
          </table:table-cell>
          <table:table-cell office:value-type="float" office:value="362">
            <text:p>36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08">
            <text:p>7708</text:p>
          </table:table-cell>
          <table:table-cell office:value-type="string">
            <text:p>Vesterbro-Kongens Enghave</text:p>
          </table:table-cell>
          <table:table-cell office:value-type="string">
            <text:p>1011260000000</text:p>
          </table:table-cell>
          <table:table-cell office:value-type="string">
            <text:p>Dannebrogsgade</text:p>
          </table:table-cell>
          <table:table-cell office:value-type="float" office:value="0">
            <text:p>0</text:p>
          </table:table-cell>
          <table:table-cell office:value-type="float" office:value="521">
            <text:p>52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692">
            <text:p>7692</text:p>
          </table:table-cell>
          <table:table-cell office:value-type="string">
            <text:p>Amager Øst</text:p>
          </table:table-cell>
          <table:table-cell office:value-type="string">
            <text:p>1014232000000</text:p>
          </table:table-cell>
          <table:table-cell office:value-type="string">
            <text:p>Lergravsvej</text:p>
          </table:table-cell>
          <table:table-cell office:value-type="float" office:value="0">
            <text:p>0</text:p>
          </table:table-cell>
          <table:table-cell office:value-type="float" office:value="1072">
            <text:p>10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93">
            <text:p>7693</text:p>
          </table:table-cell>
          <table:table-cell office:value-type="string">
            <text:p>Amager Øst</text:p>
          </table:table-cell>
          <table:table-cell office:value-type="string">
            <text:p>1014232000000</text:p>
          </table:table-cell>
          <table:table-cell office:value-type="string">
            <text:p>Lergravsvej</text:p>
          </table:table-cell>
          <table:table-cell office:value-type="float" office:value="0">
            <text:p>0</text:p>
          </table:table-cell>
          <table:table-cell office:value-type="float" office:value="1072">
            <text:p>1072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7694">
            <text:p>7694</text:p>
          </table:table-cell>
          <table:table-cell office:value-type="string">
            <text:p>Amager Øst</text:p>
          </table:table-cell>
          <table:table-cell office:value-type="string">
            <text:p>1017848000000</text:p>
          </table:table-cell>
          <table:table-cell office:value-type="string">
            <text:p>Ungarnsgade</text:p>
          </table:table-cell>
          <table:table-cell office:value-type="float" office:value="293">
            <text:p>293</text:p>
          </table:table-cell>
          <table:table-cell office:value-type="float" office:value="491">
            <text:p>491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6936">
            <text:p>6936</text:p>
          </table:table-cell>
          <table:table-cell office:value-type="string">
            <text:p>Amager Øst</text:p>
          </table:table-cell>
          <table:table-cell office:value-type="string">
            <text:p>1017848000000</text:p>
          </table:table-cell>
          <table:table-cell office:value-type="string">
            <text:p>Ungarnsgade</text:p>
          </table:table-cell>
          <table:table-cell office:value-type="float" office:value="293">
            <text:p>293</text:p>
          </table:table-cell>
          <table:table-cell office:value-type="float" office:value="491">
            <text:p>49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20">
            <text:p>4320</text:p>
          </table:table-cell>
          <table:table-cell office:value-type="string">
            <text:p>Amager Øst</text:p>
          </table:table-cell>
          <table:table-cell office:value-type="string">
            <text:p>1011196000000</text:p>
          </table:table-cell>
          <table:table-cell office:value-type="string">
            <text:p>Cypernsvej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43">
            <text:p>5243</text:p>
          </table:table-cell>
          <table:table-cell office:value-type="string">
            <text:p>Amager Øst</text:p>
          </table:table-cell>
          <table:table-cell office:value-type="string">
            <text:p>1013944000000</text:p>
          </table:table-cell>
          <table:table-cell office:value-type="string">
            <text:p>Kretavej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95">
            <text:p>7695</text:p>
          </table:table-cell>
          <table:table-cell office:value-type="string">
            <text:p>Amager Øst</text:p>
          </table:table-cell>
          <table:table-cell office:value-type="string">
            <text:p>1012312000000</text:p>
          </table:table-cell>
          <table:table-cell office:value-type="string">
            <text:p>Grækenlandsvej</text:p>
          </table:table-cell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153">
            <text:p>6153</text:p>
          </table:table-cell>
          <table:table-cell office:value-type="string">
            <text:p>Amager Øst</text:p>
          </table:table-cell>
          <table:table-cell office:value-type="string">
            <text:p>1012312000000</text:p>
          </table:table-cell>
          <table:table-cell office:value-type="string">
            <text:p>Grækenlandsvej</text:p>
          </table:table-cell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96">
            <text:p>7696</text:p>
          </table:table-cell>
          <table:table-cell office:value-type="string">
            <text:p>Amager Øst</text:p>
          </table:table-cell>
          <table:table-cell office:value-type="string">
            <text:p>1012720000000</text:p>
          </table:table-cell>
          <table:table-cell office:value-type="string">
            <text:p>Hedegaardsvej</text:p>
          </table:table-cell>
          <table:table-cell office:value-type="float" office:value="0">
            <text:p>0</text:p>
          </table:table-cell>
          <table:table-cell office:value-type="float" office:value="992">
            <text:p>99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97">
            <text:p>7697</text:p>
          </table:table-cell>
          <table:table-cell office:value-type="string">
            <text:p>Amager Øst</text:p>
          </table:table-cell>
          <table:table-cell office:value-type="string">
            <text:p>1012720000000</text:p>
          </table:table-cell>
          <table:table-cell office:value-type="string">
            <text:p>Hedegaardsvej</text:p>
          </table:table-cell>
          <table:table-cell office:value-type="float" office:value="0">
            <text:p>0</text:p>
          </table:table-cell>
          <table:table-cell office:value-type="float" office:value="992">
            <text:p>992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4441">
            <text:p>4441</text:p>
          </table:table-cell>
          <table:table-cell office:value-type="string">
            <text:p>Amager Øst</text:p>
          </table:table-cell>
          <table:table-cell office:value-type="string">
            <text:p>1012720000000</text:p>
          </table:table-cell>
          <table:table-cell office:value-type="string">
            <text:p>Hedegaardsvej</text:p>
          </table:table-cell>
          <table:table-cell office:value-type="float" office:value="0">
            <text:p>0</text:p>
          </table:table-cell>
          <table:table-cell office:value-type="float" office:value="992">
            <text:p>99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98">
            <text:p>7698</text:p>
          </table:table-cell>
          <table:table-cell office:value-type="string">
            <text:p>Vesterbro-Kongens Enghave</text:p>
          </table:table-cell>
          <table:table-cell office:value-type="string">
            <text:p>1010704000000</text:p>
          </table:table-cell>
          <table:table-cell office:value-type="string">
            <text:p>Borgbjergvej</text:p>
          </table:table-cell>
          <table:table-cell office:value-type="float" office:value="0">
            <text:p>0</text:p>
          </table:table-cell>
          <table:table-cell office:value-type="float" office:value="508">
            <text:p>50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99">
            <text:p>7699</text:p>
          </table:table-cell>
          <table:table-cell office:value-type="string">
            <text:p>Vesterbro-Kongens Enghave</text:p>
          </table:table-cell>
          <table:table-cell office:value-type="string">
            <text:p>1015504000000</text:p>
          </table:table-cell>
          <table:table-cell office:value-type="string">
            <text:p>Peter Sabroes Gade</text:p>
          </table:table-cell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00">
            <text:p>7700</text:p>
          </table:table-cell>
          <table:table-cell office:value-type="string">
            <text:p>Vesterbro-Kongens Enghave</text:p>
          </table:table-cell>
          <table:table-cell office:value-type="string">
            <text:p>1012444000000</text:p>
          </table:table-cell>
          <table:table-cell office:value-type="string">
            <text:p>Gustav Bangs Gade</text:p>
          </table:table-cell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82">
            <text:p>3782</text:p>
          </table:table-cell>
          <table:table-cell office:value-type="string">
            <text:p>Vesterbro-Kongens Enghave</text:p>
          </table:table-cell>
          <table:table-cell office:value-type="string">
            <text:p>1010704000000</text:p>
          </table:table-cell>
          <table:table-cell office:value-type="string">
            <text:p>Borgbjergvej</text:p>
          </table:table-cell>
          <table:table-cell office:value-type="float" office:value="0">
            <text:p>0</text:p>
          </table:table-cell>
          <table:table-cell office:value-type="float" office:value="508">
            <text:p>50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01">
            <text:p>4201</text:p>
          </table:table-cell>
          <table:table-cell office:value-type="string">
            <text:p>Vesterbro-Kongens Enghave</text:p>
          </table:table-cell>
          <table:table-cell office:value-type="string">
            <text:p>1012444000000</text:p>
          </table:table-cell>
          <table:table-cell office:value-type="string">
            <text:p>Gustav Bangs Gade</text:p>
          </table:table-cell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00">
            <text:p>5600</text:p>
          </table:table-cell>
          <table:table-cell office:value-type="string">
            <text:p>Vesterbro-Kongens Enghave</text:p>
          </table:table-cell>
          <table:table-cell office:value-type="string">
            <text:p>1015504000000</text:p>
          </table:table-cell>
          <table:table-cell office:value-type="string">
            <text:p>Peter Sabroes Gade</text:p>
          </table:table-cell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01">
            <text:p>7701</text:p>
          </table:table-cell>
          <table:table-cell office:value-type="string">
            <text:p>Vesterbro-Kongens Enghave</text:p>
          </table:table-cell>
          <table:table-cell office:value-type="string">
            <text:p>1015504000000</text:p>
          </table:table-cell>
          <table:table-cell office:value-type="string">
            <text:p>Peter Sabroes Gade</text:p>
          </table:table-cell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18">
            <text:p>7718</text:p>
          </table:table-cell>
          <table:table-cell office:value-type="string">
            <text:p>Vesterbro-Kongens Enghave</text:p>
          </table:table-cell>
          <table:table-cell office:value-type="string">
            <text:p>1018332000000</text:p>
          </table:table-cell>
          <table:table-cell office:value-type="string">
            <text:p>Viktoriagade</text:p>
          </table:table-cell>
          <table:table-cell office:value-type="float" office:value="0">
            <text:p>0</text:p>
          </table:table-cell>
          <table:table-cell office:value-type="float" office:value="321">
            <text:p>32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02">
            <text:p>7702</text:p>
          </table:table-cell>
          <table:table-cell office:value-type="string">
            <text:p>Valby</text:p>
          </table:table-cell>
          <table:table-cell office:value-type="string">
            <text:p>1010592000000</text:p>
          </table:table-cell>
          <table:table-cell office:value-type="string">
            <text:p>Bjørnsonsvej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703">
            <text:p>7703</text:p>
          </table:table-cell>
          <table:table-cell office:value-type="string">
            <text:p>Valby</text:p>
          </table:table-cell>
          <table:table-cell office:value-type="string">
            <text:p>1017028000000</text:p>
          </table:table-cell>
          <table:table-cell office:value-type="string">
            <text:p>Strindbergsvej</text:p>
          </table:table-cell>
          <table:table-cell office:value-type="float" office:value="0">
            <text:p>0</text:p>
          </table:table-cell>
          <table:table-cell office:value-type="float" office:value="999">
            <text:p>99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045">
            <text:p>4045</text:p>
          </table:table-cell>
          <table:table-cell office:value-type="string">
            <text:p>Valby</text:p>
          </table:table-cell>
          <table:table-cell office:value-type="string">
            <text:p>1010592000000</text:p>
          </table:table-cell>
          <table:table-cell office:value-type="string">
            <text:p>Bjørnsonsvej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04">
            <text:p>7704</text:p>
          </table:table-cell>
          <table:table-cell office:value-type="string">
            <text:p>Valby</text:p>
          </table:table-cell>
          <table:table-cell office:value-type="string">
            <text:p>1017636000000</text:p>
          </table:table-cell>
          <table:table-cell office:value-type="string">
            <text:p>Trekronergade</text:p>
          </table:table-cell>
          <table:table-cell office:value-type="float" office:value="448">
            <text:p>448</text:p>
          </table:table-cell>
          <table:table-cell office:value-type="float" office:value="764">
            <text:p>76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05">
            <text:p>7705</text:p>
          </table:table-cell>
          <table:table-cell office:value-type="string">
            <text:p>Valby</text:p>
          </table:table-cell>
          <table:table-cell office:value-type="string">
            <text:p>1017636000000</text:p>
          </table:table-cell>
          <table:table-cell office:value-type="string">
            <text:p>Trekronergade</text:p>
          </table:table-cell>
          <table:table-cell office:value-type="float" office:value="764">
            <text:p>764</text:p>
          </table:table-cell>
          <table:table-cell office:value-type="float" office:value="1142">
            <text:p>114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64">
            <text:p>7464</text:p>
          </table:table-cell>
          <table:table-cell office:value-type="string">
            <text:p>Valby</text:p>
          </table:table-cell>
          <table:table-cell office:value-type="string">
            <text:p>1017636000000</text:p>
          </table:table-cell>
          <table:table-cell office:value-type="string">
            <text:p>Trekronergade</text:p>
          </table:table-cell>
          <table:table-cell office:value-type="float" office:value="764">
            <text:p>764</text:p>
          </table:table-cell>
          <table:table-cell office:value-type="float" office:value="1142">
            <text:p>114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428">
            <text:p>5428</text:p>
          </table:table-cell>
          <table:table-cell office:value-type="string">
            <text:p>Vesterbro-Kongens Enghave</text:p>
          </table:table-cell>
          <table:table-cell office:value-type="string">
            <text:p>1013312000000</text:p>
          </table:table-cell>
          <table:table-cell office:value-type="string">
            <text:p>Istedgade</text:p>
          </table:table-cell>
          <table:table-cell office:value-type="float" office:value="0">
            <text:p>0</text:p>
          </table:table-cell>
          <table:table-cell office:value-type="float" office:value="1140">
            <text:p>114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47">
            <text:p>7447</text:p>
          </table:table-cell>
          <table:table-cell office:value-type="string">
            <text:p>Vesterbro-Kongens Enghave</text:p>
          </table:table-cell>
          <table:table-cell office:value-type="string">
            <text:p>1010004000000</text:p>
          </table:table-cell>
          <table:table-cell office:value-type="string">
            <text:p>Abel Cathrines Gade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06">
            <text:p>7706</text:p>
          </table:table-cell>
          <table:table-cell office:value-type="string">
            <text:p>Vesterbro-Kongens Enghave</text:p>
          </table:table-cell>
          <table:table-cell office:value-type="string">
            <text:p>1013312000000</text:p>
          </table:table-cell>
          <table:table-cell office:value-type="string">
            <text:p>Istedgade</text:p>
          </table:table-cell>
          <table:table-cell office:value-type="float" office:value="0">
            <text:p>0</text:p>
          </table:table-cell>
          <table:table-cell office:value-type="float" office:value="1140">
            <text:p>114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87">
            <text:p>4987</text:p>
          </table:table-cell>
          <table:table-cell office:value-type="string">
            <text:p>Vesterbro-Kongens Enghave</text:p>
          </table:table-cell>
          <table:table-cell office:value-type="string">
            <text:p>1011260000000</text:p>
          </table:table-cell>
          <table:table-cell office:value-type="string">
            <text:p>Dannebrogsgade</text:p>
          </table:table-cell>
          <table:table-cell office:value-type="float" office:value="0">
            <text:p>0</text:p>
          </table:table-cell>
          <table:table-cell office:value-type="float" office:value="521">
            <text:p>52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407">
            <text:p>4407</text:p>
          </table:table-cell>
          <table:table-cell office:value-type="string">
            <text:p>Vesterbro-Kongens Enghave</text:p>
          </table:table-cell>
          <table:table-cell office:value-type="string">
            <text:p>1018200010000</text:p>
          </table:table-cell>
          <table:table-cell office:value-type="string">
            <text:p>Westend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50">
            <text:p>7350</text:p>
          </table:table-cell>
          <table:table-cell office:value-type="string">
            <text:p>Vesterbro-Kongens Enghave</text:p>
          </table:table-cell>
          <table:table-cell office:value-type="string">
            <text:p>1018200000000</text:p>
          </table:table-cell>
          <table:table-cell office:value-type="string">
            <text:p>Westend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35">
            <text:p>5935</text:p>
          </table:table-cell>
          <table:table-cell office:value-type="string">
            <text:p>Vesterbro-Kongens Enghave</text:p>
          </table:table-cell>
          <table:table-cell office:value-type="string">
            <text:p>1010344000000</text:p>
          </table:table-cell>
          <table:table-cell office:value-type="string">
            <text:p>Ballumgade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09">
            <text:p>7709</text:p>
          </table:table-cell>
          <table:table-cell office:value-type="string">
            <text:p>Vesterbro-Kongens Enghave</text:p>
          </table:table-cell>
          <table:table-cell office:value-type="string">
            <text:p>1012716000000</text:p>
          </table:table-cell>
          <table:table-cell office:value-type="string">
            <text:p>Hedebygade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10">
            <text:p>7710</text:p>
          </table:table-cell>
          <table:table-cell office:value-type="string">
            <text:p>Vesterbro-Kongens Enghave</text:p>
          </table:table-cell>
          <table:table-cell office:value-type="string">
            <text:p>1010140000000</text:p>
          </table:table-cell>
          <table:table-cell office:value-type="string">
            <text:p>Amerikavej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32">
            <text:p>5032</text:p>
          </table:table-cell>
          <table:table-cell office:value-type="string">
            <text:p>Vesterbro-Kongens Enghave</text:p>
          </table:table-cell>
          <table:table-cell office:value-type="string">
            <text:p>1010140000000</text:p>
          </table:table-cell>
          <table:table-cell office:value-type="string">
            <text:p>Amerikavej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22">
            <text:p>7722</text:p>
          </table:table-cell>
          <table:table-cell office:value-type="string">
            <text:p>Vanløse</text:p>
          </table:table-cell>
          <table:table-cell office:value-type="string">
            <text:p>1016100000000</text:p>
          </table:table-cell>
          <table:table-cell office:value-type="string">
            <text:p>Rødkildevej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711">
            <text:p>7711</text:p>
          </table:table-cell>
          <table:table-cell office:value-type="string">
            <text:p>Vesterbro-Kongens Enghave</text:p>
          </table:table-cell>
          <table:table-cell office:value-type="string">
            <text:p>1017676000000</text:p>
          </table:table-cell>
          <table:table-cell office:value-type="string">
            <text:p>Trøjborggade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24">
            <text:p>5924</text:p>
          </table:table-cell>
          <table:table-cell office:value-type="string">
            <text:p>Vesterbro-Kongens Enghave</text:p>
          </table:table-cell>
          <table:table-cell office:value-type="string">
            <text:p>1017676000000</text:p>
          </table:table-cell>
          <table:table-cell office:value-type="string">
            <text:p>Trøjborggade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12">
            <text:p>7712</text:p>
          </table:table-cell>
          <table:table-cell office:value-type="string">
            <text:p>Vesterbro-Kongens Enghave</text:p>
          </table:table-cell>
          <table:table-cell office:value-type="string">
            <text:p>1013312000000</text:p>
          </table:table-cell>
          <table:table-cell office:value-type="string">
            <text:p>Istedgade</text:p>
          </table:table-cell>
          <table:table-cell office:value-type="float" office:value="0">
            <text:p>0</text:p>
          </table:table-cell>
          <table:table-cell office:value-type="float" office:value="1140">
            <text:p>114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713">
            <text:p>7713</text:p>
          </table:table-cell>
          <table:table-cell office:value-type="string">
            <text:p>Vesterbro-Kongens Enghave</text:p>
          </table:table-cell>
          <table:table-cell office:value-type="string">
            <text:p>1011180000000</text:p>
          </table:table-cell>
          <table:table-cell office:value-type="string">
            <text:p>Colbjørnsensgade</text:p>
          </table:table-cell>
          <table:table-cell office:value-type="float" office:value="0">
            <text:p>0</text:p>
          </table:table-cell>
          <table:table-cell office:value-type="float" office:value="303">
            <text:p>30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714">
            <text:p>7714</text:p>
          </table:table-cell>
          <table:table-cell office:value-type="string">
            <text:p>Vesterbro-Kongens Enghave</text:p>
          </table:table-cell>
          <table:table-cell office:value-type="string">
            <text:p>1011180000000</text:p>
          </table:table-cell>
          <table:table-cell office:value-type="string">
            <text:p>Colbjørnsensgade</text:p>
          </table:table-cell>
          <table:table-cell office:value-type="float" office:value="0">
            <text:p>0</text:p>
          </table:table-cell>
          <table:table-cell office:value-type="float" office:value="303">
            <text:p>30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40">
            <text:p>5040</text:p>
          </table:table-cell>
          <table:table-cell office:value-type="string">
            <text:p>Vesterbro-Kongens Enghave</text:p>
          </table:table-cell>
          <table:table-cell office:value-type="string">
            <text:p>1011180000000</text:p>
          </table:table-cell>
          <table:table-cell office:value-type="string">
            <text:p>Colbjørnsensgade</text:p>
          </table:table-cell>
          <table:table-cell office:value-type="float" office:value="0">
            <text:p>0</text:p>
          </table:table-cell>
          <table:table-cell office:value-type="float" office:value="303">
            <text:p>30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15">
            <text:p>7715</text:p>
          </table:table-cell>
          <table:table-cell office:value-type="string">
            <text:p>Vesterbro-Kongens Enghave</text:p>
          </table:table-cell>
          <table:table-cell office:value-type="string">
            <text:p>1012772000000</text:p>
          </table:table-cell>
          <table:table-cell office:value-type="string">
            <text:p>Helgolandsgade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719">
            <text:p>7719</text:p>
          </table:table-cell>
          <table:table-cell office:value-type="string">
            <text:p>Vesterbro-Kongens Enghave</text:p>
          </table:table-cell>
          <table:table-cell office:value-type="string">
            <text:p>1018332000000</text:p>
          </table:table-cell>
          <table:table-cell office:value-type="string">
            <text:p>Viktoriagade</text:p>
          </table:table-cell>
          <table:table-cell office:value-type="float" office:value="0">
            <text:p>0</text:p>
          </table:table-cell>
          <table:table-cell office:value-type="float" office:value="321">
            <text:p>32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820">
            <text:p>4820</text:p>
          </table:table-cell>
          <table:table-cell office:value-type="string">
            <text:p>Vesterbro-Kongens Enghave</text:p>
          </table:table-cell>
          <table:table-cell office:value-type="string">
            <text:p>1014276000000</text:p>
          </table:table-cell>
          <table:table-cell office:value-type="string">
            <text:p>Lille Istedgade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20">
            <text:p>7720</text:p>
          </table:table-cell>
          <table:table-cell office:value-type="string">
            <text:p>Vesterbro-Kongens Enghave</text:p>
          </table:table-cell>
          <table:table-cell office:value-type="string">
            <text:p>1010004000000</text:p>
          </table:table-cell>
          <table:table-cell office:value-type="string">
            <text:p>Abel Cathrines Gade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21">
            <text:p>7721</text:p>
          </table:table-cell>
          <table:table-cell office:value-type="string">
            <text:p>Vesterbro-Kongens Enghave</text:p>
          </table:table-cell>
          <table:table-cell office:value-type="string">
            <text:p>1010004000000</text:p>
          </table:table-cell>
          <table:table-cell office:value-type="string">
            <text:p>Abel Cathrines Gade</text:p>
          </table:table-cell>
          <table:table-cell office:value-type="float" office:value="152">
            <text:p>152</text:p>
          </table:table-cell>
          <table:table-cell office:value-type="float" office:value="262">
            <text:p>26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14">
            <text:p>5514</text:p>
          </table:table-cell>
          <table:table-cell office:value-type="string">
            <text:p>Østerbro</text:p>
          </table:table-cell>
          <table:table-cell office:value-type="string">
            <text:p>1016692000000</text:p>
          </table:table-cell>
          <table:table-cell office:value-type="string">
            <text:p>Soldalen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320">
            <text:p>6320</text:p>
          </table:table-cell>
          <table:table-cell office:value-type="string">
            <text:p>Vesterbro-Kongens Enghave</text:p>
          </table:table-cell>
          <table:table-cell office:value-type="string">
            <text:p>1014876000000</text:p>
          </table:table-cell>
          <table:table-cell office:value-type="string">
            <text:p>Mysundegade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030">
            <text:p>6030</text:p>
          </table:table-cell>
          <table:table-cell office:value-type="string">
            <text:p>Vanløse</text:p>
          </table:table-cell>
          <table:table-cell office:value-type="string">
            <text:p>1016100000000</text:p>
          </table:table-cell>
          <table:table-cell office:value-type="string">
            <text:p>Rødkildevej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15">
            <text:p>4615</text:p>
          </table:table-cell>
          <table:table-cell office:value-type="string">
            <text:p>Amager Vest</text:p>
          </table:table-cell>
          <table:table-cell office:value-type="string">
            <text:p>1017388000000</text:p>
          </table:table-cell>
          <table:table-cell office:value-type="string">
            <text:p>Thingvalla Allé</text:p>
          </table:table-cell>
          <table:table-cell office:value-type="float" office:value="0">
            <text:p>0</text:p>
          </table:table-cell>
          <table:table-cell office:value-type="float" office:value="560">
            <text:p>56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24">
            <text:p>7724</text:p>
          </table:table-cell>
          <table:table-cell office:value-type="string">
            <text:p>Amager Vest</text:p>
          </table:table-cell>
          <table:table-cell office:value-type="string">
            <text:p>1012204000000</text:p>
          </table:table-cell>
          <table:table-cell office:value-type="string">
            <text:p>Gimles Allé</text:p>
          </table:table-cell>
          <table:table-cell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726">
            <text:p>7726</text:p>
          </table:table-cell>
          <table:table-cell office:value-type="string">
            <text:p>Amager Øst</text:p>
          </table:table-cell>
          <table:table-cell office:value-type="string">
            <text:p>1016640000000</text:p>
          </table:table-cell>
          <table:table-cell office:value-type="string">
            <text:p>Smyrnavej</text:p>
          </table:table-cell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727">
            <text:p>7727</text:p>
          </table:table-cell>
          <table:table-cell office:value-type="string">
            <text:p>Amager Øst</text:p>
          </table:table-cell>
          <table:table-cell office:value-type="string">
            <text:p>1015896800000</text:p>
          </table:table-cell>
          <table:table-cell office:value-type="string">
            <text:p>Rodosvej</text:p>
          </table:table-cell>
          <table:table-cell office:value-type="float" office:value="251">
            <text:p>251</text:p>
          </table:table-cell>
          <table:table-cell office:value-type="float" office:value="519">
            <text:p>51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80">
            <text:p>5580</text:p>
          </table:table-cell>
          <table:table-cell office:value-type="string">
            <text:p>Amager Øst</text:p>
          </table:table-cell>
          <table:table-cell office:value-type="string">
            <text:p>1016640000000</text:p>
          </table:table-cell>
          <table:table-cell office:value-type="string">
            <text:p>Smyrnavej</text:p>
          </table:table-cell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84">
            <text:p>5884</text:p>
          </table:table-cell>
          <table:table-cell office:value-type="string">
            <text:p>Amager Vest</text:p>
          </table:table-cell>
          <table:table-cell office:value-type="string">
            <text:p>1012204000000</text:p>
          </table:table-cell>
          <table:table-cell office:value-type="string">
            <text:p>Gimles Allé</text:p>
          </table:table-cell>
          <table:table-cell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87">
            <text:p>6287</text:p>
          </table:table-cell>
          <table:table-cell office:value-type="string">
            <text:p>Amager Vest</text:p>
          </table:table-cell>
          <table:table-cell office:value-type="string">
            <text:p>1013276000000</text:p>
          </table:table-cell>
          <table:table-cell office:value-type="string">
            <text:p>Ingolfs Allé</text:p>
          </table:table-cell>
          <table:table-cell office:value-type="float" office:value="0">
            <text:p>0</text:p>
          </table:table-cell>
          <table:table-cell office:value-type="float" office:value="559">
            <text:p>55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00">
            <text:p>7400</text:p>
          </table:table-cell>
          <table:table-cell office:value-type="string">
            <text:p>Amager Øst</text:p>
          </table:table-cell>
          <table:table-cell office:value-type="string">
            <text:p>1015896800000</text:p>
          </table:table-cell>
          <table:table-cell office:value-type="string">
            <text:p>Rodosvej</text:p>
          </table:table-cell>
          <table:table-cell office:value-type="float" office:value="251">
            <text:p>251</text:p>
          </table:table-cell>
          <table:table-cell office:value-type="float" office:value="519">
            <text:p>51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728">
            <text:p>7728</text:p>
          </table:table-cell>
          <table:table-cell office:value-type="string">
            <text:p>Amager Vest</text:p>
          </table:table-cell>
          <table:table-cell office:value-type="string">
            <text:p>1017388000000</text:p>
          </table:table-cell>
          <table:table-cell office:value-type="string">
            <text:p>Thingvalla Allé</text:p>
          </table:table-cell>
          <table:table-cell office:value-type="float" office:value="0">
            <text:p>0</text:p>
          </table:table-cell>
          <table:table-cell office:value-type="float" office:value="560">
            <text:p>56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29">
            <text:p>7729</text:p>
          </table:table-cell>
          <table:table-cell office:value-type="string">
            <text:p>Amager Vest</text:p>
          </table:table-cell>
          <table:table-cell office:value-type="string">
            <text:p>1013276000000</text:p>
          </table:table-cell>
          <table:table-cell office:value-type="string">
            <text:p>Ingolfs Allé</text:p>
          </table:table-cell>
          <table:table-cell office:value-type="float" office:value="0">
            <text:p>0</text:p>
          </table:table-cell>
          <table:table-cell office:value-type="float" office:value="559">
            <text:p>55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23">
            <text:p>7723</text:p>
          </table:table-cell>
          <table:table-cell office:value-type="string">
            <text:p>Amager Vest</text:p>
          </table:table-cell>
          <table:table-cell office:value-type="string">
            <text:p>1017388000000</text:p>
          </table:table-cell>
          <table:table-cell office:value-type="string">
            <text:p>Thingvalla Allé</text:p>
          </table:table-cell>
          <table:table-cell office:value-type="float" office:value="0">
            <text:p>0</text:p>
          </table:table-cell>
          <table:table-cell office:value-type="float" office:value="560">
            <text:p>56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725">
            <text:p>7725</text:p>
          </table:table-cell>
          <table:table-cell office:value-type="string">
            <text:p>Amager Vest</text:p>
          </table:table-cell>
          <table:table-cell office:value-type="string">
            <text:p>1013276000000</text:p>
          </table:table-cell>
          <table:table-cell office:value-type="string">
            <text:p>Ingolfs Allé</text:p>
          </table:table-cell>
          <table:table-cell office:value-type="float" office:value="0">
            <text:p>0</text:p>
          </table:table-cell>
          <table:table-cell office:value-type="float" office:value="559">
            <text:p>55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993">
            <text:p>6993</text:p>
          </table:table-cell>
          <table:table-cell office:value-type="string">
            <text:p>Amager Vest</text:p>
          </table:table-cell>
          <table:table-cell office:value-type="string">
            <text:p>1013288000000</text:p>
          </table:table-cell>
          <table:table-cell office:value-type="string">
            <text:p>Irlandsvej</text:p>
          </table:table-cell>
          <table:table-cell office:value-type="float" office:value="148">
            <text:p>148</text:p>
          </table:table-cell>
          <table:table-cell office:value-type="float" office:value="748">
            <text:p>748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7730">
            <text:p>7730</text:p>
          </table:table-cell>
          <table:table-cell office:value-type="string">
            <text:p>Amager Vest</text:p>
          </table:table-cell>
          <table:table-cell office:value-type="string">
            <text:p>1013288000000</text:p>
          </table:table-cell>
          <table:table-cell office:value-type="string">
            <text:p>Irlandsvej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6994">
            <text:p>6994</text:p>
          </table:table-cell>
          <table:table-cell office:value-type="string">
            <text:p>Amager Vest</text:p>
          </table:table-cell>
          <table:table-cell office:value-type="string">
            <text:p>1013288000000</text:p>
          </table:table-cell>
          <table:table-cell office:value-type="string">
            <text:p>Irlandsvej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23">
            <text:p>7523</text:p>
          </table:table-cell>
          <table:table-cell office:value-type="string">
            <text:p>Amager Vest</text:p>
          </table:table-cell>
          <table:table-cell office:value-type="string">
            <text:p>1015384000000</text:p>
          </table:table-cell>
          <table:table-cell office:value-type="string">
            <text:p>Oxford Allé</text:p>
          </table:table-cell>
          <table:table-cell office:value-type="float" office:value="116">
            <text:p>116</text:p>
          </table:table-cell>
          <table:table-cell office:value-type="float" office:value="562">
            <text:p>56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32">
            <text:p>7532</text:p>
          </table:table-cell>
          <table:table-cell office:value-type="string">
            <text:p>Amager Vest</text:p>
          </table:table-cell>
          <table:table-cell office:value-type="string">
            <text:p>1012024000000</text:p>
          </table:table-cell>
          <table:table-cell office:value-type="string">
            <text:p>Funkiavej</text:p>
          </table:table-cell>
          <table:table-cell office:value-type="float" office:value="0">
            <text:p>0</text:p>
          </table:table-cell>
          <table:table-cell office:value-type="float" office:value="559">
            <text:p>55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736">
            <text:p>7736</text:p>
          </table:table-cell>
          <table:table-cell office:value-type="string">
            <text:p>Amager Vest</text:p>
          </table:table-cell>
          <table:table-cell office:value-type="string">
            <text:p>1016504300000</text:p>
          </table:table-cell>
          <table:table-cell office:value-type="string">
            <text:p>Skotlands Plads</text:p>
          </table:table-cell>
          <table:table-cell office:value-type="float" office:value="222">
            <text:p>222</text:p>
          </table:table-cell>
          <table:table-cell office:value-type="float" office:value="341">
            <text:p>341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7737">
            <text:p>7737</text:p>
          </table:table-cell>
          <table:table-cell office:value-type="string">
            <text:p>Amager Vest</text:p>
          </table:table-cell>
          <table:table-cell office:value-type="string">
            <text:p>1016504300000</text:p>
          </table:table-cell>
          <table:table-cell office:value-type="string">
            <text:p>Skotlands Plads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065">
            <text:p>7065</text:p>
          </table:table-cell>
          <table:table-cell office:value-type="string">
            <text:p>Amager Vest</text:p>
          </table:table-cell>
          <table:table-cell office:value-type="string">
            <text:p>1016504300000</text:p>
          </table:table-cell>
          <table:table-cell office:value-type="string">
            <text:p>Skotlands Plads</text:p>
          </table:table-cell>
          <table:table-cell office:value-type="float" office:value="222">
            <text:p>222</text:p>
          </table:table-cell>
          <table:table-cell office:value-type="float" office:value="341">
            <text:p>34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866">
            <text:p>5866</text:p>
          </table:table-cell>
          <table:table-cell office:value-type="string">
            <text:p>Amager Vest</text:p>
          </table:table-cell>
          <table:table-cell office:value-type="string">
            <text:p>1017120000000</text:p>
          </table:table-cell>
          <table:table-cell office:value-type="string">
            <text:p>Sundholmsvej</text:p>
          </table:table-cell>
          <table:table-cell office:value-type="float" office:value="0">
            <text:p>0</text:p>
          </table:table-cell>
          <table:table-cell office:value-type="float" office:value="981">
            <text:p>98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62">
            <text:p>7762</text:p>
          </table:table-cell>
          <table:table-cell office:value-type="string">
            <text:p>Vesterbro-Kongens Enghave</text:p>
          </table:table-cell>
          <table:table-cell office:value-type="string">
            <text:p>0041093000000</text:p>
          </table:table-cell>
          <table:table-cell office:value-type="string">
            <text:p>Teglværksbroen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39">
            <text:p>7739</text:p>
          </table:table-cell>
          <table:table-cell office:value-type="string">
            <text:p>Valby</text:p>
          </table:table-cell>
          <table:table-cell office:value-type="string">
            <text:p>1018322000000</text:p>
          </table:table-cell>
          <table:table-cell office:value-type="string">
            <text:p>Vigerslev Vænge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40">
            <text:p>7740</text:p>
          </table:table-cell>
          <table:table-cell office:value-type="string">
            <text:p>Valby</text:p>
          </table:table-cell>
          <table:table-cell office:value-type="string">
            <text:p>1018322000000</text:p>
          </table:table-cell>
          <table:table-cell office:value-type="string">
            <text:p>Vigerslev Vænge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930">
            <text:p>5930</text:p>
          </table:table-cell>
          <table:table-cell office:value-type="string">
            <text:p>Vanløse</text:p>
          </table:table-cell>
          <table:table-cell office:value-type="string">
            <text:p>1013136000000</text:p>
          </table:table-cell>
          <table:table-cell office:value-type="string">
            <text:p>Hyldebærvej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4911">
            <text:p>4911</text:p>
          </table:table-cell>
          <table:table-cell office:value-type="string">
            <text:p>Vanløse</text:p>
          </table:table-cell>
          <table:table-cell office:value-type="string">
            <text:p>1010444000000</text:p>
          </table:table-cell>
          <table:table-cell office:value-type="string">
            <text:p>Bellahøjvej</text:p>
          </table:table-cell>
          <table:table-cell office:value-type="float" office:value="0">
            <text:p>0</text:p>
          </table:table-cell>
          <table:table-cell office:value-type="float" office:value="1986">
            <text:p>198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805">
            <text:p>7805</text:p>
          </table:table-cell>
          <table:table-cell office:value-type="string">
            <text:p>Østerbro</text:p>
          </table:table-cell>
          <table:table-cell office:value-type="string">
            <text:p>1015044000000</text:p>
          </table:table-cell>
          <table:table-cell office:value-type="string">
            <text:p>Nordre Frihavnsgade</text:p>
          </table:table-cell>
          <table:table-cell office:value-type="float" office:value="0">
            <text:p>0</text:p>
          </table:table-cell>
          <table:table-cell office:value-type="float" office:value="987">
            <text:p>98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40">
            <text:p>5740</text:p>
          </table:table-cell>
          <table:table-cell office:value-type="string">
            <text:p>Østerbro</text:p>
          </table:table-cell>
          <table:table-cell office:value-type="string">
            <text:p>1015044000000</text:p>
          </table:table-cell>
          <table:table-cell office:value-type="string">
            <text:p>Nordre Frihavnsgade</text:p>
          </table:table-cell>
          <table:table-cell office:value-type="float" office:value="0">
            <text:p>0</text:p>
          </table:table-cell>
          <table:table-cell office:value-type="float" office:value="987">
            <text:p>98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31">
            <text:p>7731</text:p>
          </table:table-cell>
          <table:table-cell office:value-type="string">
            <text:p>Amager Vest</text:p>
          </table:table-cell>
          <table:table-cell office:value-type="string">
            <text:p>1017546000000</text:p>
          </table:table-cell>
          <table:table-cell office:value-type="string">
            <text:p>Tomatvej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7806">
            <text:p>7806</text:p>
          </table:table-cell>
          <table:table-cell office:value-type="string">
            <text:p>Østerbro</text:p>
          </table:table-cell>
          <table:table-cell office:value-type="string">
            <text:p>1015044000000</text:p>
          </table:table-cell>
          <table:table-cell office:value-type="string">
            <text:p>Nordre Frihavnsgade</text:p>
          </table:table-cell>
          <table:table-cell office:value-type="float" office:value="0">
            <text:p>0</text:p>
          </table:table-cell>
          <table:table-cell office:value-type="float" office:value="987">
            <text:p>987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58">
            <text:p>3858</text:p>
          </table:table-cell>
          <table:table-cell office:value-type="string">
            <text:p>Valby</text:p>
          </table:table-cell>
          <table:table-cell office:value-type="string">
            <text:p>1010400000000</text:p>
          </table:table-cell>
          <table:table-cell office:value-type="string">
            <text:p>Bavnagervej</text:p>
          </table:table-cell>
          <table:table-cell office:value-type="float" office:value="0">
            <text:p>0</text:p>
          </table:table-cell>
          <table:table-cell office:value-type="float" office:value="323">
            <text:p>32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305">
            <text:p>5305</text:p>
          </table:table-cell>
          <table:table-cell office:value-type="string">
            <text:p>Valby</text:p>
          </table:table-cell>
          <table:table-cell office:value-type="string">
            <text:p>1014072010000</text:p>
          </table:table-cell>
          <table:table-cell office:value-type="string">
            <text:p>Kærskiftevej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877">
            <text:p>5877</text:p>
          </table:table-cell>
          <table:table-cell office:value-type="string">
            <text:p>Valby</text:p>
          </table:table-cell>
          <table:table-cell office:value-type="string">
            <text:p>1014072110000</text:p>
          </table:table-cell>
          <table:table-cell office:value-type="string">
            <text:p>Kærskiftevej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247">
            <text:p>5247</text:p>
          </table:table-cell>
          <table:table-cell office:value-type="string">
            <text:p>Vesterbro-Kongens Enghave</text:p>
          </table:table-cell>
          <table:table-cell office:value-type="string">
            <text:p>1017116000000</text:p>
          </table:table-cell>
          <table:table-cell office:value-type="string">
            <text:p>Sundevedsgade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43">
            <text:p>7743</text:p>
          </table:table-cell>
          <table:table-cell office:value-type="string">
            <text:p>Brønshøj-Husum</text:p>
          </table:table-cell>
          <table:table-cell office:value-type="string">
            <text:p>1010100000000</text:p>
          </table:table-cell>
          <table:table-cell office:value-type="string">
            <text:p>Alstedvej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744">
            <text:p>7744</text:p>
          </table:table-cell>
          <table:table-cell office:value-type="string">
            <text:p>Brønshøj-Husum</text:p>
          </table:table-cell>
          <table:table-cell office:value-type="string">
            <text:p>1010100000000</text:p>
          </table:table-cell>
          <table:table-cell office:value-type="string">
            <text:p>Alstedvej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45">
            <text:p>7745</text:p>
          </table:table-cell>
          <table:table-cell office:value-type="string">
            <text:p>Vanløse</text:p>
          </table:table-cell>
          <table:table-cell office:value-type="string">
            <text:p>1018512000000</text:p>
          </table:table-cell>
          <table:table-cell office:value-type="string">
            <text:p>Æblevej</text:p>
          </table:table-cell>
          <table:table-cell office:value-type="float" office:value="485">
            <text:p>485</text:p>
          </table:table-cell>
          <table:table-cell office:value-type="float" office:value="739">
            <text:p>7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46">
            <text:p>7746</text:p>
          </table:table-cell>
          <table:table-cell office:value-type="string">
            <text:p>Vanløse</text:p>
          </table:table-cell>
          <table:table-cell office:value-type="string">
            <text:p>1018512000000</text:p>
          </table:table-cell>
          <table:table-cell office:value-type="string">
            <text:p>Æblevej</text:p>
          </table:table-cell>
          <table:table-cell office:value-type="float" office:value="485">
            <text:p>485</text:p>
          </table:table-cell>
          <table:table-cell office:value-type="float" office:value="739">
            <text:p>73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747">
            <text:p>7747</text:p>
          </table:table-cell>
          <table:table-cell office:value-type="string">
            <text:p>Vanløse</text:p>
          </table:table-cell>
          <table:table-cell office:value-type="string">
            <text:p>1018512000000</text:p>
          </table:table-cell>
          <table:table-cell office:value-type="string">
            <text:p>Æblevej</text:p>
          </table:table-cell>
          <table:table-cell office:value-type="float" office:value="485">
            <text:p>485</text:p>
          </table:table-cell>
          <table:table-cell office:value-type="float" office:value="739">
            <text:p>7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12">
            <text:p>7012</text:p>
          </table:table-cell>
          <table:table-cell office:value-type="string">
            <text:p>Vanløse</text:p>
          </table:table-cell>
          <table:table-cell office:value-type="string">
            <text:p>1018512000000</text:p>
          </table:table-cell>
          <table:table-cell office:value-type="string">
            <text:p>Æblevej</text:p>
          </table:table-cell>
          <table:table-cell office:value-type="float" office:value="485">
            <text:p>485</text:p>
          </table:table-cell>
          <table:table-cell office:value-type="float" office:value="739">
            <text:p>7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94">
            <text:p>5394</text:p>
          </table:table-cell>
          <table:table-cell office:value-type="string">
            <text:p>Amager Vest</text:p>
          </table:table-cell>
          <table:table-cell office:value-type="string">
            <text:p>1016718000000</text:p>
          </table:table-cell>
          <table:table-cell office:value-type="string">
            <text:p>Soltoftevej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536">
            <text:p>5536</text:p>
          </table:table-cell>
          <table:table-cell office:value-type="string">
            <text:p>Amager Vest</text:p>
          </table:table-cell>
          <table:table-cell office:value-type="string">
            <text:p>1016006000000</text:p>
          </table:table-cell>
          <table:table-cell office:value-type="string">
            <text:p>Rugagervej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749">
            <text:p>7749</text:p>
          </table:table-cell>
          <table:table-cell office:value-type="string">
            <text:p>Vanløse</text:p>
          </table:table-cell>
          <table:table-cell office:value-type="string">
            <text:p>1010760070000</text:p>
          </table:table-cell>
          <table:table-cell office:value-type="string">
            <text:p>Borups Allé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50">
            <text:p>7750</text:p>
          </table:table-cell>
          <table:table-cell office:value-type="string">
            <text:p>Bispebjerg</text:p>
          </table:table-cell>
          <table:table-cell office:value-type="string">
            <text:p>1010760020000</text:p>
          </table:table-cell>
          <table:table-cell office:value-type="string">
            <text:p>Borups Allé</text:p>
          </table:table-cell>
          <table:table-cell office:value-type="float" office:value="0">
            <text:p>0</text:p>
          </table:table-cell>
          <table:table-cell office:value-type="float" office:value="406">
            <text:p>40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85">
            <text:p>4985</text:p>
          </table:table-cell>
          <table:table-cell office:value-type="string">
            <text:p>Bispebjerg</text:p>
          </table:table-cell>
          <table:table-cell office:value-type="string">
            <text:p>1010760020000</text:p>
          </table:table-cell>
          <table:table-cell office:value-type="string">
            <text:p>Borups Allé</text:p>
          </table:table-cell>
          <table:table-cell office:value-type="float" office:value="0">
            <text:p>0</text:p>
          </table:table-cell>
          <table:table-cell office:value-type="float" office:value="406">
            <text:p>40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28">
            <text:p>5128</text:p>
          </table:table-cell>
          <table:table-cell office:value-type="string">
            <text:p>Vanløse</text:p>
          </table:table-cell>
          <table:table-cell office:value-type="string">
            <text:p>1010760070000</text:p>
          </table:table-cell>
          <table:table-cell office:value-type="string">
            <text:p>Borups Allé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51">
            <text:p>7751</text:p>
          </table:table-cell>
          <table:table-cell office:value-type="string">
            <text:p>Brønshøj-Husum</text:p>
          </table:table-cell>
          <table:table-cell office:value-type="string">
            <text:p>1013916000000</text:p>
          </table:table-cell>
          <table:table-cell office:value-type="string">
            <text:p>Korsager Allé</text:p>
          </table:table-cell>
          <table:table-cell office:value-type="float" office:value="142">
            <text:p>142</text:p>
          </table:table-cell>
          <table:table-cell office:value-type="float" office:value="888">
            <text:p>88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752">
            <text:p>7752</text:p>
          </table:table-cell>
          <table:table-cell office:value-type="string">
            <text:p>Brønshøj-Husum</text:p>
          </table:table-cell>
          <table:table-cell office:value-type="string">
            <text:p>1013916000000</text:p>
          </table:table-cell>
          <table:table-cell office:value-type="string">
            <text:p>Korsager Allé</text:p>
          </table:table-cell>
          <table:table-cell office:value-type="float" office:value="142">
            <text:p>142</text:p>
          </table:table-cell>
          <table:table-cell office:value-type="float" office:value="888">
            <text:p>88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38">
            <text:p>7738</text:p>
          </table:table-cell>
          <table:table-cell office:value-type="string">
            <text:p>Amager Vest</text:p>
          </table:table-cell>
          <table:table-cell office:value-type="string">
            <text:p>1017120000000</text:p>
          </table:table-cell>
          <table:table-cell office:value-type="string">
            <text:p>Sundholmsvej</text:p>
          </table:table-cell>
          <table:table-cell office:value-type="float" office:value="0">
            <text:p>0</text:p>
          </table:table-cell>
          <table:table-cell office:value-type="float" office:value="981">
            <text:p>981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7804">
            <text:p>7804</text:p>
          </table:table-cell>
          <table:table-cell office:value-type="string">
            <text:p>Vanløse</text:p>
          </table:table-cell>
          <table:table-cell office:value-type="string">
            <text:p>1010444000000</text:p>
          </table:table-cell>
          <table:table-cell office:value-type="string">
            <text:p>Bellahøjvej</text:p>
          </table:table-cell>
          <table:table-cell office:value-type="float" office:value="0">
            <text:p>0</text:p>
          </table:table-cell>
          <table:table-cell office:value-type="float" office:value="1986">
            <text:p>198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803">
            <text:p>7803</text:p>
          </table:table-cell>
          <table:table-cell office:value-type="string">
            <text:p>Vanløse</text:p>
          </table:table-cell>
          <table:table-cell office:value-type="string">
            <text:p>1010444000000</text:p>
          </table:table-cell>
          <table:table-cell office:value-type="string">
            <text:p>Bellahøjvej</text:p>
          </table:table-cell>
          <table:table-cell office:value-type="float" office:value="0">
            <text:p>0</text:p>
          </table:table-cell>
          <table:table-cell office:value-type="float" office:value="1986">
            <text:p>1986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12">
            <text:p>6412</text:p>
          </table:table-cell>
          <table:table-cell office:value-type="string">
            <text:p>Østerbro</text:p>
          </table:table-cell>
          <table:table-cell office:value-type="string">
            <text:p>1011908000000</text:p>
          </table:table-cell>
          <table:table-cell office:value-type="string">
            <text:p>Fredensgade</text:p>
          </table:table-cell>
          <table:table-cell office:value-type="float" office:value="0">
            <text:p>0</text:p>
          </table:table-cell>
          <table:table-cell office:value-type="float" office:value="284">
            <text:p>28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53">
            <text:p>7753</text:p>
          </table:table-cell>
          <table:table-cell office:value-type="string">
            <text:p>Bispebjerg</text:p>
          </table:table-cell>
          <table:table-cell office:value-type="string">
            <text:p>1017336000000</text:p>
          </table:table-cell>
          <table:table-cell office:value-type="string">
            <text:p>Tagensvej</text:p>
          </table:table-cell>
          <table:table-cell office:value-type="float" office:value="0">
            <text:p>0</text:p>
          </table:table-cell>
          <table:table-cell office:value-type="float" office:value="3404">
            <text:p>340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24">
            <text:p>5024</text:p>
          </table:table-cell>
          <table:table-cell office:value-type="string">
            <text:p>Bispebjerg</text:p>
          </table:table-cell>
          <table:table-cell office:value-type="string">
            <text:p>1017336000000</text:p>
          </table:table-cell>
          <table:table-cell office:value-type="string">
            <text:p>Tagensvej</text:p>
          </table:table-cell>
          <table:table-cell office:value-type="float" office:value="0">
            <text:p>0</text:p>
          </table:table-cell>
          <table:table-cell office:value-type="float" office:value="3404">
            <text:p>340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54">
            <text:p>7754</text:p>
          </table:table-cell>
          <table:table-cell office:value-type="string">
            <text:p>Vesterbro-Kongens Enghave</text:p>
          </table:table-cell>
          <table:table-cell office:value-type="string">
            <text:p>1011476000000</text:p>
          </table:table-cell>
          <table:table-cell office:value-type="string">
            <text:p>Ejderstedgade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518">
            <text:p>6518</text:p>
          </table:table-cell>
          <table:table-cell office:value-type="string">
            <text:p>Vesterbro-Kongens Enghave</text:p>
          </table:table-cell>
          <table:table-cell office:value-type="string">
            <text:p>1011476000000</text:p>
          </table:table-cell>
          <table:table-cell office:value-type="string">
            <text:p>Ejderstedgade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24">
            <text:p>4124</text:p>
          </table:table-cell>
          <table:table-cell office:value-type="string">
            <text:p>Østerbro</text:p>
          </table:table-cell>
          <table:table-cell office:value-type="string">
            <text:p>1018092000000</text:p>
          </table:table-cell>
          <table:table-cell office:value-type="string">
            <text:p>Ved Sporsløjfen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755">
            <text:p>7755</text:p>
          </table:table-cell>
          <table:table-cell office:value-type="string">
            <text:p>Bispebjerg</text:p>
          </table:table-cell>
          <table:table-cell office:value-type="string">
            <text:p>1015804000000</text:p>
          </table:table-cell>
          <table:table-cell office:value-type="string">
            <text:p>Rentemestervej</text:p>
          </table:table-cell>
          <table:table-cell office:value-type="float" office:value="1011">
            <text:p>1011</text:p>
          </table:table-cell>
          <table:table-cell office:value-type="float" office:value="1448">
            <text:p>144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620">
            <text:p>6620</text:p>
          </table:table-cell>
          <table:table-cell office:value-type="string">
            <text:p>Bispebjerg</text:p>
          </table:table-cell>
          <table:table-cell office:value-type="string">
            <text:p>1015804000000</text:p>
          </table:table-cell>
          <table:table-cell office:value-type="string">
            <text:p>Rentemestervej</text:p>
          </table:table-cell>
          <table:table-cell office:value-type="float" office:value="1011">
            <text:p>1011</text:p>
          </table:table-cell>
          <table:table-cell office:value-type="float" office:value="1448">
            <text:p>144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57">
            <text:p>7757</text:p>
          </table:table-cell>
          <table:table-cell office:value-type="string">
            <text:p>Nørrebro</text:p>
          </table:table-cell>
          <table:table-cell office:value-type="string">
            <text:p>1016378000000</text:p>
          </table:table-cell>
          <table:table-cell office:value-type="string">
            <text:p>Sigynsgade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7758">
            <text:p>7758</text:p>
          </table:table-cell>
          <table:table-cell office:value-type="string">
            <text:p>Nørrebro</text:p>
          </table:table-cell>
          <table:table-cell office:value-type="string">
            <text:p>1016378000000</text:p>
          </table:table-cell>
          <table:table-cell office:value-type="string">
            <text:p>Sigynsgade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15">
            <text:p>7615</text:p>
          </table:table-cell>
          <table:table-cell office:value-type="string">
            <text:p>Nørrebro</text:p>
          </table:table-cell>
          <table:table-cell office:value-type="string">
            <text:p>1016378000000</text:p>
          </table:table-cell>
          <table:table-cell office:value-type="string">
            <text:p>Sigynsgade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18">
            <text:p>7618</text:p>
          </table:table-cell>
          <table:table-cell office:value-type="string">
            <text:p>Nørrebro</text:p>
          </table:table-cell>
          <table:table-cell office:value-type="string">
            <text:p>1016378000000</text:p>
          </table:table-cell>
          <table:table-cell office:value-type="string">
            <text:p>Sigynsgade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56">
            <text:p>7756</text:p>
          </table:table-cell>
          <table:table-cell office:value-type="string">
            <text:p>Nørrebro</text:p>
          </table:table-cell>
          <table:table-cell office:value-type="string">
            <text:p>1016378000000</text:p>
          </table:table-cell>
          <table:table-cell office:value-type="string">
            <text:p>Sigynsgade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7759">
            <text:p>7759</text:p>
          </table:table-cell>
          <table:table-cell office:value-type="string">
            <text:p>Nørrebro</text:p>
          </table:table-cell>
          <table:table-cell office:value-type="string">
            <text:p>1016240000000</text:p>
          </table:table-cell>
          <table:table-cell office:value-type="string">
            <text:p>Sankt Hans Gade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66">
            <text:p>6966</text:p>
          </table:table-cell>
          <table:table-cell office:value-type="string">
            <text:p>Nørrebro</text:p>
          </table:table-cell>
          <table:table-cell office:value-type="string">
            <text:p>1016240000000</text:p>
          </table:table-cell>
          <table:table-cell office:value-type="string">
            <text:p>Sankt Hans Gade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760">
            <text:p>7760</text:p>
          </table:table-cell>
          <table:table-cell office:value-type="string">
            <text:p>Nørrebro</text:p>
          </table:table-cell>
          <table:table-cell office:value-type="string">
            <text:p>1016240000000</text:p>
          </table:table-cell>
          <table:table-cell office:value-type="string">
            <text:p>Sankt Hans Gade</text:p>
          </table:table-cell>
          <table:table-cell office:value-type="float" office:value="128">
            <text:p>128</text:p>
          </table:table-cell>
          <table:table-cell office:value-type="float" office:value="312">
            <text:p>31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61">
            <text:p>7761</text:p>
          </table:table-cell>
          <table:table-cell office:value-type="string">
            <text:p>Nørrebro</text:p>
          </table:table-cell>
          <table:table-cell office:value-type="string">
            <text:p>1016240000000</text:p>
          </table:table-cell>
          <table:table-cell office:value-type="string">
            <text:p>Sankt Hans Gade</text:p>
          </table:table-cell>
          <table:table-cell office:value-type="float" office:value="128">
            <text:p>128</text:p>
          </table:table-cell>
          <table:table-cell office:value-type="float" office:value="312">
            <text:p>31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63">
            <text:p>7763</text:p>
          </table:table-cell>
          <table:table-cell office:value-type="string">
            <text:p>Nørrebro</text:p>
          </table:table-cell>
          <table:table-cell office:value-type="string">
            <text:p>1014892000000</text:p>
          </table:table-cell>
          <table:table-cell office:value-type="string">
            <text:p>Møllegade</text:p>
          </table:table-cell>
          <table:table-cell office:value-type="float" office:value="0">
            <text:p>0</text:p>
          </table:table-cell>
          <table:table-cell office:value-type="float" office:value="585">
            <text:p>58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64">
            <text:p>7764</text:p>
          </table:table-cell>
          <table:table-cell office:value-type="string">
            <text:p>Nørrebro</text:p>
          </table:table-cell>
          <table:table-cell office:value-type="string">
            <text:p>1014892000000</text:p>
          </table:table-cell>
          <table:table-cell office:value-type="string">
            <text:p>Møllegade</text:p>
          </table:table-cell>
          <table:table-cell office:value-type="float" office:value="0">
            <text:p>0</text:p>
          </table:table-cell>
          <table:table-cell office:value-type="float" office:value="585">
            <text:p>58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769">
            <text:p>7769</text:p>
          </table:table-cell>
          <table:table-cell office:value-type="string">
            <text:p>Amager Øst</text:p>
          </table:table-cell>
          <table:table-cell office:value-type="string">
            <text:p>1011620000000</text:p>
          </table:table-cell>
          <table:table-cell office:value-type="string">
            <text:p>Engvej</text:p>
          </table:table-cell>
          <table:table-cell office:value-type="float" office:value="426">
            <text:p>426</text:p>
          </table:table-cell>
          <table:table-cell office:value-type="float" office:value="1777">
            <text:p>1777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79">
            <text:p>7779</text:p>
          </table:table-cell>
          <table:table-cell office:value-type="string">
            <text:p>Amager Vest</text:p>
          </table:table-cell>
          <table:table-cell office:value-type="string">
            <text:p>1016096000000</text:p>
          </table:table-cell>
          <table:table-cell office:value-type="string">
            <text:p>Røde Mellemvej</text:p>
          </table:table-cell>
          <table:table-cell office:value-type="float" office:value="0">
            <text:p>0</text:p>
          </table:table-cell>
          <table:table-cell office:value-type="float" office:value="1580">
            <text:p>15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80">
            <text:p>7780</text:p>
          </table:table-cell>
          <table:table-cell office:value-type="string">
            <text:p>Indre By</text:p>
          </table:table-cell>
          <table:table-cell office:value-type="string">
            <text:p>1018588000000</text:p>
          </table:table-cell>
          <table:table-cell office:value-type="string">
            <text:p>Øster Farimagsgade</text:p>
          </table:table-cell>
          <table:table-cell office:value-type="float" office:value="0">
            <text:p>0</text:p>
          </table:table-cell>
          <table:table-cell office:value-type="float" office:value="1337">
            <text:p>133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20">
            <text:p>7020</text:p>
          </table:table-cell>
          <table:table-cell office:value-type="string">
            <text:p>Nørrebro</text:p>
          </table:table-cell>
          <table:table-cell office:value-type="string">
            <text:p>1012404000000</text:p>
          </table:table-cell>
          <table:table-cell office:value-type="string">
            <text:p>Guldbergsgade</text:p>
          </table:table-cell>
          <table:table-cell office:value-type="float" office:value="198">
            <text:p>198</text:p>
          </table:table-cell>
          <table:table-cell office:value-type="float" office:value="1087">
            <text:p>108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765">
            <text:p>7765</text:p>
          </table:table-cell>
          <table:table-cell office:value-type="string">
            <text:p>Bispebjerg</text:p>
          </table:table-cell>
          <table:table-cell office:value-type="string">
            <text:p>1017548000000</text:p>
          </table:table-cell>
          <table:table-cell office:value-type="string">
            <text:p>Tomsgårdsvej</text:p>
          </table:table-cell>
          <table:table-cell office:value-type="float" office:value="0">
            <text:p>0</text:p>
          </table:table-cell>
          <table:table-cell office:value-type="float" office:value="946">
            <text:p>94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33">
            <text:p>4533</text:p>
          </table:table-cell>
          <table:table-cell office:value-type="string">
            <text:p>Bispebjerg</text:p>
          </table:table-cell>
          <table:table-cell office:value-type="string">
            <text:p>1017548000000</text:p>
          </table:table-cell>
          <table:table-cell office:value-type="string">
            <text:p>Tomsgårdsvej</text:p>
          </table:table-cell>
          <table:table-cell office:value-type="float" office:value="0">
            <text:p>0</text:p>
          </table:table-cell>
          <table:table-cell office:value-type="float" office:value="946">
            <text:p>94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66">
            <text:p>7766</text:p>
          </table:table-cell>
          <table:table-cell office:value-type="string">
            <text:p>Amager Vest</text:p>
          </table:table-cell>
          <table:table-cell office:value-type="string">
            <text:p>1011600000000</text:p>
          </table:table-cell>
          <table:table-cell office:value-type="string">
            <text:p>Englandsvej</text:p>
          </table:table-cell>
          <table:table-cell office:value-type="float" office:value="0">
            <text:p>0</text:p>
          </table:table-cell>
          <table:table-cell office:value-type="float" office:value="2023">
            <text:p>202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16">
            <text:p>6516</text:p>
          </table:table-cell>
          <table:table-cell office:value-type="string">
            <text:p>Amager Vest</text:p>
          </table:table-cell>
          <table:table-cell office:value-type="string">
            <text:p>1011600000000</text:p>
          </table:table-cell>
          <table:table-cell office:value-type="string">
            <text:p>Englandsvej</text:p>
          </table:table-cell>
          <table:table-cell office:value-type="float" office:value="0">
            <text:p>0</text:p>
          </table:table-cell>
          <table:table-cell office:value-type="float" office:value="2023">
            <text:p>202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70">
            <text:p>7770</text:p>
          </table:table-cell>
          <table:table-cell office:value-type="string">
            <text:p>Amager Øst</text:p>
          </table:table-cell>
          <table:table-cell office:value-type="string">
            <text:p>1011620000000</text:p>
          </table:table-cell>
          <table:table-cell office:value-type="string">
            <text:p>Engvej</text:p>
          </table:table-cell>
          <table:table-cell office:value-type="float" office:value="426">
            <text:p>426</text:p>
          </table:table-cell>
          <table:table-cell office:value-type="float" office:value="1777">
            <text:p>177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07">
            <text:p>6807</text:p>
          </table:table-cell>
          <table:table-cell office:value-type="string">
            <text:p>Amager Øst</text:p>
          </table:table-cell>
          <table:table-cell office:value-type="string">
            <text:p>1011620000000</text:p>
          </table:table-cell>
          <table:table-cell office:value-type="string">
            <text:p>Engvej</text:p>
          </table:table-cell>
          <table:table-cell office:value-type="float" office:value="426">
            <text:p>426</text:p>
          </table:table-cell>
          <table:table-cell office:value-type="float" office:value="1777">
            <text:p>177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71">
            <text:p>7771</text:p>
          </table:table-cell>
          <table:table-cell office:value-type="string">
            <text:p>Indre By</text:p>
          </table:table-cell>
          <table:table-cell office:value-type="string">
            <text:p>1011204000000</text:p>
          </table:table-cell>
          <table:table-cell office:value-type="string">
            <text:p>Dag Hammerskjölds Allé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72">
            <text:p>7772</text:p>
          </table:table-cell>
          <table:table-cell office:value-type="string">
            <text:p>Indre By</text:p>
          </table:table-cell>
          <table:table-cell office:value-type="string">
            <text:p>1011204000000</text:p>
          </table:table-cell>
          <table:table-cell office:value-type="string">
            <text:p>Dag Hammerskjölds Allé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04">
            <text:p>4304</text:p>
          </table:table-cell>
          <table:table-cell office:value-type="string">
            <text:p>Amager Vest</text:p>
          </table:table-cell>
          <table:table-cell office:value-type="string">
            <text:p>1016096000000</text:p>
          </table:table-cell>
          <table:table-cell office:value-type="string">
            <text:p>Røde Mellemvej</text:p>
          </table:table-cell>
          <table:table-cell office:value-type="float" office:value="0">
            <text:p>0</text:p>
          </table:table-cell>
          <table:table-cell office:value-type="float" office:value="1580">
            <text:p>15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67">
            <text:p>7767</text:p>
          </table:table-cell>
          <table:table-cell office:value-type="string">
            <text:p>Amager Vest</text:p>
          </table:table-cell>
          <table:table-cell office:value-type="string">
            <text:p>1011600000000</text:p>
          </table:table-cell>
          <table:table-cell office:value-type="string">
            <text:p>Englandsvej</text:p>
          </table:table-cell>
          <table:table-cell office:value-type="float" office:value="0">
            <text:p>0</text:p>
          </table:table-cell>
          <table:table-cell office:value-type="float" office:value="2023">
            <text:p>202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74">
            <text:p>7774</text:p>
          </table:table-cell>
          <table:table-cell office:value-type="string">
            <text:p>Amager Vest</text:p>
          </table:table-cell>
          <table:table-cell office:value-type="string">
            <text:p>1016096000000</text:p>
          </table:table-cell>
          <table:table-cell office:value-type="string">
            <text:p>Røde Mellemvej</text:p>
          </table:table-cell>
          <table:table-cell office:value-type="float" office:value="0">
            <text:p>0</text:p>
          </table:table-cell>
          <table:table-cell office:value-type="float" office:value="1580">
            <text:p>15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73">
            <text:p>7773</text:p>
          </table:table-cell>
          <table:table-cell office:value-type="string">
            <text:p>Amager Vest</text:p>
          </table:table-cell>
          <table:table-cell office:value-type="string">
            <text:p>1011600000000</text:p>
          </table:table-cell>
          <table:table-cell office:value-type="string">
            <text:p>Englandsvej</text:p>
          </table:table-cell>
          <table:table-cell office:value-type="float" office:value="0">
            <text:p>0</text:p>
          </table:table-cell>
          <table:table-cell office:value-type="float" office:value="2023">
            <text:p>2023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41">
            <text:p>7741</text:p>
          </table:table-cell>
          <table:table-cell office:value-type="string">
            <text:p>Valby</text:p>
          </table:table-cell>
          <table:table-cell office:value-type="string">
            <text:p/>
          </table:table-cell>
          <table:table-cell office:value-type="string">
            <text:p>Vigerslev Allé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68">
            <text:p>7768</text:p>
          </table:table-cell>
          <table:table-cell office:value-type="string">
            <text:p>Østerbro</text:p>
          </table:table-cell>
          <table:table-cell office:value-type="string">
            <text:p/>
          </table:table-cell>
          <table:table-cell office:value-type="string">
            <text:p>Lyngbyvej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748">
            <text:p>7748</text:p>
          </table:table-cell>
          <table:table-cell office:value-type="string">
            <text:p>Vanløse</text:p>
          </table:table-cell>
          <table:table-cell office:value-type="string">
            <text:p>1012896000000</text:p>
          </table:table-cell>
          <table:table-cell office:value-type="string">
            <text:p>Hindbærvej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734">
            <text:p>7734</text:p>
          </table:table-cell>
          <table:table-cell office:value-type="string">
            <text:p>Amager Vest</text:p>
          </table:table-cell>
          <table:table-cell office:value-type="string">
            <text:p>1018817000000</text:p>
          </table:table-cell>
          <table:table-cell office:value-type="string">
            <text:p>Løvstikkevej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7742">
            <text:p>7742</text:p>
          </table:table-cell>
          <table:table-cell office:value-type="string">
            <text:p>Valby</text:p>
          </table:table-cell>
          <table:table-cell office:value-type="string">
            <text:p/>
          </table:table-cell>
          <table:table-cell office:value-type="string">
            <text:p>Vigerslev Allé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3764">
            <text:p>3764</text:p>
          </table:table-cell>
          <table:table-cell office:value-type="string">
            <text:p>Vesterbro-Kongens Enghave</text:p>
          </table:table-cell>
          <table:table-cell office:value-type="string">
            <text:p>1017888030000</text:p>
          </table:table-cell>
          <table:table-cell office:value-type="string">
            <text:p>Wagnersvej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33">
            <text:p>7733</text:p>
          </table:table-cell>
          <table:table-cell office:value-type="string">
            <text:p>Amager Vest</text:p>
          </table:table-cell>
          <table:table-cell office:value-type="string">
            <text:p>1015486000000</text:p>
          </table:table-cell>
          <table:table-cell office:value-type="string">
            <text:p>Persillevej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7735">
            <text:p>7735</text:p>
          </table:table-cell>
          <table:table-cell office:value-type="string">
            <text:p>Amager Vest</text:p>
          </table:table-cell>
          <table:table-cell office:value-type="string">
            <text:p>1018817000000</text:p>
          </table:table-cell>
          <table:table-cell office:value-type="string">
            <text:p>Løvstikkevej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91">
            <text:p>3991</text:p>
          </table:table-cell>
          <table:table-cell office:value-type="string">
            <text:p>Indre By</text:p>
          </table:table-cell>
          <table:table-cell office:value-type="string">
            <text:p>1018588000000</text:p>
          </table:table-cell>
          <table:table-cell office:value-type="string">
            <text:p>Øster Farimagsgade</text:p>
          </table:table-cell>
          <table:table-cell office:value-type="float" office:value="0">
            <text:p>0</text:p>
          </table:table-cell>
          <table:table-cell office:value-type="float" office:value="1337">
            <text:p>133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83">
            <text:p>7783</text:p>
          </table:table-cell>
          <table:table-cell office:value-type="string">
            <text:p>Vanløse</text:p>
          </table:table-cell>
          <table:table-cell office:value-type="string">
            <text:p>1018672000000</text:p>
          </table:table-cell>
          <table:table-cell office:value-type="string">
            <text:p>Ålekistevej</text:p>
          </table:table-cell>
          <table:table-cell office:value-type="float" office:value="0">
            <text:p>0</text:p>
          </table:table-cell>
          <table:table-cell office:value-type="float" office:value="2387">
            <text:p>238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01">
            <text:p>6401</text:p>
          </table:table-cell>
          <table:table-cell office:value-type="string">
            <text:p>Vanløse</text:p>
          </table:table-cell>
          <table:table-cell office:value-type="string">
            <text:p>1018672000000</text:p>
          </table:table-cell>
          <table:table-cell office:value-type="string">
            <text:p>Ålekistevej</text:p>
          </table:table-cell>
          <table:table-cell office:value-type="float" office:value="0">
            <text:p>0</text:p>
          </table:table-cell>
          <table:table-cell office:value-type="float" office:value="2387">
            <text:p>238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85">
            <text:p>7785</text:p>
          </table:table-cell>
          <table:table-cell office:value-type="string">
            <text:p>Valby</text:p>
          </table:table-cell>
          <table:table-cell office:value-type="string">
            <text:p>1016412000000</text:p>
          </table:table-cell>
          <table:table-cell office:value-type="string">
            <text:p>Sjælør Boulevard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86">
            <text:p>7786</text:p>
          </table:table-cell>
          <table:table-cell office:value-type="string">
            <text:p>Østerbro</text:p>
          </table:table-cell>
          <table:table-cell office:value-type="string">
            <text:p>1011168000000</text:p>
          </table:table-cell>
          <table:table-cell office:value-type="string">
            <text:p>Classensgade</text:p>
          </table:table-cell>
          <table:table-cell office:value-type="float" office:value="0">
            <text:p>0</text:p>
          </table:table-cell>
          <table:table-cell office:value-type="float" office:value="799">
            <text:p>79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94">
            <text:p>6694</text:p>
          </table:table-cell>
          <table:table-cell office:value-type="string">
            <text:p>Østerbro</text:p>
          </table:table-cell>
          <table:table-cell office:value-type="string">
            <text:p>1011168000000</text:p>
          </table:table-cell>
          <table:table-cell office:value-type="string">
            <text:p>Classensgade</text:p>
          </table:table-cell>
          <table:table-cell office:value-type="float" office:value="0">
            <text:p>0</text:p>
          </table:table-cell>
          <table:table-cell office:value-type="float" office:value="799">
            <text:p>79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20">
            <text:p>5520</text:p>
          </table:table-cell>
          <table:table-cell office:value-type="string">
            <text:p>Indre By</text:p>
          </table:table-cell>
          <table:table-cell office:value-type="string">
            <text:p>1014044000000</text:p>
          </table:table-cell>
          <table:table-cell office:value-type="string">
            <text:p>Kvæsthusgade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789">
            <text:p>7789</text:p>
          </table:table-cell>
          <table:table-cell office:value-type="string">
            <text:p>Indre By</text:p>
          </table:table-cell>
          <table:table-cell office:value-type="string">
            <text:p>1017280000000</text:p>
          </table:table-cell>
          <table:table-cell office:value-type="string">
            <text:p>Sølvgade</text:p>
          </table:table-cell>
          <table:table-cell office:value-type="float" office:value="0">
            <text:p>0</text:p>
          </table:table-cell>
          <table:table-cell office:value-type="float" office:value="1123">
            <text:p>112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42">
            <text:p>5142</text:p>
          </table:table-cell>
          <table:table-cell office:value-type="string">
            <text:p>Indre By</text:p>
          </table:table-cell>
          <table:table-cell office:value-type="string">
            <text:p>1017280000000</text:p>
          </table:table-cell>
          <table:table-cell office:value-type="string">
            <text:p>Sølvgade</text:p>
          </table:table-cell>
          <table:table-cell office:value-type="float" office:value="0">
            <text:p>0</text:p>
          </table:table-cell>
          <table:table-cell office:value-type="float" office:value="1123">
            <text:p>112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37">
            <text:p>4137</text:p>
          </table:table-cell>
          <table:table-cell office:value-type="string">
            <text:p>Indre By</text:p>
          </table:table-cell>
          <table:table-cell office:value-type="string">
            <text:p>1016272000000</text:p>
          </table:table-cell>
          <table:table-cell office:value-type="string">
            <text:p>Sankt Pauls Gade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27">
            <text:p>5227</text:p>
          </table:table-cell>
          <table:table-cell office:value-type="string">
            <text:p>Nørrebro</text:p>
          </table:table-cell>
          <table:table-cell office:value-type="string">
            <text:p>1016240000000</text:p>
          </table:table-cell>
          <table:table-cell office:value-type="string">
            <text:p>Sankt Hans Gade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777">
            <text:p>7777</text:p>
          </table:table-cell>
          <table:table-cell office:value-type="string">
            <text:p>Amager Vest</text:p>
          </table:table-cell>
          <table:table-cell office:value-type="string">
            <text:p>1016096000000</text:p>
          </table:table-cell>
          <table:table-cell office:value-type="string">
            <text:p>Røde Mellemvej</text:p>
          </table:table-cell>
          <table:table-cell office:value-type="float" office:value="0">
            <text:p>0</text:p>
          </table:table-cell>
          <table:table-cell office:value-type="float" office:value="1580">
            <text:p>15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88">
            <text:p>7788</text:p>
          </table:table-cell>
          <table:table-cell office:value-type="string">
            <text:p>Indre By</text:p>
          </table:table-cell>
          <table:table-cell office:value-type="string">
            <text:p>1017280000000</text:p>
          </table:table-cell>
          <table:table-cell office:value-type="string">
            <text:p>Sølvgade</text:p>
          </table:table-cell>
          <table:table-cell office:value-type="float" office:value="0">
            <text:p>0</text:p>
          </table:table-cell>
          <table:table-cell office:value-type="float" office:value="1123">
            <text:p>1123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81">
            <text:p>7781</text:p>
          </table:table-cell>
          <table:table-cell office:value-type="string">
            <text:p>Indre By</text:p>
          </table:table-cell>
          <table:table-cell office:value-type="string">
            <text:p>1018588000000</text:p>
          </table:table-cell>
          <table:table-cell office:value-type="string">
            <text:p>Øster Farimagsgade</text:p>
          </table:table-cell>
          <table:table-cell office:value-type="float" office:value="0">
            <text:p>0</text:p>
          </table:table-cell>
          <table:table-cell office:value-type="float" office:value="1337">
            <text:p>1337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82">
            <text:p>7782</text:p>
          </table:table-cell>
          <table:table-cell office:value-type="string">
            <text:p>Vanløse</text:p>
          </table:table-cell>
          <table:table-cell office:value-type="string">
            <text:p>1018672000000</text:p>
          </table:table-cell>
          <table:table-cell office:value-type="string">
            <text:p>Ålekistevej</text:p>
          </table:table-cell>
          <table:table-cell office:value-type="float" office:value="0">
            <text:p>0</text:p>
          </table:table-cell>
          <table:table-cell office:value-type="float" office:value="2387">
            <text:p>2387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84">
            <text:p>7784</text:p>
          </table:table-cell>
          <table:table-cell office:value-type="string">
            <text:p>Valby</text:p>
          </table:table-cell>
          <table:table-cell office:value-type="string">
            <text:p>1016412000000</text:p>
          </table:table-cell>
          <table:table-cell office:value-type="string">
            <text:p>Sjælør Boulevard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87">
            <text:p>7787</text:p>
          </table:table-cell>
          <table:table-cell office:value-type="string">
            <text:p>Østerbro</text:p>
          </table:table-cell>
          <table:table-cell office:value-type="string">
            <text:p>1011168000000</text:p>
          </table:table-cell>
          <table:table-cell office:value-type="string">
            <text:p>Classensgade</text:p>
          </table:table-cell>
          <table:table-cell office:value-type="float" office:value="0">
            <text:p>0</text:p>
          </table:table-cell>
          <table:table-cell office:value-type="float" office:value="799">
            <text:p>799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807">
            <text:p>7807</text:p>
          </table:table-cell>
          <table:table-cell office:value-type="string">
            <text:p>Indre By</text:p>
          </table:table-cell>
          <table:table-cell office:value-type="string">
            <text:p>1018612000000</text:p>
          </table:table-cell>
          <table:table-cell office:value-type="string">
            <text:p>Øster Voldgade</text:p>
          </table:table-cell>
          <table:table-cell office:value-type="float" office:value="0">
            <text:p>0</text:p>
          </table:table-cell>
          <table:table-cell office:value-type="float" office:value="1213">
            <text:p>121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90">
            <text:p>7790</text:p>
          </table:table-cell>
          <table:table-cell office:value-type="string">
            <text:p>Indre By</text:p>
          </table:table-cell>
          <table:table-cell office:value-type="string">
            <text:p>1013996000000</text:p>
          </table:table-cell>
          <table:table-cell office:value-type="string">
            <text:p>Kronprinsessegade</text:p>
          </table:table-cell>
          <table:table-cell office:value-type="float" office:value="0">
            <text:p>0</text:p>
          </table:table-cell>
          <table:table-cell office:value-type="float" office:value="953">
            <text:p>95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91">
            <text:p>7791</text:p>
          </table:table-cell>
          <table:table-cell office:value-type="string">
            <text:p>Indre By</text:p>
          </table:table-cell>
          <table:table-cell office:value-type="string">
            <text:p>1013996000000</text:p>
          </table:table-cell>
          <table:table-cell office:value-type="string">
            <text:p>Kronprinsessegade</text:p>
          </table:table-cell>
          <table:table-cell office:value-type="float" office:value="0">
            <text:p>0</text:p>
          </table:table-cell>
          <table:table-cell office:value-type="float" office:value="953">
            <text:p>95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92">
            <text:p>7792</text:p>
          </table:table-cell>
          <table:table-cell office:value-type="string">
            <text:p>Indre By</text:p>
          </table:table-cell>
          <table:table-cell office:value-type="string">
            <text:p>1010024000000</text:p>
          </table:table-cell>
          <table:table-cell office:value-type="string">
            <text:p>Adelgade</text:p>
          </table:table-cell>
          <table:table-cell office:value-type="float" office:value="0">
            <text:p>0</text:p>
          </table:table-cell>
          <table:table-cell office:value-type="float" office:value="616">
            <text:p>61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93">
            <text:p>7793</text:p>
          </table:table-cell>
          <table:table-cell office:value-type="string">
            <text:p>Indre By</text:p>
          </table:table-cell>
          <table:table-cell office:value-type="string">
            <text:p>1010024000000</text:p>
          </table:table-cell>
          <table:table-cell office:value-type="string">
            <text:p>Adelgade</text:p>
          </table:table-cell>
          <table:table-cell office:value-type="float" office:value="0">
            <text:p>0</text:p>
          </table:table-cell>
          <table:table-cell office:value-type="float" office:value="616">
            <text:p>61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94">
            <text:p>7794</text:p>
          </table:table-cell>
          <table:table-cell office:value-type="string">
            <text:p>Indre By</text:p>
          </table:table-cell>
          <table:table-cell office:value-type="string">
            <text:p>1010716000000</text:p>
          </table:table-cell>
          <table:table-cell office:value-type="string">
            <text:p>Borgergade</text:p>
          </table:table-cell>
          <table:table-cell office:value-type="float" office:value="277">
            <text:p>277</text:p>
          </table:table-cell>
          <table:table-cell office:value-type="float" office:value="865">
            <text:p>86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95">
            <text:p>7795</text:p>
          </table:table-cell>
          <table:table-cell office:value-type="string">
            <text:p>Indre By</text:p>
          </table:table-cell>
          <table:table-cell office:value-type="string">
            <text:p>1016272000000</text:p>
          </table:table-cell>
          <table:table-cell office:value-type="string">
            <text:p>Sankt Pauls Gade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27">
            <text:p>6127</text:p>
          </table:table-cell>
          <table:table-cell office:value-type="string">
            <text:p>Indre By</text:p>
          </table:table-cell>
          <table:table-cell office:value-type="string">
            <text:p>1010024000000</text:p>
          </table:table-cell>
          <table:table-cell office:value-type="string">
            <text:p>Adelgade</text:p>
          </table:table-cell>
          <table:table-cell office:value-type="float" office:value="0">
            <text:p>0</text:p>
          </table:table-cell>
          <table:table-cell office:value-type="float" office:value="616">
            <text:p>61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70">
            <text:p>6470</text:p>
          </table:table-cell>
          <table:table-cell office:value-type="string">
            <text:p>Indre By</text:p>
          </table:table-cell>
          <table:table-cell office:value-type="string">
            <text:p>1013996000000</text:p>
          </table:table-cell>
          <table:table-cell office:value-type="string">
            <text:p>Kronprinsessegade</text:p>
          </table:table-cell>
          <table:table-cell office:value-type="float" office:value="0">
            <text:p>0</text:p>
          </table:table-cell>
          <table:table-cell office:value-type="float" office:value="953">
            <text:p>95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96">
            <text:p>7796</text:p>
          </table:table-cell>
          <table:table-cell office:value-type="string">
            <text:p>Indre By</text:p>
          </table:table-cell>
          <table:table-cell office:value-type="string">
            <text:p>1011916000000</text:p>
          </table:table-cell>
          <table:table-cell office:value-type="string">
            <text:p>Fredericiagade</text:p>
          </table:table-cell>
          <table:table-cell office:value-type="float" office:value="0">
            <text:p>0</text:p>
          </table:table-cell>
          <table:table-cell office:value-type="float" office:value="758">
            <text:p>75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97">
            <text:p>7797</text:p>
          </table:table-cell>
          <table:table-cell office:value-type="string">
            <text:p>Indre By</text:p>
          </table:table-cell>
          <table:table-cell office:value-type="string">
            <text:p>1011916000000</text:p>
          </table:table-cell>
          <table:table-cell office:value-type="string">
            <text:p>Fredericiagade</text:p>
          </table:table-cell>
          <table:table-cell office:value-type="float" office:value="0">
            <text:p>0</text:p>
          </table:table-cell>
          <table:table-cell office:value-type="float" office:value="758">
            <text:p>75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98">
            <text:p>7798</text:p>
          </table:table-cell>
          <table:table-cell office:value-type="string">
            <text:p>Indre By</text:p>
          </table:table-cell>
          <table:table-cell office:value-type="string">
            <text:p>1012900000000</text:p>
          </table:table-cell>
          <table:table-cell office:value-type="string">
            <text:p>Hindegade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16">
            <text:p>4416</text:p>
          </table:table-cell>
          <table:table-cell office:value-type="string">
            <text:p>Indre By</text:p>
          </table:table-cell>
          <table:table-cell office:value-type="string">
            <text:p>1012560000000</text:p>
          </table:table-cell>
          <table:table-cell office:value-type="string">
            <text:p>Hammerensgade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99">
            <text:p>7799</text:p>
          </table:table-cell>
          <table:table-cell office:value-type="string">
            <text:p>Indre By</text:p>
          </table:table-cell>
          <table:table-cell office:value-type="string">
            <text:p>1011676000000</text:p>
          </table:table-cell>
          <table:table-cell office:value-type="string">
            <text:p>Esplanaden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51">
            <text:p>4451</text:p>
          </table:table-cell>
          <table:table-cell office:value-type="string">
            <text:p>Indre By</text:p>
          </table:table-cell>
          <table:table-cell office:value-type="string">
            <text:p>1010816000000</text:p>
          </table:table-cell>
          <table:table-cell office:value-type="string">
            <text:p>Bredgade</text:p>
          </table:table-cell>
          <table:table-cell office:value-type="float" office:value="0">
            <text:p>0</text:p>
          </table:table-cell>
          <table:table-cell office:value-type="float" office:value="833">
            <text:p>83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800">
            <text:p>7800</text:p>
          </table:table-cell>
          <table:table-cell office:value-type="string">
            <text:p>Indre By</text:p>
          </table:table-cell>
          <table:table-cell office:value-type="string">
            <text:p>1013852300000</text:p>
          </table:table-cell>
          <table:table-cell office:value-type="string">
            <text:p>Kongens Nytorv</text:p>
          </table:table-cell>
          <table:table-cell office:value-type="float" office:value="0">
            <text:p>0</text:p>
          </table:table-cell>
          <table:table-cell office:value-type="float" office:value="532">
            <text:p>53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32">
            <text:p>5132</text:p>
          </table:table-cell>
          <table:table-cell office:value-type="string">
            <text:p>Indre By</text:p>
          </table:table-cell>
          <table:table-cell office:value-type="string">
            <text:p>1013852300000</text:p>
          </table:table-cell>
          <table:table-cell office:value-type="string">
            <text:p>Kongens Nytorv</text:p>
          </table:table-cell>
          <table:table-cell office:value-type="float" office:value="0">
            <text:p>0</text:p>
          </table:table-cell>
          <table:table-cell office:value-type="float" office:value="532">
            <text:p>53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802">
            <text:p>7802</text:p>
          </table:table-cell>
          <table:table-cell office:value-type="string">
            <text:p>Amager Vest</text:p>
          </table:table-cell>
          <table:table-cell office:value-type="string">
            <text:p>1017120000000</text:p>
          </table:table-cell>
          <table:table-cell office:value-type="string">
            <text:p>Sundholmsvej</text:p>
          </table:table-cell>
          <table:table-cell office:value-type="float" office:value="0">
            <text:p>0</text:p>
          </table:table-cell>
          <table:table-cell office:value-type="float" office:value="981">
            <text:p>981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3785">
            <text:p>3785</text:p>
          </table:table-cell>
          <table:table-cell office:value-type="string">
            <text:p>Indre By</text:p>
          </table:table-cell>
          <table:table-cell office:value-type="string">
            <text:p>1018612000000</text:p>
          </table:table-cell>
          <table:table-cell office:value-type="string">
            <text:p>Øster Voldgade</text:p>
          </table:table-cell>
          <table:table-cell office:value-type="float" office:value="0">
            <text:p>0</text:p>
          </table:table-cell>
          <table:table-cell office:value-type="float" office:value="1213">
            <text:p>121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98">
            <text:p>6798</text:p>
          </table:table-cell>
          <table:table-cell office:value-type="string">
            <text:p>Indre By</text:p>
          </table:table-cell>
          <table:table-cell office:value-type="string">
            <text:p>1018358000000</text:p>
          </table:table-cell>
          <table:table-cell office:value-type="string">
            <text:p>William Wains Gade</text:p>
          </table:table-cell>
          <table:table-cell office:value-type="float" office:value="0">
            <text:p>0</text:p>
          </table:table-cell>
          <table:table-cell office:value-type="float" office:value="423">
            <text:p>42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61">
            <text:p>6361</text:p>
          </table:table-cell>
          <table:table-cell office:value-type="string">
            <text:p>Valby</text:p>
          </table:table-cell>
          <table:table-cell office:value-type="string">
            <text:p>1010608000000</text:p>
          </table:table-cell>
          <table:table-cell office:value-type="string">
            <text:p>Blommehaven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02">
            <text:p>6202</text:p>
          </table:table-cell>
          <table:table-cell office:value-type="string">
            <text:p>Østerbro</text:p>
          </table:table-cell>
          <table:table-cell office:value-type="string">
            <text:p>1012768000000</text:p>
          </table:table-cell>
          <table:table-cell office:value-type="string">
            <text:p>Helgesensgade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808">
            <text:p>7808</text:p>
          </table:table-cell>
          <table:table-cell office:value-type="string">
            <text:p>Amager Øst</text:p>
          </table:table-cell>
          <table:table-cell office:value-type="string">
            <text:p>1015784000000</text:p>
          </table:table-cell>
          <table:table-cell office:value-type="string">
            <text:p>Regitsevej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58">
            <text:p>5358</text:p>
          </table:table-cell>
          <table:table-cell office:value-type="string">
            <text:p>Amager Øst</text:p>
          </table:table-cell>
          <table:table-cell office:value-type="string">
            <text:p>1010120040000</text:p>
          </table:table-cell>
          <table:table-cell office:value-type="string">
            <text:p>Amager Strandvej</text:p>
          </table:table-cell>
          <table:table-cell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811">
            <text:p>7811</text:p>
          </table:table-cell>
          <table:table-cell office:value-type="string">
            <text:p>Amager Vest</text:p>
          </table:table-cell>
          <table:table-cell office:value-type="string">
            <text:p>1010688000000</text:p>
          </table:table-cell>
          <table:table-cell office:value-type="string">
            <text:p>Boltonvej</text:p>
          </table:table-cell>
          <table:table-cell office:value-type="float" office:value="0">
            <text:p>0</text:p>
          </table:table-cell>
          <table:table-cell office:value-type="float" office:value="518">
            <text:p>51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812">
            <text:p>7812</text:p>
          </table:table-cell>
          <table:table-cell office:value-type="string">
            <text:p>Amager Vest</text:p>
          </table:table-cell>
          <table:table-cell office:value-type="string">
            <text:p>1010688000000</text:p>
          </table:table-cell>
          <table:table-cell office:value-type="string">
            <text:p>Boltonvej</text:p>
          </table:table-cell>
          <table:table-cell office:value-type="float" office:value="0">
            <text:p>0</text:p>
          </table:table-cell>
          <table:table-cell office:value-type="float" office:value="518">
            <text:p>51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813">
            <text:p>7813</text:p>
          </table:table-cell>
          <table:table-cell office:value-type="string">
            <text:p>Amager Vest</text:p>
          </table:table-cell>
          <table:table-cell office:value-type="string">
            <text:p>1010688000000</text:p>
          </table:table-cell>
          <table:table-cell office:value-type="string">
            <text:p>Boltonvej</text:p>
          </table:table-cell>
          <table:table-cell office:value-type="float" office:value="0">
            <text:p>0</text:p>
          </table:table-cell>
          <table:table-cell office:value-type="float" office:value="518">
            <text:p>518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7327">
            <text:p>7327</text:p>
          </table:table-cell>
          <table:table-cell office:value-type="string">
            <text:p>Østerbro</text:p>
          </table:table-cell>
          <table:table-cell office:value-type="string">
            <text:p>1014192000000</text:p>
          </table:table-cell>
          <table:table-cell office:value-type="string">
            <text:p>Lautrupsgade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97">
            <text:p>4297</text:p>
          </table:table-cell>
          <table:table-cell office:value-type="string">
            <text:p>Amager Vest</text:p>
          </table:table-cell>
          <table:table-cell office:value-type="string">
            <text:p>1011224000000</text:p>
          </table:table-cell>
          <table:table-cell office:value-type="string">
            <text:p>Dalføret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87">
            <text:p>5987</text:p>
          </table:table-cell>
          <table:table-cell office:value-type="string">
            <text:p>Vesterbro-Kongens Enghave</text:p>
          </table:table-cell>
          <table:table-cell office:value-type="string">
            <text:p>1012083000000</text:p>
          </table:table-cell>
          <table:table-cell office:value-type="string">
            <text:p>Gamle Vasbygade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70">
            <text:p>5070</text:p>
          </table:table-cell>
          <table:table-cell office:value-type="string">
            <text:p>Vesterbro-Kongens Enghave</text:p>
          </table:table-cell>
          <table:table-cell office:value-type="string">
            <text:p>1011812000000</text:p>
          </table:table-cell>
          <table:table-cell office:value-type="string">
            <text:p>Flensborggade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814">
            <text:p>7814</text:p>
          </table:table-cell>
          <table:table-cell office:value-type="string">
            <text:p>Vesterbro-Kongens Enghave</text:p>
          </table:table-cell>
          <table:table-cell office:value-type="string">
            <text:p>1011588300000</text:p>
          </table:table-cell>
          <table:table-cell office:value-type="string">
            <text:p>Enghave Plads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815">
            <text:p>7815</text:p>
          </table:table-cell>
          <table:table-cell office:value-type="string">
            <text:p>Vesterbro-Kongens Enghave</text:p>
          </table:table-cell>
          <table:table-cell office:value-type="string">
            <text:p>1011588300000</text:p>
          </table:table-cell>
          <table:table-cell office:value-type="string">
            <text:p>Enghave Plads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63">
            <text:p>7363</text:p>
          </table:table-cell>
          <table:table-cell office:value-type="string">
            <text:p>Vesterbro-Kongens Enghave</text:p>
          </table:table-cell>
          <table:table-cell office:value-type="string">
            <text:p>1012508000000</text:p>
          </table:table-cell>
          <table:table-cell office:value-type="string">
            <text:p>Haderslevgade</text:p>
          </table:table-cell>
          <table:table-cell office:value-type="float" office:value="72">
            <text:p>72</text:p>
          </table:table-cell>
          <table:table-cell office:value-type="float" office:value="185">
            <text:p>18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816">
            <text:p>7816</text:p>
          </table:table-cell>
          <table:table-cell office:value-type="string">
            <text:p>Vesterbro-Kongens Enghave</text:p>
          </table:table-cell>
          <table:table-cell office:value-type="string">
            <text:p>1011592000000</text:p>
          </table:table-cell>
          <table:table-cell office:value-type="string">
            <text:p>Enghavevej</text:p>
          </table:table-cell>
          <table:table-cell office:value-type="float" office:value="0">
            <text:p>0</text:p>
          </table:table-cell>
          <table:table-cell office:value-type="float" office:value="1046">
            <text:p>104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817">
            <text:p>7817</text:p>
          </table:table-cell>
          <table:table-cell office:value-type="string">
            <text:p>Vesterbro-Kongens Enghave</text:p>
          </table:table-cell>
          <table:table-cell office:value-type="string">
            <text:p>1011592000000</text:p>
          </table:table-cell>
          <table:table-cell office:value-type="string">
            <text:p>Enghavevej</text:p>
          </table:table-cell>
          <table:table-cell office:value-type="float" office:value="0">
            <text:p>0</text:p>
          </table:table-cell>
          <table:table-cell office:value-type="float" office:value="1046">
            <text:p>1046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81">
            <text:p>5281</text:p>
          </table:table-cell>
          <table:table-cell office:value-type="string">
            <text:p>Vesterbro-Kongens Enghave</text:p>
          </table:table-cell>
          <table:table-cell office:value-type="string">
            <text:p>1011592000000</text:p>
          </table:table-cell>
          <table:table-cell office:value-type="string">
            <text:p>Enghavevej</text:p>
          </table:table-cell>
          <table:table-cell office:value-type="float" office:value="0">
            <text:p>0</text:p>
          </table:table-cell>
          <table:table-cell office:value-type="float" office:value="1046">
            <text:p>104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55">
            <text:p>7355</text:p>
          </table:table-cell>
          <table:table-cell office:value-type="string">
            <text:p>Vesterbro-Kongens Enghave</text:p>
          </table:table-cell>
          <table:table-cell office:value-type="string">
            <text:p>1011376000000</text:p>
          </table:table-cell>
          <table:table-cell office:value-type="string">
            <text:p>Dybbølsgade</text:p>
          </table:table-cell>
          <table:table-cell office:value-type="float" office:value="340">
            <text:p>340</text:p>
          </table:table-cell>
          <table:table-cell office:value-type="float" office:value="657">
            <text:p>657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4014">
            <text:p>4014</text:p>
          </table:table-cell>
          <table:table-cell office:value-type="string">
            <text:p>Vesterbro-Kongens Enghave</text:p>
          </table:table-cell>
          <table:table-cell office:value-type="string">
            <text:p>1011588310000</text:p>
          </table:table-cell>
          <table:table-cell office:value-type="string">
            <text:p>Enghave Plads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818">
            <text:p>7818</text:p>
          </table:table-cell>
          <table:table-cell office:value-type="string">
            <text:p>Bispebjerg</text:p>
          </table:table-cell>
          <table:table-cell office:value-type="string">
            <text:p>1011940000000</text:p>
          </table:table-cell>
          <table:table-cell office:value-type="string">
            <text:p>Frederiksborgvej</text:p>
          </table:table-cell>
          <table:table-cell office:value-type="float" office:value="0">
            <text:p>0</text:p>
          </table:table-cell>
          <table:table-cell office:value-type="float" office:value="2976">
            <text:p>29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819">
            <text:p>7819</text:p>
          </table:table-cell>
          <table:table-cell office:value-type="string">
            <text:p>Bispebjerg</text:p>
          </table:table-cell>
          <table:table-cell office:value-type="string">
            <text:p>1011940000000</text:p>
          </table:table-cell>
          <table:table-cell office:value-type="string">
            <text:p>Frederiksborgvej</text:p>
          </table:table-cell>
          <table:table-cell office:value-type="float" office:value="0">
            <text:p>0</text:p>
          </table:table-cell>
          <table:table-cell office:value-type="float" office:value="2976">
            <text:p>2976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27">
            <text:p>6427</text:p>
          </table:table-cell>
          <table:table-cell office:value-type="string">
            <text:p>Bispebjerg</text:p>
          </table:table-cell>
          <table:table-cell office:value-type="string">
            <text:p>1011940000000</text:p>
          </table:table-cell>
          <table:table-cell office:value-type="string">
            <text:p>Frederiksborgvej</text:p>
          </table:table-cell>
          <table:table-cell office:value-type="float" office:value="0">
            <text:p>0</text:p>
          </table:table-cell>
          <table:table-cell office:value-type="float" office:value="2976">
            <text:p>29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26">
            <text:p>5726</text:p>
          </table:table-cell>
          <table:table-cell office:value-type="string">
            <text:p>Nørrebro</text:p>
          </table:table-cell>
          <table:table-cell office:value-type="string">
            <text:p>1014236000000</text:p>
          </table:table-cell>
          <table:table-cell office:value-type="string">
            <text:p>Lersø Parkallé</text:p>
          </table:table-cell>
          <table:table-cell office:value-type="float" office:value="0">
            <text:p>0</text:p>
          </table:table-cell>
          <table:table-cell office:value-type="float" office:value="2183">
            <text:p>2183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820">
            <text:p>7820</text:p>
          </table:table-cell>
          <table:table-cell office:value-type="string">
            <text:p>Nørrebro</text:p>
          </table:table-cell>
          <table:table-cell office:value-type="string">
            <text:p>1014236000000</text:p>
          </table:table-cell>
          <table:table-cell office:value-type="string">
            <text:p>Lersø Parkallé</text:p>
          </table:table-cell>
          <table:table-cell office:value-type="float" office:value="0">
            <text:p>0</text:p>
          </table:table-cell>
          <table:table-cell office:value-type="float" office:value="2183">
            <text:p>2183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821">
            <text:p>7821</text:p>
          </table:table-cell>
          <table:table-cell office:value-type="string">
            <text:p>Nørrebro</text:p>
          </table:table-cell>
          <table:table-cell office:value-type="string">
            <text:p>1014236000000</text:p>
          </table:table-cell>
          <table:table-cell office:value-type="string">
            <text:p>Lersø Parkallé</text:p>
          </table:table-cell>
          <table:table-cell office:value-type="float" office:value="0">
            <text:p>0</text:p>
          </table:table-cell>
          <table:table-cell office:value-type="float" office:value="2183">
            <text:p>2183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78">
            <text:p>7778</text:p>
          </table:table-cell>
          <table:table-cell office:value-type="string">
            <text:p>Amager Vest</text:p>
          </table:table-cell>
          <table:table-cell office:value-type="string">
            <text:p>1016096000000</text:p>
          </table:table-cell>
          <table:table-cell office:value-type="string">
            <text:p>Røde Mellemvej</text:p>
          </table:table-cell>
          <table:table-cell office:value-type="float" office:value="0">
            <text:p>0</text:p>
          </table:table-cell>
          <table:table-cell office:value-type="float" office:value="1580">
            <text:p>15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801">
            <text:p>7801</text:p>
          </table:table-cell>
          <table:table-cell office:value-type="string">
            <text:p>Amager Vest</text:p>
          </table:table-cell>
          <table:table-cell office:value-type="string">
            <text:p>1017120000000</text:p>
          </table:table-cell>
          <table:table-cell office:value-type="string">
            <text:p>Sundholmsvej</text:p>
          </table:table-cell>
          <table:table-cell office:value-type="float" office:value="0">
            <text:p>0</text:p>
          </table:table-cell>
          <table:table-cell office:value-type="float" office:value="981">
            <text:p>98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27-02-2016</text:date>, <text:time>18:19:19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7T18:19:19.07</dc:date>
    <meta:document-statistic meta:table-count="1" meta:cell-count="27688" meta:object-count="0"/>
    <meta:generator>OpenOffice/4.1.2$Win32 OpenOffice.org_project/412m3$Build-9782</meta:generator>
  </office:meta>
</office:document-meta>
</file>